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7.3768in" svg:height="7.4665in" svg:x="0.2055in" svg:y="0.6618in">
            <draw:object draw:notify-on-update-of-ranges="Sheet1.A2:Sheet1.A801 Sheet1.B1:Sheet1.B1 Sheet1.B2:Sheet1.B801 Sheet1.A2:Sheet1.A801 Sheet1.C1:Sheet1.C1 Sheet1.C2:Sheet1.C801 Sheet1.A2:Sheet1.A801 Sheet1.D1:Sheet1.D1 Sheet1.D2:Sheet1.D801 Sheet1.A2:Sheet1.A801 Sheet1.E1:Sheet1.E1 Sheet1.E2:Sheet1.E8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>
            <text:p>t</text:p>
          </table:table-cell>
          <table:table-cell office:value-type="string">
            <text:p>cons_v</text:p>
          </table:table-cell>
          <table:table-cell office:value-type="string">
            <text:p>v</text:p>
          </table:table-cell>
          <table:table-cell office:value-type="string">
            <text:p>cons_vt</text:p>
          </table:table-cell>
          <table:table-cell office:value-type="string">
            <text:p>vt</text:p>
          </table:table-cell>
          <table:table-cell/>
          <table:table-cell office:value-type="string">
            <text:p>deriveeD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0036604002">
            <text:p>0.0036604002</text:p>
          </table:table-cell>
          <table:table-cell office:value-type="float" office:value="0">
            <text:p>0</text:p>
          </table:table-cell>
          <table:table-cell office:value-type="float" office:value="-0.02662109">
            <text:p>-0.02662109</text:p>
          </table:table-cell>
          <table:table-cell/>
          <table:table-cell table:formula="of:=0"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3]-[.E3])-([.D2]-[.E2])" office:value-type="float" office:value="-0.02662109">
            <text:p>-0.02662109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4]-[.E4])-([.D3]-[.E3])" office:value-type="float" office:value="0">
            <text:p>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5]-[.E5])-([.D4]-[.E4])" office:value-type="float" office:value="0">
            <text:p>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6]-[.E6])-([.D5]-[.E5])" office:value-type="float" office:value="0">
            <text:p>0</text:p>
          </table:table-cell>
        </table:table-row>
        <table:table-row table:style-name="ro2"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7]-[.E7])-([.D6]-[.E6])" office:value-type="float" office:value="0">
            <text:p>0</text:p>
          </table:table-cell>
        </table:table-row>
        <table:table-row table:style-name="ro2"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8]-[.E8])-([.D7]-[.E7])" office:value-type="float" office:value="0">
            <text:p>0</text:p>
          </table:table-cell>
        </table:table-row>
        <table:table-row table:style-name="ro2"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9]-[.E9])-([.D8]-[.E8])" office:value-type="float" office:value="0">
            <text:p>0</text:p>
          </table:table-cell>
        </table:table-row>
        <table:table-row table:style-name="ro2"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10]-[.E10])-([.D9]-[.E9])" office:value-type="float" office:value="0">
            <text:p>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11]-[.E11])-([.D10]-[.E10])" office:value-type="float" office:value="0">
            <text:p>0</text:p>
          </table:table-cell>
        </table:table-row>
        <table:table-row table:style-name="ro2"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12]-[.E12])-([.D11]-[.E11])" office:value-type="float" office:value="0">
            <text:p>0</text:p>
          </table:table-cell>
        </table:table-row>
        <table:table-row table:style-name="ro2">
          <table:table-cell office:value-type="float" office:value="60">
            <text:p>6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13]-[.E13])-([.D12]-[.E12])" office:value-type="float" office:value="0">
            <text:p>0</text:p>
          </table:table-cell>
        </table:table-row>
        <table:table-row table:style-name="ro2">
          <table:table-cell office:value-type="float" office:value="65">
            <text:p>65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14]-[.E14])-([.D13]-[.E13])" office:value-type="float" office:value="0">
            <text:p>0</text:p>
          </table:table-cell>
        </table:table-row>
        <table:table-row table:style-name="ro2">
          <table:table-cell office:value-type="float" office:value="70">
            <text:p>7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15]-[.E15])-([.D14]-[.E14])" office:value-type="float" office:value="0">
            <text:p>0</text:p>
          </table:table-cell>
        </table:table-row>
        <table:table-row table:style-name="ro2">
          <table:table-cell office:value-type="float" office:value="75">
            <text:p>75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16]-[.E16])-([.D15]-[.E15])" office:value-type="float" office:value="0">
            <text:p>0</text:p>
          </table:table-cell>
        </table:table-row>
        <table:table-row table:style-name="ro2">
          <table:table-cell office:value-type="float" office:value="80">
            <text:p>8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17]-[.E17])-([.D16]-[.E16])" office:value-type="float" office:value="0">
            <text:p>0</text:p>
          </table:table-cell>
        </table:table-row>
        <table:table-row table:style-name="ro2">
          <table:table-cell office:value-type="float" office:value="85">
            <text:p>85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18]-[.E18])-([.D17]-[.E17])" office:value-type="float" office:value="0">
            <text:p>0</text:p>
          </table:table-cell>
        </table:table-row>
        <table:table-row table:style-name="ro2">
          <table:table-cell office:value-type="float" office:value="90">
            <text:p>9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19]-[.E19])-([.D18]-[.E18])" office:value-type="float" office:value="0">
            <text:p>0</text:p>
          </table:table-cell>
        </table:table-row>
        <table:table-row table:style-name="ro2">
          <table:table-cell office:value-type="float" office:value="95">
            <text:p>95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20]-[.E20])-([.D19]-[.E19])" office:value-type="float" office:value="0">
            <text:p>0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21]-[.E21])-([.D20]-[.E20])" office:value-type="float" office:value="0">
            <text:p>0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22]-[.E22])-([.D21]-[.E21])" office:value-type="float" office:value="0">
            <text:p>0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23]-[.E23])-([.D22]-[.E22])" office:value-type="float" office:value="0">
            <text:p>0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office:value-type="float" office:value="0.0025">
            <text:p>0.0025</text:p>
          </table:table-cell>
          <table:table-cell office:value-type="float" office:value="0">
            <text:p>0</text:p>
          </table:table-cell>
          <table:table-cell office:value-type="float" office:value="0.008">
            <text:p>0.008</text:p>
          </table:table-cell>
          <table:table-cell office:value-type="float" office:value="0">
            <text:p>0</text:p>
          </table:table-cell>
          <table:table-cell/>
          <table:table-cell table:formula="of:=([.D24]-[.E24])-([.D23]-[.E23])" office:value-type="float" office:value="0.008">
            <text:p>0.008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float" office:value="0.016">
            <text:p>0.016</text:p>
          </table:table-cell>
          <table:table-cell office:value-type="float" office:value="0">
            <text:p>0</text:p>
          </table:table-cell>
          <table:table-cell/>
          <table:table-cell table:formula="of:=([.D25]-[.E25])-([.D24]-[.E24])" office:value-type="float" office:value="0.008">
            <text:p>0.008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0.0075">
            <text:p>0.0075</text:p>
          </table:table-cell>
          <table:table-cell office:value-type="float" office:value="0">
            <text:p>0</text:p>
          </table:table-cell>
          <table:table-cell office:value-type="float" office:value="0.024">
            <text:p>0.024</text:p>
          </table:table-cell>
          <table:table-cell office:value-type="float" office:value="0">
            <text:p>0</text:p>
          </table:table-cell>
          <table:table-cell/>
          <table:table-cell table:formula="of:=([.D26]-[.E26])-([.D25]-[.E25])" office:value-type="float" office:value="0.008">
            <text:p>0.008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32">
            <text:p>0.032</text:p>
          </table:table-cell>
          <table:table-cell office:value-type="float" office:value="0">
            <text:p>0</text:p>
          </table:table-cell>
          <table:table-cell/>
          <table:table-cell table:formula="of:=([.D27]-[.E27])-([.D26]-[.E26])" office:value-type="float" office:value="0.008">
            <text:p>0.008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office:value-type="float" office:value="0.012499999">
            <text:p>0.012499999</text:p>
          </table:table-cell>
          <table:table-cell office:value-type="float" office:value="0">
            <text:p>0</text:p>
          </table:table-cell>
          <table:table-cell office:value-type="float" office:value="0.040000003">
            <text:p>0.040000003</text:p>
          </table:table-cell>
          <table:table-cell office:value-type="float" office:value="0">
            <text:p>0</text:p>
          </table:table-cell>
          <table:table-cell/>
          <table:table-cell table:formula="of:=([.D28]-[.E28])-([.D27]-[.E27])" office:value-type="float" office:value="0.008000003">
            <text:p>0.008000003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0.014999999">
            <text:p>0.014999999</text:p>
          </table:table-cell>
          <table:table-cell office:value-type="float" office:value="0.0018302001">
            <text:p>0.0018302001</text:p>
          </table:table-cell>
          <table:table-cell office:value-type="float" office:value="0.048000004">
            <text:p>0.048000004</text:p>
          </table:table-cell>
          <table:table-cell office:value-type="float" office:value="-0.013310545">
            <text:p>-0.013310545</text:p>
          </table:table-cell>
          <table:table-cell/>
          <table:table-cell table:formula="of:=([.D29]-[.E29])-([.D28]-[.E28])" office:value-type="float" office:value="0.021310546">
            <text:p>0.021310546</text:p>
          </table:table-cell>
        </table:table-row>
        <table:table-row table:style-name="ro2">
          <table:table-cell office:value-type="float" office:value="145">
            <text:p>145</text:p>
          </table:table-cell>
          <table:table-cell office:value-type="float" office:value="0.017499998">
            <text:p>0.017499998</text:p>
          </table:table-cell>
          <table:table-cell office:value-type="float" office:value="0.0036604002">
            <text:p>0.0036604002</text:p>
          </table:table-cell>
          <table:table-cell office:value-type="float" office:value="0.056000005">
            <text:p>0.056000005</text:p>
          </table:table-cell>
          <table:table-cell office:value-type="float" office:value="0">
            <text:p>0</text:p>
          </table:table-cell>
          <table:table-cell/>
          <table:table-cell table:formula="of:=([.D30]-[.E30])-([.D29]-[.E29])" office:value-type="float" office:value="-0.005310544">
            <text:p>-0.005310544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0.019999998">
            <text:p>0.019999998</text:p>
          </table:table-cell>
          <table:table-cell office:value-type="float" office:value="0.0054906">
            <text:p>0.0054906</text:p>
          </table:table-cell>
          <table:table-cell office:value-type="float" office:value="0.064">
            <text:p>0.064</text:p>
          </table:table-cell>
          <table:table-cell office:value-type="float" office:value="-0.013310545">
            <text:p>-0.013310545</text:p>
          </table:table-cell>
          <table:table-cell/>
          <table:table-cell table:formula="of:=([.D31]-[.E31])-([.D30]-[.E30])" office:value-type="float" office:value="0.02131054">
            <text:p>0.02131054</text:p>
          </table:table-cell>
        </table:table-row>
        <table:table-row table:style-name="ro2">
          <table:table-cell office:value-type="float" office:value="155">
            <text:p>155</text:p>
          </table:table-cell>
          <table:table-cell office:value-type="float" office:value="0.022499997">
            <text:p>0.022499997</text:p>
          </table:table-cell>
          <table:table-cell office:value-type="float" office:value="0.0036604002">
            <text:p>0.0036604002</text:p>
          </table:table-cell>
          <table:table-cell office:value-type="float" office:value="0.072000004">
            <text:p>0.072000004</text:p>
          </table:table-cell>
          <table:table-cell office:value-type="float" office:value="0">
            <text:p>0</text:p>
          </table:table-cell>
          <table:table-cell/>
          <table:table-cell table:formula="of:=([.D32]-[.E32])-([.D31]-[.E31])" office:value-type="float" office:value="-0.005310541">
            <text:p>-0.005310541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0.024999997">
            <text:p>0.024999997</text:p>
          </table:table-cell>
          <table:table-cell office:value-type="float" office:value="0.014641601">
            <text:p>0.014641601</text:p>
          </table:table-cell>
          <table:table-cell office:value-type="float" office:value="0.080000006">
            <text:p>0.080000006</text:p>
          </table:table-cell>
          <table:table-cell office:value-type="float" office:value="0.053242177">
            <text:p>0.053242177</text:p>
          </table:table-cell>
          <table:table-cell/>
          <table:table-cell table:formula="of:=([.D33]-[.E33])-([.D32]-[.E32])" office:value-type="float" office:value="-0.045242175">
            <text:p>-0.045242175</text:p>
          </table:table-cell>
        </table:table-row>
        <table:table-row table:style-name="ro2">
          <table:table-cell office:value-type="float" office:value="165">
            <text:p>165</text:p>
          </table:table-cell>
          <table:table-cell office:value-type="float" office:value="0.027499996">
            <text:p>0.027499996</text:p>
          </table:table-cell>
          <table:table-cell office:value-type="float" office:value="0.0237926">
            <text:p>0.0237926</text:p>
          </table:table-cell>
          <table:table-cell office:value-type="float" office:value="0.08800001">
            <text:p>0.08800001</text:p>
          </table:table-cell>
          <table:table-cell office:value-type="float" office:value="0.093173824">
            <text:p>0.093173824</text:p>
          </table:table-cell>
          <table:table-cell/>
          <table:table-cell table:formula="of:=([.D34]-[.E34])-([.D33]-[.E33])" office:value-type="float" office:value="-0.031931643">
            <text:p>-0.031931643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 office:value-type="float" office:value="0.029999996">
            <text:p>0.029999996</text:p>
          </table:table-cell>
          <table:table-cell office:value-type="float" office:value="0.0237926">
            <text:p>0.0237926</text:p>
          </table:table-cell>
          <table:table-cell office:value-type="float" office:value="0.09600001">
            <text:p>0.09600001</text:p>
          </table:table-cell>
          <table:table-cell office:value-type="float" office:value="0.06655273">
            <text:p>0.06655273</text:p>
          </table:table-cell>
          <table:table-cell/>
          <table:table-cell table:formula="of:=([.D35]-[.E35])-([.D34]-[.E34])" office:value-type="float" office:value="0.034621094">
            <text:p>0.034621094</text:p>
          </table:table-cell>
        </table:table-row>
        <table:table-row table:style-name="ro2">
          <table:table-cell office:value-type="float" office:value="175">
            <text:p>175</text:p>
          </table:table-cell>
          <table:table-cell office:value-type="float" office:value="0.032499995">
            <text:p>0.032499995</text:p>
          </table:table-cell>
          <table:table-cell office:value-type="float" office:value="0.0237926">
            <text:p>0.0237926</text:p>
          </table:table-cell>
          <table:table-cell office:value-type="float" office:value="0.10400001">
            <text:p>0.10400001</text:p>
          </table:table-cell>
          <table:table-cell office:value-type="float" office:value="0.06655273">
            <text:p>0.06655273</text:p>
          </table:table-cell>
          <table:table-cell/>
          <table:table-cell table:formula="of:=([.D36]-[.E36])-([.D35]-[.E35])" office:value-type="float" office:value="0.00800000000000001">
            <text:p>0.008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0.034999996">
            <text:p>0.034999996</text:p>
          </table:table-cell>
          <table:table-cell office:value-type="float" office:value="0.027453002">
            <text:p>0.027453002</text:p>
          </table:table-cell>
          <table:table-cell office:value-type="float" office:value="0.11200001">
            <text:p>0.11200001</text:p>
          </table:table-cell>
          <table:table-cell office:value-type="float" office:value="0.093173824">
            <text:p>0.093173824</text:p>
          </table:table-cell>
          <table:table-cell/>
          <table:table-cell table:formula="of:=([.D37]-[.E37])-([.D36]-[.E36])" office:value-type="float" office:value="-0.018621094">
            <text:p>-0.018621094</text:p>
          </table:table-cell>
        </table:table-row>
        <table:table-row table:style-name="ro2">
          <table:table-cell office:value-type="float" office:value="185">
            <text:p>185</text:p>
          </table:table-cell>
          <table:table-cell office:value-type="float" office:value="0.037499998">
            <text:p>0.037499998</text:p>
          </table:table-cell>
          <table:table-cell office:value-type="float" office:value="0.027453002">
            <text:p>0.027453002</text:p>
          </table:table-cell>
          <table:table-cell office:value-type="float" office:value="0.12000001">
            <text:p>0.12000001</text:p>
          </table:table-cell>
          <table:table-cell office:value-type="float" office:value="0.1197949">
            <text:p>0.1197949</text:p>
          </table:table-cell>
          <table:table-cell/>
          <table:table-cell table:formula="of:=([.D38]-[.E38])-([.D37]-[.E37])" office:value-type="float" office:value="-0.018621076">
            <text:p>-0.018621076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 office:value-type="float" office:value="0.04">
            <text:p>0.04</text:p>
          </table:table-cell>
          <table:table-cell office:value-type="float" office:value="0.029283201">
            <text:p>0.029283201</text:p>
          </table:table-cell>
          <table:table-cell office:value-type="float" office:value="0.128">
            <text:p>0.128</text:p>
          </table:table-cell>
          <table:table-cell office:value-type="float" office:value="0.07986327">
            <text:p>0.07986327</text:p>
          </table:table-cell>
          <table:table-cell/>
          <table:table-cell table:formula="of:=([.D39]-[.E39])-([.D38]-[.E38])" office:value-type="float" office:value="0.04793162">
            <text:p>0.04793162</text:p>
          </table:table-cell>
        </table:table-row>
        <table:table-row table:style-name="ro2">
          <table:table-cell office:value-type="float" office:value="195">
            <text:p>195</text:p>
          </table:table-cell>
          <table:table-cell office:value-type="float" office:value="0.0425">
            <text:p>0.0425</text:p>
          </table:table-cell>
          <table:table-cell office:value-type="float" office:value="0.031113401">
            <text:p>0.031113401</text:p>
          </table:table-cell>
          <table:table-cell office:value-type="float" office:value="0.136">
            <text:p>0.136</text:p>
          </table:table-cell>
          <table:table-cell office:value-type="float" office:value="0.1197949">
            <text:p>0.1197949</text:p>
          </table:table-cell>
          <table:table-cell/>
          <table:table-cell table:formula="of:=([.D40]-[.E40])-([.D39]-[.E39])" office:value-type="float" office:value="-0.03193163">
            <text:p>-0.03193163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0.045">
            <text:p>0.045</text:p>
          </table:table-cell>
          <table:table-cell office:value-type="float" office:value="0.032943603">
            <text:p>0.032943603</text:p>
          </table:table-cell>
          <table:table-cell office:value-type="float" office:value="0.14400001">
            <text:p>0.14400001</text:p>
          </table:table-cell>
          <table:table-cell office:value-type="float" office:value="0.10648435">
            <text:p>0.10648435</text:p>
          </table:table-cell>
          <table:table-cell/>
          <table:table-cell table:formula="of:=([.D41]-[.E41])-([.D40]-[.E40])" office:value-type="float" office:value="0.02131056">
            <text:p>0.02131056</text:p>
          </table:table-cell>
        </table:table-row>
        <table:table-row table:style-name="ro2">
          <table:table-cell office:value-type="float" office:value="205">
            <text:p>205</text:p>
          </table:table-cell>
          <table:table-cell office:value-type="float" office:value="0.047500003">
            <text:p>0.047500003</text:p>
          </table:table-cell>
          <table:table-cell office:value-type="float" office:value="0.032943603">
            <text:p>0.032943603</text:p>
          </table:table-cell>
          <table:table-cell office:value-type="float" office:value="0.15200001">
            <text:p>0.15200001</text:p>
          </table:table-cell>
          <table:table-cell office:value-type="float" office:value="0.13310546">
            <text:p>0.13310546</text:p>
          </table:table-cell>
          <table:table-cell/>
          <table:table-cell table:formula="of:=([.D42]-[.E42])-([.D41]-[.E41])" office:value-type="float" office:value="-0.01862111">
            <text:p>-0.01862111</text:p>
          </table:table-cell>
        </table:table-row>
        <table:table-row table:style-name="ro2">
          <table:table-cell office:value-type="float" office:value="210">
            <text:p>210</text:p>
          </table:table-cell>
          <table:table-cell office:value-type="float" office:value="0.050000004">
            <text:p>0.050000004</text:p>
          </table:table-cell>
          <table:table-cell office:value-type="float" office:value="0.032943603">
            <text:p>0.032943603</text:p>
          </table:table-cell>
          <table:table-cell office:value-type="float" office:value="0.16000001">
            <text:p>0.16000001</text:p>
          </table:table-cell>
          <table:table-cell office:value-type="float" office:value="0.13310546">
            <text:p>0.13310546</text:p>
          </table:table-cell>
          <table:table-cell/>
          <table:table-cell table:formula="of:=([.D43]-[.E43])-([.D42]-[.E42])" office:value-type="float" office:value="0.00800000000000001">
            <text:p>0.008</text:p>
          </table:table-cell>
        </table:table-row>
        <table:table-row table:style-name="ro2">
          <table:table-cell office:value-type="float" office:value="215">
            <text:p>215</text:p>
          </table:table-cell>
          <table:table-cell office:value-type="float" office:value="0.052500006">
            <text:p>0.052500006</text:p>
          </table:table-cell>
          <table:table-cell office:value-type="float" office:value="0.0420946">
            <text:p>0.0420946</text:p>
          </table:table-cell>
          <table:table-cell office:value-type="float" office:value="0.16800001">
            <text:p>0.16800001</text:p>
          </table:table-cell>
          <table:table-cell office:value-type="float" office:value="0.14641601">
            <text:p>0.14641601</text:p>
          </table:table-cell>
          <table:table-cell/>
          <table:table-cell table:formula="of:=([.D44]-[.E44])-([.D43]-[.E43])" office:value-type="float" office:value="-0.00531055">
            <text:p>-0.00531055</text:p>
          </table:table-cell>
        </table:table-row>
        <table:table-row table:style-name="ro2">
          <table:table-cell office:value-type="float" office:value="220">
            <text:p>220</text:p>
          </table:table-cell>
          <table:table-cell office:value-type="float" office:value="0.055000007">
            <text:p>0.055000007</text:p>
          </table:table-cell>
          <table:table-cell office:value-type="float" office:value="0.042094603">
            <text:p>0.042094603</text:p>
          </table:table-cell>
          <table:table-cell office:value-type="float" office:value="0.17600001">
            <text:p>0.17600001</text:p>
          </table:table-cell>
          <table:table-cell office:value-type="float" office:value="0.17303708">
            <text:p>0.17303708</text:p>
          </table:table-cell>
          <table:table-cell/>
          <table:table-cell table:formula="of:=([.D45]-[.E45])-([.D44]-[.E44])" office:value-type="float" office:value="-0.01862107">
            <text:p>-0.01862107</text:p>
          </table:table-cell>
        </table:table-row>
        <table:table-row table:style-name="ro2">
          <table:table-cell office:value-type="float" office:value="225">
            <text:p>225</text:p>
          </table:table-cell>
          <table:table-cell office:value-type="float" office:value="0.05750001">
            <text:p>0.05750001</text:p>
          </table:table-cell>
          <table:table-cell office:value-type="float" office:value="0.0439248">
            <text:p>0.0439248</text:p>
          </table:table-cell>
          <table:table-cell office:value-type="float" office:value="0.18400002">
            <text:p>0.18400002</text:p>
          </table:table-cell>
          <table:table-cell office:value-type="float" office:value="0.15972655">
            <text:p>0.15972655</text:p>
          </table:table-cell>
          <table:table-cell/>
          <table:table-cell table:formula="of:=([.D46]-[.E46])-([.D45]-[.E45])" office:value-type="float" office:value="0.02131054">
            <text:p>0.02131054</text:p>
          </table:table-cell>
        </table:table-row>
        <table:table-row table:style-name="ro2">
          <table:table-cell office:value-type="float" office:value="230">
            <text:p>230</text:p>
          </table:table-cell>
          <table:table-cell office:value-type="float" office:value="0.06000001">
            <text:p>0.06000001</text:p>
          </table:table-cell>
          <table:table-cell office:value-type="float" office:value="0.049415402">
            <text:p>0.049415402</text:p>
          </table:table-cell>
          <table:table-cell office:value-type="float" office:value="0.19200002">
            <text:p>0.19200002</text:p>
          </table:table-cell>
          <table:table-cell office:value-type="float" office:value="0.1730371">
            <text:p>0.1730371</text:p>
          </table:table-cell>
          <table:table-cell/>
          <table:table-cell table:formula="of:=([.D47]-[.E47])-([.D46]-[.E46])" office:value-type="float" office:value="-0.00531055000000003">
            <text:p>-0.00531055</text:p>
          </table:table-cell>
        </table:table-row>
        <table:table-row table:style-name="ro2">
          <table:table-cell office:value-type="float" office:value="235">
            <text:p>235</text:p>
          </table:table-cell>
          <table:table-cell office:value-type="float" office:value="0.06250001">
            <text:p>0.06250001</text:p>
          </table:table-cell>
          <table:table-cell office:value-type="float" office:value="0.054906003">
            <text:p>0.054906003</text:p>
          </table:table-cell>
          <table:table-cell office:value-type="float" office:value="0.20000002">
            <text:p>0.20000002</text:p>
          </table:table-cell>
          <table:table-cell office:value-type="float" office:value="0.15972655">
            <text:p>0.15972655</text:p>
          </table:table-cell>
          <table:table-cell/>
          <table:table-cell table:formula="of:=([.D48]-[.E48])-([.D47]-[.E47])" office:value-type="float" office:value="0.02131055">
            <text:p>0.02131055</text:p>
          </table:table-cell>
        </table:table-row>
        <table:table-row table:style-name="ro2">
          <table:table-cell office:value-type="float" office:value="240">
            <text:p>240</text:p>
          </table:table-cell>
          <table:table-cell office:value-type="float" office:value="0.065000005">
            <text:p>0.065000005</text:p>
          </table:table-cell>
          <table:table-cell office:value-type="float" office:value="0.058566403">
            <text:p>0.058566403</text:p>
          </table:table-cell>
          <table:table-cell office:value-type="float" office:value="0.20800002">
            <text:p>0.20800002</text:p>
          </table:table-cell>
          <table:table-cell office:value-type="float" office:value="0.15972655">
            <text:p>0.15972655</text:p>
          </table:table-cell>
          <table:table-cell/>
          <table:table-cell table:formula="of:=([.D49]-[.E49])-([.D48]-[.E48])" office:value-type="float" office:value="0.00800000000000001">
            <text:p>0.008</text:p>
          </table:table-cell>
        </table:table-row>
        <table:table-row table:style-name="ro2">
          <table:table-cell office:value-type="float" office:value="245">
            <text:p>245</text:p>
          </table:table-cell>
          <table:table-cell office:value-type="float" office:value="0.0675">
            <text:p>0.0675</text:p>
          </table:table-cell>
          <table:table-cell office:value-type="float" office:value="0.054906003">
            <text:p>0.054906003</text:p>
          </table:table-cell>
          <table:table-cell office:value-type="float" office:value="0.21600002">
            <text:p>0.21600002</text:p>
          </table:table-cell>
          <table:table-cell office:value-type="float" office:value="0.18634765">
            <text:p>0.18634765</text:p>
          </table:table-cell>
          <table:table-cell/>
          <table:table-cell table:formula="of:=([.D50]-[.E50])-([.D49]-[.E49])" office:value-type="float" office:value="-0.0186211">
            <text:p>-0.0186211</text:p>
          </table:table-cell>
        </table:table-row>
        <table:table-row table:style-name="ro2">
          <table:table-cell office:value-type="float" office:value="250">
            <text:p>250</text:p>
          </table:table-cell>
          <table:table-cell office:value-type="float" office:value="0.07">
            <text:p>0.07</text:p>
          </table:table-cell>
          <table:table-cell office:value-type="float" office:value="0.0567362">
            <text:p>0.0567362</text:p>
          </table:table-cell>
          <table:table-cell office:value-type="float" office:value="0.22400002">
            <text:p>0.22400002</text:p>
          </table:table-cell>
          <table:table-cell office:value-type="float" office:value="0.1996582">
            <text:p>0.1996582</text:p>
          </table:table-cell>
          <table:table-cell/>
          <table:table-cell table:formula="of:=([.D51]-[.E51])-([.D50]-[.E50])" office:value-type="float" office:value="-0.00531055">
            <text:p>-0.00531055</text:p>
          </table:table-cell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0.0725">
            <text:p>0.0725</text:p>
          </table:table-cell>
          <table:table-cell office:value-type="float" office:value="0.064057">
            <text:p>0.064057</text:p>
          </table:table-cell>
          <table:table-cell office:value-type="float" office:value="0.23200002">
            <text:p>0.23200002</text:p>
          </table:table-cell>
          <table:table-cell office:value-type="float" office:value="0.19965817">
            <text:p>0.19965817</text:p>
          </table:table-cell>
          <table:table-cell/>
          <table:table-cell table:formula="of:=([.D52]-[.E52])-([.D51]-[.E51])" office:value-type="float" office:value="0.00800002999999999">
            <text:p>0.00800003</text:p>
          </table:table-cell>
        </table:table-row>
        <table:table-row table:style-name="ro2">
          <table:table-cell office:value-type="float" office:value="260">
            <text:p>260</text:p>
          </table:table-cell>
          <table:table-cell office:value-type="float" office:value="0.074999996">
            <text:p>0.074999996</text:p>
          </table:table-cell>
          <table:table-cell office:value-type="float" office:value="0.064057">
            <text:p>0.064057</text:p>
          </table:table-cell>
          <table:table-cell office:value-type="float" office:value="0.24000002">
            <text:p>0.24000002</text:p>
          </table:table-cell>
          <table:table-cell office:value-type="float" office:value="0.19965817">
            <text:p>0.19965817</text:p>
          </table:table-cell>
          <table:table-cell/>
          <table:table-cell table:formula="of:=([.D53]-[.E53])-([.D52]-[.E52])" office:value-type="float" office:value="0.00800000000000001">
            <text:p>0.008</text:p>
          </table:table-cell>
        </table:table-row>
        <table:table-row table:style-name="ro2">
          <table:table-cell office:value-type="float" office:value="265">
            <text:p>265</text:p>
          </table:table-cell>
          <table:table-cell office:value-type="float" office:value="0.07749999">
            <text:p>0.07749999</text:p>
          </table:table-cell>
          <table:table-cell office:value-type="float" office:value="0.065887205">
            <text:p>0.065887205</text:p>
          </table:table-cell>
          <table:table-cell office:value-type="float" office:value="0.24800003">
            <text:p>0.24800003</text:p>
          </table:table-cell>
          <table:table-cell office:value-type="float" office:value="0.2395898">
            <text:p>0.2395898</text:p>
          </table:table-cell>
          <table:table-cell/>
          <table:table-cell table:formula="of:=([.D54]-[.E54])-([.D53]-[.E53])" office:value-type="float" office:value="-0.03193162">
            <text:p>-0.03193162</text:p>
          </table:table-cell>
        </table:table-row>
        <table:table-row table:style-name="ro2">
          <table:table-cell office:value-type="float" office:value="270">
            <text:p>270</text:p>
          </table:table-cell>
          <table:table-cell office:value-type="float" office:value="0.07999999">
            <text:p>0.07999999</text:p>
          </table:table-cell>
          <table:table-cell office:value-type="float" office:value="0.065887205">
            <text:p>0.065887205</text:p>
          </table:table-cell>
          <table:table-cell office:value-type="float" office:value="0.256">
            <text:p>0.256</text:p>
          </table:table-cell>
          <table:table-cell office:value-type="float" office:value="0.2395898">
            <text:p>0.2395898</text:p>
          </table:table-cell>
          <table:table-cell/>
          <table:table-cell table:formula="of:=([.D55]-[.E55])-([.D54]-[.E54])" office:value-type="float" office:value="0.00799997">
            <text:p>0.00799997</text:p>
          </table:table-cell>
        </table:table-row>
        <table:table-row table:style-name="ro2">
          <table:table-cell office:value-type="float" office:value="275">
            <text:p>275</text:p>
          </table:table-cell>
          <table:table-cell office:value-type="float" office:value="0.08249999">
            <text:p>0.08249999</text:p>
          </table:table-cell>
          <table:table-cell office:value-type="float" office:value="0.073208004">
            <text:p>0.073208004</text:p>
          </table:table-cell>
          <table:table-cell office:value-type="float" office:value="0.264">
            <text:p>0.264</text:p>
          </table:table-cell>
          <table:table-cell office:value-type="float" office:value="0.2395898">
            <text:p>0.2395898</text:p>
          </table:table-cell>
          <table:table-cell/>
          <table:table-cell table:formula="of:=([.D56]-[.E56])-([.D55]-[.E55])" office:value-type="float" office:value="0.00800000000000001">
            <text:p>0.008</text:p>
          </table:table-cell>
        </table:table-row>
        <table:table-row table:style-name="ro2">
          <table:table-cell office:value-type="float" office:value="280">
            <text:p>280</text:p>
          </table:table-cell>
          <table:table-cell office:value-type="float" office:value="0.084999986">
            <text:p>0.084999986</text:p>
          </table:table-cell>
          <table:table-cell office:value-type="float" office:value="0.073208004">
            <text:p>0.073208004</text:p>
          </table:table-cell>
          <table:table-cell office:value-type="float" office:value="0.27199998">
            <text:p>0.27199998</text:p>
          </table:table-cell>
          <table:table-cell office:value-type="float" office:value="0.2662109">
            <text:p>0.2662109</text:p>
          </table:table-cell>
          <table:table-cell/>
          <table:table-cell table:formula="of:=([.D57]-[.E57])-([.D56]-[.E56])" office:value-type="float" office:value="-0.01862112">
            <text:p>-0.01862112</text:p>
          </table:table-cell>
        </table:table-row>
        <table:table-row table:style-name="ro2">
          <table:table-cell office:value-type="float" office:value="285">
            <text:p>285</text:p>
          </table:table-cell>
          <table:table-cell office:value-type="float" office:value="0.08749998">
            <text:p>0.08749998</text:p>
          </table:table-cell>
          <table:table-cell office:value-type="float" office:value="0.073208004">
            <text:p>0.073208004</text:p>
          </table:table-cell>
          <table:table-cell office:value-type="float" office:value="0.27999997">
            <text:p>0.27999997</text:p>
          </table:table-cell>
          <table:table-cell office:value-type="float" office:value="0.2662109">
            <text:p>0.2662109</text:p>
          </table:table-cell>
          <table:table-cell/>
          <table:table-cell table:formula="of:=([.D58]-[.E58])-([.D57]-[.E57])" office:value-type="float" office:value="0.00799998999999996">
            <text:p>0.00799999</text:p>
          </table:table-cell>
        </table:table-row>
        <table:table-row table:style-name="ro2">
          <table:table-cell office:value-type="float" office:value="290">
            <text:p>290</text:p>
          </table:table-cell>
          <table:table-cell office:value-type="float" office:value="0.08999998">
            <text:p>0.08999998</text:p>
          </table:table-cell>
          <table:table-cell office:value-type="float" office:value="0.0805288">
            <text:p>0.0805288</text:p>
          </table:table-cell>
          <table:table-cell office:value-type="float" office:value="0.28799996">
            <text:p>0.28799996</text:p>
          </table:table-cell>
          <table:table-cell office:value-type="float" office:value="0.292832">
            <text:p>0.292832</text:p>
          </table:table-cell>
          <table:table-cell/>
          <table:table-cell table:formula="of:=([.D59]-[.E59])-([.D58]-[.E58])" office:value-type="float" office:value="-0.01862111">
            <text:p>-0.01862111</text:p>
          </table:table-cell>
        </table:table-row>
        <table:table-row table:style-name="ro2">
          <table:table-cell office:value-type="float" office:value="295">
            <text:p>295</text:p>
          </table:table-cell>
          <table:table-cell office:value-type="float" office:value="0.09249998">
            <text:p>0.09249998</text:p>
          </table:table-cell>
          <table:table-cell office:value-type="float" office:value="0.082359">
            <text:p>0.082359</text:p>
          </table:table-cell>
          <table:table-cell office:value-type="float" office:value="0.29599994">
            <text:p>0.29599994</text:p>
          </table:table-cell>
          <table:table-cell office:value-type="float" office:value="0.27952147">
            <text:p>0.27952147</text:p>
          </table:table-cell>
          <table:table-cell/>
          <table:table-cell table:formula="of:=([.D60]-[.E60])-([.D59]-[.E59])" office:value-type="float" office:value="0.02131051">
            <text:p>0.02131051</text:p>
          </table:table-cell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0.09499998">
            <text:p>0.09499998</text:p>
          </table:table-cell>
          <table:table-cell office:value-type="float" office:value="0.082359">
            <text:p>0.082359</text:p>
          </table:table-cell>
          <table:table-cell office:value-type="float" office:value="0.30399993">
            <text:p>0.30399993</text:p>
          </table:table-cell>
          <table:table-cell office:value-type="float" office:value="0.25290036">
            <text:p>0.25290036</text:p>
          </table:table-cell>
          <table:table-cell/>
          <table:table-cell table:formula="of:=([.D61]-[.E61])-([.D60]-[.E60])" office:value-type="float" office:value="0.0346211">
            <text:p>0.0346211</text:p>
          </table:table-cell>
        </table:table-row>
        <table:table-row table:style-name="ro2">
          <table:table-cell office:value-type="float" office:value="305">
            <text:p>305</text:p>
          </table:table-cell>
          <table:table-cell office:value-type="float" office:value="0.097499974">
            <text:p>0.097499974</text:p>
          </table:table-cell>
          <table:table-cell office:value-type="float" office:value="0.0841892">
            <text:p>0.0841892</text:p>
          </table:table-cell>
          <table:table-cell office:value-type="float" office:value="0.31199992">
            <text:p>0.31199992</text:p>
          </table:table-cell>
          <table:table-cell office:value-type="float" office:value="0.2662109">
            <text:p>0.2662109</text:p>
          </table:table-cell>
          <table:table-cell/>
          <table:table-cell table:formula="of:=([.D62]-[.E62])-([.D61]-[.E61])" office:value-type="float" office:value="-0.00531055000000003">
            <text:p>-0.00531055</text:p>
          </table:table-cell>
        </table:table-row>
        <table:table-row table:style-name="ro2">
          <table:table-cell office:value-type="float" office:value="310">
            <text:p>310</text:p>
          </table:table-cell>
          <table:table-cell office:value-type="float" office:value="0.09999997">
            <text:p>0.09999997</text:p>
          </table:table-cell>
          <table:table-cell office:value-type="float" office:value="0.0878496">
            <text:p>0.0878496</text:p>
          </table:table-cell>
          <table:table-cell office:value-type="float" office:value="0.3199999">
            <text:p>0.3199999</text:p>
          </table:table-cell>
          <table:table-cell office:value-type="float" office:value="0.29283202">
            <text:p>0.29283202</text:p>
          </table:table-cell>
          <table:table-cell/>
          <table:table-cell table:formula="of:=([.D63]-[.E63])-([.D62]-[.E62])" office:value-type="float" office:value="-0.01862114">
            <text:p>-0.01862114</text:p>
          </table:table-cell>
        </table:table-row>
        <table:table-row table:style-name="ro2">
          <table:table-cell office:value-type="float" office:value="315">
            <text:p>315</text:p>
          </table:table-cell>
          <table:table-cell office:value-type="float" office:value="0.10249997">
            <text:p>0.10249997</text:p>
          </table:table-cell>
          <table:table-cell office:value-type="float" office:value="0.0878496">
            <text:p>0.0878496</text:p>
          </table:table-cell>
          <table:table-cell office:value-type="float" office:value="0.3279999">
            <text:p>0.3279999</text:p>
          </table:table-cell>
          <table:table-cell office:value-type="float" office:value="0.29283202">
            <text:p>0.29283202</text:p>
          </table:table-cell>
          <table:table-cell/>
          <table:table-cell table:formula="of:=([.D64]-[.E64])-([.D63]-[.E63])" office:value-type="float" office:value="0.00800000000000001">
            <text:p>0.008</text:p>
          </table:table-cell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0.10499997">
            <text:p>0.10499997</text:p>
          </table:table-cell>
          <table:table-cell office:value-type="float" office:value="0.0951704">
            <text:p>0.0951704</text:p>
          </table:table-cell>
          <table:table-cell office:value-type="float" office:value="0.33599988">
            <text:p>0.33599988</text:p>
          </table:table-cell>
          <table:table-cell office:value-type="float" office:value="0.29283202">
            <text:p>0.29283202</text:p>
          </table:table-cell>
          <table:table-cell/>
          <table:table-cell table:formula="of:=([.D65]-[.E65])-([.D64]-[.E64])" office:value-type="float" office:value="0.00799998000000002">
            <text:p>0.00799998</text:p>
          </table:table-cell>
        </table:table-row>
        <table:table-row table:style-name="ro2">
          <table:table-cell office:value-type="float" office:value="325">
            <text:p>325</text:p>
          </table:table-cell>
          <table:table-cell office:value-type="float" office:value="0.107499965">
            <text:p>0.107499965</text:p>
          </table:table-cell>
          <table:table-cell office:value-type="float" office:value="0.0970006">
            <text:p>0.0970006</text:p>
          </table:table-cell>
          <table:table-cell office:value-type="float" office:value="0.34399986">
            <text:p>0.34399986</text:p>
          </table:table-cell>
          <table:table-cell office:value-type="float" office:value="0.35938478">
            <text:p>0.35938478</text:p>
          </table:table-cell>
          <table:table-cell/>
          <table:table-cell table:formula="of:=([.D66]-[.E66])-([.D65]-[.E65])" office:value-type="float" office:value="-0.05855278">
            <text:p>-0.05855278</text:p>
          </table:table-cell>
        </table:table-row>
        <table:table-row table:style-name="ro2">
          <table:table-cell office:value-type="float" office:value="330">
            <text:p>330</text:p>
          </table:table-cell>
          <table:table-cell office:value-type="float" office:value="0.10999996">
            <text:p>0.10999996</text:p>
          </table:table-cell>
          <table:table-cell office:value-type="float" office:value="0.1061516">
            <text:p>0.1061516</text:p>
          </table:table-cell>
          <table:table-cell office:value-type="float" office:value="0.35199985">
            <text:p>0.35199985</text:p>
          </table:table-cell>
          <table:table-cell office:value-type="float" office:value="0.3194531">
            <text:p>0.3194531</text:p>
          </table:table-cell>
          <table:table-cell/>
          <table:table-cell table:formula="of:=([.D67]-[.E67])-([.D66]-[.E66])" office:value-type="float" office:value="0.04793167">
            <text:p>0.04793167</text:p>
          </table:table-cell>
        </table:table-row>
        <table:table-row table:style-name="ro2">
          <table:table-cell office:value-type="float" office:value="335">
            <text:p>335</text:p>
          </table:table-cell>
          <table:table-cell office:value-type="float" office:value="0.11249996">
            <text:p>0.11249996</text:p>
          </table:table-cell>
          <table:table-cell office:value-type="float" office:value="0.1024912">
            <text:p>0.1024912</text:p>
          </table:table-cell>
          <table:table-cell office:value-type="float" office:value="0.35999984">
            <text:p>0.35999984</text:p>
          </table:table-cell>
          <table:table-cell office:value-type="float" office:value="0.3460742">
            <text:p>0.3460742</text:p>
          </table:table-cell>
          <table:table-cell/>
          <table:table-cell table:formula="of:=([.D68]-[.E68])-([.D67]-[.E67])" office:value-type="float" office:value="-0.01862111">
            <text:p>-0.01862111</text:p>
          </table:table-cell>
        </table:table-row>
        <table:table-row table:style-name="ro2">
          <table:table-cell office:value-type="float" office:value="340">
            <text:p>340</text:p>
          </table:table-cell>
          <table:table-cell office:value-type="float" office:value="0.11499996">
            <text:p>0.11499996</text:p>
          </table:table-cell>
          <table:table-cell office:value-type="float" office:value="0.1061516">
            <text:p>0.1061516</text:p>
          </table:table-cell>
          <table:table-cell office:value-type="float" office:value="0.36799982">
            <text:p>0.36799982</text:p>
          </table:table-cell>
          <table:table-cell office:value-type="float" office:value="0.3460742">
            <text:p>0.3460742</text:p>
          </table:table-cell>
          <table:table-cell/>
          <table:table-cell table:formula="of:=([.D69]-[.E69])-([.D68]-[.E68])" office:value-type="float" office:value="0.00799998000000002">
            <text:p>0.00799998</text:p>
          </table:table-cell>
        </table:table-row>
        <table:table-row table:style-name="ro2">
          <table:table-cell office:value-type="float" office:value="345">
            <text:p>345</text:p>
          </table:table-cell>
          <table:table-cell office:value-type="float" office:value="0.117499955">
            <text:p>0.117499955</text:p>
          </table:table-cell>
          <table:table-cell office:value-type="float" office:value="0.1061516">
            <text:p>0.1061516</text:p>
          </table:table-cell>
          <table:table-cell office:value-type="float" office:value="0.3759998">
            <text:p>0.3759998</text:p>
          </table:table-cell>
          <table:table-cell office:value-type="float" office:value="0.3460742">
            <text:p>0.3460742</text:p>
          </table:table-cell>
          <table:table-cell/>
          <table:table-cell table:formula="of:=([.D70]-[.E70])-([.D69]-[.E69])" office:value-type="float" office:value="0.00799997999999996">
            <text:p>0.00799998</text:p>
          </table:table-cell>
        </table:table-row>
        <table:table-row table:style-name="ro2">
          <table:table-cell office:value-type="float" office:value="350">
            <text:p>350</text:p>
          </table:table-cell>
          <table:table-cell office:value-type="float" office:value="0.11999995">
            <text:p>0.11999995</text:p>
          </table:table-cell>
          <table:table-cell office:value-type="float" office:value="0.1134724">
            <text:p>0.1134724</text:p>
          </table:table-cell>
          <table:table-cell office:value-type="float" office:value="0.3839998">
            <text:p>0.3839998</text:p>
          </table:table-cell>
          <table:table-cell office:value-type="float" office:value="0.3726953">
            <text:p>0.3726953</text:p>
          </table:table-cell>
          <table:table-cell/>
          <table:table-cell table:formula="of:=([.D71]-[.E71])-([.D70]-[.E70])" office:value-type="float" office:value="-0.0186211">
            <text:p>-0.0186211</text:p>
          </table:table-cell>
        </table:table-row>
        <table:table-row table:style-name="ro2">
          <table:table-cell office:value-type="float" office:value="355">
            <text:p>355</text:p>
          </table:table-cell>
          <table:table-cell office:value-type="float" office:value="0.12249995">
            <text:p>0.12249995</text:p>
          </table:table-cell>
          <table:table-cell office:value-type="float" office:value="0.111642204">
            <text:p>0.111642204</text:p>
          </table:table-cell>
          <table:table-cell office:value-type="float" office:value="0.39199978">
            <text:p>0.39199978</text:p>
          </table:table-cell>
          <table:table-cell office:value-type="float" office:value="0.38600585">
            <text:p>0.38600585</text:p>
          </table:table-cell>
          <table:table-cell/>
          <table:table-cell table:formula="of:=([.D72]-[.E72])-([.D71]-[.E71])" office:value-type="float" office:value="-0.00531056999999996">
            <text:p>-0.00531057</text:p>
          </table:table-cell>
        </table:table-row>
        <table:table-row table:style-name="ro2">
          <table:table-cell office:value-type="float" office:value="360">
            <text:p>360</text:p>
          </table:table-cell>
          <table:table-cell office:value-type="float" office:value="0.12499995">
            <text:p>0.12499995</text:p>
          </table:table-cell>
          <table:table-cell office:value-type="float" office:value="0.1134724">
            <text:p>0.1134724</text:p>
          </table:table-cell>
          <table:table-cell office:value-type="float" office:value="0.39999977">
            <text:p>0.39999977</text:p>
          </table:table-cell>
          <table:table-cell office:value-type="float" office:value="0.3726953">
            <text:p>0.3726953</text:p>
          </table:table-cell>
          <table:table-cell/>
          <table:table-cell table:formula="of:=([.D73]-[.E73])-([.D72]-[.E72])" office:value-type="float" office:value="0.02131054">
            <text:p>0.02131054</text:p>
          </table:table-cell>
        </table:table-row>
        <table:table-row table:style-name="ro2">
          <table:table-cell office:value-type="float" office:value="365">
            <text:p>365</text:p>
          </table:table-cell>
          <table:table-cell office:value-type="float" office:value="0.12749995">
            <text:p>0.12749995</text:p>
          </table:table-cell>
          <table:table-cell office:value-type="float" office:value="0.111642204">
            <text:p>0.111642204</text:p>
          </table:table-cell>
          <table:table-cell office:value-type="float" office:value="0.40799975">
            <text:p>0.40799975</text:p>
          </table:table-cell>
          <table:table-cell office:value-type="float" office:value="0.35938478">
            <text:p>0.35938478</text:p>
          </table:table-cell>
          <table:table-cell/>
          <table:table-cell table:formula="of:=([.D74]-[.E74])-([.D73]-[.E73])" office:value-type="float" office:value="0.0213105">
            <text:p>0.0213105</text:p>
          </table:table-cell>
        </table:table-row>
        <table:table-row table:style-name="ro2">
          <table:table-cell office:value-type="float" office:value="370">
            <text:p>370</text:p>
          </table:table-cell>
          <table:table-cell office:value-type="float" office:value="0.12999995">
            <text:p>0.12999995</text:p>
          </table:table-cell>
          <table:table-cell office:value-type="float" office:value="0.117132805">
            <text:p>0.117132805</text:p>
          </table:table-cell>
          <table:table-cell office:value-type="float" office:value="0.41599974">
            <text:p>0.41599974</text:p>
          </table:table-cell>
          <table:table-cell office:value-type="float" office:value="0.3726953">
            <text:p>0.3726953</text:p>
          </table:table-cell>
          <table:table-cell/>
          <table:table-cell table:formula="of:=([.D75]-[.E75])-([.D74]-[.E74])" office:value-type="float" office:value="-0.00531052999999998">
            <text:p>-0.00531053</text:p>
          </table:table-cell>
        </table:table-row>
        <table:table-row table:style-name="ro2">
          <table:table-cell office:value-type="float" office:value="375">
            <text:p>375</text:p>
          </table:table-cell>
          <table:table-cell office:value-type="float" office:value="0.13249995">
            <text:p>0.13249995</text:p>
          </table:table-cell>
          <table:table-cell office:value-type="float" office:value="0.117132805">
            <text:p>0.117132805</text:p>
          </table:table-cell>
          <table:table-cell office:value-type="float" office:value="0.42399973">
            <text:p>0.42399973</text:p>
          </table:table-cell>
          <table:table-cell office:value-type="float" office:value="0.3726953">
            <text:p>0.3726953</text:p>
          </table:table-cell>
          <table:table-cell/>
          <table:table-cell table:formula="of:=([.D76]-[.E76])-([.D75]-[.E75])" office:value-type="float" office:value="0.00799999000000001">
            <text:p>0.00799999</text:p>
          </table:table-cell>
        </table:table-row>
        <table:table-row table:style-name="ro2">
          <table:table-cell office:value-type="float" office:value="380">
            <text:p>380</text:p>
          </table:table-cell>
          <table:table-cell office:value-type="float" office:value="0.13499995">
            <text:p>0.13499995</text:p>
          </table:table-cell>
          <table:table-cell office:value-type="float" office:value="0.12262341">
            <text:p>0.12262341</text:p>
          </table:table-cell>
          <table:table-cell office:value-type="float" office:value="0.4319997">
            <text:p>0.4319997</text:p>
          </table:table-cell>
          <table:table-cell office:value-type="float" office:value="0.38600576">
            <text:p>0.38600576</text:p>
          </table:table-cell>
          <table:table-cell/>
          <table:table-cell table:formula="of:=([.D77]-[.E77])-([.D76]-[.E76])" office:value-type="float" office:value="-0.00531049000000006">
            <text:p>-0.00531049</text:p>
          </table:table-cell>
        </table:table-row>
        <table:table-row table:style-name="ro2">
          <table:table-cell office:value-type="float" office:value="385">
            <text:p>385</text:p>
          </table:table-cell>
          <table:table-cell office:value-type="float" office:value="0.13749994">
            <text:p>0.13749994</text:p>
          </table:table-cell>
          <table:table-cell office:value-type="float" office:value="0.12262341">
            <text:p>0.12262341</text:p>
          </table:table-cell>
          <table:table-cell office:value-type="float" office:value="0.4399997">
            <text:p>0.4399997</text:p>
          </table:table-cell>
          <table:table-cell office:value-type="float" office:value="0.41262686">
            <text:p>0.41262686</text:p>
          </table:table-cell>
          <table:table-cell/>
          <table:table-cell table:formula="of:=([.D78]-[.E78])-([.D77]-[.E77])" office:value-type="float" office:value="-0.0186210999999999">
            <text:p>-0.0186211</text:p>
          </table:table-cell>
        </table:table-row>
        <table:table-row table:style-name="ro2">
          <table:table-cell office:value-type="float" office:value="390">
            <text:p>390</text:p>
          </table:table-cell>
          <table:table-cell office:value-type="float" office:value="0.13999994">
            <text:p>0.13999994</text:p>
          </table:table-cell>
          <table:table-cell office:value-type="float" office:value="0.1299442">
            <text:p>0.1299442</text:p>
          </table:table-cell>
          <table:table-cell office:value-type="float" office:value="0.4479997">
            <text:p>0.4479997</text:p>
          </table:table-cell>
          <table:table-cell office:value-type="float" office:value="0.43924797">
            <text:p>0.43924797</text:p>
          </table:table-cell>
          <table:table-cell/>
          <table:table-cell table:formula="of:=([.D79]-[.E79])-([.D78]-[.E78])" office:value-type="float" office:value="-0.01862111">
            <text:p>-0.01862111</text:p>
          </table:table-cell>
        </table:table-row>
        <table:table-row table:style-name="ro2">
          <table:table-cell office:value-type="float" office:value="395">
            <text:p>395</text:p>
          </table:table-cell>
          <table:table-cell office:value-type="float" office:value="0.14249994">
            <text:p>0.14249994</text:p>
          </table:table-cell>
          <table:table-cell office:value-type="float" office:value="0.1354348">
            <text:p>0.1354348</text:p>
          </table:table-cell>
          <table:table-cell office:value-type="float" office:value="0.45599967">
            <text:p>0.45599967</text:p>
          </table:table-cell>
          <table:table-cell office:value-type="float" office:value="0.4259374">
            <text:p>0.4259374</text:p>
          </table:table-cell>
          <table:table-cell/>
          <table:table-cell table:formula="of:=([.D80]-[.E80])-([.D79]-[.E79])" office:value-type="float" office:value="0.02131054">
            <text:p>0.02131054</text:p>
          </table:table-cell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0.14499994">
            <text:p>0.14499994</text:p>
          </table:table-cell>
          <table:table-cell office:value-type="float" office:value="0.1390952">
            <text:p>0.1390952</text:p>
          </table:table-cell>
          <table:table-cell office:value-type="float" office:value="0.46399966">
            <text:p>0.46399966</text:p>
          </table:table-cell>
          <table:table-cell office:value-type="float" office:value="0.45255852">
            <text:p>0.45255852</text:p>
          </table:table-cell>
          <table:table-cell/>
          <table:table-cell table:formula="of:=([.D81]-[.E81])-([.D80]-[.E80])" office:value-type="float" office:value="-0.01862113">
            <text:p>-0.01862113</text:p>
          </table:table-cell>
        </table:table-row>
        <table:table-row table:style-name="ro2">
          <table:table-cell office:value-type="float" office:value="405">
            <text:p>405</text:p>
          </table:table-cell>
          <table:table-cell office:value-type="float" office:value="0.14749993">
            <text:p>0.14749993</text:p>
          </table:table-cell>
          <table:table-cell office:value-type="float" office:value="0.1409254">
            <text:p>0.1409254</text:p>
          </table:table-cell>
          <table:table-cell office:value-type="float" office:value="0.47199965">
            <text:p>0.47199965</text:p>
          </table:table-cell>
          <table:table-cell office:value-type="float" office:value="0.43924797">
            <text:p>0.43924797</text:p>
          </table:table-cell>
          <table:table-cell/>
          <table:table-cell table:formula="of:=([.D82]-[.E82])-([.D81]-[.E81])" office:value-type="float" office:value="0.02131054">
            <text:p>0.02131054</text:p>
          </table:table-cell>
        </table:table-row>
        <table:table-row table:style-name="ro2">
          <table:table-cell office:value-type="float" office:value="410">
            <text:p>410</text:p>
          </table:table-cell>
          <table:table-cell office:value-type="float" office:value="0.14999993">
            <text:p>0.14999993</text:p>
          </table:table-cell>
          <table:table-cell office:value-type="float" office:value="0.1390952">
            <text:p>0.1390952</text:p>
          </table:table-cell>
          <table:table-cell office:value-type="float" office:value="0.47999963">
            <text:p>0.47999963</text:p>
          </table:table-cell>
          <table:table-cell office:value-type="float" office:value="0.4259374">
            <text:p>0.4259374</text:p>
          </table:table-cell>
          <table:table-cell/>
          <table:table-cell table:formula="of:=([.D83]-[.E83])-([.D82]-[.E82])" office:value-type="float" office:value="0.02131055">
            <text:p>0.02131055</text:p>
          </table:table-cell>
        </table:table-row>
        <table:table-row table:style-name="ro2">
          <table:table-cell office:value-type="float" office:value="415">
            <text:p>415</text:p>
          </table:table-cell>
          <table:table-cell office:value-type="float" office:value="0.15249993">
            <text:p>0.15249993</text:p>
          </table:table-cell>
          <table:table-cell office:value-type="float" office:value="0.1409254">
            <text:p>0.1409254</text:p>
          </table:table-cell>
          <table:table-cell office:value-type="float" office:value="0.48799962">
            <text:p>0.48799962</text:p>
          </table:table-cell>
          <table:table-cell office:value-type="float" office:value="0.41262686">
            <text:p>0.41262686</text:p>
          </table:table-cell>
          <table:table-cell/>
          <table:table-cell table:formula="of:=([.D84]-[.E84])-([.D83]-[.E83])" office:value-type="float" office:value="0.02131053">
            <text:p>0.02131053</text:p>
          </table:table-cell>
        </table:table-row>
        <table:table-row table:style-name="ro2">
          <table:table-cell office:value-type="float" office:value="420">
            <text:p>420</text:p>
          </table:table-cell>
          <table:table-cell office:value-type="float" office:value="0.15499993">
            <text:p>0.15499993</text:p>
          </table:table-cell>
          <table:table-cell office:value-type="float" office:value="0.15190661">
            <text:p>0.15190661</text:p>
          </table:table-cell>
          <table:table-cell office:value-type="float" office:value="0.4959996">
            <text:p>0.4959996</text:p>
          </table:table-cell>
          <table:table-cell office:value-type="float" office:value="0.49249014">
            <text:p>0.49249014</text:p>
          </table:table-cell>
          <table:table-cell/>
          <table:table-cell table:formula="of:=([.D85]-[.E85])-([.D84]-[.E84])" office:value-type="float" office:value="-0.0718633000000001">
            <text:p>-0.0718633</text:p>
          </table:table-cell>
        </table:table-row>
        <table:table-row table:style-name="ro2">
          <table:table-cell office:value-type="float" office:value="425">
            <text:p>425</text:p>
          </table:table-cell>
          <table:table-cell office:value-type="float" office:value="0.15749992">
            <text:p>0.15749992</text:p>
          </table:table-cell>
          <table:table-cell office:value-type="float" office:value="0.15190661">
            <text:p>0.15190661</text:p>
          </table:table-cell>
          <table:table-cell office:value-type="float" office:value="0.5039996">
            <text:p>0.5039996</text:p>
          </table:table-cell>
          <table:table-cell office:value-type="float" office:value="0.5191113">
            <text:p>0.5191113</text:p>
          </table:table-cell>
          <table:table-cell/>
          <table:table-cell table:formula="of:=([.D86]-[.E86])-([.D85]-[.E85])" office:value-type="float" office:value="-0.0186211599999999">
            <text:p>-0.01862116</text:p>
          </table:table-cell>
        </table:table-row>
        <table:table-row table:style-name="ro2">
          <table:table-cell office:value-type="float" office:value="430">
            <text:p>430</text:p>
          </table:table-cell>
          <table:table-cell office:value-type="float" office:value="0.15999992">
            <text:p>0.15999992</text:p>
          </table:table-cell>
          <table:table-cell office:value-type="float" office:value="0.15190661">
            <text:p>0.15190661</text:p>
          </table:table-cell>
          <table:table-cell office:value-type="float" office:value="0.5119996">
            <text:p>0.5119996</text:p>
          </table:table-cell>
          <table:table-cell office:value-type="float" office:value="0.5191113">
            <text:p>0.5191113</text:p>
          </table:table-cell>
          <table:table-cell/>
          <table:table-cell table:formula="of:=([.D87]-[.E87])-([.D86]-[.E86])" office:value-type="float" office:value="0.00800000000000001">
            <text:p>0.008</text:p>
          </table:table-cell>
        </table:table-row>
        <table:table-row table:style-name="ro2">
          <table:table-cell office:value-type="float" office:value="435">
            <text:p>435</text:p>
          </table:table-cell>
          <table:table-cell office:value-type="float" office:value="0.16249992">
            <text:p>0.16249992</text:p>
          </table:table-cell>
          <table:table-cell office:value-type="float" office:value="0.15739721">
            <text:p>0.15739721</text:p>
          </table:table-cell>
          <table:table-cell office:value-type="float" office:value="0.5199996">
            <text:p>0.5199996</text:p>
          </table:table-cell>
          <table:table-cell office:value-type="float" office:value="0.5590429">
            <text:p>0.5590429</text:p>
          </table:table-cell>
          <table:table-cell/>
          <table:table-cell table:formula="of:=([.D88]-[.E88])-([.D87]-[.E87])" office:value-type="float" office:value="-0.0319316000000001">
            <text:p>-0.0319316</text:p>
          </table:table-cell>
        </table:table-row>
        <table:table-row table:style-name="ro2">
          <table:table-cell office:value-type="float" office:value="440">
            <text:p>440</text:p>
          </table:table-cell>
          <table:table-cell office:value-type="float" office:value="0.16499992">
            <text:p>0.16499992</text:p>
          </table:table-cell>
          <table:table-cell office:value-type="float" office:value="0.1610576">
            <text:p>0.1610576</text:p>
          </table:table-cell>
          <table:table-cell office:value-type="float" office:value="0.52799964">
            <text:p>0.52799964</text:p>
          </table:table-cell>
          <table:table-cell office:value-type="float" office:value="0.5590429">
            <text:p>0.5590429</text:p>
          </table:table-cell>
          <table:table-cell/>
          <table:table-cell table:formula="of:=([.D89]-[.E89])-([.D88]-[.E88])" office:value-type="float" office:value="0.00800003999999999">
            <text:p>0.00800004</text:p>
          </table:table-cell>
        </table:table-row>
        <table:table-row table:style-name="ro2">
          <table:table-cell office:value-type="float" office:value="445">
            <text:p>445</text:p>
          </table:table-cell>
          <table:table-cell office:value-type="float" office:value="0.16749991">
            <text:p>0.16749991</text:p>
          </table:table-cell>
          <table:table-cell office:value-type="float" office:value="0.15922742">
            <text:p>0.15922742</text:p>
          </table:table-cell>
          <table:table-cell office:value-type="float" office:value="0.53599966">
            <text:p>0.53599966</text:p>
          </table:table-cell>
          <table:table-cell office:value-type="float" office:value="0.5191113">
            <text:p>0.5191113</text:p>
          </table:table-cell>
          <table:table-cell/>
          <table:table-cell table:formula="of:=([.D90]-[.E90])-([.D89]-[.E89])" office:value-type="float" office:value="0.0479316200000001">
            <text:p>0.04793162</text:p>
          </table:table-cell>
        </table:table-row>
        <table:table-row table:style-name="ro2">
          <table:table-cell office:value-type="float" office:value="450">
            <text:p>450</text:p>
          </table:table-cell>
          <table:table-cell office:value-type="float" office:value="0.16999991">
            <text:p>0.16999991</text:p>
          </table:table-cell>
          <table:table-cell office:value-type="float" office:value="0.16105759">
            <text:p>0.16105759</text:p>
          </table:table-cell>
          <table:table-cell office:value-type="float" office:value="0.5439997">
            <text:p>0.5439997</text:p>
          </table:table-cell>
          <table:table-cell office:value-type="float" office:value="0.5324218">
            <text:p>0.5324218</text:p>
          </table:table-cell>
          <table:table-cell/>
          <table:table-cell table:formula="of:=([.D91]-[.E91])-([.D90]-[.E90])" office:value-type="float" office:value="-0.00531046000000002">
            <text:p>-0.00531046</text:p>
          </table:table-cell>
        </table:table-row>
        <table:table-row table:style-name="ro2">
          <table:table-cell office:value-type="float" office:value="455">
            <text:p>455</text:p>
          </table:table-cell>
          <table:table-cell office:value-type="float" office:value="0.17249991">
            <text:p>0.17249991</text:p>
          </table:table-cell>
          <table:table-cell office:value-type="float" office:value="0.16288781">
            <text:p>0.16288781</text:p>
          </table:table-cell>
          <table:table-cell office:value-type="float" office:value="0.5519997">
            <text:p>0.5519997</text:p>
          </table:table-cell>
          <table:table-cell office:value-type="float" office:value="0.5191113">
            <text:p>0.5191113</text:p>
          </table:table-cell>
          <table:table-cell/>
          <table:table-cell table:formula="of:=([.D92]-[.E92])-([.D91]-[.E91])" office:value-type="float" office:value="0.0213105">
            <text:p>0.0213105</text:p>
          </table:table-cell>
        </table:table-row>
        <table:table-row table:style-name="ro2">
          <table:table-cell office:value-type="float" office:value="460">
            <text:p>460</text:p>
          </table:table-cell>
          <table:table-cell office:value-type="float" office:value="0.17499991">
            <text:p>0.17499991</text:p>
          </table:table-cell>
          <table:table-cell office:value-type="float" office:value="0.16288781">
            <text:p>0.16288781</text:p>
          </table:table-cell>
          <table:table-cell office:value-type="float" office:value="0.5599997">
            <text:p>0.5599997</text:p>
          </table:table-cell>
          <table:table-cell office:value-type="float" office:value="0.49249017">
            <text:p>0.49249017</text:p>
          </table:table-cell>
          <table:table-cell/>
          <table:table-cell table:formula="of:=([.D93]-[.E93])-([.D92]-[.E92])" office:value-type="float" office:value="0.0346211299999999">
            <text:p>0.03462113</text:p>
          </table:table-cell>
        </table:table-row>
        <table:table-row table:style-name="ro2">
          <table:table-cell office:value-type="float" office:value="465">
            <text:p>465</text:p>
          </table:table-cell>
          <table:table-cell office:value-type="float" office:value="0.1774999">
            <text:p>0.1774999</text:p>
          </table:table-cell>
          <table:table-cell office:value-type="float" office:value="0.1665482">
            <text:p>0.1665482</text:p>
          </table:table-cell>
          <table:table-cell office:value-type="float" office:value="0.5679997">
            <text:p>0.5679997</text:p>
          </table:table-cell>
          <table:table-cell office:value-type="float" office:value="0.5191113">
            <text:p>0.5191113</text:p>
          </table:table-cell>
          <table:table-cell/>
          <table:table-cell table:formula="of:=([.D94]-[.E94])-([.D93]-[.E93])" office:value-type="float" office:value="-0.0186211299999999">
            <text:p>-0.01862113</text:p>
          </table:table-cell>
        </table:table-row>
        <table:table-row table:style-name="ro2">
          <table:table-cell office:value-type="float" office:value="470">
            <text:p>470</text:p>
          </table:table-cell>
          <table:table-cell office:value-type="float" office:value="0.1799999">
            <text:p>0.1799999</text:p>
          </table:table-cell>
          <table:table-cell office:value-type="float" office:value="0.17020862">
            <text:p>0.17020862</text:p>
          </table:table-cell>
          <table:table-cell office:value-type="float" office:value="0.57599974">
            <text:p>0.57599974</text:p>
          </table:table-cell>
          <table:table-cell office:value-type="float" office:value="0.49249017">
            <text:p>0.49249017</text:p>
          </table:table-cell>
          <table:table-cell/>
          <table:table-cell table:formula="of:=([.D95]-[.E95])-([.D94]-[.E94])" office:value-type="float" office:value="0.0346211699999999">
            <text:p>0.03462117</text:p>
          </table:table-cell>
        </table:table-row>
        <table:table-row table:style-name="ro2">
          <table:table-cell office:value-type="float" office:value="475">
            <text:p>475</text:p>
          </table:table-cell>
          <table:table-cell office:value-type="float" office:value="0.1824999">
            <text:p>0.1824999</text:p>
          </table:table-cell>
          <table:table-cell office:value-type="float" office:value="0.1665482">
            <text:p>0.1665482</text:p>
          </table:table-cell>
          <table:table-cell office:value-type="float" office:value="0.58399975">
            <text:p>0.58399975</text:p>
          </table:table-cell>
          <table:table-cell office:value-type="float" office:value="0.49249017">
            <text:p>0.49249017</text:p>
          </table:table-cell>
          <table:table-cell/>
          <table:table-cell table:formula="of:=([.D96]-[.E96])-([.D95]-[.E95])" office:value-type="float" office:value="0.00800001000000006">
            <text:p>0.00800001</text:p>
          </table:table-cell>
        </table:table-row>
        <table:table-row table:style-name="ro2">
          <table:table-cell office:value-type="float" office:value="480">
            <text:p>480</text:p>
          </table:table-cell>
          <table:table-cell office:value-type="float" office:value="0.1849999">
            <text:p>0.1849999</text:p>
          </table:table-cell>
          <table:table-cell office:value-type="float" office:value="0.1683784">
            <text:p>0.1683784</text:p>
          </table:table-cell>
          <table:table-cell office:value-type="float" office:value="0.59199977">
            <text:p>0.59199977</text:p>
          </table:table-cell>
          <table:table-cell office:value-type="float" office:value="0.5058007">
            <text:p>0.5058007</text:p>
          </table:table-cell>
          <table:table-cell/>
          <table:table-cell table:formula="of:=([.D97]-[.E97])-([.D96]-[.E96])" office:value-type="float" office:value="-0.00531050999999999">
            <text:p>-0.00531051</text:p>
          </table:table-cell>
        </table:table-row>
        <table:table-row table:style-name="ro2">
          <table:table-cell office:value-type="float" office:value="485">
            <text:p>485</text:p>
          </table:table-cell>
          <table:table-cell office:value-type="float" office:value="0.1874999">
            <text:p>0.1874999</text:p>
          </table:table-cell>
          <table:table-cell office:value-type="float" office:value="0.17386901">
            <text:p>0.17386901</text:p>
          </table:table-cell>
          <table:table-cell office:value-type="float" office:value="0.5999998">
            <text:p>0.5999998</text:p>
          </table:table-cell>
          <table:table-cell office:value-type="float" office:value="0.5723535">
            <text:p>0.5723535</text:p>
          </table:table-cell>
          <table:table-cell/>
          <table:table-cell table:formula="of:=([.D98]-[.E98])-([.D97]-[.E97])" office:value-type="float" office:value="-0.05855277">
            <text:p>-0.05855277</text:p>
          </table:table-cell>
        </table:table-row>
        <table:table-row table:style-name="ro2">
          <table:table-cell office:value-type="float" office:value="490">
            <text:p>490</text:p>
          </table:table-cell>
          <table:table-cell office:value-type="float" office:value="0.1899999">
            <text:p>0.1899999</text:p>
          </table:table-cell>
          <table:table-cell office:value-type="float" office:value="0.18302">
            <text:p>0.18302</text:p>
          </table:table-cell>
          <table:table-cell office:value-type="float" office:value="0.6079998">
            <text:p>0.6079998</text:p>
          </table:table-cell>
          <table:table-cell office:value-type="float" office:value="0.58566403">
            <text:p>0.58566403</text:p>
          </table:table-cell>
          <table:table-cell/>
          <table:table-cell table:formula="of:=([.D99]-[.E99])-([.D98]-[.E98])" office:value-type="float" office:value="-0.00531053000000004">
            <text:p>-0.00531053</text:p>
          </table:table-cell>
        </table:table-row>
        <table:table-row table:style-name="ro2">
          <table:table-cell office:value-type="float" office:value="495">
            <text:p>495</text:p>
          </table:table-cell>
          <table:table-cell office:value-type="float" office:value="0.19249989">
            <text:p>0.19249989</text:p>
          </table:table-cell>
          <table:table-cell office:value-type="float" office:value="0.18302">
            <text:p>0.18302</text:p>
          </table:table-cell>
          <table:table-cell office:value-type="float" office:value="0.6159998">
            <text:p>0.6159998</text:p>
          </table:table-cell>
          <table:table-cell office:value-type="float" office:value="0.6122851">
            <text:p>0.6122851</text:p>
          </table:table-cell>
          <table:table-cell/>
          <table:table-cell table:formula="of:=([.D100]-[.E100])-([.D99]-[.E99])" office:value-type="float" office:value="-0.01862107">
            <text:p>-0.01862107</text:p>
          </table:table-cell>
        </table:table-row>
        <table:table-row table:style-name="ro2">
          <table:table-cell office:value-type="float" office:value="500">
            <text:p>500</text:p>
          </table:table-cell>
          <table:table-cell office:value-type="float" office:value="0.19499989">
            <text:p>0.19499989</text:p>
          </table:table-cell>
          <table:table-cell office:value-type="float" office:value="0.19583142">
            <text:p>0.19583142</text:p>
          </table:table-cell>
          <table:table-cell office:value-type="float" office:value="0.62399983">
            <text:p>0.62399983</text:p>
          </table:table-cell>
          <table:table-cell office:value-type="float" office:value="0.65221673">
            <text:p>0.65221673</text:p>
          </table:table-cell>
          <table:table-cell/>
          <table:table-cell table:formula="of:=([.D101]-[.E101])-([.D100]-[.E100])" office:value-type="float" office:value="-0.0319315999999999">
            <text:p>-0.0319316</text:p>
          </table:table-cell>
        </table:table-row>
        <table:table-row table:style-name="ro2">
          <table:table-cell office:value-type="float" office:value="505">
            <text:p>505</text:p>
          </table:table-cell>
          <table:table-cell office:value-type="float" office:value="0.19749989">
            <text:p>0.19749989</text:p>
          </table:table-cell>
          <table:table-cell office:value-type="float" office:value="0.19583142">
            <text:p>0.19583142</text:p>
          </table:table-cell>
          <table:table-cell office:value-type="float" office:value="0.63199985">
            <text:p>0.63199985</text:p>
          </table:table-cell>
          <table:table-cell office:value-type="float" office:value="0.65221673">
            <text:p>0.65221673</text:p>
          </table:table-cell>
          <table:table-cell/>
          <table:table-cell table:formula="of:=([.D102]-[.E102])-([.D101]-[.E101])" office:value-type="float" office:value="0.00800002">
            <text:p>0.00800002</text:p>
          </table:table-cell>
        </table:table-row>
        <table:table-row table:style-name="ro2">
          <table:table-cell office:value-type="float" office:value="510">
            <text:p>510</text:p>
          </table:table-cell>
          <table:table-cell office:value-type="float" office:value="0.19999988">
            <text:p>0.19999988</text:p>
          </table:table-cell>
          <table:table-cell office:value-type="float" office:value="0.19583142">
            <text:p>0.19583142</text:p>
          </table:table-cell>
          <table:table-cell office:value-type="float" office:value="0.63999987">
            <text:p>0.63999987</text:p>
          </table:table-cell>
          <table:table-cell office:value-type="float" office:value="0.6255956">
            <text:p>0.6255956</text:p>
          </table:table-cell>
          <table:table-cell/>
          <table:table-cell table:formula="of:=([.D103]-[.E103])-([.D102]-[.E102])" office:value-type="float" office:value="0.0346211500000001">
            <text:p>0.03462115</text:p>
          </table:table-cell>
        </table:table-row>
        <table:table-row table:style-name="ro2">
          <table:table-cell office:value-type="float" office:value="515">
            <text:p>515</text:p>
          </table:table-cell>
          <table:table-cell office:value-type="float" office:value="0.20249988">
            <text:p>0.20249988</text:p>
          </table:table-cell>
          <table:table-cell office:value-type="float" office:value="0.19949181">
            <text:p>0.19949181</text:p>
          </table:table-cell>
          <table:table-cell office:value-type="float" office:value="0.6479999">
            <text:p>0.6479999</text:p>
          </table:table-cell>
          <table:table-cell office:value-type="float" office:value="0.6255956">
            <text:p>0.6255956</text:p>
          </table:table-cell>
          <table:table-cell/>
          <table:table-cell table:formula="of:=([.D104]-[.E104])-([.D103]-[.E103])" office:value-type="float" office:value="0.00800002999999994">
            <text:p>0.00800003</text:p>
          </table:table-cell>
        </table:table-row>
        <table:table-row table:style-name="ro2">
          <table:table-cell office:value-type="float" office:value="520">
            <text:p>520</text:p>
          </table:table-cell>
          <table:table-cell office:value-type="float" office:value="0.20499988">
            <text:p>0.20499988</text:p>
          </table:table-cell>
          <table:table-cell office:value-type="float" office:value="0.20315221">
            <text:p>0.20315221</text:p>
          </table:table-cell>
          <table:table-cell office:value-type="float" office:value="0.6559999">
            <text:p>0.6559999</text:p>
          </table:table-cell>
          <table:table-cell office:value-type="float" office:value="0.65221673">
            <text:p>0.65221673</text:p>
          </table:table-cell>
          <table:table-cell/>
          <table:table-cell table:formula="of:=([.D105]-[.E105])-([.D104]-[.E104])" office:value-type="float" office:value="-0.0186211300000001">
            <text:p>-0.01862113</text:p>
          </table:table-cell>
        </table:table-row>
        <table:table-row table:style-name="ro2">
          <table:table-cell office:value-type="float" office:value="525">
            <text:p>525</text:p>
          </table:table-cell>
          <table:table-cell office:value-type="float" office:value="0.20749988">
            <text:p>0.20749988</text:p>
          </table:table-cell>
          <table:table-cell office:value-type="float" office:value="0.20315221">
            <text:p>0.20315221</text:p>
          </table:table-cell>
          <table:table-cell office:value-type="float" office:value="0.6639999">
            <text:p>0.6639999</text:p>
          </table:table-cell>
          <table:table-cell office:value-type="float" office:value="0.6255956">
            <text:p>0.6255956</text:p>
          </table:table-cell>
          <table:table-cell/>
          <table:table-cell table:formula="of:=([.D106]-[.E106])-([.D105]-[.E105])" office:value-type="float" office:value="0.0346211300000001">
            <text:p>0.03462113</text:p>
          </table:table-cell>
        </table:table-row>
        <table:table-row table:style-name="ro2">
          <table:table-cell office:value-type="float" office:value="530">
            <text:p>530</text:p>
          </table:table-cell>
          <table:table-cell office:value-type="float" office:value="0.20999987">
            <text:p>0.20999987</text:p>
          </table:table-cell>
          <table:table-cell office:value-type="float" office:value="0.19949181">
            <text:p>0.19949181</text:p>
          </table:table-cell>
          <table:table-cell office:value-type="float" office:value="0.67199993">
            <text:p>0.67199993</text:p>
          </table:table-cell>
          <table:table-cell office:value-type="float" office:value="0.6255956">
            <text:p>0.6255956</text:p>
          </table:table-cell>
          <table:table-cell/>
          <table:table-cell table:formula="of:=([.D107]-[.E107])-([.D106]-[.E106])" office:value-type="float" office:value="0.00800003000000005">
            <text:p>0.00800003</text:p>
          </table:table-cell>
        </table:table-row>
        <table:table-row table:style-name="ro2">
          <table:table-cell office:value-type="float" office:value="535">
            <text:p>535</text:p>
          </table:table-cell>
          <table:table-cell office:value-type="float" office:value="0.21249987">
            <text:p>0.21249987</text:p>
          </table:table-cell>
          <table:table-cell office:value-type="float" office:value="0.20315221">
            <text:p>0.20315221</text:p>
          </table:table-cell>
          <table:table-cell office:value-type="float" office:value="0.67999995">
            <text:p>0.67999995</text:p>
          </table:table-cell>
          <table:table-cell office:value-type="float" office:value="0.65221673">
            <text:p>0.65221673</text:p>
          </table:table-cell>
          <table:table-cell/>
          <table:table-cell table:formula="of:=([.D108]-[.E108])-([.D107]-[.E107])" office:value-type="float" office:value="-0.0186211100000001">
            <text:p>-0.01862111</text:p>
          </table:table-cell>
        </table:table-row>
        <table:table-row table:style-name="ro2">
          <table:table-cell office:value-type="float" office:value="540">
            <text:p>540</text:p>
          </table:table-cell>
          <table:table-cell office:value-type="float" office:value="0.21499987">
            <text:p>0.21499987</text:p>
          </table:table-cell>
          <table:table-cell office:value-type="float" office:value="0.2049824">
            <text:p>0.2049824</text:p>
          </table:table-cell>
          <table:table-cell office:value-type="float" office:value="0.68799996">
            <text:p>0.68799996</text:p>
          </table:table-cell>
          <table:table-cell office:value-type="float" office:value="0.66552734">
            <text:p>0.66552734</text:p>
          </table:table-cell>
          <table:table-cell/>
          <table:table-cell table:formula="of:=([.D109]-[.E109])-([.D108]-[.E108])" office:value-type="float" office:value="-0.00531060000000005">
            <text:p>-0.0053106</text:p>
          </table:table-cell>
        </table:table-row>
        <table:table-row table:style-name="ro2">
          <table:table-cell office:value-type="float" office:value="545">
            <text:p>545</text:p>
          </table:table-cell>
          <table:table-cell office:value-type="float" office:value="0.21749987">
            <text:p>0.21749987</text:p>
          </table:table-cell>
          <table:table-cell office:value-type="float" office:value="0.20864281">
            <text:p>0.20864281</text:p>
          </table:table-cell>
          <table:table-cell office:value-type="float" office:value="0.696">
            <text:p>0.696</text:p>
          </table:table-cell>
          <table:table-cell office:value-type="float" office:value="0.66552734">
            <text:p>0.66552734</text:p>
          </table:table-cell>
          <table:table-cell/>
          <table:table-cell table:formula="of:=([.D110]-[.E110])-([.D109]-[.E109])" office:value-type="float" office:value="0.0080000400000001">
            <text:p>0.00800004</text:p>
          </table:table-cell>
        </table:table-row>
        <table:table-row table:style-name="ro2">
          <table:table-cell office:value-type="float" office:value="550">
            <text:p>550</text:p>
          </table:table-cell>
          <table:table-cell office:value-type="float" office:value="0.21999986">
            <text:p>0.21999986</text:p>
          </table:table-cell>
          <table:table-cell office:value-type="float" office:value="0.2123032">
            <text:p>0.2123032</text:p>
          </table:table-cell>
          <table:table-cell office:value-type="float" office:value="0.704">
            <text:p>0.704</text:p>
          </table:table-cell>
          <table:table-cell office:value-type="float" office:value="0.66552734">
            <text:p>0.66552734</text:p>
          </table:table-cell>
          <table:table-cell/>
          <table:table-cell table:formula="of:=([.D111]-[.E111])-([.D110]-[.E110])" office:value-type="float" office:value="0.0079999999999999">
            <text:p>0.008</text:p>
          </table:table-cell>
        </table:table-row>
        <table:table-row table:style-name="ro2">
          <table:table-cell office:value-type="float" office:value="555">
            <text:p>555</text:p>
          </table:table-cell>
          <table:table-cell office:value-type="float" office:value="0.22249986">
            <text:p>0.22249986</text:p>
          </table:table-cell>
          <table:table-cell office:value-type="float" office:value="0.21047302">
            <text:p>0.21047302</text:p>
          </table:table-cell>
          <table:table-cell office:value-type="float" office:value="0.712">
            <text:p>0.712</text:p>
          </table:table-cell>
          <table:table-cell office:value-type="float" office:value="0.73208">
            <text:p>0.73208</text:p>
          </table:table-cell>
          <table:table-cell/>
          <table:table-cell table:formula="of:=([.D112]-[.E112])-([.D111]-[.E111])" office:value-type="float" office:value="-0.05855266">
            <text:p>-0.05855266</text:p>
          </table:table-cell>
        </table:table-row>
        <table:table-row table:style-name="ro2">
          <table:table-cell office:value-type="float" office:value="560">
            <text:p>560</text:p>
          </table:table-cell>
          <table:table-cell office:value-type="float" office:value="0.22499986">
            <text:p>0.22499986</text:p>
          </table:table-cell>
          <table:table-cell office:value-type="float" office:value="0.21413341">
            <text:p>0.21413341</text:p>
          </table:table-cell>
          <table:table-cell office:value-type="float" office:value="0.72">
            <text:p>0.72</text:p>
          </table:table-cell>
          <table:table-cell office:value-type="float" office:value="0.6788379">
            <text:p>0.6788379</text:p>
          </table:table-cell>
          <table:table-cell/>
          <table:table-cell table:formula="of:=([.D113]-[.E113])-([.D112]-[.E112])" office:value-type="float" office:value="0.0612421000000001">
            <text:p>0.0612421</text:p>
          </table:table-cell>
        </table:table-row>
        <table:table-row table:style-name="ro2">
          <table:table-cell office:value-type="float" office:value="565">
            <text:p>565</text:p>
          </table:table-cell>
          <table:table-cell office:value-type="float" office:value="0.22749986">
            <text:p>0.22749986</text:p>
          </table:table-cell>
          <table:table-cell office:value-type="float" office:value="0.2159636">
            <text:p>0.2159636</text:p>
          </table:table-cell>
          <table:table-cell office:value-type="float" office:value="0.72800004">
            <text:p>0.72800004</text:p>
          </table:table-cell>
          <table:table-cell office:value-type="float" office:value="0.71876955">
            <text:p>0.71876955</text:p>
          </table:table-cell>
          <table:table-cell/>
          <table:table-cell table:formula="of:=([.D114]-[.E114])-([.D113]-[.E113])" office:value-type="float" office:value="-0.0319316099999999">
            <text:p>-0.03193161</text:p>
          </table:table-cell>
        </table:table-row>
        <table:table-row table:style-name="ro2">
          <table:table-cell office:value-type="float" office:value="570">
            <text:p>570</text:p>
          </table:table-cell>
          <table:table-cell office:value-type="float" office:value="0.22999986">
            <text:p>0.22999986</text:p>
          </table:table-cell>
          <table:table-cell office:value-type="float" office:value="0.21779382">
            <text:p>0.21779382</text:p>
          </table:table-cell>
          <table:table-cell office:value-type="float" office:value="0.73600006">
            <text:p>0.73600006</text:p>
          </table:table-cell>
          <table:table-cell office:value-type="float" office:value="0.73208">
            <text:p>0.73208</text:p>
          </table:table-cell>
          <table:table-cell/>
          <table:table-cell table:formula="of:=([.D115]-[.E115])-([.D114]-[.E114])" office:value-type="float" office:value="-0.00531043000000009">
            <text:p>-0.00531043</text:p>
          </table:table-cell>
        </table:table-row>
        <table:table-row table:style-name="ro2">
          <table:table-cell office:value-type="float" office:value="575">
            <text:p>575</text:p>
          </table:table-cell>
          <table:table-cell office:value-type="float" office:value="0.23249985">
            <text:p>0.23249985</text:p>
          </table:table-cell>
          <table:table-cell office:value-type="float" office:value="0.21779382">
            <text:p>0.21779382</text:p>
          </table:table-cell>
          <table:table-cell office:value-type="float" office:value="0.7440001">
            <text:p>0.7440001</text:p>
          </table:table-cell>
          <table:table-cell office:value-type="float" office:value="0.70545894">
            <text:p>0.70545894</text:p>
          </table:table-cell>
          <table:table-cell/>
          <table:table-cell table:formula="of:=([.D116]-[.E116])-([.D115]-[.E115])" office:value-type="float" office:value="0.0346211">
            <text:p>0.0346211</text:p>
          </table:table-cell>
        </table:table-row>
        <table:table-row table:style-name="ro2">
          <table:table-cell office:value-type="float" office:value="580">
            <text:p>580</text:p>
          </table:table-cell>
          <table:table-cell office:value-type="float" office:value="0.23499985">
            <text:p>0.23499985</text:p>
          </table:table-cell>
          <table:table-cell office:value-type="float" office:value="0.2269448">
            <text:p>0.2269448</text:p>
          </table:table-cell>
          <table:table-cell office:value-type="float" office:value="0.7520001">
            <text:p>0.7520001</text:p>
          </table:table-cell>
          <table:table-cell office:value-type="float" office:value="0.7453906">
            <text:p>0.7453906</text:p>
          </table:table-cell>
          <table:table-cell/>
          <table:table-cell table:formula="of:=([.D117]-[.E117])-([.D116]-[.E116])" office:value-type="float" office:value="-0.03193166">
            <text:p>-0.03193166</text:p>
          </table:table-cell>
        </table:table-row>
        <table:table-row table:style-name="ro2">
          <table:table-cell office:value-type="float" office:value="585">
            <text:p>585</text:p>
          </table:table-cell>
          <table:table-cell office:value-type="float" office:value="0.23749985">
            <text:p>0.23749985</text:p>
          </table:table-cell>
          <table:table-cell office:value-type="float" office:value="0.22877502">
            <text:p>0.22877502</text:p>
          </table:table-cell>
          <table:table-cell office:value-type="float" office:value="0.7600001">
            <text:p>0.7600001</text:p>
          </table:table-cell>
          <table:table-cell office:value-type="float" office:value="0.73208">
            <text:p>0.73208</text:p>
          </table:table-cell>
          <table:table-cell/>
          <table:table-cell table:formula="of:=([.D118]-[.E118])-([.D117]-[.E117])" office:value-type="float" office:value="0.0213106">
            <text:p>0.0213106</text:p>
          </table:table-cell>
        </table:table-row>
        <table:table-row table:style-name="ro2">
          <table:table-cell office:value-type="float" office:value="590">
            <text:p>590</text:p>
          </table:table-cell>
          <table:table-cell office:value-type="float" office:value="0.23999985">
            <text:p>0.23999985</text:p>
          </table:table-cell>
          <table:table-cell office:value-type="float" office:value="0.237926">
            <text:p>0.237926</text:p>
          </table:table-cell>
          <table:table-cell office:value-type="float" office:value="0.7680001">
            <text:p>0.7680001</text:p>
          </table:table-cell>
          <table:table-cell office:value-type="float" office:value="0.7720117">
            <text:p>0.7720117</text:p>
          </table:table-cell>
          <table:table-cell/>
          <table:table-cell table:formula="of:=([.D119]-[.E119])-([.D118]-[.E118])" office:value-type="float" office:value="-0.0319316999999999">
            <text:p>-0.0319317</text:p>
          </table:table-cell>
        </table:table-row>
        <table:table-row table:style-name="ro2">
          <table:table-cell office:value-type="float" office:value="595">
            <text:p>595</text:p>
          </table:table-cell>
          <table:table-cell office:value-type="float" office:value="0.24249984">
            <text:p>0.24249984</text:p>
          </table:table-cell>
          <table:table-cell office:value-type="float" office:value="0.23975623">
            <text:p>0.23975623</text:p>
          </table:table-cell>
          <table:table-cell office:value-type="float" office:value="0.77600014">
            <text:p>0.77600014</text:p>
          </table:table-cell>
          <table:table-cell office:value-type="float" office:value="0.7587011">
            <text:p>0.7587011</text:p>
          </table:table-cell>
          <table:table-cell/>
          <table:table-cell table:formula="of:=([.D120]-[.E120])-([.D119]-[.E119])" office:value-type="float" office:value="0.02131064">
            <text:p>0.02131064</text:p>
          </table:table-cell>
        </table:table-row>
        <table:table-row table:style-name="ro2">
          <table:table-cell office:value-type="float" office:value="600">
            <text:p>600</text:p>
          </table:table-cell>
          <table:table-cell office:value-type="float" office:value="0.24499984">
            <text:p>0.24499984</text:p>
          </table:table-cell>
          <table:table-cell office:value-type="float" office:value="0.2415864">
            <text:p>0.2415864</text:p>
          </table:table-cell>
          <table:table-cell office:value-type="float" office:value="0.78400016">
            <text:p>0.78400016</text:p>
          </table:table-cell>
          <table:table-cell office:value-type="float" office:value="0.7453906">
            <text:p>0.7453906</text:p>
          </table:table-cell>
          <table:table-cell/>
          <table:table-cell table:formula="of:=([.D121]-[.E121])-([.D120]-[.E120])" office:value-type="float" office:value="0.02131052">
            <text:p>0.02131052</text:p>
          </table:table-cell>
        </table:table-row>
        <table:table-row table:style-name="ro2">
          <table:table-cell office:value-type="float" office:value="605">
            <text:p>605</text:p>
          </table:table-cell>
          <table:table-cell office:value-type="float" office:value="0.24749984">
            <text:p>0.24749984</text:p>
          </table:table-cell>
          <table:table-cell office:value-type="float" office:value="0.24341662">
            <text:p>0.24341662</text:p>
          </table:table-cell>
          <table:table-cell office:value-type="float" office:value="0.7920002">
            <text:p>0.7920002</text:p>
          </table:table-cell>
          <table:table-cell office:value-type="float" office:value="0.7587011">
            <text:p>0.7587011</text:p>
          </table:table-cell>
          <table:table-cell/>
          <table:table-cell table:formula="of:=([.D122]-[.E122])-([.D121]-[.E121])" office:value-type="float" office:value="-0.00531046000000013">
            <text:p>-0.00531046</text:p>
          </table:table-cell>
        </table:table-row>
        <table:table-row table:style-name="ro2">
          <table:table-cell office:value-type="float" office:value="610">
            <text:p>610</text:p>
          </table:table-cell>
          <table:table-cell office:value-type="float" office:value="0.24999984">
            <text:p>0.24999984</text:p>
          </table:table-cell>
          <table:table-cell office:value-type="float" office:value="0.24890721">
            <text:p>0.24890721</text:p>
          </table:table-cell>
          <table:table-cell office:value-type="float" office:value="0.8000002">
            <text:p>0.8000002</text:p>
          </table:table-cell>
          <table:table-cell office:value-type="float" office:value="0.7986327">
            <text:p>0.7986327</text:p>
          </table:table-cell>
          <table:table-cell/>
          <table:table-cell table:formula="of:=([.D123]-[.E123])-([.D122]-[.E122])" office:value-type="float" office:value="-0.0319315999999999">
            <text:p>-0.0319316</text:p>
          </table:table-cell>
        </table:table-row>
        <table:table-row table:style-name="ro2">
          <table:table-cell office:value-type="float" office:value="615">
            <text:p>615</text:p>
          </table:table-cell>
          <table:table-cell office:value-type="float" office:value="0.2475247">
            <text:p>0.2475247</text:p>
          </table:table-cell>
          <table:table-cell office:value-type="float" office:value="0.24524681">
            <text:p>0.24524681</text:p>
          </table:table-cell>
          <table:table-cell office:value-type="float" office:value="0.8080002">
            <text:p>0.8080002</text:p>
          </table:table-cell>
          <table:table-cell office:value-type="float" office:value="0.7453906">
            <text:p>0.7453906</text:p>
          </table:table-cell>
          <table:table-cell/>
          <table:table-cell table:formula="of:=([.D124]-[.E124])-([.D123]-[.E123])" office:value-type="float" office:value="0.0612421">
            <text:p>0.0612421</text:p>
          </table:table-cell>
        </table:table-row>
        <table:table-row table:style-name="ro2">
          <table:table-cell office:value-type="float" office:value="620">
            <text:p>620</text:p>
          </table:table-cell>
          <table:table-cell office:value-type="float" office:value="0.24509798">
            <text:p>0.24509798</text:p>
          </table:table-cell>
          <table:table-cell office:value-type="float" office:value="0.25256762">
            <text:p>0.25256762</text:p>
          </table:table-cell>
          <table:table-cell office:value-type="float" office:value="0.8160002">
            <text:p>0.8160002</text:p>
          </table:table-cell>
          <table:table-cell office:value-type="float" office:value="0.7720115">
            <text:p>0.7720115</text:p>
          </table:table-cell>
          <table:table-cell/>
          <table:table-cell table:formula="of:=([.D125]-[.E125])-([.D124]-[.E124])" office:value-type="float" office:value="-0.0186208999999999">
            <text:p>-0.0186209</text:p>
          </table:table-cell>
        </table:table-row>
        <table:table-row table:style-name="ro2">
          <table:table-cell office:value-type="float" office:value="625">
            <text:p>625</text:p>
          </table:table-cell>
          <table:table-cell office:value-type="float" office:value="0.24271838">
            <text:p>0.24271838</text:p>
          </table:table-cell>
          <table:table-cell office:value-type="float" office:value="0.256228">
            <text:p>0.256228</text:p>
          </table:table-cell>
          <table:table-cell office:value-type="float" office:value="0.82400024">
            <text:p>0.82400024</text:p>
          </table:table-cell>
          <table:table-cell office:value-type="float" office:value="0.8252537">
            <text:p>0.8252537</text:p>
          </table:table-cell>
          <table:table-cell/>
          <table:table-cell table:formula="of:=([.D126]-[.E126])-([.D125]-[.E125])" office:value-type="float" office:value="-0.0452421599999999">
            <text:p>-0.04524216</text:p>
          </table:table-cell>
        </table:table-row>
        <table:table-row table:style-name="ro2">
          <table:table-cell office:value-type="float" office:value="630">
            <text:p>630</text:p>
          </table:table-cell>
          <table:table-cell office:value-type="float" office:value="0.24038455">
            <text:p>0.24038455</text:p>
          </table:table-cell>
          <table:table-cell office:value-type="float" office:value="0.247077">
            <text:p>0.247077</text:p>
          </table:table-cell>
          <table:table-cell office:value-type="float" office:value="0.83200026">
            <text:p>0.83200026</text:p>
          </table:table-cell>
          <table:table-cell office:value-type="float" office:value="0.78532225">
            <text:p>0.78532225</text:p>
          </table:table-cell>
          <table:table-cell/>
          <table:table-cell table:formula="of:=([.D127]-[.E127])-([.D126]-[.E126])" office:value-type="float" office:value="0.04793147">
            <text:p>0.04793147</text:p>
          </table:table-cell>
        </table:table-row>
        <table:table-row table:style-name="ro2">
          <table:table-cell office:value-type="float" office:value="635">
            <text:p>635</text:p>
          </table:table-cell>
          <table:table-cell office:value-type="float" office:value="0.23809516">
            <text:p>0.23809516</text:p>
          </table:table-cell>
          <table:table-cell office:value-type="float" office:value="0.2507374">
            <text:p>0.2507374</text:p>
          </table:table-cell>
          <table:table-cell office:value-type="float" office:value="0.8400003">
            <text:p>0.8400003</text:p>
          </table:table-cell>
          <table:table-cell office:value-type="float" office:value="0.86518544">
            <text:p>0.86518544</text:p>
          </table:table-cell>
          <table:table-cell/>
          <table:table-cell table:formula="of:=([.D128]-[.E128])-([.D127]-[.E127])" office:value-type="float" office:value="-0.0718631500000001">
            <text:p>-0.07186315</text:p>
          </table:table-cell>
        </table:table-row>
        <table:table-row table:style-name="ro2">
          <table:table-cell office:value-type="float" office:value="640">
            <text:p>640</text:p>
          </table:table-cell>
          <table:table-cell office:value-type="float" office:value="0.23584898">
            <text:p>0.23584898</text:p>
          </table:table-cell>
          <table:table-cell office:value-type="float" office:value="0.24524681">
            <text:p>0.24524681</text:p>
          </table:table-cell>
          <table:table-cell office:value-type="float" office:value="0.8480003">
            <text:p>0.8480003</text:p>
          </table:table-cell>
          <table:table-cell office:value-type="float" office:value="0.8518748">
            <text:p>0.8518748</text:p>
          </table:table-cell>
          <table:table-cell/>
          <table:table-cell table:formula="of:=([.D129]-[.E129])-([.D128]-[.E128])" office:value-type="float" office:value="0.02131064">
            <text:p>0.02131064</text:p>
          </table:table-cell>
        </table:table-row>
        <table:table-row table:style-name="ro2">
          <table:table-cell office:value-type="float" office:value="645">
            <text:p>645</text:p>
          </table:table-cell>
          <table:table-cell office:value-type="float" office:value="0.23364478">
            <text:p>0.23364478</text:p>
          </table:table-cell>
          <table:table-cell office:value-type="float" office:value="0.24890721">
            <text:p>0.24890721</text:p>
          </table:table-cell>
          <table:table-cell office:value-type="float" office:value="0.8560003">
            <text:p>0.8560003</text:p>
          </table:table-cell>
          <table:table-cell office:value-type="float" office:value="0.8518748">
            <text:p>0.8518748</text:p>
          </table:table-cell>
          <table:table-cell/>
          <table:table-cell table:formula="of:=([.D130]-[.E130])-([.D129]-[.E129])" office:value-type="float" office:value="0.00800000000000001">
            <text:p>0.008</text:p>
          </table:table-cell>
        </table:table-row>
        <table:table-row table:style-name="ro2">
          <table:table-cell office:value-type="float" office:value="650">
            <text:p>650</text:p>
          </table:table-cell>
          <table:table-cell office:value-type="float" office:value="0.2314814">
            <text:p>0.2314814</text:p>
          </table:table-cell>
          <table:table-cell office:value-type="float" office:value="0.2397562">
            <text:p>0.2397562</text:p>
          </table:table-cell>
          <table:table-cell office:value-type="float" office:value="0.8640003">
            <text:p>0.8640003</text:p>
          </table:table-cell>
          <table:table-cell office:value-type="float" office:value="0.81194323">
            <text:p>0.81194323</text:p>
          </table:table-cell>
          <table:table-cell/>
          <table:table-cell table:formula="of:=([.D131]-[.E131])-([.D130]-[.E130])" office:value-type="float" office:value="0.0479315699999999">
            <text:p>0.04793157</text:p>
          </table:table-cell>
        </table:table-row>
        <table:table-row table:style-name="ro2">
          <table:table-cell office:value-type="float" office:value="655">
            <text:p>655</text:p>
          </table:table-cell>
          <table:table-cell office:value-type="float" office:value="0.22935772">
            <text:p>0.22935772</text:p>
          </table:table-cell>
          <table:table-cell office:value-type="float" office:value="0.23426561">
            <text:p>0.23426561</text:p>
          </table:table-cell>
          <table:table-cell office:value-type="float" office:value="0.87200034">
            <text:p>0.87200034</text:p>
          </table:table-cell>
          <table:table-cell office:value-type="float" office:value="0.7986328">
            <text:p>0.7986328</text:p>
          </table:table-cell>
          <table:table-cell/>
          <table:table-cell table:formula="of:=([.D132]-[.E132])-([.D131]-[.E131])" office:value-type="float" office:value="0.0213104700000002">
            <text:p>0.02131047</text:p>
          </table:table-cell>
        </table:table-row>
        <table:table-row table:style-name="ro2">
          <table:table-cell office:value-type="float" office:value="660">
            <text:p>660</text:p>
          </table:table-cell>
          <table:table-cell office:value-type="float" office:value="0.22727264">
            <text:p>0.22727264</text:p>
          </table:table-cell>
          <table:table-cell office:value-type="float" office:value="0.23243542">
            <text:p>0.23243542</text:p>
          </table:table-cell>
          <table:table-cell office:value-type="float" office:value="0.88000035">
            <text:p>0.88000035</text:p>
          </table:table-cell>
          <table:table-cell office:value-type="float" office:value="0.81194323">
            <text:p>0.81194323</text:p>
          </table:table-cell>
          <table:table-cell/>
          <table:table-cell table:formula="of:=([.D133]-[.E133])-([.D132]-[.E132])" office:value-type="float" office:value="-0.00531042000000015">
            <text:p>-0.00531042</text:p>
          </table:table-cell>
        </table:table-row>
        <table:table-row table:style-name="ro2">
          <table:table-cell office:value-type="float" office:value="665">
            <text:p>665</text:p>
          </table:table-cell>
          <table:table-cell office:value-type="float" office:value="0.22522514">
            <text:p>0.22522514</text:p>
          </table:table-cell>
          <table:table-cell office:value-type="float" office:value="0.22328441">
            <text:p>0.22328441</text:p>
          </table:table-cell>
          <table:table-cell office:value-type="float" office:value="0.88800037">
            <text:p>0.88800037</text:p>
          </table:table-cell>
          <table:table-cell office:value-type="float" office:value="0.8252539">
            <text:p>0.8252539</text:p>
          </table:table-cell>
          <table:table-cell/>
          <table:table-cell table:formula="of:=([.D134]-[.E134])-([.D133]-[.E133])" office:value-type="float" office:value="-0.00531064999999997">
            <text:p>-0.00531065</text:p>
          </table:table-cell>
        </table:table-row>
        <table:table-row table:style-name="ro2">
          <table:table-cell office:value-type="float" office:value="670">
            <text:p>670</text:p>
          </table:table-cell>
          <table:table-cell office:value-type="float" office:value="0.2232142">
            <text:p>0.2232142</text:p>
          </table:table-cell>
          <table:table-cell office:value-type="float" office:value="0.21962401">
            <text:p>0.21962401</text:p>
          </table:table-cell>
          <table:table-cell office:value-type="float" office:value="0.8960004">
            <text:p>0.8960004</text:p>
          </table:table-cell>
          <table:table-cell office:value-type="float" office:value="0.851875">
            <text:p>0.851875</text:p>
          </table:table-cell>
          <table:table-cell/>
          <table:table-cell table:formula="of:=([.D135]-[.E135])-([.D134]-[.E134])" office:value-type="float" office:value="-0.01862107">
            <text:p>-0.01862107</text:p>
          </table:table-cell>
        </table:table-row>
        <table:table-row table:style-name="ro2">
          <table:table-cell office:value-type="float" office:value="675">
            <text:p>675</text:p>
          </table:table-cell>
          <table:table-cell office:value-type="float" office:value="0.22123884">
            <text:p>0.22123884</text:p>
          </table:table-cell>
          <table:table-cell office:value-type="float" office:value="0.22511461">
            <text:p>0.22511461</text:p>
          </table:table-cell>
          <table:table-cell office:value-type="float" office:value="0.9040004">
            <text:p>0.9040004</text:p>
          </table:table-cell>
          <table:table-cell office:value-type="float" office:value="0.8918066">
            <text:p>0.8918066</text:p>
          </table:table-cell>
          <table:table-cell/>
          <table:table-cell table:formula="of:=([.D136]-[.E136])-([.D135]-[.E135])" office:value-type="float" office:value="-0.0319316000000001">
            <text:p>-0.0319316</text:p>
          </table:table-cell>
        </table:table-row>
        <table:table-row table:style-name="ro2">
          <table:table-cell office:value-type="float" office:value="680">
            <text:p>680</text:p>
          </table:table-cell>
          <table:table-cell office:value-type="float" office:value="0.21929815">
            <text:p>0.21929815</text:p>
          </table:table-cell>
          <table:table-cell office:value-type="float" office:value="0.21962401">
            <text:p>0.21962401</text:p>
          </table:table-cell>
          <table:table-cell office:value-type="float" office:value="0.9120004">
            <text:p>0.9120004</text:p>
          </table:table-cell>
          <table:table-cell office:value-type="float" office:value="0.93173826">
            <text:p>0.93173826</text:p>
          </table:table-cell>
          <table:table-cell/>
          <table:table-cell table:formula="of:=([.D137]-[.E137])-([.D136]-[.E136])" office:value-type="float" office:value="-0.03193166">
            <text:p>-0.03193166</text:p>
          </table:table-cell>
        </table:table-row>
        <table:table-row table:style-name="ro2">
          <table:table-cell office:value-type="float" office:value="685">
            <text:p>685</text:p>
          </table:table-cell>
          <table:table-cell office:value-type="float" office:value="0.21739121">
            <text:p>0.21739121</text:p>
          </table:table-cell>
          <table:table-cell office:value-type="float" office:value="0.22145419">
            <text:p>0.22145419</text:p>
          </table:table-cell>
          <table:table-cell office:value-type="float" office:value="0.92000043">
            <text:p>0.92000043</text:p>
          </table:table-cell>
          <table:table-cell office:value-type="float" office:value="0.9450487">
            <text:p>0.9450487</text:p>
          </table:table-cell>
          <table:table-cell/>
          <table:table-cell table:formula="of:=([.D138]-[.E138])-([.D137]-[.E137])" office:value-type="float" office:value="-0.00531040999999988">
            <text:p>-0.00531041</text:p>
          </table:table-cell>
        </table:table-row>
        <table:table-row table:style-name="ro2">
          <table:table-cell office:value-type="float" office:value="690">
            <text:p>690</text:p>
          </table:table-cell>
          <table:table-cell office:value-type="float" office:value="0.21551713">
            <text:p>0.21551713</text:p>
          </table:table-cell>
          <table:table-cell office:value-type="float" office:value="0.2251146">
            <text:p>0.2251146</text:p>
          </table:table-cell>
          <table:table-cell office:value-type="float" office:value="0.92800045">
            <text:p>0.92800045</text:p>
          </table:table-cell>
          <table:table-cell office:value-type="float" office:value="0.9716698">
            <text:p>0.9716698</text:p>
          </table:table-cell>
          <table:table-cell/>
          <table:table-cell table:formula="of:=([.D139]-[.E139])-([.D138]-[.E138])" office:value-type="float" office:value="-0.01862108">
            <text:p>-0.01862108</text:p>
          </table:table-cell>
        </table:table-row>
        <table:table-row table:style-name="ro2">
          <table:table-cell office:value-type="float" office:value="695">
            <text:p>695</text:p>
          </table:table-cell>
          <table:table-cell office:value-type="float" office:value="0.21367511">
            <text:p>0.21367511</text:p>
          </table:table-cell>
          <table:table-cell office:value-type="float" office:value="0.21779379">
            <text:p>0.21779379</text:p>
          </table:table-cell>
          <table:table-cell office:value-type="float" office:value="0.93600047">
            <text:p>0.93600047</text:p>
          </table:table-cell>
          <table:table-cell office:value-type="float" office:value="0.97166973">
            <text:p>0.97166973</text:p>
          </table:table-cell>
          <table:table-cell/>
          <table:table-cell table:formula="of:=([.D140]-[.E140])-([.D139]-[.E139])" office:value-type="float" office:value="0.0080000899999999">
            <text:p>0.00800009</text:p>
          </table:table-cell>
        </table:table-row>
        <table:table-row table:style-name="ro2">
          <table:table-cell office:value-type="float" office:value="700">
            <text:p>700</text:p>
          </table:table-cell>
          <table:table-cell office:value-type="float" office:value="0.21186431">
            <text:p>0.21186431</text:p>
          </table:table-cell>
          <table:table-cell office:value-type="float" office:value="0.21779379">
            <text:p>0.21779379</text:p>
          </table:table-cell>
          <table:table-cell office:value-type="float" office:value="0.9440005">
            <text:p>0.9440005</text:p>
          </table:table-cell>
          <table:table-cell office:value-type="float" office:value="0.97166973">
            <text:p>0.97166973</text:p>
          </table:table-cell>
          <table:table-cell/>
          <table:table-cell table:formula="of:=([.D141]-[.E141])-([.D140]-[.E140])" office:value-type="float" office:value="0.00800002999999994">
            <text:p>0.00800003</text:p>
          </table:table-cell>
        </table:table-row>
        <table:table-row table:style-name="ro2">
          <table:table-cell office:value-type="float" office:value="705">
            <text:p>705</text:p>
          </table:table-cell>
          <table:table-cell office:value-type="float" office:value="0.21008393">
            <text:p>0.21008393</text:p>
          </table:table-cell>
          <table:table-cell office:value-type="float" office:value="0.21413341">
            <text:p>0.21413341</text:p>
          </table:table-cell>
          <table:table-cell office:value-type="float" office:value="0.9520005">
            <text:p>0.9520005</text:p>
          </table:table-cell>
          <table:table-cell office:value-type="float" office:value="0.9450487">
            <text:p>0.9450487</text:p>
          </table:table-cell>
          <table:table-cell/>
          <table:table-cell table:formula="of:=([.D142]-[.E142])-([.D141]-[.E141])" office:value-type="float" office:value="0.0346210300000001">
            <text:p>0.03462103</text:p>
          </table:table-cell>
        </table:table-row>
        <table:table-row table:style-name="ro2">
          <table:table-cell office:value-type="float" office:value="710">
            <text:p>710</text:p>
          </table:table-cell>
          <table:table-cell office:value-type="float" office:value="0.20833322">
            <text:p>0.20833322</text:p>
          </table:table-cell>
          <table:table-cell office:value-type="float" office:value="0.2159636">
            <text:p>0.2159636</text:p>
          </table:table-cell>
          <table:table-cell office:value-type="float" office:value="0.9600005">
            <text:p>0.9600005</text:p>
          </table:table-cell>
          <table:table-cell office:value-type="float" office:value="0.95835924">
            <text:p>0.95835924</text:p>
          </table:table-cell>
          <table:table-cell/>
          <table:table-cell table:formula="of:=([.D143]-[.E143])-([.D142]-[.E142])" office:value-type="float" office:value="-0.00531054000000009">
            <text:p>-0.00531054</text:p>
          </table:table-cell>
        </table:table-row>
        <table:table-row table:style-name="ro2">
          <table:table-cell office:value-type="float" office:value="715">
            <text:p>715</text:p>
          </table:table-cell>
          <table:table-cell office:value-type="float" office:value="0.20661145">
            <text:p>0.20661145</text:p>
          </table:table-cell>
          <table:table-cell office:value-type="float" office:value="0.21413341">
            <text:p>0.21413341</text:p>
          </table:table-cell>
          <table:table-cell office:value-type="float" office:value="0.96800053">
            <text:p>0.96800053</text:p>
          </table:table-cell>
          <table:table-cell office:value-type="float" office:value="0.9450487">
            <text:p>0.9450487</text:p>
          </table:table-cell>
          <table:table-cell/>
          <table:table-cell table:formula="of:=([.D144]-[.E144])-([.D143]-[.E143])" office:value-type="float" office:value="0.0213105700000001">
            <text:p>0.02131057</text:p>
          </table:table-cell>
        </table:table-row>
        <table:table-row table:style-name="ro2">
          <table:table-cell office:value-type="float" office:value="720">
            <text:p>720</text:p>
          </table:table-cell>
          <table:table-cell office:value-type="float" office:value="0.20491792">
            <text:p>0.20491792</text:p>
          </table:table-cell>
          <table:table-cell office:value-type="float" office:value="0.21413341">
            <text:p>0.21413341</text:p>
          </table:table-cell>
          <table:table-cell office:value-type="float" office:value="0.97600055">
            <text:p>0.97600055</text:p>
          </table:table-cell>
          <table:table-cell office:value-type="float" office:value="0.9450487">
            <text:p>0.9450487</text:p>
          </table:table-cell>
          <table:table-cell/>
          <table:table-cell table:formula="of:=([.D145]-[.E145])-([.D144]-[.E144])" office:value-type="float" office:value="0.00800002">
            <text:p>0.00800002</text:p>
          </table:table-cell>
        </table:table-row>
        <table:table-row table:style-name="ro2">
          <table:table-cell office:value-type="float" office:value="725">
            <text:p>725</text:p>
          </table:table-cell>
          <table:table-cell office:value-type="float" office:value="0.20325191">
            <text:p>0.20325191</text:p>
          </table:table-cell>
          <table:table-cell office:value-type="float" office:value="0.20681262">
            <text:p>0.20681262</text:p>
          </table:table-cell>
          <table:table-cell office:value-type="float" office:value="0.98400056">
            <text:p>0.98400056</text:p>
          </table:table-cell>
          <table:table-cell office:value-type="float" office:value="0.9716698">
            <text:p>0.9716698</text:p>
          </table:table-cell>
          <table:table-cell/>
          <table:table-cell table:formula="of:=([.D146]-[.E146])-([.D145]-[.E145])" office:value-type="float" office:value="-0.0186210899999999">
            <text:p>-0.01862109</text:p>
          </table:table-cell>
        </table:table-row>
        <table:table-row table:style-name="ro2">
          <table:table-cell office:value-type="float" office:value="730">
            <text:p>730</text:p>
          </table:table-cell>
          <table:table-cell office:value-type="float" office:value="0.20161279">
            <text:p>0.20161279</text:p>
          </table:table-cell>
          <table:table-cell office:value-type="float" office:value="0.20681262">
            <text:p>0.20681262</text:p>
          </table:table-cell>
          <table:table-cell office:value-type="float" office:value="0.9920006">
            <text:p>0.9920006</text:p>
          </table:table-cell>
          <table:table-cell office:value-type="float" office:value="0.9716698">
            <text:p>0.9716698</text:p>
          </table:table-cell>
          <table:table-cell/>
          <table:table-cell table:formula="of:=([.D147]-[.E147])-([.D146]-[.E146])" office:value-type="float" office:value="0.00800003999999999">
            <text:p>0.00800004</text:p>
          </table:table-cell>
        </table:table-row>
        <table:table-row table:style-name="ro2">
          <table:table-cell office:value-type="float" office:value="735">
            <text:p>735</text:p>
          </table:table-cell>
          <table:table-cell office:value-type="float" office:value="0.19999988">
            <text:p>0.19999988</text:p>
          </table:table-cell>
          <table:table-cell office:value-type="float" office:value="0.20315221">
            <text:p>0.20315221</text:p>
          </table:table-cell>
          <table:table-cell office:value-type="float" office:value="1.0000006">
            <text:p>1.0000006</text:p>
          </table:table-cell>
          <table:table-cell office:value-type="float" office:value="0.9716698">
            <text:p>0.9716698</text:p>
          </table:table-cell>
          <table:table-cell/>
          <table:table-cell table:formula="of:=([.D148]-[.E148])-([.D147]-[.E147])" office:value-type="float" office:value="0.0079999999999999">
            <text:p>0.008</text:p>
          </table:table-cell>
        </table:table-row>
        <table:table-row table:style-name="ro2">
          <table:table-cell office:value-type="float" office:value="740">
            <text:p>740</text:p>
          </table:table-cell>
          <table:table-cell office:value-type="float" office:value="0.19841258">
            <text:p>0.19841258</text:p>
          </table:table-cell>
          <table:table-cell office:value-type="float" office:value="0.20315221">
            <text:p>0.20315221</text:p>
          </table:table-cell>
          <table:table-cell office:value-type="float" office:value="1.0080006">
            <text:p>1.0080006</text:p>
          </table:table-cell>
          <table:table-cell office:value-type="float" office:value="0.99829096">
            <text:p>0.99829096</text:p>
          </table:table-cell>
          <table:table-cell/>
          <table:table-cell table:formula="of:=([.D149]-[.E149])-([.D148]-[.E148])" office:value-type="float" office:value="-0.0186211600000001">
            <text:p>-0.01862116</text:p>
          </table:table-cell>
        </table:table-row>
        <table:table-row table:style-name="ro2">
          <table:table-cell office:value-type="float" office:value="745">
            <text:p>745</text:p>
          </table:table-cell>
          <table:table-cell office:value-type="float" office:value="0.19685027">
            <text:p>0.19685027</text:p>
          </table:table-cell>
          <table:table-cell office:value-type="float" office:value="0.19949181">
            <text:p>0.19949181</text:p>
          </table:table-cell>
          <table:table-cell office:value-type="float" office:value="1.0160006">
            <text:p>1.0160006</text:p>
          </table:table-cell>
          <table:table-cell office:value-type="float" office:value="0.99829096">
            <text:p>0.99829096</text:p>
          </table:table-cell>
          <table:table-cell/>
          <table:table-cell table:formula="of:=([.D150]-[.E150])-([.D149]-[.E149])" office:value-type="float" office:value="0.00800000000000001">
            <text:p>0.008</text:p>
          </table:table-cell>
        </table:table-row>
        <table:table-row table:style-name="ro2">
          <table:table-cell office:value-type="float" office:value="750">
            <text:p>750</text:p>
          </table:table-cell>
          <table:table-cell office:value-type="float" office:value="0.19531238">
            <text:p>0.19531238</text:p>
          </table:table-cell>
          <table:table-cell office:value-type="float" office:value="0.192171">
            <text:p>0.192171</text:p>
          </table:table-cell>
          <table:table-cell office:value-type="float" office:value="1.0240006">
            <text:p>1.0240006</text:p>
          </table:table-cell>
          <table:table-cell office:value-type="float" office:value="0.99829096">
            <text:p>0.99829096</text:p>
          </table:table-cell>
          <table:table-cell/>
          <table:table-cell table:formula="of:=([.D151]-[.E151])-([.D150]-[.E150])" office:value-type="float" office:value="0.00800000000000001">
            <text:p>0.008</text:p>
          </table:table-cell>
        </table:table-row>
        <table:table-row table:style-name="ro2">
          <table:table-cell office:value-type="float" office:value="755">
            <text:p>755</text:p>
          </table:table-cell>
          <table:table-cell office:value-type="float" office:value="0.19379833">
            <text:p>0.19379833</text:p>
          </table:table-cell>
          <table:table-cell office:value-type="float" office:value="0.201322">
            <text:p>0.201322</text:p>
          </table:table-cell>
          <table:table-cell office:value-type="float" office:value="1.0320007">
            <text:p>1.0320007</text:p>
          </table:table-cell>
          <table:table-cell office:value-type="float" office:value="1.0116014">
            <text:p>1.0116014</text:p>
          </table:table-cell>
          <table:table-cell/>
          <table:table-cell table:formula="of:=([.D152]-[.E152])-([.D151]-[.E151])" office:value-type="float" office:value="-0.00531033999999986">
            <text:p>-0.00531034</text:p>
          </table:table-cell>
        </table:table-row>
        <table:table-row table:style-name="ro2">
          <table:table-cell office:value-type="float" office:value="760">
            <text:p>760</text:p>
          </table:table-cell>
          <table:table-cell office:value-type="float" office:value="0.19230758">
            <text:p>0.19230758</text:p>
          </table:table-cell>
          <table:table-cell office:value-type="float" office:value="0.19583142">
            <text:p>0.19583142</text:p>
          </table:table-cell>
          <table:table-cell office:value-type="float" office:value="1.0400007">
            <text:p>1.0400007</text:p>
          </table:table-cell>
          <table:table-cell office:value-type="float" office:value="1.024912">
            <text:p>1.024912</text:p>
          </table:table-cell>
          <table:table-cell/>
          <table:table-cell table:formula="of:=([.D153]-[.E153])-([.D152]-[.E152])" office:value-type="float" office:value="-0.00531060000000005">
            <text:p>-0.0053106</text:p>
          </table:table-cell>
        </table:table-row>
        <table:table-row table:style-name="ro2">
          <table:table-cell office:value-type="float" office:value="765">
            <text:p>765</text:p>
          </table:table-cell>
          <table:table-cell office:value-type="float" office:value="0.19083957">
            <text:p>0.19083957</text:p>
          </table:table-cell>
          <table:table-cell office:value-type="float" office:value="0.192171">
            <text:p>0.192171</text:p>
          </table:table-cell>
          <table:table-cell office:value-type="float" office:value="1.0480007">
            <text:p>1.0480007</text:p>
          </table:table-cell>
          <table:table-cell office:value-type="float" office:value="0.99829096">
            <text:p>0.99829096</text:p>
          </table:table-cell>
          <table:table-cell/>
          <table:table-cell table:formula="of:=([.D154]-[.E154])-([.D153]-[.E153])" office:value-type="float" office:value="0.03462104">
            <text:p>0.03462104</text:p>
          </table:table-cell>
        </table:table-row>
        <table:table-row table:style-name="ro2">
          <table:table-cell office:value-type="float" office:value="770">
            <text:p>770</text:p>
          </table:table-cell>
          <table:table-cell office:value-type="float" office:value="0.18939382">
            <text:p>0.18939382</text:p>
          </table:table-cell>
          <table:table-cell office:value-type="float" office:value="0.19400121">
            <text:p>0.19400121</text:p>
          </table:table-cell>
          <table:table-cell office:value-type="float" office:value="1.0560007">
            <text:p>1.0560007</text:p>
          </table:table-cell>
          <table:table-cell office:value-type="float" office:value="1.0648437">
            <text:p>1.0648437</text:p>
          </table:table-cell>
          <table:table-cell/>
          <table:table-cell table:formula="of:=([.D155]-[.E155])-([.D154]-[.E154])" office:value-type="float" office:value="-0.0585527399999999">
            <text:p>-0.05855274</text:p>
          </table:table-cell>
        </table:table-row>
        <table:table-row table:style-name="ro2">
          <table:table-cell office:value-type="float" office:value="775">
            <text:p>775</text:p>
          </table:table-cell>
          <table:table-cell office:value-type="float" office:value="0.1879698">
            <text:p>0.1879698</text:p>
          </table:table-cell>
          <table:table-cell office:value-type="float" office:value="0.192171">
            <text:p>0.192171</text:p>
          </table:table-cell>
          <table:table-cell office:value-type="float" office:value="1.0640007">
            <text:p>1.0640007</text:p>
          </table:table-cell>
          <table:table-cell office:value-type="float" office:value="1.024912">
            <text:p>1.024912</text:p>
          </table:table-cell>
          <table:table-cell/>
          <table:table-cell table:formula="of:=([.D156]-[.E156])-([.D155]-[.E155])" office:value-type="float" office:value="0.0479316999999999">
            <text:p>0.0479317</text:p>
          </table:table-cell>
        </table:table-row>
        <table:table-row table:style-name="ro2">
          <table:table-cell office:value-type="float" office:value="780">
            <text:p>780</text:p>
          </table:table-cell>
          <table:table-cell office:value-type="float" office:value="0.18656704">
            <text:p>0.18656704</text:p>
          </table:table-cell>
          <table:table-cell office:value-type="float" office:value="0.18485022">
            <text:p>0.18485022</text:p>
          </table:table-cell>
          <table:table-cell office:value-type="float" office:value="1.0720007">
            <text:p>1.0720007</text:p>
          </table:table-cell>
          <table:table-cell office:value-type="float" office:value="1.024912">
            <text:p>1.024912</text:p>
          </table:table-cell>
          <table:table-cell/>
          <table:table-cell table:formula="of:=([.D157]-[.E157])-([.D156]-[.E156])" office:value-type="float" office:value="0.00800000000000001">
            <text:p>0.008</text:p>
          </table:table-cell>
        </table:table-row>
        <table:table-row table:style-name="ro2">
          <table:table-cell office:value-type="float" office:value="785">
            <text:p>785</text:p>
          </table:table-cell>
          <table:table-cell office:value-type="float" office:value="0.18518506">
            <text:p>0.18518506</text:p>
          </table:table-cell>
          <table:table-cell office:value-type="float" office:value="0.18485022">
            <text:p>0.18485022</text:p>
          </table:table-cell>
          <table:table-cell office:value-type="float" office:value="1.0800008">
            <text:p>1.0800008</text:p>
          </table:table-cell>
          <table:table-cell office:value-type="float" office:value="1.024912">
            <text:p>1.024912</text:p>
          </table:table-cell>
          <table:table-cell/>
          <table:table-cell table:formula="of:=([.D158]-[.E158])-([.D157]-[.E157])" office:value-type="float" office:value="0.00800010000000007">
            <text:p>0.0080001</text:p>
          </table:table-cell>
        </table:table-row>
        <table:table-row table:style-name="ro2">
          <table:table-cell office:value-type="float" office:value="790">
            <text:p>790</text:p>
          </table:table-cell>
          <table:table-cell office:value-type="float" office:value="0.1838234">
            <text:p>0.1838234</text:p>
          </table:table-cell>
          <table:table-cell office:value-type="float" office:value="0.1811898">
            <text:p>0.1811898</text:p>
          </table:table-cell>
          <table:table-cell office:value-type="float" office:value="1.0880008">
            <text:p>1.0880008</text:p>
          </table:table-cell>
          <table:table-cell office:value-type="float" office:value="1.0515331">
            <text:p>1.0515331</text:p>
          </table:table-cell>
          <table:table-cell/>
          <table:table-cell table:formula="of:=([.D159]-[.E159])-([.D158]-[.E158])" office:value-type="float" office:value="-0.0186210999999998">
            <text:p>-0.0186211</text:p>
          </table:table-cell>
        </table:table-row>
        <table:table-row table:style-name="ro2">
          <table:table-cell office:value-type="float" office:value="795">
            <text:p>795</text:p>
          </table:table-cell>
          <table:table-cell office:value-type="float" office:value="0.18248162">
            <text:p>0.18248162</text:p>
          </table:table-cell>
          <table:table-cell office:value-type="float" office:value="0.17935961">
            <text:p>0.17935961</text:p>
          </table:table-cell>
          <table:table-cell office:value-type="float" office:value="1.0960008">
            <text:p>1.0960008</text:p>
          </table:table-cell>
          <table:table-cell office:value-type="float" office:value="1.0382226">
            <text:p>1.0382226</text:p>
          </table:table-cell>
          <table:table-cell/>
          <table:table-cell table:formula="of:=([.D160]-[.E160])-([.D159]-[.E159])" office:value-type="float" office:value="0.0213104999999998">
            <text:p>0.0213105</text:p>
          </table:table-cell>
        </table:table-row>
        <table:table-row table:style-name="ro2">
          <table:table-cell office:value-type="float" office:value="800">
            <text:p>800</text:p>
          </table:table-cell>
          <table:table-cell office:value-type="float" office:value="0.18115929">
            <text:p>0.18115929</text:p>
          </table:table-cell>
          <table:table-cell office:value-type="float" office:value="0.18302001">
            <text:p>0.18302001</text:p>
          </table:table-cell>
          <table:table-cell office:value-type="float" office:value="1.1040008">
            <text:p>1.1040008</text:p>
          </table:table-cell>
          <table:table-cell office:value-type="float" office:value="1.0914648">
            <text:p>1.0914648</text:p>
          </table:table-cell>
          <table:table-cell/>
          <table:table-cell table:formula="of:=([.D161]-[.E161])-([.D160]-[.E160])" office:value-type="float" office:value="-0.0452422000000001">
            <text:p>-0.0452422</text:p>
          </table:table-cell>
        </table:table-row>
        <table:table-row table:style-name="ro2">
          <table:table-cell office:value-type="float" office:value="805">
            <text:p>805</text:p>
          </table:table-cell>
          <table:table-cell office:value-type="float" office:value="0.17985599">
            <text:p>0.17985599</text:p>
          </table:table-cell>
          <table:table-cell office:value-type="float" office:value="0.1811898">
            <text:p>0.1811898</text:p>
          </table:table-cell>
          <table:table-cell office:value-type="float" office:value="1.1120008">
            <text:p>1.1120008</text:p>
          </table:table-cell>
          <table:table-cell office:value-type="float" office:value="1.1047753">
            <text:p>1.1047753</text:p>
          </table:table-cell>
          <table:table-cell/>
          <table:table-cell table:formula="of:=([.D162]-[.E162])-([.D161]-[.E161])" office:value-type="float" office:value="-0.0053105">
            <text:p>-0.0053105</text:p>
          </table:table-cell>
        </table:table-row>
        <table:table-row table:style-name="ro2">
          <table:table-cell office:value-type="float" office:value="810">
            <text:p>810</text:p>
          </table:table-cell>
          <table:table-cell office:value-type="float" office:value="0.1785713">
            <text:p>0.1785713</text:p>
          </table:table-cell>
          <table:table-cell office:value-type="float" office:value="0.17752941">
            <text:p>0.17752941</text:p>
          </table:table-cell>
          <table:table-cell office:value-type="float" office:value="1.1200008">
            <text:p>1.1200008</text:p>
          </table:table-cell>
          <table:table-cell office:value-type="float" office:value="1.0781542">
            <text:p>1.0781542</text:p>
          </table:table-cell>
          <table:table-cell/>
          <table:table-cell table:formula="of:=([.D163]-[.E163])-([.D162]-[.E162])" office:value-type="float" office:value="0.0346211000000001">
            <text:p>0.0346211</text:p>
          </table:table-cell>
        </table:table-row>
        <table:table-row table:style-name="ro2">
          <table:table-cell office:value-type="float" office:value="815">
            <text:p>815</text:p>
          </table:table-cell>
          <table:table-cell office:value-type="float" office:value="0.17730483">
            <text:p>0.17730483</text:p>
          </table:table-cell>
          <table:table-cell office:value-type="float" office:value="0.17935961">
            <text:p>0.17935961</text:p>
          </table:table-cell>
          <table:table-cell office:value-type="float" office:value="1.1280009">
            <text:p>1.1280009</text:p>
          </table:table-cell>
          <table:table-cell office:value-type="float" office:value="1.1180859">
            <text:p>1.1180859</text:p>
          </table:table-cell>
          <table:table-cell/>
          <table:table-cell table:formula="of:=([.D164]-[.E164])-([.D163]-[.E163])" office:value-type="float" office:value="-0.0319316000000001">
            <text:p>-0.0319316</text:p>
          </table:table-cell>
        </table:table-row>
        <table:table-row table:style-name="ro2">
          <table:table-cell office:value-type="float" office:value="820">
            <text:p>820</text:p>
          </table:table-cell>
          <table:table-cell office:value-type="float" office:value="0.1760562">
            <text:p>0.1760562</text:p>
          </table:table-cell>
          <table:table-cell office:value-type="float" office:value="0.17752941">
            <text:p>0.17752941</text:p>
          </table:table-cell>
          <table:table-cell office:value-type="float" office:value="1.1360009">
            <text:p>1.1360009</text:p>
          </table:table-cell>
          <table:table-cell office:value-type="float" office:value="1.1313964">
            <text:p>1.1313964</text:p>
          </table:table-cell>
          <table:table-cell/>
          <table:table-cell table:formula="of:=([.D165]-[.E165])-([.D164]-[.E164])" office:value-type="float" office:value="-0.0053105">
            <text:p>-0.0053105</text:p>
          </table:table-cell>
        </table:table-row>
        <table:table-row table:style-name="ro2">
          <table:table-cell office:value-type="float" office:value="825">
            <text:p>825</text:p>
          </table:table-cell>
          <table:table-cell office:value-type="float" office:value="0.17482504">
            <text:p>0.17482504</text:p>
          </table:table-cell>
          <table:table-cell office:value-type="float" office:value="0.17935961">
            <text:p>0.17935961</text:p>
          </table:table-cell>
          <table:table-cell office:value-type="float" office:value="1.1440009">
            <text:p>1.1440009</text:p>
          </table:table-cell>
          <table:table-cell office:value-type="float" office:value="1.144707">
            <text:p>1.144707</text:p>
          </table:table-cell>
          <table:table-cell/>
          <table:table-cell table:formula="of:=([.D166]-[.E166])-([.D165]-[.E165])" office:value-type="float" office:value="-0.00531059999999983">
            <text:p>-0.0053106</text:p>
          </table:table-cell>
        </table:table-row>
        <table:table-row table:style-name="ro2">
          <table:table-cell office:value-type="float" office:value="830">
            <text:p>830</text:p>
          </table:table-cell>
          <table:table-cell office:value-type="float" office:value="0.17361097">
            <text:p>0.17361097</text:p>
          </table:table-cell>
          <table:table-cell office:value-type="float" office:value="0.17935961">
            <text:p>0.17935961</text:p>
          </table:table-cell>
          <table:table-cell office:value-type="float" office:value="1.1520009">
            <text:p>1.1520009</text:p>
          </table:table-cell>
          <table:table-cell office:value-type="float" office:value="1.144707">
            <text:p>1.144707</text:p>
          </table:table-cell>
          <table:table-cell/>
          <table:table-cell table:formula="of:=([.D167]-[.E167])-([.D166]-[.E166])" office:value-type="float" office:value="0.00800000000000001">
            <text:p>0.008</text:p>
          </table:table-cell>
        </table:table-row>
        <table:table-row table:style-name="ro2">
          <table:table-cell office:value-type="float" office:value="835">
            <text:p>835</text:p>
          </table:table-cell>
          <table:table-cell office:value-type="float" office:value="0.17241366">
            <text:p>0.17241366</text:p>
          </table:table-cell>
          <table:table-cell office:value-type="float" office:value="0.17203881">
            <text:p>0.17203881</text:p>
          </table:table-cell>
          <table:table-cell office:value-type="float" office:value="1.1600009">
            <text:p>1.1600009</text:p>
          </table:table-cell>
          <table:table-cell office:value-type="float" office:value="1.144707">
            <text:p>1.144707</text:p>
          </table:table-cell>
          <table:table-cell/>
          <table:table-cell table:formula="of:=([.D168]-[.E168])-([.D167]-[.E167])" office:value-type="float" office:value="0.00800000000000001">
            <text:p>0.008</text:p>
          </table:table-cell>
        </table:table-row>
        <table:table-row table:style-name="ro2">
          <table:table-cell office:value-type="float" office:value="840">
            <text:p>840</text:p>
          </table:table-cell>
          <table:table-cell office:value-type="float" office:value="0.17123275">
            <text:p>0.17123275</text:p>
          </table:table-cell>
          <table:table-cell office:value-type="float" office:value="0.17386901">
            <text:p>0.17386901</text:p>
          </table:table-cell>
          <table:table-cell office:value-type="float" office:value="1.1680009">
            <text:p>1.1680009</text:p>
          </table:table-cell>
          <table:table-cell office:value-type="float" office:value="1.1580175">
            <text:p>1.1580175</text:p>
          </table:table-cell>
          <table:table-cell/>
          <table:table-cell table:formula="of:=([.D169]-[.E169])-([.D168]-[.E168])" office:value-type="float" office:value="-0.0053105">
            <text:p>-0.0053105</text:p>
          </table:table-cell>
        </table:table-row>
        <table:table-row table:style-name="ro2">
          <table:table-cell office:value-type="float" office:value="845">
            <text:p>845</text:p>
          </table:table-cell>
          <table:table-cell office:value-type="float" office:value="0.17006789">
            <text:p>0.17006789</text:p>
          </table:table-cell>
          <table:table-cell office:value-type="float" office:value="0.17020862">
            <text:p>0.17020862</text:p>
          </table:table-cell>
          <table:table-cell office:value-type="float" office:value="1.176001">
            <text:p>1.176001</text:p>
          </table:table-cell>
          <table:table-cell office:value-type="float" office:value="1.1580175">
            <text:p>1.1580175</text:p>
          </table:table-cell>
          <table:table-cell/>
          <table:table-cell table:formula="of:=([.D170]-[.E170])-([.D169]-[.E169])" office:value-type="float" office:value="0.00800010000000007">
            <text:p>0.0080001</text:p>
          </table:table-cell>
        </table:table-row>
        <table:table-row table:style-name="ro2">
          <table:table-cell office:value-type="float" office:value="850">
            <text:p>850</text:p>
          </table:table-cell>
          <table:table-cell office:value-type="float" office:value="0.16891879">
            <text:p>0.16891879</text:p>
          </table:table-cell>
          <table:table-cell office:value-type="float" office:value="0.1665482">
            <text:p>0.1665482</text:p>
          </table:table-cell>
          <table:table-cell office:value-type="float" office:value="1.184001">
            <text:p>1.184001</text:p>
          </table:table-cell>
          <table:table-cell office:value-type="float" office:value="1.1580175">
            <text:p>1.1580175</text:p>
          </table:table-cell>
          <table:table-cell/>
          <table:table-cell table:formula="of:=([.D171]-[.E171])-([.D170]-[.E170])" office:value-type="float" office:value="0.00800000000000001">
            <text:p>0.008</text:p>
          </table:table-cell>
        </table:table-row>
        <table:table-row table:style-name="ro2">
          <table:table-cell office:value-type="float" office:value="855">
            <text:p>855</text:p>
          </table:table-cell>
          <table:table-cell office:value-type="float" office:value="0.1677851">
            <text:p>0.1677851</text:p>
          </table:table-cell>
          <table:table-cell office:value-type="float" office:value="0.16837841">
            <text:p>0.16837841</text:p>
          </table:table-cell>
          <table:table-cell office:value-type="float" office:value="1.192001">
            <text:p>1.192001</text:p>
          </table:table-cell>
          <table:table-cell office:value-type="float" office:value="1.1713281">
            <text:p>1.1713281</text:p>
          </table:table-cell>
          <table:table-cell/>
          <table:table-cell table:formula="of:=([.D172]-[.E172])-([.D171]-[.E171])" office:value-type="float" office:value="-0.00531060000000005">
            <text:p>-0.0053106</text:p>
          </table:table-cell>
        </table:table-row>
        <table:table-row table:style-name="ro2">
          <table:table-cell office:value-type="float" office:value="860">
            <text:p>860</text:p>
          </table:table-cell>
          <table:table-cell office:value-type="float" office:value="0.16666654">
            <text:p>0.16666654</text:p>
          </table:table-cell>
          <table:table-cell office:value-type="float" office:value="0.16837841">
            <text:p>0.16837841</text:p>
          </table:table-cell>
          <table:table-cell office:value-type="float" office:value="1.200001">
            <text:p>1.200001</text:p>
          </table:table-cell>
          <table:table-cell office:value-type="float" office:value="1.1713281">
            <text:p>1.1713281</text:p>
          </table:table-cell>
          <table:table-cell/>
          <table:table-cell table:formula="of:=([.D173]-[.E173])-([.D172]-[.E172])" office:value-type="float" office:value="0.00799999999999979">
            <text:p>0.008</text:p>
          </table:table-cell>
        </table:table-row>
        <table:table-row table:style-name="ro2">
          <table:table-cell office:value-type="float" office:value="865">
            <text:p>865</text:p>
          </table:table-cell>
          <table:table-cell office:value-type="float" office:value="0.16556278">
            <text:p>0.16556278</text:p>
          </table:table-cell>
          <table:table-cell office:value-type="float" office:value="0.16288781">
            <text:p>0.16288781</text:p>
          </table:table-cell>
          <table:table-cell office:value-type="float" office:value="1.208001">
            <text:p>1.208001</text:p>
          </table:table-cell>
          <table:table-cell office:value-type="float" office:value="1.1580175">
            <text:p>1.1580175</text:p>
          </table:table-cell>
          <table:table-cell/>
          <table:table-cell table:formula="of:=([.D174]-[.E174])-([.D173]-[.E173])" office:value-type="float" office:value="0.0213106000000001">
            <text:p>0.0213106</text:p>
          </table:table-cell>
        </table:table-row>
        <table:table-row table:style-name="ro2">
          <table:table-cell office:value-type="float" office:value="870">
            <text:p>870</text:p>
          </table:table-cell>
          <table:table-cell office:value-type="float" office:value="0.16447355">
            <text:p>0.16447355</text:p>
          </table:table-cell>
          <table:table-cell office:value-type="float" office:value="0.16288781">
            <text:p>0.16288781</text:p>
          </table:table-cell>
          <table:table-cell office:value-type="float" office:value="1.216001">
            <text:p>1.216001</text:p>
          </table:table-cell>
          <table:table-cell office:value-type="float" office:value="1.1580175">
            <text:p>1.1580175</text:p>
          </table:table-cell>
          <table:table-cell/>
          <table:table-cell table:formula="of:=([.D175]-[.E175])-([.D174]-[.E174])" office:value-type="float" office:value="0.00800000000000001">
            <text:p>0.008</text:p>
          </table:table-cell>
        </table:table-row>
        <table:table-row table:style-name="ro2">
          <table:table-cell office:value-type="float" office:value="875">
            <text:p>875</text:p>
          </table:table-cell>
          <table:table-cell office:value-type="float" office:value="0.16339855">
            <text:p>0.16339855</text:p>
          </table:table-cell>
          <table:table-cell office:value-type="float" office:value="0.15922742">
            <text:p>0.15922742</text:p>
          </table:table-cell>
          <table:table-cell office:value-type="float" office:value="1.224001">
            <text:p>1.224001</text:p>
          </table:table-cell>
          <table:table-cell office:value-type="float" office:value="1.1580175">
            <text:p>1.1580175</text:p>
          </table:table-cell>
          <table:table-cell/>
          <table:table-cell table:formula="of:=([.D176]-[.E176])-([.D175]-[.E175])" office:value-type="float" office:value="0.00800000000000001">
            <text:p>0.008</text:p>
          </table:table-cell>
        </table:table-row>
        <table:table-row table:style-name="ro2">
          <table:table-cell office:value-type="float" office:value="880">
            <text:p>880</text:p>
          </table:table-cell>
          <table:table-cell office:value-type="float" office:value="0.16233753">
            <text:p>0.16233753</text:p>
          </table:table-cell>
          <table:table-cell office:value-type="float" office:value="0.155567">
            <text:p>0.155567</text:p>
          </table:table-cell>
          <table:table-cell office:value-type="float" office:value="1.2320011">
            <text:p>1.2320011</text:p>
          </table:table-cell>
          <table:table-cell office:value-type="float" office:value="1.1313964">
            <text:p>1.1313964</text:p>
          </table:table-cell>
          <table:table-cell/>
          <table:table-cell table:formula="of:=([.D177]-[.E177])-([.D176]-[.E176])" office:value-type="float" office:value="0.0346211999999999">
            <text:p>0.0346212</text:p>
          </table:table-cell>
        </table:table-row>
        <table:table-row table:style-name="ro2">
          <table:table-cell office:value-type="float" office:value="885">
            <text:p>885</text:p>
          </table:table-cell>
          <table:table-cell office:value-type="float" office:value="0.16129018">
            <text:p>0.16129018</text:p>
          </table:table-cell>
          <table:table-cell office:value-type="float" office:value="0.15922742">
            <text:p>0.15922742</text:p>
          </table:table-cell>
          <table:table-cell office:value-type="float" office:value="1.2400011">
            <text:p>1.2400011</text:p>
          </table:table-cell>
          <table:table-cell office:value-type="float" office:value="1.1580175">
            <text:p>1.1580175</text:p>
          </table:table-cell>
          <table:table-cell/>
          <table:table-cell table:formula="of:=([.D178]-[.E178])-([.D177]-[.E177])" office:value-type="float" office:value="-0.0186210999999998">
            <text:p>-0.0186211</text:p>
          </table:table-cell>
        </table:table-row>
        <table:table-row table:style-name="ro2">
          <table:table-cell office:value-type="float" office:value="890">
            <text:p>890</text:p>
          </table:table-cell>
          <table:table-cell office:value-type="float" office:value="0.16025627">
            <text:p>0.16025627</text:p>
          </table:table-cell>
          <table:table-cell office:value-type="float" office:value="0.15922742">
            <text:p>0.15922742</text:p>
          </table:table-cell>
          <table:table-cell office:value-type="float" office:value="1.2480011">
            <text:p>1.2480011</text:p>
          </table:table-cell>
          <table:table-cell office:value-type="float" office:value="1.1313964">
            <text:p>1.1313964</text:p>
          </table:table-cell>
          <table:table-cell/>
          <table:table-cell table:formula="of:=([.D179]-[.E179])-([.D178]-[.E178])" office:value-type="float" office:value="0.0346210999999998">
            <text:p>0.0346211</text:p>
          </table:table-cell>
        </table:table-row>
        <table:table-row table:style-name="ro2">
          <table:table-cell office:value-type="float" office:value="895">
            <text:p>895</text:p>
          </table:table-cell>
          <table:table-cell office:value-type="float" office:value="0.15923554">
            <text:p>0.15923554</text:p>
          </table:table-cell>
          <table:table-cell office:value-type="float" office:value="0.1610576">
            <text:p>0.1610576</text:p>
          </table:table-cell>
          <table:table-cell office:value-type="float" office:value="1.2560011">
            <text:p>1.2560011</text:p>
          </table:table-cell>
          <table:table-cell office:value-type="float" office:value="1.1713281">
            <text:p>1.1713281</text:p>
          </table:table-cell>
          <table:table-cell/>
          <table:table-cell table:formula="of:=([.D180]-[.E180])-([.D179]-[.E179])" office:value-type="float" office:value="-0.0319316999999999">
            <text:p>-0.0319317</text:p>
          </table:table-cell>
        </table:table-row>
        <table:table-row table:style-name="ro2">
          <table:table-cell office:value-type="float" office:value="900">
            <text:p>900</text:p>
          </table:table-cell>
          <table:table-cell office:value-type="float" office:value="0.15822771">
            <text:p>0.15822771</text:p>
          </table:table-cell>
          <table:table-cell office:value-type="float" office:value="0.1756992">
            <text:p>0.1756992</text:p>
          </table:table-cell>
          <table:table-cell office:value-type="float" office:value="1.2640011">
            <text:p>1.2640011</text:p>
          </table:table-cell>
          <table:table-cell office:value-type="float" office:value="1.2511913">
            <text:p>1.2511913</text:p>
          </table:table-cell>
          <table:table-cell/>
          <table:table-cell table:formula="of:=([.D181]-[.E181])-([.D180]-[.E180])" office:value-type="float" office:value="-0.0718631999999999">
            <text:p>-0.0718632</text:p>
          </table:table-cell>
        </table:table-row>
        <table:table-row table:style-name="ro2">
          <table:table-cell office:value-type="float" office:value="905">
            <text:p>905</text:p>
          </table:table-cell>
          <table:table-cell office:value-type="float" office:value="0.15723257">
            <text:p>0.15723257</text:p>
          </table:table-cell>
          <table:table-cell office:value-type="float" office:value="0.1793596">
            <text:p>0.1793596</text:p>
          </table:table-cell>
          <table:table-cell office:value-type="float" office:value="1.2720011">
            <text:p>1.2720011</text:p>
          </table:table-cell>
          <table:table-cell office:value-type="float" office:value="1.2778124">
            <text:p>1.2778124</text:p>
          </table:table-cell>
          <table:table-cell/>
          <table:table-cell table:formula="of:=([.D182]-[.E182])-([.D181]-[.E181])" office:value-type="float" office:value="-0.0186211000000001">
            <text:p>-0.0186211</text:p>
          </table:table-cell>
        </table:table-row>
        <table:table-row table:style-name="ro2">
          <table:table-cell office:value-type="float" office:value="910">
            <text:p>910</text:p>
          </table:table-cell>
          <table:table-cell office:value-type="float" office:value="0.15624987">
            <text:p>0.15624987</text:p>
          </table:table-cell>
          <table:table-cell office:value-type="float" office:value="0.1793596">
            <text:p>0.1793596</text:p>
          </table:table-cell>
          <table:table-cell office:value-type="float" office:value="1.2800012">
            <text:p>1.2800012</text:p>
          </table:table-cell>
          <table:table-cell office:value-type="float" office:value="1.3044335">
            <text:p>1.3044335</text:p>
          </table:table-cell>
          <table:table-cell/>
          <table:table-cell table:formula="of:=([.D183]-[.E183])-([.D182]-[.E182])" office:value-type="float" office:value="-0.018621">
            <text:p>-0.018621</text:p>
          </table:table-cell>
        </table:table-row>
        <table:table-row table:style-name="ro2">
          <table:table-cell office:value-type="float" office:value="915">
            <text:p>915</text:p>
          </table:table-cell>
          <table:table-cell office:value-type="float" office:value="0.15527937">
            <text:p>0.15527937</text:p>
          </table:table-cell>
          <table:table-cell office:value-type="float" office:value="0.1811898">
            <text:p>0.1811898</text:p>
          </table:table-cell>
          <table:table-cell office:value-type="float" office:value="1.2880012">
            <text:p>1.2880012</text:p>
          </table:table-cell>
          <table:table-cell office:value-type="float" office:value="1.317744">
            <text:p>1.317744</text:p>
          </table:table-cell>
          <table:table-cell/>
          <table:table-cell table:formula="of:=([.D184]-[.E184])-([.D183]-[.E183])" office:value-type="float" office:value="-0.0053105">
            <text:p>-0.0053105</text:p>
          </table:table-cell>
        </table:table-row>
        <table:table-row table:style-name="ro2">
          <table:table-cell office:value-type="float" office:value="920">
            <text:p>920</text:p>
          </table:table-cell>
          <table:table-cell office:value-type="float" office:value="0.15432085">
            <text:p>0.15432085</text:p>
          </table:table-cell>
          <table:table-cell office:value-type="float" office:value="0.1775294">
            <text:p>0.1775294</text:p>
          </table:table-cell>
          <table:table-cell office:value-type="float" office:value="1.2960012">
            <text:p>1.2960012</text:p>
          </table:table-cell>
          <table:table-cell office:value-type="float" office:value="1.2911229">
            <text:p>1.2911229</text:p>
          </table:table-cell>
          <table:table-cell/>
          <table:table-cell table:formula="of:=([.D185]-[.E185])-([.D184]-[.E184])" office:value-type="float" office:value="0.0346211000000001">
            <text:p>0.0346211</text:p>
          </table:table-cell>
        </table:table-row>
        <table:table-row table:style-name="ro2">
          <table:table-cell office:value-type="float" office:value="925">
            <text:p>925</text:p>
          </table:table-cell>
          <table:table-cell office:value-type="float" office:value="0.15337409">
            <text:p>0.15337409</text:p>
          </table:table-cell>
          <table:table-cell office:value-type="float" office:value="0.1775294">
            <text:p>0.1775294</text:p>
          </table:table-cell>
          <table:table-cell office:value-type="float" office:value="1.3040012">
            <text:p>1.3040012</text:p>
          </table:table-cell>
          <table:table-cell office:value-type="float" office:value="1.2911229">
            <text:p>1.2911229</text:p>
          </table:table-cell>
          <table:table-cell/>
          <table:table-cell table:formula="of:=([.D186]-[.E186])-([.D185]-[.E185])" office:value-type="float" office:value="0.00800000000000001">
            <text:p>0.008</text:p>
          </table:table-cell>
        </table:table-row>
        <table:table-row table:style-name="ro2">
          <table:table-cell office:value-type="float" office:value="930">
            <text:p>930</text:p>
          </table:table-cell>
          <table:table-cell office:value-type="float" office:value="0.15243888">
            <text:p>0.15243888</text:p>
          </table:table-cell>
          <table:table-cell office:value-type="float" office:value="0.17020862">
            <text:p>0.17020862</text:p>
          </table:table-cell>
          <table:table-cell office:value-type="float" office:value="1.3120012">
            <text:p>1.3120012</text:p>
          </table:table-cell>
          <table:table-cell office:value-type="float" office:value="1.2911229">
            <text:p>1.2911229</text:p>
          </table:table-cell>
          <table:table-cell/>
          <table:table-cell table:formula="of:=([.D187]-[.E187])-([.D186]-[.E186])" office:value-type="float" office:value="0.00800000000000001">
            <text:p>0.008</text:p>
          </table:table-cell>
        </table:table-row>
        <table:table-row table:style-name="ro2">
          <table:table-cell office:value-type="float" office:value="935">
            <text:p>935</text:p>
          </table:table-cell>
          <table:table-cell office:value-type="float" office:value="0.151515">
            <text:p>0.151515</text:p>
          </table:table-cell>
          <table:table-cell office:value-type="float" office:value="0.15922742">
            <text:p>0.15922742</text:p>
          </table:table-cell>
          <table:table-cell office:value-type="float" office:value="1.3200012">
            <text:p>1.3200012</text:p>
          </table:table-cell>
          <table:table-cell office:value-type="float" office:value="1.2645018">
            <text:p>1.2645018</text:p>
          </table:table-cell>
          <table:table-cell/>
          <table:table-cell table:formula="of:=([.D188]-[.E188])-([.D187]-[.E187])" office:value-type="float" office:value="0.0346210999999998">
            <text:p>0.0346211</text:p>
          </table:table-cell>
        </table:table-row>
        <table:table-row table:style-name="ro2">
          <table:table-cell office:value-type="float" office:value="940">
            <text:p>940</text:p>
          </table:table-cell>
          <table:table-cell office:value-type="float" office:value="0.15060227">
            <text:p>0.15060227</text:p>
          </table:table-cell>
          <table:table-cell office:value-type="float" office:value="0.155567">
            <text:p>0.155567</text:p>
          </table:table-cell>
          <table:table-cell office:value-type="float" office:value="1.3280013">
            <text:p>1.3280013</text:p>
          </table:table-cell>
          <table:table-cell office:value-type="float" office:value="1.2911229">
            <text:p>1.2911229</text:p>
          </table:table-cell>
          <table:table-cell/>
          <table:table-cell table:formula="of:=([.D189]-[.E189])-([.D188]-[.E188])" office:value-type="float" office:value="-0.018621">
            <text:p>-0.018621</text:p>
          </table:table-cell>
        </table:table-row>
        <table:table-row table:style-name="ro2">
          <table:table-cell office:value-type="float" office:value="945">
            <text:p>945</text:p>
          </table:table-cell>
          <table:table-cell office:value-type="float" office:value="0.14970046">
            <text:p>0.14970046</text:p>
          </table:table-cell>
          <table:table-cell office:value-type="float" office:value="0.14824621">
            <text:p>0.14824621</text:p>
          </table:table-cell>
          <table:table-cell office:value-type="float" office:value="1.3360013">
            <text:p>1.3360013</text:p>
          </table:table-cell>
          <table:table-cell office:value-type="float" office:value="1.2378807">
            <text:p>1.2378807</text:p>
          </table:table-cell>
          <table:table-cell/>
          <table:table-cell table:formula="of:=([.D190]-[.E190])-([.D189]-[.E189])" office:value-type="float" office:value="0.0612421999999999">
            <text:p>0.0612422</text:p>
          </table:table-cell>
        </table:table-row>
        <table:table-row table:style-name="ro2">
          <table:table-cell office:value-type="float" office:value="950">
            <text:p>950</text:p>
          </table:table-cell>
          <table:table-cell office:value-type="float" office:value="0.14880939">
            <text:p>0.14880939</text:p>
          </table:table-cell>
          <table:table-cell office:value-type="float" office:value="0.14275561">
            <text:p>0.14275561</text:p>
          </table:table-cell>
          <table:table-cell office:value-type="float" office:value="1.3440013">
            <text:p>1.3440013</text:p>
          </table:table-cell>
          <table:table-cell office:value-type="float" office:value="1.2245702">
            <text:p>1.2245702</text:p>
          </table:table-cell>
          <table:table-cell/>
          <table:table-cell table:formula="of:=([.D191]-[.E191])-([.D190]-[.E190])" office:value-type="float" office:value="0.0213105">
            <text:p>0.0213105</text:p>
          </table:table-cell>
        </table:table-row>
        <table:table-row table:style-name="ro2">
          <table:table-cell office:value-type="float" office:value="955">
            <text:p>955</text:p>
          </table:table-cell>
          <table:table-cell office:value-type="float" office:value="0.14792885">
            <text:p>0.14792885</text:p>
          </table:table-cell>
          <table:table-cell office:value-type="float" office:value="0.14641601">
            <text:p>0.14641601</text:p>
          </table:table-cell>
          <table:table-cell office:value-type="float" office:value="1.3520013">
            <text:p>1.3520013</text:p>
          </table:table-cell>
          <table:table-cell office:value-type="float" office:value="1.2245702">
            <text:p>1.2245702</text:p>
          </table:table-cell>
          <table:table-cell/>
          <table:table-cell table:formula="of:=([.D192]-[.E192])-([.D191]-[.E191])" office:value-type="float" office:value="0.00800000000000001">
            <text:p>0.008</text:p>
          </table:table-cell>
        </table:table-row>
        <table:table-row table:style-name="ro2">
          <table:table-cell office:value-type="float" office:value="960">
            <text:p>960</text:p>
          </table:table-cell>
          <table:table-cell office:value-type="float" office:value="0.14705868">
            <text:p>0.14705868</text:p>
          </table:table-cell>
          <table:table-cell office:value-type="float" office:value="0.1445858">
            <text:p>0.1445858</text:p>
          </table:table-cell>
          <table:table-cell office:value-type="float" office:value="1.3600013">
            <text:p>1.3600013</text:p>
          </table:table-cell>
          <table:table-cell office:value-type="float" office:value="1.2378807">
            <text:p>1.2378807</text:p>
          </table:table-cell>
          <table:table-cell/>
          <table:table-cell table:formula="of:=([.D193]-[.E193])-([.D192]-[.E192])" office:value-type="float" office:value="-0.0053105">
            <text:p>-0.0053105</text:p>
          </table:table-cell>
        </table:table-row>
        <table:table-row table:style-name="ro2">
          <table:table-cell office:value-type="float" office:value="965">
            <text:p>965</text:p>
          </table:table-cell>
          <table:table-cell office:value-type="float" office:value="0.14619869">
            <text:p>0.14619869</text:p>
          </table:table-cell>
          <table:table-cell office:value-type="float" office:value="0.1445858">
            <text:p>0.1445858</text:p>
          </table:table-cell>
          <table:table-cell office:value-type="float" office:value="1.3680013">
            <text:p>1.3680013</text:p>
          </table:table-cell>
          <table:table-cell office:value-type="float" office:value="1.2645018">
            <text:p>1.2645018</text:p>
          </table:table-cell>
          <table:table-cell/>
          <table:table-cell table:formula="of:=([.D194]-[.E194])-([.D193]-[.E193])" office:value-type="float" office:value="-0.0186211000000001">
            <text:p>-0.0186211</text:p>
          </table:table-cell>
        </table:table-row>
        <table:table-row table:style-name="ro2">
          <table:table-cell office:value-type="float" office:value="970">
            <text:p>970</text:p>
          </table:table-cell>
          <table:table-cell office:value-type="float" office:value="0.1453487">
            <text:p>0.1453487</text:p>
          </table:table-cell>
          <table:table-cell office:value-type="float" office:value="0.15190661">
            <text:p>0.15190661</text:p>
          </table:table-cell>
          <table:table-cell office:value-type="float" office:value="1.3760014">
            <text:p>1.3760014</text:p>
          </table:table-cell>
          <table:table-cell office:value-type="float" office:value="1.3177441">
            <text:p>1.3177441</text:p>
          </table:table-cell>
          <table:table-cell/>
          <table:table-cell table:formula="of:=([.D195]-[.E195])-([.D194]-[.E194])" office:value-type="float" office:value="-0.0452421999999999">
            <text:p>-0.0452422</text:p>
          </table:table-cell>
        </table:table-row>
        <table:table-row table:style-name="ro2">
          <table:table-cell office:value-type="float" office:value="975">
            <text:p>975</text:p>
          </table:table-cell>
          <table:table-cell office:value-type="float" office:value="0.14450853">
            <text:p>0.14450853</text:p>
          </table:table-cell>
          <table:table-cell office:value-type="float" office:value="0.14824621">
            <text:p>0.14824621</text:p>
          </table:table-cell>
          <table:table-cell office:value-type="float" office:value="1.3840014">
            <text:p>1.3840014</text:p>
          </table:table-cell>
          <table:table-cell office:value-type="float" office:value="1.3177441">
            <text:p>1.3177441</text:p>
          </table:table-cell>
          <table:table-cell/>
          <table:table-cell table:formula="of:=([.D196]-[.E196])-([.D195]-[.E195])" office:value-type="float" office:value="0.00800000000000001">
            <text:p>0.008</text:p>
          </table:table-cell>
        </table:table-row>
        <table:table-row table:style-name="ro2">
          <table:table-cell office:value-type="float" office:value="980">
            <text:p>980</text:p>
          </table:table-cell>
          <table:table-cell office:value-type="float" office:value="0.14367802">
            <text:p>0.14367802</text:p>
          </table:table-cell>
          <table:table-cell office:value-type="float" office:value="0.155567">
            <text:p>0.155567</text:p>
          </table:table-cell>
          <table:table-cell office:value-type="float" office:value="1.3920014">
            <text:p>1.3920014</text:p>
          </table:table-cell>
          <table:table-cell office:value-type="float" office:value="1.3709862">
            <text:p>1.3709862</text:p>
          </table:table-cell>
          <table:table-cell/>
          <table:table-cell table:formula="of:=([.D197]-[.E197])-([.D196]-[.E196])" office:value-type="float" office:value="-0.0452420999999998">
            <text:p>-0.0452421</text:p>
          </table:table-cell>
        </table:table-row>
        <table:table-row table:style-name="ro2">
          <table:table-cell office:value-type="float" office:value="985">
            <text:p>985</text:p>
          </table:table-cell>
          <table:table-cell office:value-type="float" office:value="0.142857">
            <text:p>0.142857</text:p>
          </table:table-cell>
          <table:table-cell office:value-type="float" office:value="0.1592274">
            <text:p>0.1592274</text:p>
          </table:table-cell>
          <table:table-cell office:value-type="float" office:value="1.4000014">
            <text:p>1.4000014</text:p>
          </table:table-cell>
          <table:table-cell office:value-type="float" office:value="1.3976072">
            <text:p>1.3976072</text:p>
          </table:table-cell>
          <table:table-cell/>
          <table:table-cell table:formula="of:=([.D198]-[.E198])-([.D197]-[.E197])" office:value-type="float" office:value="-0.018621">
            <text:p>-0.018621</text:p>
          </table:table-cell>
        </table:table-row>
        <table:table-row table:style-name="ro2">
          <table:table-cell office:value-type="float" office:value="990">
            <text:p>990</text:p>
          </table:table-cell>
          <table:table-cell office:value-type="float" office:value="0.14204532">
            <text:p>0.14204532</text:p>
          </table:table-cell>
          <table:table-cell office:value-type="float" office:value="0.155567">
            <text:p>0.155567</text:p>
          </table:table-cell>
          <table:table-cell office:value-type="float" office:value="1.4080014">
            <text:p>1.4080014</text:p>
          </table:table-cell>
          <table:table-cell office:value-type="float" office:value="1.3709862">
            <text:p>1.3709862</text:p>
          </table:table-cell>
          <table:table-cell/>
          <table:table-cell table:formula="of:=([.D199]-[.E199])-([.D198]-[.E198])" office:value-type="float" office:value="0.0346209999999998">
            <text:p>0.034621</text:p>
          </table:table-cell>
        </table:table-row>
        <table:table-row table:style-name="ro2">
          <table:table-cell office:value-type="float" office:value="995">
            <text:p>995</text:p>
          </table:table-cell>
          <table:table-cell office:value-type="float" office:value="0.1412428">
            <text:p>0.1412428</text:p>
          </table:table-cell>
          <table:table-cell office:value-type="float" office:value="0.1573972">
            <text:p>0.1573972</text:p>
          </table:table-cell>
          <table:table-cell office:value-type="float" office:value="1.4160014">
            <text:p>1.4160014</text:p>
          </table:table-cell>
          <table:table-cell office:value-type="float" office:value="1.4375389">
            <text:p>1.4375389</text:p>
          </table:table-cell>
          <table:table-cell/>
          <table:table-cell table:formula="of:=([.D200]-[.E200])-([.D199]-[.E199])" office:value-type="float" office:value="-0.0585526999999999">
            <text:p>-0.0585527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1404493">
            <text:p>0.1404493</text:p>
          </table:table-cell>
          <table:table-cell office:value-type="float" office:value="0.155567">
            <text:p>0.155567</text:p>
          </table:table-cell>
          <table:table-cell office:value-type="float" office:value="1.4240015">
            <text:p>1.4240015</text:p>
          </table:table-cell>
          <table:table-cell office:value-type="float" office:value="1.3976073">
            <text:p>1.3976073</text:p>
          </table:table-cell>
          <table:table-cell/>
          <table:table-cell table:formula="of:=([.D201]-[.E201])-([.D200]-[.E200])" office:value-type="float" office:value="0.0479316999999999">
            <text:p>0.0479317</text:p>
          </table:table-cell>
        </table:table-row>
        <table:table-row table:style-name="ro2">
          <table:table-cell office:value-type="float" office:value="1005">
            <text:p>1005</text:p>
          </table:table-cell>
          <table:table-cell office:value-type="float" office:value="0.13966466">
            <text:p>0.13966466</text:p>
          </table:table-cell>
          <table:table-cell office:value-type="float" office:value="0.1500764">
            <text:p>0.1500764</text:p>
          </table:table-cell>
          <table:table-cell office:value-type="float" office:value="1.4320015">
            <text:p>1.4320015</text:p>
          </table:table-cell>
          <table:table-cell office:value-type="float" office:value="1.3576758">
            <text:p>1.3576758</text:p>
          </table:table-cell>
          <table:table-cell/>
          <table:table-cell table:formula="of:=([.D202]-[.E202])-([.D201]-[.E201])" office:value-type="float" office:value="0.0479315">
            <text:p>0.0479315</text:p>
          </table:table-cell>
        </table:table-row>
        <table:table-row table:style-name="ro2">
          <table:table-cell office:value-type="float" office:value="1010">
            <text:p>1010</text:p>
          </table:table-cell>
          <table:table-cell office:value-type="float" office:value="0.13888875">
            <text:p>0.13888875</text:p>
          </table:table-cell>
          <table:table-cell office:value-type="float" office:value="0.1445858">
            <text:p>0.1445858</text:p>
          </table:table-cell>
          <table:table-cell office:value-type="float" office:value="1.4400015">
            <text:p>1.4400015</text:p>
          </table:table-cell>
          <table:table-cell office:value-type="float" office:value="1.3709862">
            <text:p>1.3709862</text:p>
          </table:table-cell>
          <table:table-cell/>
          <table:table-cell table:formula="of:=([.D203]-[.E203])-([.D202]-[.E202])" office:value-type="float" office:value="-0.00531039999999994">
            <text:p>-0.0053104</text:p>
          </table:table-cell>
        </table:table-row>
        <table:table-row table:style-name="ro2">
          <table:table-cell office:value-type="float" office:value="1015">
            <text:p>1015</text:p>
          </table:table-cell>
          <table:table-cell office:value-type="float" office:value="0.13812141">
            <text:p>0.13812141</text:p>
          </table:table-cell>
          <table:table-cell office:value-type="float" office:value="0.1445858">
            <text:p>0.1445858</text:p>
          </table:table-cell>
          <table:table-cell office:value-type="float" office:value="1.4480015">
            <text:p>1.4480015</text:p>
          </table:table-cell>
          <table:table-cell office:value-type="float" office:value="1.3443652">
            <text:p>1.3443652</text:p>
          </table:table-cell>
          <table:table-cell/>
          <table:table-cell table:formula="of:=([.D204]-[.E204])-([.D203]-[.E203])" office:value-type="float" office:value="0.034621">
            <text:p>0.034621</text:p>
          </table:table-cell>
        </table:table-row>
        <table:table-row table:style-name="ro2">
          <table:table-cell office:value-type="float" office:value="1020">
            <text:p>1020</text:p>
          </table:table-cell>
          <table:table-cell office:value-type="float" office:value="0.1373625">
            <text:p>0.1373625</text:p>
          </table:table-cell>
          <table:table-cell office:value-type="float" office:value="0.13726501">
            <text:p>0.13726501</text:p>
          </table:table-cell>
          <table:table-cell office:value-type="float" office:value="1.4560015">
            <text:p>1.4560015</text:p>
          </table:table-cell>
          <table:table-cell office:value-type="float" office:value="1.3443652">
            <text:p>1.3443652</text:p>
          </table:table-cell>
          <table:table-cell/>
          <table:table-cell table:formula="of:=([.D205]-[.E205])-([.D204]-[.E204])" office:value-type="float" office:value="0.00800000000000001">
            <text:p>0.008</text:p>
          </table:table-cell>
        </table:table-row>
        <table:table-row table:style-name="ro2">
          <table:table-cell office:value-type="float" office:value="1025">
            <text:p>1025</text:p>
          </table:table-cell>
          <table:table-cell office:value-type="float" office:value="0.13661188">
            <text:p>0.13661188</text:p>
          </table:table-cell>
          <table:table-cell office:value-type="float" office:value="0.14641601">
            <text:p>0.14641601</text:p>
          </table:table-cell>
          <table:table-cell office:value-type="float" office:value="1.4640015">
            <text:p>1.4640015</text:p>
          </table:table-cell>
          <table:table-cell office:value-type="float" office:value="1.3842968">
            <text:p>1.3842968</text:p>
          </table:table-cell>
          <table:table-cell/>
          <table:table-cell table:formula="of:=([.D206]-[.E206])-([.D205]-[.E205])" office:value-type="float" office:value="-0.0319316000000001">
            <text:p>-0.0319316</text:p>
          </table:table-cell>
        </table:table-row>
        <table:table-row table:style-name="ro2">
          <table:table-cell office:value-type="float" office:value="1030">
            <text:p>1030</text:p>
          </table:table-cell>
          <table:table-cell office:value-type="float" office:value="0.13586943">
            <text:p>0.13586943</text:p>
          </table:table-cell>
          <table:table-cell office:value-type="float" office:value="0.1390952">
            <text:p>0.1390952</text:p>
          </table:table-cell>
          <table:table-cell office:value-type="float" office:value="1.4720016">
            <text:p>1.4720016</text:p>
          </table:table-cell>
          <table:table-cell office:value-type="float" office:value="1.4109179">
            <text:p>1.4109179</text:p>
          </table:table-cell>
          <table:table-cell/>
          <table:table-cell table:formula="of:=([.D207]-[.E207])-([.D206]-[.E206])" office:value-type="float" office:value="-0.018621">
            <text:p>-0.018621</text:p>
          </table:table-cell>
        </table:table-row>
        <table:table-row table:style-name="ro2">
          <table:table-cell office:value-type="float" office:value="1035">
            <text:p>1035</text:p>
          </table:table-cell>
          <table:table-cell office:value-type="float" office:value="0.135135">
            <text:p>0.135135</text:p>
          </table:table-cell>
          <table:table-cell office:value-type="float" office:value="0.1409254">
            <text:p>0.1409254</text:p>
          </table:table-cell>
          <table:table-cell office:value-type="float" office:value="1.4800016">
            <text:p>1.4800016</text:p>
          </table:table-cell>
          <table:table-cell office:value-type="float" office:value="1.3976073">
            <text:p>1.3976073</text:p>
          </table:table-cell>
          <table:table-cell/>
          <table:table-cell table:formula="of:=([.D208]-[.E208])-([.D207]-[.E207])" office:value-type="float" office:value="0.0213106000000001">
            <text:p>0.0213106</text:p>
          </table:table-cell>
        </table:table-row>
        <table:table-row table:style-name="ro2">
          <table:table-cell office:value-type="float" office:value="1040">
            <text:p>1040</text:p>
          </table:table-cell>
          <table:table-cell office:value-type="float" office:value="0.13440846">
            <text:p>0.13440846</text:p>
          </table:table-cell>
          <table:table-cell office:value-type="float" office:value="0.1390952">
            <text:p>0.1390952</text:p>
          </table:table-cell>
          <table:table-cell office:value-type="float" office:value="1.4880016">
            <text:p>1.4880016</text:p>
          </table:table-cell>
          <table:table-cell office:value-type="float" office:value="1.4109179">
            <text:p>1.4109179</text:p>
          </table:table-cell>
          <table:table-cell/>
          <table:table-cell table:formula="of:=([.D209]-[.E209])-([.D208]-[.E208])" office:value-type="float" office:value="-0.00531060000000005">
            <text:p>-0.0053106</text:p>
          </table:table-cell>
        </table:table-row>
        <table:table-row table:style-name="ro2">
          <table:table-cell office:value-type="float" office:value="1045">
            <text:p>1045</text:p>
          </table:table-cell>
          <table:table-cell office:value-type="float" office:value="0.1336897">
            <text:p>0.1336897</text:p>
          </table:table-cell>
          <table:table-cell office:value-type="float" office:value="0.1409254">
            <text:p>0.1409254</text:p>
          </table:table-cell>
          <table:table-cell office:value-type="float" office:value="1.4960016">
            <text:p>1.4960016</text:p>
          </table:table-cell>
          <table:table-cell office:value-type="float" office:value="1.3976073">
            <text:p>1.3976073</text:p>
          </table:table-cell>
          <table:table-cell/>
          <table:table-cell table:formula="of:=([.D210]-[.E210])-([.D209]-[.E209])" office:value-type="float" office:value="0.0213106000000001">
            <text:p>0.0213106</text:p>
          </table:table-cell>
        </table:table-row>
        <table:table-row table:style-name="ro2">
          <table:table-cell office:value-type="float" office:value="1050">
            <text:p>1050</text:p>
          </table:table-cell>
          <table:table-cell office:value-type="float" office:value="0.13297859">
            <text:p>0.13297859</text:p>
          </table:table-cell>
          <table:table-cell office:value-type="float" office:value="0.1390952">
            <text:p>0.1390952</text:p>
          </table:table-cell>
          <table:table-cell office:value-type="float" office:value="1.5040016">
            <text:p>1.5040016</text:p>
          </table:table-cell>
          <table:table-cell office:value-type="float" office:value="1.46416">
            <text:p>1.46416</text:p>
          </table:table-cell>
          <table:table-cell/>
          <table:table-cell table:formula="of:=([.D211]-[.E211])-([.D210]-[.E210])" office:value-type="float" office:value="-0.0585527000000001">
            <text:p>-0.0585527</text:p>
          </table:table-cell>
        </table:table-row>
        <table:table-row table:style-name="ro2">
          <table:table-cell office:value-type="float" office:value="1055">
            <text:p>1055</text:p>
          </table:table-cell>
          <table:table-cell office:value-type="float" office:value="0.13227499">
            <text:p>0.13227499</text:p>
          </table:table-cell>
          <table:table-cell office:value-type="float" office:value="0.1390952">
            <text:p>0.1390952</text:p>
          </table:table-cell>
          <table:table-cell office:value-type="float" office:value="1.5120016">
            <text:p>1.5120016</text:p>
          </table:table-cell>
          <table:table-cell office:value-type="float" office:value="1.4375389">
            <text:p>1.4375389</text:p>
          </table:table-cell>
          <table:table-cell/>
          <table:table-cell table:formula="of:=([.D212]-[.E212])-([.D211]-[.E211])" office:value-type="float" office:value="0.0346211000000003">
            <text:p>0.0346211</text:p>
          </table:table-cell>
        </table:table-row>
        <table:table-row table:style-name="ro2">
          <table:table-cell office:value-type="float" office:value="1060">
            <text:p>1060</text:p>
          </table:table-cell>
          <table:table-cell office:value-type="float" office:value="0.1315788">
            <text:p>0.1315788</text:p>
          </table:table-cell>
          <table:table-cell office:value-type="float" office:value="0.13726501">
            <text:p>0.13726501</text:p>
          </table:table-cell>
          <table:table-cell office:value-type="float" office:value="1.5200016">
            <text:p>1.5200016</text:p>
          </table:table-cell>
          <table:table-cell office:value-type="float" office:value="1.4242284">
            <text:p>1.4242284</text:p>
          </table:table-cell>
          <table:table-cell/>
          <table:table-cell table:formula="of:=([.D213]-[.E213])-([.D212]-[.E212])" office:value-type="float" office:value="0.0213104999999998">
            <text:p>0.0213105</text:p>
          </table:table-cell>
        </table:table-row>
        <table:table-row table:style-name="ro2">
          <table:table-cell office:value-type="float" office:value="1065">
            <text:p>1065</text:p>
          </table:table-cell>
          <table:table-cell office:value-type="float" office:value="0.13088991">
            <text:p>0.13088991</text:p>
          </table:table-cell>
          <table:table-cell office:value-type="float" office:value="0.1390952">
            <text:p>0.1390952</text:p>
          </table:table-cell>
          <table:table-cell office:value-type="float" office:value="1.5280017">
            <text:p>1.5280017</text:p>
          </table:table-cell>
          <table:table-cell office:value-type="float" office:value="1.46416">
            <text:p>1.46416</text:p>
          </table:table-cell>
          <table:table-cell/>
          <table:table-cell table:formula="of:=([.D214]-[.E214])-([.D213]-[.E213])" office:value-type="float" office:value="-0.0319315000000002">
            <text:p>-0.0319315</text:p>
          </table:table-cell>
        </table:table-row>
        <table:table-row table:style-name="ro2">
          <table:table-cell office:value-type="float" office:value="1070">
            <text:p>1070</text:p>
          </table:table-cell>
          <table:table-cell office:value-type="float" office:value="0.1302082">
            <text:p>0.1302082</text:p>
          </table:table-cell>
          <table:table-cell office:value-type="float" office:value="0.1336046">
            <text:p>0.1336046</text:p>
          </table:table-cell>
          <table:table-cell office:value-type="float" office:value="1.5360017">
            <text:p>1.5360017</text:p>
          </table:table-cell>
          <table:table-cell office:value-type="float" office:value="1.4774706">
            <text:p>1.4774706</text:p>
          </table:table-cell>
          <table:table-cell/>
          <table:table-cell table:formula="of:=([.D215]-[.E215])-([.D214]-[.E214])" office:value-type="float" office:value="-0.00531059999999983">
            <text:p>-0.0053106</text:p>
          </table:table-cell>
        </table:table-row>
        <table:table-row table:style-name="ro2">
          <table:table-cell office:value-type="float" office:value="1075">
            <text:p>1075</text:p>
          </table:table-cell>
          <table:table-cell office:value-type="float" office:value="0.12953354">
            <text:p>0.12953354</text:p>
          </table:table-cell>
          <table:table-cell office:value-type="float" office:value="0.128114">
            <text:p>0.128114</text:p>
          </table:table-cell>
          <table:table-cell office:value-type="float" office:value="1.5440017">
            <text:p>1.5440017</text:p>
          </table:table-cell>
          <table:table-cell office:value-type="float" office:value="1.4907811">
            <text:p>1.4907811</text:p>
          </table:table-cell>
          <table:table-cell/>
          <table:table-cell table:formula="of:=([.D216]-[.E216])-([.D215]-[.E215])" office:value-type="float" office:value="-0.0053105">
            <text:p>-0.0053105</text:p>
          </table:table-cell>
        </table:table-row>
        <table:table-row table:style-name="ro2">
          <table:table-cell office:value-type="float" office:value="1080">
            <text:p>1080</text:p>
          </table:table-cell>
          <table:table-cell office:value-type="float" office:value="0.12886584">
            <text:p>0.12886584</text:p>
          </table:table-cell>
          <table:table-cell office:value-type="float" office:value="0.1336046">
            <text:p>0.1336046</text:p>
          </table:table-cell>
          <table:table-cell office:value-type="float" office:value="1.5520017">
            <text:p>1.5520017</text:p>
          </table:table-cell>
          <table:table-cell office:value-type="float" office:value="1.5040916">
            <text:p>1.5040916</text:p>
          </table:table-cell>
          <table:table-cell/>
          <table:table-cell table:formula="of:=([.D217]-[.E217])-([.D216]-[.E216])" office:value-type="float" office:value="-0.0053105">
            <text:p>-0.0053105</text:p>
          </table:table-cell>
        </table:table-row>
        <table:table-row table:style-name="ro2">
          <table:table-cell office:value-type="float" office:value="1085">
            <text:p>1085</text:p>
          </table:table-cell>
          <table:table-cell office:value-type="float" office:value="0.12820499">
            <text:p>0.12820499</text:p>
          </table:table-cell>
          <table:table-cell office:value-type="float" office:value="0.1354348">
            <text:p>0.1354348</text:p>
          </table:table-cell>
          <table:table-cell office:value-type="float" office:value="1.5600017">
            <text:p>1.5600017</text:p>
          </table:table-cell>
          <table:table-cell office:value-type="float" office:value="1.5174022">
            <text:p>1.5174022</text:p>
          </table:table-cell>
          <table:table-cell/>
          <table:table-cell table:formula="of:=([.D218]-[.E218])-([.D217]-[.E217])" office:value-type="float" office:value="-0.00531059999999983">
            <text:p>-0.0053106</text:p>
          </table:table-cell>
        </table:table-row>
        <table:table-row table:style-name="ro2">
          <table:table-cell office:value-type="float" office:value="1090">
            <text:p>1090</text:p>
          </table:table-cell>
          <table:table-cell office:value-type="float" office:value="0.12755089">
            <text:p>0.12755089</text:p>
          </table:table-cell>
          <table:table-cell office:value-type="float" office:value="0.1354348">
            <text:p>0.1354348</text:p>
          </table:table-cell>
          <table:table-cell office:value-type="float" office:value="1.5680017">
            <text:p>1.5680017</text:p>
          </table:table-cell>
          <table:table-cell office:value-type="float" office:value="1.4907811">
            <text:p>1.4907811</text:p>
          </table:table-cell>
          <table:table-cell/>
          <table:table-cell table:formula="of:=([.D219]-[.E219])-([.D218]-[.E218])" office:value-type="float" office:value="0.0346210999999998">
            <text:p>0.0346211</text:p>
          </table:table-cell>
        </table:table-row>
        <table:table-row table:style-name="ro2">
          <table:table-cell office:value-type="float" office:value="1095">
            <text:p>1095</text:p>
          </table:table-cell>
          <table:table-cell office:value-type="float" office:value="0.12690341">
            <text:p>0.12690341</text:p>
          </table:table-cell>
          <table:table-cell office:value-type="float" office:value="0.13177441">
            <text:p>0.13177441</text:p>
          </table:table-cell>
          <table:table-cell office:value-type="float" office:value="1.5760018">
            <text:p>1.5760018</text:p>
          </table:table-cell>
          <table:table-cell office:value-type="float" office:value="1.4907811">
            <text:p>1.4907811</text:p>
          </table:table-cell>
          <table:table-cell/>
          <table:table-cell table:formula="of:=([.D220]-[.E220])-([.D219]-[.E219])" office:value-type="float" office:value="0.00800010000000007">
            <text:p>0.0080001</text:p>
          </table:table-cell>
        </table:table-row>
        <table:table-row table:style-name="ro2">
          <table:table-cell office:value-type="float" office:value="1100">
            <text:p>1100</text:p>
          </table:table-cell>
          <table:table-cell office:value-type="float" office:value="0.12626249">
            <text:p>0.12626249</text:p>
          </table:table-cell>
          <table:table-cell office:value-type="float" office:value="0.1299442">
            <text:p>0.1299442</text:p>
          </table:table-cell>
          <table:table-cell office:value-type="float" office:value="1.5840018">
            <text:p>1.5840018</text:p>
          </table:table-cell>
          <table:table-cell office:value-type="float" office:value="1.4508495">
            <text:p>1.4508495</text:p>
          </table:table-cell>
          <table:table-cell/>
          <table:table-cell table:formula="of:=([.D221]-[.E221])-([.D220]-[.E220])" office:value-type="float" office:value="0.0479316000000001">
            <text:p>0.0479316</text:p>
          </table:table-cell>
        </table:table-row>
        <table:table-row table:style-name="ro2">
          <table:table-cell office:value-type="float" office:value="1105">
            <text:p>1105</text:p>
          </table:table-cell>
          <table:table-cell office:value-type="float" office:value="0.125628">
            <text:p>0.125628</text:p>
          </table:table-cell>
          <table:table-cell office:value-type="float" office:value="0.12262341">
            <text:p>0.12262341</text:p>
          </table:table-cell>
          <table:table-cell office:value-type="float" office:value="1.5920018">
            <text:p>1.5920018</text:p>
          </table:table-cell>
          <table:table-cell office:value-type="float" office:value="1.4508495">
            <text:p>1.4508495</text:p>
          </table:table-cell>
          <table:table-cell/>
          <table:table-cell table:formula="of:=([.D222]-[.E222])-([.D221]-[.E221])" office:value-type="float" office:value="0.00800000000000001">
            <text:p>0.008</text:p>
          </table:table-cell>
        </table:table-row>
        <table:table-row table:style-name="ro2">
          <table:table-cell office:value-type="float" office:value="1110">
            <text:p>1110</text:p>
          </table:table-cell>
          <table:table-cell office:value-type="float" office:value="0.125">
            <text:p>0.125</text:p>
          </table:table-cell>
          <table:table-cell office:value-type="float" office:value="0.124453604">
            <text:p>0.124453604</text:p>
          </table:table-cell>
          <table:table-cell office:value-type="float" office:value="1.6">
            <text:p>1.6</text:p>
          </table:table-cell>
          <table:table-cell office:value-type="float" office:value="1.46416">
            <text:p>1.46416</text:p>
          </table:table-cell>
          <table:table-cell/>
          <table:table-cell table:formula="of:=([.D223]-[.E223])-([.D222]-[.E222])" office:value-type="float" office:value="-0.00531230000000016">
            <text:p>-0.0053123</text:p>
          </table:table-cell>
        </table:table-row>
        <table:table-row table:style-name="ro2">
          <table:table-cell office:value-type="float" office:value="1115">
            <text:p>1115</text:p>
          </table:table-cell>
          <table:table-cell office:value-type="float" office:value="0.125">
            <text:p>0.125</text:p>
          </table:table-cell>
          <table:table-cell office:value-type="float" office:value="0.118963">
            <text:p>0.118963</text:p>
          </table:table-cell>
          <table:table-cell office:value-type="float" office:value="1.6">
            <text:p>1.6</text:p>
          </table:table-cell>
          <table:table-cell office:value-type="float" office:value="1.4508495">
            <text:p>1.4508495</text:p>
          </table:table-cell>
          <table:table-cell/>
          <table:table-cell table:formula="of:=([.D224]-[.E224])-([.D223]-[.E223])" office:value-type="float" office:value="0.0133105000000002">
            <text:p>0.0133105</text:p>
          </table:table-cell>
        </table:table-row>
        <table:table-row table:style-name="ro2">
          <table:table-cell office:value-type="float" office:value="1120">
            <text:p>1120</text:p>
          </table:table-cell>
          <table:table-cell office:value-type="float" office:value="0.125">
            <text:p>0.125</text:p>
          </table:table-cell>
          <table:table-cell office:value-type="float" office:value="0.128114">
            <text:p>0.128114</text:p>
          </table:table-cell>
          <table:table-cell office:value-type="float" office:value="1.6">
            <text:p>1.6</text:p>
          </table:table-cell>
          <table:table-cell office:value-type="float" office:value="1.5174022">
            <text:p>1.5174022</text:p>
          </table:table-cell>
          <table:table-cell/>
          <table:table-cell table:formula="of:=([.D225]-[.E225])-([.D224]-[.E224])" office:value-type="float" office:value="-0.0665526999999999">
            <text:p>-0.0665527</text:p>
          </table:table-cell>
        </table:table-row>
        <table:table-row table:style-name="ro2">
          <table:table-cell office:value-type="float" office:value="1125">
            <text:p>1125</text:p>
          </table:table-cell>
          <table:table-cell office:value-type="float" office:value="0.125">
            <text:p>0.125</text:p>
          </table:table-cell>
          <table:table-cell office:value-type="float" office:value="0.12445362">
            <text:p>0.12445362</text:p>
          </table:table-cell>
          <table:table-cell office:value-type="float" office:value="1.6">
            <text:p>1.6</text:p>
          </table:table-cell>
          <table:table-cell office:value-type="float" office:value="1.5440233">
            <text:p>1.5440233</text:p>
          </table:table-cell>
          <table:table-cell/>
          <table:table-cell table:formula="of:=([.D226]-[.E226])-([.D225]-[.E225])" office:value-type="float" office:value="-0.0266211000000003">
            <text:p>-0.0266211</text:p>
          </table:table-cell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0.125">
            <text:p>0.125</text:p>
          </table:table-cell>
          <table:table-cell office:value-type="float" office:value="0.12811401">
            <text:p>0.12811401</text:p>
          </table:table-cell>
          <table:table-cell office:value-type="float" office:value="1.6">
            <text:p>1.6</text:p>
          </table:table-cell>
          <table:table-cell office:value-type="float" office:value="1.5706445">
            <text:p>1.5706445</text:p>
          </table:table-cell>
          <table:table-cell/>
          <table:table-cell table:formula="of:=([.D227]-[.E227])-([.D226]-[.E226])" office:value-type="float" office:value="-0.0266211999999999">
            <text:p>-0.0266212</text:p>
          </table:table-cell>
        </table:table-row>
        <table:table-row table:style-name="ro2">
          <table:table-cell office:value-type="float" office:value="1135">
            <text:p>1135</text:p>
          </table:table-cell>
          <table:table-cell office:value-type="float" office:value="0.125">
            <text:p>0.125</text:p>
          </table:table-cell>
          <table:table-cell office:value-type="float" office:value="0.13543479">
            <text:p>0.13543479</text:p>
          </table:table-cell>
          <table:table-cell office:value-type="float" office:value="1.6">
            <text:p>1.6</text:p>
          </table:table-cell>
          <table:table-cell office:value-type="float" office:value="1.5972654">
            <text:p>1.5972654</text:p>
          </table:table-cell>
          <table:table-cell/>
          <table:table-cell table:formula="of:=([.D228]-[.E228])-([.D227]-[.E227])" office:value-type="float" office:value="-0.0266208999999999">
            <text:p>-0.0266209</text:p>
          </table:table-cell>
        </table:table-row>
        <table:table-row table:style-name="ro2">
          <table:table-cell office:value-type="float" office:value="1140">
            <text:p>1140</text:p>
          </table:table-cell>
          <table:table-cell office:value-type="float" office:value="0.125">
            <text:p>0.125</text:p>
          </table:table-cell>
          <table:table-cell office:value-type="float" office:value="0.1317744">
            <text:p>0.1317744</text:p>
          </table:table-cell>
          <table:table-cell office:value-type="float" office:value="1.6">
            <text:p>1.6</text:p>
          </table:table-cell>
          <table:table-cell office:value-type="float" office:value="1.6238865">
            <text:p>1.6238865</text:p>
          </table:table-cell>
          <table:table-cell/>
          <table:table-cell table:formula="of:=([.D229]-[.E229])-([.D228]-[.E228])" office:value-type="float" office:value="-0.0266211000000001">
            <text:p>-0.0266211</text:p>
          </table:table-cell>
        </table:table-row>
        <table:table-row table:style-name="ro2">
          <table:table-cell office:value-type="float" office:value="1145">
            <text:p>1145</text:p>
          </table:table-cell>
          <table:table-cell office:value-type="float" office:value="0.125">
            <text:p>0.125</text:p>
          </table:table-cell>
          <table:table-cell office:value-type="float" office:value="0.13177441">
            <text:p>0.13177441</text:p>
          </table:table-cell>
          <table:table-cell office:value-type="float" office:value="1.6">
            <text:p>1.6</text:p>
          </table:table-cell>
          <table:table-cell office:value-type="float" office:value="1.5706445">
            <text:p>1.5706445</text:p>
          </table:table-cell>
          <table:table-cell/>
          <table:table-cell table:formula="of:=([.D230]-[.E230])-([.D229]-[.E229])" office:value-type="float" office:value="0.053242">
            <text:p>0.053242</text:p>
          </table:table-cell>
        </table:table-row>
        <table:table-row table:style-name="ro2">
          <table:table-cell office:value-type="float" office:value="1150">
            <text:p>1150</text:p>
          </table:table-cell>
          <table:table-cell office:value-type="float" office:value="0.125">
            <text:p>0.125</text:p>
          </table:table-cell>
          <table:table-cell office:value-type="float" office:value="0.13543479">
            <text:p>0.13543479</text:p>
          </table:table-cell>
          <table:table-cell office:value-type="float" office:value="1.6">
            <text:p>1.6</text:p>
          </table:table-cell>
          <table:table-cell office:value-type="float" office:value="1.6238865">
            <text:p>1.6238865</text:p>
          </table:table-cell>
          <table:table-cell/>
          <table:table-cell table:formula="of:=([.D231]-[.E231])-([.D230]-[.E230])" office:value-type="float" office:value="-0.053242">
            <text:p>-0.053242</text:p>
          </table:table-cell>
        </table:table-row>
        <table:table-row table:style-name="ro2">
          <table:table-cell office:value-type="float" office:value="1155">
            <text:p>1155</text:p>
          </table:table-cell>
          <table:table-cell office:value-type="float" office:value="0.125">
            <text:p>0.125</text:p>
          </table:table-cell>
          <table:table-cell office:value-type="float" office:value="0.13177441">
            <text:p>0.13177441</text:p>
          </table:table-cell>
          <table:table-cell office:value-type="float" office:value="1.6">
            <text:p>1.6</text:p>
          </table:table-cell>
          <table:table-cell office:value-type="float" office:value="1.5706445">
            <text:p>1.5706445</text:p>
          </table:table-cell>
          <table:table-cell/>
          <table:table-cell table:formula="of:=([.D232]-[.E232])-([.D231]-[.E231])" office:value-type="float" office:value="0.053242">
            <text:p>0.053242</text:p>
          </table:table-cell>
        </table:table-row>
        <table:table-row table:style-name="ro2">
          <table:table-cell office:value-type="float" office:value="1160">
            <text:p>1160</text:p>
          </table:table-cell>
          <table:table-cell office:value-type="float" office:value="0.125">
            <text:p>0.125</text:p>
          </table:table-cell>
          <table:table-cell office:value-type="float" office:value="0.1390952">
            <text:p>0.1390952</text:p>
          </table:table-cell>
          <table:table-cell office:value-type="float" office:value="1.6">
            <text:p>1.6</text:p>
          </table:table-cell>
          <table:table-cell office:value-type="float" office:value="1.5706445">
            <text:p>1.5706445</text:p>
          </table:table-cell>
          <table:table-cell/>
          <table:table-cell table:formula="of:=([.D233]-[.E233])-([.D232]-[.E232])" office:value-type="float" office:value="0">
            <text:p>0</text:p>
          </table:table-cell>
        </table:table-row>
        <table:table-row table:style-name="ro2">
          <table:table-cell office:value-type="float" office:value="1165">
            <text:p>1165</text:p>
          </table:table-cell>
          <table:table-cell office:value-type="float" office:value="0.125">
            <text:p>0.125</text:p>
          </table:table-cell>
          <table:table-cell office:value-type="float" office:value="0.13543479">
            <text:p>0.13543479</text:p>
          </table:table-cell>
          <table:table-cell office:value-type="float" office:value="1.6">
            <text:p>1.6</text:p>
          </table:table-cell>
          <table:table-cell office:value-type="float" office:value="1.5972654">
            <text:p>1.5972654</text:p>
          </table:table-cell>
          <table:table-cell/>
          <table:table-cell table:formula="of:=([.D234]-[.E234])-([.D233]-[.E233])" office:value-type="float" office:value="-0.0266208999999999">
            <text:p>-0.0266209</text:p>
          </table:table-cell>
        </table:table-row>
        <table:table-row table:style-name="ro2">
          <table:table-cell office:value-type="float" office:value="1170">
            <text:p>1170</text:p>
          </table:table-cell>
          <table:table-cell office:value-type="float" office:value="0.125">
            <text:p>0.125</text:p>
          </table:table-cell>
          <table:table-cell office:value-type="float" office:value="0.13177441">
            <text:p>0.13177441</text:p>
          </table:table-cell>
          <table:table-cell office:value-type="float" office:value="1.6">
            <text:p>1.6</text:p>
          </table:table-cell>
          <table:table-cell office:value-type="float" office:value="1.5174022">
            <text:p>1.5174022</text:p>
          </table:table-cell>
          <table:table-cell/>
          <table:table-cell table:formula="of:=([.D235]-[.E235])-([.D234]-[.E234])" office:value-type="float" office:value="0.0798632000000001">
            <text:p>0.0798632</text:p>
          </table:table-cell>
        </table:table-row>
        <table:table-row table:style-name="ro2">
          <table:table-cell office:value-type="float" office:value="1175">
            <text:p>1175</text:p>
          </table:table-cell>
          <table:table-cell office:value-type="float" office:value="0.125">
            <text:p>0.125</text:p>
          </table:table-cell>
          <table:table-cell office:value-type="float" office:value="0.13177441">
            <text:p>0.13177441</text:p>
          </table:table-cell>
          <table:table-cell office:value-type="float" office:value="1.6">
            <text:p>1.6</text:p>
          </table:table-cell>
          <table:table-cell office:value-type="float" office:value="1.5440233">
            <text:p>1.5440233</text:p>
          </table:table-cell>
          <table:table-cell/>
          <table:table-cell table:formula="of:=([.D236]-[.E236])-([.D235]-[.E235])" office:value-type="float" office:value="-0.0266211000000003">
            <text:p>-0.0266211</text:p>
          </table:table-cell>
        </table:table-row>
        <table:table-row table:style-name="ro2">
          <table:table-cell office:value-type="float" office:value="1180">
            <text:p>1180</text:p>
          </table:table-cell>
          <table:table-cell office:value-type="float" office:value="0.125">
            <text:p>0.125</text:p>
          </table:table-cell>
          <table:table-cell office:value-type="float" office:value="0.13177441">
            <text:p>0.13177441</text:p>
          </table:table-cell>
          <table:table-cell office:value-type="float" office:value="1.6">
            <text:p>1.6</text:p>
          </table:table-cell>
          <table:table-cell office:value-type="float" office:value="1.5174022">
            <text:p>1.5174022</text:p>
          </table:table-cell>
          <table:table-cell/>
          <table:table-cell table:formula="of:=([.D237]-[.E237])-([.D236]-[.E236])" office:value-type="float" office:value="0.0266211000000003">
            <text:p>0.0266211</text:p>
          </table:table-cell>
        </table:table-row>
        <table:table-row table:style-name="ro2">
          <table:table-cell office:value-type="float" office:value="1185">
            <text:p>1185</text:p>
          </table:table-cell>
          <table:table-cell office:value-type="float" office:value="0.125">
            <text:p>0.125</text:p>
          </table:table-cell>
          <table:table-cell office:value-type="float" office:value="0.13177441">
            <text:p>0.13177441</text:p>
          </table:table-cell>
          <table:table-cell office:value-type="float" office:value="1.6">
            <text:p>1.6</text:p>
          </table:table-cell>
          <table:table-cell office:value-type="float" office:value="1.5440233">
            <text:p>1.5440233</text:p>
          </table:table-cell>
          <table:table-cell/>
          <table:table-cell table:formula="of:=([.D238]-[.E238])-([.D237]-[.E237])" office:value-type="float" office:value="-0.0266211000000003">
            <text:p>-0.0266211</text:p>
          </table:table-cell>
        </table:table-row>
        <table:table-row table:style-name="ro2">
          <table:table-cell office:value-type="float" office:value="1190">
            <text:p>1190</text:p>
          </table:table-cell>
          <table:table-cell office:value-type="float" office:value="0.125">
            <text:p>0.125</text:p>
          </table:table-cell>
          <table:table-cell office:value-type="float" office:value="0.1299442">
            <text:p>0.1299442</text:p>
          </table:table-cell>
          <table:table-cell office:value-type="float" office:value="1.6">
            <text:p>1.6</text:p>
          </table:table-cell>
          <table:table-cell office:value-type="float" office:value="1.5040916">
            <text:p>1.5040916</text:p>
          </table:table-cell>
          <table:table-cell/>
          <table:table-cell table:formula="of:=([.D239]-[.E239])-([.D238]-[.E238])" office:value-type="float" office:value="0.0399317000000001">
            <text:p>0.0399317</text:p>
          </table:table-cell>
        </table:table-row>
        <table:table-row table:style-name="ro2">
          <table:table-cell office:value-type="float" office:value="1195">
            <text:p>1195</text:p>
          </table:table-cell>
          <table:table-cell office:value-type="float" office:value="0.125">
            <text:p>0.125</text:p>
          </table:table-cell>
          <table:table-cell office:value-type="float" office:value="0.12262341">
            <text:p>0.12262341</text:p>
          </table:table-cell>
          <table:table-cell office:value-type="float" office:value="1.6">
            <text:p>1.6</text:p>
          </table:table-cell>
          <table:table-cell office:value-type="float" office:value="1.5040916">
            <text:p>1.5040916</text:p>
          </table:table-cell>
          <table:table-cell/>
          <table:table-cell table:formula="of:=([.D240]-[.E240])-([.D239]-[.E239])" office:value-type="float" office:value="0">
            <text:p>0</text:p>
          </table:table-cell>
        </table:table-row>
        <table:table-row table:style-name="ro2">
          <table:table-cell office:value-type="float" office:value="1200">
            <text:p>1200</text:p>
          </table:table-cell>
          <table:table-cell office:value-type="float" office:value="0.125">
            <text:p>0.125</text:p>
          </table:table-cell>
          <table:table-cell office:value-type="float" office:value="0.12262341">
            <text:p>0.12262341</text:p>
          </table:table-cell>
          <table:table-cell office:value-type="float" office:value="1.6">
            <text:p>1.6</text:p>
          </table:table-cell>
          <table:table-cell office:value-type="float" office:value="1.5839549">
            <text:p>1.5839549</text:p>
          </table:table-cell>
          <table:table-cell/>
          <table:table-cell table:formula="of:=([.D241]-[.E241])-([.D240]-[.E240])" office:value-type="float" office:value="-0.0798633">
            <text:p>-0.0798633</text:p>
          </table:table-cell>
        </table:table-row>
        <table:table-row table:style-name="ro2">
          <table:table-cell office:value-type="float" office:value="1205">
            <text:p>1205</text:p>
          </table:table-cell>
          <table:table-cell office:value-type="float" office:value="0.125">
            <text:p>0.125</text:p>
          </table:table-cell>
          <table:table-cell office:value-type="float" office:value="0.1299442">
            <text:p>0.1299442</text:p>
          </table:table-cell>
          <table:table-cell office:value-type="float" office:value="1.6">
            <text:p>1.6</text:p>
          </table:table-cell>
          <table:table-cell office:value-type="float" office:value="1.557334">
            <text:p>1.557334</text:p>
          </table:table-cell>
          <table:table-cell/>
          <table:table-cell table:formula="of:=([.D242]-[.E242])-([.D241]-[.E241])" office:value-type="float" office:value="0.0266208999999999">
            <text:p>0.0266209</text:p>
          </table:table-cell>
        </table:table-row>
        <table:table-row table:style-name="ro2">
          <table:table-cell office:value-type="float" office:value="1210">
            <text:p>1210</text:p>
          </table:table-cell>
          <table:table-cell office:value-type="float" office:value="0.125">
            <text:p>0.125</text:p>
          </table:table-cell>
          <table:table-cell office:value-type="float" office:value="0.128114">
            <text:p>0.128114</text:p>
          </table:table-cell>
          <table:table-cell office:value-type="float" office:value="1.6">
            <text:p>1.6</text:p>
          </table:table-cell>
          <table:table-cell office:value-type="float" office:value="1.5440233">
            <text:p>1.5440233</text:p>
          </table:table-cell>
          <table:table-cell/>
          <table:table-cell table:formula="of:=([.D243]-[.E243])-([.D242]-[.E242])" office:value-type="float" office:value="0.0133106999999999">
            <text:p>0.0133107</text:p>
          </table:table-cell>
        </table:table-row>
        <table:table-row table:style-name="ro2">
          <table:table-cell office:value-type="float" office:value="1215">
            <text:p>1215</text:p>
          </table:table-cell>
          <table:table-cell office:value-type="float" office:value="0.125">
            <text:p>0.125</text:p>
          </table:table-cell>
          <table:table-cell office:value-type="float" office:value="0.1299442">
            <text:p>0.1299442</text:p>
          </table:table-cell>
          <table:table-cell office:value-type="float" office:value="1.6">
            <text:p>1.6</text:p>
          </table:table-cell>
          <table:table-cell office:value-type="float" office:value="1.557334">
            <text:p>1.557334</text:p>
          </table:table-cell>
          <table:table-cell/>
          <table:table-cell table:formula="of:=([.D244]-[.E244])-([.D243]-[.E243])" office:value-type="float" office:value="-0.0133106999999999">
            <text:p>-0.0133107</text:p>
          </table:table-cell>
        </table:table-row>
        <table:table-row table:style-name="ro2">
          <table:table-cell office:value-type="float" office:value="1220">
            <text:p>1220</text:p>
          </table:table-cell>
          <table:table-cell office:value-type="float" office:value="0.125">
            <text:p>0.125</text:p>
          </table:table-cell>
          <table:table-cell office:value-type="float" office:value="0.1299442">
            <text:p>0.1299442</text:p>
          </table:table-cell>
          <table:table-cell office:value-type="float" office:value="1.6">
            <text:p>1.6</text:p>
          </table:table-cell>
          <table:table-cell office:value-type="float" office:value="1.557334">
            <text:p>1.557334</text:p>
          </table:table-cell>
          <table:table-cell/>
          <table:table-cell table:formula="of:=([.D245]-[.E245])-([.D244]-[.E244])" office:value-type="float" office:value="0">
            <text:p>0</text:p>
          </table:table-cell>
        </table:table-row>
        <table:table-row table:style-name="ro2">
          <table:table-cell office:value-type="float" office:value="1225">
            <text:p>1225</text:p>
          </table:table-cell>
          <table:table-cell office:value-type="float" office:value="0.125">
            <text:p>0.125</text:p>
          </table:table-cell>
          <table:table-cell office:value-type="float" office:value="0.12262341">
            <text:p>0.12262341</text:p>
          </table:table-cell>
          <table:table-cell office:value-type="float" office:value="1.6">
            <text:p>1.6</text:p>
          </table:table-cell>
          <table:table-cell office:value-type="float" office:value="1.4774706">
            <text:p>1.4774706</text:p>
          </table:table-cell>
          <table:table-cell/>
          <table:table-cell table:formula="of:=([.D246]-[.E246])-([.D245]-[.E245])" office:value-type="float" office:value="0.0798634">
            <text:p>0.0798634</text:p>
          </table:table-cell>
        </table:table-row>
        <table:table-row table:style-name="ro2">
          <table:table-cell office:value-type="float" office:value="1230">
            <text:p>1230</text:p>
          </table:table-cell>
          <table:table-cell office:value-type="float" office:value="0.125">
            <text:p>0.125</text:p>
          </table:table-cell>
          <table:table-cell office:value-type="float" office:value="0.1299442">
            <text:p>0.1299442</text:p>
          </table:table-cell>
          <table:table-cell office:value-type="float" office:value="1.6">
            <text:p>1.6</text:p>
          </table:table-cell>
          <table:table-cell office:value-type="float" office:value="1.5307128">
            <text:p>1.5307128</text:p>
          </table:table-cell>
          <table:table-cell/>
          <table:table-cell table:formula="of:=([.D247]-[.E247])-([.D246]-[.E246])" office:value-type="float" office:value="-0.0532421999999999">
            <text:p>-0.0532422</text:p>
          </table:table-cell>
        </table:table-row>
        <table:table-row table:style-name="ro2">
          <table:table-cell office:value-type="float" office:value="1235">
            <text:p>1235</text:p>
          </table:table-cell>
          <table:table-cell office:value-type="float" office:value="0.125">
            <text:p>0.125</text:p>
          </table:table-cell>
          <table:table-cell office:value-type="float" office:value="0.124453604">
            <text:p>0.124453604</text:p>
          </table:table-cell>
          <table:table-cell office:value-type="float" office:value="1.6">
            <text:p>1.6</text:p>
          </table:table-cell>
          <table:table-cell office:value-type="float" office:value="1.4907811">
            <text:p>1.4907811</text:p>
          </table:table-cell>
          <table:table-cell/>
          <table:table-cell table:formula="of:=([.D248]-[.E248])-([.D247]-[.E247])" office:value-type="float" office:value="0.0399316999999999">
            <text:p>0.0399317</text:p>
          </table:table-cell>
        </table:table-row>
        <table:table-row table:style-name="ro2">
          <table:table-cell office:value-type="float" office:value="1240">
            <text:p>1240</text:p>
          </table:table-cell>
          <table:table-cell office:value-type="float" office:value="0.125">
            <text:p>0.125</text:p>
          </table:table-cell>
          <table:table-cell office:value-type="float" office:value="0.128114">
            <text:p>0.128114</text:p>
          </table:table-cell>
          <table:table-cell office:value-type="float" office:value="1.6">
            <text:p>1.6</text:p>
          </table:table-cell>
          <table:table-cell office:value-type="float" office:value="1.5174022">
            <text:p>1.5174022</text:p>
          </table:table-cell>
          <table:table-cell/>
          <table:table-cell table:formula="of:=([.D249]-[.E249])-([.D248]-[.E248])" office:value-type="float" office:value="-0.0266210999999998">
            <text:p>-0.0266211</text:p>
          </table:table-cell>
        </table:table-row>
        <table:table-row table:style-name="ro2">
          <table:table-cell office:value-type="float" office:value="1245">
            <text:p>1245</text:p>
          </table:table-cell>
          <table:table-cell office:value-type="float" office:value="0.125">
            <text:p>0.125</text:p>
          </table:table-cell>
          <table:table-cell office:value-type="float" office:value="0.1299442">
            <text:p>0.1299442</text:p>
          </table:table-cell>
          <table:table-cell office:value-type="float" office:value="1.6">
            <text:p>1.6</text:p>
          </table:table-cell>
          <table:table-cell office:value-type="float" office:value="1.6105758">
            <text:p>1.6105758</text:p>
          </table:table-cell>
          <table:table-cell/>
          <table:table-cell table:formula="of:=([.D250]-[.E250])-([.D249]-[.E249])" office:value-type="float" office:value="-0.0931736000000001">
            <text:p>-0.0931736</text:p>
          </table:table-cell>
        </table:table-row>
        <table:table-row table:style-name="ro2">
          <table:table-cell office:value-type="float" office:value="1250">
            <text:p>1250</text:p>
          </table:table-cell>
          <table:table-cell office:value-type="float" office:value="0.125">
            <text:p>0.125</text:p>
          </table:table-cell>
          <table:table-cell office:value-type="float" office:value="0.1299442">
            <text:p>0.1299442</text:p>
          </table:table-cell>
          <table:table-cell office:value-type="float" office:value="1.6">
            <text:p>1.6</text:p>
          </table:table-cell>
          <table:table-cell office:value-type="float" office:value="1.557334">
            <text:p>1.557334</text:p>
          </table:table-cell>
          <table:table-cell/>
          <table:table-cell table:formula="of:=([.D251]-[.E251])-([.D250]-[.E250])" office:value-type="float" office:value="0.0532417999999999">
            <text:p>0.0532418</text:p>
          </table:table-cell>
        </table:table-row>
        <table:table-row table:style-name="ro2">
          <table:table-cell office:value-type="float" office:value="1255">
            <text:p>1255</text:p>
          </table:table-cell>
          <table:table-cell office:value-type="float" office:value="0.125">
            <text:p>0.125</text:p>
          </table:table-cell>
          <table:table-cell office:value-type="float" office:value="0.12445362">
            <text:p>0.12445362</text:p>
          </table:table-cell>
          <table:table-cell office:value-type="float" office:value="1.6">
            <text:p>1.6</text:p>
          </table:table-cell>
          <table:table-cell office:value-type="float" office:value="1.5440233">
            <text:p>1.5440233</text:p>
          </table:table-cell>
          <table:table-cell/>
          <table:table-cell table:formula="of:=([.D252]-[.E252])-([.D251]-[.E251])" office:value-type="float" office:value="0.0133106999999999">
            <text:p>0.0133107</text:p>
          </table:table-cell>
        </table:table-row>
        <table:table-row table:style-name="ro2">
          <table:table-cell office:value-type="float" office:value="1260">
            <text:p>1260</text:p>
          </table:table-cell>
          <table:table-cell office:value-type="float" office:value="0.125">
            <text:p>0.125</text:p>
          </table:table-cell>
          <table:table-cell office:value-type="float" office:value="0.1299442">
            <text:p>0.1299442</text:p>
          </table:table-cell>
          <table:table-cell office:value-type="float" office:value="1.6">
            <text:p>1.6</text:p>
          </table:table-cell>
          <table:table-cell office:value-type="float" office:value="1.5839549">
            <text:p>1.5839549</text:p>
          </table:table-cell>
          <table:table-cell/>
          <table:table-cell table:formula="of:=([.D253]-[.E253])-([.D252]-[.E252])" office:value-type="float" office:value="-0.0399315999999998">
            <text:p>-0.0399316</text:p>
          </table:table-cell>
        </table:table-row>
        <table:table-row table:style-name="ro2">
          <table:table-cell office:value-type="float" office:value="1265">
            <text:p>1265</text:p>
          </table:table-cell>
          <table:table-cell office:value-type="float" office:value="0.125">
            <text:p>0.125</text:p>
          </table:table-cell>
          <table:table-cell office:value-type="float" office:value="0.137265">
            <text:p>0.137265</text:p>
          </table:table-cell>
          <table:table-cell office:value-type="float" office:value="1.6">
            <text:p>1.6</text:p>
          </table:table-cell>
          <table:table-cell office:value-type="float" office:value="1.5839549">
            <text:p>1.5839549</text:p>
          </table:table-cell>
          <table:table-cell/>
          <table:table-cell table:formula="of:=([.D254]-[.E254])-([.D253]-[.E253])" office:value-type="float" office:value="0">
            <text:p>0</text:p>
          </table:table-cell>
        </table:table-row>
        <table:table-row table:style-name="ro2">
          <table:table-cell office:value-type="float" office:value="1270">
            <text:p>1270</text:p>
          </table:table-cell>
          <table:table-cell office:value-type="float" office:value="0.125">
            <text:p>0.125</text:p>
          </table:table-cell>
          <table:table-cell office:value-type="float" office:value="0.1336046">
            <text:p>0.1336046</text:p>
          </table:table-cell>
          <table:table-cell office:value-type="float" office:value="1.6">
            <text:p>1.6</text:p>
          </table:table-cell>
          <table:table-cell office:value-type="float" office:value="1.5839549">
            <text:p>1.5839549</text:p>
          </table:table-cell>
          <table:table-cell/>
          <table:table-cell table:formula="of:=([.D255]-[.E255])-([.D254]-[.E254])" office:value-type="float" office:value="0">
            <text:p>0</text:p>
          </table:table-cell>
        </table:table-row>
        <table:table-row table:style-name="ro2">
          <table:table-cell office:value-type="float" office:value="1275">
            <text:p>1275</text:p>
          </table:table-cell>
          <table:table-cell office:value-type="float" office:value="0.125">
            <text:p>0.125</text:p>
          </table:table-cell>
          <table:table-cell office:value-type="float" office:value="0.137265">
            <text:p>0.137265</text:p>
          </table:table-cell>
          <table:table-cell office:value-type="float" office:value="1.6">
            <text:p>1.6</text:p>
          </table:table-cell>
          <table:table-cell office:value-type="float" office:value="1.5839549">
            <text:p>1.5839549</text:p>
          </table:table-cell>
          <table:table-cell/>
          <table:table-cell table:formula="of:=([.D256]-[.E256])-([.D255]-[.E255])" office:value-type="float" office:value="0">
            <text:p>0</text:p>
          </table:table-cell>
        </table:table-row>
        <table:table-row table:style-name="ro2">
          <table:table-cell office:value-type="float" office:value="1280">
            <text:p>1280</text:p>
          </table:table-cell>
          <table:table-cell office:value-type="float" office:value="0.125">
            <text:p>0.125</text:p>
          </table:table-cell>
          <table:table-cell office:value-type="float" office:value="0.13177441">
            <text:p>0.13177441</text:p>
          </table:table-cell>
          <table:table-cell office:value-type="float" office:value="1.6">
            <text:p>1.6</text:p>
          </table:table-cell>
          <table:table-cell office:value-type="float" office:value="1.5440233">
            <text:p>1.5440233</text:p>
          </table:table-cell>
          <table:table-cell/>
          <table:table-cell table:formula="of:=([.D257]-[.E257])-([.D256]-[.E256])" office:value-type="float" office:value="0.0399315999999998">
            <text:p>0.0399316</text:p>
          </table:table-cell>
        </table:table-row>
        <table:table-row table:style-name="ro2">
          <table:table-cell office:value-type="float" office:value="1285">
            <text:p>1285</text:p>
          </table:table-cell>
          <table:table-cell office:value-type="float" office:value="0.125">
            <text:p>0.125</text:p>
          </table:table-cell>
          <table:table-cell office:value-type="float" office:value="0.1336046">
            <text:p>0.1336046</text:p>
          </table:table-cell>
          <table:table-cell office:value-type="float" office:value="1.6">
            <text:p>1.6</text:p>
          </table:table-cell>
          <table:table-cell office:value-type="float" office:value="1.5307128">
            <text:p>1.5307128</text:p>
          </table:table-cell>
          <table:table-cell/>
          <table:table-cell table:formula="of:=([.D258]-[.E258])-([.D257]-[.E257])" office:value-type="float" office:value="0.0133105000000002">
            <text:p>0.0133105</text:p>
          </table:table-cell>
        </table:table-row>
        <table:table-row table:style-name="ro2">
          <table:table-cell office:value-type="float" office:value="1290">
            <text:p>1290</text:p>
          </table:table-cell>
          <table:table-cell office:value-type="float" office:value="0.125">
            <text:p>0.125</text:p>
          </table:table-cell>
          <table:table-cell office:value-type="float" office:value="0.12628381">
            <text:p>0.12628381</text:p>
          </table:table-cell>
          <table:table-cell office:value-type="float" office:value="1.6">
            <text:p>1.6</text:p>
          </table:table-cell>
          <table:table-cell office:value-type="float" office:value="1.5307128">
            <text:p>1.5307128</text:p>
          </table:table-cell>
          <table:table-cell/>
          <table:table-cell table:formula="of:=([.D259]-[.E259])-([.D258]-[.E258])" office:value-type="float" office:value="0">
            <text:p>0</text:p>
          </table:table-cell>
        </table:table-row>
        <table:table-row table:style-name="ro2">
          <table:table-cell office:value-type="float" office:value="1295">
            <text:p>1295</text:p>
          </table:table-cell>
          <table:table-cell office:value-type="float" office:value="0.125">
            <text:p>0.125</text:p>
          </table:table-cell>
          <table:table-cell office:value-type="float" office:value="0.12628381">
            <text:p>0.12628381</text:p>
          </table:table-cell>
          <table:table-cell office:value-type="float" office:value="1.6">
            <text:p>1.6</text:p>
          </table:table-cell>
          <table:table-cell office:value-type="float" office:value="1.5307128">
            <text:p>1.5307128</text:p>
          </table:table-cell>
          <table:table-cell/>
          <table:table-cell table:formula="of:=([.D260]-[.E260])-([.D259]-[.E259])" office:value-type="float" office:value="0">
            <text:p>0</text:p>
          </table:table-cell>
        </table:table-row>
        <table:table-row table:style-name="ro2">
          <table:table-cell office:value-type="float" office:value="1300">
            <text:p>1300</text:p>
          </table:table-cell>
          <table:table-cell office:value-type="float" office:value="0.125">
            <text:p>0.125</text:p>
          </table:table-cell>
          <table:table-cell office:value-type="float" office:value="0.1299442">
            <text:p>0.1299442</text:p>
          </table:table-cell>
          <table:table-cell office:value-type="float" office:value="1.6">
            <text:p>1.6</text:p>
          </table:table-cell>
          <table:table-cell office:value-type="float" office:value="1.5307128">
            <text:p>1.5307128</text:p>
          </table:table-cell>
          <table:table-cell/>
          <table:table-cell table:formula="of:=([.D261]-[.E261])-([.D260]-[.E260])" office:value-type="float" office:value="0">
            <text:p>0</text:p>
          </table:table-cell>
        </table:table-row>
        <table:table-row table:style-name="ro2">
          <table:table-cell office:value-type="float" office:value="1305">
            <text:p>1305</text:p>
          </table:table-cell>
          <table:table-cell office:value-type="float" office:value="0.125">
            <text:p>0.125</text:p>
          </table:table-cell>
          <table:table-cell office:value-type="float" office:value="0.12262341">
            <text:p>0.12262341</text:p>
          </table:table-cell>
          <table:table-cell office:value-type="float" office:value="1.6">
            <text:p>1.6</text:p>
          </table:table-cell>
          <table:table-cell office:value-type="float" office:value="1.5307128">
            <text:p>1.5307128</text:p>
          </table:table-cell>
          <table:table-cell/>
          <table:table-cell table:formula="of:=([.D262]-[.E262])-([.D261]-[.E261])" office:value-type="float" office:value="0">
            <text:p>0</text:p>
          </table:table-cell>
        </table:table-row>
        <table:table-row table:style-name="ro2">
          <table:table-cell office:value-type="float" office:value="1310">
            <text:p>1310</text:p>
          </table:table-cell>
          <table:table-cell office:value-type="float" office:value="0.125">
            <text:p>0.125</text:p>
          </table:table-cell>
          <table:table-cell office:value-type="float" office:value="0.12628381">
            <text:p>0.12628381</text:p>
          </table:table-cell>
          <table:table-cell office:value-type="float" office:value="1.6">
            <text:p>1.6</text:p>
          </table:table-cell>
          <table:table-cell office:value-type="float" office:value="1.5307128">
            <text:p>1.5307128</text:p>
          </table:table-cell>
          <table:table-cell/>
          <table:table-cell table:formula="of:=([.D263]-[.E263])-([.D262]-[.E262])" office:value-type="float" office:value="0">
            <text:p>0</text:p>
          </table:table-cell>
        </table:table-row>
        <table:table-row table:style-name="ro2">
          <table:table-cell office:value-type="float" office:value="1315">
            <text:p>1315</text:p>
          </table:table-cell>
          <table:table-cell office:value-type="float" office:value="0.125">
            <text:p>0.125</text:p>
          </table:table-cell>
          <table:table-cell office:value-type="float" office:value="0.120793216">
            <text:p>0.120793216</text:p>
          </table:table-cell>
          <table:table-cell office:value-type="float" office:value="1.6">
            <text:p>1.6</text:p>
          </table:table-cell>
          <table:table-cell office:value-type="float" office:value="1.5440233">
            <text:p>1.5440233</text:p>
          </table:table-cell>
          <table:table-cell/>
          <table:table-cell table:formula="of:=([.D264]-[.E264])-([.D263]-[.E263])" office:value-type="float" office:value="-0.0133105000000002">
            <text:p>-0.0133105</text:p>
          </table:table-cell>
        </table:table-row>
        <table:table-row table:style-name="ro2">
          <table:table-cell office:value-type="float" office:value="1320">
            <text:p>1320</text:p>
          </table:table-cell>
          <table:table-cell office:value-type="float" office:value="0.125">
            <text:p>0.125</text:p>
          </table:table-cell>
          <table:table-cell office:value-type="float" office:value="0.128114">
            <text:p>0.128114</text:p>
          </table:table-cell>
          <table:table-cell office:value-type="float" office:value="1.6">
            <text:p>1.6</text:p>
          </table:table-cell>
          <table:table-cell office:value-type="float" office:value="1.5440233">
            <text:p>1.5440233</text:p>
          </table:table-cell>
          <table:table-cell/>
          <table:table-cell table:formula="of:=([.D265]-[.E265])-([.D264]-[.E264])" office:value-type="float" office:value="0">
            <text:p>0</text:p>
          </table:table-cell>
        </table:table-row>
        <table:table-row table:style-name="ro2">
          <table:table-cell office:value-type="float" office:value="1325">
            <text:p>1325</text:p>
          </table:table-cell>
          <table:table-cell office:value-type="float" office:value="0.125">
            <text:p>0.125</text:p>
          </table:table-cell>
          <table:table-cell office:value-type="float" office:value="0.137265">
            <text:p>0.137265</text:p>
          </table:table-cell>
          <table:table-cell office:value-type="float" office:value="1.6">
            <text:p>1.6</text:p>
          </table:table-cell>
          <table:table-cell office:value-type="float" office:value="1.5573337">
            <text:p>1.5573337</text:p>
          </table:table-cell>
          <table:table-cell/>
          <table:table-cell table:formula="of:=([.D266]-[.E266])-([.D265]-[.E265])" office:value-type="float" office:value="-0.0133103999999999">
            <text:p>-0.0133104</text:p>
          </table:table-cell>
        </table:table-row>
        <table:table-row table:style-name="ro2">
          <table:table-cell office:value-type="float" office:value="1330">
            <text:p>1330</text:p>
          </table:table-cell>
          <table:table-cell office:value-type="float" office:value="0.125">
            <text:p>0.125</text:p>
          </table:table-cell>
          <table:table-cell office:value-type="float" office:value="0.1299442">
            <text:p>0.1299442</text:p>
          </table:table-cell>
          <table:table-cell office:value-type="float" office:value="1.6">
            <text:p>1.6</text:p>
          </table:table-cell>
          <table:table-cell office:value-type="float" office:value="1.6105758">
            <text:p>1.6105758</text:p>
          </table:table-cell>
          <table:table-cell/>
          <table:table-cell table:formula="of:=([.D267]-[.E267])-([.D266]-[.E266])" office:value-type="float" office:value="-0.0532420999999999">
            <text:p>-0.0532421</text:p>
          </table:table-cell>
        </table:table-row>
        <table:table-row table:style-name="ro2">
          <table:table-cell office:value-type="float" office:value="1335">
            <text:p>1335</text:p>
          </table:table-cell>
          <table:table-cell office:value-type="float" office:value="0.125">
            <text:p>0.125</text:p>
          </table:table-cell>
          <table:table-cell office:value-type="float" office:value="0.12811401">
            <text:p>0.12811401</text:p>
          </table:table-cell>
          <table:table-cell office:value-type="float" office:value="1.6">
            <text:p>1.6</text:p>
          </table:table-cell>
          <table:table-cell office:value-type="float" office:value="1.5972654">
            <text:p>1.5972654</text:p>
          </table:table-cell>
          <table:table-cell/>
          <table:table-cell table:formula="of:=([.D268]-[.E268])-([.D267]-[.E267])" office:value-type="float" office:value="0.0133103999999999">
            <text:p>0.0133104</text:p>
          </table:table-cell>
        </table:table-row>
        <table:table-row table:style-name="ro2">
          <table:table-cell office:value-type="float" office:value="1340">
            <text:p>1340</text:p>
          </table:table-cell>
          <table:table-cell office:value-type="float" office:value="0.125">
            <text:p>0.125</text:p>
          </table:table-cell>
          <table:table-cell office:value-type="float" office:value="0.13543479">
            <text:p>0.13543479</text:p>
          </table:table-cell>
          <table:table-cell office:value-type="float" office:value="1.6">
            <text:p>1.6</text:p>
          </table:table-cell>
          <table:table-cell office:value-type="float" office:value="1.5706445">
            <text:p>1.5706445</text:p>
          </table:table-cell>
          <table:table-cell/>
          <table:table-cell table:formula="of:=([.D269]-[.E269])-([.D268]-[.E268])" office:value-type="float" office:value="0.0266208999999999">
            <text:p>0.0266209</text:p>
          </table:table-cell>
        </table:table-row>
        <table:table-row table:style-name="ro2">
          <table:table-cell office:value-type="float" office:value="1345">
            <text:p>1345</text:p>
          </table:table-cell>
          <table:table-cell office:value-type="float" office:value="0.125">
            <text:p>0.125</text:p>
          </table:table-cell>
          <table:table-cell office:value-type="float" office:value="0.13543479">
            <text:p>0.13543479</text:p>
          </table:table-cell>
          <table:table-cell office:value-type="float" office:value="1.6">
            <text:p>1.6</text:p>
          </table:table-cell>
          <table:table-cell office:value-type="float" office:value="1.5972654">
            <text:p>1.5972654</text:p>
          </table:table-cell>
          <table:table-cell/>
          <table:table-cell table:formula="of:=([.D270]-[.E270])-([.D269]-[.E269])" office:value-type="float" office:value="-0.0266208999999999">
            <text:p>-0.0266209</text:p>
          </table:table-cell>
        </table:table-row>
        <table:table-row table:style-name="ro2">
          <table:table-cell office:value-type="float" office:value="1350">
            <text:p>1350</text:p>
          </table:table-cell>
          <table:table-cell office:value-type="float" office:value="0.125">
            <text:p>0.125</text:p>
          </table:table-cell>
          <table:table-cell office:value-type="float" office:value="0.1336046">
            <text:p>0.1336046</text:p>
          </table:table-cell>
          <table:table-cell office:value-type="float" office:value="1.6">
            <text:p>1.6</text:p>
          </table:table-cell>
          <table:table-cell office:value-type="float" office:value="1.6105758">
            <text:p>1.6105758</text:p>
          </table:table-cell>
          <table:table-cell/>
          <table:table-cell table:formula="of:=([.D271]-[.E271])-([.D270]-[.E270])" office:value-type="float" office:value="-0.0133103999999999">
            <text:p>-0.0133104</text:p>
          </table:table-cell>
        </table:table-row>
        <table:table-row table:style-name="ro2">
          <table:table-cell office:value-type="float" office:value="1355">
            <text:p>1355</text:p>
          </table:table-cell>
          <table:table-cell office:value-type="float" office:value="0.125">
            <text:p>0.125</text:p>
          </table:table-cell>
          <table:table-cell office:value-type="float" office:value="0.13726501">
            <text:p>0.13726501</text:p>
          </table:table-cell>
          <table:table-cell office:value-type="float" office:value="1.6">
            <text:p>1.6</text:p>
          </table:table-cell>
          <table:table-cell office:value-type="float" office:value="1.6371969">
            <text:p>1.6371969</text:p>
          </table:table-cell>
          <table:table-cell/>
          <table:table-cell table:formula="of:=([.D272]-[.E272])-([.D271]-[.E271])" office:value-type="float" office:value="-0.0266211000000001">
            <text:p>-0.0266211</text:p>
          </table:table-cell>
        </table:table-row>
        <table:table-row table:style-name="ro2">
          <table:table-cell office:value-type="float" office:value="1360">
            <text:p>1360</text:p>
          </table:table-cell>
          <table:table-cell office:value-type="float" office:value="0.125">
            <text:p>0.125</text:p>
          </table:table-cell>
          <table:table-cell office:value-type="float" office:value="0.1336046">
            <text:p>0.1336046</text:p>
          </table:table-cell>
          <table:table-cell office:value-type="float" office:value="1.6">
            <text:p>1.6</text:p>
          </table:table-cell>
          <table:table-cell office:value-type="float" office:value="1.5839549">
            <text:p>1.5839549</text:p>
          </table:table-cell>
          <table:table-cell/>
          <table:table-cell table:formula="of:=([.D273]-[.E273])-([.D272]-[.E272])" office:value-type="float" office:value="0.053242">
            <text:p>0.053242</text:p>
          </table:table-cell>
        </table:table-row>
        <table:table-row table:style-name="ro2">
          <table:table-cell office:value-type="float" office:value="1365">
            <text:p>1365</text:p>
          </table:table-cell>
          <table:table-cell office:value-type="float" office:value="0.125">
            <text:p>0.125</text:p>
          </table:table-cell>
          <table:table-cell office:value-type="float" office:value="0.13543479">
            <text:p>0.13543479</text:p>
          </table:table-cell>
          <table:table-cell office:value-type="float" office:value="1.6">
            <text:p>1.6</text:p>
          </table:table-cell>
          <table:table-cell office:value-type="float" office:value="1.5706445">
            <text:p>1.5706445</text:p>
          </table:table-cell>
          <table:table-cell/>
          <table:table-cell table:formula="of:=([.D274]-[.E274])-([.D273]-[.E273])" office:value-type="float" office:value="0.0133103999999999">
            <text:p>0.0133104</text:p>
          </table:table-cell>
        </table:table-row>
        <table:table-row table:style-name="ro2">
          <table:table-cell office:value-type="float" office:value="1370">
            <text:p>1370</text:p>
          </table:table-cell>
          <table:table-cell office:value-type="float" office:value="0.125">
            <text:p>0.125</text:p>
          </table:table-cell>
          <table:table-cell office:value-type="float" office:value="0.1336046">
            <text:p>0.1336046</text:p>
          </table:table-cell>
          <table:table-cell office:value-type="float" office:value="1.6">
            <text:p>1.6</text:p>
          </table:table-cell>
          <table:table-cell office:value-type="float" office:value="1.557334">
            <text:p>1.557334</text:p>
          </table:table-cell>
          <table:table-cell/>
          <table:table-cell table:formula="of:=([.D275]-[.E275])-([.D274]-[.E274])" office:value-type="float" office:value="0.0133105">
            <text:p>0.0133105</text:p>
          </table:table-cell>
        </table:table-row>
        <table:table-row table:style-name="ro2">
          <table:table-cell office:value-type="float" office:value="1375">
            <text:p>1375</text:p>
          </table:table-cell>
          <table:table-cell office:value-type="float" office:value="0.125">
            <text:p>0.125</text:p>
          </table:table-cell>
          <table:table-cell office:value-type="float" office:value="0.12811401">
            <text:p>0.12811401</text:p>
          </table:table-cell>
          <table:table-cell office:value-type="float" office:value="1.6">
            <text:p>1.6</text:p>
          </table:table-cell>
          <table:table-cell office:value-type="float" office:value="1.5972654">
            <text:p>1.5972654</text:p>
          </table:table-cell>
          <table:table-cell/>
          <table:table-cell table:formula="of:=([.D276]-[.E276])-([.D275]-[.E275])" office:value-type="float" office:value="-0.0399314">
            <text:p>-0.0399314</text:p>
          </table:table-cell>
        </table:table-row>
        <table:table-row table:style-name="ro2">
          <table:table-cell office:value-type="float" office:value="1380">
            <text:p>1380</text:p>
          </table:table-cell>
          <table:table-cell office:value-type="float" office:value="0.125">
            <text:p>0.125</text:p>
          </table:table-cell>
          <table:table-cell office:value-type="float" office:value="0.12628381">
            <text:p>0.12628381</text:p>
          </table:table-cell>
          <table:table-cell office:value-type="float" office:value="1.6">
            <text:p>1.6</text:p>
          </table:table-cell>
          <table:table-cell office:value-type="float" office:value="1.5839549">
            <text:p>1.5839549</text:p>
          </table:table-cell>
          <table:table-cell/>
          <table:table-cell table:formula="of:=([.D277]-[.E277])-([.D276]-[.E276])" office:value-type="float" office:value="0.0133105">
            <text:p>0.0133105</text:p>
          </table:table-cell>
        </table:table-row>
        <table:table-row table:style-name="ro2">
          <table:table-cell office:value-type="float" office:value="1385">
            <text:p>1385</text:p>
          </table:table-cell>
          <table:table-cell office:value-type="float" office:value="0.125">
            <text:p>0.125</text:p>
          </table:table-cell>
          <table:table-cell office:value-type="float" office:value="0.13177441">
            <text:p>0.13177441</text:p>
          </table:table-cell>
          <table:table-cell office:value-type="float" office:value="1.6">
            <text:p>1.6</text:p>
          </table:table-cell>
          <table:table-cell office:value-type="float" office:value="1.5440233">
            <text:p>1.5440233</text:p>
          </table:table-cell>
          <table:table-cell/>
          <table:table-cell table:formula="of:=([.D278]-[.E278])-([.D277]-[.E277])" office:value-type="float" office:value="0.0399315999999998">
            <text:p>0.0399316</text:p>
          </table:table-cell>
        </table:table-row>
        <table:table-row table:style-name="ro2">
          <table:table-cell office:value-type="float" office:value="1390">
            <text:p>1390</text:p>
          </table:table-cell>
          <table:table-cell office:value-type="float" office:value="0.125">
            <text:p>0.125</text:p>
          </table:table-cell>
          <table:table-cell office:value-type="float" office:value="0.128114">
            <text:p>0.128114</text:p>
          </table:table-cell>
          <table:table-cell office:value-type="float" office:value="1.6">
            <text:p>1.6</text:p>
          </table:table-cell>
          <table:table-cell office:value-type="float" office:value="1.5440233">
            <text:p>1.5440233</text:p>
          </table:table-cell>
          <table:table-cell/>
          <table:table-cell table:formula="of:=([.D279]-[.E279])-([.D278]-[.E278])" office:value-type="float" office:value="0">
            <text:p>0</text:p>
          </table:table-cell>
        </table:table-row>
        <table:table-row table:style-name="ro2">
          <table:table-cell office:value-type="float" office:value="1395">
            <text:p>1395</text:p>
          </table:table-cell>
          <table:table-cell office:value-type="float" office:value="0.125">
            <text:p>0.125</text:p>
          </table:table-cell>
          <table:table-cell office:value-type="float" office:value="0.1299442">
            <text:p>0.1299442</text:p>
          </table:table-cell>
          <table:table-cell office:value-type="float" office:value="1.6">
            <text:p>1.6</text:p>
          </table:table-cell>
          <table:table-cell office:value-type="float" office:value="1.5839549">
            <text:p>1.5839549</text:p>
          </table:table-cell>
          <table:table-cell/>
          <table:table-cell table:formula="of:=([.D280]-[.E280])-([.D279]-[.E279])" office:value-type="float" office:value="-0.0399315999999998">
            <text:p>-0.0399316</text:p>
          </table:table-cell>
        </table:table-row>
        <table:table-row table:style-name="ro2">
          <table:table-cell office:value-type="float" office:value="1400">
            <text:p>1400</text:p>
          </table:table-cell>
          <table:table-cell office:value-type="float" office:value="0.125">
            <text:p>0.125</text:p>
          </table:table-cell>
          <table:table-cell office:value-type="float" office:value="0.12445362">
            <text:p>0.12445362</text:p>
          </table:table-cell>
          <table:table-cell office:value-type="float" office:value="1.6">
            <text:p>1.6</text:p>
          </table:table-cell>
          <table:table-cell office:value-type="float" office:value="1.5440233">
            <text:p>1.5440233</text:p>
          </table:table-cell>
          <table:table-cell/>
          <table:table-cell table:formula="of:=([.D281]-[.E281])-([.D280]-[.E280])" office:value-type="float" office:value="0.0399315999999998">
            <text:p>0.0399316</text:p>
          </table:table-cell>
        </table:table-row>
        <table:table-row table:style-name="ro2">
          <table:table-cell office:value-type="float" office:value="1405">
            <text:p>1405</text:p>
          </table:table-cell>
          <table:table-cell office:value-type="float" office:value="0.125">
            <text:p>0.125</text:p>
          </table:table-cell>
          <table:table-cell office:value-type="float" office:value="0.1299442">
            <text:p>0.1299442</text:p>
          </table:table-cell>
          <table:table-cell office:value-type="float" office:value="1.6">
            <text:p>1.6</text:p>
          </table:table-cell>
          <table:table-cell office:value-type="float" office:value="1.557334">
            <text:p>1.557334</text:p>
          </table:table-cell>
          <table:table-cell/>
          <table:table-cell table:formula="of:=([.D282]-[.E282])-([.D281]-[.E281])" office:value-type="float" office:value="-0.0133106999999999">
            <text:p>-0.0133107</text:p>
          </table:table-cell>
        </table:table-row>
        <table:table-row table:style-name="ro2">
          <table:table-cell office:value-type="float" office:value="1410">
            <text:p>1410</text:p>
          </table:table-cell>
          <table:table-cell office:value-type="float" office:value="0.125">
            <text:p>0.125</text:p>
          </table:table-cell>
          <table:table-cell office:value-type="float" office:value="0.13177441">
            <text:p>0.13177441</text:p>
          </table:table-cell>
          <table:table-cell office:value-type="float" office:value="1.6">
            <text:p>1.6</text:p>
          </table:table-cell>
          <table:table-cell office:value-type="float" office:value="1.5706445">
            <text:p>1.5706445</text:p>
          </table:table-cell>
          <table:table-cell/>
          <table:table-cell table:formula="of:=([.D283]-[.E283])-([.D282]-[.E282])" office:value-type="float" office:value="-0.0133105">
            <text:p>-0.0133105</text:p>
          </table:table-cell>
        </table:table-row>
        <table:table-row table:style-name="ro2">
          <table:table-cell office:value-type="float" office:value="1415">
            <text:p>1415</text:p>
          </table:table-cell>
          <table:table-cell office:value-type="float" office:value="0.125">
            <text:p>0.125</text:p>
          </table:table-cell>
          <table:table-cell office:value-type="float" office:value="0.12628381">
            <text:p>0.12628381</text:p>
          </table:table-cell>
          <table:table-cell office:value-type="float" office:value="1.6">
            <text:p>1.6</text:p>
          </table:table-cell>
          <table:table-cell office:value-type="float" office:value="1.5839549">
            <text:p>1.5839549</text:p>
          </table:table-cell>
          <table:table-cell/>
          <table:table-cell table:formula="of:=([.D284]-[.E284])-([.D283]-[.E283])" office:value-type="float" office:value="-0.0133103999999999">
            <text:p>-0.0133104</text:p>
          </table:table-cell>
        </table:table-row>
        <table:table-row table:style-name="ro2">
          <table:table-cell office:value-type="float" office:value="1420">
            <text:p>1420</text:p>
          </table:table-cell>
          <table:table-cell office:value-type="float" office:value="0.125">
            <text:p>0.125</text:p>
          </table:table-cell>
          <table:table-cell office:value-type="float" office:value="0.128114">
            <text:p>0.128114</text:p>
          </table:table-cell>
          <table:table-cell office:value-type="float" office:value="1.6">
            <text:p>1.6</text:p>
          </table:table-cell>
          <table:table-cell office:value-type="float" office:value="1.6505076">
            <text:p>1.6505076</text:p>
          </table:table-cell>
          <table:table-cell/>
          <table:table-cell table:formula="of:=([.D285]-[.E285])-([.D284]-[.E284])" office:value-type="float" office:value="-0.0665527000000001">
            <text:p>-0.0665527</text:p>
          </table:table-cell>
        </table:table-row>
        <table:table-row table:style-name="ro2">
          <table:table-cell office:value-type="float" office:value="1425">
            <text:p>1425</text:p>
          </table:table-cell>
          <table:table-cell office:value-type="float" office:value="0.125">
            <text:p>0.125</text:p>
          </table:table-cell>
          <table:table-cell office:value-type="float" office:value="0.12811401">
            <text:p>0.12811401</text:p>
          </table:table-cell>
          <table:table-cell office:value-type="float" office:value="1.6">
            <text:p>1.6</text:p>
          </table:table-cell>
          <table:table-cell office:value-type="float" office:value="1.5972654">
            <text:p>1.5972654</text:p>
          </table:table-cell>
          <table:table-cell/>
          <table:table-cell table:formula="of:=([.D286]-[.E286])-([.D285]-[.E285])" office:value-type="float" office:value="0.0532422000000001">
            <text:p>0.0532422</text:p>
          </table:table-cell>
        </table:table-row>
        <table:table-row table:style-name="ro2">
          <table:table-cell office:value-type="float" office:value="1430">
            <text:p>1430</text:p>
          </table:table-cell>
          <table:table-cell office:value-type="float" office:value="0.125">
            <text:p>0.125</text:p>
          </table:table-cell>
          <table:table-cell office:value-type="float" office:value="0.13543479">
            <text:p>0.13543479</text:p>
          </table:table-cell>
          <table:table-cell office:value-type="float" office:value="1.6">
            <text:p>1.6</text:p>
          </table:table-cell>
          <table:table-cell office:value-type="float" office:value="1.5706445">
            <text:p>1.5706445</text:p>
          </table:table-cell>
          <table:table-cell/>
          <table:table-cell table:formula="of:=([.D287]-[.E287])-([.D286]-[.E286])" office:value-type="float" office:value="0.0266208999999999">
            <text:p>0.0266209</text:p>
          </table:table-cell>
        </table:table-row>
        <table:table-row table:style-name="ro2">
          <table:table-cell office:value-type="float" office:value="1435">
            <text:p>1435</text:p>
          </table:table-cell>
          <table:table-cell office:value-type="float" office:value="0.125">
            <text:p>0.125</text:p>
          </table:table-cell>
          <table:table-cell office:value-type="float" office:value="0.1317744">
            <text:p>0.1317744</text:p>
          </table:table-cell>
          <table:table-cell office:value-type="float" office:value="1.6">
            <text:p>1.6</text:p>
          </table:table-cell>
          <table:table-cell office:value-type="float" office:value="1.6505076">
            <text:p>1.6505076</text:p>
          </table:table-cell>
          <table:table-cell/>
          <table:table-cell table:formula="of:=([.D288]-[.E288])-([.D287]-[.E287])" office:value-type="float" office:value="-0.0798631000000001">
            <text:p>-0.0798631</text:p>
          </table:table-cell>
        </table:table-row>
        <table:table-row table:style-name="ro2">
          <table:table-cell office:value-type="float" office:value="1440">
            <text:p>1440</text:p>
          </table:table-cell>
          <table:table-cell office:value-type="float" office:value="0.125">
            <text:p>0.125</text:p>
          </table:table-cell>
          <table:table-cell office:value-type="float" office:value="0.1299442">
            <text:p>0.1299442</text:p>
          </table:table-cell>
          <table:table-cell office:value-type="float" office:value="1.6">
            <text:p>1.6</text:p>
          </table:table-cell>
          <table:table-cell office:value-type="float" office:value="1.557334">
            <text:p>1.557334</text:p>
          </table:table-cell>
          <table:table-cell/>
          <table:table-cell table:formula="of:=([.D289]-[.E289])-([.D288]-[.E288])" office:value-type="float" office:value="0.0931736000000001">
            <text:p>0.0931736</text:p>
          </table:table-cell>
        </table:table-row>
        <table:table-row table:style-name="ro2">
          <table:table-cell office:value-type="float" office:value="1445">
            <text:p>1445</text:p>
          </table:table-cell>
          <table:table-cell office:value-type="float" office:value="0.125">
            <text:p>0.125</text:p>
          </table:table-cell>
          <table:table-cell office:value-type="float" office:value="0.12628381">
            <text:p>0.12628381</text:p>
          </table:table-cell>
          <table:table-cell office:value-type="float" office:value="1.6">
            <text:p>1.6</text:p>
          </table:table-cell>
          <table:table-cell office:value-type="float" office:value="1.557334">
            <text:p>1.557334</text:p>
          </table:table-cell>
          <table:table-cell/>
          <table:table-cell table:formula="of:=([.D290]-[.E290])-([.D289]-[.E289])" office:value-type="float" office:value="0">
            <text:p>0</text:p>
          </table:table-cell>
        </table:table-row>
        <table:table-row table:style-name="ro2">
          <table:table-cell office:value-type="float" office:value="1450">
            <text:p>1450</text:p>
          </table:table-cell>
          <table:table-cell office:value-type="float" office:value="0.125">
            <text:p>0.125</text:p>
          </table:table-cell>
          <table:table-cell office:value-type="float" office:value="0.1336046">
            <text:p>0.1336046</text:p>
          </table:table-cell>
          <table:table-cell office:value-type="float" office:value="1.6">
            <text:p>1.6</text:p>
          </table:table-cell>
          <table:table-cell office:value-type="float" office:value="1.5307128">
            <text:p>1.5307128</text:p>
          </table:table-cell>
          <table:table-cell/>
          <table:table-cell table:formula="of:=([.D291]-[.E291])-([.D290]-[.E290])" office:value-type="float" office:value="0.0266212000000001">
            <text:p>0.0266212</text:p>
          </table:table-cell>
        </table:table-row>
        <table:table-row table:style-name="ro2">
          <table:table-cell office:value-type="float" office:value="1455">
            <text:p>1455</text:p>
          </table:table-cell>
          <table:table-cell office:value-type="float" office:value="0.125">
            <text:p>0.125</text:p>
          </table:table-cell>
          <table:table-cell office:value-type="float" office:value="0.118963">
            <text:p>0.118963</text:p>
          </table:table-cell>
          <table:table-cell office:value-type="float" office:value="1.6">
            <text:p>1.6</text:p>
          </table:table-cell>
          <table:table-cell office:value-type="float" office:value="1.5307128">
            <text:p>1.5307128</text:p>
          </table:table-cell>
          <table:table-cell/>
          <table:table-cell table:formula="of:=([.D292]-[.E292])-([.D291]-[.E291])" office:value-type="float" office:value="0">
            <text:p>0</text:p>
          </table:table-cell>
        </table:table-row>
        <table:table-row table:style-name="ro2">
          <table:table-cell office:value-type="float" office:value="1460">
            <text:p>1460</text:p>
          </table:table-cell>
          <table:table-cell office:value-type="float" office:value="0.125">
            <text:p>0.125</text:p>
          </table:table-cell>
          <table:table-cell office:value-type="float" office:value="0.12262341">
            <text:p>0.12262341</text:p>
          </table:table-cell>
          <table:table-cell office:value-type="float" office:value="1.6">
            <text:p>1.6</text:p>
          </table:table-cell>
          <table:table-cell office:value-type="float" office:value="1.5839549">
            <text:p>1.5839549</text:p>
          </table:table-cell>
          <table:table-cell/>
          <table:table-cell table:formula="of:=([.D293]-[.E293])-([.D292]-[.E292])" office:value-type="float" office:value="-0.0532421000000001">
            <text:p>-0.0532421</text:p>
          </table:table-cell>
        </table:table-row>
        <table:table-row table:style-name="ro2">
          <table:table-cell office:value-type="float" office:value="1465">
            <text:p>1465</text:p>
          </table:table-cell>
          <table:table-cell office:value-type="float" office:value="0.125">
            <text:p>0.125</text:p>
          </table:table-cell>
          <table:table-cell office:value-type="float" office:value="0.12811401">
            <text:p>0.12811401</text:p>
          </table:table-cell>
          <table:table-cell office:value-type="float" office:value="1.6">
            <text:p>1.6</text:p>
          </table:table-cell>
          <table:table-cell office:value-type="float" office:value="1.5972654">
            <text:p>1.5972654</text:p>
          </table:table-cell>
          <table:table-cell/>
          <table:table-cell table:formula="of:=([.D294]-[.E294])-([.D293]-[.E293])" office:value-type="float" office:value="-0.0133105">
            <text:p>-0.0133105</text:p>
          </table:table-cell>
        </table:table-row>
        <table:table-row table:style-name="ro2">
          <table:table-cell office:value-type="float" office:value="1470">
            <text:p>1470</text:p>
          </table:table-cell>
          <table:table-cell office:value-type="float" office:value="0.125">
            <text:p>0.125</text:p>
          </table:table-cell>
          <table:table-cell office:value-type="float" office:value="0.128114">
            <text:p>0.128114</text:p>
          </table:table-cell>
          <table:table-cell office:value-type="float" office:value="1.6">
            <text:p>1.6</text:p>
          </table:table-cell>
          <table:table-cell office:value-type="float" office:value="1.5440233">
            <text:p>1.5440233</text:p>
          </table:table-cell>
          <table:table-cell/>
          <table:table-cell table:formula="of:=([.D295]-[.E295])-([.D294]-[.E294])" office:value-type="float" office:value="0.0532420999999999">
            <text:p>0.0532421</text:p>
          </table:table-cell>
        </table:table-row>
        <table:table-row table:style-name="ro2">
          <table:table-cell office:value-type="float" office:value="1475">
            <text:p>1475</text:p>
          </table:table-cell>
          <table:table-cell office:value-type="float" office:value="0.125">
            <text:p>0.125</text:p>
          </table:table-cell>
          <table:table-cell office:value-type="float" office:value="0.1299442">
            <text:p>0.1299442</text:p>
          </table:table-cell>
          <table:table-cell office:value-type="float" office:value="1.6">
            <text:p>1.6</text:p>
          </table:table-cell>
          <table:table-cell office:value-type="float" office:value="1.6105758">
            <text:p>1.6105758</text:p>
          </table:table-cell>
          <table:table-cell/>
          <table:table-cell table:formula="of:=([.D296]-[.E296])-([.D295]-[.E295])" office:value-type="float" office:value="-0.0665524999999998">
            <text:p>-0.0665525</text:p>
          </table:table-cell>
        </table:table-row>
        <table:table-row table:style-name="ro2">
          <table:table-cell office:value-type="float" office:value="1480">
            <text:p>1480</text:p>
          </table:table-cell>
          <table:table-cell office:value-type="float" office:value="0.125">
            <text:p>0.125</text:p>
          </table:table-cell>
          <table:table-cell office:value-type="float" office:value="0.12445362">
            <text:p>0.12445362</text:p>
          </table:table-cell>
          <table:table-cell office:value-type="float" office:value="1.6">
            <text:p>1.6</text:p>
          </table:table-cell>
          <table:table-cell office:value-type="float" office:value="1.5972654">
            <text:p>1.5972654</text:p>
          </table:table-cell>
          <table:table-cell/>
          <table:table-cell table:formula="of:=([.D297]-[.E297])-([.D296]-[.E296])" office:value-type="float" office:value="0.0133103999999999">
            <text:p>0.0133104</text:p>
          </table:table-cell>
        </table:table-row>
        <table:table-row table:style-name="ro2">
          <table:table-cell office:value-type="float" office:value="1485">
            <text:p>1485</text:p>
          </table:table-cell>
          <table:table-cell office:value-type="float" office:value="0.125">
            <text:p>0.125</text:p>
          </table:table-cell>
          <table:table-cell office:value-type="float" office:value="0.12811401">
            <text:p>0.12811401</text:p>
          </table:table-cell>
          <table:table-cell office:value-type="float" office:value="1.6">
            <text:p>1.6</text:p>
          </table:table-cell>
          <table:table-cell office:value-type="float" office:value="1.5706445">
            <text:p>1.5706445</text:p>
          </table:table-cell>
          <table:table-cell/>
          <table:table-cell table:formula="of:=([.D298]-[.E298])-([.D297]-[.E297])" office:value-type="float" office:value="0.0266208999999999">
            <text:p>0.0266209</text:p>
          </table:table-cell>
        </table:table-row>
        <table:table-row table:style-name="ro2">
          <table:table-cell office:value-type="float" office:value="1490">
            <text:p>1490</text:p>
          </table:table-cell>
          <table:table-cell office:value-type="float" office:value="0.125">
            <text:p>0.125</text:p>
          </table:table-cell>
          <table:table-cell office:value-type="float" office:value="0.1299442">
            <text:p>0.1299442</text:p>
          </table:table-cell>
          <table:table-cell office:value-type="float" office:value="1.6">
            <text:p>1.6</text:p>
          </table:table-cell>
          <table:table-cell office:value-type="float" office:value="1.5839549">
            <text:p>1.5839549</text:p>
          </table:table-cell>
          <table:table-cell/>
          <table:table-cell table:formula="of:=([.D299]-[.E299])-([.D298]-[.E298])" office:value-type="float" office:value="-0.0133103999999999">
            <text:p>-0.0133104</text:p>
          </table:table-cell>
        </table:table-row>
        <table:table-row table:style-name="ro2">
          <table:table-cell office:value-type="float" office:value="1495">
            <text:p>1495</text:p>
          </table:table-cell>
          <table:table-cell office:value-type="float" office:value="0.125">
            <text:p>0.125</text:p>
          </table:table-cell>
          <table:table-cell office:value-type="float" office:value="0.128114">
            <text:p>0.128114</text:p>
          </table:table-cell>
          <table:table-cell office:value-type="float" office:value="1.6">
            <text:p>1.6</text:p>
          </table:table-cell>
          <table:table-cell office:value-type="float" office:value="1.5174022">
            <text:p>1.5174022</text:p>
          </table:table-cell>
          <table:table-cell/>
          <table:table-cell table:formula="of:=([.D300]-[.E300])-([.D299]-[.E299])" office:value-type="float" office:value="0.0665527000000001">
            <text:p>0.0665527</text:p>
          </table:table-cell>
        </table:table-row>
        <table:table-row table:style-name="ro2">
          <table:table-cell office:value-type="float" office:value="1500">
            <text:p>1500</text:p>
          </table:table-cell>
          <table:table-cell office:value-type="float" office:value="0.125">
            <text:p>0.125</text:p>
          </table:table-cell>
          <table:table-cell office:value-type="float" office:value="0.12628381">
            <text:p>0.12628381</text:p>
          </table:table-cell>
          <table:table-cell office:value-type="float" office:value="1.6">
            <text:p>1.6</text:p>
          </table:table-cell>
          <table:table-cell office:value-type="float" office:value="1.5839549">
            <text:p>1.5839549</text:p>
          </table:table-cell>
          <table:table-cell/>
          <table:table-cell table:formula="of:=([.D301]-[.E301])-([.D300]-[.E300])" office:value-type="float" office:value="-0.0665527000000001">
            <text:p>-0.0665527</text:p>
          </table:table-cell>
        </table:table-row>
        <table:table-row table:style-name="ro2">
          <table:table-cell office:value-type="float" office:value="1505">
            <text:p>1505</text:p>
          </table:table-cell>
          <table:table-cell office:value-type="float" office:value="0.125">
            <text:p>0.125</text:p>
          </table:table-cell>
          <table:table-cell office:value-type="float" office:value="0.1299442">
            <text:p>0.1299442</text:p>
          </table:table-cell>
          <table:table-cell office:value-type="float" office:value="1.6">
            <text:p>1.6</text:p>
          </table:table-cell>
          <table:table-cell office:value-type="float" office:value="1.5839549">
            <text:p>1.5839549</text:p>
          </table:table-cell>
          <table:table-cell/>
          <table:table-cell table:formula="of:=([.D302]-[.E302])-([.D301]-[.E301])" office:value-type="float" office:value="0">
            <text:p>0</text:p>
          </table:table-cell>
        </table:table-row>
        <table:table-row table:style-name="ro2">
          <table:table-cell office:value-type="float" office:value="1510">
            <text:p>1510</text:p>
          </table:table-cell>
          <table:table-cell office:value-type="float" office:value="0.125">
            <text:p>0.125</text:p>
          </table:table-cell>
          <table:table-cell office:value-type="float" office:value="0.12628381">
            <text:p>0.12628381</text:p>
          </table:table-cell>
          <table:table-cell office:value-type="float" office:value="1.6">
            <text:p>1.6</text:p>
          </table:table-cell>
          <table:table-cell office:value-type="float" office:value="1.5839549">
            <text:p>1.5839549</text:p>
          </table:table-cell>
          <table:table-cell/>
          <table:table-cell table:formula="of:=([.D303]-[.E303])-([.D302]-[.E302])" office:value-type="float" office:value="0">
            <text:p>0</text:p>
          </table:table-cell>
        </table:table-row>
        <table:table-row table:style-name="ro2">
          <table:table-cell office:value-type="float" office:value="1515">
            <text:p>1515</text:p>
          </table:table-cell>
          <table:table-cell office:value-type="float" office:value="0.125">
            <text:p>0.125</text:p>
          </table:table-cell>
          <table:table-cell office:value-type="float" office:value="0.1317744">
            <text:p>0.1317744</text:p>
          </table:table-cell>
          <table:table-cell office:value-type="float" office:value="1.6">
            <text:p>1.6</text:p>
          </table:table-cell>
          <table:table-cell office:value-type="float" office:value="1.5972654">
            <text:p>1.5972654</text:p>
          </table:table-cell>
          <table:table-cell/>
          <table:table-cell table:formula="of:=([.D304]-[.E304])-([.D303]-[.E303])" office:value-type="float" office:value="-0.0133105">
            <text:p>-0.0133105</text:p>
          </table:table-cell>
        </table:table-row>
        <table:table-row table:style-name="ro2">
          <table:table-cell office:value-type="float" office:value="1520">
            <text:p>1520</text:p>
          </table:table-cell>
          <table:table-cell office:value-type="float" office:value="0.125">
            <text:p>0.125</text:p>
          </table:table-cell>
          <table:table-cell office:value-type="float" office:value="0.1299442">
            <text:p>0.1299442</text:p>
          </table:table-cell>
          <table:table-cell office:value-type="float" office:value="1.6">
            <text:p>1.6</text:p>
          </table:table-cell>
          <table:table-cell office:value-type="float" office:value="1.6371969">
            <text:p>1.6371969</text:p>
          </table:table-cell>
          <table:table-cell/>
          <table:table-cell table:formula="of:=([.D305]-[.E305])-([.D304]-[.E304])" office:value-type="float" office:value="-0.0399315">
            <text:p>-0.0399315</text:p>
          </table:table-cell>
        </table:table-row>
        <table:table-row table:style-name="ro2">
          <table:table-cell office:value-type="float" office:value="1525">
            <text:p>1525</text:p>
          </table:table-cell>
          <table:table-cell office:value-type="float" office:value="0.125">
            <text:p>0.125</text:p>
          </table:table-cell>
          <table:table-cell office:value-type="float" office:value="0.12628381">
            <text:p>0.12628381</text:p>
          </table:table-cell>
          <table:table-cell office:value-type="float" office:value="1.6">
            <text:p>1.6</text:p>
          </table:table-cell>
          <table:table-cell office:value-type="float" office:value="1.610576">
            <text:p>1.610576</text:p>
          </table:table-cell>
          <table:table-cell/>
          <table:table-cell table:formula="of:=([.D306]-[.E306])-([.D305]-[.E305])" office:value-type="float" office:value="0.0266208999999999">
            <text:p>0.0266209</text:p>
          </table:table-cell>
        </table:table-row>
        <table:table-row table:style-name="ro2">
          <table:table-cell office:value-type="float" office:value="1530">
            <text:p>1530</text:p>
          </table:table-cell>
          <table:table-cell office:value-type="float" office:value="0.125">
            <text:p>0.125</text:p>
          </table:table-cell>
          <table:table-cell office:value-type="float" office:value="0.128114">
            <text:p>0.128114</text:p>
          </table:table-cell>
          <table:table-cell office:value-type="float" office:value="1.6">
            <text:p>1.6</text:p>
          </table:table-cell>
          <table:table-cell office:value-type="float" office:value="1.6238865">
            <text:p>1.6238865</text:p>
          </table:table-cell>
          <table:table-cell/>
          <table:table-cell table:formula="of:=([.D307]-[.E307])-([.D306]-[.E306])" office:value-type="float" office:value="-0.0133105">
            <text:p>-0.0133105</text:p>
          </table:table-cell>
        </table:table-row>
        <table:table-row table:style-name="ro2">
          <table:table-cell office:value-type="float" office:value="1535">
            <text:p>1535</text:p>
          </table:table-cell>
          <table:table-cell office:value-type="float" office:value="0.125">
            <text:p>0.125</text:p>
          </table:table-cell>
          <table:table-cell office:value-type="float" office:value="0.12628381">
            <text:p>0.12628381</text:p>
          </table:table-cell>
          <table:table-cell office:value-type="float" office:value="1.6">
            <text:p>1.6</text:p>
          </table:table-cell>
          <table:table-cell office:value-type="float" office:value="1.5307128">
            <text:p>1.5307128</text:p>
          </table:table-cell>
          <table:table-cell/>
          <table:table-cell table:formula="of:=([.D308]-[.E308])-([.D307]-[.E307])" office:value-type="float" office:value="0.0931737000000001">
            <text:p>0.0931737</text:p>
          </table:table-cell>
        </table:table-row>
        <table:table-row table:style-name="ro2">
          <table:table-cell office:value-type="float" office:value="1540">
            <text:p>1540</text:p>
          </table:table-cell>
          <table:table-cell office:value-type="float" office:value="0.125">
            <text:p>0.125</text:p>
          </table:table-cell>
          <table:table-cell office:value-type="float" office:value="0.118963">
            <text:p>0.118963</text:p>
          </table:table-cell>
          <table:table-cell office:value-type="float" office:value="1.6">
            <text:p>1.6</text:p>
          </table:table-cell>
          <table:table-cell office:value-type="float" office:value="1.5040916">
            <text:p>1.5040916</text:p>
          </table:table-cell>
          <table:table-cell/>
          <table:table-cell table:formula="of:=([.D309]-[.E309])-([.D308]-[.E308])" office:value-type="float" office:value="0.0266211999999999">
            <text:p>0.0266212</text:p>
          </table:table-cell>
        </table:table-row>
        <table:table-row table:style-name="ro2">
          <table:table-cell office:value-type="float" office:value="1545">
            <text:p>1545</text:p>
          </table:table-cell>
          <table:table-cell office:value-type="float" office:value="0.125">
            <text:p>0.125</text:p>
          </table:table-cell>
          <table:table-cell office:value-type="float" office:value="0.118963">
            <text:p>0.118963</text:p>
          </table:table-cell>
          <table:table-cell office:value-type="float" office:value="1.6">
            <text:p>1.6</text:p>
          </table:table-cell>
          <table:table-cell office:value-type="float" office:value="1.557334">
            <text:p>1.557334</text:p>
          </table:table-cell>
          <table:table-cell/>
          <table:table-cell table:formula="of:=([.D310]-[.E310])-([.D309]-[.E309])" office:value-type="float" office:value="-0.0532424">
            <text:p>-0.0532424</text:p>
          </table:table-cell>
        </table:table-row>
        <table:table-row table:style-name="ro2">
          <table:table-cell office:value-type="float" office:value="1550">
            <text:p>1550</text:p>
          </table:table-cell>
          <table:table-cell office:value-type="float" office:value="0.125">
            <text:p>0.125</text:p>
          </table:table-cell>
          <table:table-cell office:value-type="float" office:value="0.11713281">
            <text:p>0.11713281</text:p>
          </table:table-cell>
          <table:table-cell office:value-type="float" office:value="1.6">
            <text:p>1.6</text:p>
          </table:table-cell>
          <table:table-cell office:value-type="float" office:value="1.5174022">
            <text:p>1.5174022</text:p>
          </table:table-cell>
          <table:table-cell/>
          <table:table-cell table:formula="of:=([.D311]-[.E311])-([.D310]-[.E310])" office:value-type="float" office:value="0.0399318000000002">
            <text:p>0.0399318</text:p>
          </table:table-cell>
        </table:table-row>
        <table:table-row table:style-name="ro2">
          <table:table-cell office:value-type="float" office:value="1555">
            <text:p>1555</text:p>
          </table:table-cell>
          <table:table-cell office:value-type="float" office:value="0.125">
            <text:p>0.125</text:p>
          </table:table-cell>
          <table:table-cell office:value-type="float" office:value="0.12262341">
            <text:p>0.12262341</text:p>
          </table:table-cell>
          <table:table-cell office:value-type="float" office:value="1.6">
            <text:p>1.6</text:p>
          </table:table-cell>
          <table:table-cell office:value-type="float" office:value="1.4774706">
            <text:p>1.4774706</text:p>
          </table:table-cell>
          <table:table-cell/>
          <table:table-cell table:formula="of:=([.D312]-[.E312])-([.D311]-[.E311])" office:value-type="float" office:value="0.0399315999999998">
            <text:p>0.0399316</text:p>
          </table:table-cell>
        </table:table-row>
        <table:table-row table:style-name="ro2">
          <table:table-cell office:value-type="float" office:value="1560">
            <text:p>1560</text:p>
          </table:table-cell>
          <table:table-cell office:value-type="float" office:value="0.125">
            <text:p>0.125</text:p>
          </table:table-cell>
          <table:table-cell office:value-type="float" office:value="0.12262341">
            <text:p>0.12262341</text:p>
          </table:table-cell>
          <table:table-cell office:value-type="float" office:value="1.6">
            <text:p>1.6</text:p>
          </table:table-cell>
          <table:table-cell office:value-type="float" office:value="1.557334">
            <text:p>1.557334</text:p>
          </table:table-cell>
          <table:table-cell/>
          <table:table-cell table:formula="of:=([.D313]-[.E313])-([.D312]-[.E312])" office:value-type="float" office:value="-0.0798634">
            <text:p>-0.0798634</text:p>
          </table:table-cell>
        </table:table-row>
        <table:table-row table:style-name="ro2">
          <table:table-cell office:value-type="float" office:value="1565">
            <text:p>1565</text:p>
          </table:table-cell>
          <table:table-cell office:value-type="float" office:value="0.125">
            <text:p>0.125</text:p>
          </table:table-cell>
          <table:table-cell office:value-type="float" office:value="0.118963">
            <text:p>0.118963</text:p>
          </table:table-cell>
          <table:table-cell office:value-type="float" office:value="1.6">
            <text:p>1.6</text:p>
          </table:table-cell>
          <table:table-cell office:value-type="float" office:value="1.557334">
            <text:p>1.557334</text:p>
          </table:table-cell>
          <table:table-cell/>
          <table:table-cell table:formula="of:=([.D314]-[.E314])-([.D313]-[.E313])" office:value-type="float" office:value="0">
            <text:p>0</text:p>
          </table:table-cell>
        </table:table-row>
        <table:table-row table:style-name="ro2">
          <table:table-cell office:value-type="float" office:value="1570">
            <text:p>1570</text:p>
          </table:table-cell>
          <table:table-cell office:value-type="float" office:value="0.125">
            <text:p>0.125</text:p>
          </table:table-cell>
          <table:table-cell office:value-type="float" office:value="0.128114">
            <text:p>0.128114</text:p>
          </table:table-cell>
          <table:table-cell office:value-type="float" office:value="1.6">
            <text:p>1.6</text:p>
          </table:table-cell>
          <table:table-cell office:value-type="float" office:value="1.6238865">
            <text:p>1.6238865</text:p>
          </table:table-cell>
          <table:table-cell/>
          <table:table-cell table:formula="of:=([.D315]-[.E315])-([.D314]-[.E314])" office:value-type="float" office:value="-0.0665525">
            <text:p>-0.0665525</text:p>
          </table:table-cell>
        </table:table-row>
        <table:table-row table:style-name="ro2">
          <table:table-cell office:value-type="float" office:value="1575">
            <text:p>1575</text:p>
          </table:table-cell>
          <table:table-cell office:value-type="float" office:value="0.125">
            <text:p>0.125</text:p>
          </table:table-cell>
          <table:table-cell office:value-type="float" office:value="0.1336046">
            <text:p>0.1336046</text:p>
          </table:table-cell>
          <table:table-cell office:value-type="float" office:value="1.6">
            <text:p>1.6</text:p>
          </table:table-cell>
          <table:table-cell office:value-type="float" office:value="1.6371969">
            <text:p>1.6371969</text:p>
          </table:table-cell>
          <table:table-cell/>
          <table:table-cell table:formula="of:=([.D316]-[.E316])-([.D315]-[.E315])" office:value-type="float" office:value="-0.0133103999999999">
            <text:p>-0.0133104</text:p>
          </table:table-cell>
        </table:table-row>
        <table:table-row table:style-name="ro2">
          <table:table-cell office:value-type="float" office:value="1580">
            <text:p>1580</text:p>
          </table:table-cell>
          <table:table-cell office:value-type="float" office:value="0.125">
            <text:p>0.125</text:p>
          </table:table-cell>
          <table:table-cell office:value-type="float" office:value="0.137265">
            <text:p>0.137265</text:p>
          </table:table-cell>
          <table:table-cell office:value-type="float" office:value="1.6">
            <text:p>1.6</text:p>
          </table:table-cell>
          <table:table-cell office:value-type="float" office:value="1.6105758">
            <text:p>1.6105758</text:p>
          </table:table-cell>
          <table:table-cell/>
          <table:table-cell table:formula="of:=([.D317]-[.E317])-([.D316]-[.E316])" office:value-type="float" office:value="0.0266211000000001">
            <text:p>0.0266211</text:p>
          </table:table-cell>
        </table:table-row>
        <table:table-row table:style-name="ro2">
          <table:table-cell office:value-type="float" office:value="1585">
            <text:p>1585</text:p>
          </table:table-cell>
          <table:table-cell office:value-type="float" office:value="0.125">
            <text:p>0.125</text:p>
          </table:table-cell>
          <table:table-cell office:value-type="float" office:value="0.13543479">
            <text:p>0.13543479</text:p>
          </table:table-cell>
          <table:table-cell office:value-type="float" office:value="1.6">
            <text:p>1.6</text:p>
          </table:table-cell>
          <table:table-cell office:value-type="float" office:value="1.7037498">
            <text:p>1.7037498</text:p>
          </table:table-cell>
          <table:table-cell/>
          <table:table-cell table:formula="of:=([.D318]-[.E318])-([.D317]-[.E317])" office:value-type="float" office:value="-0.0931740000000001">
            <text:p>-0.093174</text:p>
          </table:table-cell>
        </table:table-row>
        <table:table-row table:style-name="ro2">
          <table:table-cell office:value-type="float" office:value="1590">
            <text:p>1590</text:p>
          </table:table-cell>
          <table:table-cell office:value-type="float" office:value="0.125">
            <text:p>0.125</text:p>
          </table:table-cell>
          <table:table-cell office:value-type="float" office:value="0.13543479">
            <text:p>0.13543479</text:p>
          </table:table-cell>
          <table:table-cell office:value-type="float" office:value="1.6">
            <text:p>1.6</text:p>
          </table:table-cell>
          <table:table-cell office:value-type="float" office:value="1.6505076">
            <text:p>1.6505076</text:p>
          </table:table-cell>
          <table:table-cell/>
          <table:table-cell table:formula="of:=([.D319]-[.E319])-([.D318]-[.E318])" office:value-type="float" office:value="0.0532421999999999">
            <text:p>0.0532422</text:p>
          </table:table-cell>
        </table:table-row>
        <table:table-row table:style-name="ro2">
          <table:table-cell office:value-type="float" office:value="1595">
            <text:p>1595</text:p>
          </table:table-cell>
          <table:table-cell office:value-type="float" office:value="0.125">
            <text:p>0.125</text:p>
          </table:table-cell>
          <table:table-cell office:value-type="float" office:value="0.1390952">
            <text:p>0.1390952</text:p>
          </table:table-cell>
          <table:table-cell office:value-type="float" office:value="1.6">
            <text:p>1.6</text:p>
          </table:table-cell>
          <table:table-cell office:value-type="float" office:value="1.6505076">
            <text:p>1.6505076</text:p>
          </table:table-cell>
          <table:table-cell/>
          <table:table-cell table:formula="of:=([.D320]-[.E320])-([.D319]-[.E319])" office:value-type="float" office:value="0">
            <text:p>0</text:p>
          </table:table-cell>
        </table:table-row>
        <table:table-row table:style-name="ro2">
          <table:table-cell office:value-type="float" office:value="1600">
            <text:p>1600</text:p>
          </table:table-cell>
          <table:table-cell office:value-type="float" office:value="0.125">
            <text:p>0.125</text:p>
          </table:table-cell>
          <table:table-cell office:value-type="float" office:value="0.1336046">
            <text:p>0.1336046</text:p>
          </table:table-cell>
          <table:table-cell office:value-type="float" office:value="1.6">
            <text:p>1.6</text:p>
          </table:table-cell>
          <table:table-cell office:value-type="float" office:value="1.6105758">
            <text:p>1.6105758</text:p>
          </table:table-cell>
          <table:table-cell/>
          <table:table-cell table:formula="of:=([.D321]-[.E321])-([.D320]-[.E320])" office:value-type="float" office:value="0.0399318000000002">
            <text:p>0.0399318</text:p>
          </table:table-cell>
        </table:table-row>
        <table:table-row table:style-name="ro2">
          <table:table-cell office:value-type="float" office:value="1605">
            <text:p>1605</text:p>
          </table:table-cell>
          <table:table-cell office:value-type="float" office:value="0.125">
            <text:p>0.125</text:p>
          </table:table-cell>
          <table:table-cell office:value-type="float" office:value="0.1299442">
            <text:p>0.1299442</text:p>
          </table:table-cell>
          <table:table-cell office:value-type="float" office:value="1.6">
            <text:p>1.6</text:p>
          </table:table-cell>
          <table:table-cell office:value-type="float" office:value="1.6105758">
            <text:p>1.6105758</text:p>
          </table:table-cell>
          <table:table-cell/>
          <table:table-cell table:formula="of:=([.D322]-[.E322])-([.D321]-[.E321])" office:value-type="float" office:value="0">
            <text:p>0</text:p>
          </table:table-cell>
        </table:table-row>
        <table:table-row table:style-name="ro2">
          <table:table-cell office:value-type="float" office:value="1610">
            <text:p>1610</text:p>
          </table:table-cell>
          <table:table-cell office:value-type="float" office:value="0.125">
            <text:p>0.125</text:p>
          </table:table-cell>
          <table:table-cell office:value-type="float" office:value="0.1336046">
            <text:p>0.1336046</text:p>
          </table:table-cell>
          <table:table-cell office:value-type="float" office:value="1.6">
            <text:p>1.6</text:p>
          </table:table-cell>
          <table:table-cell office:value-type="float" office:value="1.5839549">
            <text:p>1.5839549</text:p>
          </table:table-cell>
          <table:table-cell/>
          <table:table-cell table:formula="of:=([.D323]-[.E323])-([.D322]-[.E322])" office:value-type="float" office:value="0.0266208999999999">
            <text:p>0.0266209</text:p>
          </table:table-cell>
        </table:table-row>
        <table:table-row table:style-name="ro2">
          <table:table-cell office:value-type="float" office:value="1615">
            <text:p>1615</text:p>
          </table:table-cell>
          <table:table-cell office:value-type="float" office:value="0.125">
            <text:p>0.125</text:p>
          </table:table-cell>
          <table:table-cell office:value-type="float" office:value="0.124453604">
            <text:p>0.124453604</text:p>
          </table:table-cell>
          <table:table-cell office:value-type="float" office:value="1.6">
            <text:p>1.6</text:p>
          </table:table-cell>
          <table:table-cell office:value-type="float" office:value="1.4907811">
            <text:p>1.4907811</text:p>
          </table:table-cell>
          <table:table-cell/>
          <table:table-cell table:formula="of:=([.D324]-[.E324])-([.D323]-[.E323])" office:value-type="float" office:value="0.0931738">
            <text:p>0.0931738</text:p>
          </table:table-cell>
        </table:table-row>
        <table:table-row table:style-name="ro2">
          <table:table-cell office:value-type="float" office:value="1620">
            <text:p>1620</text:p>
          </table:table-cell>
          <table:table-cell office:value-type="float" office:value="0.125">
            <text:p>0.125</text:p>
          </table:table-cell>
          <table:table-cell office:value-type="float" office:value="0.1153026">
            <text:p>0.1153026</text:p>
          </table:table-cell>
          <table:table-cell office:value-type="float" office:value="1.6">
            <text:p>1.6</text:p>
          </table:table-cell>
          <table:table-cell office:value-type="float" office:value="1.5307128">
            <text:p>1.5307128</text:p>
          </table:table-cell>
          <table:table-cell/>
          <table:table-cell table:formula="of:=([.D325]-[.E325])-([.D324]-[.E324])" office:value-type="float" office:value="-0.0399316999999999">
            <text:p>-0.0399317</text:p>
          </table:table-cell>
        </table:table-row>
        <table:table-row table:style-name="ro2">
          <table:table-cell office:value-type="float" office:value="1625">
            <text:p>1625</text:p>
          </table:table-cell>
          <table:table-cell office:value-type="float" office:value="0.125">
            <text:p>0.125</text:p>
          </table:table-cell>
          <table:table-cell office:value-type="float" office:value="0.118963">
            <text:p>0.118963</text:p>
          </table:table-cell>
          <table:table-cell office:value-type="float" office:value="1.6">
            <text:p>1.6</text:p>
          </table:table-cell>
          <table:table-cell office:value-type="float" office:value="1.4774706">
            <text:p>1.4774706</text:p>
          </table:table-cell>
          <table:table-cell/>
          <table:table-cell table:formula="of:=([.D326]-[.E326])-([.D325]-[.E325])" office:value-type="float" office:value="0.0532421999999999">
            <text:p>0.0532422</text:p>
          </table:table-cell>
        </table:table-row>
        <table:table-row table:style-name="ro2">
          <table:table-cell office:value-type="float" office:value="1630">
            <text:p>1630</text:p>
          </table:table-cell>
          <table:table-cell office:value-type="float" office:value="0.125">
            <text:p>0.125</text:p>
          </table:table-cell>
          <table:table-cell office:value-type="float" office:value="0.111642204">
            <text:p>0.111642204</text:p>
          </table:table-cell>
          <table:table-cell office:value-type="float" office:value="1.6">
            <text:p>1.6</text:p>
          </table:table-cell>
          <table:table-cell office:value-type="float" office:value="1.5040916">
            <text:p>1.5040916</text:p>
          </table:table-cell>
          <table:table-cell/>
          <table:table-cell table:formula="of:=([.D327]-[.E327])-([.D326]-[.E326])" office:value-type="float" office:value="-0.026621">
            <text:p>-0.026621</text:p>
          </table:table-cell>
        </table:table-row>
        <table:table-row table:style-name="ro2">
          <table:table-cell office:value-type="float" office:value="1635">
            <text:p>1635</text:p>
          </table:table-cell>
          <table:table-cell office:value-type="float" office:value="0.125">
            <text:p>0.125</text:p>
          </table:table-cell>
          <table:table-cell office:value-type="float" office:value="0.111642204">
            <text:p>0.111642204</text:p>
          </table:table-cell>
          <table:table-cell office:value-type="float" office:value="1.6">
            <text:p>1.6</text:p>
          </table:table-cell>
          <table:table-cell office:value-type="float" office:value="1.5839549">
            <text:p>1.5839549</text:p>
          </table:table-cell>
          <table:table-cell/>
          <table:table-cell table:formula="of:=([.D328]-[.E328])-([.D327]-[.E327])" office:value-type="float" office:value="-0.0798633">
            <text:p>-0.0798633</text:p>
          </table:table-cell>
        </table:table-row>
        <table:table-row table:style-name="ro2">
          <table:table-cell office:value-type="float" office:value="1640">
            <text:p>1640</text:p>
          </table:table-cell>
          <table:table-cell office:value-type="float" office:value="0.125">
            <text:p>0.125</text:p>
          </table:table-cell>
          <table:table-cell office:value-type="float" office:value="0.13177441">
            <text:p>0.13177441</text:p>
          </table:table-cell>
          <table:table-cell office:value-type="float" office:value="1.6">
            <text:p>1.6</text:p>
          </table:table-cell>
          <table:table-cell office:value-type="float" office:value="1.5440233">
            <text:p>1.5440233</text:p>
          </table:table-cell>
          <table:table-cell/>
          <table:table-cell table:formula="of:=([.D329]-[.E329])-([.D328]-[.E328])" office:value-type="float" office:value="0.0399315999999998">
            <text:p>0.0399316</text:p>
          </table:table-cell>
        </table:table-row>
        <table:table-row table:style-name="ro2">
          <table:table-cell office:value-type="float" office:value="1645">
            <text:p>1645</text:p>
          </table:table-cell>
          <table:table-cell office:value-type="float" office:value="0.125">
            <text:p>0.125</text:p>
          </table:table-cell>
          <table:table-cell office:value-type="float" office:value="0.12628381">
            <text:p>0.12628381</text:p>
          </table:table-cell>
          <table:table-cell office:value-type="float" office:value="1.6">
            <text:p>1.6</text:p>
          </table:table-cell>
          <table:table-cell office:value-type="float" office:value="1.663818">
            <text:p>1.663818</text:p>
          </table:table-cell>
          <table:table-cell/>
          <table:table-cell table:formula="of:=([.D330]-[.E330])-([.D329]-[.E329])" office:value-type="float" office:value="-0.1197947">
            <text:p>-0.1197947</text:p>
          </table:table-cell>
        </table:table-row>
        <table:table-row table:style-name="ro2">
          <table:table-cell office:value-type="float" office:value="1650">
            <text:p>1650</text:p>
          </table:table-cell>
          <table:table-cell office:value-type="float" office:value="0.125">
            <text:p>0.125</text:p>
          </table:table-cell>
          <table:table-cell office:value-type="float" office:value="0.13726501">
            <text:p>0.13726501</text:p>
          </table:table-cell>
          <table:table-cell office:value-type="float" office:value="1.6">
            <text:p>1.6</text:p>
          </table:table-cell>
          <table:table-cell office:value-type="float" office:value="1.6904392">
            <text:p>1.6904392</text:p>
          </table:table-cell>
          <table:table-cell/>
          <table:table-cell table:formula="of:=([.D331]-[.E331])-([.D330]-[.E330])" office:value-type="float" office:value="-0.0266211999999999">
            <text:p>-0.0266212</text:p>
          </table:table-cell>
        </table:table-row>
        <table:table-row table:style-name="ro2">
          <table:table-cell office:value-type="float" office:value="1655">
            <text:p>1655</text:p>
          </table:table-cell>
          <table:table-cell office:value-type="float" office:value="0.125">
            <text:p>0.125</text:p>
          </table:table-cell>
          <table:table-cell office:value-type="float" office:value="0.13543479">
            <text:p>0.13543479</text:p>
          </table:table-cell>
          <table:table-cell office:value-type="float" office:value="1.6">
            <text:p>1.6</text:p>
          </table:table-cell>
          <table:table-cell office:value-type="float" office:value="1.6505076">
            <text:p>1.6505076</text:p>
          </table:table-cell>
          <table:table-cell/>
          <table:table-cell table:formula="of:=([.D332]-[.E332])-([.D331]-[.E331])" office:value-type="float" office:value="0.0399315999999998">
            <text:p>0.0399316</text:p>
          </table:table-cell>
        </table:table-row>
        <table:table-row table:style-name="ro2">
          <table:table-cell office:value-type="float" office:value="1660">
            <text:p>1660</text:p>
          </table:table-cell>
          <table:table-cell office:value-type="float" office:value="0.125">
            <text:p>0.125</text:p>
          </table:table-cell>
          <table:table-cell office:value-type="float" office:value="0.1299442">
            <text:p>0.1299442</text:p>
          </table:table-cell>
          <table:table-cell office:value-type="float" office:value="1.6">
            <text:p>1.6</text:p>
          </table:table-cell>
          <table:table-cell office:value-type="float" office:value="1.6105758">
            <text:p>1.6105758</text:p>
          </table:table-cell>
          <table:table-cell/>
          <table:table-cell table:formula="of:=([.D333]-[.E333])-([.D332]-[.E332])" office:value-type="float" office:value="0.0399318000000002">
            <text:p>0.0399318</text:p>
          </table:table-cell>
        </table:table-row>
        <table:table-row table:style-name="ro2">
          <table:table-cell office:value-type="float" office:value="1665">
            <text:p>1665</text:p>
          </table:table-cell>
          <table:table-cell office:value-type="float" office:value="0.125">
            <text:p>0.125</text:p>
          </table:table-cell>
          <table:table-cell office:value-type="float" office:value="0.12445359">
            <text:p>0.12445359</text:p>
          </table:table-cell>
          <table:table-cell office:value-type="float" office:value="1.6">
            <text:p>1.6</text:p>
          </table:table-cell>
          <table:table-cell office:value-type="float" office:value="1.6505076">
            <text:p>1.6505076</text:p>
          </table:table-cell>
          <table:table-cell/>
          <table:table-cell table:formula="of:=([.D334]-[.E334])-([.D333]-[.E333])" office:value-type="float" office:value="-0.0399318000000002">
            <text:p>-0.0399318</text:p>
          </table:table-cell>
        </table:table-row>
        <table:table-row table:style-name="ro2">
          <table:table-cell office:value-type="float" office:value="1670">
            <text:p>1670</text:p>
          </table:table-cell>
          <table:table-cell office:value-type="float" office:value="0.125">
            <text:p>0.125</text:p>
          </table:table-cell>
          <table:table-cell office:value-type="float" office:value="0.12445359">
            <text:p>0.12445359</text:p>
          </table:table-cell>
          <table:table-cell office:value-type="float" office:value="1.6">
            <text:p>1.6</text:p>
          </table:table-cell>
          <table:table-cell office:value-type="float" office:value="1.6505076">
            <text:p>1.6505076</text:p>
          </table:table-cell>
          <table:table-cell/>
          <table:table-cell table:formula="of:=([.D335]-[.E335])-([.D334]-[.E334])" office:value-type="float" office:value="0">
            <text:p>0</text:p>
          </table:table-cell>
        </table:table-row>
        <table:table-row table:style-name="ro2">
          <table:table-cell office:value-type="float" office:value="1675">
            <text:p>1675</text:p>
          </table:table-cell>
          <table:table-cell office:value-type="float" office:value="0.125">
            <text:p>0.125</text:p>
          </table:table-cell>
          <table:table-cell office:value-type="float" office:value="0.12628381">
            <text:p>0.12628381</text:p>
          </table:table-cell>
          <table:table-cell office:value-type="float" office:value="1.6">
            <text:p>1.6</text:p>
          </table:table-cell>
          <table:table-cell office:value-type="float" office:value="1.610576">
            <text:p>1.610576</text:p>
          </table:table-cell>
          <table:table-cell/>
          <table:table-cell table:formula="of:=([.D336]-[.E336])-([.D335]-[.E335])" office:value-type="float" office:value="0.0399316000000001">
            <text:p>0.0399316</text:p>
          </table:table-cell>
        </table:table-row>
        <table:table-row table:style-name="ro2">
          <table:table-cell office:value-type="float" office:value="1680">
            <text:p>1680</text:p>
          </table:table-cell>
          <table:table-cell office:value-type="float" office:value="0.125">
            <text:p>0.125</text:p>
          </table:table-cell>
          <table:table-cell office:value-type="float" office:value="0.12628381">
            <text:p>0.12628381</text:p>
          </table:table-cell>
          <table:table-cell office:value-type="float" office:value="1.6">
            <text:p>1.6</text:p>
          </table:table-cell>
          <table:table-cell office:value-type="float" office:value="1.663818">
            <text:p>1.663818</text:p>
          </table:table-cell>
          <table:table-cell/>
          <table:table-cell table:formula="of:=([.D337]-[.E337])-([.D336]-[.E336])" office:value-type="float" office:value="-0.053242">
            <text:p>-0.053242</text:p>
          </table:table-cell>
        </table:table-row>
        <table:table-row table:style-name="ro2">
          <table:table-cell office:value-type="float" office:value="1685">
            <text:p>1685</text:p>
          </table:table-cell>
          <table:table-cell office:value-type="float" office:value="0.125">
            <text:p>0.125</text:p>
          </table:table-cell>
          <table:table-cell office:value-type="float" office:value="0.120793216">
            <text:p>0.120793216</text:p>
          </table:table-cell>
          <table:table-cell office:value-type="float" office:value="1.6">
            <text:p>1.6</text:p>
          </table:table-cell>
          <table:table-cell office:value-type="float" office:value="1.5706445">
            <text:p>1.5706445</text:p>
          </table:table-cell>
          <table:table-cell/>
          <table:table-cell table:formula="of:=([.D338]-[.E338])-([.D337]-[.E337])" office:value-type="float" office:value="0.0931735">
            <text:p>0.0931735</text:p>
          </table:table-cell>
        </table:table-row>
        <table:table-row table:style-name="ro2">
          <table:table-cell office:value-type="float" office:value="1690">
            <text:p>1690</text:p>
          </table:table-cell>
          <table:table-cell office:value-type="float" office:value="0.125">
            <text:p>0.125</text:p>
          </table:table-cell>
          <table:table-cell office:value-type="float" office:value="0.128114">
            <text:p>0.128114</text:p>
          </table:table-cell>
          <table:table-cell office:value-type="float" office:value="1.6">
            <text:p>1.6</text:p>
          </table:table-cell>
          <table:table-cell office:value-type="float" office:value="1.5440233">
            <text:p>1.5440233</text:p>
          </table:table-cell>
          <table:table-cell/>
          <table:table-cell table:formula="of:=([.D339]-[.E339])-([.D338]-[.E338])" office:value-type="float" office:value="0.0266211999999999">
            <text:p>0.0266212</text:p>
          </table:table-cell>
        </table:table-row>
        <table:table-row table:style-name="ro2">
          <table:table-cell office:value-type="float" office:value="1695">
            <text:p>1695</text:p>
          </table:table-cell>
          <table:table-cell office:value-type="float" office:value="0.125">
            <text:p>0.125</text:p>
          </table:table-cell>
          <table:table-cell office:value-type="float" office:value="0.1317744">
            <text:p>0.1317744</text:p>
          </table:table-cell>
          <table:table-cell office:value-type="float" office:value="1.6">
            <text:p>1.6</text:p>
          </table:table-cell>
          <table:table-cell office:value-type="float" office:value="1.5972654">
            <text:p>1.5972654</text:p>
          </table:table-cell>
          <table:table-cell/>
          <table:table-cell table:formula="of:=([.D340]-[.E340])-([.D339]-[.E339])" office:value-type="float" office:value="-0.0532420999999999">
            <text:p>-0.0532421</text:p>
          </table:table-cell>
        </table:table-row>
        <table:table-row table:style-name="ro2">
          <table:table-cell office:value-type="float" office:value="1700">
            <text:p>1700</text:p>
          </table:table-cell>
          <table:table-cell office:value-type="float" office:value="0.125">
            <text:p>0.125</text:p>
          </table:table-cell>
          <table:table-cell office:value-type="float" office:value="0.1299442">
            <text:p>0.1299442</text:p>
          </table:table-cell>
          <table:table-cell office:value-type="float" office:value="1.6">
            <text:p>1.6</text:p>
          </table:table-cell>
          <table:table-cell office:value-type="float" office:value="1.6105758">
            <text:p>1.6105758</text:p>
          </table:table-cell>
          <table:table-cell/>
          <table:table-cell table:formula="of:=([.D341]-[.E341])-([.D340]-[.E340])" office:value-type="float" office:value="-0.0133103999999999">
            <text:p>-0.0133104</text:p>
          </table:table-cell>
        </table:table-row>
        <table:table-row table:style-name="ro2">
          <table:table-cell office:value-type="float" office:value="1705">
            <text:p>1705</text:p>
          </table:table-cell>
          <table:table-cell office:value-type="float" office:value="0.125">
            <text:p>0.125</text:p>
          </table:table-cell>
          <table:table-cell office:value-type="float" office:value="0.1299442">
            <text:p>0.1299442</text:p>
          </table:table-cell>
          <table:table-cell office:value-type="float" office:value="1.6">
            <text:p>1.6</text:p>
          </table:table-cell>
          <table:table-cell office:value-type="float" office:value="1.6371969">
            <text:p>1.6371969</text:p>
          </table:table-cell>
          <table:table-cell/>
          <table:table-cell table:formula="of:=([.D342]-[.E342])-([.D341]-[.E341])" office:value-type="float" office:value="-0.0266211000000001">
            <text:p>-0.0266211</text:p>
          </table:table-cell>
        </table:table-row>
        <table:table-row table:style-name="ro2">
          <table:table-cell office:value-type="float" office:value="1710">
            <text:p>1710</text:p>
          </table:table-cell>
          <table:table-cell office:value-type="float" office:value="0.125">
            <text:p>0.125</text:p>
          </table:table-cell>
          <table:table-cell office:value-type="float" office:value="0.120793216">
            <text:p>0.120793216</text:p>
          </table:table-cell>
          <table:table-cell office:value-type="float" office:value="1.6">
            <text:p>1.6</text:p>
          </table:table-cell>
          <table:table-cell office:value-type="float" office:value="1.5972654">
            <text:p>1.5972654</text:p>
          </table:table-cell>
          <table:table-cell/>
          <table:table-cell table:formula="of:=([.D343]-[.E343])-([.D342]-[.E342])" office:value-type="float" office:value="0.0399315">
            <text:p>0.0399315</text:p>
          </table:table-cell>
        </table:table-row>
        <table:table-row table:style-name="ro2">
          <table:table-cell office:value-type="float" office:value="1715">
            <text:p>1715</text:p>
          </table:table-cell>
          <table:table-cell office:value-type="float" office:value="0.125">
            <text:p>0.125</text:p>
          </table:table-cell>
          <table:table-cell office:value-type="float" office:value="0.118963">
            <text:p>0.118963</text:p>
          </table:table-cell>
          <table:table-cell office:value-type="float" office:value="1.6">
            <text:p>1.6</text:p>
          </table:table-cell>
          <table:table-cell office:value-type="float" office:value="1.557334">
            <text:p>1.557334</text:p>
          </table:table-cell>
          <table:table-cell/>
          <table:table-cell table:formula="of:=([.D344]-[.E344])-([.D343]-[.E343])" office:value-type="float" office:value="0.0399314">
            <text:p>0.0399314</text:p>
          </table:table-cell>
        </table:table-row>
        <table:table-row table:style-name="ro2">
          <table:table-cell office:value-type="float" office:value="1720">
            <text:p>1720</text:p>
          </table:table-cell>
          <table:table-cell office:value-type="float" office:value="0.125">
            <text:p>0.125</text:p>
          </table:table-cell>
          <table:table-cell office:value-type="float" office:value="0.111642204">
            <text:p>0.111642204</text:p>
          </table:table-cell>
          <table:table-cell office:value-type="float" office:value="1.6">
            <text:p>1.6</text:p>
          </table:table-cell>
          <table:table-cell office:value-type="float" office:value="1.5839549">
            <text:p>1.5839549</text:p>
          </table:table-cell>
          <table:table-cell/>
          <table:table-cell table:formula="of:=([.D345]-[.E345])-([.D344]-[.E344])" office:value-type="float" office:value="-0.0266208999999999">
            <text:p>-0.0266209</text:p>
          </table:table-cell>
        </table:table-row>
        <table:table-row table:style-name="ro2">
          <table:table-cell office:value-type="float" office:value="1725">
            <text:p>1725</text:p>
          </table:table-cell>
          <table:table-cell office:value-type="float" office:value="0.125">
            <text:p>0.125</text:p>
          </table:table-cell>
          <table:table-cell office:value-type="float" office:value="0.11347242">
            <text:p>0.11347242</text:p>
          </table:table-cell>
          <table:table-cell office:value-type="float" office:value="1.6">
            <text:p>1.6</text:p>
          </table:table-cell>
          <table:table-cell office:value-type="float" office:value="1.5706445">
            <text:p>1.5706445</text:p>
          </table:table-cell>
          <table:table-cell/>
          <table:table-cell table:formula="of:=([.D346]-[.E346])-([.D345]-[.E345])" office:value-type="float" office:value="0.0133103999999999">
            <text:p>0.0133104</text:p>
          </table:table-cell>
        </table:table-row>
        <table:table-row table:style-name="ro2">
          <table:table-cell office:value-type="float" office:value="1730">
            <text:p>1730</text:p>
          </table:table-cell>
          <table:table-cell office:value-type="float" office:value="0.125">
            <text:p>0.125</text:p>
          </table:table-cell>
          <table:table-cell office:value-type="float" office:value="0.120793216">
            <text:p>0.120793216</text:p>
          </table:table-cell>
          <table:table-cell office:value-type="float" office:value="1.6">
            <text:p>1.6</text:p>
          </table:table-cell>
          <table:table-cell office:value-type="float" office:value="1.5972654">
            <text:p>1.5972654</text:p>
          </table:table-cell>
          <table:table-cell/>
          <table:table-cell table:formula="of:=([.D347]-[.E347])-([.D346]-[.E346])" office:value-type="float" office:value="-0.0266208999999999">
            <text:p>-0.0266209</text:p>
          </table:table-cell>
        </table:table-row>
        <table:table-row table:style-name="ro2">
          <table:table-cell office:value-type="float" office:value="1735">
            <text:p>1735</text:p>
          </table:table-cell>
          <table:table-cell office:value-type="float" office:value="0.125">
            <text:p>0.125</text:p>
          </table:table-cell>
          <table:table-cell office:value-type="float" office:value="0.1299442">
            <text:p>0.1299442</text:p>
          </table:table-cell>
          <table:table-cell office:value-type="float" office:value="1.6">
            <text:p>1.6</text:p>
          </table:table-cell>
          <table:table-cell office:value-type="float" office:value="1.6105758">
            <text:p>1.6105758</text:p>
          </table:table-cell>
          <table:table-cell/>
          <table:table-cell table:formula="of:=([.D348]-[.E348])-([.D347]-[.E347])" office:value-type="float" office:value="-0.0133103999999999">
            <text:p>-0.0133104</text:p>
          </table:table-cell>
        </table:table-row>
        <table:table-row table:style-name="ro2">
          <table:table-cell office:value-type="float" office:value="1740">
            <text:p>1740</text:p>
          </table:table-cell>
          <table:table-cell office:value-type="float" office:value="0.125">
            <text:p>0.125</text:p>
          </table:table-cell>
          <table:table-cell office:value-type="float" office:value="0.12628381">
            <text:p>0.12628381</text:p>
          </table:table-cell>
          <table:table-cell office:value-type="float" office:value="1.6">
            <text:p>1.6</text:p>
          </table:table-cell>
          <table:table-cell office:value-type="float" office:value="1.557334">
            <text:p>1.557334</text:p>
          </table:table-cell>
          <table:table-cell/>
          <table:table-cell table:formula="of:=([.D349]-[.E349])-([.D348]-[.E348])" office:value-type="float" office:value="0.0532417999999999">
            <text:p>0.0532418</text:p>
          </table:table-cell>
        </table:table-row>
        <table:table-row table:style-name="ro2">
          <table:table-cell office:value-type="float" office:value="1745">
            <text:p>1745</text:p>
          </table:table-cell>
          <table:table-cell office:value-type="float" office:value="0.125">
            <text:p>0.125</text:p>
          </table:table-cell>
          <table:table-cell office:value-type="float" office:value="0.12445362">
            <text:p>0.12445362</text:p>
          </table:table-cell>
          <table:table-cell office:value-type="float" office:value="1.6">
            <text:p>1.6</text:p>
          </table:table-cell>
          <table:table-cell office:value-type="float" office:value="1.5972654">
            <text:p>1.5972654</text:p>
          </table:table-cell>
          <table:table-cell/>
          <table:table-cell table:formula="of:=([.D350]-[.E350])-([.D349]-[.E349])" office:value-type="float" office:value="-0.0399314">
            <text:p>-0.0399314</text:p>
          </table:table-cell>
        </table:table-row>
        <table:table-row table:style-name="ro2">
          <table:table-cell office:value-type="float" office:value="1750">
            <text:p>1750</text:p>
          </table:table-cell>
          <table:table-cell office:value-type="float" office:value="0.125">
            <text:p>0.125</text:p>
          </table:table-cell>
          <table:table-cell office:value-type="float" office:value="0.12262341">
            <text:p>0.12262341</text:p>
          </table:table-cell>
          <table:table-cell office:value-type="float" office:value="1.6">
            <text:p>1.6</text:p>
          </table:table-cell>
          <table:table-cell office:value-type="float" office:value="1.557334">
            <text:p>1.557334</text:p>
          </table:table-cell>
          <table:table-cell/>
          <table:table-cell table:formula="of:=([.D351]-[.E351])-([.D350]-[.E350])" office:value-type="float" office:value="0.0399314">
            <text:p>0.0399314</text:p>
          </table:table-cell>
        </table:table-row>
        <table:table-row table:style-name="ro2">
          <table:table-cell office:value-type="float" office:value="1755">
            <text:p>1755</text:p>
          </table:table-cell>
          <table:table-cell office:value-type="float" office:value="0.125">
            <text:p>0.125</text:p>
          </table:table-cell>
          <table:table-cell office:value-type="float" office:value="0.12445362">
            <text:p>0.12445362</text:p>
          </table:table-cell>
          <table:table-cell office:value-type="float" office:value="1.6">
            <text:p>1.6</text:p>
          </table:table-cell>
          <table:table-cell office:value-type="float" office:value="1.5972654">
            <text:p>1.5972654</text:p>
          </table:table-cell>
          <table:table-cell/>
          <table:table-cell table:formula="of:=([.D352]-[.E352])-([.D351]-[.E351])" office:value-type="float" office:value="-0.0399314">
            <text:p>-0.0399314</text:p>
          </table:table-cell>
        </table:table-row>
        <table:table-row table:style-name="ro2">
          <table:table-cell office:value-type="float" office:value="1760">
            <text:p>1760</text:p>
          </table:table-cell>
          <table:table-cell office:value-type="float" office:value="0.125">
            <text:p>0.125</text:p>
          </table:table-cell>
          <table:table-cell office:value-type="float" office:value="0.120793216">
            <text:p>0.120793216</text:p>
          </table:table-cell>
          <table:table-cell office:value-type="float" office:value="1.6">
            <text:p>1.6</text:p>
          </table:table-cell>
          <table:table-cell office:value-type="float" office:value="1.6238865">
            <text:p>1.6238865</text:p>
          </table:table-cell>
          <table:table-cell/>
          <table:table-cell table:formula="of:=([.D353]-[.E353])-([.D352]-[.E352])" office:value-type="float" office:value="-0.0266211000000001">
            <text:p>-0.0266211</text:p>
          </table:table-cell>
        </table:table-row>
        <table:table-row table:style-name="ro2">
          <table:table-cell office:value-type="float" office:value="1765">
            <text:p>1765</text:p>
          </table:table-cell>
          <table:table-cell office:value-type="float" office:value="0.125">
            <text:p>0.125</text:p>
          </table:table-cell>
          <table:table-cell office:value-type="float" office:value="0.11713281">
            <text:p>0.11713281</text:p>
          </table:table-cell>
          <table:table-cell office:value-type="float" office:value="1.6">
            <text:p>1.6</text:p>
          </table:table-cell>
          <table:table-cell office:value-type="float" office:value="1.6238865">
            <text:p>1.6238865</text:p>
          </table:table-cell>
          <table:table-cell/>
          <table:table-cell table:formula="of:=([.D354]-[.E354])-([.D353]-[.E353])" office:value-type="float" office:value="0">
            <text:p>0</text:p>
          </table:table-cell>
        </table:table-row>
        <table:table-row table:style-name="ro2">
          <table:table-cell office:value-type="float" office:value="1770">
            <text:p>1770</text:p>
          </table:table-cell>
          <table:table-cell office:value-type="float" office:value="0.125">
            <text:p>0.125</text:p>
          </table:table-cell>
          <table:table-cell office:value-type="float" office:value="0.118963">
            <text:p>0.118963</text:p>
          </table:table-cell>
          <table:table-cell office:value-type="float" office:value="1.6">
            <text:p>1.6</text:p>
          </table:table-cell>
          <table:table-cell office:value-type="float" office:value="1.610576">
            <text:p>1.610576</text:p>
          </table:table-cell>
          <table:table-cell/>
          <table:table-cell table:formula="of:=([.D355]-[.E355])-([.D354]-[.E354])" office:value-type="float" office:value="0.0133105">
            <text:p>0.0133105</text:p>
          </table:table-cell>
        </table:table-row>
        <table:table-row table:style-name="ro2">
          <table:table-cell office:value-type="float" office:value="1775">
            <text:p>1775</text:p>
          </table:table-cell>
          <table:table-cell office:value-type="float" office:value="0.125">
            <text:p>0.125</text:p>
          </table:table-cell>
          <table:table-cell office:value-type="float" office:value="0.12628381">
            <text:p>0.12628381</text:p>
          </table:table-cell>
          <table:table-cell office:value-type="float" office:value="1.6">
            <text:p>1.6</text:p>
          </table:table-cell>
          <table:table-cell office:value-type="float" office:value="1.6371969">
            <text:p>1.6371969</text:p>
          </table:table-cell>
          <table:table-cell/>
          <table:table-cell table:formula="of:=([.D356]-[.E356])-([.D355]-[.E355])" office:value-type="float" office:value="-0.0266208999999999">
            <text:p>-0.0266209</text:p>
          </table:table-cell>
        </table:table-row>
        <table:table-row table:style-name="ro2">
          <table:table-cell office:value-type="float" office:value="1780">
            <text:p>1780</text:p>
          </table:table-cell>
          <table:table-cell office:value-type="float" office:value="0.125">
            <text:p>0.125</text:p>
          </table:table-cell>
          <table:table-cell office:value-type="float" office:value="0.118963">
            <text:p>0.118963</text:p>
          </table:table-cell>
          <table:table-cell office:value-type="float" office:value="1.6">
            <text:p>1.6</text:p>
          </table:table-cell>
          <table:table-cell office:value-type="float" office:value="1.610576">
            <text:p>1.610576</text:p>
          </table:table-cell>
          <table:table-cell/>
          <table:table-cell table:formula="of:=([.D357]-[.E357])-([.D356]-[.E356])" office:value-type="float" office:value="0.0266208999999999">
            <text:p>0.0266209</text:p>
          </table:table-cell>
        </table:table-row>
        <table:table-row table:style-name="ro2">
          <table:table-cell office:value-type="float" office:value="1785">
            <text:p>1785</text:p>
          </table:table-cell>
          <table:table-cell office:value-type="float" office:value="0.125">
            <text:p>0.125</text:p>
          </table:table-cell>
          <table:table-cell office:value-type="float" office:value="0.12262341">
            <text:p>0.12262341</text:p>
          </table:table-cell>
          <table:table-cell office:value-type="float" office:value="1.6">
            <text:p>1.6</text:p>
          </table:table-cell>
          <table:table-cell office:value-type="float" office:value="1.610576">
            <text:p>1.610576</text:p>
          </table:table-cell>
          <table:table-cell/>
          <table:table-cell table:formula="of:=([.D358]-[.E358])-([.D357]-[.E357])" office:value-type="float" office:value="0">
            <text:p>0</text:p>
          </table:table-cell>
        </table:table-row>
        <table:table-row table:style-name="ro2">
          <table:table-cell office:value-type="float" office:value="1790">
            <text:p>1790</text:p>
          </table:table-cell>
          <table:table-cell office:value-type="float" office:value="0.125">
            <text:p>0.125</text:p>
          </table:table-cell>
          <table:table-cell office:value-type="float" office:value="0.1317744">
            <text:p>0.1317744</text:p>
          </table:table-cell>
          <table:table-cell office:value-type="float" office:value="1.6">
            <text:p>1.6</text:p>
          </table:table-cell>
          <table:table-cell office:value-type="float" office:value="1.6505076">
            <text:p>1.6505076</text:p>
          </table:table-cell>
          <table:table-cell/>
          <table:table-cell table:formula="of:=([.D359]-[.E359])-([.D358]-[.E358])" office:value-type="float" office:value="-0.0399316000000001">
            <text:p>-0.0399316</text:p>
          </table:table-cell>
        </table:table-row>
        <table:table-row table:style-name="ro2">
          <table:table-cell office:value-type="float" office:value="1795">
            <text:p>1795</text:p>
          </table:table-cell>
          <table:table-cell office:value-type="float" office:value="0.125">
            <text:p>0.125</text:p>
          </table:table-cell>
          <table:table-cell office:value-type="float" office:value="0.12628381">
            <text:p>0.12628381</text:p>
          </table:table-cell>
          <table:table-cell office:value-type="float" office:value="1.6">
            <text:p>1.6</text:p>
          </table:table-cell>
          <table:table-cell office:value-type="float" office:value="1.5839549">
            <text:p>1.5839549</text:p>
          </table:table-cell>
          <table:table-cell/>
          <table:table-cell table:formula="of:=([.D360]-[.E360])-([.D359]-[.E359])" office:value-type="float" office:value="0.0665527000000001">
            <text:p>0.0665527</text:p>
          </table:table-cell>
        </table:table-row>
        <table:table-row table:style-name="ro2">
          <table:table-cell office:value-type="float" office:value="1800">
            <text:p>1800</text:p>
          </table:table-cell>
          <table:table-cell office:value-type="float" office:value="0.125">
            <text:p>0.125</text:p>
          </table:table-cell>
          <table:table-cell office:value-type="float" office:value="0.12445362">
            <text:p>0.12445362</text:p>
          </table:table-cell>
          <table:table-cell office:value-type="float" office:value="1.6">
            <text:p>1.6</text:p>
          </table:table-cell>
          <table:table-cell office:value-type="float" office:value="1.6238865">
            <text:p>1.6238865</text:p>
          </table:table-cell>
          <table:table-cell/>
          <table:table-cell table:formula="of:=([.D361]-[.E361])-([.D360]-[.E360])" office:value-type="float" office:value="-0.0399316000000001">
            <text:p>-0.0399316</text:p>
          </table:table-cell>
        </table:table-row>
        <table:table-row table:style-name="ro2">
          <table:table-cell office:value-type="float" office:value="1805">
            <text:p>1805</text:p>
          </table:table-cell>
          <table:table-cell office:value-type="float" office:value="0.125">
            <text:p>0.125</text:p>
          </table:table-cell>
          <table:table-cell office:value-type="float" office:value="0.120793216">
            <text:p>0.120793216</text:p>
          </table:table-cell>
          <table:table-cell office:value-type="float" office:value="1.6">
            <text:p>1.6</text:p>
          </table:table-cell>
          <table:table-cell office:value-type="float" office:value="1.5972654">
            <text:p>1.5972654</text:p>
          </table:table-cell>
          <table:table-cell/>
          <table:table-cell table:formula="of:=([.D362]-[.E362])-([.D361]-[.E361])" office:value-type="float" office:value="0.0266211000000001">
            <text:p>0.0266211</text:p>
          </table:table-cell>
        </table:table-row>
        <table:table-row table:style-name="ro2">
          <table:table-cell office:value-type="float" office:value="1810">
            <text:p>1810</text:p>
          </table:table-cell>
          <table:table-cell office:value-type="float" office:value="0.125">
            <text:p>0.125</text:p>
          </table:table-cell>
          <table:table-cell office:value-type="float" office:value="0.12445362">
            <text:p>0.12445362</text:p>
          </table:table-cell>
          <table:table-cell office:value-type="float" office:value="1.6">
            <text:p>1.6</text:p>
          </table:table-cell>
          <table:table-cell office:value-type="float" office:value="1.5972654">
            <text:p>1.5972654</text:p>
          </table:table-cell>
          <table:table-cell/>
          <table:table-cell table:formula="of:=([.D363]-[.E363])-([.D362]-[.E362])" office:value-type="float" office:value="0">
            <text:p>0</text:p>
          </table:table-cell>
        </table:table-row>
        <table:table-row table:style-name="ro2">
          <table:table-cell office:value-type="float" office:value="1815">
            <text:p>1815</text:p>
          </table:table-cell>
          <table:table-cell office:value-type="float" office:value="0.125">
            <text:p>0.125</text:p>
          </table:table-cell>
          <table:table-cell office:value-type="float" office:value="0.12445362">
            <text:p>0.12445362</text:p>
          </table:table-cell>
          <table:table-cell office:value-type="float" office:value="1.6">
            <text:p>1.6</text:p>
          </table:table-cell>
          <table:table-cell office:value-type="float" office:value="1.5972654">
            <text:p>1.5972654</text:p>
          </table:table-cell>
          <table:table-cell/>
          <table:table-cell table:formula="of:=([.D364]-[.E364])-([.D363]-[.E363])" office:value-type="float" office:value="0">
            <text:p>0</text:p>
          </table:table-cell>
        </table:table-row>
        <table:table-row table:style-name="ro2">
          <table:table-cell office:value-type="float" office:value="1820">
            <text:p>1820</text:p>
          </table:table-cell>
          <table:table-cell office:value-type="float" office:value="0.125">
            <text:p>0.125</text:p>
          </table:table-cell>
          <table:table-cell office:value-type="float" office:value="0.120793216">
            <text:p>0.120793216</text:p>
          </table:table-cell>
          <table:table-cell office:value-type="float" office:value="1.6">
            <text:p>1.6</text:p>
          </table:table-cell>
          <table:table-cell office:value-type="float" office:value="1.6238865">
            <text:p>1.6238865</text:p>
          </table:table-cell>
          <table:table-cell/>
          <table:table-cell table:formula="of:=([.D365]-[.E365])-([.D364]-[.E364])" office:value-type="float" office:value="-0.0266211000000001">
            <text:p>-0.0266211</text:p>
          </table:table-cell>
        </table:table-row>
        <table:table-row table:style-name="ro2">
          <table:table-cell office:value-type="float" office:value="1825">
            <text:p>1825</text:p>
          </table:table-cell>
          <table:table-cell office:value-type="float" office:value="0.125">
            <text:p>0.125</text:p>
          </table:table-cell>
          <table:table-cell office:value-type="float" office:value="0.118963">
            <text:p>0.118963</text:p>
          </table:table-cell>
          <table:table-cell office:value-type="float" office:value="1.6">
            <text:p>1.6</text:p>
          </table:table-cell>
          <table:table-cell office:value-type="float" office:value="1.610576">
            <text:p>1.610576</text:p>
          </table:table-cell>
          <table:table-cell/>
          <table:table-cell table:formula="of:=([.D366]-[.E366])-([.D365]-[.E365])" office:value-type="float" office:value="0.0133105">
            <text:p>0.0133105</text:p>
          </table:table-cell>
        </table:table-row>
        <table:table-row table:style-name="ro2">
          <table:table-cell office:value-type="float" office:value="1830">
            <text:p>1830</text:p>
          </table:table-cell>
          <table:table-cell office:value-type="float" office:value="0.125">
            <text:p>0.125</text:p>
          </table:table-cell>
          <table:table-cell office:value-type="float" office:value="0.12445362">
            <text:p>0.12445362</text:p>
          </table:table-cell>
          <table:table-cell office:value-type="float" office:value="1.6">
            <text:p>1.6</text:p>
          </table:table-cell>
          <table:table-cell office:value-type="float" office:value="1.5972654">
            <text:p>1.5972654</text:p>
          </table:table-cell>
          <table:table-cell/>
          <table:table-cell table:formula="of:=([.D367]-[.E367])-([.D366]-[.E366])" office:value-type="float" office:value="0.0133106000000001">
            <text:p>0.0133106</text:p>
          </table:table-cell>
        </table:table-row>
        <table:table-row table:style-name="ro2">
          <table:table-cell office:value-type="float" office:value="1835">
            <text:p>1835</text:p>
          </table:table-cell>
          <table:table-cell office:value-type="float" office:value="0.125">
            <text:p>0.125</text:p>
          </table:table-cell>
          <table:table-cell office:value-type="float" office:value="0.120793216">
            <text:p>0.120793216</text:p>
          </table:table-cell>
          <table:table-cell office:value-type="float" office:value="1.6">
            <text:p>1.6</text:p>
          </table:table-cell>
          <table:table-cell office:value-type="float" office:value="1.5706445">
            <text:p>1.5706445</text:p>
          </table:table-cell>
          <table:table-cell/>
          <table:table-cell table:formula="of:=([.D368]-[.E368])-([.D367]-[.E367])" office:value-type="float" office:value="0.0266208999999999">
            <text:p>0.0266209</text:p>
          </table:table-cell>
        </table:table-row>
        <table:table-row table:style-name="ro2">
          <table:table-cell office:value-type="float" office:value="1840">
            <text:p>1840</text:p>
          </table:table-cell>
          <table:table-cell office:value-type="float" office:value="0.125">
            <text:p>0.125</text:p>
          </table:table-cell>
          <table:table-cell office:value-type="float" office:value="0.12262341">
            <text:p>0.12262341</text:p>
          </table:table-cell>
          <table:table-cell office:value-type="float" office:value="1.6">
            <text:p>1.6</text:p>
          </table:table-cell>
          <table:table-cell office:value-type="float" office:value="1.5839549">
            <text:p>1.5839549</text:p>
          </table:table-cell>
          <table:table-cell/>
          <table:table-cell table:formula="of:=([.D369]-[.E369])-([.D368]-[.E368])" office:value-type="float" office:value="-0.0133103999999999">
            <text:p>-0.0133104</text:p>
          </table:table-cell>
        </table:table-row>
        <table:table-row table:style-name="ro2">
          <table:table-cell office:value-type="float" office:value="1845">
            <text:p>1845</text:p>
          </table:table-cell>
          <table:table-cell office:value-type="float" office:value="0.125">
            <text:p>0.125</text:p>
          </table:table-cell>
          <table:table-cell office:value-type="float" office:value="0.12628381">
            <text:p>0.12628381</text:p>
          </table:table-cell>
          <table:table-cell office:value-type="float" office:value="1.6">
            <text:p>1.6</text:p>
          </table:table-cell>
          <table:table-cell office:value-type="float" office:value="1.610576">
            <text:p>1.610576</text:p>
          </table:table-cell>
          <table:table-cell/>
          <table:table-cell table:formula="of:=([.D370]-[.E370])-([.D369]-[.E369])" office:value-type="float" office:value="-0.0266211000000001">
            <text:p>-0.0266211</text:p>
          </table:table-cell>
        </table:table-row>
        <table:table-row table:style-name="ro2">
          <table:table-cell office:value-type="float" office:value="1850">
            <text:p>1850</text:p>
          </table:table-cell>
          <table:table-cell office:value-type="float" office:value="0.125">
            <text:p>0.125</text:p>
          </table:table-cell>
          <table:table-cell office:value-type="float" office:value="0.120793216">
            <text:p>0.120793216</text:p>
          </table:table-cell>
          <table:table-cell office:value-type="float" office:value="1.6">
            <text:p>1.6</text:p>
          </table:table-cell>
          <table:table-cell office:value-type="float" office:value="1.5706445">
            <text:p>1.5706445</text:p>
          </table:table-cell>
          <table:table-cell/>
          <table:table-cell table:formula="of:=([.D371]-[.E371])-([.D370]-[.E370])" office:value-type="float" office:value="0.0399315">
            <text:p>0.0399315</text:p>
          </table:table-cell>
        </table:table-row>
        <table:table-row table:style-name="ro2">
          <table:table-cell office:value-type="float" office:value="1855">
            <text:p>1855</text:p>
          </table:table-cell>
          <table:table-cell office:value-type="float" office:value="0.125">
            <text:p>0.125</text:p>
          </table:table-cell>
          <table:table-cell office:value-type="float" office:value="0.12445362">
            <text:p>0.12445362</text:p>
          </table:table-cell>
          <table:table-cell office:value-type="float" office:value="1.6">
            <text:p>1.6</text:p>
          </table:table-cell>
          <table:table-cell office:value-type="float" office:value="1.6238865">
            <text:p>1.6238865</text:p>
          </table:table-cell>
          <table:table-cell/>
          <table:table-cell table:formula="of:=([.D372]-[.E372])-([.D371]-[.E371])" office:value-type="float" office:value="-0.053242">
            <text:p>-0.053242</text:p>
          </table:table-cell>
        </table:table-row>
        <table:table-row table:style-name="ro2">
          <table:table-cell office:value-type="float" office:value="1860">
            <text:p>1860</text:p>
          </table:table-cell>
          <table:table-cell office:value-type="float" office:value="0.125">
            <text:p>0.125</text:p>
          </table:table-cell>
          <table:table-cell office:value-type="float" office:value="0.12262341">
            <text:p>0.12262341</text:p>
          </table:table-cell>
          <table:table-cell office:value-type="float" office:value="1.6">
            <text:p>1.6</text:p>
          </table:table-cell>
          <table:table-cell office:value-type="float" office:value="1.6371971">
            <text:p>1.6371971</text:p>
          </table:table-cell>
          <table:table-cell/>
          <table:table-cell table:formula="of:=([.D373]-[.E373])-([.D372]-[.E372])" office:value-type="float" office:value="-0.0133105999999998">
            <text:p>-0.0133106</text:p>
          </table:table-cell>
        </table:table-row>
        <table:table-row table:style-name="ro2">
          <table:table-cell office:value-type="float" office:value="1865">
            <text:p>1865</text:p>
          </table:table-cell>
          <table:table-cell office:value-type="float" office:value="0.125">
            <text:p>0.125</text:p>
          </table:table-cell>
          <table:table-cell office:value-type="float" office:value="0.118963">
            <text:p>0.118963</text:p>
          </table:table-cell>
          <table:table-cell office:value-type="float" office:value="1.6">
            <text:p>1.6</text:p>
          </table:table-cell>
          <table:table-cell office:value-type="float" office:value="1.6371971">
            <text:p>1.6371971</text:p>
          </table:table-cell>
          <table:table-cell/>
          <table:table-cell table:formula="of:=([.D374]-[.E374])-([.D373]-[.E373])" office:value-type="float" office:value="0">
            <text:p>0</text:p>
          </table:table-cell>
        </table:table-row>
        <table:table-row table:style-name="ro2">
          <table:table-cell office:value-type="float" office:value="1870">
            <text:p>1870</text:p>
          </table:table-cell>
          <table:table-cell office:value-type="float" office:value="0.125">
            <text:p>0.125</text:p>
          </table:table-cell>
          <table:table-cell office:value-type="float" office:value="0.12262341">
            <text:p>0.12262341</text:p>
          </table:table-cell>
          <table:table-cell office:value-type="float" office:value="1.6">
            <text:p>1.6</text:p>
          </table:table-cell>
          <table:table-cell office:value-type="float" office:value="1.663818">
            <text:p>1.663818</text:p>
          </table:table-cell>
          <table:table-cell/>
          <table:table-cell table:formula="of:=([.D375]-[.E375])-([.D374]-[.E374])" office:value-type="float" office:value="-0.0266209000000002">
            <text:p>-0.0266209</text:p>
          </table:table-cell>
        </table:table-row>
        <table:table-row table:style-name="ro2">
          <table:table-cell office:value-type="float" office:value="1875">
            <text:p>1875</text:p>
          </table:table-cell>
          <table:table-cell office:value-type="float" office:value="0.125">
            <text:p>0.125</text:p>
          </table:table-cell>
          <table:table-cell office:value-type="float" office:value="0.12262341">
            <text:p>0.12262341</text:p>
          </table:table-cell>
          <table:table-cell office:value-type="float" office:value="1.6">
            <text:p>1.6</text:p>
          </table:table-cell>
          <table:table-cell office:value-type="float" office:value="1.6371971">
            <text:p>1.6371971</text:p>
          </table:table-cell>
          <table:table-cell/>
          <table:table-cell table:formula="of:=([.D376]-[.E376])-([.D375]-[.E375])" office:value-type="float" office:value="0.0266209000000002">
            <text:p>0.0266209</text:p>
          </table:table-cell>
        </table:table-row>
        <table:table-row table:style-name="ro2">
          <table:table-cell office:value-type="float" office:value="1880">
            <text:p>1880</text:p>
          </table:table-cell>
          <table:table-cell office:value-type="float" office:value="0.125">
            <text:p>0.125</text:p>
          </table:table-cell>
          <table:table-cell office:value-type="float" office:value="0.118963">
            <text:p>0.118963</text:p>
          </table:table-cell>
          <table:table-cell office:value-type="float" office:value="1.6">
            <text:p>1.6</text:p>
          </table:table-cell>
          <table:table-cell office:value-type="float" office:value="1.610576">
            <text:p>1.610576</text:p>
          </table:table-cell>
          <table:table-cell/>
          <table:table-cell table:formula="of:=([.D377]-[.E377])-([.D376]-[.E376])" office:value-type="float" office:value="0.0266210999999998">
            <text:p>0.0266211</text:p>
          </table:table-cell>
        </table:table-row>
        <table:table-row table:style-name="ro2">
          <table:table-cell office:value-type="float" office:value="1885">
            <text:p>1885</text:p>
          </table:table-cell>
          <table:table-cell office:value-type="float" office:value="0.125">
            <text:p>0.125</text:p>
          </table:table-cell>
          <table:table-cell office:value-type="float" office:value="0.12445362">
            <text:p>0.12445362</text:p>
          </table:table-cell>
          <table:table-cell office:value-type="float" office:value="1.6">
            <text:p>1.6</text:p>
          </table:table-cell>
          <table:table-cell office:value-type="float" office:value="1.6238865">
            <text:p>1.6238865</text:p>
          </table:table-cell>
          <table:table-cell/>
          <table:table-cell table:formula="of:=([.D378]-[.E378])-([.D377]-[.E377])" office:value-type="float" office:value="-0.0133105">
            <text:p>-0.0133105</text:p>
          </table:table-cell>
        </table:table-row>
        <table:table-row table:style-name="ro2">
          <table:table-cell office:value-type="float" office:value="1890">
            <text:p>1890</text:p>
          </table:table-cell>
          <table:table-cell office:value-type="float" office:value="0.125">
            <text:p>0.125</text:p>
          </table:table-cell>
          <table:table-cell office:value-type="float" office:value="0.120793216">
            <text:p>0.120793216</text:p>
          </table:table-cell>
          <table:table-cell office:value-type="float" office:value="1.6">
            <text:p>1.6</text:p>
          </table:table-cell>
          <table:table-cell office:value-type="float" office:value="1.5972654">
            <text:p>1.5972654</text:p>
          </table:table-cell>
          <table:table-cell/>
          <table:table-cell table:formula="of:=([.D379]-[.E379])-([.D378]-[.E378])" office:value-type="float" office:value="0.0266211000000001">
            <text:p>0.0266211</text:p>
          </table:table-cell>
        </table:table-row>
        <table:table-row table:style-name="ro2">
          <table:table-cell office:value-type="float" office:value="1895">
            <text:p>1895</text:p>
          </table:table-cell>
          <table:table-cell office:value-type="float" office:value="0.125">
            <text:p>0.125</text:p>
          </table:table-cell>
          <table:table-cell office:value-type="float" office:value="0.12445362">
            <text:p>0.12445362</text:p>
          </table:table-cell>
          <table:table-cell office:value-type="float" office:value="1.6">
            <text:p>1.6</text:p>
          </table:table-cell>
          <table:table-cell office:value-type="float" office:value="1.6238865">
            <text:p>1.6238865</text:p>
          </table:table-cell>
          <table:table-cell/>
          <table:table-cell table:formula="of:=([.D380]-[.E380])-([.D379]-[.E379])" office:value-type="float" office:value="-0.0266211000000001">
            <text:p>-0.0266211</text:p>
          </table:table-cell>
        </table:table-row>
        <table:table-row table:style-name="ro2">
          <table:table-cell office:value-type="float" office:value="1900">
            <text:p>1900</text:p>
          </table:table-cell>
          <table:table-cell office:value-type="float" office:value="0.125">
            <text:p>0.125</text:p>
          </table:table-cell>
          <table:table-cell office:value-type="float" office:value="0.128114">
            <text:p>0.128114</text:p>
          </table:table-cell>
          <table:table-cell office:value-type="float" office:value="1.6">
            <text:p>1.6</text:p>
          </table:table-cell>
          <table:table-cell office:value-type="float" office:value="1.6238865">
            <text:p>1.6238865</text:p>
          </table:table-cell>
          <table:table-cell/>
          <table:table-cell table:formula="of:=([.D381]-[.E381])-([.D380]-[.E380])" office:value-type="float" office:value="0">
            <text:p>0</text:p>
          </table:table-cell>
        </table:table-row>
        <table:table-row table:style-name="ro2">
          <table:table-cell office:value-type="float" office:value="1905">
            <text:p>1905</text:p>
          </table:table-cell>
          <table:table-cell office:value-type="float" office:value="0.125">
            <text:p>0.125</text:p>
          </table:table-cell>
          <table:table-cell office:value-type="float" office:value="0.120793216">
            <text:p>0.120793216</text:p>
          </table:table-cell>
          <table:table-cell office:value-type="float" office:value="1.6">
            <text:p>1.6</text:p>
          </table:table-cell>
          <table:table-cell office:value-type="float" office:value="1.6238865">
            <text:p>1.6238865</text:p>
          </table:table-cell>
          <table:table-cell/>
          <table:table-cell table:formula="of:=([.D382]-[.E382])-([.D381]-[.E381])" office:value-type="float" office:value="0">
            <text:p>0</text:p>
          </table:table-cell>
        </table:table-row>
        <table:table-row table:style-name="ro2">
          <table:table-cell office:value-type="float" office:value="1910">
            <text:p>1910</text:p>
          </table:table-cell>
          <table:table-cell office:value-type="float" office:value="0.125">
            <text:p>0.125</text:p>
          </table:table-cell>
          <table:table-cell office:value-type="float" office:value="0.12445362">
            <text:p>0.12445362</text:p>
          </table:table-cell>
          <table:table-cell office:value-type="float" office:value="1.6">
            <text:p>1.6</text:p>
          </table:table-cell>
          <table:table-cell office:value-type="float" office:value="1.6238865">
            <text:p>1.6238865</text:p>
          </table:table-cell>
          <table:table-cell/>
          <table:table-cell table:formula="of:=([.D383]-[.E383])-([.D382]-[.E382])" office:value-type="float" office:value="0">
            <text:p>0</text:p>
          </table:table-cell>
        </table:table-row>
        <table:table-row table:style-name="ro2">
          <table:table-cell office:value-type="float" office:value="1915">
            <text:p>1915</text:p>
          </table:table-cell>
          <table:table-cell office:value-type="float" office:value="0.125">
            <text:p>0.125</text:p>
          </table:table-cell>
          <table:table-cell office:value-type="float" office:value="0.120793216">
            <text:p>0.120793216</text:p>
          </table:table-cell>
          <table:table-cell office:value-type="float" office:value="1.6">
            <text:p>1.6</text:p>
          </table:table-cell>
          <table:table-cell office:value-type="float" office:value="1.6238865">
            <text:p>1.6238865</text:p>
          </table:table-cell>
          <table:table-cell/>
          <table:table-cell table:formula="of:=([.D384]-[.E384])-([.D383]-[.E383])" office:value-type="float" office:value="0">
            <text:p>0</text:p>
          </table:table-cell>
        </table:table-row>
        <table:table-row table:style-name="ro2">
          <table:table-cell office:value-type="float" office:value="1920">
            <text:p>1920</text:p>
          </table:table-cell>
          <table:table-cell office:value-type="float" office:value="0.125">
            <text:p>0.125</text:p>
          </table:table-cell>
          <table:table-cell office:value-type="float" office:value="0.11713281">
            <text:p>0.11713281</text:p>
          </table:table-cell>
          <table:table-cell office:value-type="float" office:value="1.6">
            <text:p>1.6</text:p>
          </table:table-cell>
          <table:table-cell office:value-type="float" office:value="1.6238865">
            <text:p>1.6238865</text:p>
          </table:table-cell>
          <table:table-cell/>
          <table:table-cell table:formula="of:=([.D385]-[.E385])-([.D384]-[.E384])" office:value-type="float" office:value="0">
            <text:p>0</text:p>
          </table:table-cell>
        </table:table-row>
        <table:table-row table:style-name="ro2">
          <table:table-cell office:value-type="float" office:value="1925">
            <text:p>1925</text:p>
          </table:table-cell>
          <table:table-cell office:value-type="float" office:value="0.125">
            <text:p>0.125</text:p>
          </table:table-cell>
          <table:table-cell office:value-type="float" office:value="0.118963">
            <text:p>0.118963</text:p>
          </table:table-cell>
          <table:table-cell office:value-type="float" office:value="1.6">
            <text:p>1.6</text:p>
          </table:table-cell>
          <table:table-cell office:value-type="float" office:value="1.6371971">
            <text:p>1.6371971</text:p>
          </table:table-cell>
          <table:table-cell/>
          <table:table-cell table:formula="of:=([.D386]-[.E386])-([.D385]-[.E385])" office:value-type="float" office:value="-0.0133105999999998">
            <text:p>-0.0133106</text:p>
          </table:table-cell>
        </table:table-row>
        <table:table-row table:style-name="ro2">
          <table:table-cell office:value-type="float" office:value="1930">
            <text:p>1930</text:p>
          </table:table-cell>
          <table:table-cell office:value-type="float" office:value="0.125">
            <text:p>0.125</text:p>
          </table:table-cell>
          <table:table-cell office:value-type="float" office:value="0.11713281">
            <text:p>0.11713281</text:p>
          </table:table-cell>
          <table:table-cell office:value-type="float" office:value="1.6">
            <text:p>1.6</text:p>
          </table:table-cell>
          <table:table-cell office:value-type="float" office:value="1.5972654">
            <text:p>1.5972654</text:p>
          </table:table-cell>
          <table:table-cell/>
          <table:table-cell table:formula="of:=([.D387]-[.E387])-([.D386]-[.E386])" office:value-type="float" office:value="0.0399316999999999">
            <text:p>0.0399317</text:p>
          </table:table-cell>
        </table:table-row>
        <table:table-row table:style-name="ro2">
          <table:table-cell office:value-type="float" office:value="1935">
            <text:p>1935</text:p>
          </table:table-cell>
          <table:table-cell office:value-type="float" office:value="0.125">
            <text:p>0.125</text:p>
          </table:table-cell>
          <table:table-cell office:value-type="float" office:value="0.120793216">
            <text:p>0.120793216</text:p>
          </table:table-cell>
          <table:table-cell office:value-type="float" office:value="1.6">
            <text:p>1.6</text:p>
          </table:table-cell>
          <table:table-cell office:value-type="float" office:value="1.6238865">
            <text:p>1.6238865</text:p>
          </table:table-cell>
          <table:table-cell/>
          <table:table-cell table:formula="of:=([.D388]-[.E388])-([.D387]-[.E387])" office:value-type="float" office:value="-0.0266211000000001">
            <text:p>-0.0266211</text:p>
          </table:table-cell>
        </table:table-row>
        <table:table-row table:style-name="ro2">
          <table:table-cell office:value-type="float" office:value="1940">
            <text:p>1940</text:p>
          </table:table-cell>
          <table:table-cell office:value-type="float" office:value="0.125">
            <text:p>0.125</text:p>
          </table:table-cell>
          <table:table-cell office:value-type="float" office:value="0.12628381">
            <text:p>0.12628381</text:p>
          </table:table-cell>
          <table:table-cell office:value-type="float" office:value="1.6">
            <text:p>1.6</text:p>
          </table:table-cell>
          <table:table-cell office:value-type="float" office:value="1.6371969">
            <text:p>1.6371969</text:p>
          </table:table-cell>
          <table:table-cell/>
          <table:table-cell table:formula="of:=([.D389]-[.E389])-([.D388]-[.E388])" office:value-type="float" office:value="-0.0133103999999999">
            <text:p>-0.0133104</text:p>
          </table:table-cell>
        </table:table-row>
        <table:table-row table:style-name="ro2">
          <table:table-cell office:value-type="float" office:value="1945">
            <text:p>1945</text:p>
          </table:table-cell>
          <table:table-cell office:value-type="float" office:value="0.125">
            <text:p>0.125</text:p>
          </table:table-cell>
          <table:table-cell office:value-type="float" office:value="0.12628381">
            <text:p>0.12628381</text:p>
          </table:table-cell>
          <table:table-cell office:value-type="float" office:value="1.6">
            <text:p>1.6</text:p>
          </table:table-cell>
          <table:table-cell office:value-type="float" office:value="1.610576">
            <text:p>1.610576</text:p>
          </table:table-cell>
          <table:table-cell/>
          <table:table-cell table:formula="of:=([.D390]-[.E390])-([.D389]-[.E389])" office:value-type="float" office:value="0.0266208999999999">
            <text:p>0.0266209</text:p>
          </table:table-cell>
        </table:table-row>
        <table:table-row table:style-name="ro2">
          <table:table-cell office:value-type="float" office:value="1950">
            <text:p>1950</text:p>
          </table:table-cell>
          <table:table-cell office:value-type="float" office:value="0.125">
            <text:p>0.125</text:p>
          </table:table-cell>
          <table:table-cell office:value-type="float" office:value="0.120793216">
            <text:p>0.120793216</text:p>
          </table:table-cell>
          <table:table-cell office:value-type="float" office:value="1.6">
            <text:p>1.6</text:p>
          </table:table-cell>
          <table:table-cell office:value-type="float" office:value="1.5972654">
            <text:p>1.5972654</text:p>
          </table:table-cell>
          <table:table-cell/>
          <table:table-cell table:formula="of:=([.D391]-[.E391])-([.D390]-[.E390])" office:value-type="float" office:value="0.0133106000000001">
            <text:p>0.0133106</text:p>
          </table:table-cell>
        </table:table-row>
        <table:table-row table:style-name="ro2">
          <table:table-cell office:value-type="float" office:value="1955">
            <text:p>1955</text:p>
          </table:table-cell>
          <table:table-cell office:value-type="float" office:value="0.125">
            <text:p>0.125</text:p>
          </table:table-cell>
          <table:table-cell office:value-type="float" office:value="0.120793216">
            <text:p>0.120793216</text:p>
          </table:table-cell>
          <table:table-cell office:value-type="float" office:value="1.6">
            <text:p>1.6</text:p>
          </table:table-cell>
          <table:table-cell office:value-type="float" office:value="1.5972654">
            <text:p>1.5972654</text:p>
          </table:table-cell>
          <table:table-cell/>
          <table:table-cell table:formula="of:=([.D392]-[.E392])-([.D391]-[.E391])" office:value-type="float" office:value="0">
            <text:p>0</text:p>
          </table:table-cell>
        </table:table-row>
        <table:table-row table:style-name="ro2">
          <table:table-cell office:value-type="float" office:value="1960">
            <text:p>1960</text:p>
          </table:table-cell>
          <table:table-cell office:value-type="float" office:value="0.125">
            <text:p>0.125</text:p>
          </table:table-cell>
          <table:table-cell office:value-type="float" office:value="0.118963">
            <text:p>0.118963</text:p>
          </table:table-cell>
          <table:table-cell office:value-type="float" office:value="1.6">
            <text:p>1.6</text:p>
          </table:table-cell>
          <table:table-cell office:value-type="float" office:value="1.610576">
            <text:p>1.610576</text:p>
          </table:table-cell>
          <table:table-cell/>
          <table:table-cell table:formula="of:=([.D393]-[.E393])-([.D392]-[.E392])" office:value-type="float" office:value="-0.0133106000000001">
            <text:p>-0.0133106</text:p>
          </table:table-cell>
        </table:table-row>
        <table:table-row table:style-name="ro2">
          <table:table-cell office:value-type="float" office:value="1965">
            <text:p>1965</text:p>
          </table:table-cell>
          <table:table-cell office:value-type="float" office:value="0.125">
            <text:p>0.125</text:p>
          </table:table-cell>
          <table:table-cell office:value-type="float" office:value="0.118963">
            <text:p>0.118963</text:p>
          </table:table-cell>
          <table:table-cell office:value-type="float" office:value="1.6">
            <text:p>1.6</text:p>
          </table:table-cell>
          <table:table-cell office:value-type="float" office:value="1.610576">
            <text:p>1.610576</text:p>
          </table:table-cell>
          <table:table-cell/>
          <table:table-cell table:formula="of:=([.D394]-[.E394])-([.D393]-[.E393])" office:value-type="float" office:value="0">
            <text:p>0</text:p>
          </table:table-cell>
        </table:table-row>
        <table:table-row table:style-name="ro2">
          <table:table-cell office:value-type="float" office:value="1970">
            <text:p>1970</text:p>
          </table:table-cell>
          <table:table-cell office:value-type="float" office:value="0.125">
            <text:p>0.125</text:p>
          </table:table-cell>
          <table:table-cell office:value-type="float" office:value="0.120793216">
            <text:p>0.120793216</text:p>
          </table:table-cell>
          <table:table-cell office:value-type="float" office:value="1.6">
            <text:p>1.6</text:p>
          </table:table-cell>
          <table:table-cell office:value-type="float" office:value="1.5972654">
            <text:p>1.5972654</text:p>
          </table:table-cell>
          <table:table-cell/>
          <table:table-cell table:formula="of:=([.D395]-[.E395])-([.D394]-[.E394])" office:value-type="float" office:value="0.0133106000000001">
            <text:p>0.0133106</text:p>
          </table:table-cell>
        </table:table-row>
        <table:table-row table:style-name="ro2">
          <table:table-cell office:value-type="float" office:value="1975">
            <text:p>1975</text:p>
          </table:table-cell>
          <table:table-cell office:value-type="float" office:value="0.125">
            <text:p>0.125</text:p>
          </table:table-cell>
          <table:table-cell office:value-type="float" office:value="0.109812014">
            <text:p>0.109812014</text:p>
          </table:table-cell>
          <table:table-cell office:value-type="float" office:value="1.6">
            <text:p>1.6</text:p>
          </table:table-cell>
          <table:table-cell office:value-type="float" office:value="1.5440233">
            <text:p>1.5440233</text:p>
          </table:table-cell>
          <table:table-cell/>
          <table:table-cell table:formula="of:=([.D396]-[.E396])-([.D395]-[.E395])" office:value-type="float" office:value="0.0532420999999999">
            <text:p>0.0532421</text:p>
          </table:table-cell>
        </table:table-row>
        <table:table-row table:style-name="ro2">
          <table:table-cell office:value-type="float" office:value="1980">
            <text:p>1980</text:p>
          </table:table-cell>
          <table:table-cell office:value-type="float" office:value="0.125">
            <text:p>0.125</text:p>
          </table:table-cell>
          <table:table-cell office:value-type="float" office:value="0.11713281">
            <text:p>0.11713281</text:p>
          </table:table-cell>
          <table:table-cell office:value-type="float" office:value="1.6">
            <text:p>1.6</text:p>
          </table:table-cell>
          <table:table-cell office:value-type="float" office:value="1.5706445">
            <text:p>1.5706445</text:p>
          </table:table-cell>
          <table:table-cell/>
          <table:table-cell table:formula="of:=([.D397]-[.E397])-([.D396]-[.E396])" office:value-type="float" office:value="-0.0266211999999999">
            <text:p>-0.0266212</text:p>
          </table:table-cell>
        </table:table-row>
        <table:table-row table:style-name="ro2">
          <table:table-cell office:value-type="float" office:value="1985">
            <text:p>1985</text:p>
          </table:table-cell>
          <table:table-cell office:value-type="float" office:value="0.125">
            <text:p>0.125</text:p>
          </table:table-cell>
          <table:table-cell office:value-type="float" office:value="0.11713281">
            <text:p>0.11713281</text:p>
          </table:table-cell>
          <table:table-cell office:value-type="float" office:value="1.6">
            <text:p>1.6</text:p>
          </table:table-cell>
          <table:table-cell office:value-type="float" office:value="1.5706445">
            <text:p>1.5706445</text:p>
          </table:table-cell>
          <table:table-cell/>
          <table:table-cell table:formula="of:=([.D398]-[.E398])-([.D397]-[.E397])" office:value-type="float" office:value="0">
            <text:p>0</text:p>
          </table:table-cell>
        </table:table-row>
        <table:table-row table:style-name="ro2">
          <table:table-cell office:value-type="float" office:value="1990">
            <text:p>1990</text:p>
          </table:table-cell>
          <table:table-cell office:value-type="float" office:value="0.125">
            <text:p>0.125</text:p>
          </table:table-cell>
          <table:table-cell office:value-type="float" office:value="0.118963">
            <text:p>0.118963</text:p>
          </table:table-cell>
          <table:table-cell office:value-type="float" office:value="1.6">
            <text:p>1.6</text:p>
          </table:table-cell>
          <table:table-cell office:value-type="float" office:value="1.5839549">
            <text:p>1.5839549</text:p>
          </table:table-cell>
          <table:table-cell/>
          <table:table-cell table:formula="of:=([.D399]-[.E399])-([.D398]-[.E398])" office:value-type="float" office:value="-0.0133103999999999">
            <text:p>-0.0133104</text:p>
          </table:table-cell>
        </table:table-row>
        <table:table-row table:style-name="ro2">
          <table:table-cell office:value-type="float" office:value="1995">
            <text:p>1995</text:p>
          </table:table-cell>
          <table:table-cell office:value-type="float" office:value="0.125">
            <text:p>0.125</text:p>
          </table:table-cell>
          <table:table-cell office:value-type="float" office:value="0.12445359">
            <text:p>0.12445359</text:p>
          </table:table-cell>
          <table:table-cell office:value-type="float" office:value="1.6">
            <text:p>1.6</text:p>
          </table:table-cell>
          <table:table-cell office:value-type="float" office:value="1.6505076">
            <text:p>1.6505076</text:p>
          </table:table-cell>
          <table:table-cell/>
          <table:table-cell table:formula="of:=([.D400]-[.E400])-([.D399]-[.E399])" office:value-type="float" office:value="-0.0665527000000001">
            <text:p>-0.0665527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0.125">
            <text:p>0.125</text:p>
          </table:table-cell>
          <table:table-cell office:value-type="float" office:value="0.120793216">
            <text:p>0.120793216</text:p>
          </table:table-cell>
          <table:table-cell office:value-type="float" office:value="1.6">
            <text:p>1.6</text:p>
          </table:table-cell>
          <table:table-cell office:value-type="float" office:value="1.6238865">
            <text:p>1.6238865</text:p>
          </table:table-cell>
          <table:table-cell/>
          <table:table-cell table:formula="of:=([.D401]-[.E401])-([.D400]-[.E400])" office:value-type="float" office:value="0.0266211000000001">
            <text:p>0.0266211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float" office:value="0.125">
            <text:p>0.125</text:p>
          </table:table-cell>
          <table:table-cell office:value-type="float" office:value="0.1299442">
            <text:p>0.1299442</text:p>
          </table:table-cell>
          <table:table-cell office:value-type="float" office:value="1.6">
            <text:p>1.6</text:p>
          </table:table-cell>
          <table:table-cell office:value-type="float" office:value="1.6904392">
            <text:p>1.6904392</text:p>
          </table:table-cell>
          <table:table-cell table:number-columns-repeated="2"/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0.125">
            <text:p>0.125</text:p>
          </table:table-cell>
          <table:table-cell office:value-type="float" office:value="0.12445359">
            <text:p>0.12445359</text:p>
          </table:table-cell>
          <table:table-cell office:value-type="float" office:value="1.6">
            <text:p>1.6</text:p>
          </table:table-cell>
          <table:table-cell office:value-type="float" office:value="1.6505076">
            <text:p>1.6505076</text:p>
          </table:table-cell>
          <table:table-cell table:number-columns-repeated="2"/>
        </table:table-row>
        <table:table-row table:style-name="ro2">
          <table:table-cell office:value-type="float" office:value="2015">
            <text:p>2015</text:p>
          </table:table-cell>
          <table:table-cell office:value-type="float" office:value="0.125">
            <text:p>0.125</text:p>
          </table:table-cell>
          <table:table-cell office:value-type="float" office:value="0.12445359">
            <text:p>0.12445359</text:p>
          </table:table-cell>
          <table:table-cell office:value-type="float" office:value="1.6">
            <text:p>1.6</text:p>
          </table:table-cell>
          <table:table-cell office:value-type="float" office:value="1.6505076">
            <text:p>1.6505076</text:p>
          </table:table-cell>
          <table:table-cell table:number-columns-repeated="2"/>
        </table:table-row>
        <table:table-row table:style-name="ro2">
          <table:table-cell office:value-type="float" office:value="2020">
            <text:p>2020</text:p>
          </table:table-cell>
          <table:table-cell office:value-type="float" office:value="0.125">
            <text:p>0.125</text:p>
          </table:table-cell>
          <table:table-cell office:value-type="float" office:value="0.128114">
            <text:p>0.128114</text:p>
          </table:table-cell>
          <table:table-cell office:value-type="float" office:value="1.6">
            <text:p>1.6</text:p>
          </table:table-cell>
          <table:table-cell office:value-type="float" office:value="1.6505076">
            <text:p>1.6505076</text:p>
          </table:table-cell>
          <table:table-cell table:number-columns-repeated="2"/>
        </table:table-row>
        <table:table-row table:style-name="ro2">
          <table:table-cell office:value-type="float" office:value="2025">
            <text:p>2025</text:p>
          </table:table-cell>
          <table:table-cell office:value-type="float" office:value="0.125">
            <text:p>0.125</text:p>
          </table:table-cell>
          <table:table-cell office:value-type="float" office:value="0.128114">
            <text:p>0.128114</text:p>
          </table:table-cell>
          <table:table-cell office:value-type="float" office:value="1.6">
            <text:p>1.6</text:p>
          </table:table-cell>
          <table:table-cell office:value-type="float" office:value="1.6238865">
            <text:p>1.6238865</text:p>
          </table:table-cell>
          <table:table-cell table:number-columns-repeated="2"/>
        </table:table-row>
        <table:table-row table:style-name="ro2">
          <table:table-cell office:value-type="float" office:value="2030">
            <text:p>2030</text:p>
          </table:table-cell>
          <table:table-cell office:value-type="float" office:value="0.125">
            <text:p>0.125</text:p>
          </table:table-cell>
          <table:table-cell office:value-type="float" office:value="0.12262341">
            <text:p>0.12262341</text:p>
          </table:table-cell>
          <table:table-cell office:value-type="float" office:value="1.6">
            <text:p>1.6</text:p>
          </table:table-cell>
          <table:table-cell office:value-type="float" office:value="1.610576">
            <text:p>1.610576</text:p>
          </table:table-cell>
          <table:table-cell table:number-columns-repeated="2"/>
        </table:table-row>
        <table:table-row table:style-name="ro2">
          <table:table-cell office:value-type="float" office:value="2035">
            <text:p>2035</text:p>
          </table:table-cell>
          <table:table-cell office:value-type="float" office:value="0.125">
            <text:p>0.125</text:p>
          </table:table-cell>
          <table:table-cell office:value-type="float" office:value="0.12628381">
            <text:p>0.12628381</text:p>
          </table:table-cell>
          <table:table-cell office:value-type="float" office:value="1.6">
            <text:p>1.6</text:p>
          </table:table-cell>
          <table:table-cell office:value-type="float" office:value="1.6371969">
            <text:p>1.6371969</text:p>
          </table:table-cell>
          <table:table-cell table:number-columns-repeated="2"/>
        </table:table-row>
        <table:table-row table:style-name="ro2">
          <table:table-cell office:value-type="float" office:value="2040">
            <text:p>2040</text:p>
          </table:table-cell>
          <table:table-cell office:value-type="float" office:value="0.125">
            <text:p>0.125</text:p>
          </table:table-cell>
          <table:table-cell office:value-type="float" office:value="0.12262341">
            <text:p>0.12262341</text:p>
          </table:table-cell>
          <table:table-cell office:value-type="float" office:value="1.6">
            <text:p>1.6</text:p>
          </table:table-cell>
          <table:table-cell office:value-type="float" office:value="1.610576">
            <text:p>1.610576</text:p>
          </table:table-cell>
          <table:table-cell table:number-columns-repeated="2"/>
        </table:table-row>
        <table:table-row table:style-name="ro2">
          <table:table-cell office:value-type="float" office:value="2045">
            <text:p>2045</text:p>
          </table:table-cell>
          <table:table-cell office:value-type="float" office:value="0.125">
            <text:p>0.125</text:p>
          </table:table-cell>
          <table:table-cell office:value-type="float" office:value="0.118963">
            <text:p>0.118963</text:p>
          </table:table-cell>
          <table:table-cell office:value-type="float" office:value="1.6">
            <text:p>1.6</text:p>
          </table:table-cell>
          <table:table-cell office:value-type="float" office:value="1.5839549">
            <text:p>1.5839549</text:p>
          </table:table-cell>
          <table:table-cell table:number-columns-repeated="2"/>
        </table:table-row>
        <table:table-row table:style-name="ro2">
          <table:table-cell office:value-type="float" office:value="2050">
            <text:p>2050</text:p>
          </table:table-cell>
          <table:table-cell office:value-type="float" office:value="0.125">
            <text:p>0.125</text:p>
          </table:table-cell>
          <table:table-cell office:value-type="float" office:value="0.12262341">
            <text:p>0.12262341</text:p>
          </table:table-cell>
          <table:table-cell office:value-type="float" office:value="1.6">
            <text:p>1.6</text:p>
          </table:table-cell>
          <table:table-cell office:value-type="float" office:value="1.6371971">
            <text:p>1.6371971</text:p>
          </table:table-cell>
          <table:table-cell table:number-columns-repeated="2"/>
        </table:table-row>
        <table:table-row table:style-name="ro2">
          <table:table-cell office:value-type="float" office:value="2055">
            <text:p>2055</text:p>
          </table:table-cell>
          <table:table-cell office:value-type="float" office:value="0.125">
            <text:p>0.125</text:p>
          </table:table-cell>
          <table:table-cell office:value-type="float" office:value="0.12262341">
            <text:p>0.12262341</text:p>
          </table:table-cell>
          <table:table-cell office:value-type="float" office:value="1.6">
            <text:p>1.6</text:p>
          </table:table-cell>
          <table:table-cell office:value-type="float" office:value="1.610576">
            <text:p>1.610576</text:p>
          </table:table-cell>
          <table:table-cell table:number-columns-repeated="2"/>
        </table:table-row>
        <table:table-row table:style-name="ro2">
          <table:table-cell office:value-type="float" office:value="2060">
            <text:p>2060</text:p>
          </table:table-cell>
          <table:table-cell office:value-type="float" office:value="0.125">
            <text:p>0.125</text:p>
          </table:table-cell>
          <table:table-cell office:value-type="float" office:value="0.1299442">
            <text:p>0.1299442</text:p>
          </table:table-cell>
          <table:table-cell office:value-type="float" office:value="1.6">
            <text:p>1.6</text:p>
          </table:table-cell>
          <table:table-cell office:value-type="float" office:value="1.663818">
            <text:p>1.663818</text:p>
          </table:table-cell>
          <table:table-cell table:number-columns-repeated="2"/>
        </table:table-row>
        <table:table-row table:style-name="ro2">
          <table:table-cell office:value-type="float" office:value="2065">
            <text:p>2065</text:p>
          </table:table-cell>
          <table:table-cell office:value-type="float" office:value="0.125">
            <text:p>0.125</text:p>
          </table:table-cell>
          <table:table-cell office:value-type="float" office:value="0.118963">
            <text:p>0.118963</text:p>
          </table:table-cell>
          <table:table-cell office:value-type="float" office:value="1.6">
            <text:p>1.6</text:p>
          </table:table-cell>
          <table:table-cell office:value-type="float" office:value="1.6371971">
            <text:p>1.6371971</text:p>
          </table:table-cell>
          <table:table-cell table:number-columns-repeated="2"/>
        </table:table-row>
        <table:table-row table:style-name="ro2">
          <table:table-cell office:value-type="float" office:value="2070">
            <text:p>2070</text:p>
          </table:table-cell>
          <table:table-cell office:value-type="float" office:value="0.125">
            <text:p>0.125</text:p>
          </table:table-cell>
          <table:table-cell office:value-type="float" office:value="0.120793216">
            <text:p>0.120793216</text:p>
          </table:table-cell>
          <table:table-cell office:value-type="float" office:value="1.6">
            <text:p>1.6</text:p>
          </table:table-cell>
          <table:table-cell office:value-type="float" office:value="1.6238865">
            <text:p>1.6238865</text:p>
          </table:table-cell>
          <table:table-cell table:number-columns-repeated="2"/>
        </table:table-row>
        <table:table-row table:style-name="ro2">
          <table:table-cell office:value-type="float" office:value="2075">
            <text:p>2075</text:p>
          </table:table-cell>
          <table:table-cell office:value-type="float" office:value="0.125">
            <text:p>0.125</text:p>
          </table:table-cell>
          <table:table-cell office:value-type="float" office:value="0.12262341">
            <text:p>0.12262341</text:p>
          </table:table-cell>
          <table:table-cell office:value-type="float" office:value="1.6">
            <text:p>1.6</text:p>
          </table:table-cell>
          <table:table-cell office:value-type="float" office:value="1.6371971">
            <text:p>1.6371971</text:p>
          </table:table-cell>
          <table:table-cell table:number-columns-repeated="2"/>
        </table:table-row>
        <table:table-row table:style-name="ro2">
          <table:table-cell office:value-type="float" office:value="2080">
            <text:p>2080</text:p>
          </table:table-cell>
          <table:table-cell office:value-type="float" office:value="0.125">
            <text:p>0.125</text:p>
          </table:table-cell>
          <table:table-cell office:value-type="float" office:value="0.12445362">
            <text:p>0.12445362</text:p>
          </table:table-cell>
          <table:table-cell office:value-type="float" office:value="1.6">
            <text:p>1.6</text:p>
          </table:table-cell>
          <table:table-cell office:value-type="float" office:value="1.6238865">
            <text:p>1.6238865</text:p>
          </table:table-cell>
          <table:table-cell table:number-columns-repeated="2"/>
        </table:table-row>
        <table:table-row table:style-name="ro2">
          <table:table-cell office:value-type="float" office:value="2085">
            <text:p>2085</text:p>
          </table:table-cell>
          <table:table-cell office:value-type="float" office:value="0.125">
            <text:p>0.125</text:p>
          </table:table-cell>
          <table:table-cell office:value-type="float" office:value="0.12628381">
            <text:p>0.12628381</text:p>
          </table:table-cell>
          <table:table-cell office:value-type="float" office:value="1.6">
            <text:p>1.6</text:p>
          </table:table-cell>
          <table:table-cell office:value-type="float" office:value="1.6371969">
            <text:p>1.6371969</text:p>
          </table:table-cell>
          <table:table-cell table:number-columns-repeated="2"/>
        </table:table-row>
        <table:table-row table:style-name="ro2">
          <table:table-cell office:value-type="float" office:value="2090">
            <text:p>2090</text:p>
          </table:table-cell>
          <table:table-cell office:value-type="float" office:value="0.125">
            <text:p>0.125</text:p>
          </table:table-cell>
          <table:table-cell office:value-type="float" office:value="0.12262341">
            <text:p>0.12262341</text:p>
          </table:table-cell>
          <table:table-cell office:value-type="float" office:value="1.6">
            <text:p>1.6</text:p>
          </table:table-cell>
          <table:table-cell office:value-type="float" office:value="1.610576">
            <text:p>1.610576</text:p>
          </table:table-cell>
          <table:table-cell table:number-columns-repeated="2"/>
        </table:table-row>
        <table:table-row table:style-name="ro2">
          <table:table-cell office:value-type="float" office:value="2095">
            <text:p>2095</text:p>
          </table:table-cell>
          <table:table-cell office:value-type="float" office:value="0.125">
            <text:p>0.125</text:p>
          </table:table-cell>
          <table:table-cell office:value-type="float" office:value="0.11713281">
            <text:p>0.11713281</text:p>
          </table:table-cell>
          <table:table-cell office:value-type="float" office:value="1.6">
            <text:p>1.6</text:p>
          </table:table-cell>
          <table:table-cell office:value-type="float" office:value="1.5706445">
            <text:p>1.5706445</text:p>
          </table:table-cell>
          <table:table-cell table:number-columns-repeated="2"/>
        </table:table-row>
        <table:table-row table:style-name="ro2">
          <table:table-cell office:value-type="float" office:value="2100">
            <text:p>2100</text:p>
          </table:table-cell>
          <table:table-cell office:value-type="float" office:value="0.125">
            <text:p>0.125</text:p>
          </table:table-cell>
          <table:table-cell office:value-type="float" office:value="0.118963">
            <text:p>0.118963</text:p>
          </table:table-cell>
          <table:table-cell office:value-type="float" office:value="1.6">
            <text:p>1.6</text:p>
          </table:table-cell>
          <table:table-cell office:value-type="float" office:value="1.610576">
            <text:p>1.610576</text:p>
          </table:table-cell>
          <table:table-cell table:number-columns-repeated="2"/>
        </table:table-row>
        <table:table-row table:style-name="ro2">
          <table:table-cell office:value-type="float" office:value="2105">
            <text:p>2105</text:p>
          </table:table-cell>
          <table:table-cell office:value-type="float" office:value="0.125">
            <text:p>0.125</text:p>
          </table:table-cell>
          <table:table-cell office:value-type="float" office:value="0.118963">
            <text:p>0.118963</text:p>
          </table:table-cell>
          <table:table-cell office:value-type="float" office:value="1.6">
            <text:p>1.6</text:p>
          </table:table-cell>
          <table:table-cell office:value-type="float" office:value="1.610576">
            <text:p>1.610576</text:p>
          </table:table-cell>
          <table:table-cell table:number-columns-repeated="2"/>
        </table:table-row>
        <table:table-row table:style-name="ro2">
          <table:table-cell office:value-type="float" office:value="2110">
            <text:p>2110</text:p>
          </table:table-cell>
          <table:table-cell office:value-type="float" office:value="0.125">
            <text:p>0.125</text:p>
          </table:table-cell>
          <table:table-cell office:value-type="float" office:value="0.11713281">
            <text:p>0.11713281</text:p>
          </table:table-cell>
          <table:table-cell office:value-type="float" office:value="1.6">
            <text:p>1.6</text:p>
          </table:table-cell>
          <table:table-cell office:value-type="float" office:value="1.5972654">
            <text:p>1.5972654</text:p>
          </table:table-cell>
          <table:table-cell table:number-columns-repeated="2"/>
        </table:table-row>
        <table:table-row table:style-name="ro2">
          <table:table-cell office:value-type="float" office:value="2115">
            <text:p>2115</text:p>
          </table:table-cell>
          <table:table-cell office:value-type="float" office:value="0.125">
            <text:p>0.125</text:p>
          </table:table-cell>
          <table:table-cell office:value-type="float" office:value="0.128114">
            <text:p>0.128114</text:p>
          </table:table-cell>
          <table:table-cell office:value-type="float" office:value="1.6">
            <text:p>1.6</text:p>
          </table:table-cell>
          <table:table-cell office:value-type="float" office:value="1.6238865">
            <text:p>1.6238865</text:p>
          </table:table-cell>
          <table:table-cell table:number-columns-repeated="2"/>
        </table:table-row>
        <table:table-row table:style-name="ro2">
          <table:table-cell office:value-type="float" office:value="2120">
            <text:p>2120</text:p>
          </table:table-cell>
          <table:table-cell office:value-type="float" office:value="0.125">
            <text:p>0.125</text:p>
          </table:table-cell>
          <table:table-cell office:value-type="float" office:value="0.12445362">
            <text:p>0.12445362</text:p>
          </table:table-cell>
          <table:table-cell office:value-type="float" office:value="1.6">
            <text:p>1.6</text:p>
          </table:table-cell>
          <table:table-cell office:value-type="float" office:value="1.5972654">
            <text:p>1.5972654</text:p>
          </table:table-cell>
          <table:table-cell table:number-columns-repeated="2"/>
        </table:table-row>
        <table:table-row table:style-name="ro2">
          <table:table-cell office:value-type="float" office:value="2125">
            <text:p>2125</text:p>
          </table:table-cell>
          <table:table-cell office:value-type="float" office:value="0.125">
            <text:p>0.125</text:p>
          </table:table-cell>
          <table:table-cell office:value-type="float" office:value="0.12262341">
            <text:p>0.12262341</text:p>
          </table:table-cell>
          <table:table-cell office:value-type="float" office:value="1.6">
            <text:p>1.6</text:p>
          </table:table-cell>
          <table:table-cell office:value-type="float" office:value="1.5839549">
            <text:p>1.5839549</text:p>
          </table:table-cell>
          <table:table-cell table:number-columns-repeated="2"/>
        </table:table-row>
        <table:table-row table:style-name="ro2">
          <table:table-cell office:value-type="float" office:value="2130">
            <text:p>2130</text:p>
          </table:table-cell>
          <table:table-cell office:value-type="float" office:value="0.125">
            <text:p>0.125</text:p>
          </table:table-cell>
          <table:table-cell office:value-type="float" office:value="0.12445362">
            <text:p>0.12445362</text:p>
          </table:table-cell>
          <table:table-cell office:value-type="float" office:value="1.6">
            <text:p>1.6</text:p>
          </table:table-cell>
          <table:table-cell office:value-type="float" office:value="1.6238865">
            <text:p>1.6238865</text:p>
          </table:table-cell>
          <table:table-cell table:number-columns-repeated="2"/>
        </table:table-row>
        <table:table-row table:style-name="ro2">
          <table:table-cell office:value-type="float" office:value="2135">
            <text:p>2135</text:p>
          </table:table-cell>
          <table:table-cell office:value-type="float" office:value="0.125">
            <text:p>0.125</text:p>
          </table:table-cell>
          <table:table-cell office:value-type="float" office:value="0.12628381">
            <text:p>0.12628381</text:p>
          </table:table-cell>
          <table:table-cell office:value-type="float" office:value="1.6">
            <text:p>1.6</text:p>
          </table:table-cell>
          <table:table-cell office:value-type="float" office:value="1.5839549">
            <text:p>1.5839549</text:p>
          </table:table-cell>
          <table:table-cell table:number-columns-repeated="2"/>
        </table:table-row>
        <table:table-row table:style-name="ro2">
          <table:table-cell office:value-type="float" office:value="2140">
            <text:p>2140</text:p>
          </table:table-cell>
          <table:table-cell office:value-type="float" office:value="0.125">
            <text:p>0.125</text:p>
          </table:table-cell>
          <table:table-cell office:value-type="float" office:value="0.1299442">
            <text:p>0.1299442</text:p>
          </table:table-cell>
          <table:table-cell office:value-type="float" office:value="1.6">
            <text:p>1.6</text:p>
          </table:table-cell>
          <table:table-cell office:value-type="float" office:value="1.6371969">
            <text:p>1.6371969</text:p>
          </table:table-cell>
          <table:table-cell table:number-columns-repeated="2"/>
        </table:table-row>
        <table:table-row table:style-name="ro2">
          <table:table-cell office:value-type="float" office:value="2145">
            <text:p>2145</text:p>
          </table:table-cell>
          <table:table-cell office:value-type="float" office:value="0.125">
            <text:p>0.125</text:p>
          </table:table-cell>
          <table:table-cell office:value-type="float" office:value="0.12445359">
            <text:p>0.12445359</text:p>
          </table:table-cell>
          <table:table-cell office:value-type="float" office:value="1.6">
            <text:p>1.6</text:p>
          </table:table-cell>
          <table:table-cell office:value-type="float" office:value="1.6505076">
            <text:p>1.6505076</text:p>
          </table:table-cell>
          <table:table-cell table:number-columns-repeated="2"/>
        </table:table-row>
        <table:table-row table:style-name="ro2">
          <table:table-cell office:value-type="float" office:value="2150">
            <text:p>2150</text:p>
          </table:table-cell>
          <table:table-cell office:value-type="float" office:value="0.125">
            <text:p>0.125</text:p>
          </table:table-cell>
          <table:table-cell office:value-type="float" office:value="0.118963">
            <text:p>0.118963</text:p>
          </table:table-cell>
          <table:table-cell office:value-type="float" office:value="1.6">
            <text:p>1.6</text:p>
          </table:table-cell>
          <table:table-cell office:value-type="float" office:value="1.610576">
            <text:p>1.610576</text:p>
          </table:table-cell>
          <table:table-cell table:number-columns-repeated="2"/>
        </table:table-row>
        <table:table-row table:style-name="ro2">
          <table:table-cell office:value-type="float" office:value="2155">
            <text:p>2155</text:p>
          </table:table-cell>
          <table:table-cell office:value-type="float" office:value="0.125">
            <text:p>0.125</text:p>
          </table:table-cell>
          <table:table-cell office:value-type="float" office:value="0.12445362">
            <text:p>0.12445362</text:p>
          </table:table-cell>
          <table:table-cell office:value-type="float" office:value="1.6">
            <text:p>1.6</text:p>
          </table:table-cell>
          <table:table-cell office:value-type="float" office:value="1.6238865">
            <text:p>1.6238865</text:p>
          </table:table-cell>
          <table:table-cell table:number-columns-repeated="2"/>
        </table:table-row>
        <table:table-row table:style-name="ro2">
          <table:table-cell office:value-type="float" office:value="2160">
            <text:p>2160</text:p>
          </table:table-cell>
          <table:table-cell office:value-type="float" office:value="0.125">
            <text:p>0.125</text:p>
          </table:table-cell>
          <table:table-cell office:value-type="float" office:value="0.118963">
            <text:p>0.118963</text:p>
          </table:table-cell>
          <table:table-cell office:value-type="float" office:value="1.6">
            <text:p>1.6</text:p>
          </table:table-cell>
          <table:table-cell office:value-type="float" office:value="1.610576">
            <text:p>1.610576</text:p>
          </table:table-cell>
          <table:table-cell table:number-columns-repeated="2"/>
        </table:table-row>
        <table:table-row table:style-name="ro2">
          <table:table-cell office:value-type="float" office:value="2165">
            <text:p>2165</text:p>
          </table:table-cell>
          <table:table-cell office:value-type="float" office:value="0.125">
            <text:p>0.125</text:p>
          </table:table-cell>
          <table:table-cell office:value-type="float" office:value="0.118963">
            <text:p>0.118963</text:p>
          </table:table-cell>
          <table:table-cell office:value-type="float" office:value="1.6">
            <text:p>1.6</text:p>
          </table:table-cell>
          <table:table-cell office:value-type="float" office:value="1.610576">
            <text:p>1.610576</text:p>
          </table:table-cell>
          <table:table-cell table:number-columns-repeated="2"/>
        </table:table-row>
        <table:table-row table:style-name="ro2">
          <table:table-cell office:value-type="float" office:value="2170">
            <text:p>2170</text:p>
          </table:table-cell>
          <table:table-cell office:value-type="float" office:value="0.125">
            <text:p>0.125</text:p>
          </table:table-cell>
          <table:table-cell office:value-type="float" office:value="0.12445362">
            <text:p>0.12445362</text:p>
          </table:table-cell>
          <table:table-cell office:value-type="float" office:value="1.6">
            <text:p>1.6</text:p>
          </table:table-cell>
          <table:table-cell office:value-type="float" office:value="1.5972654">
            <text:p>1.5972654</text:p>
          </table:table-cell>
          <table:table-cell table:number-columns-repeated="2"/>
        </table:table-row>
        <table:table-row table:style-name="ro2">
          <table:table-cell office:value-type="float" office:value="2175">
            <text:p>2175</text:p>
          </table:table-cell>
          <table:table-cell office:value-type="float" office:value="0.125">
            <text:p>0.125</text:p>
          </table:table-cell>
          <table:table-cell office:value-type="float" office:value="0.118963">
            <text:p>0.118963</text:p>
          </table:table-cell>
          <table:table-cell office:value-type="float" office:value="1.6">
            <text:p>1.6</text:p>
          </table:table-cell>
          <table:table-cell office:value-type="float" office:value="1.557334">
            <text:p>1.557334</text:p>
          </table:table-cell>
          <table:table-cell table:number-columns-repeated="2"/>
        </table:table-row>
        <table:table-row table:style-name="ro2">
          <table:table-cell office:value-type="float" office:value="2180">
            <text:p>2180</text:p>
          </table:table-cell>
          <table:table-cell office:value-type="float" office:value="0.125">
            <text:p>0.125</text:p>
          </table:table-cell>
          <table:table-cell office:value-type="float" office:value="0.120793216">
            <text:p>0.120793216</text:p>
          </table:table-cell>
          <table:table-cell office:value-type="float" office:value="1.6">
            <text:p>1.6</text:p>
          </table:table-cell>
          <table:table-cell office:value-type="float" office:value="1.5972654">
            <text:p>1.5972654</text:p>
          </table:table-cell>
          <table:table-cell table:number-columns-repeated="2"/>
        </table:table-row>
        <table:table-row table:style-name="ro2">
          <table:table-cell office:value-type="float" office:value="2185">
            <text:p>2185</text:p>
          </table:table-cell>
          <table:table-cell office:value-type="float" office:value="0.125">
            <text:p>0.125</text:p>
          </table:table-cell>
          <table:table-cell office:value-type="float" office:value="0.118963">
            <text:p>0.118963</text:p>
          </table:table-cell>
          <table:table-cell office:value-type="float" office:value="1.6">
            <text:p>1.6</text:p>
          </table:table-cell>
          <table:table-cell office:value-type="float" office:value="1.5839549">
            <text:p>1.5839549</text:p>
          </table:table-cell>
          <table:table-cell table:number-columns-repeated="2"/>
        </table:table-row>
        <table:table-row table:style-name="ro2">
          <table:table-cell office:value-type="float" office:value="2190">
            <text:p>2190</text:p>
          </table:table-cell>
          <table:table-cell office:value-type="float" office:value="0.125">
            <text:p>0.125</text:p>
          </table:table-cell>
          <table:table-cell office:value-type="float" office:value="0.120793216">
            <text:p>0.120793216</text:p>
          </table:table-cell>
          <table:table-cell office:value-type="float" office:value="1.6">
            <text:p>1.6</text:p>
          </table:table-cell>
          <table:table-cell office:value-type="float" office:value="1.5972654">
            <text:p>1.5972654</text:p>
          </table:table-cell>
          <table:table-cell table:number-columns-repeated="2"/>
        </table:table-row>
        <table:table-row table:style-name="ro2">
          <table:table-cell office:value-type="float" office:value="2195">
            <text:p>2195</text:p>
          </table:table-cell>
          <table:table-cell office:value-type="float" office:value="0.125">
            <text:p>0.125</text:p>
          </table:table-cell>
          <table:table-cell office:value-type="float" office:value="0.12628381">
            <text:p>0.12628381</text:p>
          </table:table-cell>
          <table:table-cell office:value-type="float" office:value="1.6">
            <text:p>1.6</text:p>
          </table:table-cell>
          <table:table-cell office:value-type="float" office:value="1.6371969">
            <text:p>1.6371969</text:p>
          </table:table-cell>
          <table:table-cell table:number-columns-repeated="2"/>
        </table:table-row>
        <table:table-row table:style-name="ro2">
          <table:table-cell office:value-type="float" office:value="2200">
            <text:p>2200</text:p>
          </table:table-cell>
          <table:table-cell office:value-type="float" office:value="0.125">
            <text:p>0.125</text:p>
          </table:table-cell>
          <table:table-cell office:value-type="float" office:value="0.12262341">
            <text:p>0.12262341</text:p>
          </table:table-cell>
          <table:table-cell office:value-type="float" office:value="1.6">
            <text:p>1.6</text:p>
          </table:table-cell>
          <table:table-cell office:value-type="float" office:value="1.610576">
            <text:p>1.610576</text:p>
          </table:table-cell>
          <table:table-cell table:number-columns-repeated="2"/>
        </table:table-row>
        <table:table-row table:style-name="ro2">
          <table:table-cell office:value-type="float" office:value="2205">
            <text:p>2205</text:p>
          </table:table-cell>
          <table:table-cell office:value-type="float" office:value="0.125">
            <text:p>0.125</text:p>
          </table:table-cell>
          <table:table-cell office:value-type="float" office:value="0.120793216">
            <text:p>0.120793216</text:p>
          </table:table-cell>
          <table:table-cell office:value-type="float" office:value="1.6">
            <text:p>1.6</text:p>
          </table:table-cell>
          <table:table-cell office:value-type="float" office:value="1.6238865">
            <text:p>1.6238865</text:p>
          </table:table-cell>
          <table:table-cell table:number-columns-repeated="2"/>
        </table:table-row>
        <table:table-row table:style-name="ro2">
          <table:table-cell office:value-type="float" office:value="2210">
            <text:p>2210</text:p>
          </table:table-cell>
          <table:table-cell office:value-type="float" office:value="0.125">
            <text:p>0.125</text:p>
          </table:table-cell>
          <table:table-cell office:value-type="float" office:value="0.12262341">
            <text:p>0.12262341</text:p>
          </table:table-cell>
          <table:table-cell office:value-type="float" office:value="1.6">
            <text:p>1.6</text:p>
          </table:table-cell>
          <table:table-cell office:value-type="float" office:value="1.6371971">
            <text:p>1.6371971</text:p>
          </table:table-cell>
          <table:table-cell table:number-columns-repeated="2"/>
        </table:table-row>
        <table:table-row table:style-name="ro2">
          <table:table-cell office:value-type="float" office:value="2215">
            <text:p>2215</text:p>
          </table:table-cell>
          <table:table-cell office:value-type="float" office:value="0.125">
            <text:p>0.125</text:p>
          </table:table-cell>
          <table:table-cell office:value-type="float" office:value="0.12628381">
            <text:p>0.12628381</text:p>
          </table:table-cell>
          <table:table-cell office:value-type="float" office:value="1.6">
            <text:p>1.6</text:p>
          </table:table-cell>
          <table:table-cell office:value-type="float" office:value="1.610576">
            <text:p>1.610576</text:p>
          </table:table-cell>
          <table:table-cell table:number-columns-repeated="2"/>
        </table:table-row>
        <table:table-row table:style-name="ro2">
          <table:table-cell office:value-type="float" office:value="2220">
            <text:p>2220</text:p>
          </table:table-cell>
          <table:table-cell office:value-type="float" office:value="0.125">
            <text:p>0.125</text:p>
          </table:table-cell>
          <table:table-cell office:value-type="float" office:value="0.12445362">
            <text:p>0.12445362</text:p>
          </table:table-cell>
          <table:table-cell office:value-type="float" office:value="1.6">
            <text:p>1.6</text:p>
          </table:table-cell>
          <table:table-cell office:value-type="float" office:value="1.6238865">
            <text:p>1.6238865</text:p>
          </table:table-cell>
          <table:table-cell table:number-columns-repeated="2"/>
        </table:table-row>
        <table:table-row table:style-name="ro2">
          <table:table-cell office:value-type="float" office:value="2225">
            <text:p>2225</text:p>
          </table:table-cell>
          <table:table-cell office:value-type="float" office:value="0.125">
            <text:p>0.125</text:p>
          </table:table-cell>
          <table:table-cell office:value-type="float" office:value="0.128114">
            <text:p>0.128114</text:p>
          </table:table-cell>
          <table:table-cell office:value-type="float" office:value="1.6">
            <text:p>1.6</text:p>
          </table:table-cell>
          <table:table-cell office:value-type="float" office:value="1.6238865">
            <text:p>1.6238865</text:p>
          </table:table-cell>
          <table:table-cell table:number-columns-repeated="2"/>
        </table:table-row>
        <table:table-row table:style-name="ro2">
          <table:table-cell office:value-type="float" office:value="2230">
            <text:p>2230</text:p>
          </table:table-cell>
          <table:table-cell office:value-type="float" office:value="0.125">
            <text:p>0.125</text:p>
          </table:table-cell>
          <table:table-cell office:value-type="float" office:value="0.12262341">
            <text:p>0.12262341</text:p>
          </table:table-cell>
          <table:table-cell office:value-type="float" office:value="1.6">
            <text:p>1.6</text:p>
          </table:table-cell>
          <table:table-cell office:value-type="float" office:value="1.610576">
            <text:p>1.610576</text:p>
          </table:table-cell>
          <table:table-cell table:number-columns-repeated="2"/>
        </table:table-row>
        <table:table-row table:style-name="ro2">
          <table:table-cell office:value-type="float" office:value="2235">
            <text:p>2235</text:p>
          </table:table-cell>
          <table:table-cell office:value-type="float" office:value="0.125">
            <text:p>0.125</text:p>
          </table:table-cell>
          <table:table-cell office:value-type="float" office:value="0.12628381">
            <text:p>0.12628381</text:p>
          </table:table-cell>
          <table:table-cell office:value-type="float" office:value="1.6">
            <text:p>1.6</text:p>
          </table:table-cell>
          <table:table-cell office:value-type="float" office:value="1.6371969">
            <text:p>1.6371969</text:p>
          </table:table-cell>
          <table:table-cell table:number-columns-repeated="2"/>
        </table:table-row>
        <table:table-row table:style-name="ro2">
          <table:table-cell office:value-type="float" office:value="2240">
            <text:p>2240</text:p>
          </table:table-cell>
          <table:table-cell office:value-type="float" office:value="0.125">
            <text:p>0.125</text:p>
          </table:table-cell>
          <table:table-cell office:value-type="float" office:value="0.12811401">
            <text:p>0.12811401</text:p>
          </table:table-cell>
          <table:table-cell office:value-type="float" office:value="1.6">
            <text:p>1.6</text:p>
          </table:table-cell>
          <table:table-cell office:value-type="float" office:value="1.5972654">
            <text:p>1.5972654</text:p>
          </table:table-cell>
          <table:table-cell table:number-columns-repeated="2"/>
        </table:table-row>
        <table:table-row table:style-name="ro2">
          <table:table-cell office:value-type="float" office:value="2245">
            <text:p>2245</text:p>
          </table:table-cell>
          <table:table-cell office:value-type="float" office:value="0.125">
            <text:p>0.125</text:p>
          </table:table-cell>
          <table:table-cell office:value-type="float" office:value="0.12628381">
            <text:p>0.12628381</text:p>
          </table:table-cell>
          <table:table-cell office:value-type="float" office:value="1.6">
            <text:p>1.6</text:p>
          </table:table-cell>
          <table:table-cell office:value-type="float" office:value="1.610576">
            <text:p>1.610576</text:p>
          </table:table-cell>
          <table:table-cell table:number-columns-repeated="2"/>
        </table:table-row>
        <table:table-row table:style-name="ro2">
          <table:table-cell office:value-type="float" office:value="2250">
            <text:p>2250</text:p>
          </table:table-cell>
          <table:table-cell office:value-type="float" office:value="0.125">
            <text:p>0.125</text:p>
          </table:table-cell>
          <table:table-cell office:value-type="float" office:value="0.12445362">
            <text:p>0.12445362</text:p>
          </table:table-cell>
          <table:table-cell office:value-type="float" office:value="1.6">
            <text:p>1.6</text:p>
          </table:table-cell>
          <table:table-cell office:value-type="float" office:value="1.6238865">
            <text:p>1.6238865</text:p>
          </table:table-cell>
          <table:table-cell table:number-columns-repeated="2"/>
        </table:table-row>
        <table:table-row table:style-name="ro2">
          <table:table-cell office:value-type="float" office:value="2255">
            <text:p>2255</text:p>
          </table:table-cell>
          <table:table-cell office:value-type="float" office:value="0.125">
            <text:p>0.125</text:p>
          </table:table-cell>
          <table:table-cell office:value-type="float" office:value="0.12628381">
            <text:p>0.12628381</text:p>
          </table:table-cell>
          <table:table-cell office:value-type="float" office:value="1.6">
            <text:p>1.6</text:p>
          </table:table-cell>
          <table:table-cell office:value-type="float" office:value="1.610576">
            <text:p>1.610576</text:p>
          </table:table-cell>
          <table:table-cell table:number-columns-repeated="2"/>
        </table:table-row>
        <table:table-row table:style-name="ro2">
          <table:table-cell office:value-type="float" office:value="2260">
            <text:p>2260</text:p>
          </table:table-cell>
          <table:table-cell office:value-type="float" office:value="0.125">
            <text:p>0.125</text:p>
          </table:table-cell>
          <table:table-cell office:value-type="float" office:value="0.12628381">
            <text:p>0.12628381</text:p>
          </table:table-cell>
          <table:table-cell office:value-type="float" office:value="1.6">
            <text:p>1.6</text:p>
          </table:table-cell>
          <table:table-cell office:value-type="float" office:value="1.610576">
            <text:p>1.610576</text:p>
          </table:table-cell>
          <table:table-cell table:number-columns-repeated="2"/>
        </table:table-row>
        <table:table-row table:style-name="ro2">
          <table:table-cell office:value-type="float" office:value="2265">
            <text:p>2265</text:p>
          </table:table-cell>
          <table:table-cell office:value-type="float" office:value="0.125">
            <text:p>0.125</text:p>
          </table:table-cell>
          <table:table-cell office:value-type="float" office:value="0.12628381">
            <text:p>0.12628381</text:p>
          </table:table-cell>
          <table:table-cell office:value-type="float" office:value="1.6">
            <text:p>1.6</text:p>
          </table:table-cell>
          <table:table-cell office:value-type="float" office:value="1.6371969">
            <text:p>1.6371969</text:p>
          </table:table-cell>
          <table:table-cell table:number-columns-repeated="2"/>
        </table:table-row>
        <table:table-row table:style-name="ro2">
          <table:table-cell office:value-type="float" office:value="2270">
            <text:p>2270</text:p>
          </table:table-cell>
          <table:table-cell office:value-type="float" office:value="0.125">
            <text:p>0.125</text:p>
          </table:table-cell>
          <table:table-cell office:value-type="float" office:value="0.120793216">
            <text:p>0.120793216</text:p>
          </table:table-cell>
          <table:table-cell office:value-type="float" office:value="1.6">
            <text:p>1.6</text:p>
          </table:table-cell>
          <table:table-cell office:value-type="float" office:value="1.5972654">
            <text:p>1.5972654</text:p>
          </table:table-cell>
          <table:table-cell table:number-columns-repeated="2"/>
        </table:table-row>
        <table:table-row table:style-name="ro2">
          <table:table-cell office:value-type="float" office:value="2275">
            <text:p>2275</text:p>
          </table:table-cell>
          <table:table-cell office:value-type="float" office:value="0.125">
            <text:p>0.125</text:p>
          </table:table-cell>
          <table:table-cell office:value-type="float" office:value="0.120793216">
            <text:p>0.120793216</text:p>
          </table:table-cell>
          <table:table-cell office:value-type="float" office:value="1.6">
            <text:p>1.6</text:p>
          </table:table-cell>
          <table:table-cell office:value-type="float" office:value="1.6238865">
            <text:p>1.6238865</text:p>
          </table:table-cell>
          <table:table-cell table:number-columns-repeated="2"/>
        </table:table-row>
        <table:table-row table:style-name="ro2">
          <table:table-cell office:value-type="float" office:value="2280">
            <text:p>2280</text:p>
          </table:table-cell>
          <table:table-cell office:value-type="float" office:value="0.125">
            <text:p>0.125</text:p>
          </table:table-cell>
          <table:table-cell office:value-type="float" office:value="0.12262341">
            <text:p>0.12262341</text:p>
          </table:table-cell>
          <table:table-cell office:value-type="float" office:value="1.6">
            <text:p>1.6</text:p>
          </table:table-cell>
          <table:table-cell office:value-type="float" office:value="1.6371971">
            <text:p>1.6371971</text:p>
          </table:table-cell>
          <table:table-cell table:number-columns-repeated="2"/>
        </table:table-row>
        <table:table-row table:style-name="ro2">
          <table:table-cell office:value-type="float" office:value="2285">
            <text:p>2285</text:p>
          </table:table-cell>
          <table:table-cell office:value-type="float" office:value="0.125">
            <text:p>0.125</text:p>
          </table:table-cell>
          <table:table-cell office:value-type="float" office:value="0.12262341">
            <text:p>0.12262341</text:p>
          </table:table-cell>
          <table:table-cell office:value-type="float" office:value="1.6">
            <text:p>1.6</text:p>
          </table:table-cell>
          <table:table-cell office:value-type="float" office:value="1.5839549">
            <text:p>1.5839549</text:p>
          </table:table-cell>
          <table:table-cell table:number-columns-repeated="2"/>
        </table:table-row>
        <table:table-row table:style-name="ro2">
          <table:table-cell office:value-type="float" office:value="2290">
            <text:p>2290</text:p>
          </table:table-cell>
          <table:table-cell office:value-type="float" office:value="0.125">
            <text:p>0.125</text:p>
          </table:table-cell>
          <table:table-cell office:value-type="float" office:value="0.12628381">
            <text:p>0.12628381</text:p>
          </table:table-cell>
          <table:table-cell office:value-type="float" office:value="1.6">
            <text:p>1.6</text:p>
          </table:table-cell>
          <table:table-cell office:value-type="float" office:value="1.6371969">
            <text:p>1.6371969</text:p>
          </table:table-cell>
          <table:table-cell table:number-columns-repeated="2"/>
        </table:table-row>
        <table:table-row table:style-name="ro2">
          <table:table-cell office:value-type="float" office:value="2295">
            <text:p>2295</text:p>
          </table:table-cell>
          <table:table-cell office:value-type="float" office:value="0.125">
            <text:p>0.125</text:p>
          </table:table-cell>
          <table:table-cell office:value-type="float" office:value="0.12262341">
            <text:p>0.12262341</text:p>
          </table:table-cell>
          <table:table-cell office:value-type="float" office:value="1.6">
            <text:p>1.6</text:p>
          </table:table-cell>
          <table:table-cell office:value-type="float" office:value="1.610576">
            <text:p>1.610576</text:p>
          </table:table-cell>
          <table:table-cell table:number-columns-repeated="2"/>
        </table:table-row>
        <table:table-row table:style-name="ro2">
          <table:table-cell office:value-type="float" office:value="2300">
            <text:p>2300</text:p>
          </table:table-cell>
          <table:table-cell office:value-type="float" office:value="0.125">
            <text:p>0.125</text:p>
          </table:table-cell>
          <table:table-cell office:value-type="float" office:value="0.12445362">
            <text:p>0.12445362</text:p>
          </table:table-cell>
          <table:table-cell office:value-type="float" office:value="1.6">
            <text:p>1.6</text:p>
          </table:table-cell>
          <table:table-cell office:value-type="float" office:value="1.6238865">
            <text:p>1.6238865</text:p>
          </table:table-cell>
          <table:table-cell table:number-columns-repeated="2"/>
        </table:table-row>
        <table:table-row table:style-name="ro2">
          <table:table-cell office:value-type="float" office:value="2305">
            <text:p>2305</text:p>
          </table:table-cell>
          <table:table-cell office:value-type="float" office:value="0.125">
            <text:p>0.125</text:p>
          </table:table-cell>
          <table:table-cell office:value-type="float" office:value="0.12628381">
            <text:p>0.12628381</text:p>
          </table:table-cell>
          <table:table-cell office:value-type="float" office:value="1.6">
            <text:p>1.6</text:p>
          </table:table-cell>
          <table:table-cell office:value-type="float" office:value="1.6371969">
            <text:p>1.6371969</text:p>
          </table:table-cell>
          <table:table-cell table:number-columns-repeated="2"/>
        </table:table-row>
        <table:table-row table:style-name="ro2">
          <table:table-cell office:value-type="float" office:value="2310">
            <text:p>2310</text:p>
          </table:table-cell>
          <table:table-cell office:value-type="float" office:value="0.125">
            <text:p>0.125</text:p>
          </table:table-cell>
          <table:table-cell office:value-type="float" office:value="0.120793216">
            <text:p>0.120793216</text:p>
          </table:table-cell>
          <table:table-cell office:value-type="float" office:value="1.6">
            <text:p>1.6</text:p>
          </table:table-cell>
          <table:table-cell office:value-type="float" office:value="1.5972654">
            <text:p>1.5972654</text:p>
          </table:table-cell>
          <table:table-cell table:number-columns-repeated="2"/>
        </table:table-row>
        <table:table-row table:style-name="ro2">
          <table:table-cell office:value-type="float" office:value="2315">
            <text:p>2315</text:p>
          </table:table-cell>
          <table:table-cell office:value-type="float" office:value="0.125">
            <text:p>0.125</text:p>
          </table:table-cell>
          <table:table-cell office:value-type="float" office:value="0.118963">
            <text:p>0.118963</text:p>
          </table:table-cell>
          <table:table-cell office:value-type="float" office:value="1.6">
            <text:p>1.6</text:p>
          </table:table-cell>
          <table:table-cell office:value-type="float" office:value="1.610576">
            <text:p>1.610576</text:p>
          </table:table-cell>
          <table:table-cell table:number-columns-repeated="2"/>
        </table:table-row>
        <table:table-row table:style-name="ro2">
          <table:table-cell office:value-type="float" office:value="2320">
            <text:p>2320</text:p>
          </table:table-cell>
          <table:table-cell office:value-type="float" office:value="0.125">
            <text:p>0.125</text:p>
          </table:table-cell>
          <table:table-cell office:value-type="float" office:value="0.12262341">
            <text:p>0.12262341</text:p>
          </table:table-cell>
          <table:table-cell office:value-type="float" office:value="1.6">
            <text:p>1.6</text:p>
          </table:table-cell>
          <table:table-cell office:value-type="float" office:value="1.5839549">
            <text:p>1.5839549</text:p>
          </table:table-cell>
          <table:table-cell table:number-columns-repeated="2"/>
        </table:table-row>
        <table:table-row table:style-name="ro2">
          <table:table-cell office:value-type="float" office:value="2325">
            <text:p>2325</text:p>
          </table:table-cell>
          <table:table-cell office:value-type="float" office:value="0.125">
            <text:p>0.125</text:p>
          </table:table-cell>
          <table:table-cell office:value-type="float" office:value="0.118963">
            <text:p>0.118963</text:p>
          </table:table-cell>
          <table:table-cell office:value-type="float" office:value="1.6">
            <text:p>1.6</text:p>
          </table:table-cell>
          <table:table-cell office:value-type="float" office:value="1.557334">
            <text:p>1.557334</text:p>
          </table:table-cell>
          <table:table-cell table:number-columns-repeated="2"/>
        </table:table-row>
        <table:table-row table:style-name="ro2">
          <table:table-cell office:value-type="float" office:value="2330">
            <text:p>2330</text:p>
          </table:table-cell>
          <table:table-cell office:value-type="float" office:value="0.125">
            <text:p>0.125</text:p>
          </table:table-cell>
          <table:table-cell office:value-type="float" office:value="0.12262341">
            <text:p>0.12262341</text:p>
          </table:table-cell>
          <table:table-cell office:value-type="float" office:value="1.6">
            <text:p>1.6</text:p>
          </table:table-cell>
          <table:table-cell office:value-type="float" office:value="1.5839549">
            <text:p>1.5839549</text:p>
          </table:table-cell>
          <table:table-cell table:number-columns-repeated="2"/>
        </table:table-row>
        <table:table-row table:style-name="ro2">
          <table:table-cell office:value-type="float" office:value="2335">
            <text:p>2335</text:p>
          </table:table-cell>
          <table:table-cell office:value-type="float" office:value="0.125">
            <text:p>0.125</text:p>
          </table:table-cell>
          <table:table-cell office:value-type="float" office:value="0.12262341">
            <text:p>0.12262341</text:p>
          </table:table-cell>
          <table:table-cell office:value-type="float" office:value="1.6">
            <text:p>1.6</text:p>
          </table:table-cell>
          <table:table-cell office:value-type="float" office:value="1.5839549">
            <text:p>1.5839549</text:p>
          </table:table-cell>
          <table:table-cell table:number-columns-repeated="2"/>
        </table:table-row>
        <table:table-row table:style-name="ro2">
          <table:table-cell office:value-type="float" office:value="2340">
            <text:p>2340</text:p>
          </table:table-cell>
          <table:table-cell office:value-type="float" office:value="0.125">
            <text:p>0.125</text:p>
          </table:table-cell>
          <table:table-cell office:value-type="float" office:value="0.11713281">
            <text:p>0.11713281</text:p>
          </table:table-cell>
          <table:table-cell office:value-type="float" office:value="1.6">
            <text:p>1.6</text:p>
          </table:table-cell>
          <table:table-cell office:value-type="float" office:value="1.5440233">
            <text:p>1.5440233</text:p>
          </table:table-cell>
          <table:table-cell table:number-columns-repeated="2"/>
        </table:table-row>
        <table:table-row table:style-name="ro2">
          <table:table-cell office:value-type="float" office:value="2345">
            <text:p>2345</text:p>
          </table:table-cell>
          <table:table-cell office:value-type="float" office:value="0.125">
            <text:p>0.125</text:p>
          </table:table-cell>
          <table:table-cell office:value-type="float" office:value="0.1153026">
            <text:p>0.1153026</text:p>
          </table:table-cell>
          <table:table-cell office:value-type="float" office:value="1.6">
            <text:p>1.6</text:p>
          </table:table-cell>
          <table:table-cell office:value-type="float" office:value="1.5839549">
            <text:p>1.5839549</text:p>
          </table:table-cell>
          <table:table-cell table:number-columns-repeated="2"/>
        </table:table-row>
        <table:table-row table:style-name="ro2">
          <table:table-cell office:value-type="float" office:value="2350">
            <text:p>2350</text:p>
          </table:table-cell>
          <table:table-cell office:value-type="float" office:value="0.125">
            <text:p>0.125</text:p>
          </table:table-cell>
          <table:table-cell office:value-type="float" office:value="0.12262341">
            <text:p>0.12262341</text:p>
          </table:table-cell>
          <table:table-cell office:value-type="float" office:value="1.6">
            <text:p>1.6</text:p>
          </table:table-cell>
          <table:table-cell office:value-type="float" office:value="1.610576">
            <text:p>1.610576</text:p>
          </table:table-cell>
          <table:table-cell table:number-columns-repeated="2"/>
        </table:table-row>
        <table:table-row table:style-name="ro2">
          <table:table-cell office:value-type="float" office:value="2355">
            <text:p>2355</text:p>
          </table:table-cell>
          <table:table-cell office:value-type="float" office:value="0.12562814">
            <text:p>0.12562814</text:p>
          </table:table-cell>
          <table:table-cell office:value-type="float" office:value="0.1317744">
            <text:p>0.1317744</text:p>
          </table:table-cell>
          <table:table-cell office:value-type="float" office:value="1.592">
            <text:p>1.592</text:p>
          </table:table-cell>
          <table:table-cell office:value-type="float" office:value="1.7037498">
            <text:p>1.7037498</text:p>
          </table:table-cell>
          <table:table-cell table:number-columns-repeated="2"/>
        </table:table-row>
        <table:table-row table:style-name="ro2">
          <table:table-cell office:value-type="float" office:value="2360">
            <text:p>2360</text:p>
          </table:table-cell>
          <table:table-cell office:value-type="float" office:value="0.12626263">
            <text:p>0.12626263</text:p>
          </table:table-cell>
          <table:table-cell office:value-type="float" office:value="0.1390952">
            <text:p>0.1390952</text:p>
          </table:table-cell>
          <table:table-cell office:value-type="float" office:value="1.584">
            <text:p>1.584</text:p>
          </table:table-cell>
          <table:table-cell office:value-type="float" office:value="1.7037498">
            <text:p>1.7037498</text:p>
          </table:table-cell>
          <table:table-cell table:number-columns-repeated="2"/>
        </table:table-row>
        <table:table-row table:style-name="ro2">
          <table:table-cell office:value-type="float" office:value="2365">
            <text:p>2365</text:p>
          </table:table-cell>
          <table:table-cell office:value-type="float" office:value="0.12690356">
            <text:p>0.12690356</text:p>
          </table:table-cell>
          <table:table-cell office:value-type="float" office:value="0.12628381">
            <text:p>0.12628381</text:p>
          </table:table-cell>
          <table:table-cell office:value-type="float" office:value="1.576">
            <text:p>1.576</text:p>
          </table:table-cell>
          <table:table-cell office:value-type="float" office:value="1.6371969">
            <text:p>1.6371969</text:p>
          </table:table-cell>
          <table:table-cell table:number-columns-repeated="2"/>
        </table:table-row>
        <table:table-row table:style-name="ro2">
          <table:table-cell office:value-type="float" office:value="2370">
            <text:p>2370</text:p>
          </table:table-cell>
          <table:table-cell office:value-type="float" office:value="0.12755102">
            <text:p>0.12755102</text:p>
          </table:table-cell>
          <table:table-cell office:value-type="float" office:value="0.12445362">
            <text:p>0.12445362</text:p>
          </table:table-cell>
          <table:table-cell office:value-type="float" office:value="1.568">
            <text:p>1.568</text:p>
          </table:table-cell>
          <table:table-cell office:value-type="float" office:value="1.5972654">
            <text:p>1.5972654</text:p>
          </table:table-cell>
          <table:table-cell table:number-columns-repeated="2"/>
        </table:table-row>
        <table:table-row table:style-name="ro2">
          <table:table-cell office:value-type="float" office:value="2375">
            <text:p>2375</text:p>
          </table:table-cell>
          <table:table-cell office:value-type="float" office:value="0.12820514">
            <text:p>0.12820514</text:p>
          </table:table-cell>
          <table:table-cell office:value-type="float" office:value="0.1336046">
            <text:p>0.1336046</text:p>
          </table:table-cell>
          <table:table-cell office:value-type="float" office:value="1.56">
            <text:p>1.56</text:p>
          </table:table-cell>
          <table:table-cell office:value-type="float" office:value="1.5839549">
            <text:p>1.5839549</text:p>
          </table:table-cell>
          <table:table-cell table:number-columns-repeated="2"/>
        </table:table-row>
        <table:table-row table:style-name="ro2">
          <table:table-cell office:value-type="float" office:value="2380">
            <text:p>2380</text:p>
          </table:table-cell>
          <table:table-cell office:value-type="float" office:value="0.12886599">
            <text:p>0.12886599</text:p>
          </table:table-cell>
          <table:table-cell office:value-type="float" office:value="0.12445362">
            <text:p>0.12445362</text:p>
          </table:table-cell>
          <table:table-cell office:value-type="float" office:value="1.5519999">
            <text:p>1.5519999</text:p>
          </table:table-cell>
          <table:table-cell office:value-type="float" office:value="1.5972654">
            <text:p>1.5972654</text:p>
          </table:table-cell>
          <table:table-cell table:number-columns-repeated="2"/>
        </table:table-row>
        <table:table-row table:style-name="ro2">
          <table:table-cell office:value-type="float" office:value="2385">
            <text:p>2385</text:p>
          </table:table-cell>
          <table:table-cell office:value-type="float" office:value="0.1295337">
            <text:p>0.1295337</text:p>
          </table:table-cell>
          <table:table-cell office:value-type="float" office:value="0.12628381">
            <text:p>0.12628381</text:p>
          </table:table-cell>
          <table:table-cell office:value-type="float" office:value="1.5439999">
            <text:p>1.5439999</text:p>
          </table:table-cell>
          <table:table-cell office:value-type="float" office:value="1.6371969">
            <text:p>1.6371969</text:p>
          </table:table-cell>
          <table:table-cell table:number-columns-repeated="2"/>
        </table:table-row>
        <table:table-row table:style-name="ro2">
          <table:table-cell office:value-type="float" office:value="2390">
            <text:p>2390</text:p>
          </table:table-cell>
          <table:table-cell office:value-type="float" office:value="0.13020834">
            <text:p>0.13020834</text:p>
          </table:table-cell>
          <table:table-cell office:value-type="float" office:value="0.1299442">
            <text:p>0.1299442</text:p>
          </table:table-cell>
          <table:table-cell office:value-type="float" office:value="1.5359999">
            <text:p>1.5359999</text:p>
          </table:table-cell>
          <table:table-cell office:value-type="float" office:value="1.663818">
            <text:p>1.663818</text:p>
          </table:table-cell>
          <table:table-cell table:number-columns-repeated="2"/>
        </table:table-row>
        <table:table-row table:style-name="ro2">
          <table:table-cell office:value-type="float" office:value="2395">
            <text:p>2395</text:p>
          </table:table-cell>
          <table:table-cell office:value-type="float" office:value="0.13089007">
            <text:p>0.13089007</text:p>
          </table:table-cell>
          <table:table-cell office:value-type="float" office:value="0.1317744">
            <text:p>0.1317744</text:p>
          </table:table-cell>
          <table:table-cell office:value-type="float" office:value="1.5279999">
            <text:p>1.5279999</text:p>
          </table:table-cell>
          <table:table-cell office:value-type="float" office:value="1.5972654">
            <text:p>1.5972654</text:p>
          </table:table-cell>
          <table:table-cell table:number-columns-repeated="2"/>
        </table:table-row>
        <table:table-row table:style-name="ro2">
          <table:table-cell office:value-type="float" office:value="2400">
            <text:p>2400</text:p>
          </table:table-cell>
          <table:table-cell office:value-type="float" office:value="0.13157897">
            <text:p>0.13157897</text:p>
          </table:table-cell>
          <table:table-cell office:value-type="float" office:value="0.1390952">
            <text:p>0.1390952</text:p>
          </table:table-cell>
          <table:table-cell office:value-type="float" office:value="1.5199999">
            <text:p>1.5199999</text:p>
          </table:table-cell>
          <table:table-cell office:value-type="float" office:value="1.5706445">
            <text:p>1.5706445</text:p>
          </table:table-cell>
          <table:table-cell table:number-columns-repeated="2"/>
        </table:table-row>
        <table:table-row table:style-name="ro2">
          <table:table-cell office:value-type="float" office:value="2405">
            <text:p>2405</text:p>
          </table:table-cell>
          <table:table-cell office:value-type="float" office:value="0.13227515">
            <text:p>0.13227515</text:p>
          </table:table-cell>
          <table:table-cell office:value-type="float" office:value="0.124453604">
            <text:p>0.124453604</text:p>
          </table:table-cell>
          <table:table-cell office:value-type="float" office:value="1.5119998">
            <text:p>1.5119998</text:p>
          </table:table-cell>
          <table:table-cell office:value-type="float" office:value="1.5174022">
            <text:p>1.5174022</text:p>
          </table:table-cell>
          <table:table-cell table:number-columns-repeated="2"/>
        </table:table-row>
        <table:table-row table:style-name="ro2">
          <table:table-cell office:value-type="float" office:value="2410">
            <text:p>2410</text:p>
          </table:table-cell>
          <table:table-cell office:value-type="float" office:value="0.13297874">
            <text:p>0.13297874</text:p>
          </table:table-cell>
          <table:table-cell office:value-type="float" office:value="0.12262341">
            <text:p>0.12262341</text:p>
          </table:table-cell>
          <table:table-cell office:value-type="float" office:value="1.5039998">
            <text:p>1.5039998</text:p>
          </table:table-cell>
          <table:table-cell office:value-type="float" office:value="1.4774706">
            <text:p>1.4774706</text:p>
          </table:table-cell>
          <table:table-cell table:number-columns-repeated="2"/>
        </table:table-row>
        <table:table-row table:style-name="ro2">
          <table:table-cell office:value-type="float" office:value="2415">
            <text:p>2415</text:p>
          </table:table-cell>
          <table:table-cell office:value-type="float" office:value="0.13368987">
            <text:p>0.13368987</text:p>
          </table:table-cell>
          <table:table-cell office:value-type="float" office:value="0.1207932">
            <text:p>0.1207932</text:p>
          </table:table-cell>
          <table:table-cell office:value-type="float" office:value="1.4959998">
            <text:p>1.4959998</text:p>
          </table:table-cell>
          <table:table-cell office:value-type="float" office:value="1.46416">
            <text:p>1.46416</text:p>
          </table:table-cell>
          <table:table-cell table:number-columns-repeated="2"/>
        </table:table-row>
        <table:table-row table:style-name="ro2">
          <table:table-cell office:value-type="float" office:value="2420">
            <text:p>2420</text:p>
          </table:table-cell>
          <table:table-cell office:value-type="float" office:value="0.13440862">
            <text:p>0.13440862</text:p>
          </table:table-cell>
          <table:table-cell office:value-type="float" office:value="0.1207932">
            <text:p>0.1207932</text:p>
          </table:table-cell>
          <table:table-cell office:value-type="float" office:value="1.4879998">
            <text:p>1.4879998</text:p>
          </table:table-cell>
          <table:table-cell office:value-type="float" office:value="1.4109179">
            <text:p>1.4109179</text:p>
          </table:table-cell>
          <table:table-cell table:number-columns-repeated="2"/>
        </table:table-row>
        <table:table-row table:style-name="ro2">
          <table:table-cell office:value-type="float" office:value="2425">
            <text:p>2425</text:p>
          </table:table-cell>
          <table:table-cell office:value-type="float" office:value="0.13513516">
            <text:p>0.13513516</text:p>
          </table:table-cell>
          <table:table-cell office:value-type="float" office:value="0.124453604">
            <text:p>0.124453604</text:p>
          </table:table-cell>
          <table:table-cell office:value-type="float" office:value="1.4799998">
            <text:p>1.4799998</text:p>
          </table:table-cell>
          <table:table-cell office:value-type="float" office:value="1.4375389">
            <text:p>1.4375389</text:p>
          </table:table-cell>
          <table:table-cell table:number-columns-repeated="2"/>
        </table:table-row>
        <table:table-row table:style-name="ro2">
          <table:table-cell office:value-type="float" office:value="2430">
            <text:p>2430</text:p>
          </table:table-cell>
          <table:table-cell office:value-type="float" office:value="0.13586959">
            <text:p>0.13586959</text:p>
          </table:table-cell>
          <table:table-cell office:value-type="float" office:value="0.13177441">
            <text:p>0.13177441</text:p>
          </table:table-cell>
          <table:table-cell office:value-type="float" office:value="1.4719998">
            <text:p>1.4719998</text:p>
          </table:table-cell>
          <table:table-cell office:value-type="float" office:value="1.4907811">
            <text:p>1.4907811</text:p>
          </table:table-cell>
          <table:table-cell table:number-columns-repeated="2"/>
        </table:table-row>
        <table:table-row table:style-name="ro2">
          <table:table-cell office:value-type="float" office:value="2435">
            <text:p>2435</text:p>
          </table:table-cell>
          <table:table-cell office:value-type="float" office:value="0.13661204">
            <text:p>0.13661204</text:p>
          </table:table-cell>
          <table:table-cell office:value-type="float" office:value="0.1336046">
            <text:p>0.1336046</text:p>
          </table:table-cell>
          <table:table-cell office:value-type="float" office:value="1.4639997">
            <text:p>1.4639997</text:p>
          </table:table-cell>
          <table:table-cell office:value-type="float" office:value="1.4774706">
            <text:p>1.4774706</text:p>
          </table:table-cell>
          <table:table-cell table:number-columns-repeated="2"/>
        </table:table-row>
        <table:table-row table:style-name="ro2">
          <table:table-cell office:value-type="float" office:value="2440">
            <text:p>2440</text:p>
          </table:table-cell>
          <table:table-cell office:value-type="float" office:value="0.13736266">
            <text:p>0.13736266</text:p>
          </table:table-cell>
          <table:table-cell office:value-type="float" office:value="0.1427556">
            <text:p>0.1427556</text:p>
          </table:table-cell>
          <table:table-cell office:value-type="float" office:value="1.4559997">
            <text:p>1.4559997</text:p>
          </table:table-cell>
          <table:table-cell office:value-type="float" office:value="1.5440233">
            <text:p>1.5440233</text:p>
          </table:table-cell>
          <table:table-cell table:number-columns-repeated="2"/>
        </table:table-row>
        <table:table-row table:style-name="ro2">
          <table:table-cell office:value-type="float" office:value="2445">
            <text:p>2445</text:p>
          </table:table-cell>
          <table:table-cell office:value-type="float" office:value="0.13812158">
            <text:p>0.13812158</text:p>
          </table:table-cell>
          <table:table-cell office:value-type="float" office:value="0.1409254">
            <text:p>0.1409254</text:p>
          </table:table-cell>
          <table:table-cell office:value-type="float" office:value="1.4479997">
            <text:p>1.4479997</text:p>
          </table:table-cell>
          <table:table-cell office:value-type="float" office:value="1.5040916">
            <text:p>1.5040916</text:p>
          </table:table-cell>
          <table:table-cell table:number-columns-repeated="2"/>
        </table:table-row>
        <table:table-row table:style-name="ro2">
          <table:table-cell office:value-type="float" office:value="2450">
            <text:p>2450</text:p>
          </table:table-cell>
          <table:table-cell office:value-type="float" office:value="0.13888893">
            <text:p>0.13888893</text:p>
          </table:table-cell>
          <table:table-cell office:value-type="float" office:value="0.1354348">
            <text:p>0.1354348</text:p>
          </table:table-cell>
          <table:table-cell office:value-type="float" office:value="1.4399997">
            <text:p>1.4399997</text:p>
          </table:table-cell>
          <table:table-cell office:value-type="float" office:value="1.4907811">
            <text:p>1.4907811</text:p>
          </table:table-cell>
          <table:table-cell table:number-columns-repeated="2"/>
        </table:table-row>
        <table:table-row table:style-name="ro2">
          <table:table-cell office:value-type="float" office:value="2455">
            <text:p>2455</text:p>
          </table:table-cell>
          <table:table-cell office:value-type="float" office:value="0.13966484">
            <text:p>0.13966484</text:p>
          </table:table-cell>
          <table:table-cell office:value-type="float" office:value="0.14458579">
            <text:p>0.14458579</text:p>
          </table:table-cell>
          <table:table-cell office:value-type="float" office:value="1.4319997">
            <text:p>1.4319997</text:p>
          </table:table-cell>
          <table:table-cell office:value-type="float" office:value="1.5307126">
            <text:p>1.5307126</text:p>
          </table:table-cell>
          <table:table-cell table:number-columns-repeated="2"/>
        </table:table-row>
        <table:table-row table:style-name="ro2">
          <table:table-cell office:value-type="float" office:value="2460">
            <text:p>2460</text:p>
          </table:table-cell>
          <table:table-cell office:value-type="float" office:value="0.14044948">
            <text:p>0.14044948</text:p>
          </table:table-cell>
          <table:table-cell office:value-type="float" office:value="0.1390952">
            <text:p>0.1390952</text:p>
          </table:table-cell>
          <table:table-cell office:value-type="float" office:value="1.4239997">
            <text:p>1.4239997</text:p>
          </table:table-cell>
          <table:table-cell office:value-type="float" office:value="1.4907811">
            <text:p>1.4907811</text:p>
          </table:table-cell>
          <table:table-cell table:number-columns-repeated="2"/>
        </table:table-row>
        <table:table-row table:style-name="ro2">
          <table:table-cell office:value-type="float" office:value="2465">
            <text:p>2465</text:p>
          </table:table-cell>
          <table:table-cell office:value-type="float" office:value="0.14124298">
            <text:p>0.14124298</text:p>
          </table:table-cell>
          <table:table-cell office:value-type="float" office:value="0.1409254">
            <text:p>0.1409254</text:p>
          </table:table-cell>
          <table:table-cell office:value-type="float" office:value="1.4159997">
            <text:p>1.4159997</text:p>
          </table:table-cell>
          <table:table-cell office:value-type="float" office:value="1.5040916">
            <text:p>1.5040916</text:p>
          </table:table-cell>
          <table:table-cell table:number-columns-repeated="2"/>
        </table:table-row>
        <table:table-row table:style-name="ro2">
          <table:table-cell office:value-type="float" office:value="2470">
            <text:p>2470</text:p>
          </table:table-cell>
          <table:table-cell office:value-type="float" office:value="0.1420455">
            <text:p>0.1420455</text:p>
          </table:table-cell>
          <table:table-cell office:value-type="float" office:value="0.14275561">
            <text:p>0.14275561</text:p>
          </table:table-cell>
          <table:table-cell office:value-type="float" office:value="1.4079996">
            <text:p>1.4079996</text:p>
          </table:table-cell>
          <table:table-cell office:value-type="float" office:value="1.46416">
            <text:p>1.46416</text:p>
          </table:table-cell>
          <table:table-cell table:number-columns-repeated="2"/>
        </table:table-row>
        <table:table-row table:style-name="ro2">
          <table:table-cell office:value-type="float" office:value="2475">
            <text:p>2475</text:p>
          </table:table-cell>
          <table:table-cell office:value-type="float" office:value="0.14285718">
            <text:p>0.14285718</text:p>
          </table:table-cell>
          <table:table-cell office:value-type="float" office:value="0.1390952">
            <text:p>0.1390952</text:p>
          </table:table-cell>
          <table:table-cell office:value-type="float" office:value="1.3999996">
            <text:p>1.3999996</text:p>
          </table:table-cell>
          <table:table-cell office:value-type="float" office:value="1.4109179">
            <text:p>1.4109179</text:p>
          </table:table-cell>
          <table:table-cell table:number-columns-repeated="2"/>
        </table:table-row>
        <table:table-row table:style-name="ro2">
          <table:table-cell office:value-type="float" office:value="2480">
            <text:p>2480</text:p>
          </table:table-cell>
          <table:table-cell office:value-type="float" office:value="0.1436782">
            <text:p>0.1436782</text:p>
          </table:table-cell>
          <table:table-cell office:value-type="float" office:value="0.14275561">
            <text:p>0.14275561</text:p>
          </table:table-cell>
          <table:table-cell office:value-type="float" office:value="1.3919996">
            <text:p>1.3919996</text:p>
          </table:table-cell>
          <table:table-cell office:value-type="float" office:value="1.4109179">
            <text:p>1.4109179</text:p>
          </table:table-cell>
          <table:table-cell table:number-columns-repeated="2"/>
        </table:table-row>
        <table:table-row table:style-name="ro2">
          <table:table-cell office:value-type="float" office:value="2485">
            <text:p>2485</text:p>
          </table:table-cell>
          <table:table-cell office:value-type="float" office:value="0.14450872">
            <text:p>0.14450872</text:p>
          </table:table-cell>
          <table:table-cell office:value-type="float" office:value="0.14641601">
            <text:p>0.14641601</text:p>
          </table:table-cell>
          <table:table-cell office:value-type="float" office:value="1.3839996">
            <text:p>1.3839996</text:p>
          </table:table-cell>
          <table:table-cell office:value-type="float" office:value="1.4109179">
            <text:p>1.4109179</text:p>
          </table:table-cell>
          <table:table-cell table:number-columns-repeated="2"/>
        </table:table-row>
        <table:table-row table:style-name="ro2">
          <table:table-cell office:value-type="float" office:value="2490">
            <text:p>2490</text:p>
          </table:table-cell>
          <table:table-cell office:value-type="float" office:value="0.14534889">
            <text:p>0.14534889</text:p>
          </table:table-cell>
          <table:table-cell office:value-type="float" office:value="0.1390952">
            <text:p>0.1390952</text:p>
          </table:table-cell>
          <table:table-cell office:value-type="float" office:value="1.3759996">
            <text:p>1.3759996</text:p>
          </table:table-cell>
          <table:table-cell office:value-type="float" office:value="1.3576758">
            <text:p>1.3576758</text:p>
          </table:table-cell>
          <table:table-cell table:number-columns-repeated="2"/>
        </table:table-row>
        <table:table-row table:style-name="ro2">
          <table:table-cell office:value-type="float" office:value="2495">
            <text:p>2495</text:p>
          </table:table-cell>
          <table:table-cell office:value-type="float" office:value="0.14619888">
            <text:p>0.14619888</text:p>
          </table:table-cell>
          <table:table-cell office:value-type="float" office:value="0.14275561">
            <text:p>0.14275561</text:p>
          </table:table-cell>
          <table:table-cell office:value-type="float" office:value="1.3679996">
            <text:p>1.3679996</text:p>
          </table:table-cell>
          <table:table-cell office:value-type="float" office:value="1.3842968">
            <text:p>1.3842968</text:p>
          </table:table-cell>
          <table:table-cell table:number-columns-repeated="2"/>
        </table:table-row>
        <table:table-row table:style-name="ro2">
          <table:table-cell office:value-type="float" office:value="2500">
            <text:p>2500</text:p>
          </table:table-cell>
          <table:table-cell office:value-type="float" office:value="0.14705887">
            <text:p>0.14705887</text:p>
          </table:table-cell>
          <table:table-cell office:value-type="float" office:value="0.14275561">
            <text:p>0.14275561</text:p>
          </table:table-cell>
          <table:table-cell office:value-type="float" office:value="1.3599995">
            <text:p>1.3599995</text:p>
          </table:table-cell>
          <table:table-cell office:value-type="float" office:value="1.3576758">
            <text:p>1.3576758</text:p>
          </table:table-cell>
          <table:table-cell table:number-columns-repeated="2"/>
        </table:table-row>
        <table:table-row table:style-name="ro2">
          <table:table-cell office:value-type="float" office:value="2505">
            <text:p>2505</text:p>
          </table:table-cell>
          <table:table-cell office:value-type="float" office:value="0.14792904">
            <text:p>0.14792904</text:p>
          </table:table-cell>
          <table:table-cell office:value-type="float" office:value="0.1409254">
            <text:p>0.1409254</text:p>
          </table:table-cell>
          <table:table-cell office:value-type="float" office:value="1.3519995">
            <text:p>1.3519995</text:p>
          </table:table-cell>
          <table:table-cell office:value-type="float" office:value="1.3709862">
            <text:p>1.3709862</text:p>
          </table:table-cell>
          <table:table-cell table:number-columns-repeated="2"/>
        </table:table-row>
        <table:table-row table:style-name="ro2">
          <table:table-cell office:value-type="float" office:value="2510">
            <text:p>2510</text:p>
          </table:table-cell>
          <table:table-cell office:value-type="float" office:value="0.14880958">
            <text:p>0.14880958</text:p>
          </table:table-cell>
          <table:table-cell office:value-type="float" office:value="0.1445858">
            <text:p>0.1445858</text:p>
          </table:table-cell>
          <table:table-cell office:value-type="float" office:value="1.3439995">
            <text:p>1.3439995</text:p>
          </table:table-cell>
          <table:table-cell office:value-type="float" office:value="1.3709862">
            <text:p>1.3709862</text:p>
          </table:table-cell>
          <table:table-cell table:number-columns-repeated="2"/>
        </table:table-row>
        <table:table-row table:style-name="ro2">
          <table:table-cell office:value-type="float" office:value="2515">
            <text:p>2515</text:p>
          </table:table-cell>
          <table:table-cell office:value-type="float" office:value="0.14970066">
            <text:p>0.14970066</text:p>
          </table:table-cell>
          <table:table-cell office:value-type="float" office:value="0.14641601">
            <text:p>0.14641601</text:p>
          </table:table-cell>
          <table:table-cell office:value-type="float" office:value="1.3359995">
            <text:p>1.3359995</text:p>
          </table:table-cell>
          <table:table-cell office:value-type="float" office:value="1.3576758">
            <text:p>1.3576758</text:p>
          </table:table-cell>
          <table:table-cell table:number-columns-repeated="2"/>
        </table:table-row>
        <table:table-row table:style-name="ro2">
          <table:table-cell office:value-type="float" office:value="2520">
            <text:p>2520</text:p>
          </table:table-cell>
          <table:table-cell office:value-type="float" office:value="0.15060247">
            <text:p>0.15060247</text:p>
          </table:table-cell>
          <table:table-cell office:value-type="float" office:value="0.14824621">
            <text:p>0.14824621</text:p>
          </table:table-cell>
          <table:table-cell office:value-type="float" office:value="1.3279995">
            <text:p>1.3279995</text:p>
          </table:table-cell>
          <table:table-cell office:value-type="float" office:value="1.3709862">
            <text:p>1.3709862</text:p>
          </table:table-cell>
          <table:table-cell table:number-columns-repeated="2"/>
        </table:table-row>
        <table:table-row table:style-name="ro2">
          <table:table-cell office:value-type="float" office:value="2525">
            <text:p>2525</text:p>
          </table:table-cell>
          <table:table-cell office:value-type="float" office:value="0.15151522">
            <text:p>0.15151522</text:p>
          </table:table-cell>
          <table:table-cell office:value-type="float" office:value="0.1500764">
            <text:p>0.1500764</text:p>
          </table:table-cell>
          <table:table-cell office:value-type="float" office:value="1.3199995">
            <text:p>1.3199995</text:p>
          </table:table-cell>
          <table:table-cell office:value-type="float" office:value="1.3576758">
            <text:p>1.3576758</text:p>
          </table:table-cell>
          <table:table-cell table:number-columns-repeated="2"/>
        </table:table-row>
        <table:table-row table:style-name="ro2">
          <table:table-cell office:value-type="float" office:value="2530">
            <text:p>2530</text:p>
          </table:table-cell>
          <table:table-cell office:value-type="float" office:value="0.15243909">
            <text:p>0.15243909</text:p>
          </table:table-cell>
          <table:table-cell office:value-type="float" office:value="0.14824621">
            <text:p>0.14824621</text:p>
          </table:table-cell>
          <table:table-cell office:value-type="float" office:value="1.3119994">
            <text:p>1.3119994</text:p>
          </table:table-cell>
          <table:table-cell office:value-type="float" office:value="1.2911229">
            <text:p>1.2911229</text:p>
          </table:table-cell>
          <table:table-cell table:number-columns-repeated="2"/>
        </table:table-row>
        <table:table-row table:style-name="ro2">
          <table:table-cell office:value-type="float" office:value="2535">
            <text:p>2535</text:p>
          </table:table-cell>
          <table:table-cell office:value-type="float" office:value="0.1533743">
            <text:p>0.1533743</text:p>
          </table:table-cell>
          <table:table-cell office:value-type="float" office:value="0.14641601">
            <text:p>0.14641601</text:p>
          </table:table-cell>
          <table:table-cell office:value-type="float" office:value="1.3039994">
            <text:p>1.3039994</text:p>
          </table:table-cell>
          <table:table-cell office:value-type="float" office:value="1.3044335">
            <text:p>1.3044335</text:p>
          </table:table-cell>
          <table:table-cell table:number-columns-repeated="2"/>
        </table:table-row>
        <table:table-row table:style-name="ro2">
          <table:table-cell office:value-type="float" office:value="2540">
            <text:p>2540</text:p>
          </table:table-cell>
          <table:table-cell office:value-type="float" office:value="0.15432106">
            <text:p>0.15432106</text:p>
          </table:table-cell>
          <table:table-cell office:value-type="float" office:value="0.15373681">
            <text:p>0.15373681</text:p>
          </table:table-cell>
          <table:table-cell office:value-type="float" office:value="1.2959994">
            <text:p>1.2959994</text:p>
          </table:table-cell>
          <table:table-cell office:value-type="float" office:value="1.3044335">
            <text:p>1.3044335</text:p>
          </table:table-cell>
          <table:table-cell table:number-columns-repeated="2"/>
        </table:table-row>
        <table:table-row table:style-name="ro2">
          <table:table-cell office:value-type="float" office:value="2545">
            <text:p>2545</text:p>
          </table:table-cell>
          <table:table-cell office:value-type="float" office:value="0.15527958">
            <text:p>0.15527958</text:p>
          </table:table-cell>
          <table:table-cell office:value-type="float" office:value="0.14824621">
            <text:p>0.14824621</text:p>
          </table:table-cell>
          <table:table-cell office:value-type="float" office:value="1.2879994">
            <text:p>1.2879994</text:p>
          </table:table-cell>
          <table:table-cell office:value-type="float" office:value="1.2645018">
            <text:p>1.2645018</text:p>
          </table:table-cell>
          <table:table-cell table:number-columns-repeated="2"/>
        </table:table-row>
        <table:table-row table:style-name="ro2">
          <table:table-cell office:value-type="float" office:value="2550">
            <text:p>2550</text:p>
          </table:table-cell>
          <table:table-cell office:value-type="float" office:value="0.15625007">
            <text:p>0.15625007</text:p>
          </table:table-cell>
          <table:table-cell office:value-type="float" office:value="0.15373681">
            <text:p>0.15373681</text:p>
          </table:table-cell>
          <table:table-cell office:value-type="float" office:value="1.2799994">
            <text:p>1.2799994</text:p>
          </table:table-cell>
          <table:table-cell office:value-type="float" office:value="1.3044335">
            <text:p>1.3044335</text:p>
          </table:table-cell>
          <table:table-cell table:number-columns-repeated="2"/>
        </table:table-row>
        <table:table-row table:style-name="ro2">
          <table:table-cell office:value-type="float" office:value="2555">
            <text:p>2555</text:p>
          </table:table-cell>
          <table:table-cell office:value-type="float" office:value="0.15723279">
            <text:p>0.15723279</text:p>
          </table:table-cell>
          <table:table-cell office:value-type="float" office:value="0.155567">
            <text:p>0.155567</text:p>
          </table:table-cell>
          <table:table-cell office:value-type="float" office:value="1.2719994">
            <text:p>1.2719994</text:p>
          </table:table-cell>
          <table:table-cell office:value-type="float" office:value="1.3177441">
            <text:p>1.3177441</text:p>
          </table:table-cell>
          <table:table-cell table:number-columns-repeated="2"/>
        </table:table-row>
        <table:table-row table:style-name="ro2">
          <table:table-cell office:value-type="float" office:value="2560">
            <text:p>2560</text:p>
          </table:table-cell>
          <table:table-cell office:value-type="float" office:value="0.15822794">
            <text:p>0.15822794</text:p>
          </table:table-cell>
          <table:table-cell office:value-type="float" office:value="0.14824621">
            <text:p>0.14824621</text:p>
          </table:table-cell>
          <table:table-cell office:value-type="float" office:value="1.2639993">
            <text:p>1.2639993</text:p>
          </table:table-cell>
          <table:table-cell office:value-type="float" office:value="1.2378807">
            <text:p>1.2378807</text:p>
          </table:table-cell>
          <table:table-cell table:number-columns-repeated="2"/>
        </table:table-row>
        <table:table-row table:style-name="ro2">
          <table:table-cell office:value-type="float" office:value="2565">
            <text:p>2565</text:p>
          </table:table-cell>
          <table:table-cell office:value-type="float" office:value="0.15923576">
            <text:p>0.15923576</text:p>
          </table:table-cell>
          <table:table-cell office:value-type="float" office:value="0.15373681">
            <text:p>0.15373681</text:p>
          </table:table-cell>
          <table:table-cell office:value-type="float" office:value="1.2559993">
            <text:p>1.2559993</text:p>
          </table:table-cell>
          <table:table-cell office:value-type="float" office:value="1.2778124">
            <text:p>1.2778124</text:p>
          </table:table-cell>
          <table:table-cell table:number-columns-repeated="2"/>
        </table:table-row>
        <table:table-row table:style-name="ro2">
          <table:table-cell office:value-type="float" office:value="2570">
            <text:p>2570</text:p>
          </table:table-cell>
          <table:table-cell office:value-type="float" office:value="0.1602565">
            <text:p>0.1602565</text:p>
          </table:table-cell>
          <table:table-cell office:value-type="float" office:value="0.15922742">
            <text:p>0.15922742</text:p>
          </table:table-cell>
          <table:table-cell office:value-type="float" office:value="1.2479993">
            <text:p>1.2479993</text:p>
          </table:table-cell>
          <table:table-cell office:value-type="float" office:value="1.3177441">
            <text:p>1.3177441</text:p>
          </table:table-cell>
          <table:table-cell table:number-columns-repeated="2"/>
        </table:table-row>
        <table:table-row table:style-name="ro2">
          <table:table-cell office:value-type="float" office:value="2575">
            <text:p>2575</text:p>
          </table:table-cell>
          <table:table-cell office:value-type="float" office:value="0.16129042">
            <text:p>0.16129042</text:p>
          </table:table-cell>
          <table:table-cell office:value-type="float" office:value="0.15922742">
            <text:p>0.15922742</text:p>
          </table:table-cell>
          <table:table-cell office:value-type="float" office:value="1.2399993">
            <text:p>1.2399993</text:p>
          </table:table-cell>
          <table:table-cell office:value-type="float" office:value="1.2378807">
            <text:p>1.2378807</text:p>
          </table:table-cell>
          <table:table-cell table:number-columns-repeated="2"/>
        </table:table-row>
        <table:table-row table:style-name="ro2">
          <table:table-cell office:value-type="float" office:value="2580">
            <text:p>2580</text:p>
          </table:table-cell>
          <table:table-cell office:value-type="float" office:value="0.16233777">
            <text:p>0.16233777</text:p>
          </table:table-cell>
          <table:table-cell office:value-type="float" office:value="0.1610576">
            <text:p>0.1610576</text:p>
          </table:table-cell>
          <table:table-cell office:value-type="float" office:value="1.2319993">
            <text:p>1.2319993</text:p>
          </table:table-cell>
          <table:table-cell office:value-type="float" office:value="1.2778124">
            <text:p>1.2778124</text:p>
          </table:table-cell>
          <table:table-cell table:number-columns-repeated="2"/>
        </table:table-row>
        <table:table-row table:style-name="ro2">
          <table:table-cell office:value-type="float" office:value="2585">
            <text:p>2585</text:p>
          </table:table-cell>
          <table:table-cell office:value-type="float" office:value="0.16339879">
            <text:p>0.16339879</text:p>
          </table:table-cell>
          <table:table-cell office:value-type="float" office:value="0.16471802">
            <text:p>0.16471802</text:p>
          </table:table-cell>
          <table:table-cell office:value-type="float" office:value="1.2239993">
            <text:p>1.2239993</text:p>
          </table:table-cell>
          <table:table-cell office:value-type="float" office:value="1.2511913">
            <text:p>1.2511913</text:p>
          </table:table-cell>
          <table:table-cell table:number-columns-repeated="2"/>
        </table:table-row>
        <table:table-row table:style-name="ro2">
          <table:table-cell office:value-type="float" office:value="2590">
            <text:p>2590</text:p>
          </table:table-cell>
          <table:table-cell office:value-type="float" office:value="0.16447379">
            <text:p>0.16447379</text:p>
          </table:table-cell>
          <table:table-cell office:value-type="float" office:value="0.15922742">
            <text:p>0.15922742</text:p>
          </table:table-cell>
          <table:table-cell office:value-type="float" office:value="1.2159992">
            <text:p>1.2159992</text:p>
          </table:table-cell>
          <table:table-cell office:value-type="float" office:value="1.2378807">
            <text:p>1.2378807</text:p>
          </table:table-cell>
          <table:table-cell table:number-columns-repeated="2"/>
        </table:table-row>
        <table:table-row table:style-name="ro2">
          <table:table-cell office:value-type="float" office:value="2595">
            <text:p>2595</text:p>
          </table:table-cell>
          <table:table-cell office:value-type="float" office:value="0.16556302">
            <text:p>0.16556302</text:p>
          </table:table-cell>
          <table:table-cell office:value-type="float" office:value="0.16288781">
            <text:p>0.16288781</text:p>
          </table:table-cell>
          <table:table-cell office:value-type="float" office:value="1.2079992">
            <text:p>1.2079992</text:p>
          </table:table-cell>
          <table:table-cell office:value-type="float" office:value="1.2112597">
            <text:p>1.2112597</text:p>
          </table:table-cell>
          <table:table-cell table:number-columns-repeated="2"/>
        </table:table-row>
        <table:table-row table:style-name="ro2">
          <table:table-cell office:value-type="float" office:value="2600">
            <text:p>2600</text:p>
          </table:table-cell>
          <table:table-cell office:value-type="float" office:value="0.16666678">
            <text:p>0.16666678</text:p>
          </table:table-cell>
          <table:table-cell office:value-type="float" office:value="0.1610576">
            <text:p>0.1610576</text:p>
          </table:table-cell>
          <table:table-cell office:value-type="float" office:value="1.1999992">
            <text:p>1.1999992</text:p>
          </table:table-cell>
          <table:table-cell office:value-type="float" office:value="1.1979492">
            <text:p>1.1979492</text:p>
          </table:table-cell>
          <table:table-cell table:number-columns-repeated="2"/>
        </table:table-row>
        <table:table-row table:style-name="ro2">
          <table:table-cell office:value-type="float" office:value="2605">
            <text:p>2605</text:p>
          </table:table-cell>
          <table:table-cell office:value-type="float" office:value="0.16778535">
            <text:p>0.16778535</text:p>
          </table:table-cell>
          <table:table-cell office:value-type="float" office:value="0.1610576">
            <text:p>0.1610576</text:p>
          </table:table-cell>
          <table:table-cell office:value-type="float" office:value="1.1919992">
            <text:p>1.1919992</text:p>
          </table:table-cell>
          <table:table-cell office:value-type="float" office:value="1.1979492">
            <text:p>1.1979492</text:p>
          </table:table-cell>
          <table:table-cell table:number-columns-repeated="2"/>
        </table:table-row>
        <table:table-row table:style-name="ro2">
          <table:table-cell office:value-type="float" office:value="2610">
            <text:p>2610</text:p>
          </table:table-cell>
          <table:table-cell office:value-type="float" office:value="0.16891904">
            <text:p>0.16891904</text:p>
          </table:table-cell>
          <table:table-cell office:value-type="float" office:value="0.16471802">
            <text:p>0.16471802</text:p>
          </table:table-cell>
          <table:table-cell office:value-type="float" office:value="1.1839992">
            <text:p>1.1839992</text:p>
          </table:table-cell>
          <table:table-cell office:value-type="float" office:value="1.1979492">
            <text:p>1.1979492</text:p>
          </table:table-cell>
          <table:table-cell table:number-columns-repeated="2"/>
        </table:table-row>
        <table:table-row table:style-name="ro2">
          <table:table-cell office:value-type="float" office:value="2615">
            <text:p>2615</text:p>
          </table:table-cell>
          <table:table-cell office:value-type="float" office:value="0.17006814">
            <text:p>0.17006814</text:p>
          </table:table-cell>
          <table:table-cell office:value-type="float" office:value="0.1610576">
            <text:p>0.1610576</text:p>
          </table:table-cell>
          <table:table-cell office:value-type="float" office:value="1.1759992">
            <text:p>1.1759992</text:p>
          </table:table-cell>
          <table:table-cell office:value-type="float" office:value="1.1713281">
            <text:p>1.1713281</text:p>
          </table:table-cell>
          <table:table-cell table:number-columns-repeated="2"/>
        </table:table-row>
        <table:table-row table:style-name="ro2">
          <table:table-cell office:value-type="float" office:value="2620">
            <text:p>2620</text:p>
          </table:table-cell>
          <table:table-cell office:value-type="float" office:value="0.171233">
            <text:p>0.171233</text:p>
          </table:table-cell>
          <table:table-cell office:value-type="float" office:value="0.1610576">
            <text:p>0.1610576</text:p>
          </table:table-cell>
          <table:table-cell office:value-type="float" office:value="1.1679991">
            <text:p>1.1679991</text:p>
          </table:table-cell>
          <table:table-cell office:value-type="float" office:value="1.1979492">
            <text:p>1.1979492</text:p>
          </table:table-cell>
          <table:table-cell table:number-columns-repeated="2"/>
        </table:table-row>
        <table:table-row table:style-name="ro2">
          <table:table-cell office:value-type="float" office:value="2625">
            <text:p>2625</text:p>
          </table:table-cell>
          <table:table-cell office:value-type="float" office:value="0.17241393">
            <text:p>0.17241393</text:p>
          </table:table-cell>
          <table:table-cell office:value-type="float" office:value="0.16288781">
            <text:p>0.16288781</text:p>
          </table:table-cell>
          <table:table-cell office:value-type="float" office:value="1.1599991">
            <text:p>1.1599991</text:p>
          </table:table-cell>
          <table:table-cell office:value-type="float" office:value="1.1846386">
            <text:p>1.1846386</text:p>
          </table:table-cell>
          <table:table-cell table:number-columns-repeated="2"/>
        </table:table-row>
        <table:table-row table:style-name="ro2">
          <table:table-cell office:value-type="float" office:value="2630">
            <text:p>2630</text:p>
          </table:table-cell>
          <table:table-cell office:value-type="float" office:value="0.17361125">
            <text:p>0.17361125</text:p>
          </table:table-cell>
          <table:table-cell office:value-type="float" office:value="0.16471802">
            <text:p>0.16471802</text:p>
          </table:table-cell>
          <table:table-cell office:value-type="float" office:value="1.1519991">
            <text:p>1.1519991</text:p>
          </table:table-cell>
          <table:table-cell office:value-type="float" office:value="1.1979492">
            <text:p>1.1979492</text:p>
          </table:table-cell>
          <table:table-cell table:number-columns-repeated="2"/>
        </table:table-row>
        <table:table-row table:style-name="ro2">
          <table:table-cell office:value-type="float" office:value="2635">
            <text:p>2635</text:p>
          </table:table-cell>
          <table:table-cell office:value-type="float" office:value="0.17482531">
            <text:p>0.17482531</text:p>
          </table:table-cell>
          <table:table-cell office:value-type="float" office:value="0.17020862">
            <text:p>0.17020862</text:p>
          </table:table-cell>
          <table:table-cell office:value-type="float" office:value="1.1439991">
            <text:p>1.1439991</text:p>
          </table:table-cell>
          <table:table-cell office:value-type="float" office:value="1.2378807">
            <text:p>1.2378807</text:p>
          </table:table-cell>
          <table:table-cell table:number-columns-repeated="2"/>
        </table:table-row>
        <table:table-row table:style-name="ro2">
          <table:table-cell office:value-type="float" office:value="2640">
            <text:p>2640</text:p>
          </table:table-cell>
          <table:table-cell office:value-type="float" office:value="0.17605649">
            <text:p>0.17605649</text:p>
          </table:table-cell>
          <table:table-cell office:value-type="float" office:value="0.17020862">
            <text:p>0.17020862</text:p>
          </table:table-cell>
          <table:table-cell office:value-type="float" office:value="1.1359991">
            <text:p>1.1359991</text:p>
          </table:table-cell>
          <table:table-cell office:value-type="float" office:value="1.2378807">
            <text:p>1.2378807</text:p>
          </table:table-cell>
          <table:table-cell table:number-columns-repeated="2"/>
        </table:table-row>
        <table:table-row table:style-name="ro2">
          <table:table-cell office:value-type="float" office:value="2645">
            <text:p>2645</text:p>
          </table:table-cell>
          <table:table-cell office:value-type="float" office:value="0.17730512">
            <text:p>0.17730512</text:p>
          </table:table-cell>
          <table:table-cell office:value-type="float" office:value="0.16471802">
            <text:p>0.16471802</text:p>
          </table:table-cell>
          <table:table-cell office:value-type="float" office:value="1.1279991">
            <text:p>1.1279991</text:p>
          </table:table-cell>
          <table:table-cell office:value-type="float" office:value="1.1979492">
            <text:p>1.1979492</text:p>
          </table:table-cell>
          <table:table-cell table:number-columns-repeated="2"/>
        </table:table-row>
        <table:table-row table:style-name="ro2">
          <table:table-cell office:value-type="float" office:value="2650">
            <text:p>2650</text:p>
          </table:table-cell>
          <table:table-cell office:value-type="float" office:value="0.17857158">
            <text:p>0.17857158</text:p>
          </table:table-cell>
          <table:table-cell office:value-type="float" office:value="0.17020862">
            <text:p>0.17020862</text:p>
          </table:table-cell>
          <table:table-cell office:value-type="float" office:value="1.119999">
            <text:p>1.119999</text:p>
          </table:table-cell>
          <table:table-cell office:value-type="float" office:value="1.2112597">
            <text:p>1.2112597</text:p>
          </table:table-cell>
          <table:table-cell table:number-columns-repeated="2"/>
        </table:table-row>
        <table:table-row table:style-name="ro2">
          <table:table-cell office:value-type="float" office:value="2655">
            <text:p>2655</text:p>
          </table:table-cell>
          <table:table-cell office:value-type="float" office:value="0.17985627">
            <text:p>0.17985627</text:p>
          </table:table-cell>
          <table:table-cell office:value-type="float" office:value="0.17020862">
            <text:p>0.17020862</text:p>
          </table:table-cell>
          <table:table-cell office:value-type="float" office:value="1.111999">
            <text:p>1.111999</text:p>
          </table:table-cell>
          <table:table-cell office:value-type="float" office:value="1.1846386">
            <text:p>1.1846386</text:p>
          </table:table-cell>
          <table:table-cell table:number-columns-repeated="2"/>
        </table:table-row>
        <table:table-row table:style-name="ro2">
          <table:table-cell office:value-type="float" office:value="2660">
            <text:p>2660</text:p>
          </table:table-cell>
          <table:table-cell office:value-type="float" office:value="0.18115959">
            <text:p>0.18115959</text:p>
          </table:table-cell>
          <table:table-cell office:value-type="float" office:value="0.17386901">
            <text:p>0.17386901</text:p>
          </table:table-cell>
          <table:table-cell office:value-type="float" office:value="1.103999">
            <text:p>1.103999</text:p>
          </table:table-cell>
          <table:table-cell office:value-type="float" office:value="1.1580175">
            <text:p>1.1580175</text:p>
          </table:table-cell>
          <table:table-cell table:number-columns-repeated="2"/>
        </table:table-row>
        <table:table-row table:style-name="ro2">
          <table:table-cell office:value-type="float" office:value="2665">
            <text:p>2665</text:p>
          </table:table-cell>
          <table:table-cell office:value-type="float" office:value="0.18248191">
            <text:p>0.18248191</text:p>
          </table:table-cell>
          <table:table-cell office:value-type="float" office:value="0.17386901">
            <text:p>0.17386901</text:p>
          </table:table-cell>
          <table:table-cell office:value-type="float" office:value="1.095999">
            <text:p>1.095999</text:p>
          </table:table-cell>
          <table:table-cell office:value-type="float" office:value="1.1580175">
            <text:p>1.1580175</text:p>
          </table:table-cell>
          <table:table-cell table:number-columns-repeated="2"/>
        </table:table-row>
        <table:table-row table:style-name="ro2">
          <table:table-cell office:value-type="float" office:value="2670">
            <text:p>2670</text:p>
          </table:table-cell>
          <table:table-cell office:value-type="float" office:value="0.1838237">
            <text:p>0.1838237</text:p>
          </table:table-cell>
          <table:table-cell office:value-type="float" office:value="0.17752941">
            <text:p>0.17752941</text:p>
          </table:table-cell>
          <table:table-cell office:value-type="float" office:value="1.087999">
            <text:p>1.087999</text:p>
          </table:table-cell>
          <table:table-cell office:value-type="float" office:value="1.1313964">
            <text:p>1.1313964</text:p>
          </table:table-cell>
          <table:table-cell table:number-columns-repeated="2"/>
        </table:table-row>
        <table:table-row table:style-name="ro2">
          <table:table-cell office:value-type="float" office:value="2675">
            <text:p>2675</text:p>
          </table:table-cell>
          <table:table-cell office:value-type="float" office:value="0.18518536">
            <text:p>0.18518536</text:p>
          </table:table-cell>
          <table:table-cell office:value-type="float" office:value="0.1756992">
            <text:p>0.1756992</text:p>
          </table:table-cell>
          <table:table-cell office:value-type="float" office:value="1.079999">
            <text:p>1.079999</text:p>
          </table:table-cell>
          <table:table-cell office:value-type="float" office:value="1.1180859">
            <text:p>1.1180859</text:p>
          </table:table-cell>
          <table:table-cell table:number-columns-repeated="2"/>
        </table:table-row>
        <table:table-row table:style-name="ro2">
          <table:table-cell office:value-type="float" office:value="2680">
            <text:p>2680</text:p>
          </table:table-cell>
          <table:table-cell office:value-type="float" office:value="0.18656735">
            <text:p>0.18656735</text:p>
          </table:table-cell>
          <table:table-cell office:value-type="float" office:value="0.1811898">
            <text:p>0.1811898</text:p>
          </table:table-cell>
          <table:table-cell office:value-type="float" office:value="1.071999">
            <text:p>1.071999</text:p>
          </table:table-cell>
          <table:table-cell office:value-type="float" office:value="1.1047753">
            <text:p>1.1047753</text:p>
          </table:table-cell>
          <table:table-cell table:number-columns-repeated="2"/>
        </table:table-row>
        <table:table-row table:style-name="ro2">
          <table:table-cell office:value-type="float" office:value="2685">
            <text:p>2685</text:p>
          </table:table-cell>
          <table:table-cell office:value-type="float" office:value="0.18797012">
            <text:p>0.18797012</text:p>
          </table:table-cell>
          <table:table-cell office:value-type="float" office:value="0.17935961">
            <text:p>0.17935961</text:p>
          </table:table-cell>
          <table:table-cell office:value-type="float" office:value="1.0639989">
            <text:p>1.0639989</text:p>
          </table:table-cell>
          <table:table-cell office:value-type="float" office:value="1.1180859">
            <text:p>1.1180859</text:p>
          </table:table-cell>
          <table:table-cell table:number-columns-repeated="2"/>
        </table:table-row>
        <table:table-row table:style-name="ro2">
          <table:table-cell office:value-type="float" office:value="2690">
            <text:p>2690</text:p>
          </table:table-cell>
          <table:table-cell office:value-type="float" office:value="0.18939413">
            <text:p>0.18939413</text:p>
          </table:table-cell>
          <table:table-cell office:value-type="float" office:value="0.17752941">
            <text:p>0.17752941</text:p>
          </table:table-cell>
          <table:table-cell office:value-type="float" office:value="1.0559989">
            <text:p>1.0559989</text:p>
          </table:table-cell>
          <table:table-cell office:value-type="float" office:value="1.0515331">
            <text:p>1.0515331</text:p>
          </table:table-cell>
          <table:table-cell table:number-columns-repeated="2"/>
        </table:table-row>
        <table:table-row table:style-name="ro2">
          <table:table-cell office:value-type="float" office:value="2695">
            <text:p>2695</text:p>
          </table:table-cell>
          <table:table-cell office:value-type="float" office:value="0.1908399">
            <text:p>0.1908399</text:p>
          </table:table-cell>
          <table:table-cell office:value-type="float" office:value="0.17935961">
            <text:p>0.17935961</text:p>
          </table:table-cell>
          <table:table-cell office:value-type="float" office:value="1.0479989">
            <text:p>1.0479989</text:p>
          </table:table-cell>
          <table:table-cell office:value-type="float" office:value="1.0914648">
            <text:p>1.0914648</text:p>
          </table:table-cell>
          <table:table-cell table:number-columns-repeated="2"/>
        </table:table-row>
        <table:table-row table:style-name="ro2">
          <table:table-cell office:value-type="float" office:value="2700">
            <text:p>2700</text:p>
          </table:table-cell>
          <table:table-cell office:value-type="float" office:value="0.1923079">
            <text:p>0.1923079</text:p>
          </table:table-cell>
          <table:table-cell office:value-type="float" office:value="0.1811898">
            <text:p>0.1811898</text:p>
          </table:table-cell>
          <table:table-cell office:value-type="float" office:value="1.0399989">
            <text:p>1.0399989</text:p>
          </table:table-cell>
          <table:table-cell office:value-type="float" office:value="1.0781542">
            <text:p>1.0781542</text:p>
          </table:table-cell>
          <table:table-cell table:number-columns-repeated="2"/>
        </table:table-row>
        <table:table-row table:style-name="ro2">
          <table:table-cell office:value-type="float" office:value="2705">
            <text:p>2705</text:p>
          </table:table-cell>
          <table:table-cell office:value-type="float" office:value="0.19379866">
            <text:p>0.19379866</text:p>
          </table:table-cell>
          <table:table-cell office:value-type="float" office:value="0.18485022">
            <text:p>0.18485022</text:p>
          </table:table-cell>
          <table:table-cell office:value-type="float" office:value="1.0319989">
            <text:p>1.0319989</text:p>
          </table:table-cell>
          <table:table-cell office:value-type="float" office:value="1.0515331">
            <text:p>1.0515331</text:p>
          </table:table-cell>
          <table:table-cell table:number-columns-repeated="2"/>
        </table:table-row>
        <table:table-row table:style-name="ro2">
          <table:table-cell office:value-type="float" office:value="2710">
            <text:p>2710</text:p>
          </table:table-cell>
          <table:table-cell office:value-type="float" office:value="0.19531272">
            <text:p>0.19531272</text:p>
          </table:table-cell>
          <table:table-cell office:value-type="float" office:value="0.18485022">
            <text:p>0.18485022</text:p>
          </table:table-cell>
          <table:table-cell office:value-type="float" office:value="1.0239989">
            <text:p>1.0239989</text:p>
          </table:table-cell>
          <table:table-cell office:value-type="float" office:value="1.0781542">
            <text:p>1.0781542</text:p>
          </table:table-cell>
          <table:table-cell table:number-columns-repeated="2"/>
        </table:table-row>
        <table:table-row table:style-name="ro2">
          <table:table-cell office:value-type="float" office:value="2715">
            <text:p>2715</text:p>
          </table:table-cell>
          <table:table-cell office:value-type="float" office:value="0.19685063">
            <text:p>0.19685063</text:p>
          </table:table-cell>
          <table:table-cell office:value-type="float" office:value="0.1866804">
            <text:p>0.1866804</text:p>
          </table:table-cell>
          <table:table-cell office:value-type="float" office:value="1.0159988">
            <text:p>1.0159988</text:p>
          </table:table-cell>
          <table:table-cell office:value-type="float" office:value="1.0382226">
            <text:p>1.0382226</text:p>
          </table:table-cell>
          <table:table-cell table:number-columns-repeated="2"/>
        </table:table-row>
        <table:table-row table:style-name="ro2">
          <table:table-cell office:value-type="float" office:value="2720">
            <text:p>2720</text:p>
          </table:table-cell>
          <table:table-cell office:value-type="float" office:value="0.19841294">
            <text:p>0.19841294</text:p>
          </table:table-cell>
          <table:table-cell office:value-type="float" office:value="0.1866804">
            <text:p>0.1866804</text:p>
          </table:table-cell>
          <table:table-cell office:value-type="float" office:value="1.0079988">
            <text:p>1.0079988</text:p>
          </table:table-cell>
          <table:table-cell office:value-type="float" office:value="1.0648437">
            <text:p>1.0648437</text:p>
          </table:table-cell>
          <table:table-cell table:number-columns-repeated="2"/>
        </table:table-row>
        <table:table-row table:style-name="ro2">
          <table:table-cell office:value-type="float" office:value="2725">
            <text:p>2725</text:p>
          </table:table-cell>
          <table:table-cell office:value-type="float" office:value="0.20000024">
            <text:p>0.20000024</text:p>
          </table:table-cell>
          <table:table-cell office:value-type="float" office:value="0.19034082">
            <text:p>0.19034082</text:p>
          </table:table-cell>
          <table:table-cell office:value-type="float" office:value="0.9999988">
            <text:p>0.9999988</text:p>
          </table:table-cell>
          <table:table-cell office:value-type="float" office:value="1.0648437">
            <text:p>1.0648437</text:p>
          </table:table-cell>
          <table:table-cell table:number-columns-repeated="2"/>
        </table:table-row>
        <table:table-row table:style-name="ro2">
          <table:table-cell office:value-type="float" office:value="2730">
            <text:p>2730</text:p>
          </table:table-cell>
          <table:table-cell office:value-type="float" office:value="0.20161316">
            <text:p>0.20161316</text:p>
          </table:table-cell>
          <table:table-cell office:value-type="float" office:value="0.19400121">
            <text:p>0.19400121</text:p>
          </table:table-cell>
          <table:table-cell office:value-type="float" office:value="0.9919988">
            <text:p>0.9919988</text:p>
          </table:table-cell>
          <table:table-cell office:value-type="float" office:value="1.0648437">
            <text:p>1.0648437</text:p>
          </table:table-cell>
          <table:table-cell table:number-columns-repeated="2"/>
        </table:table-row>
        <table:table-row table:style-name="ro2">
          <table:table-cell office:value-type="float" office:value="2735">
            <text:p>2735</text:p>
          </table:table-cell>
          <table:table-cell office:value-type="float" office:value="0.20325229">
            <text:p>0.20325229</text:p>
          </table:table-cell>
          <table:table-cell office:value-type="float" office:value="0.201322">
            <text:p>0.201322</text:p>
          </table:table-cell>
          <table:table-cell office:value-type="float" office:value="0.9839988">
            <text:p>0.9839988</text:p>
          </table:table-cell>
          <table:table-cell office:value-type="float" office:value="1.0648437">
            <text:p>1.0648437</text:p>
          </table:table-cell>
          <table:table-cell table:number-columns-repeated="2"/>
        </table:table-row>
        <table:table-row table:style-name="ro2">
          <table:table-cell office:value-type="float" office:value="2740">
            <text:p>2740</text:p>
          </table:table-cell>
          <table:table-cell office:value-type="float" office:value="0.2049183">
            <text:p>0.2049183</text:p>
          </table:table-cell>
          <table:table-cell office:value-type="float" office:value="0.19949181">
            <text:p>0.19949181</text:p>
          </table:table-cell>
          <table:table-cell office:value-type="float" office:value="0.97599876">
            <text:p>0.97599876</text:p>
          </table:table-cell>
          <table:table-cell office:value-type="float" office:value="1.0515331">
            <text:p>1.0515331</text:p>
          </table:table-cell>
          <table:table-cell table:number-columns-repeated="2"/>
        </table:table-row>
        <table:table-row table:style-name="ro2">
          <table:table-cell office:value-type="float" office:value="2745">
            <text:p>2745</text:p>
          </table:table-cell>
          <table:table-cell office:value-type="float" office:value="0.20661184">
            <text:p>0.20661184</text:p>
          </table:table-cell>
          <table:table-cell office:value-type="float" office:value="0.19583142">
            <text:p>0.19583142</text:p>
          </table:table-cell>
          <table:table-cell office:value-type="float" office:value="0.96799874">
            <text:p>0.96799874</text:p>
          </table:table-cell>
          <table:table-cell office:value-type="float" office:value="1.024912">
            <text:p>1.024912</text:p>
          </table:table-cell>
          <table:table-cell table:number-columns-repeated="2"/>
        </table:table-row>
        <table:table-row table:style-name="ro2">
          <table:table-cell office:value-type="float" office:value="2750">
            <text:p>2750</text:p>
          </table:table-cell>
          <table:table-cell office:value-type="float" office:value="0.20833361">
            <text:p>0.20833361</text:p>
          </table:table-cell>
          <table:table-cell office:value-type="float" office:value="0.2049824">
            <text:p>0.2049824</text:p>
          </table:table-cell>
          <table:table-cell office:value-type="float" office:value="0.9599987">
            <text:p>0.9599987</text:p>
          </table:table-cell>
          <table:table-cell office:value-type="float" office:value="1.0382226">
            <text:p>1.0382226</text:p>
          </table:table-cell>
          <table:table-cell table:number-columns-repeated="2"/>
        </table:table-row>
        <table:table-row table:style-name="ro2">
          <table:table-cell office:value-type="float" office:value="2755">
            <text:p>2755</text:p>
          </table:table-cell>
          <table:table-cell office:value-type="float" office:value="0.21008432">
            <text:p>0.21008432</text:p>
          </table:table-cell>
          <table:table-cell office:value-type="float" office:value="0.20315221">
            <text:p>0.20315221</text:p>
          </table:table-cell>
          <table:table-cell office:value-type="float" office:value="0.9519987">
            <text:p>0.9519987</text:p>
          </table:table-cell>
          <table:table-cell office:value-type="float" office:value="1.024912">
            <text:p>1.024912</text:p>
          </table:table-cell>
          <table:table-cell table:number-columns-repeated="2"/>
        </table:table-row>
        <table:table-row table:style-name="ro2">
          <table:table-cell office:value-type="float" office:value="2760">
            <text:p>2760</text:p>
          </table:table-cell>
          <table:table-cell office:value-type="float" office:value="0.21186471">
            <text:p>0.21186471</text:p>
          </table:table-cell>
          <table:table-cell office:value-type="float" office:value="0.19949181">
            <text:p>0.19949181</text:p>
          </table:table-cell>
          <table:table-cell office:value-type="float" office:value="0.9439987">
            <text:p>0.9439987</text:p>
          </table:table-cell>
          <table:table-cell office:value-type="float" office:value="0.9716698">
            <text:p>0.9716698</text:p>
          </table:table-cell>
          <table:table-cell table:number-columns-repeated="2"/>
        </table:table-row>
        <table:table-row table:style-name="ro2">
          <table:table-cell office:value-type="float" office:value="2765">
            <text:p>2765</text:p>
          </table:table-cell>
          <table:table-cell office:value-type="float" office:value="0.21367551">
            <text:p>0.21367551</text:p>
          </table:table-cell>
          <table:table-cell office:value-type="float" office:value="0.2049824">
            <text:p>0.2049824</text:p>
          </table:table-cell>
          <table:table-cell office:value-type="float" office:value="0.9359987">
            <text:p>0.9359987</text:p>
          </table:table-cell>
          <table:table-cell office:value-type="float" office:value="0.98498034">
            <text:p>0.98498034</text:p>
          </table:table-cell>
          <table:table-cell table:number-columns-repeated="2"/>
        </table:table-row>
        <table:table-row table:style-name="ro2">
          <table:table-cell office:value-type="float" office:value="2770">
            <text:p>2770</text:p>
          </table:table-cell>
          <table:table-cell office:value-type="float" office:value="0.21551755">
            <text:p>0.21551755</text:p>
          </table:table-cell>
          <table:table-cell office:value-type="float" office:value="0.19766161">
            <text:p>0.19766161</text:p>
          </table:table-cell>
          <table:table-cell office:value-type="float" office:value="0.92799866">
            <text:p>0.92799866</text:p>
          </table:table-cell>
          <table:table-cell office:value-type="float" office:value="0.93173826">
            <text:p>0.93173826</text:p>
          </table:table-cell>
          <table:table-cell table:number-columns-repeated="2"/>
        </table:table-row>
        <table:table-row table:style-name="ro2">
          <table:table-cell office:value-type="float" office:value="2775">
            <text:p>2775</text:p>
          </table:table-cell>
          <table:table-cell office:value-type="float" office:value="0.21739163">
            <text:p>0.21739163</text:p>
          </table:table-cell>
          <table:table-cell office:value-type="float" office:value="0.20864281">
            <text:p>0.20864281</text:p>
          </table:table-cell>
          <table:table-cell office:value-type="float" office:value="0.91999865">
            <text:p>0.91999865</text:p>
          </table:table-cell>
          <table:table-cell office:value-type="float" office:value="0.93173826">
            <text:p>0.93173826</text:p>
          </table:table-cell>
          <table:table-cell table:number-columns-repeated="2"/>
        </table:table-row>
        <table:table-row table:style-name="ro2">
          <table:table-cell office:value-type="float" office:value="2780">
            <text:p>2780</text:p>
          </table:table-cell>
          <table:table-cell office:value-type="float" office:value="0.21929857">
            <text:p>0.21929857</text:p>
          </table:table-cell>
          <table:table-cell office:value-type="float" office:value="0.2123032">
            <text:p>0.2123032</text:p>
          </table:table-cell>
          <table:table-cell office:value-type="float" office:value="0.9119986">
            <text:p>0.9119986</text:p>
          </table:table-cell>
          <table:table-cell office:value-type="float" office:value="0.93173826">
            <text:p>0.93173826</text:p>
          </table:table-cell>
          <table:table-cell table:number-columns-repeated="2"/>
        </table:table-row>
        <table:table-row table:style-name="ro2">
          <table:table-cell office:value-type="float" office:value="2785">
            <text:p>2785</text:p>
          </table:table-cell>
          <table:table-cell office:value-type="float" office:value="0.22123928">
            <text:p>0.22123928</text:p>
          </table:table-cell>
          <table:table-cell office:value-type="float" office:value="0.20681262">
            <text:p>0.20681262</text:p>
          </table:table-cell>
          <table:table-cell office:value-type="float" office:value="0.9039986">
            <text:p>0.9039986</text:p>
          </table:table-cell>
          <table:table-cell office:value-type="float" office:value="0.9184277">
            <text:p>0.9184277</text:p>
          </table:table-cell>
          <table:table-cell table:number-columns-repeated="2"/>
        </table:table-row>
        <table:table-row table:style-name="ro2">
          <table:table-cell office:value-type="float" office:value="2790">
            <text:p>2790</text:p>
          </table:table-cell>
          <table:table-cell office:value-type="float" office:value="0.22321464">
            <text:p>0.22321464</text:p>
          </table:table-cell>
          <table:table-cell office:value-type="float" office:value="0.21413341">
            <text:p>0.21413341</text:p>
          </table:table-cell>
          <table:table-cell office:value-type="float" office:value="0.8959986">
            <text:p>0.8959986</text:p>
          </table:table-cell>
          <table:table-cell office:value-type="float" office:value="0.9716698">
            <text:p>0.9716698</text:p>
          </table:table-cell>
          <table:table-cell table:number-columns-repeated="2"/>
        </table:table-row>
        <table:table-row table:style-name="ro2">
          <table:table-cell office:value-type="float" office:value="2795">
            <text:p>2795</text:p>
          </table:table-cell>
          <table:table-cell office:value-type="float" office:value="0.22522558">
            <text:p>0.22522558</text:p>
          </table:table-cell>
          <table:table-cell office:value-type="float" office:value="0.21779379">
            <text:p>0.21779379</text:p>
          </table:table-cell>
          <table:table-cell office:value-type="float" office:value="0.8879986">
            <text:p>0.8879986</text:p>
          </table:table-cell>
          <table:table-cell office:value-type="float" office:value="0.97166973">
            <text:p>0.97166973</text:p>
          </table:table-cell>
          <table:table-cell table:number-columns-repeated="2"/>
        </table:table-row>
        <table:table-row table:style-name="ro2">
          <table:table-cell office:value-type="float" office:value="2800">
            <text:p>2800</text:p>
          </table:table-cell>
          <table:table-cell office:value-type="float" office:value="0.2272731">
            <text:p>0.2272731</text:p>
          </table:table-cell>
          <table:table-cell office:value-type="float" office:value="0.21962401">
            <text:p>0.21962401</text:p>
          </table:table-cell>
          <table:table-cell office:value-type="float" office:value="0.87999856">
            <text:p>0.87999856</text:p>
          </table:table-cell>
          <table:table-cell office:value-type="float" office:value="0.93173826">
            <text:p>0.93173826</text:p>
          </table:table-cell>
          <table:table-cell table:number-columns-repeated="2"/>
        </table:table-row>
        <table:table-row table:style-name="ro2">
          <table:table-cell office:value-type="float" office:value="2805">
            <text:p>2805</text:p>
          </table:table-cell>
          <table:table-cell office:value-type="float" office:value="0.22935818">
            <text:p>0.22935818</text:p>
          </table:table-cell>
          <table:table-cell office:value-type="float" office:value="0.22328441">
            <text:p>0.22328441</text:p>
          </table:table-cell>
          <table:table-cell office:value-type="float" office:value="0.87199855">
            <text:p>0.87199855</text:p>
          </table:table-cell>
          <table:table-cell office:value-type="float" office:value="0.9583592">
            <text:p>0.9583592</text:p>
          </table:table-cell>
          <table:table-cell table:number-columns-repeated="2"/>
        </table:table-row>
        <table:table-row table:style-name="ro2">
          <table:table-cell office:value-type="float" office:value="2810">
            <text:p>2810</text:p>
          </table:table-cell>
          <table:table-cell office:value-type="float" office:value="0.23148188">
            <text:p>0.23148188</text:p>
          </table:table-cell>
          <table:table-cell office:value-type="float" office:value="0.22145419">
            <text:p>0.22145419</text:p>
          </table:table-cell>
          <table:table-cell office:value-type="float" office:value="0.86399853">
            <text:p>0.86399853</text:p>
          </table:table-cell>
          <table:table-cell office:value-type="float" office:value="0.9450487">
            <text:p>0.9450487</text:p>
          </table:table-cell>
          <table:table-cell table:number-columns-repeated="2"/>
        </table:table-row>
        <table:table-row table:style-name="ro2">
          <table:table-cell office:value-type="float" office:value="2815">
            <text:p>2815</text:p>
          </table:table-cell>
          <table:table-cell office:value-type="float" office:value="0.23364528">
            <text:p>0.23364528</text:p>
          </table:table-cell>
          <table:table-cell office:value-type="float" office:value="0.22328441">
            <text:p>0.22328441</text:p>
          </table:table-cell>
          <table:table-cell office:value-type="float" office:value="0.8559985">
            <text:p>0.8559985</text:p>
          </table:table-cell>
          <table:table-cell office:value-type="float" office:value="0.93173814">
            <text:p>0.93173814</text:p>
          </table:table-cell>
          <table:table-cell table:number-columns-repeated="2"/>
        </table:table-row>
        <table:table-row table:style-name="ro2">
          <table:table-cell office:value-type="float" office:value="2820">
            <text:p>2820</text:p>
          </table:table-cell>
          <table:table-cell office:value-type="float" office:value="0.23584947">
            <text:p>0.23584947</text:p>
          </table:table-cell>
          <table:table-cell office:value-type="float" office:value="0.23243539">
            <text:p>0.23243539</text:p>
          </table:table-cell>
          <table:table-cell office:value-type="float" office:value="0.8479985">
            <text:p>0.8479985</text:p>
          </table:table-cell>
          <table:table-cell office:value-type="float" office:value="0.9450487">
            <text:p>0.9450487</text:p>
          </table:table-cell>
          <table:table-cell table:number-columns-repeated="2"/>
        </table:table-row>
        <table:table-row table:style-name="ro2">
          <table:table-cell office:value-type="float" office:value="2825">
            <text:p>2825</text:p>
          </table:table-cell>
          <table:table-cell office:value-type="float" office:value="0.23809567">
            <text:p>0.23809567</text:p>
          </table:table-cell>
          <table:table-cell office:value-type="float" office:value="0.22877502">
            <text:p>0.22877502</text:p>
          </table:table-cell>
          <table:table-cell office:value-type="float" office:value="0.8399985">
            <text:p>0.8399985</text:p>
          </table:table-cell>
          <table:table-cell office:value-type="float" office:value="0.86518544">
            <text:p>0.86518544</text:p>
          </table:table-cell>
          <table:table-cell table:number-columns-repeated="2"/>
        </table:table-row>
        <table:table-row table:style-name="ro2">
          <table:table-cell office:value-type="float" office:value="2830">
            <text:p>2830</text:p>
          </table:table-cell>
          <table:table-cell office:value-type="float" office:value="0.24038506">
            <text:p>0.24038506</text:p>
          </table:table-cell>
          <table:table-cell office:value-type="float" office:value="0.2360958">
            <text:p>0.2360958</text:p>
          </table:table-cell>
          <table:table-cell office:value-type="float" office:value="0.83199847">
            <text:p>0.83199847</text:p>
          </table:table-cell>
          <table:table-cell office:value-type="float" office:value="0.8918066">
            <text:p>0.8918066</text:p>
          </table:table-cell>
          <table:table-cell table:number-columns-repeated="2"/>
        </table:table-row>
        <table:table-row table:style-name="ro2">
          <table:table-cell office:value-type="float" office:value="2835">
            <text:p>2835</text:p>
          </table:table-cell>
          <table:table-cell office:value-type="float" office:value="0.2427189">
            <text:p>0.2427189</text:p>
          </table:table-cell>
          <table:table-cell office:value-type="float" office:value="0.2397562">
            <text:p>0.2397562</text:p>
          </table:table-cell>
          <table:table-cell office:value-type="float" office:value="0.82399845">
            <text:p>0.82399845</text:p>
          </table:table-cell>
          <table:table-cell office:value-type="float" office:value="0.8918066">
            <text:p>0.8918066</text:p>
          </table:table-cell>
          <table:table-cell table:number-columns-repeated="2"/>
        </table:table-row>
        <table:table-row table:style-name="ro2">
          <table:table-cell office:value-type="float" office:value="2840">
            <text:p>2840</text:p>
          </table:table-cell>
          <table:table-cell office:value-type="float" office:value="0.24509852">
            <text:p>0.24509852</text:p>
          </table:table-cell>
          <table:table-cell office:value-type="float" office:value="0.237926">
            <text:p>0.237926</text:p>
          </table:table-cell>
          <table:table-cell office:value-type="float" office:value="0.81599844">
            <text:p>0.81599844</text:p>
          </table:table-cell>
          <table:table-cell office:value-type="float" office:value="0.8518748">
            <text:p>0.8518748</text:p>
          </table:table-cell>
          <table:table-cell table:number-columns-repeated="2"/>
        </table:table-row>
        <table:table-row table:style-name="ro2">
          <table:table-cell office:value-type="float" office:value="2845">
            <text:p>2845</text:p>
          </table:table-cell>
          <table:table-cell office:value-type="float" office:value="0.24752524">
            <text:p>0.24752524</text:p>
          </table:table-cell>
          <table:table-cell office:value-type="float" office:value="0.2397562">
            <text:p>0.2397562</text:p>
          </table:table-cell>
          <table:table-cell office:value-type="float" office:value="0.8079984">
            <text:p>0.8079984</text:p>
          </table:table-cell>
          <table:table-cell office:value-type="float" office:value="0.86518544">
            <text:p>0.86518544</text:p>
          </table:table-cell>
          <table:table-cell table:number-columns-repeated="2"/>
        </table:table-row>
        <table:table-row table:style-name="ro2">
          <table:table-cell office:value-type="float" office:value="2850">
            <text:p>2850</text:p>
          </table:table-cell>
          <table:table-cell office:value-type="float" office:value="0.2500005">
            <text:p>0.2500005</text:p>
          </table:table-cell>
          <table:table-cell office:value-type="float" office:value="0.23426561">
            <text:p>0.23426561</text:p>
          </table:table-cell>
          <table:table-cell office:value-type="float" office:value="0.7999984">
            <text:p>0.7999984</text:p>
          </table:table-cell>
          <table:table-cell office:value-type="float" office:value="0.8252539">
            <text:p>0.8252539</text:p>
          </table:table-cell>
          <table:table-cell table:number-columns-repeated="2"/>
        </table:table-row>
        <table:table-row table:style-name="ro2">
          <table:table-cell office:value-type="float" office:value="2855">
            <text:p>2855</text:p>
          </table:table-cell>
          <table:table-cell office:value-type="float" office:value="0.2525005">
            <text:p>0.2525005</text:p>
          </table:table-cell>
          <table:table-cell office:value-type="float" office:value="0.23243542">
            <text:p>0.23243542</text:p>
          </table:table-cell>
          <table:table-cell office:value-type="float" office:value="0.7919984">
            <text:p>0.7919984</text:p>
          </table:table-cell>
          <table:table-cell office:value-type="float" office:value="0.78532225">
            <text:p>0.78532225</text:p>
          </table:table-cell>
          <table:table-cell table:number-columns-repeated="2"/>
        </table:table-row>
        <table:table-row table:style-name="ro2">
          <table:table-cell office:value-type="float" office:value="2860">
            <text:p>2860</text:p>
          </table:table-cell>
          <table:table-cell office:value-type="float" office:value="0.2550005">
            <text:p>0.2550005</text:p>
          </table:table-cell>
          <table:table-cell office:value-type="float" office:value="0.23426561">
            <text:p>0.23426561</text:p>
          </table:table-cell>
          <table:table-cell office:value-type="float" office:value="0.78399837">
            <text:p>0.78399837</text:p>
          </table:table-cell>
          <table:table-cell office:value-type="float" office:value="0.7453906">
            <text:p>0.7453906</text:p>
          </table:table-cell>
          <table:table-cell table:number-columns-repeated="2"/>
        </table:table-row>
        <table:table-row table:style-name="ro2">
          <table:table-cell office:value-type="float" office:value="2865">
            <text:p>2865</text:p>
          </table:table-cell>
          <table:table-cell office:value-type="float" office:value="0.2575005">
            <text:p>0.2575005</text:p>
          </table:table-cell>
          <table:table-cell office:value-type="float" office:value="0.23975623">
            <text:p>0.23975623</text:p>
          </table:table-cell>
          <table:table-cell office:value-type="float" office:value="0.77599835">
            <text:p>0.77599835</text:p>
          </table:table-cell>
          <table:table-cell office:value-type="float" office:value="0.73208">
            <text:p>0.73208</text:p>
          </table:table-cell>
          <table:table-cell table:number-columns-repeated="2"/>
        </table:table-row>
        <table:table-row table:style-name="ro2">
          <table:table-cell office:value-type="float" office:value="2870">
            <text:p>2870</text:p>
          </table:table-cell>
          <table:table-cell office:value-type="float" office:value="0.2600005">
            <text:p>0.2600005</text:p>
          </table:table-cell>
          <table:table-cell office:value-type="float" office:value="0.2415864">
            <text:p>0.2415864</text:p>
          </table:table-cell>
          <table:table-cell office:value-type="float" office:value="0.76799834">
            <text:p>0.76799834</text:p>
          </table:table-cell>
          <table:table-cell office:value-type="float" office:value="0.7720117">
            <text:p>0.7720117</text:p>
          </table:table-cell>
          <table:table-cell table:number-columns-repeated="2"/>
        </table:table-row>
        <table:table-row table:style-name="ro2">
          <table:table-cell office:value-type="float" office:value="2875">
            <text:p>2875</text:p>
          </table:table-cell>
          <table:table-cell office:value-type="float" office:value="0.2625005">
            <text:p>0.2625005</text:p>
          </table:table-cell>
          <table:table-cell office:value-type="float" office:value="0.25256762">
            <text:p>0.25256762</text:p>
          </table:table-cell>
          <table:table-cell office:value-type="float" office:value="0.7599983">
            <text:p>0.7599983</text:p>
          </table:table-cell>
          <table:table-cell office:value-type="float" office:value="0.7720115">
            <text:p>0.7720115</text:p>
          </table:table-cell>
          <table:table-cell table:number-columns-repeated="2"/>
        </table:table-row>
        <table:table-row table:style-name="ro2">
          <table:table-cell office:value-type="float" office:value="2880">
            <text:p>2880</text:p>
          </table:table-cell>
          <table:table-cell office:value-type="float" office:value="0.2650005">
            <text:p>0.2650005</text:p>
          </table:table-cell>
          <table:table-cell office:value-type="float" office:value="0.24890721">
            <text:p>0.24890721</text:p>
          </table:table-cell>
          <table:table-cell office:value-type="float" office:value="0.7519983">
            <text:p>0.7519983</text:p>
          </table:table-cell>
          <table:table-cell office:value-type="float" office:value="0.8252537">
            <text:p>0.8252537</text:p>
          </table:table-cell>
          <table:table-cell table:number-columns-repeated="2"/>
        </table:table-row>
        <table:table-row table:style-name="ro2">
          <table:table-cell office:value-type="float" office:value="2885">
            <text:p>2885</text:p>
          </table:table-cell>
          <table:table-cell office:value-type="float" office:value="0.2675005">
            <text:p>0.2675005</text:p>
          </table:table-cell>
          <table:table-cell office:value-type="float" office:value="0.2708696">
            <text:p>0.2708696</text:p>
          </table:table-cell>
          <table:table-cell office:value-type="float" office:value="0.7439983">
            <text:p>0.7439983</text:p>
          </table:table-cell>
          <table:table-cell office:value-type="float" office:value="0.8518748">
            <text:p>0.8518748</text:p>
          </table:table-cell>
          <table:table-cell table:number-columns-repeated="2"/>
        </table:table-row>
        <table:table-row table:style-name="ro2">
          <table:table-cell office:value-type="float" office:value="2890">
            <text:p>2890</text:p>
          </table:table-cell>
          <table:table-cell office:value-type="float" office:value="0.2700005">
            <text:p>0.2700005</text:p>
          </table:table-cell>
          <table:table-cell office:value-type="float" office:value="0.265379">
            <text:p>0.265379</text:p>
          </table:table-cell>
          <table:table-cell office:value-type="float" office:value="0.7359983">
            <text:p>0.7359983</text:p>
          </table:table-cell>
          <table:table-cell office:value-type="float" office:value="0.81194323">
            <text:p>0.81194323</text:p>
          </table:table-cell>
          <table:table-cell table:number-columns-repeated="2"/>
        </table:table-row>
        <table:table-row table:style-name="ro2">
          <table:table-cell office:value-type="float" office:value="2895">
            <text:p>2895</text:p>
          </table:table-cell>
          <table:table-cell office:value-type="float" office:value="0.2725005">
            <text:p>0.2725005</text:p>
          </table:table-cell>
          <table:table-cell office:value-type="float" office:value="0.27453002">
            <text:p>0.27453002</text:p>
          </table:table-cell>
          <table:table-cell office:value-type="float" office:value="0.72799826">
            <text:p>0.72799826</text:p>
          </table:table-cell>
          <table:table-cell office:value-type="float" office:value="0.851875">
            <text:p>0.851875</text:p>
          </table:table-cell>
          <table:table-cell table:number-columns-repeated="2"/>
        </table:table-row>
        <table:table-row table:style-name="ro2">
          <table:table-cell office:value-type="float" office:value="2900">
            <text:p>2900</text:p>
          </table:table-cell>
          <table:table-cell office:value-type="float" office:value="0.27500048">
            <text:p>0.27500048</text:p>
          </table:table-cell>
          <table:table-cell office:value-type="float" office:value="0.2726998">
            <text:p>0.2726998</text:p>
          </table:table-cell>
          <table:table-cell office:value-type="float" office:value="0.71999824">
            <text:p>0.71999824</text:p>
          </table:table-cell>
          <table:table-cell office:value-type="float" office:value="0.81194323">
            <text:p>0.81194323</text:p>
          </table:table-cell>
          <table:table-cell table:number-columns-repeated="2"/>
        </table:table-row>
        <table:table-row table:style-name="ro2">
          <table:table-cell office:value-type="float" office:value="2905">
            <text:p>2905</text:p>
          </table:table-cell>
          <table:table-cell office:value-type="float" office:value="0.27750048">
            <text:p>0.27750048</text:p>
          </table:table-cell>
          <table:table-cell office:value-type="float" office:value="0.2726998">
            <text:p>0.2726998</text:p>
          </table:table-cell>
          <table:table-cell office:value-type="float" office:value="0.7119982">
            <text:p>0.7119982</text:p>
          </table:table-cell>
          <table:table-cell office:value-type="float" office:value="0.78532225">
            <text:p>0.78532225</text:p>
          </table:table-cell>
          <table:table-cell table:number-columns-repeated="2"/>
        </table:table-row>
        <table:table-row table:style-name="ro2">
          <table:table-cell office:value-type="float" office:value="2910">
            <text:p>2910</text:p>
          </table:table-cell>
          <table:table-cell office:value-type="float" office:value="0.28000048">
            <text:p>0.28000048</text:p>
          </table:table-cell>
          <table:table-cell office:value-type="float" office:value="0.27453002">
            <text:p>0.27453002</text:p>
          </table:table-cell>
          <table:table-cell office:value-type="float" office:value="0.7039982">
            <text:p>0.7039982</text:p>
          </table:table-cell>
          <table:table-cell office:value-type="float" office:value="0.7986327">
            <text:p>0.7986327</text:p>
          </table:table-cell>
          <table:table-cell table:number-columns-repeated="2"/>
        </table:table-row>
        <table:table-row table:style-name="ro2">
          <table:table-cell office:value-type="float" office:value="2915">
            <text:p>2915</text:p>
          </table:table-cell>
          <table:table-cell office:value-type="float" office:value="0.28250048">
            <text:p>0.28250048</text:p>
          </table:table-cell>
          <table:table-cell office:value-type="float" office:value="0.2708696">
            <text:p>0.2708696</text:p>
          </table:table-cell>
          <table:table-cell office:value-type="float" office:value="0.6959982">
            <text:p>0.6959982</text:p>
          </table:table-cell>
          <table:table-cell office:value-type="float" office:value="0.7453905">
            <text:p>0.7453905</text:p>
          </table:table-cell>
          <table:table-cell table:number-columns-repeated="2"/>
        </table:table-row>
        <table:table-row table:style-name="ro2">
          <table:table-cell office:value-type="float" office:value="2920">
            <text:p>2920</text:p>
          </table:table-cell>
          <table:table-cell office:value-type="float" office:value="0.28500047">
            <text:p>0.28500047</text:p>
          </table:table-cell>
          <table:table-cell office:value-type="float" office:value="0.2763602">
            <text:p>0.2763602</text:p>
          </table:table-cell>
          <table:table-cell office:value-type="float" office:value="0.6879982">
            <text:p>0.6879982</text:p>
          </table:table-cell>
          <table:table-cell office:value-type="float" office:value="0.7054589">
            <text:p>0.7054589</text:p>
          </table:table-cell>
          <table:table-cell table:number-columns-repeated="2"/>
        </table:table-row>
        <table:table-row table:style-name="ro2">
          <table:table-cell office:value-type="float" office:value="2925">
            <text:p>2925</text:p>
          </table:table-cell>
          <table:table-cell office:value-type="float" office:value="0.28750047">
            <text:p>0.28750047</text:p>
          </table:table-cell>
          <table:table-cell office:value-type="float" office:value="0.2726998">
            <text:p>0.2726998</text:p>
          </table:table-cell>
          <table:table-cell office:value-type="float" office:value="0.67999816">
            <text:p>0.67999816</text:p>
          </table:table-cell>
          <table:table-cell office:value-type="float" office:value="0.7054589">
            <text:p>0.7054589</text:p>
          </table:table-cell>
          <table:table-cell table:number-columns-repeated="2"/>
        </table:table-row>
        <table:table-row table:style-name="ro2">
          <table:table-cell office:value-type="float" office:value="2930">
            <text:p>2930</text:p>
          </table:table-cell>
          <table:table-cell office:value-type="float" office:value="0.29000047">
            <text:p>0.29000047</text:p>
          </table:table-cell>
          <table:table-cell office:value-type="float" office:value="0.2763602">
            <text:p>0.2763602</text:p>
          </table:table-cell>
          <table:table-cell office:value-type="float" office:value="0.67199814">
            <text:p>0.67199814</text:p>
          </table:table-cell>
          <table:table-cell office:value-type="float" office:value="0.73208">
            <text:p>0.73208</text:p>
          </table:table-cell>
          <table:table-cell table:number-columns-repeated="2"/>
        </table:table-row>
        <table:table-row table:style-name="ro2">
          <table:table-cell office:value-type="float" office:value="2935">
            <text:p>2935</text:p>
          </table:table-cell>
          <table:table-cell office:value-type="float" office:value="0.29250047">
            <text:p>0.29250047</text:p>
          </table:table-cell>
          <table:table-cell office:value-type="float" office:value="0.283681">
            <text:p>0.283681</text:p>
          </table:table-cell>
          <table:table-cell office:value-type="float" office:value="0.6639981">
            <text:p>0.6639981</text:p>
          </table:table-cell>
          <table:table-cell office:value-type="float" office:value="0.7054589">
            <text:p>0.7054589</text:p>
          </table:table-cell>
          <table:table-cell table:number-columns-repeated="2"/>
        </table:table-row>
        <table:table-row table:style-name="ro2">
          <table:table-cell office:value-type="float" office:value="2940">
            <text:p>2940</text:p>
          </table:table-cell>
          <table:table-cell office:value-type="float" office:value="0.29500046">
            <text:p>0.29500046</text:p>
          </table:table-cell>
          <table:table-cell office:value-type="float" office:value="0.2781904">
            <text:p>0.2781904</text:p>
          </table:table-cell>
          <table:table-cell office:value-type="float" office:value="0.6559981">
            <text:p>0.6559981</text:p>
          </table:table-cell>
          <table:table-cell office:value-type="float" office:value="0.6655273">
            <text:p>0.6655273</text:p>
          </table:table-cell>
          <table:table-cell table:number-columns-repeated="2"/>
        </table:table-row>
        <table:table-row table:style-name="ro2">
          <table:table-cell office:value-type="float" office:value="2945">
            <text:p>2945</text:p>
          </table:table-cell>
          <table:table-cell office:value-type="float" office:value="0.29750046">
            <text:p>0.29750046</text:p>
          </table:table-cell>
          <table:table-cell office:value-type="float" office:value="0.2855112">
            <text:p>0.2855112</text:p>
          </table:table-cell>
          <table:table-cell office:value-type="float" office:value="0.6479981">
            <text:p>0.6479981</text:p>
          </table:table-cell>
          <table:table-cell office:value-type="float" office:value="0.6921483">
            <text:p>0.6921483</text:p>
          </table:table-cell>
          <table:table-cell table:number-columns-repeated="2"/>
        </table:table-row>
        <table:table-row table:style-name="ro2">
          <table:table-cell office:value-type="float" office:value="2950">
            <text:p>2950</text:p>
          </table:table-cell>
          <table:table-cell office:value-type="float" office:value="0.30000046">
            <text:p>0.30000046</text:p>
          </table:table-cell>
          <table:table-cell office:value-type="float" office:value="0.28734142">
            <text:p>0.28734142</text:p>
          </table:table-cell>
          <table:table-cell office:value-type="float" office:value="0.6399981">
            <text:p>0.6399981</text:p>
          </table:table-cell>
          <table:table-cell office:value-type="float" office:value="0.65221673">
            <text:p>0.65221673</text:p>
          </table:table-cell>
          <table:table-cell table:number-columns-repeated="2"/>
        </table:table-row>
        <table:table-row table:style-name="ro2">
          <table:table-cell office:value-type="float" office:value="2955">
            <text:p>2955</text:p>
          </table:table-cell>
          <table:table-cell office:value-type="float" office:value="0.30250046">
            <text:p>0.30250046</text:p>
          </table:table-cell>
          <table:table-cell office:value-type="float" office:value="0.292832">
            <text:p>0.292832</text:p>
          </table:table-cell>
          <table:table-cell office:value-type="float" office:value="0.63199806">
            <text:p>0.63199806</text:p>
          </table:table-cell>
          <table:table-cell office:value-type="float" office:value="0.6389062">
            <text:p>0.6389062</text:p>
          </table:table-cell>
          <table:table-cell table:number-columns-repeated="2"/>
        </table:table-row>
        <table:table-row table:style-name="ro2">
          <table:table-cell office:value-type="float" office:value="2960">
            <text:p>2960</text:p>
          </table:table-cell>
          <table:table-cell office:value-type="float" office:value="0.30500045">
            <text:p>0.30500045</text:p>
          </table:table-cell>
          <table:table-cell office:value-type="float" office:value="0.29649243">
            <text:p>0.29649243</text:p>
          </table:table-cell>
          <table:table-cell office:value-type="float" office:value="0.62399805">
            <text:p>0.62399805</text:p>
          </table:table-cell>
          <table:table-cell office:value-type="float" office:value="0.69214845">
            <text:p>0.69214845</text:p>
          </table:table-cell>
          <table:table-cell table:number-columns-repeated="2"/>
        </table:table-row>
        <table:table-row table:style-name="ro2">
          <table:table-cell office:value-type="float" office:value="2965">
            <text:p>2965</text:p>
          </table:table-cell>
          <table:table-cell office:value-type="float" office:value="0.30750045">
            <text:p>0.30750045</text:p>
          </table:table-cell>
          <table:table-cell office:value-type="float" office:value="0.2910018">
            <text:p>0.2910018</text:p>
          </table:table-cell>
          <table:table-cell office:value-type="float" office:value="0.615998">
            <text:p>0.615998</text:p>
          </table:table-cell>
          <table:table-cell office:value-type="float" office:value="0.65221673">
            <text:p>0.65221673</text:p>
          </table:table-cell>
          <table:table-cell table:number-columns-repeated="2"/>
        </table:table-row>
        <table:table-row table:style-name="ro2">
          <table:table-cell office:value-type="float" office:value="2970">
            <text:p>2970</text:p>
          </table:table-cell>
          <table:table-cell office:value-type="float" office:value="0.31000045">
            <text:p>0.31000045</text:p>
          </table:table-cell>
          <table:table-cell office:value-type="float" office:value="0.2946622">
            <text:p>0.2946622</text:p>
          </table:table-cell>
          <table:table-cell office:value-type="float" office:value="0.607998">
            <text:p>0.607998</text:p>
          </table:table-cell>
          <table:table-cell office:value-type="float" office:value="0.65221673">
            <text:p>0.65221673</text:p>
          </table:table-cell>
          <table:table-cell table:number-columns-repeated="2"/>
        </table:table-row>
        <table:table-row table:style-name="ro2">
          <table:table-cell office:value-type="float" office:value="2975">
            <text:p>2975</text:p>
          </table:table-cell>
          <table:table-cell office:value-type="float" office:value="0.31250045">
            <text:p>0.31250045</text:p>
          </table:table-cell>
          <table:table-cell office:value-type="float" office:value="0.301983">
            <text:p>0.301983</text:p>
          </table:table-cell>
          <table:table-cell office:value-type="float" office:value="0.599998">
            <text:p>0.599998</text:p>
          </table:table-cell>
          <table:table-cell office:value-type="float" office:value="0.6255956">
            <text:p>0.6255956</text:p>
          </table:table-cell>
          <table:table-cell table:number-columns-repeated="2"/>
        </table:table-row>
        <table:table-row table:style-name="ro2">
          <table:table-cell office:value-type="float" office:value="2980">
            <text:p>2980</text:p>
          </table:table-cell>
          <table:table-cell office:value-type="float" office:value="0.31500044">
            <text:p>0.31500044</text:p>
          </table:table-cell>
          <table:table-cell office:value-type="float" office:value="0.301983">
            <text:p>0.301983</text:p>
          </table:table-cell>
          <table:table-cell office:value-type="float" office:value="0.591998">
            <text:p>0.591998</text:p>
          </table:table-cell>
          <table:table-cell office:value-type="float" office:value="0.6255956">
            <text:p>0.6255956</text:p>
          </table:table-cell>
          <table:table-cell table:number-columns-repeated="2"/>
        </table:table-row>
        <table:table-row table:style-name="ro2">
          <table:table-cell office:value-type="float" office:value="2985">
            <text:p>2985</text:p>
          </table:table-cell>
          <table:table-cell office:value-type="float" office:value="0.31750044">
            <text:p>0.31750044</text:p>
          </table:table-cell>
          <table:table-cell office:value-type="float" office:value="0.3056434">
            <text:p>0.3056434</text:p>
          </table:table-cell>
          <table:table-cell office:value-type="float" office:value="0.58399796">
            <text:p>0.58399796</text:p>
          </table:table-cell>
          <table:table-cell office:value-type="float" office:value="0.7320801">
            <text:p>0.7320801</text:p>
          </table:table-cell>
          <table:table-cell table:number-columns-repeated="2"/>
        </table:table-row>
        <table:table-row table:style-name="ro2">
          <table:table-cell office:value-type="float" office:value="2990">
            <text:p>2990</text:p>
          </table:table-cell>
          <table:table-cell office:value-type="float" office:value="0.32000044">
            <text:p>0.32000044</text:p>
          </table:table-cell>
          <table:table-cell office:value-type="float" office:value="0.30381322">
            <text:p>0.30381322</text:p>
          </table:table-cell>
          <table:table-cell office:value-type="float" office:value="0.57599795">
            <text:p>0.57599795</text:p>
          </table:table-cell>
          <table:table-cell office:value-type="float" office:value="0.6655273">
            <text:p>0.6655273</text:p>
          </table:table-cell>
          <table:table-cell table:number-columns-repeated="2"/>
        </table:table-row>
        <table:table-row table:style-name="ro2">
          <table:table-cell office:value-type="float" office:value="2995">
            <text:p>2995</text:p>
          </table:table-cell>
          <table:table-cell office:value-type="float" office:value="0.32250044">
            <text:p>0.32250044</text:p>
          </table:table-cell>
          <table:table-cell office:value-type="float" office:value="0.31662464">
            <text:p>0.31662464</text:p>
          </table:table-cell>
          <table:table-cell office:value-type="float" office:value="0.56799793">
            <text:p>0.56799793</text:p>
          </table:table-cell>
          <table:table-cell office:value-type="float" office:value="0.59897465">
            <text:p>0.59897465</text:p>
          </table:table-cell>
          <table:table-cell table:number-columns-repeated="2"/>
        </table:table-row>
        <table:table-row table:style-name="ro2">
          <table:table-cell office:value-type="float" office:value="3000">
            <text:p>3000</text:p>
          </table:table-cell>
          <table:table-cell office:value-type="float" office:value="0.32500044">
            <text:p>0.32500044</text:p>
          </table:table-cell>
          <table:table-cell office:value-type="float" office:value="0.31662464">
            <text:p>0.31662464</text:p>
          </table:table-cell>
          <table:table-cell office:value-type="float" office:value="0.5599979">
            <text:p>0.5599979</text:p>
          </table:table-cell>
          <table:table-cell office:value-type="float" office:value="0.59897465">
            <text:p>0.59897465</text:p>
          </table:table-cell>
          <table:table-cell table:number-columns-repeated="2"/>
        </table:table-row>
        <table:table-row table:style-name="ro2">
          <table:table-cell office:value-type="float" office:value="3005">
            <text:p>3005</text:p>
          </table:table-cell>
          <table:table-cell office:value-type="float" office:value="0.32750043">
            <text:p>0.32750043</text:p>
          </table:table-cell>
          <table:table-cell office:value-type="float" office:value="0.31845483">
            <text:p>0.31845483</text:p>
          </table:table-cell>
          <table:table-cell office:value-type="float" office:value="0.5519979">
            <text:p>0.5519979</text:p>
          </table:table-cell>
          <table:table-cell office:value-type="float" office:value="0.6655273">
            <text:p>0.6655273</text:p>
          </table:table-cell>
          <table:table-cell table:number-columns-repeated="2"/>
        </table:table-row>
        <table:table-row table:style-name="ro2">
          <table:table-cell office:value-type="float" office:value="3010">
            <text:p>3010</text:p>
          </table:table-cell>
          <table:table-cell office:value-type="float" office:value="0.33000043">
            <text:p>0.33000043</text:p>
          </table:table-cell>
          <table:table-cell office:value-type="float" office:value="0.320285">
            <text:p>0.320285</text:p>
          </table:table-cell>
          <table:table-cell office:value-type="float" office:value="0.5439979">
            <text:p>0.5439979</text:p>
          </table:table-cell>
          <table:table-cell office:value-type="float" office:value="0.5989745">
            <text:p>0.5989745</text:p>
          </table:table-cell>
          <table:table-cell table:number-columns-repeated="2"/>
        </table:table-row>
        <table:table-row table:style-name="ro2">
          <table:table-cell office:value-type="float" office:value="3015">
            <text:p>3015</text:p>
          </table:table-cell>
          <table:table-cell office:value-type="float" office:value="0.33250043">
            <text:p>0.33250043</text:p>
          </table:table-cell>
          <table:table-cell office:value-type="float" office:value="0.329436">
            <text:p>0.329436</text:p>
          </table:table-cell>
          <table:table-cell office:value-type="float" office:value="0.53599787">
            <text:p>0.53599787</text:p>
          </table:table-cell>
          <table:table-cell office:value-type="float" office:value="0.5324218">
            <text:p>0.5324218</text:p>
          </table:table-cell>
          <table:table-cell table:number-columns-repeated="2"/>
        </table:table-row>
        <table:table-row table:style-name="ro2">
          <table:table-cell office:value-type="float" office:value="3020">
            <text:p>3020</text:p>
          </table:table-cell>
          <table:table-cell office:value-type="float" office:value="0.33500043">
            <text:p>0.33500043</text:p>
          </table:table-cell>
          <table:table-cell office:value-type="float" office:value="0.3221152">
            <text:p>0.3221152</text:p>
          </table:table-cell>
          <table:table-cell office:value-type="float" office:value="0.52799785">
            <text:p>0.52799785</text:p>
          </table:table-cell>
          <table:table-cell office:value-type="float" office:value="0.559043">
            <text:p>0.559043</text:p>
          </table:table-cell>
          <table:table-cell table:number-columns-repeated="2"/>
        </table:table-row>
        <table:table-row table:style-name="ro2">
          <table:table-cell office:value-type="float" office:value="3025">
            <text:p>3025</text:p>
          </table:table-cell>
          <table:table-cell office:value-type="float" office:value="0.33750042">
            <text:p>0.33750042</text:p>
          </table:table-cell>
          <table:table-cell office:value-type="float" office:value="0.3129642">
            <text:p>0.3129642</text:p>
          </table:table-cell>
          <table:table-cell office:value-type="float" office:value="0.51999784">
            <text:p>0.51999784</text:p>
          </table:table-cell>
          <table:table-cell office:value-type="float" office:value="0.5989745">
            <text:p>0.5989745</text:p>
          </table:table-cell>
          <table:table-cell table:number-columns-repeated="2"/>
        </table:table-row>
        <table:table-row table:style-name="ro2">
          <table:table-cell office:value-type="float" office:value="3030">
            <text:p>3030</text:p>
          </table:table-cell>
          <table:table-cell office:value-type="float" office:value="0.34000042">
            <text:p>0.34000042</text:p>
          </table:table-cell>
          <table:table-cell office:value-type="float" office:value="0.32577562">
            <text:p>0.32577562</text:p>
          </table:table-cell>
          <table:table-cell office:value-type="float" office:value="0.5119978">
            <text:p>0.5119978</text:p>
          </table:table-cell>
          <table:table-cell office:value-type="float" office:value="0.5590429">
            <text:p>0.5590429</text:p>
          </table:table-cell>
          <table:table-cell table:number-columns-repeated="2"/>
        </table:table-row>
        <table:table-row table:style-name="ro2">
          <table:table-cell office:value-type="float" office:value="3035">
            <text:p>3035</text:p>
          </table:table-cell>
          <table:table-cell office:value-type="float" office:value="0.34250042">
            <text:p>0.34250042</text:p>
          </table:table-cell>
          <table:table-cell office:value-type="float" office:value="0.3330964">
            <text:p>0.3330964</text:p>
          </table:table-cell>
          <table:table-cell office:value-type="float" office:value="0.5039978">
            <text:p>0.5039978</text:p>
          </table:table-cell>
          <table:table-cell office:value-type="float" office:value="0.47917968">
            <text:p>0.47917968</text:p>
          </table:table-cell>
          <table:table-cell table:number-columns-repeated="2"/>
        </table:table-row>
        <table:table-row table:style-name="ro2">
          <table:table-cell office:value-type="float" office:value="3040">
            <text:p>3040</text:p>
          </table:table-cell>
          <table:table-cell office:value-type="float" office:value="0.34500042">
            <text:p>0.34500042</text:p>
          </table:table-cell>
          <table:table-cell office:value-type="float" office:value="0.3312662">
            <text:p>0.3312662</text:p>
          </table:table-cell>
          <table:table-cell office:value-type="float" office:value="0.49599782">
            <text:p>0.49599782</text:p>
          </table:table-cell>
          <table:table-cell office:value-type="float" office:value="0.5191113">
            <text:p>0.5191113</text:p>
          </table:table-cell>
          <table:table-cell table:number-columns-repeated="2"/>
        </table:table-row>
        <table:table-row table:style-name="ro2">
          <table:table-cell office:value-type="float" office:value="3045">
            <text:p>3045</text:p>
          </table:table-cell>
          <table:table-cell office:value-type="float" office:value="0.3475004">
            <text:p>0.3475004</text:p>
          </table:table-cell>
          <table:table-cell office:value-type="float" office:value="0.3349266">
            <text:p>0.3349266</text:p>
          </table:table-cell>
          <table:table-cell office:value-type="float" office:value="0.48799783">
            <text:p>0.48799783</text:p>
          </table:table-cell>
          <table:table-cell office:value-type="float" office:value="0.49249014">
            <text:p>0.49249014</text:p>
          </table:table-cell>
          <table:table-cell table:number-columns-repeated="2"/>
        </table:table-row>
        <table:table-row table:style-name="ro2">
          <table:table-cell office:value-type="float" office:value="3050">
            <text:p>3050</text:p>
          </table:table-cell>
          <table:table-cell office:value-type="float" office:value="0.3500004">
            <text:p>0.3500004</text:p>
          </table:table-cell>
          <table:table-cell office:value-type="float" office:value="0.34407762">
            <text:p>0.34407762</text:p>
          </table:table-cell>
          <table:table-cell office:value-type="float" office:value="0.47999784">
            <text:p>0.47999784</text:p>
          </table:table-cell>
          <table:table-cell office:value-type="float" office:value="0.4525586">
            <text:p>0.4525586</text:p>
          </table:table-cell>
          <table:table-cell table:number-columns-repeated="2"/>
        </table:table-row>
        <table:table-row table:style-name="ro2">
          <table:table-cell office:value-type="float" office:value="3055">
            <text:p>3055</text:p>
          </table:table-cell>
          <table:table-cell office:value-type="float" office:value="0.3525004">
            <text:p>0.3525004</text:p>
          </table:table-cell>
          <table:table-cell office:value-type="float" office:value="0.34773803">
            <text:p>0.34773803</text:p>
          </table:table-cell>
          <table:table-cell office:value-type="float" office:value="0.47199786">
            <text:p>0.47199786</text:p>
          </table:table-cell>
          <table:table-cell office:value-type="float" office:value="0.45255852">
            <text:p>0.45255852</text:p>
          </table:table-cell>
          <table:table-cell table:number-columns-repeated="2"/>
        </table:table-row>
        <table:table-row table:style-name="ro2">
          <table:table-cell office:value-type="float" office:value="3060">
            <text:p>3060</text:p>
          </table:table-cell>
          <table:table-cell office:value-type="float" office:value="0.3550004">
            <text:p>0.3550004</text:p>
          </table:table-cell>
          <table:table-cell office:value-type="float" office:value="0.329436">
            <text:p>0.329436</text:p>
          </table:table-cell>
          <table:table-cell office:value-type="float" office:value="0.46399787">
            <text:p>0.46399787</text:p>
          </table:table-cell>
          <table:table-cell office:value-type="float" office:value="0.37269524">
            <text:p>0.37269524</text:p>
          </table:table-cell>
          <table:table-cell table:number-columns-repeated="2"/>
        </table:table-row>
        <table:table-row table:style-name="ro2">
          <table:table-cell office:value-type="float" office:value="3065">
            <text:p>3065</text:p>
          </table:table-cell>
          <table:table-cell office:value-type="float" office:value="0.3575004">
            <text:p>0.3575004</text:p>
          </table:table-cell>
          <table:table-cell office:value-type="float" office:value="0.33126622">
            <text:p>0.33126622</text:p>
          </table:table-cell>
          <table:table-cell office:value-type="float" office:value="0.45599788">
            <text:p>0.45599788</text:p>
          </table:table-cell>
          <table:table-cell office:value-type="float" office:value="0.43924806">
            <text:p>0.43924806</text:p>
          </table:table-cell>
          <table:table-cell table:number-columns-repeated="2"/>
        </table:table-row>
        <table:table-row table:style-name="ro2">
          <table:table-cell office:value-type="float" office:value="3070">
            <text:p>3070</text:p>
          </table:table-cell>
          <table:table-cell office:value-type="float" office:value="0.3600004">
            <text:p>0.3600004</text:p>
          </table:table-cell>
          <table:table-cell office:value-type="float" office:value="0.3513984">
            <text:p>0.3513984</text:p>
          </table:table-cell>
          <table:table-cell office:value-type="float" office:value="0.4479979">
            <text:p>0.4479979</text:p>
          </table:table-cell>
          <table:table-cell office:value-type="float" office:value="0.4791796">
            <text:p>0.4791796</text:p>
          </table:table-cell>
          <table:table-cell table:number-columns-repeated="2"/>
        </table:table-row>
        <table:table-row table:style-name="ro2">
          <table:table-cell office:value-type="float" office:value="3075">
            <text:p>3075</text:p>
          </table:table-cell>
          <table:table-cell office:value-type="float" office:value="0.3625004">
            <text:p>0.3625004</text:p>
          </table:table-cell>
          <table:table-cell office:value-type="float" office:value="0.35505882">
            <text:p>0.35505882</text:p>
          </table:table-cell>
          <table:table-cell office:value-type="float" office:value="0.4399979">
            <text:p>0.4399979</text:p>
          </table:table-cell>
          <table:table-cell office:value-type="float" office:value="0.5856641">
            <text:p>0.5856641</text:p>
          </table:table-cell>
          <table:table-cell table:number-columns-repeated="2"/>
        </table:table-row>
        <table:table-row table:style-name="ro2">
          <table:table-cell office:value-type="float" office:value="3080">
            <text:p>3080</text:p>
          </table:table-cell>
          <table:table-cell office:value-type="float" office:value="0.3650004">
            <text:p>0.3650004</text:p>
          </table:table-cell>
          <table:table-cell office:value-type="float" office:value="0.3587192">
            <text:p>0.3587192</text:p>
          </table:table-cell>
          <table:table-cell office:value-type="float" office:value="0.43199793">
            <text:p>0.43199793</text:p>
          </table:table-cell>
          <table:table-cell office:value-type="float" office:value="0.6389062">
            <text:p>0.6389062</text:p>
          </table:table-cell>
          <table:table-cell table:number-columns-repeated="2"/>
        </table:table-row>
        <table:table-row table:style-name="ro2">
          <table:table-cell office:value-type="float" office:value="3085">
            <text:p>3085</text:p>
          </table:table-cell>
          <table:table-cell office:value-type="float" office:value="0.3675004">
            <text:p>0.3675004</text:p>
          </table:table-cell>
          <table:table-cell office:value-type="float" office:value="0.36604">
            <text:p>0.36604</text:p>
          </table:table-cell>
          <table:table-cell office:value-type="float" office:value="0.42399794">
            <text:p>0.42399794</text:p>
          </table:table-cell>
          <table:table-cell office:value-type="float" office:value="0.5324218">
            <text:p>0.5324218</text:p>
          </table:table-cell>
          <table:table-cell table:number-columns-repeated="2"/>
        </table:table-row>
        <table:table-row table:style-name="ro2">
          <table:table-cell office:value-type="float" office:value="3090">
            <text:p>3090</text:p>
          </table:table-cell>
          <table:table-cell office:value-type="float" office:value="0.3700004">
            <text:p>0.3700004</text:p>
          </table:table-cell>
          <table:table-cell office:value-type="float" office:value="0.35871923">
            <text:p>0.35871923</text:p>
          </table:table-cell>
          <table:table-cell office:value-type="float" office:value="0.41599795">
            <text:p>0.41599795</text:p>
          </table:table-cell>
          <table:table-cell office:value-type="float" office:value="0.5058008">
            <text:p>0.5058008</text:p>
          </table:table-cell>
          <table:table-cell table:number-columns-repeated="2"/>
        </table:table-row>
        <table:table-row table:style-name="ro2">
          <table:table-cell office:value-type="float" office:value="3095">
            <text:p>3095</text:p>
          </table:table-cell>
          <table:table-cell office:value-type="float" office:value="0.3725004">
            <text:p>0.3725004</text:p>
          </table:table-cell>
          <table:table-cell office:value-type="float" office:value="0.36054942">
            <text:p>0.36054942</text:p>
          </table:table-cell>
          <table:table-cell office:value-type="float" office:value="0.40799797">
            <text:p>0.40799797</text:p>
          </table:table-cell>
          <table:table-cell office:value-type="float" office:value="0.5191113">
            <text:p>0.5191113</text:p>
          </table:table-cell>
          <table:table-cell table:number-columns-repeated="2"/>
        </table:table-row>
        <table:table-row table:style-name="ro2">
          <table:table-cell office:value-type="float" office:value="3100">
            <text:p>3100</text:p>
          </table:table-cell>
          <table:table-cell office:value-type="float" office:value="0.3750004">
            <text:p>0.3750004</text:p>
          </table:table-cell>
          <table:table-cell office:value-type="float" office:value="0.3678702">
            <text:p>0.3678702</text:p>
          </table:table-cell>
          <table:table-cell office:value-type="float" office:value="0.39999798">
            <text:p>0.39999798</text:p>
          </table:table-cell>
          <table:table-cell office:value-type="float" office:value="0.5191113">
            <text:p>0.5191113</text:p>
          </table:table-cell>
          <table:table-cell table:number-columns-repeated="2"/>
        </table:table-row>
        <table:table-row table:style-name="ro2">
          <table:table-cell office:value-type="float" office:value="3105">
            <text:p>3105</text:p>
          </table:table-cell>
          <table:table-cell office:value-type="float" office:value="0.37750039">
            <text:p>0.37750039</text:p>
          </table:table-cell>
          <table:table-cell office:value-type="float" office:value="0.3642098">
            <text:p>0.3642098</text:p>
          </table:table-cell>
          <table:table-cell office:value-type="float" office:value="0.391998">
            <text:p>0.391998</text:p>
          </table:table-cell>
          <table:table-cell office:value-type="float" office:value="0.51911134">
            <text:p>0.51911134</text:p>
          </table:table-cell>
          <table:table-cell table:number-columns-repeated="2"/>
        </table:table-row>
        <table:table-row table:style-name="ro2">
          <table:table-cell office:value-type="float" office:value="3110">
            <text:p>3110</text:p>
          </table:table-cell>
          <table:table-cell office:value-type="float" office:value="0.38000038">
            <text:p>0.38000038</text:p>
          </table:table-cell>
          <table:table-cell office:value-type="float" office:value="0.36970043">
            <text:p>0.36970043</text:p>
          </table:table-cell>
          <table:table-cell office:value-type="float" office:value="0.383998">
            <text:p>0.383998</text:p>
          </table:table-cell>
          <table:table-cell office:value-type="float" office:value="0.45255852">
            <text:p>0.45255852</text:p>
          </table:table-cell>
          <table:table-cell table:number-columns-repeated="2"/>
        </table:table-row>
        <table:table-row table:style-name="ro2">
          <table:table-cell office:value-type="float" office:value="3115">
            <text:p>3115</text:p>
          </table:table-cell>
          <table:table-cell office:value-type="float" office:value="0.38250038">
            <text:p>0.38250038</text:p>
          </table:table-cell>
          <table:table-cell office:value-type="float" office:value="0.37702122">
            <text:p>0.37702122</text:p>
          </table:table-cell>
          <table:table-cell office:value-type="float" office:value="0.37599802">
            <text:p>0.37599802</text:p>
          </table:table-cell>
          <table:table-cell office:value-type="float" office:value="0.34607413">
            <text:p>0.34607413</text:p>
          </table:table-cell>
          <table:table-cell table:number-columns-repeated="2"/>
        </table:table-row>
        <table:table-row table:style-name="ro2">
          <table:table-cell office:value-type="float" office:value="3120">
            <text:p>3120</text:p>
          </table:table-cell>
          <table:table-cell office:value-type="float" office:value="0.38500038">
            <text:p>0.38500038</text:p>
          </table:table-cell>
          <table:table-cell office:value-type="float" office:value="0.38251182">
            <text:p>0.38251182</text:p>
          </table:table-cell>
          <table:table-cell office:value-type="float" office:value="0.36799803">
            <text:p>0.36799803</text:p>
          </table:table-cell>
          <table:table-cell office:value-type="float" office:value="0.38600585">
            <text:p>0.38600585</text:p>
          </table:table-cell>
          <table:table-cell table:number-columns-repeated="2"/>
        </table:table-row>
        <table:table-row table:style-name="ro2">
          <table:table-cell office:value-type="float" office:value="3125">
            <text:p>3125</text:p>
          </table:table-cell>
          <table:table-cell office:value-type="float" office:value="0.38750038">
            <text:p>0.38750038</text:p>
          </table:table-cell>
          <table:table-cell office:value-type="float" office:value="0.37702122">
            <text:p>0.37702122</text:p>
          </table:table-cell>
          <table:table-cell office:value-type="float" office:value="0.35999805">
            <text:p>0.35999805</text:p>
          </table:table-cell>
          <table:table-cell office:value-type="float" office:value="0.3726953">
            <text:p>0.3726953</text:p>
          </table:table-cell>
          <table:table-cell table:number-columns-repeated="2"/>
        </table:table-row>
        <table:table-row table:style-name="ro2">
          <table:table-cell office:value-type="float" office:value="3130">
            <text:p>3130</text:p>
          </table:table-cell>
          <table:table-cell office:value-type="float" office:value="0.39000037">
            <text:p>0.39000037</text:p>
          </table:table-cell>
          <table:table-cell office:value-type="float" office:value="0.384342">
            <text:p>0.384342</text:p>
          </table:table-cell>
          <table:table-cell office:value-type="float" office:value="0.35199806">
            <text:p>0.35199806</text:p>
          </table:table-cell>
          <table:table-cell office:value-type="float" office:value="0.45255852">
            <text:p>0.45255852</text:p>
          </table:table-cell>
          <table:table-cell table:number-columns-repeated="2"/>
        </table:table-row>
        <table:table-row table:style-name="ro2">
          <table:table-cell office:value-type="float" office:value="3135">
            <text:p>3135</text:p>
          </table:table-cell>
          <table:table-cell office:value-type="float" office:value="0.39250037">
            <text:p>0.39250037</text:p>
          </table:table-cell>
          <table:table-cell office:value-type="float" office:value="0.3806816">
            <text:p>0.3806816</text:p>
          </table:table-cell>
          <table:table-cell office:value-type="float" office:value="0.34399807">
            <text:p>0.34399807</text:p>
          </table:table-cell>
          <table:table-cell office:value-type="float" office:value="0.4791796">
            <text:p>0.4791796</text:p>
          </table:table-cell>
          <table:table-cell table:number-columns-repeated="2"/>
        </table:table-row>
        <table:table-row table:style-name="ro2">
          <table:table-cell office:value-type="float" office:value="3140">
            <text:p>3140</text:p>
          </table:table-cell>
          <table:table-cell office:value-type="float" office:value="0.39500037">
            <text:p>0.39500037</text:p>
          </table:table-cell>
          <table:table-cell office:value-type="float" office:value="0.3861722">
            <text:p>0.3861722</text:p>
          </table:table-cell>
          <table:table-cell office:value-type="float" office:value="0.3359981">
            <text:p>0.3359981</text:p>
          </table:table-cell>
          <table:table-cell office:value-type="float" office:value="0.38600576">
            <text:p>0.38600576</text:p>
          </table:table-cell>
          <table:table-cell table:number-columns-repeated="2"/>
        </table:table-row>
        <table:table-row table:style-name="ro2">
          <table:table-cell office:value-type="float" office:value="3145">
            <text:p>3145</text:p>
          </table:table-cell>
          <table:table-cell office:value-type="float" office:value="0.39750037">
            <text:p>0.39750037</text:p>
          </table:table-cell>
          <table:table-cell office:value-type="float" office:value="0.38983262">
            <text:p>0.38983262</text:p>
          </table:table-cell>
          <table:table-cell office:value-type="float" office:value="0.3279981">
            <text:p>0.3279981</text:p>
          </table:table-cell>
          <table:table-cell office:value-type="float" office:value="0.3061425">
            <text:p>0.3061425</text:p>
          </table:table-cell>
          <table:table-cell table:number-columns-repeated="2"/>
        </table:table-row>
        <table:table-row table:style-name="ro2">
          <table:table-cell office:value-type="float" office:value="3150">
            <text:p>3150</text:p>
          </table:table-cell>
          <table:table-cell office:value-type="float" office:value="0.40000036">
            <text:p>0.40000036</text:p>
          </table:table-cell>
          <table:table-cell office:value-type="float" office:value="0.3861722">
            <text:p>0.3861722</text:p>
          </table:table-cell>
          <table:table-cell office:value-type="float" office:value="0.31999812">
            <text:p>0.31999812</text:p>
          </table:table-cell>
          <table:table-cell office:value-type="float" office:value="0.35938478">
            <text:p>0.35938478</text:p>
          </table:table-cell>
          <table:table-cell table:number-columns-repeated="2"/>
        </table:table-row>
        <table:table-row table:style-name="ro2">
          <table:table-cell office:value-type="float" office:value="3155">
            <text:p>3155</text:p>
          </table:table-cell>
          <table:table-cell office:value-type="float" office:value="0.40250036">
            <text:p>0.40250036</text:p>
          </table:table-cell>
          <table:table-cell office:value-type="float" office:value="0.38800243">
            <text:p>0.38800243</text:p>
          </table:table-cell>
          <table:table-cell office:value-type="float" office:value="0.31199813">
            <text:p>0.31199813</text:p>
          </table:table-cell>
          <table:table-cell office:value-type="float" office:value="0.3993164">
            <text:p>0.3993164</text:p>
          </table:table-cell>
          <table:table-cell table:number-columns-repeated="2"/>
        </table:table-row>
        <table:table-row table:style-name="ro2">
          <table:table-cell office:value-type="float" office:value="3160">
            <text:p>3160</text:p>
          </table:table-cell>
          <table:table-cell office:value-type="float" office:value="0.40500036">
            <text:p>0.40500036</text:p>
          </table:table-cell>
          <table:table-cell office:value-type="float" office:value="0.39166284">
            <text:p>0.39166284</text:p>
          </table:table-cell>
          <table:table-cell office:value-type="float" office:value="0.30399814">
            <text:p>0.30399814</text:p>
          </table:table-cell>
          <table:table-cell office:value-type="float" office:value="0.39931634">
            <text:p>0.39931634</text:p>
          </table:table-cell>
          <table:table-cell table:number-columns-repeated="2"/>
        </table:table-row>
        <table:table-row table:style-name="ro2">
          <table:table-cell office:value-type="float" office:value="3165">
            <text:p>3165</text:p>
          </table:table-cell>
          <table:table-cell office:value-type="float" office:value="0.40750036">
            <text:p>0.40750036</text:p>
          </table:table-cell>
          <table:table-cell office:value-type="float" office:value="0.39532322">
            <text:p>0.39532322</text:p>
          </table:table-cell>
          <table:table-cell office:value-type="float" office:value="0.29599816">
            <text:p>0.29599816</text:p>
          </table:table-cell>
          <table:table-cell office:value-type="float" office:value="0.37269524">
            <text:p>0.37269524</text:p>
          </table:table-cell>
          <table:table-cell table:number-columns-repeated="2"/>
        </table:table-row>
        <table:table-row table:style-name="ro2">
          <table:table-cell office:value-type="float" office:value="3170">
            <text:p>3170</text:p>
          </table:table-cell>
          <table:table-cell office:value-type="float" office:value="0.41000035">
            <text:p>0.41000035</text:p>
          </table:table-cell>
          <table:table-cell office:value-type="float" office:value="0.411795">
            <text:p>0.411795</text:p>
          </table:table-cell>
          <table:table-cell office:value-type="float" office:value="0.28799817">
            <text:p>0.28799817</text:p>
          </table:table-cell>
          <table:table-cell office:value-type="float" office:value="0.35938478">
            <text:p>0.35938478</text:p>
          </table:table-cell>
          <table:table-cell table:number-columns-repeated="2"/>
        </table:table-row>
        <table:table-row table:style-name="ro2">
          <table:table-cell office:value-type="float" office:value="3175">
            <text:p>3175</text:p>
          </table:table-cell>
          <table:table-cell office:value-type="float" office:value="0.41250035">
            <text:p>0.41250035</text:p>
          </table:table-cell>
          <table:table-cell office:value-type="float" office:value="0.3971534">
            <text:p>0.3971534</text:p>
          </table:table-cell>
          <table:table-cell office:value-type="float" office:value="0.27999818">
            <text:p>0.27999818</text:p>
          </table:table-cell>
          <table:table-cell office:value-type="float" office:value="0.41262686">
            <text:p>0.41262686</text:p>
          </table:table-cell>
          <table:table-cell table:number-columns-repeated="2"/>
        </table:table-row>
        <table:table-row table:style-name="ro2">
          <table:table-cell office:value-type="float" office:value="3180">
            <text:p>3180</text:p>
          </table:table-cell>
          <table:table-cell office:value-type="float" office:value="0.41500035">
            <text:p>0.41500035</text:p>
          </table:table-cell>
          <table:table-cell office:value-type="float" office:value="0.402644">
            <text:p>0.402644</text:p>
          </table:table-cell>
          <table:table-cell office:value-type="float" office:value="0.2719982">
            <text:p>0.2719982</text:p>
          </table:table-cell>
          <table:table-cell office:value-type="float" office:value="0.4259374">
            <text:p>0.4259374</text:p>
          </table:table-cell>
          <table:table-cell table:number-columns-repeated="2"/>
        </table:table-row>
        <table:table-row table:style-name="ro2">
          <table:table-cell office:value-type="float" office:value="3185">
            <text:p>3185</text:p>
          </table:table-cell>
          <table:table-cell office:value-type="float" office:value="0.41750035">
            <text:p>0.41750035</text:p>
          </table:table-cell>
          <table:table-cell office:value-type="float" office:value="0.411795">
            <text:p>0.411795</text:p>
          </table:table-cell>
          <table:table-cell office:value-type="float" office:value="0.2639982">
            <text:p>0.2639982</text:p>
          </table:table-cell>
          <table:table-cell office:value-type="float" office:value="0.22627938">
            <text:p>0.22627938</text:p>
          </table:table-cell>
          <table:table-cell table:number-columns-repeated="2"/>
        </table:table-row>
        <table:table-row table:style-name="ro2">
          <table:table-cell office:value-type="float" office:value="3190">
            <text:p>3190</text:p>
          </table:table-cell>
          <table:table-cell office:value-type="float" office:value="0.42000034">
            <text:p>0.42000034</text:p>
          </table:table-cell>
          <table:table-cell office:value-type="float" office:value="0.4081346">
            <text:p>0.4081346</text:p>
          </table:table-cell>
          <table:table-cell office:value-type="float" office:value="0.25599822">
            <text:p>0.25599822</text:p>
          </table:table-cell>
          <table:table-cell office:value-type="float" office:value="0.25290045">
            <text:p>0.25290045</text:p>
          </table:table-cell>
          <table:table-cell table:number-columns-repeated="2"/>
        </table:table-row>
        <table:table-row table:style-name="ro2">
          <table:table-cell office:value-type="float" office:value="3195">
            <text:p>3195</text:p>
          </table:table-cell>
          <table:table-cell office:value-type="float" office:value="0.42250034">
            <text:p>0.42250034</text:p>
          </table:table-cell>
          <table:table-cell office:value-type="float" office:value="0.41362524">
            <text:p>0.41362524</text:p>
          </table:table-cell>
          <table:table-cell office:value-type="float" office:value="0.24799822">
            <text:p>0.24799822</text:p>
          </table:table-cell>
          <table:table-cell office:value-type="float" office:value="0.29283205">
            <text:p>0.29283205</text:p>
          </table:table-cell>
          <table:table-cell table:number-columns-repeated="2"/>
        </table:table-row>
        <table:table-row table:style-name="ro2">
          <table:table-cell office:value-type="float" office:value="3200">
            <text:p>3200</text:p>
          </table:table-cell>
          <table:table-cell office:value-type="float" office:value="0.42500034">
            <text:p>0.42500034</text:p>
          </table:table-cell>
          <table:table-cell office:value-type="float" office:value="0.42277622">
            <text:p>0.42277622</text:p>
          </table:table-cell>
          <table:table-cell office:value-type="float" office:value="0.23999822">
            <text:p>0.23999822</text:p>
          </table:table-cell>
          <table:table-cell office:value-type="float" office:value="0.22627921">
            <text:p>0.22627921</text:p>
          </table:table-cell>
          <table:table-cell table:number-columns-repeated="2"/>
        </table:table-row>
        <table:table-row table:style-name="ro2">
          <table:table-cell office:value-type="float" office:value="3205">
            <text:p>3205</text:p>
          </table:table-cell>
          <table:table-cell office:value-type="float" office:value="0.42750034">
            <text:p>0.42750034</text:p>
          </table:table-cell>
          <table:table-cell office:value-type="float" office:value="0.42277622">
            <text:p>0.42277622</text:p>
          </table:table-cell>
          <table:table-cell office:value-type="float" office:value="0.23199822">
            <text:p>0.23199822</text:p>
          </table:table-cell>
          <table:table-cell office:value-type="float" office:value="0.30614266">
            <text:p>0.30614266</text:p>
          </table:table-cell>
          <table:table-cell table:number-columns-repeated="2"/>
        </table:table-row>
        <table:table-row table:style-name="ro2">
          <table:table-cell office:value-type="float" office:value="3210">
            <text:p>3210</text:p>
          </table:table-cell>
          <table:table-cell office:value-type="float" office:value="0.43000033">
            <text:p>0.43000033</text:p>
          </table:table-cell>
          <table:table-cell office:value-type="float" office:value="0.42826682">
            <text:p>0.42826682</text:p>
          </table:table-cell>
          <table:table-cell office:value-type="float" office:value="0.22399822">
            <text:p>0.22399822</text:p>
          </table:table-cell>
          <table:table-cell office:value-type="float" office:value="0.2662109">
            <text:p>0.2662109</text:p>
          </table:table-cell>
          <table:table-cell table:number-columns-repeated="2"/>
        </table:table-row>
        <table:table-row table:style-name="ro2">
          <table:table-cell office:value-type="float" office:value="3215">
            <text:p>3215</text:p>
          </table:table-cell>
          <table:table-cell office:value-type="float" office:value="0.43250033">
            <text:p>0.43250033</text:p>
          </table:table-cell>
          <table:table-cell office:value-type="float" office:value="0.42460644">
            <text:p>0.42460644</text:p>
          </table:table-cell>
          <table:table-cell office:value-type="float" office:value="0.21599822">
            <text:p>0.21599822</text:p>
          </table:table-cell>
          <table:table-cell office:value-type="float" office:value="0.23958984">
            <text:p>0.23958984</text:p>
          </table:table-cell>
          <table:table-cell table:number-columns-repeated="2"/>
        </table:table-row>
        <table:table-row table:style-name="ro2">
          <table:table-cell office:value-type="float" office:value="3220">
            <text:p>3220</text:p>
          </table:table-cell>
          <table:table-cell office:value-type="float" office:value="0.43500033">
            <text:p>0.43500033</text:p>
          </table:table-cell>
          <table:table-cell office:value-type="float" office:value="0.41545543">
            <text:p>0.41545543</text:p>
          </table:table-cell>
          <table:table-cell office:value-type="float" office:value="0.20799822">
            <text:p>0.20799822</text:p>
          </table:table-cell>
          <table:table-cell office:value-type="float" office:value="0.11979484">
            <text:p>0.11979484</text:p>
          </table:table-cell>
          <table:table-cell table:number-columns-repeated="2"/>
        </table:table-row>
        <table:table-row table:style-name="ro2">
          <table:table-cell office:value-type="float" office:value="3225">
            <text:p>3225</text:p>
          </table:table-cell>
          <table:table-cell office:value-type="float" office:value="0.43750033">
            <text:p>0.43750033</text:p>
          </table:table-cell>
          <table:table-cell office:value-type="float" office:value="0.42094603">
            <text:p>0.42094603</text:p>
          </table:table-cell>
          <table:table-cell office:value-type="float" office:value="0.19999821">
            <text:p>0.19999821</text:p>
          </table:table-cell>
          <table:table-cell office:value-type="float" office:value="0.106484376">
            <text:p>0.106484376</text:p>
          </table:table-cell>
          <table:table-cell table:number-columns-repeated="2"/>
        </table:table-row>
        <table:table-row table:style-name="ro2">
          <table:table-cell office:value-type="float" office:value="3230">
            <text:p>3230</text:p>
          </table:table-cell>
          <table:table-cell office:value-type="float" office:value="0.44000033">
            <text:p>0.44000033</text:p>
          </table:table-cell>
          <table:table-cell office:value-type="float" office:value="0.42277622">
            <text:p>0.42277622</text:p>
          </table:table-cell>
          <table:table-cell office:value-type="float" office:value="0.19199821">
            <text:p>0.19199821</text:p>
          </table:table-cell>
          <table:table-cell office:value-type="float" office:value="0.11979484">
            <text:p>0.11979484</text:p>
          </table:table-cell>
          <table:table-cell table:number-columns-repeated="2"/>
        </table:table-row>
        <table:table-row table:style-name="ro2">
          <table:table-cell office:value-type="float" office:value="3235">
            <text:p>3235</text:p>
          </table:table-cell>
          <table:table-cell office:value-type="float" office:value="0.44250032">
            <text:p>0.44250032</text:p>
          </table:table-cell>
          <table:table-cell office:value-type="float" office:value="0.43558758">
            <text:p>0.43558758</text:p>
          </table:table-cell>
          <table:table-cell office:value-type="float" office:value="0.18399821">
            <text:p>0.18399821</text:p>
          </table:table-cell>
          <table:table-cell office:value-type="float" office:value="0.18634765">
            <text:p>0.18634765</text:p>
          </table:table-cell>
          <table:table-cell table:number-columns-repeated="2"/>
        </table:table-row>
        <table:table-row table:style-name="ro2">
          <table:table-cell office:value-type="float" office:value="3240">
            <text:p>3240</text:p>
          </table:table-cell>
          <table:table-cell office:value-type="float" office:value="0.44500032">
            <text:p>0.44500032</text:p>
          </table:table-cell>
          <table:table-cell office:value-type="float" office:value="0.43375745">
            <text:p>0.43375745</text:p>
          </table:table-cell>
          <table:table-cell office:value-type="float" office:value="0.17599821">
            <text:p>0.17599821</text:p>
          </table:table-cell>
          <table:table-cell office:value-type="float" office:value="0.19965813">
            <text:p>0.19965813</text:p>
          </table:table-cell>
          <table:table-cell table:number-columns-repeated="2"/>
        </table:table-row>
        <table:table-row table:style-name="ro2">
          <table:table-cell office:value-type="float" office:value="3245">
            <text:p>3245</text:p>
          </table:table-cell>
          <table:table-cell office:value-type="float" office:value="0.44750032">
            <text:p>0.44750032</text:p>
          </table:table-cell>
          <table:table-cell office:value-type="float" office:value="0.44656882">
            <text:p>0.44656882</text:p>
          </table:table-cell>
          <table:table-cell office:value-type="float" office:value="0.16799821">
            <text:p>0.16799821</text:p>
          </table:table-cell>
          <table:table-cell office:value-type="float" office:value="0.21296875">
            <text:p>0.21296875</text:p>
          </table:table-cell>
          <table:table-cell table:number-columns-repeated="2"/>
        </table:table-row>
        <table:table-row table:style-name="ro2">
          <table:table-cell office:value-type="float" office:value="3250">
            <text:p>3250</text:p>
          </table:table-cell>
          <table:table-cell office:value-type="float" office:value="0.45000032">
            <text:p>0.45000032</text:p>
          </table:table-cell>
          <table:table-cell office:value-type="float" office:value="0.43741783">
            <text:p>0.43741783</text:p>
          </table:table-cell>
          <table:table-cell office:value-type="float" office:value="0.15999821">
            <text:p>0.15999821</text:p>
          </table:table-cell>
          <table:table-cell office:value-type="float" office:value="0.22627921">
            <text:p>0.22627921</text:p>
          </table:table-cell>
          <table:table-cell table:number-columns-repeated="2"/>
        </table:table-row>
        <table:table-row table:style-name="ro2">
          <table:table-cell office:value-type="float" office:value="3255">
            <text:p>3255</text:p>
          </table:table-cell>
          <table:table-cell office:value-type="float" office:value="0.4525003">
            <text:p>0.4525003</text:p>
          </table:table-cell>
          <table:table-cell office:value-type="float" office:value="0.4502292">
            <text:p>0.4502292</text:p>
          </table:table-cell>
          <table:table-cell office:value-type="float" office:value="0.1519982">
            <text:p>0.1519982</text:p>
          </table:table-cell>
          <table:table-cell office:value-type="float" office:value="0.26621076">
            <text:p>0.26621076</text:p>
          </table:table-cell>
          <table:table-cell table:number-columns-repeated="2"/>
        </table:table-row>
        <table:table-row table:style-name="ro2">
          <table:table-cell office:value-type="float" office:value="3260">
            <text:p>3260</text:p>
          </table:table-cell>
          <table:table-cell office:value-type="float" office:value="0.4550003">
            <text:p>0.4550003</text:p>
          </table:table-cell>
          <table:table-cell office:value-type="float" office:value="0.44656882">
            <text:p>0.44656882</text:p>
          </table:table-cell>
          <table:table-cell office:value-type="float" office:value="0.1439982">
            <text:p>0.1439982</text:p>
          </table:table-cell>
          <table:table-cell office:value-type="float" office:value="0.21296875">
            <text:p>0.21296875</text:p>
          </table:table-cell>
          <table:table-cell table:number-columns-repeated="2"/>
        </table:table-row>
        <table:table-row table:style-name="ro2">
          <table:table-cell office:value-type="float" office:value="3265">
            <text:p>3265</text:p>
          </table:table-cell>
          <table:table-cell office:value-type="float" office:value="0.4575003">
            <text:p>0.4575003</text:p>
          </table:table-cell>
          <table:table-cell office:value-type="float" office:value="0.4630406">
            <text:p>0.4630406</text:p>
          </table:table-cell>
          <table:table-cell office:value-type="float" office:value="0.1359982">
            <text:p>0.1359982</text:p>
          </table:table-cell>
          <table:table-cell office:value-type="float" office:value="0.17303702">
            <text:p>0.17303702</text:p>
          </table:table-cell>
          <table:table-cell table:number-columns-repeated="2"/>
        </table:table-row>
        <table:table-row table:style-name="ro2">
          <table:table-cell office:value-type="float" office:value="3270">
            <text:p>3270</text:p>
          </table:table-cell>
          <table:table-cell office:value-type="float" office:value="0.4600003">
            <text:p>0.4600003</text:p>
          </table:table-cell>
          <table:table-cell office:value-type="float" office:value="0.45755005">
            <text:p>0.45755005</text:p>
          </table:table-cell>
          <table:table-cell office:value-type="float" office:value="0.1279982">
            <text:p>0.1279982</text:p>
          </table:table-cell>
          <table:table-cell office:value-type="float" office:value="0.07986328">
            <text:p>0.07986328</text:p>
          </table:table-cell>
          <table:table-cell table:number-columns-repeated="2"/>
        </table:table-row>
        <table:table-row table:style-name="ro2">
          <table:table-cell office:value-type="float" office:value="3275">
            <text:p>3275</text:p>
          </table:table-cell>
          <table:table-cell office:value-type="float" office:value="0.4625003">
            <text:p>0.4625003</text:p>
          </table:table-cell>
          <table:table-cell office:value-type="float" office:value="0.4630406">
            <text:p>0.4630406</text:p>
          </table:table-cell>
          <table:table-cell office:value-type="float" office:value="0.1199982">
            <text:p>0.1199982</text:p>
          </table:table-cell>
          <table:table-cell office:value-type="float" office:value="0.11979484">
            <text:p>0.11979484</text:p>
          </table:table-cell>
          <table:table-cell table:number-columns-repeated="2"/>
        </table:table-row>
        <table:table-row table:style-name="ro2">
          <table:table-cell office:value-type="float" office:value="3280">
            <text:p>3280</text:p>
          </table:table-cell>
          <table:table-cell office:value-type="float" office:value="0.4650003">
            <text:p>0.4650003</text:p>
          </table:table-cell>
          <table:table-cell office:value-type="float" office:value="0.4630406">
            <text:p>0.4630406</text:p>
          </table:table-cell>
          <table:table-cell office:value-type="float" office:value="0.1119982">
            <text:p>0.1119982</text:p>
          </table:table-cell>
          <table:table-cell office:value-type="float" office:value="0.11979484">
            <text:p>0.11979484</text:p>
          </table:table-cell>
          <table:table-cell table:number-columns-repeated="2"/>
        </table:table-row>
        <table:table-row table:style-name="ro2">
          <table:table-cell office:value-type="float" office:value="3285">
            <text:p>3285</text:p>
          </table:table-cell>
          <table:table-cell office:value-type="float" office:value="0.4675003">
            <text:p>0.4675003</text:p>
          </table:table-cell>
          <table:table-cell office:value-type="float" office:value="0.4612104">
            <text:p>0.4612104</text:p>
          </table:table-cell>
          <table:table-cell office:value-type="float" office:value="0.1039982">
            <text:p>0.1039982</text:p>
          </table:table-cell>
          <table:table-cell office:value-type="float" office:value="0.15972656">
            <text:p>0.15972656</text:p>
          </table:table-cell>
          <table:table-cell table:number-columns-repeated="2"/>
        </table:table-row>
        <table:table-row table:style-name="ro2">
          <table:table-cell office:value-type="float" office:value="3290">
            <text:p>3290</text:p>
          </table:table-cell>
          <table:table-cell office:value-type="float" office:value="0.4700003">
            <text:p>0.4700003</text:p>
          </table:table-cell>
          <table:table-cell office:value-type="float" office:value="0.46487078">
            <text:p>0.46487078</text:p>
          </table:table-cell>
          <table:table-cell office:value-type="float" office:value="0.0959982">
            <text:p>0.0959982</text:p>
          </table:table-cell>
          <table:table-cell office:value-type="float" office:value="0.07986328">
            <text:p>0.07986328</text:p>
          </table:table-cell>
          <table:table-cell table:number-columns-repeated="2"/>
        </table:table-row>
        <table:table-row table:style-name="ro2">
          <table:table-cell office:value-type="float" office:value="3295">
            <text:p>3295</text:p>
          </table:table-cell>
          <table:table-cell office:value-type="float" office:value="0.4725003">
            <text:p>0.4725003</text:p>
          </table:table-cell>
          <table:table-cell office:value-type="float" office:value="0.45205942">
            <text:p>0.45205942</text:p>
          </table:table-cell>
          <table:table-cell office:value-type="float" office:value="0.0879982">
            <text:p>0.0879982</text:p>
          </table:table-cell>
          <table:table-cell office:value-type="float" office:value="0.22627921">
            <text:p>0.22627921</text:p>
          </table:table-cell>
          <table:table-cell table:number-columns-repeated="2"/>
        </table:table-row>
        <table:table-row table:style-name="ro2">
          <table:table-cell office:value-type="float" office:value="3300">
            <text:p>3300</text:p>
          </table:table-cell>
          <table:table-cell office:value-type="float" office:value="0.4750003">
            <text:p>0.4750003</text:p>
          </table:table-cell>
          <table:table-cell office:value-type="float" office:value="0.45938024">
            <text:p>0.45938024</text:p>
          </table:table-cell>
          <table:table-cell office:value-type="float" office:value="0.079998195">
            <text:p>0.079998195</text:p>
          </table:table-cell>
          <table:table-cell office:value-type="float" office:value="0.11979484">
            <text:p>0.11979484</text:p>
          </table:table-cell>
          <table:table-cell table:number-columns-repeated="2"/>
        </table:table-row>
        <table:table-row table:style-name="ro2">
          <table:table-cell office:value-type="float" office:value="3305">
            <text:p>3305</text:p>
          </table:table-cell>
          <table:table-cell office:value-type="float" office:value="0.4775003">
            <text:p>0.4775003</text:p>
          </table:table-cell>
          <table:table-cell office:value-type="float" office:value="0.46304065">
            <text:p>0.46304065</text:p>
          </table:table-cell>
          <table:table-cell office:value-type="float" office:value="0.071998194">
            <text:p>0.071998194</text:p>
          </table:table-cell>
          <table:table-cell office:value-type="float" office:value="0.09317374">
            <text:p>0.09317374</text:p>
          </table:table-cell>
          <table:table-cell table:number-columns-repeated="2"/>
        </table:table-row>
        <table:table-row table:style-name="ro2">
          <table:table-cell office:value-type="float" office:value="3310">
            <text:p>3310</text:p>
          </table:table-cell>
          <table:table-cell office:value-type="float" office:value="0.4800003">
            <text:p>0.4800003</text:p>
          </table:table-cell>
          <table:table-cell office:value-type="float" office:value="0.46487078">
            <text:p>0.46487078</text:p>
          </table:table-cell>
          <table:table-cell office:value-type="float" office:value="0.06399819">
            <text:p>0.06399819</text:p>
          </table:table-cell>
          <table:table-cell office:value-type="float" office:value="0.026621094">
            <text:p>0.026621094</text:p>
          </table:table-cell>
          <table:table-cell table:number-columns-repeated="2"/>
        </table:table-row>
        <table:table-row table:style-name="ro2">
          <table:table-cell office:value-type="float" office:value="3315">
            <text:p>3315</text:p>
          </table:table-cell>
          <table:table-cell office:value-type="float" office:value="0.48250028">
            <text:p>0.48250028</text:p>
          </table:table-cell>
          <table:table-cell office:value-type="float" office:value="0.46853122">
            <text:p>0.46853122</text:p>
          </table:table-cell>
          <table:table-cell office:value-type="float" office:value="0.05599819">
            <text:p>0.05599819</text:p>
          </table:table-cell>
          <table:table-cell office:value-type="float" office:value="0.053242188">
            <text:p>0.053242188</text:p>
          </table:table-cell>
          <table:table-cell table:number-columns-repeated="2"/>
        </table:table-row>
        <table:table-row table:style-name="ro2">
          <table:table-cell office:value-type="float" office:value="3320">
            <text:p>3320</text:p>
          </table:table-cell>
          <table:table-cell office:value-type="float" office:value="0.48500028">
            <text:p>0.48500028</text:p>
          </table:table-cell>
          <table:table-cell office:value-type="float" office:value="0.46487084">
            <text:p>0.46487084</text:p>
          </table:table-cell>
          <table:table-cell office:value-type="float" office:value="0.04799819">
            <text:p>0.0479981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325">
            <text:p>3325</text:p>
          </table:table-cell>
          <table:table-cell office:value-type="float" office:value="0.48750028">
            <text:p>0.48750028</text:p>
          </table:table-cell>
          <table:table-cell office:value-type="float" office:value="0.475852">
            <text:p>0.475852</text:p>
          </table:table-cell>
          <table:table-cell office:value-type="float" office:value="0.03999819">
            <text:p>0.03999819</text:p>
          </table:table-cell>
          <table:table-cell office:value-type="float" office:value="0.053242188">
            <text:p>0.053242188</text:p>
          </table:table-cell>
          <table:table-cell table:number-columns-repeated="2"/>
        </table:table-row>
        <table:table-row table:style-name="ro2">
          <table:table-cell office:value-type="float" office:value="3330">
            <text:p>3330</text:p>
          </table:table-cell>
          <table:table-cell office:value-type="float" office:value="0.49000028">
            <text:p>0.49000028</text:p>
          </table:table-cell>
          <table:table-cell office:value-type="float" office:value="0.4813426">
            <text:p>0.4813426</text:p>
          </table:table-cell>
          <table:table-cell office:value-type="float" office:value="0.031998187">
            <text:p>0.031998187</text:p>
          </table:table-cell>
          <table:table-cell office:value-type="float" office:value="-0.039931558">
            <text:p>-0.039931558</text:p>
          </table:table-cell>
          <table:table-cell table:number-columns-repeated="2"/>
        </table:table-row>
        <table:table-row table:style-name="ro2">
          <table:table-cell office:value-type="float" office:value="3335">
            <text:p>3335</text:p>
          </table:table-cell>
          <table:table-cell office:value-type="float" office:value="0.49250028">
            <text:p>0.49250028</text:p>
          </table:table-cell>
          <table:table-cell office:value-type="float" office:value="0.4813426">
            <text:p>0.4813426</text:p>
          </table:table-cell>
          <table:table-cell office:value-type="float" office:value="0.023998186">
            <text:p>0.023998186</text:p>
          </table:table-cell>
          <table:table-cell office:value-type="float" office:value="0.06655282">
            <text:p>0.06655282</text:p>
          </table:table-cell>
          <table:table-cell table:number-columns-repeated="2"/>
        </table:table-row>
        <table:table-row table:style-name="ro2">
          <table:table-cell office:value-type="float" office:value="3340">
            <text:p>3340</text:p>
          </table:table-cell>
          <table:table-cell office:value-type="float" office:value="0.49500027">
            <text:p>0.49500027</text:p>
          </table:table-cell>
          <table:table-cell office:value-type="float" office:value="0.49232382">
            <text:p>0.49232382</text:p>
          </table:table-cell>
          <table:table-cell office:value-type="float" office:value="0.015998185">
            <text:p>0.015998185</text:p>
          </table:table-cell>
          <table:table-cell office:value-type="float" office:value="-0.013310462">
            <text:p>-0.013310462</text:p>
          </table:table-cell>
          <table:table-cell table:number-columns-repeated="2"/>
        </table:table-row>
        <table:table-row table:style-name="ro2">
          <table:table-cell office:value-type="float" office:value="3345">
            <text:p>3345</text:p>
          </table:table-cell>
          <table:table-cell office:value-type="float" office:value="0.49750027">
            <text:p>0.49750027</text:p>
          </table:table-cell>
          <table:table-cell office:value-type="float" office:value="0.4996446">
            <text:p>0.4996446</text:p>
          </table:table-cell>
          <table:table-cell office:value-type="float" office:value="0.007998184">
            <text:p>0.007998184</text:p>
          </table:table-cell>
          <table:table-cell office:value-type="float" office:value="0.039931726">
            <text:p>0.039931726</text:p>
          </table:table-cell>
          <table:table-cell table:number-columns-repeated="2"/>
        </table:table-row>
        <table:table-row table:style-name="ro2">
          <table:table-cell office:value-type="float" office:value="3350">
            <text:p>3350</text:p>
          </table:table-cell>
          <table:table-cell office:value-type="float" office:value="0.5">
            <text:p>0.5</text:p>
          </table:table-cell>
          <table:table-cell office:value-type="float" office:value="0.5014748">
            <text:p>0.5014748</text:p>
          </table:table-cell>
          <table:table-cell office:value-type="float" office:value="-0.000001816079">
            <text:p>-1.816079E-006</text:p>
          </table:table-cell>
          <table:table-cell office:value-type="float" office:value="-0.053242188">
            <text:p>-0.053242188</text:p>
          </table:table-cell>
          <table:table-cell table:number-columns-repeated="2"/>
        </table:table-row>
        <table:table-row table:style-name="ro2">
          <table:table-cell office:value-type="float" office:value="3355">
            <text:p>3355</text:p>
          </table:table-cell>
          <table:table-cell office:value-type="float" office:value="0.5">
            <text:p>0.5</text:p>
          </table:table-cell>
          <table:table-cell office:value-type="float" office:value="0.50147486">
            <text:p>0.50147486</text:p>
          </table:table-cell>
          <table:table-cell office:value-type="float" office:value="-0.008001816">
            <text:p>-0.008001816</text:p>
          </table:table-cell>
          <table:table-cell office:value-type="float" office:value="-0.07986328">
            <text:p>-0.07986328</text:p>
          </table:table-cell>
          <table:table-cell table:number-columns-repeated="2"/>
        </table:table-row>
        <table:table-row table:style-name="ro2">
          <table:table-cell office:value-type="float" office:value="3360">
            <text:p>3360</text:p>
          </table:table-cell>
          <table:table-cell office:value-type="float" office:value="0.5">
            <text:p>0.5</text:p>
          </table:table-cell>
          <table:table-cell office:value-type="float" office:value="0.4996446">
            <text:p>0.4996446</text:p>
          </table:table-cell>
          <table:table-cell office:value-type="float" office:value="-0.016001817">
            <text:p>-0.016001817</text:p>
          </table:table-cell>
          <table:table-cell office:value-type="float" office:value="-0.066552654">
            <text:p>-0.066552654</text:p>
          </table:table-cell>
          <table:table-cell table:number-columns-repeated="2"/>
        </table:table-row>
        <table:table-row table:style-name="ro2">
          <table:table-cell office:value-type="float" office:value="3365">
            <text:p>3365</text:p>
          </table:table-cell>
          <table:table-cell office:value-type="float" office:value="0.5">
            <text:p>0.5</text:p>
          </table:table-cell>
          <table:table-cell office:value-type="float" office:value="0.4996446">
            <text:p>0.4996446</text:p>
          </table:table-cell>
          <table:table-cell office:value-type="float" office:value="-0.024001818">
            <text:p>-0.024001818</text:p>
          </table:table-cell>
          <table:table-cell office:value-type="float" office:value="-0.039931726">
            <text:p>-0.039931726</text:p>
          </table:table-cell>
          <table:table-cell table:number-columns-repeated="2"/>
        </table:table-row>
        <table:table-row table:style-name="ro2">
          <table:table-cell office:value-type="float" office:value="3370">
            <text:p>3370</text:p>
          </table:table-cell>
          <table:table-cell office:value-type="float" office:value="0.5">
            <text:p>0.5</text:p>
          </table:table-cell>
          <table:table-cell office:value-type="float" office:value="0.494154">
            <text:p>0.494154</text:p>
          </table:table-cell>
          <table:table-cell office:value-type="float" office:value="-0.03200182">
            <text:p>-0.0320018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375">
            <text:p>3375</text:p>
          </table:table-cell>
          <table:table-cell office:value-type="float" office:value="0.5">
            <text:p>0.5</text:p>
          </table:table-cell>
          <table:table-cell office:value-type="float" office:value="0.49232382">
            <text:p>0.49232382</text:p>
          </table:table-cell>
          <table:table-cell office:value-type="float" office:value="-0.04000182">
            <text:p>-0.04000182</text:p>
          </table:table-cell>
          <table:table-cell office:value-type="float" office:value="-0.066552654">
            <text:p>-0.066552654</text:p>
          </table:table-cell>
          <table:table-cell table:number-columns-repeated="2"/>
        </table:table-row>
        <table:table-row table:style-name="ro2">
          <table:table-cell office:value-type="float" office:value="3380">
            <text:p>3380</text:p>
          </table:table-cell>
          <table:table-cell office:value-type="float" office:value="0.5">
            <text:p>0.5</text:p>
          </table:table-cell>
          <table:table-cell office:value-type="float" office:value="0.4996446">
            <text:p>0.4996446</text:p>
          </table:table-cell>
          <table:table-cell office:value-type="float" office:value="-0.048001822">
            <text:p>-0.048001822</text:p>
          </table:table-cell>
          <table:table-cell office:value-type="float" office:value="-0.013310462">
            <text:p>-0.013310462</text:p>
          </table:table-cell>
          <table:table-cell table:number-columns-repeated="2"/>
        </table:table-row>
        <table:table-row table:style-name="ro2">
          <table:table-cell office:value-type="float" office:value="3385">
            <text:p>3385</text:p>
          </table:table-cell>
          <table:table-cell office:value-type="float" office:value="0.5">
            <text:p>0.5</text:p>
          </table:table-cell>
          <table:table-cell office:value-type="float" office:value="0.49781436">
            <text:p>0.49781436</text:p>
          </table:table-cell>
          <table:table-cell office:value-type="float" office:value="-0.056001823">
            <text:p>-0.056001823</text:p>
          </table:table-cell>
          <table:table-cell office:value-type="float" office:value="-0.13310546">
            <text:p>-0.13310546</text:p>
          </table:table-cell>
          <table:table-cell table:number-columns-repeated="2"/>
        </table:table-row>
        <table:table-row table:style-name="ro2">
          <table:table-cell office:value-type="float" office:value="3390">
            <text:p>3390</text:p>
          </table:table-cell>
          <table:table-cell office:value-type="float" office:value="0.5">
            <text:p>0.5</text:p>
          </table:table-cell>
          <table:table-cell office:value-type="float" office:value="0.5014748">
            <text:p>0.5014748</text:p>
          </table:table-cell>
          <table:table-cell office:value-type="float" office:value="-0.06400182">
            <text:p>-0.06400182</text:p>
          </table:table-cell>
          <table:table-cell office:value-type="float" office:value="-0.053242188">
            <text:p>-0.053242188</text:p>
          </table:table-cell>
          <table:table-cell table:number-columns-repeated="2"/>
        </table:table-row>
        <table:table-row table:style-name="ro2">
          <table:table-cell office:value-type="float" office:value="3395">
            <text:p>3395</text:p>
          </table:table-cell>
          <table:table-cell office:value-type="float" office:value="0.5">
            <text:p>0.5</text:p>
          </table:table-cell>
          <table:table-cell office:value-type="float" office:value="0.512456">
            <text:p>0.512456</text:p>
          </table:table-cell>
          <table:table-cell office:value-type="float" office:value="-0.07200182">
            <text:p>-0.07200182</text:p>
          </table:table-cell>
          <table:table-cell office:value-type="float" office:value="-0.106484376">
            <text:p>-0.106484376</text:p>
          </table:table-cell>
          <table:table-cell table:number-columns-repeated="2"/>
        </table:table-row>
        <table:table-row table:style-name="ro2">
          <table:table-cell office:value-type="float" office:value="3400">
            <text:p>3400</text:p>
          </table:table-cell>
          <table:table-cell office:value-type="float" office:value="0.5">
            <text:p>0.5</text:p>
          </table:table-cell>
          <table:table-cell office:value-type="float" office:value="0.5014748">
            <text:p>0.5014748</text:p>
          </table:table-cell>
          <table:table-cell office:value-type="float" office:value="-0.08000182">
            <text:p>-0.08000182</text:p>
          </table:table-cell>
          <table:table-cell office:value-type="float" office:value="0.053242188">
            <text:p>0.053242188</text:p>
          </table:table-cell>
          <table:table-cell table:number-columns-repeated="2"/>
        </table:table-row>
        <table:table-row table:style-name="ro2">
          <table:table-cell office:value-type="float" office:value="3405">
            <text:p>3405</text:p>
          </table:table-cell>
          <table:table-cell office:value-type="float" office:value="0.5">
            <text:p>0.5</text:p>
          </table:table-cell>
          <table:table-cell office:value-type="float" office:value="0.5142862">
            <text:p>0.5142862</text:p>
          </table:table-cell>
          <table:table-cell office:value-type="float" office:value="-0.088001825">
            <text:p>-0.088001825</text:p>
          </table:table-cell>
          <table:table-cell office:value-type="float" office:value="-0.09317391">
            <text:p>-0.09317391</text:p>
          </table:table-cell>
          <table:table-cell table:number-columns-repeated="2"/>
        </table:table-row>
        <table:table-row table:style-name="ro2">
          <table:table-cell office:value-type="float" office:value="3410">
            <text:p>3410</text:p>
          </table:table-cell>
          <table:table-cell office:value-type="float" office:value="0.5">
            <text:p>0.5</text:p>
          </table:table-cell>
          <table:table-cell office:value-type="float" office:value="0.50330496">
            <text:p>0.50330496</text:p>
          </table:table-cell>
          <table:table-cell office:value-type="float" office:value="-0.096001826">
            <text:p>-0.096001826</text:p>
          </table:table-cell>
          <table:table-cell office:value-type="float" office:value="0.013310632">
            <text:p>0.013310632</text:p>
          </table:table-cell>
          <table:table-cell table:number-columns-repeated="2"/>
        </table:table-row>
        <table:table-row table:style-name="ro2">
          <table:table-cell office:value-type="float" office:value="3415">
            <text:p>3415</text:p>
          </table:table-cell>
          <table:table-cell office:value-type="float" office:value="0.5">
            <text:p>0.5</text:p>
          </table:table-cell>
          <table:table-cell office:value-type="float" office:value="0.5142862">
            <text:p>0.5142862</text:p>
          </table:table-cell>
          <table:table-cell office:value-type="float" office:value="-0.10400183">
            <text:p>-0.10400183</text:p>
          </table:table-cell>
          <table:table-cell office:value-type="float" office:value="-0.1464161">
            <text:p>-0.1464161</text:p>
          </table:table-cell>
          <table:table-cell table:number-columns-repeated="2"/>
        </table:table-row>
        <table:table-row table:style-name="ro2">
          <table:table-cell office:value-type="float" office:value="3420">
            <text:p>3420</text:p>
          </table:table-cell>
          <table:table-cell office:value-type="float" office:value="0.5">
            <text:p>0.5</text:p>
          </table:table-cell>
          <table:table-cell office:value-type="float" office:value="0.5142862">
            <text:p>0.5142862</text:p>
          </table:table-cell>
          <table:table-cell office:value-type="float" office:value="-0.11200183">
            <text:p>-0.11200183</text:p>
          </table:table-cell>
          <table:table-cell office:value-type="float" office:value="-0.1464161">
            <text:p>-0.1464161</text:p>
          </table:table-cell>
          <table:table-cell table:number-columns-repeated="2"/>
        </table:table-row>
        <table:table-row table:style-name="ro2">
          <table:table-cell office:value-type="float" office:value="3425">
            <text:p>3425</text:p>
          </table:table-cell>
          <table:table-cell office:value-type="float" office:value="0.5">
            <text:p>0.5</text:p>
          </table:table-cell>
          <table:table-cell office:value-type="float" office:value="0.5142862">
            <text:p>0.5142862</text:p>
          </table:table-cell>
          <table:table-cell office:value-type="float" office:value="-0.12000183">
            <text:p>-0.12000183</text:p>
          </table:table-cell>
          <table:table-cell office:value-type="float" office:value="-0.19965829">
            <text:p>-0.19965829</text:p>
          </table:table-cell>
          <table:table-cell table:number-columns-repeated="2"/>
        </table:table-row>
        <table:table-row table:style-name="ro2">
          <table:table-cell office:value-type="float" office:value="3430">
            <text:p>3430</text:p>
          </table:table-cell>
          <table:table-cell office:value-type="float" office:value="0.5">
            <text:p>0.5</text:p>
          </table:table-cell>
          <table:table-cell office:value-type="float" office:value="0.512456">
            <text:p>0.512456</text:p>
          </table:table-cell>
          <table:table-cell office:value-type="float" office:value="-0.12800182">
            <text:p>-0.12800182</text:p>
          </table:table-cell>
          <table:table-cell office:value-type="float" office:value="-0.23958984">
            <text:p>-0.23958984</text:p>
          </table:table-cell>
          <table:table-cell table:number-columns-repeated="2"/>
        </table:table-row>
        <table:table-row table:style-name="ro2">
          <table:table-cell office:value-type="float" office:value="3435">
            <text:p>3435</text:p>
          </table:table-cell>
          <table:table-cell office:value-type="float" office:value="0.5">
            <text:p>0.5</text:p>
          </table:table-cell>
          <table:table-cell office:value-type="float" office:value="0.49781442">
            <text:p>0.49781442</text:p>
          </table:table-cell>
          <table:table-cell office:value-type="float" office:value="-0.13600183">
            <text:p>-0.13600183</text:p>
          </table:table-cell>
          <table:table-cell office:value-type="float" office:value="-0.106484376">
            <text:p>-0.106484376</text:p>
          </table:table-cell>
          <table:table-cell table:number-columns-repeated="2"/>
        </table:table-row>
        <table:table-row table:style-name="ro2">
          <table:table-cell office:value-type="float" office:value="3440">
            <text:p>3440</text:p>
          </table:table-cell>
          <table:table-cell office:value-type="float" office:value="0.5">
            <text:p>0.5</text:p>
          </table:table-cell>
          <table:table-cell office:value-type="float" office:value="0.51062584">
            <text:p>0.51062584</text:p>
          </table:table-cell>
          <table:table-cell office:value-type="float" office:value="-0.14400183">
            <text:p>-0.14400183</text:p>
          </table:table-cell>
          <table:table-cell office:value-type="float" office:value="-0.19965813">
            <text:p>-0.19965813</text:p>
          </table:table-cell>
          <table:table-cell table:number-columns-repeated="2"/>
        </table:table-row>
        <table:table-row table:style-name="ro2">
          <table:table-cell office:value-type="float" office:value="3445">
            <text:p>3445</text:p>
          </table:table-cell>
          <table:table-cell office:value-type="float" office:value="0.5">
            <text:p>0.5</text:p>
          </table:table-cell>
          <table:table-cell office:value-type="float" office:value="0.48683318">
            <text:p>0.48683318</text:p>
          </table:table-cell>
          <table:table-cell office:value-type="float" office:value="-0.15200183">
            <text:p>-0.15200183</text:p>
          </table:table-cell>
          <table:table-cell office:value-type="float" office:value="-0.053242188">
            <text:p>-0.053242188</text:p>
          </table:table-cell>
          <table:table-cell table:number-columns-repeated="2"/>
        </table:table-row>
        <table:table-row table:style-name="ro2">
          <table:table-cell office:value-type="float" office:value="3450">
            <text:p>3450</text:p>
          </table:table-cell>
          <table:table-cell office:value-type="float" office:value="0.5">
            <text:p>0.5</text:p>
          </table:table-cell>
          <table:table-cell office:value-type="float" office:value="0.50513524">
            <text:p>0.50513524</text:p>
          </table:table-cell>
          <table:table-cell office:value-type="float" office:value="-0.16000183">
            <text:p>-0.16000183</text:p>
          </table:table-cell>
          <table:table-cell office:value-type="float" office:value="-0.13310546">
            <text:p>-0.13310546</text:p>
          </table:table-cell>
          <table:table-cell table:number-columns-repeated="2"/>
        </table:table-row>
        <table:table-row table:style-name="ro2">
          <table:table-cell office:value-type="float" office:value="3455">
            <text:p>3455</text:p>
          </table:table-cell>
          <table:table-cell office:value-type="float" office:value="0.5">
            <text:p>0.5</text:p>
          </table:table-cell>
          <table:table-cell office:value-type="float" office:value="0.4996446">
            <text:p>0.4996446</text:p>
          </table:table-cell>
          <table:table-cell office:value-type="float" office:value="-0.16800183">
            <text:p>-0.16800183</text:p>
          </table:table-cell>
          <table:table-cell office:value-type="float" office:value="-0.09317391">
            <text:p>-0.09317391</text:p>
          </table:table-cell>
          <table:table-cell table:number-columns-repeated="2"/>
        </table:table-row>
        <table:table-row table:style-name="ro2">
          <table:table-cell office:value-type="float" office:value="3460">
            <text:p>3460</text:p>
          </table:table-cell>
          <table:table-cell office:value-type="float" office:value="0.5">
            <text:p>0.5</text:p>
          </table:table-cell>
          <table:table-cell office:value-type="float" office:value="0.5069654">
            <text:p>0.5069654</text:p>
          </table:table-cell>
          <table:table-cell office:value-type="float" office:value="-0.17600183">
            <text:p>-0.17600183</text:p>
          </table:table-cell>
          <table:table-cell office:value-type="float" office:value="-0.1464161">
            <text:p>-0.1464161</text:p>
          </table:table-cell>
          <table:table-cell table:number-columns-repeated="2"/>
        </table:table-row>
        <table:table-row table:style-name="ro2">
          <table:table-cell office:value-type="float" office:value="3465">
            <text:p>3465</text:p>
          </table:table-cell>
          <table:table-cell office:value-type="float" office:value="0.5">
            <text:p>0.5</text:p>
          </table:table-cell>
          <table:table-cell office:value-type="float" office:value="0.4996446">
            <text:p>0.4996446</text:p>
          </table:table-cell>
          <table:table-cell office:value-type="float" office:value="-0.18400183">
            <text:p>-0.18400183</text:p>
          </table:table-cell>
          <table:table-cell office:value-type="float" office:value="-0.1464161">
            <text:p>-0.1464161</text:p>
          </table:table-cell>
          <table:table-cell table:number-columns-repeated="2"/>
        </table:table-row>
        <table:table-row table:style-name="ro2">
          <table:table-cell office:value-type="float" office:value="3470">
            <text:p>3470</text:p>
          </table:table-cell>
          <table:table-cell office:value-type="float" office:value="0.5">
            <text:p>0.5</text:p>
          </table:table-cell>
          <table:table-cell office:value-type="float" office:value="0.494154">
            <text:p>0.494154</text:p>
          </table:table-cell>
          <table:table-cell office:value-type="float" office:value="-0.19200183">
            <text:p>-0.19200183</text:p>
          </table:table-cell>
          <table:table-cell office:value-type="float" office:value="-0.13310546">
            <text:p>-0.13310546</text:p>
          </table:table-cell>
          <table:table-cell table:number-columns-repeated="2"/>
        </table:table-row>
        <table:table-row table:style-name="ro2">
          <table:table-cell office:value-type="float" office:value="3475">
            <text:p>3475</text:p>
          </table:table-cell>
          <table:table-cell office:value-type="float" office:value="0.5">
            <text:p>0.5</text:p>
          </table:table-cell>
          <table:table-cell office:value-type="float" office:value="0.49781436">
            <text:p>0.49781436</text:p>
          </table:table-cell>
          <table:table-cell office:value-type="float" office:value="-0.20000184">
            <text:p>-0.20000184</text:p>
          </table:table-cell>
          <table:table-cell office:value-type="float" office:value="-0.18634765">
            <text:p>-0.18634765</text:p>
          </table:table-cell>
          <table:table-cell table:number-columns-repeated="2"/>
        </table:table-row>
        <table:table-row table:style-name="ro2">
          <table:table-cell office:value-type="float" office:value="3480">
            <text:p>3480</text:p>
          </table:table-cell>
          <table:table-cell office:value-type="float" office:value="0.5">
            <text:p>0.5</text:p>
          </table:table-cell>
          <table:table-cell office:value-type="float" office:value="0.48866338">
            <text:p>0.48866338</text:p>
          </table:table-cell>
          <table:table-cell office:value-type="float" office:value="-0.20800184">
            <text:p>-0.20800184</text:p>
          </table:table-cell>
          <table:table-cell office:value-type="float" office:value="-0.06655282">
            <text:p>-0.06655282</text:p>
          </table:table-cell>
          <table:table-cell table:number-columns-repeated="2"/>
        </table:table-row>
        <table:table-row table:style-name="ro2">
          <table:table-cell office:value-type="float" office:value="3485">
            <text:p>3485</text:p>
          </table:table-cell>
          <table:table-cell office:value-type="float" office:value="0.5">
            <text:p>0.5</text:p>
          </table:table-cell>
          <table:table-cell office:value-type="float" office:value="0.4996446">
            <text:p>0.4996446</text:p>
          </table:table-cell>
          <table:table-cell office:value-type="float" office:value="-0.21600184">
            <text:p>-0.21600184</text:p>
          </table:table-cell>
          <table:table-cell office:value-type="float" office:value="-0.1464161">
            <text:p>-0.1464161</text:p>
          </table:table-cell>
          <table:table-cell table:number-columns-repeated="2"/>
        </table:table-row>
        <table:table-row table:style-name="ro2">
          <table:table-cell office:value-type="float" office:value="3490">
            <text:p>3490</text:p>
          </table:table-cell>
          <table:table-cell office:value-type="float" office:value="0.5">
            <text:p>0.5</text:p>
          </table:table-cell>
          <table:table-cell office:value-type="float" office:value="0.49232382">
            <text:p>0.49232382</text:p>
          </table:table-cell>
          <table:table-cell office:value-type="float" office:value="-0.22400184">
            <text:p>-0.22400184</text:p>
          </table:table-cell>
          <table:table-cell office:value-type="float" office:value="-0.09317391">
            <text:p>-0.09317391</text:p>
          </table:table-cell>
          <table:table-cell table:number-columns-repeated="2"/>
        </table:table-row>
        <table:table-row table:style-name="ro2">
          <table:table-cell office:value-type="float" office:value="3495">
            <text:p>3495</text:p>
          </table:table-cell>
          <table:table-cell office:value-type="float" office:value="0.5">
            <text:p>0.5</text:p>
          </table:table-cell>
          <table:table-cell office:value-type="float" office:value="0.50513524">
            <text:p>0.50513524</text:p>
          </table:table-cell>
          <table:table-cell office:value-type="float" office:value="-0.23200184">
            <text:p>-0.23200184</text:p>
          </table:table-cell>
          <table:table-cell office:value-type="float" office:value="-0.13310546">
            <text:p>-0.13310546</text:p>
          </table:table-cell>
          <table:table-cell table:number-columns-repeated="2"/>
        </table:table-row>
        <table:table-row table:style-name="ro2">
          <table:table-cell office:value-type="float" office:value="3500">
            <text:p>3500</text:p>
          </table:table-cell>
          <table:table-cell office:value-type="float" office:value="0.5">
            <text:p>0.5</text:p>
          </table:table-cell>
          <table:table-cell office:value-type="float" office:value="0.48683324">
            <text:p>0.48683324</text:p>
          </table:table-cell>
          <table:table-cell office:value-type="float" office:value="-0.24000184">
            <text:p>-0.24000184</text:p>
          </table:table-cell>
          <table:table-cell office:value-type="float" office:value="-0.15972638">
            <text:p>-0.15972638</text:p>
          </table:table-cell>
          <table:table-cell table:number-columns-repeated="2"/>
        </table:table-row>
        <table:table-row table:style-name="ro2">
          <table:table-cell office:value-type="float" office:value="3505">
            <text:p>3505</text:p>
          </table:table-cell>
          <table:table-cell office:value-type="float" office:value="0.5">
            <text:p>0.5</text:p>
          </table:table-cell>
          <table:table-cell office:value-type="float" office:value="0.4996446">
            <text:p>0.4996446</text:p>
          </table:table-cell>
          <table:table-cell office:value-type="float" office:value="-0.24800184">
            <text:p>-0.24800184</text:p>
          </table:table-cell>
          <table:table-cell office:value-type="float" office:value="-0.19965829">
            <text:p>-0.19965829</text:p>
          </table:table-cell>
          <table:table-cell table:number-columns-repeated="2"/>
        </table:table-row>
        <table:table-row table:style-name="ro2">
          <table:table-cell office:value-type="float" office:value="3510">
            <text:p>3510</text:p>
          </table:table-cell>
          <table:table-cell office:value-type="float" office:value="0.5">
            <text:p>0.5</text:p>
          </table:table-cell>
          <table:table-cell office:value-type="float" office:value="0.49781436">
            <text:p>0.49781436</text:p>
          </table:table-cell>
          <table:table-cell office:value-type="float" office:value="-0.25600183">
            <text:p>-0.25600183</text:p>
          </table:table-cell>
          <table:table-cell office:value-type="float" office:value="-0.18634765">
            <text:p>-0.18634765</text:p>
          </table:table-cell>
          <table:table-cell table:number-columns-repeated="2"/>
        </table:table-row>
        <table:table-row table:style-name="ro2">
          <table:table-cell office:value-type="float" office:value="3515">
            <text:p>3515</text:p>
          </table:table-cell>
          <table:table-cell office:value-type="float" office:value="0.5">
            <text:p>0.5</text:p>
          </table:table-cell>
          <table:table-cell office:value-type="float" office:value="0.5014748">
            <text:p>0.5014748</text:p>
          </table:table-cell>
          <table:table-cell office:value-type="float" office:value="-0.26400182">
            <text:p>-0.26400182</text:p>
          </table:table-cell>
          <table:table-cell office:value-type="float" office:value="-0.21296875">
            <text:p>-0.21296875</text:p>
          </table:table-cell>
          <table:table-cell table:number-columns-repeated="2"/>
        </table:table-row>
        <table:table-row table:style-name="ro2">
          <table:table-cell office:value-type="float" office:value="3520">
            <text:p>3520</text:p>
          </table:table-cell>
          <table:table-cell office:value-type="float" office:value="0.5">
            <text:p>0.5</text:p>
          </table:table-cell>
          <table:table-cell office:value-type="float" office:value="0.48866338">
            <text:p>0.48866338</text:p>
          </table:table-cell>
          <table:table-cell office:value-type="float" office:value="-0.2720018">
            <text:p>-0.2720018</text:p>
          </table:table-cell>
          <table:table-cell office:value-type="float" office:value="-0.14641592">
            <text:p>-0.14641592</text:p>
          </table:table-cell>
          <table:table-cell table:number-columns-repeated="2"/>
        </table:table-row>
        <table:table-row table:style-name="ro2">
          <table:table-cell office:value-type="float" office:value="3525">
            <text:p>3525</text:p>
          </table:table-cell>
          <table:table-cell office:value-type="float" office:value="0.5">
            <text:p>0.5</text:p>
          </table:table-cell>
          <table:table-cell office:value-type="float" office:value="0.49781436">
            <text:p>0.49781436</text:p>
          </table:table-cell>
          <table:table-cell office:value-type="float" office:value="-0.2800018">
            <text:p>-0.2800018</text:p>
          </table:table-cell>
          <table:table-cell office:value-type="float" office:value="-0.18634765">
            <text:p>-0.18634765</text:p>
          </table:table-cell>
          <table:table-cell table:number-columns-repeated="2"/>
        </table:table-row>
        <table:table-row table:style-name="ro2">
          <table:table-cell office:value-type="float" office:value="3530">
            <text:p>3530</text:p>
          </table:table-cell>
          <table:table-cell office:value-type="float" office:value="0.5">
            <text:p>0.5</text:p>
          </table:table-cell>
          <table:table-cell office:value-type="float" office:value="0.494154">
            <text:p>0.494154</text:p>
          </table:table-cell>
          <table:table-cell office:value-type="float" office:value="-0.28800178">
            <text:p>-0.28800178</text:p>
          </table:table-cell>
          <table:table-cell office:value-type="float" office:value="-0.31945297">
            <text:p>-0.31945297</text:p>
          </table:table-cell>
          <table:table-cell table:number-columns-repeated="2"/>
        </table:table-row>
        <table:table-row table:style-name="ro2">
          <table:table-cell office:value-type="float" office:value="3535">
            <text:p>3535</text:p>
          </table:table-cell>
          <table:table-cell office:value-type="float" office:value="0.5">
            <text:p>0.5</text:p>
          </table:table-cell>
          <table:table-cell office:value-type="float" office:value="0.48683324">
            <text:p>0.48683324</text:p>
          </table:table-cell>
          <table:table-cell office:value-type="float" office:value="-0.29600176">
            <text:p>-0.29600176</text:p>
          </table:table-cell>
          <table:table-cell office:value-type="float" office:value="-0.34607422">
            <text:p>-0.34607422</text:p>
          </table:table-cell>
          <table:table-cell table:number-columns-repeated="2"/>
        </table:table-row>
        <table:table-row table:style-name="ro2">
          <table:table-cell office:value-type="float" office:value="3540">
            <text:p>3540</text:p>
          </table:table-cell>
          <table:table-cell office:value-type="float" office:value="0.5">
            <text:p>0.5</text:p>
          </table:table-cell>
          <table:table-cell office:value-type="float" office:value="0.48683324">
            <text:p>0.48683324</text:p>
          </table:table-cell>
          <table:table-cell office:value-type="float" office:value="-0.30400175">
            <text:p>-0.30400175</text:p>
          </table:table-cell>
          <table:table-cell office:value-type="float" office:value="-0.31945297">
            <text:p>-0.31945297</text:p>
          </table:table-cell>
          <table:table-cell table:number-columns-repeated="2"/>
        </table:table-row>
        <table:table-row table:style-name="ro2">
          <table:table-cell office:value-type="float" office:value="3545">
            <text:p>3545</text:p>
          </table:table-cell>
          <table:table-cell office:value-type="float" office:value="0.5">
            <text:p>0.5</text:p>
          </table:table-cell>
          <table:table-cell office:value-type="float" office:value="0.4813426">
            <text:p>0.4813426</text:p>
          </table:table-cell>
          <table:table-cell office:value-type="float" office:value="-0.31200173">
            <text:p>-0.31200173</text:p>
          </table:table-cell>
          <table:table-cell office:value-type="float" office:value="-0.27952138">
            <text:p>-0.27952138</text:p>
          </table:table-cell>
          <table:table-cell table:number-columns-repeated="2"/>
        </table:table-row>
        <table:table-row table:style-name="ro2">
          <table:table-cell office:value-type="float" office:value="3550">
            <text:p>3550</text:p>
          </table:table-cell>
          <table:table-cell office:value-type="float" office:value="0.5">
            <text:p>0.5</text:p>
          </table:table-cell>
          <table:table-cell office:value-type="float" office:value="0.485003">
            <text:p>0.485003</text:p>
          </table:table-cell>
          <table:table-cell office:value-type="float" office:value="-0.32000172">
            <text:p>-0.32000172</text:p>
          </table:table-cell>
          <table:table-cell office:value-type="float" office:value="-0.2529003">
            <text:p>-0.2529003</text:p>
          </table:table-cell>
          <table:table-cell table:number-columns-repeated="2"/>
        </table:table-row>
        <table:table-row table:style-name="ro2">
          <table:table-cell office:value-type="float" office:value="3555">
            <text:p>3555</text:p>
          </table:table-cell>
          <table:table-cell office:value-type="float" office:value="0.5">
            <text:p>0.5</text:p>
          </table:table-cell>
          <table:table-cell office:value-type="float" office:value="0.48866338">
            <text:p>0.48866338</text:p>
          </table:table-cell>
          <table:table-cell office:value-type="float" office:value="-0.3280017">
            <text:p>-0.3280017</text:p>
          </table:table-cell>
          <table:table-cell office:value-type="float" office:value="-0.19965813">
            <text:p>-0.19965813</text:p>
          </table:table-cell>
          <table:table-cell table:number-columns-repeated="2"/>
        </table:table-row>
        <table:table-row table:style-name="ro2">
          <table:table-cell office:value-type="float" office:value="3560">
            <text:p>3560</text:p>
          </table:table-cell>
          <table:table-cell office:value-type="float" office:value="0.5">
            <text:p>0.5</text:p>
          </table:table-cell>
          <table:table-cell office:value-type="float" office:value="0.48866343">
            <text:p>0.48866343</text:p>
          </table:table-cell>
          <table:table-cell office:value-type="float" office:value="-0.3360017">
            <text:p>-0.3360017</text:p>
          </table:table-cell>
          <table:table-cell office:value-type="float" office:value="-0.22627921">
            <text:p>-0.22627921</text:p>
          </table:table-cell>
          <table:table-cell table:number-columns-repeated="2"/>
        </table:table-row>
        <table:table-row table:style-name="ro2">
          <table:table-cell office:value-type="float" office:value="3565">
            <text:p>3565</text:p>
          </table:table-cell>
          <table:table-cell office:value-type="float" office:value="0.5">
            <text:p>0.5</text:p>
          </table:table-cell>
          <table:table-cell office:value-type="float" office:value="0.49781442">
            <text:p>0.49781442</text:p>
          </table:table-cell>
          <table:table-cell office:value-type="float" office:value="-0.34400168">
            <text:p>-0.34400168</text:p>
          </table:table-cell>
          <table:table-cell office:value-type="float" office:value="-0.2662109">
            <text:p>-0.2662109</text:p>
          </table:table-cell>
          <table:table-cell table:number-columns-repeated="2"/>
        </table:table-row>
        <table:table-row table:style-name="ro2">
          <table:table-cell office:value-type="float" office:value="3570">
            <text:p>3570</text:p>
          </table:table-cell>
          <table:table-cell office:value-type="float" office:value="0.5">
            <text:p>0.5</text:p>
          </table:table-cell>
          <table:table-cell office:value-type="float" office:value="0.48866343">
            <text:p>0.48866343</text:p>
          </table:table-cell>
          <table:table-cell office:value-type="float" office:value="-0.35200167">
            <text:p>-0.35200167</text:p>
          </table:table-cell>
          <table:table-cell office:value-type="float" office:value="-0.17303702">
            <text:p>-0.17303702</text:p>
          </table:table-cell>
          <table:table-cell table:number-columns-repeated="2"/>
        </table:table-row>
        <table:table-row table:style-name="ro2">
          <table:table-cell office:value-type="float" office:value="3575">
            <text:p>3575</text:p>
          </table:table-cell>
          <table:table-cell office:value-type="float" office:value="0.5">
            <text:p>0.5</text:p>
          </table:table-cell>
          <table:table-cell office:value-type="float" office:value="0.50513524">
            <text:p>0.50513524</text:p>
          </table:table-cell>
          <table:table-cell office:value-type="float" office:value="-0.36000165">
            <text:p>-0.36000165</text:p>
          </table:table-cell>
          <table:table-cell office:value-type="float" office:value="-0.31945312">
            <text:p>-0.31945312</text:p>
          </table:table-cell>
          <table:table-cell table:number-columns-repeated="2"/>
        </table:table-row>
        <table:table-row table:style-name="ro2">
          <table:table-cell office:value-type="float" office:value="3580">
            <text:p>3580</text:p>
          </table:table-cell>
          <table:table-cell office:value-type="float" office:value="0.5">
            <text:p>0.5</text:p>
          </table:table-cell>
          <table:table-cell office:value-type="float" office:value="0.49781442">
            <text:p>0.49781442</text:p>
          </table:table-cell>
          <table:table-cell office:value-type="float" office:value="-0.36800164">
            <text:p>-0.36800164</text:p>
          </table:table-cell>
          <table:table-cell office:value-type="float" office:value="-0.23958968">
            <text:p>-0.23958968</text:p>
          </table:table-cell>
          <table:table-cell table:number-columns-repeated="2"/>
        </table:table-row>
        <table:table-row table:style-name="ro2">
          <table:table-cell office:value-type="float" office:value="3585">
            <text:p>3585</text:p>
          </table:table-cell>
          <table:table-cell office:value-type="float" office:value="0.5">
            <text:p>0.5</text:p>
          </table:table-cell>
          <table:table-cell office:value-type="float" office:value="0.503305">
            <text:p>0.503305</text:p>
          </table:table-cell>
          <table:table-cell office:value-type="float" office:value="-0.37600163">
            <text:p>-0.37600163</text:p>
          </table:table-cell>
          <table:table-cell office:value-type="float" office:value="-0.27952138">
            <text:p>-0.27952138</text:p>
          </table:table-cell>
          <table:table-cell table:number-columns-repeated="2"/>
        </table:table-row>
        <table:table-row table:style-name="ro2">
          <table:table-cell office:value-type="float" office:value="3590">
            <text:p>3590</text:p>
          </table:table-cell>
          <table:table-cell office:value-type="float" office:value="0.5">
            <text:p>0.5</text:p>
          </table:table-cell>
          <table:table-cell office:value-type="float" office:value="0.4813426">
            <text:p>0.4813426</text:p>
          </table:table-cell>
          <table:table-cell office:value-type="float" office:value="-0.3840016">
            <text:p>-0.3840016</text:p>
          </table:table-cell>
          <table:table-cell office:value-type="float" office:value="-0.22627921">
            <text:p>-0.22627921</text:p>
          </table:table-cell>
          <table:table-cell table:number-columns-repeated="2"/>
        </table:table-row>
        <table:table-row table:style-name="ro2">
          <table:table-cell office:value-type="float" office:value="3595">
            <text:p>3595</text:p>
          </table:table-cell>
          <table:table-cell office:value-type="float" office:value="0.5">
            <text:p>0.5</text:p>
          </table:table-cell>
          <table:table-cell office:value-type="float" office:value="0.48683324">
            <text:p>0.48683324</text:p>
          </table:table-cell>
          <table:table-cell office:value-type="float" office:value="-0.3920016">
            <text:p>-0.3920016</text:p>
          </table:table-cell>
          <table:table-cell office:value-type="float" office:value="-0.29283205">
            <text:p>-0.29283205</text:p>
          </table:table-cell>
          <table:table-cell table:number-columns-repeated="2"/>
        </table:table-row>
        <table:table-row table:style-name="ro2">
          <table:table-cell office:value-type="float" office:value="3600">
            <text:p>3600</text:p>
          </table:table-cell>
          <table:table-cell office:value-type="float" office:value="0.49999803">
            <text:p>0.49999803</text:p>
          </table:table-cell>
          <table:table-cell office:value-type="float" office:value="0.48866343">
            <text:p>0.48866343</text:p>
          </table:table-cell>
          <table:table-cell office:value-type="float" office:value="-0.4000016">
            <text:p>-0.4000016</text:p>
          </table:table-cell>
          <table:table-cell office:value-type="float" office:value="-0.38600576">
            <text:p>-0.38600576</text:p>
          </table:table-cell>
          <table:table-cell table:number-columns-repeated="2"/>
        </table:table-row>
        <table:table-row table:style-name="ro2">
          <table:table-cell office:value-type="float" office:value="3605">
            <text:p>3605</text:p>
          </table:table-cell>
          <table:table-cell office:value-type="float" office:value="0.49749804">
            <text:p>0.49749804</text:p>
          </table:table-cell>
          <table:table-cell office:value-type="float" office:value="0.47219163">
            <text:p>0.47219163</text:p>
          </table:table-cell>
          <table:table-cell office:value-type="float" office:value="-0.40800157">
            <text:p>-0.40800157</text:p>
          </table:table-cell>
          <table:table-cell office:value-type="float" office:value="-0.3993164">
            <text:p>-0.3993164</text:p>
          </table:table-cell>
          <table:table-cell table:number-columns-repeated="2"/>
        </table:table-row>
        <table:table-row table:style-name="ro2">
          <table:table-cell office:value-type="float" office:value="3610">
            <text:p>3610</text:p>
          </table:table-cell>
          <table:table-cell office:value-type="float" office:value="0.49499804">
            <text:p>0.49499804</text:p>
          </table:table-cell>
          <table:table-cell office:value-type="float" office:value="0.475852">
            <text:p>0.475852</text:p>
          </table:table-cell>
          <table:table-cell office:value-type="float" office:value="-0.41600156">
            <text:p>-0.41600156</text:p>
          </table:table-cell>
          <table:table-cell office:value-type="float" office:value="-0.3726953">
            <text:p>-0.3726953</text:p>
          </table:table-cell>
          <table:table-cell table:number-columns-repeated="2"/>
        </table:table-row>
        <table:table-row table:style-name="ro2">
          <table:table-cell office:value-type="float" office:value="3615">
            <text:p>3615</text:p>
          </table:table-cell>
          <table:table-cell office:value-type="float" office:value="0.49249804">
            <text:p>0.49249804</text:p>
          </table:table-cell>
          <table:table-cell office:value-type="float" office:value="0.48866338">
            <text:p>0.48866338</text:p>
          </table:table-cell>
          <table:table-cell office:value-type="float" office:value="-0.42400154">
            <text:p>-0.42400154</text:p>
          </table:table-cell>
          <table:table-cell office:value-type="float" office:value="-0.3593847">
            <text:p>-0.3593847</text:p>
          </table:table-cell>
          <table:table-cell table:number-columns-repeated="2"/>
        </table:table-row>
        <table:table-row table:style-name="ro2">
          <table:table-cell office:value-type="float" office:value="3620">
            <text:p>3620</text:p>
          </table:table-cell>
          <table:table-cell office:value-type="float" office:value="0.48999804">
            <text:p>0.48999804</text:p>
          </table:table-cell>
          <table:table-cell office:value-type="float" office:value="0.49781442">
            <text:p>0.49781442</text:p>
          </table:table-cell>
          <table:table-cell office:value-type="float" office:value="-0.43200153">
            <text:p>-0.43200153</text:p>
          </table:table-cell>
          <table:table-cell office:value-type="float" office:value="-0.23958968">
            <text:p>-0.23958968</text:p>
          </table:table-cell>
          <table:table-cell table:number-columns-repeated="2"/>
        </table:table-row>
        <table:table-row table:style-name="ro2">
          <table:table-cell office:value-type="float" office:value="3625">
            <text:p>3625</text:p>
          </table:table-cell>
          <table:table-cell office:value-type="float" office:value="0.48749804">
            <text:p>0.48749804</text:p>
          </table:table-cell>
          <table:table-cell office:value-type="float" office:value="0.49781442">
            <text:p>0.49781442</text:p>
          </table:table-cell>
          <table:table-cell office:value-type="float" office:value="-0.44000152">
            <text:p>-0.44000152</text:p>
          </table:table-cell>
          <table:table-cell office:value-type="float" office:value="-0.31945312">
            <text:p>-0.31945312</text:p>
          </table:table-cell>
          <table:table-cell table:number-columns-repeated="2"/>
        </table:table-row>
        <table:table-row table:style-name="ro2">
          <table:table-cell office:value-type="float" office:value="3630">
            <text:p>3630</text:p>
          </table:table-cell>
          <table:table-cell office:value-type="float" office:value="0.48499805">
            <text:p>0.48499805</text:p>
          </table:table-cell>
          <table:table-cell office:value-type="float" office:value="0.50147486">
            <text:p>0.50147486</text:p>
          </table:table-cell>
          <table:table-cell office:value-type="float" office:value="-0.4480015">
            <text:p>-0.4480015</text:p>
          </table:table-cell>
          <table:table-cell office:value-type="float" office:value="-0.3993164">
            <text:p>-0.3993164</text:p>
          </table:table-cell>
          <table:table-cell table:number-columns-repeated="2"/>
        </table:table-row>
        <table:table-row table:style-name="ro2">
          <table:table-cell office:value-type="float" office:value="3635">
            <text:p>3635</text:p>
          </table:table-cell>
          <table:table-cell office:value-type="float" office:value="0.48249805">
            <text:p>0.48249805</text:p>
          </table:table-cell>
          <table:table-cell office:value-type="float" office:value="0.494154">
            <text:p>0.494154</text:p>
          </table:table-cell>
          <table:table-cell office:value-type="float" office:value="-0.4560015">
            <text:p>-0.4560015</text:p>
          </table:table-cell>
          <table:table-cell office:value-type="float" office:value="-0.37269515">
            <text:p>-0.37269515</text:p>
          </table:table-cell>
          <table:table-cell table:number-columns-repeated="2"/>
        </table:table-row>
        <table:table-row table:style-name="ro2">
          <table:table-cell office:value-type="float" office:value="3640">
            <text:p>3640</text:p>
          </table:table-cell>
          <table:table-cell office:value-type="float" office:value="0.47999805">
            <text:p>0.47999805</text:p>
          </table:table-cell>
          <table:table-cell office:value-type="float" office:value="0.49598423">
            <text:p>0.49598423</text:p>
          </table:table-cell>
          <table:table-cell office:value-type="float" office:value="-0.46400148">
            <text:p>-0.46400148</text:p>
          </table:table-cell>
          <table:table-cell office:value-type="float" office:value="-0.3593847">
            <text:p>-0.3593847</text:p>
          </table:table-cell>
          <table:table-cell table:number-columns-repeated="2"/>
        </table:table-row>
        <table:table-row table:style-name="ro2">
          <table:table-cell office:value-type="float" office:value="3645">
            <text:p>3645</text:p>
          </table:table-cell>
          <table:table-cell office:value-type="float" office:value="0.47749805">
            <text:p>0.47749805</text:p>
          </table:table-cell>
          <table:table-cell office:value-type="float" office:value="0.4996446">
            <text:p>0.4996446</text:p>
          </table:table-cell>
          <table:table-cell office:value-type="float" office:value="-0.47200146">
            <text:p>-0.47200146</text:p>
          </table:table-cell>
          <table:table-cell office:value-type="float" office:value="-0.43924797">
            <text:p>-0.43924797</text:p>
          </table:table-cell>
          <table:table-cell table:number-columns-repeated="2"/>
        </table:table-row>
        <table:table-row table:style-name="ro2">
          <table:table-cell office:value-type="float" office:value="3650">
            <text:p>3650</text:p>
          </table:table-cell>
          <table:table-cell office:value-type="float" office:value="0.47499806">
            <text:p>0.47499806</text:p>
          </table:table-cell>
          <table:table-cell office:value-type="float" office:value="0.4831728">
            <text:p>0.4831728</text:p>
          </table:table-cell>
          <table:table-cell office:value-type="float" office:value="-0.48000145">
            <text:p>-0.48000145</text:p>
          </table:table-cell>
          <table:table-cell office:value-type="float" office:value="-0.4259375">
            <text:p>-0.4259375</text:p>
          </table:table-cell>
          <table:table-cell table:number-columns-repeated="2"/>
        </table:table-row>
        <table:table-row table:style-name="ro2">
          <table:table-cell office:value-type="float" office:value="3655">
            <text:p>3655</text:p>
          </table:table-cell>
          <table:table-cell office:value-type="float" office:value="0.47249806">
            <text:p>0.47249806</text:p>
          </table:table-cell>
          <table:table-cell office:value-type="float" office:value="0.4776822">
            <text:p>0.4776822</text:p>
          </table:table-cell>
          <table:table-cell office:value-type="float" office:value="-0.48800144">
            <text:p>-0.48800144</text:p>
          </table:table-cell>
          <table:table-cell office:value-type="float" office:value="-0.38600576">
            <text:p>-0.38600576</text:p>
          </table:table-cell>
          <table:table-cell table:number-columns-repeated="2"/>
        </table:table-row>
        <table:table-row table:style-name="ro2">
          <table:table-cell office:value-type="float" office:value="3660">
            <text:p>3660</text:p>
          </table:table-cell>
          <table:table-cell office:value-type="float" office:value="0.46999806">
            <text:p>0.46999806</text:p>
          </table:table-cell>
          <table:table-cell office:value-type="float" office:value="0.4776822">
            <text:p>0.4776822</text:p>
          </table:table-cell>
          <table:table-cell office:value-type="float" office:value="-0.49600142">
            <text:p>-0.49600142</text:p>
          </table:table-cell>
          <table:table-cell office:value-type="float" office:value="-0.38600576">
            <text:p>-0.38600576</text:p>
          </table:table-cell>
          <table:table-cell table:number-columns-repeated="2"/>
        </table:table-row>
        <table:table-row table:style-name="ro2">
          <table:table-cell office:value-type="float" office:value="3665">
            <text:p>3665</text:p>
          </table:table-cell>
          <table:table-cell office:value-type="float" office:value="0.46749806">
            <text:p>0.46749806</text:p>
          </table:table-cell>
          <table:table-cell office:value-type="float" office:value="0.4813426">
            <text:p>0.4813426</text:p>
          </table:table-cell>
          <table:table-cell office:value-type="float" office:value="-0.50400144">
            <text:p>-0.50400144</text:p>
          </table:table-cell>
          <table:table-cell office:value-type="float" office:value="-0.41262686">
            <text:p>-0.41262686</text:p>
          </table:table-cell>
          <table:table-cell table:number-columns-repeated="2"/>
        </table:table-row>
        <table:table-row table:style-name="ro2">
          <table:table-cell office:value-type="float" office:value="3670">
            <text:p>3670</text:p>
          </table:table-cell>
          <table:table-cell office:value-type="float" office:value="0.46499807">
            <text:p>0.46499807</text:p>
          </table:table-cell>
          <table:table-cell office:value-type="float" office:value="0.48866343">
            <text:p>0.48866343</text:p>
          </table:table-cell>
          <table:table-cell office:value-type="float" office:value="-0.51200145">
            <text:p>-0.51200145</text:p>
          </table:table-cell>
          <table:table-cell office:value-type="float" office:value="-0.5457323">
            <text:p>-0.5457323</text:p>
          </table:table-cell>
          <table:table-cell table:number-columns-repeated="2"/>
        </table:table-row>
        <table:table-row table:style-name="ro2">
          <table:table-cell office:value-type="float" office:value="3675">
            <text:p>3675</text:p>
          </table:table-cell>
          <table:table-cell office:value-type="float" office:value="0.46249807">
            <text:p>0.46249807</text:p>
          </table:table-cell>
          <table:table-cell office:value-type="float" office:value="0.46304065">
            <text:p>0.46304065</text:p>
          </table:table-cell>
          <table:table-cell office:value-type="float" office:value="-0.5200015">
            <text:p>-0.5200015</text:p>
          </table:table-cell>
          <table:table-cell office:value-type="float" office:value="-0.46586907">
            <text:p>-0.46586907</text:p>
          </table:table-cell>
          <table:table-cell table:number-columns-repeated="2"/>
        </table:table-row>
        <table:table-row table:style-name="ro2">
          <table:table-cell office:value-type="float" office:value="3680">
            <text:p>3680</text:p>
          </table:table-cell>
          <table:table-cell office:value-type="float" office:value="0.45999807">
            <text:p>0.45999807</text:p>
          </table:table-cell>
          <table:table-cell office:value-type="float" office:value="0.4630406">
            <text:p>0.4630406</text:p>
          </table:table-cell>
          <table:table-cell office:value-type="float" office:value="-0.5280015">
            <text:p>-0.5280015</text:p>
          </table:table-cell>
          <table:table-cell office:value-type="float" office:value="-0.5457323">
            <text:p>-0.5457323</text:p>
          </table:table-cell>
          <table:table-cell table:number-columns-repeated="2"/>
        </table:table-row>
        <table:table-row table:style-name="ro2">
          <table:table-cell office:value-type="float" office:value="3685">
            <text:p>3685</text:p>
          </table:table-cell>
          <table:table-cell office:value-type="float" office:value="0.45749807">
            <text:p>0.45749807</text:p>
          </table:table-cell>
          <table:table-cell office:value-type="float" office:value="0.45755005">
            <text:p>0.45755005</text:p>
          </table:table-cell>
          <table:table-cell office:value-type="float" office:value="-0.5360015">
            <text:p>-0.5360015</text:p>
          </table:table-cell>
          <table:table-cell office:value-type="float" office:value="-0.559043">
            <text:p>-0.559043</text:p>
          </table:table-cell>
          <table:table-cell table:number-columns-repeated="2"/>
        </table:table-row>
        <table:table-row table:style-name="ro2">
          <table:table-cell office:value-type="float" office:value="3690">
            <text:p>3690</text:p>
          </table:table-cell>
          <table:table-cell office:value-type="float" office:value="0.45499808">
            <text:p>0.45499808</text:p>
          </table:table-cell>
          <table:table-cell office:value-type="float" office:value="0.45755005">
            <text:p>0.45755005</text:p>
          </table:table-cell>
          <table:table-cell office:value-type="float" office:value="-0.5440015">
            <text:p>-0.5440015</text:p>
          </table:table-cell>
          <table:table-cell office:value-type="float" office:value="-0.559043">
            <text:p>-0.559043</text:p>
          </table:table-cell>
          <table:table-cell table:number-columns-repeated="2"/>
        </table:table-row>
        <table:table-row table:style-name="ro2">
          <table:table-cell office:value-type="float" office:value="3695">
            <text:p>3695</text:p>
          </table:table-cell>
          <table:table-cell office:value-type="float" office:value="0.45249808">
            <text:p>0.45249808</text:p>
          </table:table-cell>
          <table:table-cell office:value-type="float" office:value="0.4538896">
            <text:p>0.4538896</text:p>
          </table:table-cell>
          <table:table-cell office:value-type="float" office:value="-0.55200154">
            <text:p>-0.55200154</text:p>
          </table:table-cell>
          <table:table-cell office:value-type="float" office:value="-0.5058007">
            <text:p>-0.5058007</text:p>
          </table:table-cell>
          <table:table-cell table:number-columns-repeated="2"/>
        </table:table-row>
        <table:table-row table:style-name="ro2">
          <table:table-cell office:value-type="float" office:value="3700">
            <text:p>3700</text:p>
          </table:table-cell>
          <table:table-cell office:value-type="float" office:value="0.44999808">
            <text:p>0.44999808</text:p>
          </table:table-cell>
          <table:table-cell office:value-type="float" office:value="0.45938018">
            <text:p>0.45938018</text:p>
          </table:table-cell>
          <table:table-cell office:value-type="float" office:value="-0.56000155">
            <text:p>-0.56000155</text:p>
          </table:table-cell>
          <table:table-cell office:value-type="float" office:value="-0.5723534">
            <text:p>-0.5723534</text:p>
          </table:table-cell>
          <table:table-cell table:number-columns-repeated="2"/>
        </table:table-row>
        <table:table-row table:style-name="ro2">
          <table:table-cell office:value-type="float" office:value="3705">
            <text:p>3705</text:p>
          </table:table-cell>
          <table:table-cell office:value-type="float" office:value="0.44749808">
            <text:p>0.44749808</text:p>
          </table:table-cell>
          <table:table-cell office:value-type="float" office:value="0.475852">
            <text:p>0.475852</text:p>
          </table:table-cell>
          <table:table-cell office:value-type="float" office:value="-0.56800157">
            <text:p>-0.56800157</text:p>
          </table:table-cell>
          <table:table-cell office:value-type="float" office:value="-0.69214845">
            <text:p>-0.69214845</text:p>
          </table:table-cell>
          <table:table-cell table:number-columns-repeated="2"/>
        </table:table-row>
        <table:table-row table:style-name="ro2">
          <table:table-cell office:value-type="float" office:value="3710">
            <text:p>3710</text:p>
          </table:table-cell>
          <table:table-cell office:value-type="float" office:value="0.4449981">
            <text:p>0.4449981</text:p>
          </table:table-cell>
          <table:table-cell office:value-type="float" office:value="0.4630406">
            <text:p>0.4630406</text:p>
          </table:table-cell>
          <table:table-cell office:value-type="float" office:value="-0.5760016">
            <text:p>-0.5760016</text:p>
          </table:table-cell>
          <table:table-cell office:value-type="float" office:value="-0.57235354">
            <text:p>-0.57235354</text:p>
          </table:table-cell>
          <table:table-cell table:number-columns-repeated="2"/>
        </table:table-row>
        <table:table-row table:style-name="ro2">
          <table:table-cell office:value-type="float" office:value="3715">
            <text:p>3715</text:p>
          </table:table-cell>
          <table:table-cell office:value-type="float" office:value="0.4424981">
            <text:p>0.4424981</text:p>
          </table:table-cell>
          <table:table-cell office:value-type="float" office:value="0.4703614">
            <text:p>0.4703614</text:p>
          </table:table-cell>
          <table:table-cell office:value-type="float" office:value="-0.5840016">
            <text:p>-0.5840016</text:p>
          </table:table-cell>
          <table:table-cell office:value-type="float" office:value="-0.7054589">
            <text:p>-0.7054589</text:p>
          </table:table-cell>
          <table:table-cell table:number-columns-repeated="2"/>
        </table:table-row>
        <table:table-row table:style-name="ro2">
          <table:table-cell office:value-type="float" office:value="3720">
            <text:p>3720</text:p>
          </table:table-cell>
          <table:table-cell office:value-type="float" office:value="0.4399981">
            <text:p>0.4399981</text:p>
          </table:table-cell>
          <table:table-cell office:value-type="float" office:value="0.45938024">
            <text:p>0.45938024</text:p>
          </table:table-cell>
          <table:table-cell office:value-type="float" office:value="-0.5920016">
            <text:p>-0.5920016</text:p>
          </table:table-cell>
          <table:table-cell office:value-type="float" office:value="-0.6522168">
            <text:p>-0.6522168</text:p>
          </table:table-cell>
          <table:table-cell table:number-columns-repeated="2"/>
        </table:table-row>
        <table:table-row table:style-name="ro2">
          <table:table-cell office:value-type="float" office:value="3725">
            <text:p>3725</text:p>
          </table:table-cell>
          <table:table-cell office:value-type="float" office:value="0.4374981">
            <text:p>0.4374981</text:p>
          </table:table-cell>
          <table:table-cell office:value-type="float" office:value="0.45205942">
            <text:p>0.45205942</text:p>
          </table:table-cell>
          <table:table-cell office:value-type="float" office:value="-0.60000163">
            <text:p>-0.60000163</text:p>
          </table:table-cell>
          <table:table-cell office:value-type="float" office:value="-0.5723534">
            <text:p>-0.5723534</text:p>
          </table:table-cell>
          <table:table-cell table:number-columns-repeated="2"/>
        </table:table-row>
        <table:table-row table:style-name="ro2">
          <table:table-cell office:value-type="float" office:value="3730">
            <text:p>3730</text:p>
          </table:table-cell>
          <table:table-cell office:value-type="float" office:value="0.4349981">
            <text:p>0.4349981</text:p>
          </table:table-cell>
          <table:table-cell office:value-type="float" office:value="0.44656882">
            <text:p>0.44656882</text:p>
          </table:table-cell>
          <table:table-cell office:value-type="float" office:value="-0.60800165">
            <text:p>-0.60800165</text:p>
          </table:table-cell>
          <table:table-cell office:value-type="float" office:value="-0.6122851">
            <text:p>-0.6122851</text:p>
          </table:table-cell>
          <table:table-cell table:number-columns-repeated="2"/>
        </table:table-row>
        <table:table-row table:style-name="ro2">
          <table:table-cell office:value-type="float" office:value="3735">
            <text:p>3735</text:p>
          </table:table-cell>
          <table:table-cell office:value-type="float" office:value="0.4324981">
            <text:p>0.4324981</text:p>
          </table:table-cell>
          <table:table-cell office:value-type="float" office:value="0.43741783">
            <text:p>0.43741783</text:p>
          </table:table-cell>
          <table:table-cell office:value-type="float" office:value="-0.61600167">
            <text:p>-0.61600167</text:p>
          </table:table-cell>
          <table:table-cell office:value-type="float" office:value="-0.49249023">
            <text:p>-0.49249023</text:p>
          </table:table-cell>
          <table:table-cell table:number-columns-repeated="2"/>
        </table:table-row>
        <table:table-row table:style-name="ro2">
          <table:table-cell office:value-type="float" office:value="3740">
            <text:p>3740</text:p>
          </table:table-cell>
          <table:table-cell office:value-type="float" office:value="0.4299981">
            <text:p>0.4299981</text:p>
          </table:table-cell>
          <table:table-cell office:value-type="float" office:value="0.448399">
            <text:p>0.448399</text:p>
          </table:table-cell>
          <table:table-cell office:value-type="float" office:value="-0.6240017">
            <text:p>-0.6240017</text:p>
          </table:table-cell>
          <table:table-cell office:value-type="float" office:value="-0.6255957">
            <text:p>-0.6255957</text:p>
          </table:table-cell>
          <table:table-cell table:number-columns-repeated="2"/>
        </table:table-row>
        <table:table-row table:style-name="ro2">
          <table:table-cell office:value-type="float" office:value="3745">
            <text:p>3745</text:p>
          </table:table-cell>
          <table:table-cell office:value-type="float" office:value="0.4274981">
            <text:p>0.4274981</text:p>
          </table:table-cell>
          <table:table-cell office:value-type="float" office:value="0.43741783">
            <text:p>0.43741783</text:p>
          </table:table-cell>
          <table:table-cell office:value-type="float" office:value="-0.6320017">
            <text:p>-0.6320017</text:p>
          </table:table-cell>
          <table:table-cell office:value-type="float" office:value="-0.5723534">
            <text:p>-0.5723534</text:p>
          </table:table-cell>
          <table:table-cell table:number-columns-repeated="2"/>
        </table:table-row>
        <table:table-row table:style-name="ro2">
          <table:table-cell office:value-type="float" office:value="3750">
            <text:p>3750</text:p>
          </table:table-cell>
          <table:table-cell office:value-type="float" office:value="0.4249981">
            <text:p>0.4249981</text:p>
          </table:table-cell>
          <table:table-cell office:value-type="float" office:value="0.43924803">
            <text:p>0.43924803</text:p>
          </table:table-cell>
          <table:table-cell office:value-type="float" office:value="-0.6400017">
            <text:p>-0.6400017</text:p>
          </table:table-cell>
          <table:table-cell office:value-type="float" office:value="-0.5856641">
            <text:p>-0.5856641</text:p>
          </table:table-cell>
          <table:table-cell table:number-columns-repeated="2"/>
        </table:table-row>
        <table:table-row table:style-name="ro2">
          <table:table-cell office:value-type="float" office:value="3755">
            <text:p>3755</text:p>
          </table:table-cell>
          <table:table-cell office:value-type="float" office:value="0.4224981">
            <text:p>0.4224981</text:p>
          </table:table-cell>
          <table:table-cell office:value-type="float" office:value="0.42826682">
            <text:p>0.42826682</text:p>
          </table:table-cell>
          <table:table-cell office:value-type="float" office:value="-0.64800173">
            <text:p>-0.64800173</text:p>
          </table:table-cell>
          <table:table-cell office:value-type="float" office:value="-0.6122851">
            <text:p>-0.6122851</text:p>
          </table:table-cell>
          <table:table-cell table:number-columns-repeated="2"/>
        </table:table-row>
        <table:table-row table:style-name="ro2">
          <table:table-cell office:value-type="float" office:value="3760">
            <text:p>3760</text:p>
          </table:table-cell>
          <table:table-cell office:value-type="float" office:value="0.4199981">
            <text:p>0.4199981</text:p>
          </table:table-cell>
          <table:table-cell office:value-type="float" office:value="0.4337574">
            <text:p>0.4337574</text:p>
          </table:table-cell>
          <table:table-cell office:value-type="float" office:value="-0.65600175">
            <text:p>-0.65600175</text:p>
          </table:table-cell>
          <table:table-cell office:value-type="float" office:value="-0.6522166">
            <text:p>-0.6522166</text:p>
          </table:table-cell>
          <table:table-cell table:number-columns-repeated="2"/>
        </table:table-row>
        <table:table-row table:style-name="ro2">
          <table:table-cell office:value-type="float" office:value="3765">
            <text:p>3765</text:p>
          </table:table-cell>
          <table:table-cell office:value-type="float" office:value="0.4174981">
            <text:p>0.4174981</text:p>
          </table:table-cell>
          <table:table-cell office:value-type="float" office:value="0.42277622">
            <text:p>0.42277622</text:p>
          </table:table-cell>
          <table:table-cell office:value-type="float" office:value="-0.66400176">
            <text:p>-0.66400176</text:p>
          </table:table-cell>
          <table:table-cell office:value-type="float" office:value="-0.65221673">
            <text:p>-0.65221673</text:p>
          </table:table-cell>
          <table:table-cell table:number-columns-repeated="2"/>
        </table:table-row>
        <table:table-row table:style-name="ro2">
          <table:table-cell office:value-type="float" office:value="3770">
            <text:p>3770</text:p>
          </table:table-cell>
          <table:table-cell office:value-type="float" office:value="0.4149981">
            <text:p>0.4149981</text:p>
          </table:table-cell>
          <table:table-cell office:value-type="float" office:value="0.41911584">
            <text:p>0.41911584</text:p>
          </table:table-cell>
          <table:table-cell office:value-type="float" office:value="-0.6720018">
            <text:p>-0.6720018</text:p>
          </table:table-cell>
          <table:table-cell office:value-type="float" office:value="-0.67883784">
            <text:p>-0.67883784</text:p>
          </table:table-cell>
          <table:table-cell table:number-columns-repeated="2"/>
        </table:table-row>
        <table:table-row table:style-name="ro2">
          <table:table-cell office:value-type="float" office:value="3775">
            <text:p>3775</text:p>
          </table:table-cell>
          <table:table-cell office:value-type="float" office:value="0.41249812">
            <text:p>0.41249812</text:p>
          </table:table-cell>
          <table:table-cell office:value-type="float" office:value="0.4246064">
            <text:p>0.4246064</text:p>
          </table:table-cell>
          <table:table-cell office:value-type="float" office:value="-0.6800018">
            <text:p>-0.6800018</text:p>
          </table:table-cell>
          <table:table-cell office:value-type="float" office:value="-0.8252537">
            <text:p>-0.8252537</text:p>
          </table:table-cell>
          <table:table-cell table:number-columns-repeated="2"/>
        </table:table-row>
        <table:table-row table:style-name="ro2">
          <table:table-cell office:value-type="float" office:value="3780">
            <text:p>3780</text:p>
          </table:table-cell>
          <table:table-cell office:value-type="float" office:value="0.40999812">
            <text:p>0.40999812</text:p>
          </table:table-cell>
          <table:table-cell office:value-type="float" office:value="0.4099648">
            <text:p>0.4099648</text:p>
          </table:table-cell>
          <table:table-cell office:value-type="float" office:value="-0.6880018">
            <text:p>-0.6880018</text:p>
          </table:table-cell>
          <table:table-cell office:value-type="float" office:value="-0.66552716">
            <text:p>-0.66552716</text:p>
          </table:table-cell>
          <table:table-cell table:number-columns-repeated="2"/>
        </table:table-row>
        <table:table-row table:style-name="ro2">
          <table:table-cell office:value-type="float" office:value="3785">
            <text:p>3785</text:p>
          </table:table-cell>
          <table:table-cell office:value-type="float" office:value="0.40749812">
            <text:p>0.40749812</text:p>
          </table:table-cell>
          <table:table-cell office:value-type="float" office:value="0.411795">
            <text:p>0.411795</text:p>
          </table:table-cell>
          <table:table-cell office:value-type="float" office:value="-0.6960018">
            <text:p>-0.6960018</text:p>
          </table:table-cell>
          <table:table-cell office:value-type="float" office:value="-0.73208">
            <text:p>-0.73208</text:p>
          </table:table-cell>
          <table:table-cell table:number-columns-repeated="2"/>
        </table:table-row>
        <table:table-row table:style-name="ro2">
          <table:table-cell office:value-type="float" office:value="3790">
            <text:p>3790</text:p>
          </table:table-cell>
          <table:table-cell office:value-type="float" office:value="0.40499812">
            <text:p>0.40499812</text:p>
          </table:table-cell>
          <table:table-cell office:value-type="float" office:value="0.402644">
            <text:p>0.402644</text:p>
          </table:table-cell>
          <table:table-cell office:value-type="float" office:value="-0.70400184">
            <text:p>-0.70400184</text:p>
          </table:table-cell>
          <table:table-cell office:value-type="float" office:value="-0.6389062">
            <text:p>-0.6389062</text:p>
          </table:table-cell>
          <table:table-cell table:number-columns-repeated="2"/>
        </table:table-row>
        <table:table-row table:style-name="ro2">
          <table:table-cell office:value-type="float" office:value="3795">
            <text:p>3795</text:p>
          </table:table-cell>
          <table:table-cell office:value-type="float" office:value="0.40249813">
            <text:p>0.40249813</text:p>
          </table:table-cell>
          <table:table-cell office:value-type="float" office:value="0.4099648">
            <text:p>0.4099648</text:p>
          </table:table-cell>
          <table:table-cell office:value-type="float" office:value="-0.71200186">
            <text:p>-0.71200186</text:p>
          </table:table-cell>
          <table:table-cell office:value-type="float" office:value="-0.7187694">
            <text:p>-0.7187694</text:p>
          </table:table-cell>
          <table:table-cell table:number-columns-repeated="2"/>
        </table:table-row>
        <table:table-row table:style-name="ro2">
          <table:table-cell office:value-type="float" office:value="3800">
            <text:p>3800</text:p>
          </table:table-cell>
          <table:table-cell office:value-type="float" office:value="0.39999813">
            <text:p>0.39999813</text:p>
          </table:table-cell>
          <table:table-cell office:value-type="float" office:value="0.39532322">
            <text:p>0.39532322</text:p>
          </table:table-cell>
          <table:table-cell office:value-type="float" office:value="-0.7200019">
            <text:p>-0.7200019</text:p>
          </table:table-cell>
          <table:table-cell office:value-type="float" office:value="-0.6389062">
            <text:p>-0.6389062</text:p>
          </table:table-cell>
          <table:table-cell table:number-columns-repeated="2"/>
        </table:table-row>
        <table:table-row table:style-name="ro2">
          <table:table-cell office:value-type="float" office:value="3805">
            <text:p>3805</text:p>
          </table:table-cell>
          <table:table-cell office:value-type="float" office:value="0.39749813">
            <text:p>0.39749813</text:p>
          </table:table-cell>
          <table:table-cell office:value-type="float" office:value="0.4063044">
            <text:p>0.4063044</text:p>
          </table:table-cell>
          <table:table-cell office:value-type="float" office:value="-0.7280019">
            <text:p>-0.7280019</text:p>
          </table:table-cell>
          <table:table-cell office:value-type="float" office:value="-0.63890606">
            <text:p>-0.63890606</text:p>
          </table:table-cell>
          <table:table-cell table:number-columns-repeated="2"/>
        </table:table-row>
        <table:table-row table:style-name="ro2">
          <table:table-cell office:value-type="float" office:value="3810">
            <text:p>3810</text:p>
          </table:table-cell>
          <table:table-cell office:value-type="float" office:value="0.39499813">
            <text:p>0.39499813</text:p>
          </table:table-cell>
          <table:table-cell office:value-type="float" office:value="0.40447423">
            <text:p>0.40447423</text:p>
          </table:table-cell>
          <table:table-cell office:value-type="float" office:value="-0.7360019">
            <text:p>-0.7360019</text:p>
          </table:table-cell>
          <table:table-cell office:value-type="float" office:value="-0.67883784">
            <text:p>-0.67883784</text:p>
          </table:table-cell>
          <table:table-cell table:number-columns-repeated="2"/>
        </table:table-row>
        <table:table-row table:style-name="ro2">
          <table:table-cell office:value-type="float" office:value="3815">
            <text:p>3815</text:p>
          </table:table-cell>
          <table:table-cell office:value-type="float" office:value="0.39249814">
            <text:p>0.39249814</text:p>
          </table:table-cell>
          <table:table-cell office:value-type="float" office:value="0.41545543">
            <text:p>0.41545543</text:p>
          </table:table-cell>
          <table:table-cell office:value-type="float" office:value="-0.7440019">
            <text:p>-0.7440019</text:p>
          </table:table-cell>
          <table:table-cell office:value-type="float" office:value="-0.81194323">
            <text:p>-0.81194323</text:p>
          </table:table-cell>
          <table:table-cell table:number-columns-repeated="2"/>
        </table:table-row>
        <table:table-row table:style-name="ro2">
          <table:table-cell office:value-type="float" office:value="3820">
            <text:p>3820</text:p>
          </table:table-cell>
          <table:table-cell office:value-type="float" office:value="0.38999814">
            <text:p>0.38999814</text:p>
          </table:table-cell>
          <table:table-cell office:value-type="float" office:value="0.40630442">
            <text:p>0.40630442</text:p>
          </table:table-cell>
          <table:table-cell office:value-type="float" office:value="-0.75200194">
            <text:p>-0.75200194</text:p>
          </table:table-cell>
          <table:table-cell office:value-type="float" office:value="-0.71876943">
            <text:p>-0.71876943</text:p>
          </table:table-cell>
          <table:table-cell table:number-columns-repeated="2"/>
        </table:table-row>
        <table:table-row table:style-name="ro2">
          <table:table-cell office:value-type="float" office:value="3825">
            <text:p>3825</text:p>
          </table:table-cell>
          <table:table-cell office:value-type="float" office:value="0.38749814">
            <text:p>0.38749814</text:p>
          </table:table-cell>
          <table:table-cell office:value-type="float" office:value="0.39532322">
            <text:p>0.39532322</text:p>
          </table:table-cell>
          <table:table-cell office:value-type="float" office:value="-0.76000196">
            <text:p>-0.76000196</text:p>
          </table:table-cell>
          <table:table-cell office:value-type="float" office:value="-0.7187694">
            <text:p>-0.7187694</text:p>
          </table:table-cell>
          <table:table-cell table:number-columns-repeated="2"/>
        </table:table-row>
        <table:table-row table:style-name="ro2">
          <table:table-cell office:value-type="float" office:value="3830">
            <text:p>3830</text:p>
          </table:table-cell>
          <table:table-cell office:value-type="float" office:value="0.38499814">
            <text:p>0.38499814</text:p>
          </table:table-cell>
          <table:table-cell office:value-type="float" office:value="0.39166278">
            <text:p>0.39166278</text:p>
          </table:table-cell>
          <table:table-cell office:value-type="float" office:value="-0.768002">
            <text:p>-0.768002</text:p>
          </table:table-cell>
          <table:table-cell office:value-type="float" office:value="-0.7986327">
            <text:p>-0.7986327</text:p>
          </table:table-cell>
          <table:table-cell table:number-columns-repeated="2"/>
        </table:table-row>
        <table:table-row table:style-name="ro2">
          <table:table-cell office:value-type="float" office:value="3835">
            <text:p>3835</text:p>
          </table:table-cell>
          <table:table-cell office:value-type="float" office:value="0.38249815">
            <text:p>0.38249815</text:p>
          </table:table-cell>
          <table:table-cell office:value-type="float" office:value="0.384342">
            <text:p>0.384342</text:p>
          </table:table-cell>
          <table:table-cell office:value-type="float" office:value="-0.776002">
            <text:p>-0.776002</text:p>
          </table:table-cell>
          <table:table-cell office:value-type="float" office:value="-0.77201164">
            <text:p>-0.77201164</text:p>
          </table:table-cell>
          <table:table-cell table:number-columns-repeated="2"/>
        </table:table-row>
        <table:table-row table:style-name="ro2">
          <table:table-cell office:value-type="float" office:value="3840">
            <text:p>3840</text:p>
          </table:table-cell>
          <table:table-cell office:value-type="float" office:value="0.37999815">
            <text:p>0.37999815</text:p>
          </table:table-cell>
          <table:table-cell office:value-type="float" office:value="0.38251182">
            <text:p>0.38251182</text:p>
          </table:table-cell>
          <table:table-cell office:value-type="float" office:value="-0.784002">
            <text:p>-0.784002</text:p>
          </table:table-cell>
          <table:table-cell office:value-type="float" office:value="-0.78532225">
            <text:p>-0.78532225</text:p>
          </table:table-cell>
          <table:table-cell table:number-columns-repeated="2"/>
        </table:table-row>
        <table:table-row table:style-name="ro2">
          <table:table-cell office:value-type="float" office:value="3845">
            <text:p>3845</text:p>
          </table:table-cell>
          <table:table-cell office:value-type="float" office:value="0.37749815">
            <text:p>0.37749815</text:p>
          </table:table-cell>
          <table:table-cell office:value-type="float" office:value="0.37702122">
            <text:p>0.37702122</text:p>
          </table:table-cell>
          <table:table-cell office:value-type="float" office:value="-0.792002">
            <text:p>-0.792002</text:p>
          </table:table-cell>
          <table:table-cell office:value-type="float" office:value="-0.8252538">
            <text:p>-0.8252538</text:p>
          </table:table-cell>
          <table:table-cell table:number-columns-repeated="2"/>
        </table:table-row>
        <table:table-row table:style-name="ro2">
          <table:table-cell office:value-type="float" office:value="3850">
            <text:p>3850</text:p>
          </table:table-cell>
          <table:table-cell office:value-type="float" office:value="0.37499815">
            <text:p>0.37499815</text:p>
          </table:table-cell>
          <table:table-cell office:value-type="float" office:value="0.3825118">
            <text:p>0.3825118</text:p>
          </table:table-cell>
          <table:table-cell office:value-type="float" office:value="-0.80000204">
            <text:p>-0.80000204</text:p>
          </table:table-cell>
          <table:table-cell office:value-type="float" office:value="-0.8119432">
            <text:p>-0.8119432</text:p>
          </table:table-cell>
          <table:table-cell table:number-columns-repeated="2"/>
        </table:table-row>
        <table:table-row table:style-name="ro2">
          <table:table-cell office:value-type="float" office:value="3855">
            <text:p>3855</text:p>
          </table:table-cell>
          <table:table-cell office:value-type="float" office:value="0.37249815">
            <text:p>0.37249815</text:p>
          </table:table-cell>
          <table:table-cell office:value-type="float" office:value="0.3861722">
            <text:p>0.3861722</text:p>
          </table:table-cell>
          <table:table-cell office:value-type="float" office:value="-0.80800205">
            <text:p>-0.80800205</text:p>
          </table:table-cell>
          <table:table-cell office:value-type="float" office:value="-0.8385643">
            <text:p>-0.8385643</text:p>
          </table:table-cell>
          <table:table-cell table:number-columns-repeated="2"/>
        </table:table-row>
        <table:table-row table:style-name="ro2">
          <table:table-cell office:value-type="float" office:value="3860">
            <text:p>3860</text:p>
          </table:table-cell>
          <table:table-cell office:value-type="float" office:value="0.36999816">
            <text:p>0.36999816</text:p>
          </table:table-cell>
          <table:table-cell office:value-type="float" office:value="0.3880024">
            <text:p>0.3880024</text:p>
          </table:table-cell>
          <table:table-cell office:value-type="float" office:value="-0.8160021">
            <text:p>-0.8160021</text:p>
          </table:table-cell>
          <table:table-cell office:value-type="float" office:value="-0.8518749">
            <text:p>-0.8518749</text:p>
          </table:table-cell>
          <table:table-cell table:number-columns-repeated="2"/>
        </table:table-row>
        <table:table-row table:style-name="ro2">
          <table:table-cell office:value-type="float" office:value="3865">
            <text:p>3865</text:p>
          </table:table-cell>
          <table:table-cell office:value-type="float" office:value="0.36749816">
            <text:p>0.36749816</text:p>
          </table:table-cell>
          <table:table-cell office:value-type="float" office:value="0.3788514">
            <text:p>0.3788514</text:p>
          </table:table-cell>
          <table:table-cell office:value-type="float" office:value="-0.8240021">
            <text:p>-0.8240021</text:p>
          </table:table-cell>
          <table:table-cell office:value-type="float" office:value="-0.81194323">
            <text:p>-0.81194323</text:p>
          </table:table-cell>
          <table:table-cell table:number-columns-repeated="2"/>
        </table:table-row>
        <table:table-row table:style-name="ro2">
          <table:table-cell office:value-type="float" office:value="3870">
            <text:p>3870</text:p>
          </table:table-cell>
          <table:table-cell office:value-type="float" office:value="0.36499816">
            <text:p>0.36499816</text:p>
          </table:table-cell>
          <table:table-cell office:value-type="float" office:value="0.384342">
            <text:p>0.384342</text:p>
          </table:table-cell>
          <table:table-cell office:value-type="float" office:value="-0.8320021">
            <text:p>-0.8320021</text:p>
          </table:table-cell>
          <table:table-cell office:value-type="float" office:value="-0.87849605">
            <text:p>-0.87849605</text:p>
          </table:table-cell>
          <table:table-cell table:number-columns-repeated="2"/>
        </table:table-row>
        <table:table-row table:style-name="ro2">
          <table:table-cell office:value-type="float" office:value="3875">
            <text:p>3875</text:p>
          </table:table-cell>
          <table:table-cell office:value-type="float" office:value="0.36249816">
            <text:p>0.36249816</text:p>
          </table:table-cell>
          <table:table-cell office:value-type="float" office:value="0.3697004">
            <text:p>0.3697004</text:p>
          </table:table-cell>
          <table:table-cell office:value-type="float" office:value="-0.8400021">
            <text:p>-0.8400021</text:p>
          </table:table-cell>
          <table:table-cell office:value-type="float" office:value="-0.7986327">
            <text:p>-0.7986327</text:p>
          </table:table-cell>
          <table:table-cell table:number-columns-repeated="2"/>
        </table:table-row>
        <table:table-row table:style-name="ro2">
          <table:table-cell office:value-type="float" office:value="3880">
            <text:p>3880</text:p>
          </table:table-cell>
          <table:table-cell office:value-type="float" office:value="0.35999817">
            <text:p>0.35999817</text:p>
          </table:table-cell>
          <table:table-cell office:value-type="float" office:value="0.36604">
            <text:p>0.36604</text:p>
          </table:table-cell>
          <table:table-cell office:value-type="float" office:value="-0.84800214">
            <text:p>-0.84800214</text:p>
          </table:table-cell>
          <table:table-cell office:value-type="float" office:value="-0.7986327">
            <text:p>-0.7986327</text:p>
          </table:table-cell>
          <table:table-cell table:number-columns-repeated="2"/>
        </table:table-row>
        <table:table-row table:style-name="ro2">
          <table:table-cell office:value-type="float" office:value="3885">
            <text:p>3885</text:p>
          </table:table-cell>
          <table:table-cell office:value-type="float" office:value="0.35749817">
            <text:p>0.35749817</text:p>
          </table:table-cell>
          <table:table-cell office:value-type="float" office:value="0.36054942">
            <text:p>0.36054942</text:p>
          </table:table-cell>
          <table:table-cell office:value-type="float" office:value="-0.85600215">
            <text:p>-0.85600215</text:p>
          </table:table-cell>
          <table:table-cell office:value-type="float" office:value="-0.83856434">
            <text:p>-0.83856434</text:p>
          </table:table-cell>
          <table:table-cell table:number-columns-repeated="2"/>
        </table:table-row>
        <table:table-row table:style-name="ro2">
          <table:table-cell office:value-type="float" office:value="3890">
            <text:p>3890</text:p>
          </table:table-cell>
          <table:table-cell office:value-type="float" office:value="0.35499817">
            <text:p>0.35499817</text:p>
          </table:table-cell>
          <table:table-cell office:value-type="float" office:value="0.37153062">
            <text:p>0.37153062</text:p>
          </table:table-cell>
          <table:table-cell office:value-type="float" office:value="-0.86400217">
            <text:p>-0.86400217</text:p>
          </table:table-cell>
          <table:table-cell office:value-type="float" office:value="-0.8918065">
            <text:p>-0.8918065</text:p>
          </table:table-cell>
          <table:table-cell table:number-columns-repeated="2"/>
        </table:table-row>
        <table:table-row table:style-name="ro2">
          <table:table-cell office:value-type="float" office:value="3895">
            <text:p>3895</text:p>
          </table:table-cell>
          <table:table-cell office:value-type="float" office:value="0.35249817">
            <text:p>0.35249817</text:p>
          </table:table-cell>
          <table:table-cell office:value-type="float" office:value="0.3623796">
            <text:p>0.3623796</text:p>
          </table:table-cell>
          <table:table-cell office:value-type="float" office:value="-0.8720022">
            <text:p>-0.8720022</text:p>
          </table:table-cell>
          <table:table-cell office:value-type="float" office:value="-0.8518748">
            <text:p>-0.8518748</text:p>
          </table:table-cell>
          <table:table-cell table:number-columns-repeated="2"/>
        </table:table-row>
        <table:table-row table:style-name="ro2">
          <table:table-cell office:value-type="float" office:value="3900">
            <text:p>3900</text:p>
          </table:table-cell>
          <table:table-cell office:value-type="float" office:value="0.34999818">
            <text:p>0.34999818</text:p>
          </table:table-cell>
          <table:table-cell office:value-type="float" office:value="0.356889">
            <text:p>0.356889</text:p>
          </table:table-cell>
          <table:table-cell office:value-type="float" office:value="-0.8800022">
            <text:p>-0.8800022</text:p>
          </table:table-cell>
          <table:table-cell office:value-type="float" office:value="-0.8918065">
            <text:p>-0.8918065</text:p>
          </table:table-cell>
          <table:table-cell table:number-columns-repeated="2"/>
        </table:table-row>
        <table:table-row table:style-name="ro2">
          <table:table-cell office:value-type="float" office:value="3905">
            <text:p>3905</text:p>
          </table:table-cell>
          <table:table-cell office:value-type="float" office:value="0.34749818">
            <text:p>0.34749818</text:p>
          </table:table-cell>
          <table:table-cell office:value-type="float" office:value="0.347738">
            <text:p>0.347738</text:p>
          </table:table-cell>
          <table:table-cell office:value-type="float" office:value="-0.8880022">
            <text:p>-0.8880022</text:p>
          </table:table-cell>
          <table:table-cell office:value-type="float" office:value="-0.90511703">
            <text:p>-0.90511703</text:p>
          </table:table-cell>
          <table:table-cell table:number-columns-repeated="2"/>
        </table:table-row>
        <table:table-row table:style-name="ro2">
          <table:table-cell office:value-type="float" office:value="3910">
            <text:p>3910</text:p>
          </table:table-cell>
          <table:table-cell office:value-type="float" office:value="0.34499818">
            <text:p>0.34499818</text:p>
          </table:table-cell>
          <table:table-cell office:value-type="float" office:value="0.3587192">
            <text:p>0.3587192</text:p>
          </table:table-cell>
          <table:table-cell office:value-type="float" office:value="-0.89600223">
            <text:p>-0.89600223</text:p>
          </table:table-cell>
          <table:table-cell office:value-type="float" office:value="-0.90511715">
            <text:p>-0.90511715</text:p>
          </table:table-cell>
          <table:table-cell table:number-columns-repeated="2"/>
        </table:table-row>
        <table:table-row table:style-name="ro2">
          <table:table-cell office:value-type="float" office:value="3915">
            <text:p>3915</text:p>
          </table:table-cell>
          <table:table-cell office:value-type="float" office:value="0.34249818">
            <text:p>0.34249818</text:p>
          </table:table-cell>
          <table:table-cell office:value-type="float" office:value="0.3532286">
            <text:p>0.3532286</text:p>
          </table:table-cell>
          <table:table-cell office:value-type="float" office:value="-0.90400225">
            <text:p>-0.90400225</text:p>
          </table:table-cell>
          <table:table-cell office:value-type="float" office:value="-0.9184276">
            <text:p>-0.9184276</text:p>
          </table:table-cell>
          <table:table-cell table:number-columns-repeated="2"/>
        </table:table-row>
        <table:table-row table:style-name="ro2">
          <table:table-cell office:value-type="float" office:value="3920">
            <text:p>3920</text:p>
          </table:table-cell>
          <table:table-cell office:value-type="float" office:value="0.3399982">
            <text:p>0.3399982</text:p>
          </table:table-cell>
          <table:table-cell office:value-type="float" office:value="0.3550588">
            <text:p>0.3550588</text:p>
          </table:table-cell>
          <table:table-cell office:value-type="float" office:value="-0.91200227">
            <text:p>-0.91200227</text:p>
          </table:table-cell>
          <table:table-cell office:value-type="float" office:value="-0.9583592">
            <text:p>-0.9583592</text:p>
          </table:table-cell>
          <table:table-cell table:number-columns-repeated="2"/>
        </table:table-row>
        <table:table-row table:style-name="ro2">
          <table:table-cell office:value-type="float" office:value="3925">
            <text:p>3925</text:p>
          </table:table-cell>
          <table:table-cell office:value-type="float" office:value="0.3374982">
            <text:p>0.3374982</text:p>
          </table:table-cell>
          <table:table-cell office:value-type="float" office:value="0.35505882">
            <text:p>0.35505882</text:p>
          </table:table-cell>
          <table:table-cell office:value-type="float" office:value="-0.9200023">
            <text:p>-0.9200023</text:p>
          </table:table-cell>
          <table:table-cell office:value-type="float" office:value="-0.98498034">
            <text:p>-0.98498034</text:p>
          </table:table-cell>
          <table:table-cell table:number-columns-repeated="2"/>
        </table:table-row>
        <table:table-row table:style-name="ro2">
          <table:table-cell office:value-type="float" office:value="3930">
            <text:p>3930</text:p>
          </table:table-cell>
          <table:table-cell office:value-type="float" office:value="0.3349982">
            <text:p>0.3349982</text:p>
          </table:table-cell>
          <table:table-cell office:value-type="float" office:value="0.3587192">
            <text:p>0.3587192</text:p>
          </table:table-cell>
          <table:table-cell office:value-type="float" office:value="-0.9280023">
            <text:p>-0.9280023</text:p>
          </table:table-cell>
          <table:table-cell office:value-type="float" office:value="-1.0116014">
            <text:p>-1.0116014</text:p>
          </table:table-cell>
          <table:table-cell table:number-columns-repeated="2"/>
        </table:table-row>
        <table:table-row table:style-name="ro2">
          <table:table-cell office:value-type="float" office:value="3935">
            <text:p>3935</text:p>
          </table:table-cell>
          <table:table-cell office:value-type="float" office:value="0.3324982">
            <text:p>0.3324982</text:p>
          </table:table-cell>
          <table:table-cell office:value-type="float" office:value="0.3532286">
            <text:p>0.3532286</text:p>
          </table:table-cell>
          <table:table-cell office:value-type="float" office:value="-0.9360023">
            <text:p>-0.9360023</text:p>
          </table:table-cell>
          <table:table-cell office:value-type="float" office:value="-1.024912">
            <text:p>-1.024912</text:p>
          </table:table-cell>
          <table:table-cell table:number-columns-repeated="2"/>
        </table:table-row>
        <table:table-row table:style-name="ro2">
          <table:table-cell office:value-type="float" office:value="3940">
            <text:p>3940</text:p>
          </table:table-cell>
          <table:table-cell office:value-type="float" office:value="0.3299982">
            <text:p>0.3299982</text:p>
          </table:table-cell>
          <table:table-cell office:value-type="float" office:value="0.3459078">
            <text:p>0.3459078</text:p>
          </table:table-cell>
          <table:table-cell office:value-type="float" office:value="-0.94400233">
            <text:p>-0.94400233</text:p>
          </table:table-cell>
          <table:table-cell office:value-type="float" office:value="-0.9450487">
            <text:p>-0.9450487</text:p>
          </table:table-cell>
          <table:table-cell table:number-columns-repeated="2"/>
        </table:table-row>
        <table:table-row table:style-name="ro2">
          <table:table-cell office:value-type="float" office:value="3945">
            <text:p>3945</text:p>
          </table:table-cell>
          <table:table-cell office:value-type="float" office:value="0.3274982">
            <text:p>0.3274982</text:p>
          </table:table-cell>
          <table:table-cell office:value-type="float" office:value="0.3349266">
            <text:p>0.3349266</text:p>
          </table:table-cell>
          <table:table-cell office:value-type="float" office:value="-0.95200235">
            <text:p>-0.95200235</text:p>
          </table:table-cell>
          <table:table-cell office:value-type="float" office:value="-0.9184277">
            <text:p>-0.9184277</text:p>
          </table:table-cell>
          <table:table-cell table:number-columns-repeated="2"/>
        </table:table-row>
        <table:table-row table:style-name="ro2">
          <table:table-cell office:value-type="float" office:value="3950">
            <text:p>3950</text:p>
          </table:table-cell>
          <table:table-cell office:value-type="float" office:value="0.3249982">
            <text:p>0.3249982</text:p>
          </table:table-cell>
          <table:table-cell office:value-type="float" office:value="0.32943603">
            <text:p>0.32943603</text:p>
          </table:table-cell>
          <table:table-cell office:value-type="float" office:value="-0.96000236">
            <text:p>-0.96000236</text:p>
          </table:table-cell>
          <table:table-cell office:value-type="float" office:value="-0.93173826">
            <text:p>-0.93173826</text:p>
          </table:table-cell>
          <table:table-cell table:number-columns-repeated="2"/>
        </table:table-row>
        <table:table-row table:style-name="ro2">
          <table:table-cell office:value-type="float" office:value="3955">
            <text:p>3955</text:p>
          </table:table-cell>
          <table:table-cell office:value-type="float" office:value="0.3224982">
            <text:p>0.3224982</text:p>
          </table:table-cell>
          <table:table-cell office:value-type="float" office:value="0.32394543">
            <text:p>0.32394543</text:p>
          </table:table-cell>
          <table:table-cell office:value-type="float" office:value="-0.9680024">
            <text:p>-0.9680024</text:p>
          </table:table-cell>
          <table:table-cell office:value-type="float" office:value="-0.91842777">
            <text:p>-0.91842777</text:p>
          </table:table-cell>
          <table:table-cell table:number-columns-repeated="2"/>
        </table:table-row>
        <table:table-row table:style-name="ro2">
          <table:table-cell office:value-type="float" office:value="3960">
            <text:p>3960</text:p>
          </table:table-cell>
          <table:table-cell office:value-type="float" office:value="0.3199982">
            <text:p>0.3199982</text:p>
          </table:table-cell>
          <table:table-cell office:value-type="float" office:value="0.32577562">
            <text:p>0.32577562</text:p>
          </table:table-cell>
          <table:table-cell office:value-type="float" office:value="-0.9760024">
            <text:p>-0.9760024</text:p>
          </table:table-cell>
          <table:table-cell office:value-type="float" office:value="-0.95835936">
            <text:p>-0.95835936</text:p>
          </table:table-cell>
          <table:table-cell table:number-columns-repeated="2"/>
        </table:table-row>
        <table:table-row table:style-name="ro2">
          <table:table-cell office:value-type="float" office:value="3965">
            <text:p>3965</text:p>
          </table:table-cell>
          <table:table-cell office:value-type="float" office:value="0.3174982">
            <text:p>0.3174982</text:p>
          </table:table-cell>
          <table:table-cell office:value-type="float" office:value="0.31662464">
            <text:p>0.31662464</text:p>
          </table:table-cell>
          <table:table-cell office:value-type="float" office:value="-0.9840024">
            <text:p>-0.9840024</text:p>
          </table:table-cell>
          <table:table-cell office:value-type="float" office:value="-0.9716699">
            <text:p>-0.9716699</text:p>
          </table:table-cell>
          <table:table-cell table:number-columns-repeated="2"/>
        </table:table-row>
        <table:table-row table:style-name="ro2">
          <table:table-cell office:value-type="float" office:value="3970">
            <text:p>3970</text:p>
          </table:table-cell>
          <table:table-cell office:value-type="float" office:value="0.3149982">
            <text:p>0.3149982</text:p>
          </table:table-cell>
          <table:table-cell office:value-type="float" office:value="0.31479442">
            <text:p>0.31479442</text:p>
          </table:table-cell>
          <table:table-cell office:value-type="float" office:value="-0.9920024">
            <text:p>-0.9920024</text:p>
          </table:table-cell>
          <table:table-cell office:value-type="float" office:value="-1.0914649">
            <text:p>-1.0914649</text:p>
          </table:table-cell>
          <table:table-cell table:number-columns-repeated="2"/>
        </table:table-row>
        <table:table-row table:style-name="ro2">
          <table:table-cell office:value-type="float" office:value="3975">
            <text:p>3975</text:p>
          </table:table-cell>
          <table:table-cell office:value-type="float" office:value="0.3124982">
            <text:p>0.3124982</text:p>
          </table:table-cell>
          <table:table-cell office:value-type="float" office:value="0.30747363">
            <text:p>0.30747363</text:p>
          </table:table-cell>
          <table:table-cell office:value-type="float" office:value="-1.0000024">
            <text:p>-1.0000024</text:p>
          </table:table-cell>
          <table:table-cell office:value-type="float" office:value="-0.98498046">
            <text:p>-0.98498046</text:p>
          </table:table-cell>
          <table:table-cell table:number-columns-repeated="2"/>
        </table:table-row>
        <table:table-row table:style-name="ro2">
          <table:table-cell office:value-type="float" office:value="3980">
            <text:p>3980</text:p>
          </table:table-cell>
          <table:table-cell office:value-type="float" office:value="0.3099982">
            <text:p>0.3099982</text:p>
          </table:table-cell>
          <table:table-cell office:value-type="float" office:value="0.30930382">
            <text:p>0.30930382</text:p>
          </table:table-cell>
          <table:table-cell office:value-type="float" office:value="-1.0080024">
            <text:p>-1.0080024</text:p>
          </table:table-cell>
          <table:table-cell office:value-type="float" office:value="-1.024912">
            <text:p>-1.024912</text:p>
          </table:table-cell>
          <table:table-cell table:number-columns-repeated="2"/>
        </table:table-row>
        <table:table-row table:style-name="ro2">
          <table:table-cell office:value-type="float" office:value="3985">
            <text:p>3985</text:p>
          </table:table-cell>
          <table:table-cell office:value-type="float" office:value="0.30749822">
            <text:p>0.30749822</text:p>
          </table:table-cell>
          <table:table-cell office:value-type="float" office:value="0.30198303">
            <text:p>0.30198303</text:p>
          </table:table-cell>
          <table:table-cell office:value-type="float" office:value="-1.0160024">
            <text:p>-1.0160024</text:p>
          </table:table-cell>
          <table:table-cell office:value-type="float" office:value="-0.91842777">
            <text:p>-0.91842777</text:p>
          </table:table-cell>
          <table:table-cell table:number-columns-repeated="2"/>
        </table:table-row>
        <table:table-row table:style-name="ro2">
          <table:table-cell office:value-type="float" office:value="3990">
            <text:p>3990</text:p>
          </table:table-cell>
          <table:table-cell office:value-type="float" office:value="0.30499822">
            <text:p>0.30499822</text:p>
          </table:table-cell>
          <table:table-cell office:value-type="float" office:value="0.31479442">
            <text:p>0.31479442</text:p>
          </table:table-cell>
          <table:table-cell office:value-type="float" office:value="-1.0240024">
            <text:p>-1.0240024</text:p>
          </table:table-cell>
          <table:table-cell office:value-type="float" office:value="-1.0382227">
            <text:p>-1.0382227</text:p>
          </table:table-cell>
          <table:table-cell table:number-columns-repeated="2"/>
        </table:table-row>
        <table:table-row table:style-name="ro2">
          <table:table-cell office:value-type="float" office:value="3995">
            <text:p>3995</text:p>
          </table:table-cell>
          <table:table-cell office:value-type="float" office:value="0.30249822">
            <text:p>0.30249822</text:p>
          </table:table-cell>
          <table:table-cell office:value-type="float" office:value="0.29283202">
            <text:p>0.29283202</text:p>
          </table:table-cell>
          <table:table-cell office:value-type="float" office:value="-1.0320024">
            <text:p>-1.0320024</text:p>
          </table:table-cell>
          <table:table-cell office:value-type="float" office:value="-0.9583592">
            <text:p>-0.9583592</text:p>
          </table:table-cell>
          <table:table-cell table:number-columns-repeated="2"/>
        </table:table-row>
        <table:table-row table:style-name="ro2">
          <table:table-cell office:value-type="float" office:value="4000">
            <text:p>4000</text:p>
          </table:table-cell>
          <table:table-cell office:value-type="float" office:value="0.29999822">
            <text:p>0.29999822</text:p>
          </table:table-cell>
          <table:table-cell office:value-type="float" office:value="0.31845483">
            <text:p>0.31845483</text:p>
          </table:table-cell>
          <table:table-cell office:value-type="float" office:value="-1.0400025">
            <text:p>-1.0400025</text:p>
          </table:table-cell>
          <table:table-cell office:value-type="float" office:value="-1.0914646">
            <text:p>-1.0914646</text:p>
          </table:table-cell>
          <table:table-cell table:number-columns-repeated="2"/>
        </table:table-row>
        <table:table-row table:style-name="ro2" table:number-rows-repeated="1047774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4">00/00/0000</text:date>, <text:time style:data-style-name="N2" text:time-value="0000-00-00T10:58: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eu Pizenberg</meta:initial-creator>
    <meta:creation-date>2014-04-10T15:32:49</meta:creation-date>
    <dc:date>2014-04-14T11:30:54</dc:date>
    <dc:creator>Matthieu Pizenberg</dc:creator>
    <meta:editing-duration>P1DT2H13M39S</meta:editing-duration>
    <meta:editing-cycles>25</meta:editing-cycles>
    <meta:generator>LibreOffice/4.0.2.2$Linux_X86_64 LibreOffice_project/400m0$Build-2</meta:generator>
    <meta:document-statistic meta:table-count="1" meta:cell-count="440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2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4.138cm" svg:height="18.966cm" xlink:href=".." xlink:type="simple" chart:class="chart:scatter" chart:style-name="ch1">
        <chart:legend chart:legend-position="end" svg:x="41.577cm" svg:y="8.437cm" style:legend-expansion="high" chart:style-name="ch2"/>
        <chart:plot-area chart:style-name="ch3" table:cell-range-address="Sheet1.A2:Sheet1.E801 Sheet1.B1:Sheet1.E1" chart:data-source-has-labels="row" svg:x="1.332cm" svg:y="1.651cm" svg:width="38.481cm" svg:height="16.516cm">
          <chartooo:coordinate-region svg:x="2.165cm" svg:y="1.851cm" svg:width="36.92cm" svg:height="16.1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secondary-y" chart:style-name="ch7" chart:values-cell-range-address="Sheet1.B2:Sheet1.B801" chart:label-cell-address="Sheet1.B1:Sheet1.B1" chart:class="chart:scatter">
            <chart:domain table:cell-range-address="Sheet1.A2:Sheet1.A801"/>
            <chart:data-point chart:repeated="800"/>
          </chart:series>
          <chart:series chart:attached-axis="secondary-y" chart:style-name="ch8" chart:values-cell-range-address="Sheet1.C2:Sheet1.C801" chart:label-cell-address="Sheet1.C1:Sheet1.C1" chart:class="chart:scatter">
            <chart:data-point chart:repeated="800"/>
          </chart:series>
          <chart:series chart:attached-axis="primary-y" chart:style-name="ch9" chart:values-cell-range-address="Sheet1.D2:Sheet1.D801" chart:label-cell-address="Sheet1.D1:Sheet1.D1" chart:class="chart:scatter">
            <chart:data-point chart:repeated="800"/>
          </chart:series>
          <chart:series chart:attached-axis="primary-y" chart:style-name="ch10" chart:values-cell-range-address="Sheet1.E2:Sheet1.E801" chart:label-cell-address="Sheet1.E1:Sheet1.E1" chart:class="chart:scatter">
            <chart:data-point chart:repeated="8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ns_v</text:p>
                <draw:g>
                  <svg:desc>Sheet1.B1:Sheet1.B1</svg:desc>
                </draw:g>
              </table:table-cell>
              <table:table-cell office:value-type="string">
                <text:p>v</text:p>
                <draw:g>
                  <svg:desc>Sheet1.C1:Sheet1.C1</svg:desc>
                </draw:g>
              </table:table-cell>
              <table:table-cell office:value-type="string">
                <text:p>cons_vt</text:p>
                <draw:g>
                  <svg:desc>Sheet1.D1:Sheet1.D1</svg:desc>
                </draw:g>
              </table:table-cell>
              <table:table-cell office:value-type="string">
                <text:p>vt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2:Sheet1.A801</svg:desc>
                </draw:g>
              </table:table-cell>
              <table:table-cell office:value-type="float" office:value="0">
                <text:p>0</text:p>
                <draw:g>
                  <svg:desc>Sheet1.B2:Sheet1.B801</svg:desc>
                </draw:g>
              </table:table-cell>
              <table:table-cell office:value-type="float" office:value="0.0036604002">
                <text:p>0.0036604002</text:p>
                <draw:g>
                  <svg:desc>Sheet1.C2:Sheet1.C801</svg:desc>
                </draw:g>
              </table:table-cell>
              <table:table-cell office:value-type="float" office:value="0">
                <text:p>0</text:p>
                <draw:g>
                  <svg:desc>Sheet1.D2:Sheet1.D801</svg:desc>
                </draw:g>
              </table:table-cell>
              <table:table-cell office:value-type="float" office:value="-0.02662109">
                <text:p>-0.02662109</text:p>
                <draw:g>
                  <svg:desc>Sheet1.E2:Sheet1.E8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5">
                <text:p>115</text:p>
              </table:table-cell>
              <table:table-cell office:value-type="float" office:value="0.0025">
                <text:p>0.0025</text:p>
              </table:table-cell>
              <table:table-cell office:value-type="float" office:value="0">
                <text:p>0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0">
                <text:p>120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  <table:table-cell office:value-type="float" office:value="0.016">
                <text:p>0.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5">
                <text:p>125</text:p>
              </table:table-cell>
              <table:table-cell office:value-type="float" office:value="0.0075">
                <text:p>0.0075</text:p>
              </table:table-cell>
              <table:table-cell office:value-type="float" office:value="0">
                <text:p>0</text:p>
              </table:table-cell>
              <table:table-cell office:value-type="float" office:value="0.024">
                <text:p>0.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0">
                <text:p>13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32">
                <text:p>0.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5">
                <text:p>135</text:p>
              </table:table-cell>
              <table:table-cell office:value-type="float" office:value="0.012499999">
                <text:p>0.012499999</text:p>
              </table:table-cell>
              <table:table-cell office:value-type="float" office:value="0">
                <text:p>0</text:p>
              </table:table-cell>
              <table:table-cell office:value-type="float" office:value="0.040000003">
                <text:p>0.04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0">
                <text:p>140</text:p>
              </table:table-cell>
              <table:table-cell office:value-type="float" office:value="0.014999999">
                <text:p>0.014999999</text:p>
              </table:table-cell>
              <table:table-cell office:value-type="float" office:value="0.0018302001">
                <text:p>0.0018302001</text:p>
              </table:table-cell>
              <table:table-cell office:value-type="float" office:value="0.048000004">
                <text:p>0.048000004</text:p>
              </table:table-cell>
              <table:table-cell office:value-type="float" office:value="-0.013310545">
                <text:p>-0.0133105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5">
                <text:p>145</text:p>
              </table:table-cell>
              <table:table-cell office:value-type="float" office:value="0.017499998">
                <text:p>0.017499998</text:p>
              </table:table-cell>
              <table:table-cell office:value-type="float" office:value="0.0036604002">
                <text:p>0.0036604002</text:p>
              </table:table-cell>
              <table:table-cell office:value-type="float" office:value="0.056000005">
                <text:p>0.056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0">
                <text:p>150</text:p>
              </table:table-cell>
              <table:table-cell office:value-type="float" office:value="0.019999998">
                <text:p>0.019999998</text:p>
              </table:table-cell>
              <table:table-cell office:value-type="float" office:value="0.0054906">
                <text:p>0.0054906</text:p>
              </table:table-cell>
              <table:table-cell office:value-type="float" office:value="0.064">
                <text:p>0.064</text:p>
              </table:table-cell>
              <table:table-cell office:value-type="float" office:value="-0.013310545">
                <text:p>-0.0133105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5">
                <text:p>155</text:p>
              </table:table-cell>
              <table:table-cell office:value-type="float" office:value="0.022499997">
                <text:p>0.022499997</text:p>
              </table:table-cell>
              <table:table-cell office:value-type="float" office:value="0.0036604002">
                <text:p>0.0036604002</text:p>
              </table:table-cell>
              <table:table-cell office:value-type="float" office:value="0.072000004">
                <text:p>0.072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0">
                <text:p>160</text:p>
              </table:table-cell>
              <table:table-cell office:value-type="float" office:value="0.024999997">
                <text:p>0.024999997</text:p>
              </table:table-cell>
              <table:table-cell office:value-type="float" office:value="0.014641601">
                <text:p>0.014641601</text:p>
              </table:table-cell>
              <table:table-cell office:value-type="float" office:value="0.080000006">
                <text:p>0.080000006</text:p>
              </table:table-cell>
              <table:table-cell office:value-type="float" office:value="0.053242177">
                <text:p>0.0532421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5">
                <text:p>165</text:p>
              </table:table-cell>
              <table:table-cell office:value-type="float" office:value="0.027499996">
                <text:p>0.027499996</text:p>
              </table:table-cell>
              <table:table-cell office:value-type="float" office:value="0.0237926">
                <text:p>0.0237926</text:p>
              </table:table-cell>
              <table:table-cell office:value-type="float" office:value="0.08800001">
                <text:p>0.08800001</text:p>
              </table:table-cell>
              <table:table-cell office:value-type="float" office:value="0.093173824">
                <text:p>0.0931738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0">
                <text:p>170</text:p>
              </table:table-cell>
              <table:table-cell office:value-type="float" office:value="0.029999996">
                <text:p>0.029999996</text:p>
              </table:table-cell>
              <table:table-cell office:value-type="float" office:value="0.0237926">
                <text:p>0.0237926</text:p>
              </table:table-cell>
              <table:table-cell office:value-type="float" office:value="0.09600001">
                <text:p>0.09600001</text:p>
              </table:table-cell>
              <table:table-cell office:value-type="float" office:value="0.06655273">
                <text:p>0.066552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5">
                <text:p>175</text:p>
              </table:table-cell>
              <table:table-cell office:value-type="float" office:value="0.032499995">
                <text:p>0.032499995</text:p>
              </table:table-cell>
              <table:table-cell office:value-type="float" office:value="0.0237926">
                <text:p>0.0237926</text:p>
              </table:table-cell>
              <table:table-cell office:value-type="float" office:value="0.10400001">
                <text:p>0.10400001</text:p>
              </table:table-cell>
              <table:table-cell office:value-type="float" office:value="0.06655273">
                <text:p>0.066552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0">
                <text:p>180</text:p>
              </table:table-cell>
              <table:table-cell office:value-type="float" office:value="0.034999996">
                <text:p>0.034999996</text:p>
              </table:table-cell>
              <table:table-cell office:value-type="float" office:value="0.027453002">
                <text:p>0.027453002</text:p>
              </table:table-cell>
              <table:table-cell office:value-type="float" office:value="0.11200001">
                <text:p>0.11200001</text:p>
              </table:table-cell>
              <table:table-cell office:value-type="float" office:value="0.093173824">
                <text:p>0.0931738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5">
                <text:p>185</text:p>
              </table:table-cell>
              <table:table-cell office:value-type="float" office:value="0.037499998">
                <text:p>0.037499998</text:p>
              </table:table-cell>
              <table:table-cell office:value-type="float" office:value="0.027453002">
                <text:p>0.027453002</text:p>
              </table:table-cell>
              <table:table-cell office:value-type="float" office:value="0.12000001">
                <text:p>0.12000001</text:p>
              </table:table-cell>
              <table:table-cell office:value-type="float" office:value="0.1197949">
                <text:p>0.11979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0">
                <text:p>190</text:p>
              </table:table-cell>
              <table:table-cell office:value-type="float" office:value="0.04">
                <text:p>0.04</text:p>
              </table:table-cell>
              <table:table-cell office:value-type="float" office:value="0.029283201">
                <text:p>0.029283201</text:p>
              </table:table-cell>
              <table:table-cell office:value-type="float" office:value="0.128">
                <text:p>0.128</text:p>
              </table:table-cell>
              <table:table-cell office:value-type="float" office:value="0.07986327">
                <text:p>0.079863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5">
                <text:p>195</text:p>
              </table:table-cell>
              <table:table-cell office:value-type="float" office:value="0.0425">
                <text:p>0.0425</text:p>
              </table:table-cell>
              <table:table-cell office:value-type="float" office:value="0.031113401">
                <text:p>0.031113401</text:p>
              </table:table-cell>
              <table:table-cell office:value-type="float" office:value="0.136">
                <text:p>0.136</text:p>
              </table:table-cell>
              <table:table-cell office:value-type="float" office:value="0.1197949">
                <text:p>0.11979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0">
                <text:p>200</text:p>
              </table:table-cell>
              <table:table-cell office:value-type="float" office:value="0.045">
                <text:p>0.045</text:p>
              </table:table-cell>
              <table:table-cell office:value-type="float" office:value="0.032943603">
                <text:p>0.032943603</text:p>
              </table:table-cell>
              <table:table-cell office:value-type="float" office:value="0.14400001">
                <text:p>0.14400001</text:p>
              </table:table-cell>
              <table:table-cell office:value-type="float" office:value="0.10648435">
                <text:p>0.106484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5">
                <text:p>205</text:p>
              </table:table-cell>
              <table:table-cell office:value-type="float" office:value="0.047500003">
                <text:p>0.047500003</text:p>
              </table:table-cell>
              <table:table-cell office:value-type="float" office:value="0.032943603">
                <text:p>0.032943603</text:p>
              </table:table-cell>
              <table:table-cell office:value-type="float" office:value="0.15200001">
                <text:p>0.15200001</text:p>
              </table:table-cell>
              <table:table-cell office:value-type="float" office:value="0.13310546">
                <text:p>0.133105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0">
                <text:p>210</text:p>
              </table:table-cell>
              <table:table-cell office:value-type="float" office:value="0.050000004">
                <text:p>0.050000004</text:p>
              </table:table-cell>
              <table:table-cell office:value-type="float" office:value="0.032943603">
                <text:p>0.032943603</text:p>
              </table:table-cell>
              <table:table-cell office:value-type="float" office:value="0.16000001">
                <text:p>0.16000001</text:p>
              </table:table-cell>
              <table:table-cell office:value-type="float" office:value="0.13310546">
                <text:p>0.133105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5">
                <text:p>215</text:p>
              </table:table-cell>
              <table:table-cell office:value-type="float" office:value="0.052500006">
                <text:p>0.052500006</text:p>
              </table:table-cell>
              <table:table-cell office:value-type="float" office:value="0.0420946">
                <text:p>0.0420946</text:p>
              </table:table-cell>
              <table:table-cell office:value-type="float" office:value="0.16800001">
                <text:p>0.16800001</text:p>
              </table:table-cell>
              <table:table-cell office:value-type="float" office:value="0.14641601">
                <text:p>0.146416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0">
                <text:p>220</text:p>
              </table:table-cell>
              <table:table-cell office:value-type="float" office:value="0.055000007">
                <text:p>0.055000007</text:p>
              </table:table-cell>
              <table:table-cell office:value-type="float" office:value="0.042094603">
                <text:p>0.042094603</text:p>
              </table:table-cell>
              <table:table-cell office:value-type="float" office:value="0.17600001">
                <text:p>0.17600001</text:p>
              </table:table-cell>
              <table:table-cell office:value-type="float" office:value="0.17303708">
                <text:p>0.173037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5">
                <text:p>225</text:p>
              </table:table-cell>
              <table:table-cell office:value-type="float" office:value="0.05750001">
                <text:p>0.05750001</text:p>
              </table:table-cell>
              <table:table-cell office:value-type="float" office:value="0.0439248">
                <text:p>0.0439248</text:p>
              </table:table-cell>
              <table:table-cell office:value-type="float" office:value="0.18400002">
                <text:p>0.18400002</text:p>
              </table:table-cell>
              <table:table-cell office:value-type="float" office:value="0.15972655">
                <text:p>0.159726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0">
                <text:p>230</text:p>
              </table:table-cell>
              <table:table-cell office:value-type="float" office:value="0.06000001">
                <text:p>0.06000001</text:p>
              </table:table-cell>
              <table:table-cell office:value-type="float" office:value="0.049415402">
                <text:p>0.049415402</text:p>
              </table:table-cell>
              <table:table-cell office:value-type="float" office:value="0.19200002">
                <text:p>0.19200002</text:p>
              </table:table-cell>
              <table:table-cell office:value-type="float" office:value="0.1730371">
                <text:p>0.17303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5">
                <text:p>235</text:p>
              </table:table-cell>
              <table:table-cell office:value-type="float" office:value="0.06250001">
                <text:p>0.06250001</text:p>
              </table:table-cell>
              <table:table-cell office:value-type="float" office:value="0.054906003">
                <text:p>0.054906003</text:p>
              </table:table-cell>
              <table:table-cell office:value-type="float" office:value="0.20000002">
                <text:p>0.20000002</text:p>
              </table:table-cell>
              <table:table-cell office:value-type="float" office:value="0.15972655">
                <text:p>0.159726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0">
                <text:p>240</text:p>
              </table:table-cell>
              <table:table-cell office:value-type="float" office:value="0.065000005">
                <text:p>0.065000005</text:p>
              </table:table-cell>
              <table:table-cell office:value-type="float" office:value="0.058566403">
                <text:p>0.058566403</text:p>
              </table:table-cell>
              <table:table-cell office:value-type="float" office:value="0.20800002">
                <text:p>0.20800002</text:p>
              </table:table-cell>
              <table:table-cell office:value-type="float" office:value="0.15972655">
                <text:p>0.159726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5">
                <text:p>245</text:p>
              </table:table-cell>
              <table:table-cell office:value-type="float" office:value="0.0675">
                <text:p>0.0675</text:p>
              </table:table-cell>
              <table:table-cell office:value-type="float" office:value="0.054906003">
                <text:p>0.054906003</text:p>
              </table:table-cell>
              <table:table-cell office:value-type="float" office:value="0.21600002">
                <text:p>0.21600002</text:p>
              </table:table-cell>
              <table:table-cell office:value-type="float" office:value="0.18634765">
                <text:p>0.186347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0">
                <text:p>250</text:p>
              </table:table-cell>
              <table:table-cell office:value-type="float" office:value="0.07">
                <text:p>0.07</text:p>
              </table:table-cell>
              <table:table-cell office:value-type="float" office:value="0.0567362">
                <text:p>0.0567362</text:p>
              </table:table-cell>
              <table:table-cell office:value-type="float" office:value="0.22400002">
                <text:p>0.22400002</text:p>
              </table:table-cell>
              <table:table-cell office:value-type="float" office:value="0.1996582">
                <text:p>0.19965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5">
                <text:p>255</text:p>
              </table:table-cell>
              <table:table-cell office:value-type="float" office:value="0.0725">
                <text:p>0.0725</text:p>
              </table:table-cell>
              <table:table-cell office:value-type="float" office:value="0.064057">
                <text:p>0.064057</text:p>
              </table:table-cell>
              <table:table-cell office:value-type="float" office:value="0.23200002">
                <text:p>0.23200002</text:p>
              </table:table-cell>
              <table:table-cell office:value-type="float" office:value="0.19965817">
                <text:p>0.199658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0">
                <text:p>260</text:p>
              </table:table-cell>
              <table:table-cell office:value-type="float" office:value="0.074999996">
                <text:p>0.074999996</text:p>
              </table:table-cell>
              <table:table-cell office:value-type="float" office:value="0.064057">
                <text:p>0.064057</text:p>
              </table:table-cell>
              <table:table-cell office:value-type="float" office:value="0.24000002">
                <text:p>0.24000002</text:p>
              </table:table-cell>
              <table:table-cell office:value-type="float" office:value="0.19965817">
                <text:p>0.199658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5">
                <text:p>265</text:p>
              </table:table-cell>
              <table:table-cell office:value-type="float" office:value="0.07749999">
                <text:p>0.07749999</text:p>
              </table:table-cell>
              <table:table-cell office:value-type="float" office:value="0.065887205">
                <text:p>0.065887205</text:p>
              </table:table-cell>
              <table:table-cell office:value-type="float" office:value="0.24800003">
                <text:p>0.24800003</text:p>
              </table:table-cell>
              <table:table-cell office:value-type="float" office:value="0.2395898">
                <text:p>0.23958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0">
                <text:p>270</text:p>
              </table:table-cell>
              <table:table-cell office:value-type="float" office:value="0.07999999">
                <text:p>0.07999999</text:p>
              </table:table-cell>
              <table:table-cell office:value-type="float" office:value="0.065887205">
                <text:p>0.065887205</text:p>
              </table:table-cell>
              <table:table-cell office:value-type="float" office:value="0.256">
                <text:p>0.256</text:p>
              </table:table-cell>
              <table:table-cell office:value-type="float" office:value="0.2395898">
                <text:p>0.23958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5">
                <text:p>275</text:p>
              </table:table-cell>
              <table:table-cell office:value-type="float" office:value="0.08249999">
                <text:p>0.08249999</text:p>
              </table:table-cell>
              <table:table-cell office:value-type="float" office:value="0.073208004">
                <text:p>0.073208004</text:p>
              </table:table-cell>
              <table:table-cell office:value-type="float" office:value="0.264">
                <text:p>0.264</text:p>
              </table:table-cell>
              <table:table-cell office:value-type="float" office:value="0.2395898">
                <text:p>0.23958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0">
                <text:p>280</text:p>
              </table:table-cell>
              <table:table-cell office:value-type="float" office:value="0.084999986">
                <text:p>0.084999986</text:p>
              </table:table-cell>
              <table:table-cell office:value-type="float" office:value="0.073208004">
                <text:p>0.073208004</text:p>
              </table:table-cell>
              <table:table-cell office:value-type="float" office:value="0.27199998">
                <text:p>0.27199998</text:p>
              </table:table-cell>
              <table:table-cell office:value-type="float" office:value="0.2662109">
                <text:p>0.26621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5">
                <text:p>285</text:p>
              </table:table-cell>
              <table:table-cell office:value-type="float" office:value="0.08749998">
                <text:p>0.08749998</text:p>
              </table:table-cell>
              <table:table-cell office:value-type="float" office:value="0.073208004">
                <text:p>0.073208004</text:p>
              </table:table-cell>
              <table:table-cell office:value-type="float" office:value="0.27999997">
                <text:p>0.27999997</text:p>
              </table:table-cell>
              <table:table-cell office:value-type="float" office:value="0.2662109">
                <text:p>0.266210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0">
                <text:p>290</text:p>
              </table:table-cell>
              <table:table-cell office:value-type="float" office:value="0.08999998">
                <text:p>0.08999998</text:p>
              </table:table-cell>
              <table:table-cell office:value-type="float" office:value="0.0805288">
                <text:p>0.0805288</text:p>
              </table:table-cell>
              <table:table-cell office:value-type="float" office:value="0.28799996">
                <text:p>0.28799996</text:p>
              </table:table-cell>
              <table:table-cell office:value-type="float" office:value="0.292832">
                <text:p>0.2928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5">
                <text:p>295</text:p>
              </table:table-cell>
              <table:table-cell office:value-type="float" office:value="0.09249998">
                <text:p>0.09249998</text:p>
              </table:table-cell>
              <table:table-cell office:value-type="float" office:value="0.082359">
                <text:p>0.082359</text:p>
              </table:table-cell>
              <table:table-cell office:value-type="float" office:value="0.29599994">
                <text:p>0.29599994</text:p>
              </table:table-cell>
              <table:table-cell office:value-type="float" office:value="0.27952147">
                <text:p>0.279521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0">
                <text:p>300</text:p>
              </table:table-cell>
              <table:table-cell office:value-type="float" office:value="0.09499998">
                <text:p>0.09499998</text:p>
              </table:table-cell>
              <table:table-cell office:value-type="float" office:value="0.082359">
                <text:p>0.082359</text:p>
              </table:table-cell>
              <table:table-cell office:value-type="float" office:value="0.30399993">
                <text:p>0.30399993</text:p>
              </table:table-cell>
              <table:table-cell office:value-type="float" office:value="0.25290036">
                <text:p>0.252900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5">
                <text:p>305</text:p>
              </table:table-cell>
              <table:table-cell office:value-type="float" office:value="0.097499974">
                <text:p>0.097499974</text:p>
              </table:table-cell>
              <table:table-cell office:value-type="float" office:value="0.0841892">
                <text:p>0.0841892</text:p>
              </table:table-cell>
              <table:table-cell office:value-type="float" office:value="0.31199992">
                <text:p>0.31199992</text:p>
              </table:table-cell>
              <table:table-cell office:value-type="float" office:value="0.2662109">
                <text:p>0.26621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0">
                <text:p>310</text:p>
              </table:table-cell>
              <table:table-cell office:value-type="float" office:value="0.09999997">
                <text:p>0.09999997</text:p>
              </table:table-cell>
              <table:table-cell office:value-type="float" office:value="0.0878496">
                <text:p>0.0878496</text:p>
              </table:table-cell>
              <table:table-cell office:value-type="float" office:value="0.3199999">
                <text:p>0.3199999</text:p>
              </table:table-cell>
              <table:table-cell office:value-type="float" office:value="0.29283202">
                <text:p>0.292832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5">
                <text:p>315</text:p>
              </table:table-cell>
              <table:table-cell office:value-type="float" office:value="0.10249997">
                <text:p>0.10249997</text:p>
              </table:table-cell>
              <table:table-cell office:value-type="float" office:value="0.0878496">
                <text:p>0.0878496</text:p>
              </table:table-cell>
              <table:table-cell office:value-type="float" office:value="0.3279999">
                <text:p>0.3279999</text:p>
              </table:table-cell>
              <table:table-cell office:value-type="float" office:value="0.29283202">
                <text:p>0.292832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0">
                <text:p>320</text:p>
              </table:table-cell>
              <table:table-cell office:value-type="float" office:value="0.10499997">
                <text:p>0.10499997</text:p>
              </table:table-cell>
              <table:table-cell office:value-type="float" office:value="0.0951704">
                <text:p>0.0951704</text:p>
              </table:table-cell>
              <table:table-cell office:value-type="float" office:value="0.33599988">
                <text:p>0.33599988</text:p>
              </table:table-cell>
              <table:table-cell office:value-type="float" office:value="0.29283202">
                <text:p>0.292832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5">
                <text:p>325</text:p>
              </table:table-cell>
              <table:table-cell office:value-type="float" office:value="0.107499965">
                <text:p>0.107499965</text:p>
              </table:table-cell>
              <table:table-cell office:value-type="float" office:value="0.0970006">
                <text:p>0.0970006</text:p>
              </table:table-cell>
              <table:table-cell office:value-type="float" office:value="0.34399986">
                <text:p>0.34399986</text:p>
              </table:table-cell>
              <table:table-cell office:value-type="float" office:value="0.35938478">
                <text:p>0.359384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0">
                <text:p>330</text:p>
              </table:table-cell>
              <table:table-cell office:value-type="float" office:value="0.10999996">
                <text:p>0.10999996</text:p>
              </table:table-cell>
              <table:table-cell office:value-type="float" office:value="0.1061516">
                <text:p>0.1061516</text:p>
              </table:table-cell>
              <table:table-cell office:value-type="float" office:value="0.35199985">
                <text:p>0.35199985</text:p>
              </table:table-cell>
              <table:table-cell office:value-type="float" office:value="0.3194531">
                <text:p>0.31945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5">
                <text:p>335</text:p>
              </table:table-cell>
              <table:table-cell office:value-type="float" office:value="0.11249996">
                <text:p>0.11249996</text:p>
              </table:table-cell>
              <table:table-cell office:value-type="float" office:value="0.1024912">
                <text:p>0.1024912</text:p>
              </table:table-cell>
              <table:table-cell office:value-type="float" office:value="0.35999984">
                <text:p>0.35999984</text:p>
              </table:table-cell>
              <table:table-cell office:value-type="float" office:value="0.3460742">
                <text:p>0.346074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0">
                <text:p>340</text:p>
              </table:table-cell>
              <table:table-cell office:value-type="float" office:value="0.11499996">
                <text:p>0.11499996</text:p>
              </table:table-cell>
              <table:table-cell office:value-type="float" office:value="0.1061516">
                <text:p>0.1061516</text:p>
              </table:table-cell>
              <table:table-cell office:value-type="float" office:value="0.36799982">
                <text:p>0.36799982</text:p>
              </table:table-cell>
              <table:table-cell office:value-type="float" office:value="0.3460742">
                <text:p>0.34607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5">
                <text:p>345</text:p>
              </table:table-cell>
              <table:table-cell office:value-type="float" office:value="0.117499955">
                <text:p>0.117499955</text:p>
              </table:table-cell>
              <table:table-cell office:value-type="float" office:value="0.1061516">
                <text:p>0.1061516</text:p>
              </table:table-cell>
              <table:table-cell office:value-type="float" office:value="0.3759998">
                <text:p>0.3759998</text:p>
              </table:table-cell>
              <table:table-cell office:value-type="float" office:value="0.3460742">
                <text:p>0.34607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0">
                <text:p>350</text:p>
              </table:table-cell>
              <table:table-cell office:value-type="float" office:value="0.11999995">
                <text:p>0.11999995</text:p>
              </table:table-cell>
              <table:table-cell office:value-type="float" office:value="0.1134724">
                <text:p>0.1134724</text:p>
              </table:table-cell>
              <table:table-cell office:value-type="float" office:value="0.3839998">
                <text:p>0.3839998</text:p>
              </table:table-cell>
              <table:table-cell office:value-type="float" office:value="0.3726953">
                <text:p>0.37269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5">
                <text:p>355</text:p>
              </table:table-cell>
              <table:table-cell office:value-type="float" office:value="0.12249995">
                <text:p>0.12249995</text:p>
              </table:table-cell>
              <table:table-cell office:value-type="float" office:value="0.111642204">
                <text:p>0.111642204</text:p>
              </table:table-cell>
              <table:table-cell office:value-type="float" office:value="0.39199978">
                <text:p>0.39199978</text:p>
              </table:table-cell>
              <table:table-cell office:value-type="float" office:value="0.38600585">
                <text:p>0.386005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0">
                <text:p>360</text:p>
              </table:table-cell>
              <table:table-cell office:value-type="float" office:value="0.12499995">
                <text:p>0.12499995</text:p>
              </table:table-cell>
              <table:table-cell office:value-type="float" office:value="0.1134724">
                <text:p>0.1134724</text:p>
              </table:table-cell>
              <table:table-cell office:value-type="float" office:value="0.39999977">
                <text:p>0.39999977</text:p>
              </table:table-cell>
              <table:table-cell office:value-type="float" office:value="0.3726953">
                <text:p>0.37269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5">
                <text:p>365</text:p>
              </table:table-cell>
              <table:table-cell office:value-type="float" office:value="0.12749995">
                <text:p>0.12749995</text:p>
              </table:table-cell>
              <table:table-cell office:value-type="float" office:value="0.111642204">
                <text:p>0.111642204</text:p>
              </table:table-cell>
              <table:table-cell office:value-type="float" office:value="0.40799975">
                <text:p>0.40799975</text:p>
              </table:table-cell>
              <table:table-cell office:value-type="float" office:value="0.35938478">
                <text:p>0.359384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0">
                <text:p>370</text:p>
              </table:table-cell>
              <table:table-cell office:value-type="float" office:value="0.12999995">
                <text:p>0.12999995</text:p>
              </table:table-cell>
              <table:table-cell office:value-type="float" office:value="0.117132805">
                <text:p>0.117132805</text:p>
              </table:table-cell>
              <table:table-cell office:value-type="float" office:value="0.41599974">
                <text:p>0.41599974</text:p>
              </table:table-cell>
              <table:table-cell office:value-type="float" office:value="0.3726953">
                <text:p>0.37269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5">
                <text:p>375</text:p>
              </table:table-cell>
              <table:table-cell office:value-type="float" office:value="0.13249995">
                <text:p>0.13249995</text:p>
              </table:table-cell>
              <table:table-cell office:value-type="float" office:value="0.117132805">
                <text:p>0.117132805</text:p>
              </table:table-cell>
              <table:table-cell office:value-type="float" office:value="0.42399973">
                <text:p>0.42399973</text:p>
              </table:table-cell>
              <table:table-cell office:value-type="float" office:value="0.3726953">
                <text:p>0.37269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0">
                <text:p>380</text:p>
              </table:table-cell>
              <table:table-cell office:value-type="float" office:value="0.13499995">
                <text:p>0.13499995</text:p>
              </table:table-cell>
              <table:table-cell office:value-type="float" office:value="0.12262341">
                <text:p>0.12262341</text:p>
              </table:table-cell>
              <table:table-cell office:value-type="float" office:value="0.4319997">
                <text:p>0.4319997</text:p>
              </table:table-cell>
              <table:table-cell office:value-type="float" office:value="0.38600576">
                <text:p>0.386005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5">
                <text:p>385</text:p>
              </table:table-cell>
              <table:table-cell office:value-type="float" office:value="0.13749994">
                <text:p>0.13749994</text:p>
              </table:table-cell>
              <table:table-cell office:value-type="float" office:value="0.12262341">
                <text:p>0.12262341</text:p>
              </table:table-cell>
              <table:table-cell office:value-type="float" office:value="0.4399997">
                <text:p>0.4399997</text:p>
              </table:table-cell>
              <table:table-cell office:value-type="float" office:value="0.41262686">
                <text:p>0.412626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0">
                <text:p>390</text:p>
              </table:table-cell>
              <table:table-cell office:value-type="float" office:value="0.13999994">
                <text:p>0.13999994</text:p>
              </table:table-cell>
              <table:table-cell office:value-type="float" office:value="0.1299442">
                <text:p>0.1299442</text:p>
              </table:table-cell>
              <table:table-cell office:value-type="float" office:value="0.4479997">
                <text:p>0.4479997</text:p>
              </table:table-cell>
              <table:table-cell office:value-type="float" office:value="0.43924797">
                <text:p>0.439247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5">
                <text:p>395</text:p>
              </table:table-cell>
              <table:table-cell office:value-type="float" office:value="0.14249994">
                <text:p>0.14249994</text:p>
              </table:table-cell>
              <table:table-cell office:value-type="float" office:value="0.1354348">
                <text:p>0.1354348</text:p>
              </table:table-cell>
              <table:table-cell office:value-type="float" office:value="0.45599967">
                <text:p>0.45599967</text:p>
              </table:table-cell>
              <table:table-cell office:value-type="float" office:value="0.4259374">
                <text:p>0.42593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0">
                <text:p>400</text:p>
              </table:table-cell>
              <table:table-cell office:value-type="float" office:value="0.14499994">
                <text:p>0.14499994</text:p>
              </table:table-cell>
              <table:table-cell office:value-type="float" office:value="0.1390952">
                <text:p>0.1390952</text:p>
              </table:table-cell>
              <table:table-cell office:value-type="float" office:value="0.46399966">
                <text:p>0.46399966</text:p>
              </table:table-cell>
              <table:table-cell office:value-type="float" office:value="0.45255852">
                <text:p>0.452558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5">
                <text:p>405</text:p>
              </table:table-cell>
              <table:table-cell office:value-type="float" office:value="0.14749993">
                <text:p>0.14749993</text:p>
              </table:table-cell>
              <table:table-cell office:value-type="float" office:value="0.1409254">
                <text:p>0.1409254</text:p>
              </table:table-cell>
              <table:table-cell office:value-type="float" office:value="0.47199965">
                <text:p>0.47199965</text:p>
              </table:table-cell>
              <table:table-cell office:value-type="float" office:value="0.43924797">
                <text:p>0.439247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0">
                <text:p>410</text:p>
              </table:table-cell>
              <table:table-cell office:value-type="float" office:value="0.14999993">
                <text:p>0.14999993</text:p>
              </table:table-cell>
              <table:table-cell office:value-type="float" office:value="0.1390952">
                <text:p>0.1390952</text:p>
              </table:table-cell>
              <table:table-cell office:value-type="float" office:value="0.47999963">
                <text:p>0.47999963</text:p>
              </table:table-cell>
              <table:table-cell office:value-type="float" office:value="0.4259374">
                <text:p>0.42593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5">
                <text:p>415</text:p>
              </table:table-cell>
              <table:table-cell office:value-type="float" office:value="0.15249993">
                <text:p>0.15249993</text:p>
              </table:table-cell>
              <table:table-cell office:value-type="float" office:value="0.1409254">
                <text:p>0.1409254</text:p>
              </table:table-cell>
              <table:table-cell office:value-type="float" office:value="0.48799962">
                <text:p>0.48799962</text:p>
              </table:table-cell>
              <table:table-cell office:value-type="float" office:value="0.41262686">
                <text:p>0.4126268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20">
                <text:p>420</text:p>
              </table:table-cell>
              <table:table-cell office:value-type="float" office:value="0.15499993">
                <text:p>0.15499993</text:p>
              </table:table-cell>
              <table:table-cell office:value-type="float" office:value="0.15190661">
                <text:p>0.15190661</text:p>
              </table:table-cell>
              <table:table-cell office:value-type="float" office:value="0.4959996">
                <text:p>0.4959996</text:p>
              </table:table-cell>
              <table:table-cell office:value-type="float" office:value="0.49249014">
                <text:p>0.492490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5">
                <text:p>425</text:p>
              </table:table-cell>
              <table:table-cell office:value-type="float" office:value="0.15749992">
                <text:p>0.15749992</text:p>
              </table:table-cell>
              <table:table-cell office:value-type="float" office:value="0.15190661">
                <text:p>0.15190661</text:p>
              </table:table-cell>
              <table:table-cell office:value-type="float" office:value="0.5039996">
                <text:p>0.5039996</text:p>
              </table:table-cell>
              <table:table-cell office:value-type="float" office:value="0.5191113">
                <text:p>0.51911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30">
                <text:p>430</text:p>
              </table:table-cell>
              <table:table-cell office:value-type="float" office:value="0.15999992">
                <text:p>0.15999992</text:p>
              </table:table-cell>
              <table:table-cell office:value-type="float" office:value="0.15190661">
                <text:p>0.15190661</text:p>
              </table:table-cell>
              <table:table-cell office:value-type="float" office:value="0.5119996">
                <text:p>0.5119996</text:p>
              </table:table-cell>
              <table:table-cell office:value-type="float" office:value="0.5191113">
                <text:p>0.519111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5">
                <text:p>435</text:p>
              </table:table-cell>
              <table:table-cell office:value-type="float" office:value="0.16249992">
                <text:p>0.16249992</text:p>
              </table:table-cell>
              <table:table-cell office:value-type="float" office:value="0.15739721">
                <text:p>0.15739721</text:p>
              </table:table-cell>
              <table:table-cell office:value-type="float" office:value="0.5199996">
                <text:p>0.5199996</text:p>
              </table:table-cell>
              <table:table-cell office:value-type="float" office:value="0.5590429">
                <text:p>0.559042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0">
                <text:p>440</text:p>
              </table:table-cell>
              <table:table-cell office:value-type="float" office:value="0.16499992">
                <text:p>0.16499992</text:p>
              </table:table-cell>
              <table:table-cell office:value-type="float" office:value="0.1610576">
                <text:p>0.1610576</text:p>
              </table:table-cell>
              <table:table-cell office:value-type="float" office:value="0.52799964">
                <text:p>0.52799964</text:p>
              </table:table-cell>
              <table:table-cell office:value-type="float" office:value="0.5590429">
                <text:p>0.559042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5">
                <text:p>445</text:p>
              </table:table-cell>
              <table:table-cell office:value-type="float" office:value="0.16749991">
                <text:p>0.16749991</text:p>
              </table:table-cell>
              <table:table-cell office:value-type="float" office:value="0.15922742">
                <text:p>0.15922742</text:p>
              </table:table-cell>
              <table:table-cell office:value-type="float" office:value="0.53599966">
                <text:p>0.53599966</text:p>
              </table:table-cell>
              <table:table-cell office:value-type="float" office:value="0.5191113">
                <text:p>0.51911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50">
                <text:p>450</text:p>
              </table:table-cell>
              <table:table-cell office:value-type="float" office:value="0.16999991">
                <text:p>0.16999991</text:p>
              </table:table-cell>
              <table:table-cell office:value-type="float" office:value="0.16105759">
                <text:p>0.16105759</text:p>
              </table:table-cell>
              <table:table-cell office:value-type="float" office:value="0.5439997">
                <text:p>0.5439997</text:p>
              </table:table-cell>
              <table:table-cell office:value-type="float" office:value="0.5324218">
                <text:p>0.53242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5">
                <text:p>455</text:p>
              </table:table-cell>
              <table:table-cell office:value-type="float" office:value="0.17249991">
                <text:p>0.17249991</text:p>
              </table:table-cell>
              <table:table-cell office:value-type="float" office:value="0.16288781">
                <text:p>0.16288781</text:p>
              </table:table-cell>
              <table:table-cell office:value-type="float" office:value="0.5519997">
                <text:p>0.5519997</text:p>
              </table:table-cell>
              <table:table-cell office:value-type="float" office:value="0.5191113">
                <text:p>0.51911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60">
                <text:p>460</text:p>
              </table:table-cell>
              <table:table-cell office:value-type="float" office:value="0.17499991">
                <text:p>0.17499991</text:p>
              </table:table-cell>
              <table:table-cell office:value-type="float" office:value="0.16288781">
                <text:p>0.16288781</text:p>
              </table:table-cell>
              <table:table-cell office:value-type="float" office:value="0.5599997">
                <text:p>0.5599997</text:p>
              </table:table-cell>
              <table:table-cell office:value-type="float" office:value="0.49249017">
                <text:p>0.492490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5">
                <text:p>465</text:p>
              </table:table-cell>
              <table:table-cell office:value-type="float" office:value="0.1774999">
                <text:p>0.1774999</text:p>
              </table:table-cell>
              <table:table-cell office:value-type="float" office:value="0.1665482">
                <text:p>0.1665482</text:p>
              </table:table-cell>
              <table:table-cell office:value-type="float" office:value="0.5679997">
                <text:p>0.5679997</text:p>
              </table:table-cell>
              <table:table-cell office:value-type="float" office:value="0.5191113">
                <text:p>0.51911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70">
                <text:p>470</text:p>
              </table:table-cell>
              <table:table-cell office:value-type="float" office:value="0.1799999">
                <text:p>0.1799999</text:p>
              </table:table-cell>
              <table:table-cell office:value-type="float" office:value="0.17020862">
                <text:p>0.17020862</text:p>
              </table:table-cell>
              <table:table-cell office:value-type="float" office:value="0.57599974">
                <text:p>0.57599974</text:p>
              </table:table-cell>
              <table:table-cell office:value-type="float" office:value="0.49249017">
                <text:p>0.4924901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5">
                <text:p>475</text:p>
              </table:table-cell>
              <table:table-cell office:value-type="float" office:value="0.1824999">
                <text:p>0.1824999</text:p>
              </table:table-cell>
              <table:table-cell office:value-type="float" office:value="0.1665482">
                <text:p>0.1665482</text:p>
              </table:table-cell>
              <table:table-cell office:value-type="float" office:value="0.58399975">
                <text:p>0.58399975</text:p>
              </table:table-cell>
              <table:table-cell office:value-type="float" office:value="0.49249017">
                <text:p>0.4924901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80">
                <text:p>480</text:p>
              </table:table-cell>
              <table:table-cell office:value-type="float" office:value="0.1849999">
                <text:p>0.1849999</text:p>
              </table:table-cell>
              <table:table-cell office:value-type="float" office:value="0.1683784">
                <text:p>0.1683784</text:p>
              </table:table-cell>
              <table:table-cell office:value-type="float" office:value="0.59199977">
                <text:p>0.59199977</text:p>
              </table:table-cell>
              <table:table-cell office:value-type="float" office:value="0.5058007">
                <text:p>0.505800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5">
                <text:p>485</text:p>
              </table:table-cell>
              <table:table-cell office:value-type="float" office:value="0.1874999">
                <text:p>0.1874999</text:p>
              </table:table-cell>
              <table:table-cell office:value-type="float" office:value="0.17386901">
                <text:p>0.17386901</text:p>
              </table:table-cell>
              <table:table-cell office:value-type="float" office:value="0.5999998">
                <text:p>0.5999998</text:p>
              </table:table-cell>
              <table:table-cell office:value-type="float" office:value="0.5723535">
                <text:p>0.57235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90">
                <text:p>490</text:p>
              </table:table-cell>
              <table:table-cell office:value-type="float" office:value="0.1899999">
                <text:p>0.1899999</text:p>
              </table:table-cell>
              <table:table-cell office:value-type="float" office:value="0.18302">
                <text:p>0.18302</text:p>
              </table:table-cell>
              <table:table-cell office:value-type="float" office:value="0.6079998">
                <text:p>0.6079998</text:p>
              </table:table-cell>
              <table:table-cell office:value-type="float" office:value="0.58566403">
                <text:p>0.585664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5">
                <text:p>495</text:p>
              </table:table-cell>
              <table:table-cell office:value-type="float" office:value="0.19249989">
                <text:p>0.19249989</text:p>
              </table:table-cell>
              <table:table-cell office:value-type="float" office:value="0.18302">
                <text:p>0.18302</text:p>
              </table:table-cell>
              <table:table-cell office:value-type="float" office:value="0.6159998">
                <text:p>0.6159998</text:p>
              </table:table-cell>
              <table:table-cell office:value-type="float" office:value="0.6122851">
                <text:p>0.61228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00">
                <text:p>500</text:p>
              </table:table-cell>
              <table:table-cell office:value-type="float" office:value="0.19499989">
                <text:p>0.19499989</text:p>
              </table:table-cell>
              <table:table-cell office:value-type="float" office:value="0.19583142">
                <text:p>0.19583142</text:p>
              </table:table-cell>
              <table:table-cell office:value-type="float" office:value="0.62399983">
                <text:p>0.62399983</text:p>
              </table:table-cell>
              <table:table-cell office:value-type="float" office:value="0.65221673">
                <text:p>0.6522167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5">
                <text:p>505</text:p>
              </table:table-cell>
              <table:table-cell office:value-type="float" office:value="0.19749989">
                <text:p>0.19749989</text:p>
              </table:table-cell>
              <table:table-cell office:value-type="float" office:value="0.19583142">
                <text:p>0.19583142</text:p>
              </table:table-cell>
              <table:table-cell office:value-type="float" office:value="0.63199985">
                <text:p>0.63199985</text:p>
              </table:table-cell>
              <table:table-cell office:value-type="float" office:value="0.65221673">
                <text:p>0.652216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10">
                <text:p>510</text:p>
              </table:table-cell>
              <table:table-cell office:value-type="float" office:value="0.19999988">
                <text:p>0.19999988</text:p>
              </table:table-cell>
              <table:table-cell office:value-type="float" office:value="0.19583142">
                <text:p>0.19583142</text:p>
              </table:table-cell>
              <table:table-cell office:value-type="float" office:value="0.63999987">
                <text:p>0.63999987</text:p>
              </table:table-cell>
              <table:table-cell office:value-type="float" office:value="0.6255956">
                <text:p>0.625595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5">
                <text:p>515</text:p>
              </table:table-cell>
              <table:table-cell office:value-type="float" office:value="0.20249988">
                <text:p>0.20249988</text:p>
              </table:table-cell>
              <table:table-cell office:value-type="float" office:value="0.19949181">
                <text:p>0.19949181</text:p>
              </table:table-cell>
              <table:table-cell office:value-type="float" office:value="0.6479999">
                <text:p>0.6479999</text:p>
              </table:table-cell>
              <table:table-cell office:value-type="float" office:value="0.6255956">
                <text:p>0.62559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20">
                <text:p>520</text:p>
              </table:table-cell>
              <table:table-cell office:value-type="float" office:value="0.20499988">
                <text:p>0.20499988</text:p>
              </table:table-cell>
              <table:table-cell office:value-type="float" office:value="0.20315221">
                <text:p>0.20315221</text:p>
              </table:table-cell>
              <table:table-cell office:value-type="float" office:value="0.6559999">
                <text:p>0.6559999</text:p>
              </table:table-cell>
              <table:table-cell office:value-type="float" office:value="0.65221673">
                <text:p>0.6522167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5">
                <text:p>525</text:p>
              </table:table-cell>
              <table:table-cell office:value-type="float" office:value="0.20749988">
                <text:p>0.20749988</text:p>
              </table:table-cell>
              <table:table-cell office:value-type="float" office:value="0.20315221">
                <text:p>0.20315221</text:p>
              </table:table-cell>
              <table:table-cell office:value-type="float" office:value="0.6639999">
                <text:p>0.6639999</text:p>
              </table:table-cell>
              <table:table-cell office:value-type="float" office:value="0.6255956">
                <text:p>0.625595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30">
                <text:p>530</text:p>
              </table:table-cell>
              <table:table-cell office:value-type="float" office:value="0.20999987">
                <text:p>0.20999987</text:p>
              </table:table-cell>
              <table:table-cell office:value-type="float" office:value="0.19949181">
                <text:p>0.19949181</text:p>
              </table:table-cell>
              <table:table-cell office:value-type="float" office:value="0.67199993">
                <text:p>0.67199993</text:p>
              </table:table-cell>
              <table:table-cell office:value-type="float" office:value="0.6255956">
                <text:p>0.625595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5">
                <text:p>535</text:p>
              </table:table-cell>
              <table:table-cell office:value-type="float" office:value="0.21249987">
                <text:p>0.21249987</text:p>
              </table:table-cell>
              <table:table-cell office:value-type="float" office:value="0.20315221">
                <text:p>0.20315221</text:p>
              </table:table-cell>
              <table:table-cell office:value-type="float" office:value="0.67999995">
                <text:p>0.67999995</text:p>
              </table:table-cell>
              <table:table-cell office:value-type="float" office:value="0.65221673">
                <text:p>0.6522167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40">
                <text:p>540</text:p>
              </table:table-cell>
              <table:table-cell office:value-type="float" office:value="0.21499987">
                <text:p>0.21499987</text:p>
              </table:table-cell>
              <table:table-cell office:value-type="float" office:value="0.2049824">
                <text:p>0.2049824</text:p>
              </table:table-cell>
              <table:table-cell office:value-type="float" office:value="0.68799996">
                <text:p>0.68799996</text:p>
              </table:table-cell>
              <table:table-cell office:value-type="float" office:value="0.66552734">
                <text:p>0.6655273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5">
                <text:p>545</text:p>
              </table:table-cell>
              <table:table-cell office:value-type="float" office:value="0.21749987">
                <text:p>0.21749987</text:p>
              </table:table-cell>
              <table:table-cell office:value-type="float" office:value="0.20864281">
                <text:p>0.20864281</text:p>
              </table:table-cell>
              <table:table-cell office:value-type="float" office:value="0.696">
                <text:p>0.696</text:p>
              </table:table-cell>
              <table:table-cell office:value-type="float" office:value="0.66552734">
                <text:p>0.6655273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50">
                <text:p>550</text:p>
              </table:table-cell>
              <table:table-cell office:value-type="float" office:value="0.21999986">
                <text:p>0.21999986</text:p>
              </table:table-cell>
              <table:table-cell office:value-type="float" office:value="0.2123032">
                <text:p>0.2123032</text:p>
              </table:table-cell>
              <table:table-cell office:value-type="float" office:value="0.704">
                <text:p>0.704</text:p>
              </table:table-cell>
              <table:table-cell office:value-type="float" office:value="0.66552734">
                <text:p>0.6655273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5">
                <text:p>555</text:p>
              </table:table-cell>
              <table:table-cell office:value-type="float" office:value="0.22249986">
                <text:p>0.22249986</text:p>
              </table:table-cell>
              <table:table-cell office:value-type="float" office:value="0.21047302">
                <text:p>0.21047302</text:p>
              </table:table-cell>
              <table:table-cell office:value-type="float" office:value="0.712">
                <text:p>0.712</text:p>
              </table:table-cell>
              <table:table-cell office:value-type="float" office:value="0.73208">
                <text:p>0.732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60">
                <text:p>560</text:p>
              </table:table-cell>
              <table:table-cell office:value-type="float" office:value="0.22499986">
                <text:p>0.22499986</text:p>
              </table:table-cell>
              <table:table-cell office:value-type="float" office:value="0.21413341">
                <text:p>0.21413341</text:p>
              </table:table-cell>
              <table:table-cell office:value-type="float" office:value="0.72">
                <text:p>0.72</text:p>
              </table:table-cell>
              <table:table-cell office:value-type="float" office:value="0.6788379">
                <text:p>0.678837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5">
                <text:p>565</text:p>
              </table:table-cell>
              <table:table-cell office:value-type="float" office:value="0.22749986">
                <text:p>0.22749986</text:p>
              </table:table-cell>
              <table:table-cell office:value-type="float" office:value="0.2159636">
                <text:p>0.2159636</text:p>
              </table:table-cell>
              <table:table-cell office:value-type="float" office:value="0.72800004">
                <text:p>0.72800004</text:p>
              </table:table-cell>
              <table:table-cell office:value-type="float" office:value="0.71876955">
                <text:p>0.7187695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70">
                <text:p>570</text:p>
              </table:table-cell>
              <table:table-cell office:value-type="float" office:value="0.22999986">
                <text:p>0.22999986</text:p>
              </table:table-cell>
              <table:table-cell office:value-type="float" office:value="0.21779382">
                <text:p>0.21779382</text:p>
              </table:table-cell>
              <table:table-cell office:value-type="float" office:value="0.73600006">
                <text:p>0.73600006</text:p>
              </table:table-cell>
              <table:table-cell office:value-type="float" office:value="0.73208">
                <text:p>0.7320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5">
                <text:p>575</text:p>
              </table:table-cell>
              <table:table-cell office:value-type="float" office:value="0.23249985">
                <text:p>0.23249985</text:p>
              </table:table-cell>
              <table:table-cell office:value-type="float" office:value="0.21779382">
                <text:p>0.21779382</text:p>
              </table:table-cell>
              <table:table-cell office:value-type="float" office:value="0.7440001">
                <text:p>0.7440001</text:p>
              </table:table-cell>
              <table:table-cell office:value-type="float" office:value="0.70545894">
                <text:p>0.7054589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80">
                <text:p>580</text:p>
              </table:table-cell>
              <table:table-cell office:value-type="float" office:value="0.23499985">
                <text:p>0.23499985</text:p>
              </table:table-cell>
              <table:table-cell office:value-type="float" office:value="0.2269448">
                <text:p>0.2269448</text:p>
              </table:table-cell>
              <table:table-cell office:value-type="float" office:value="0.7520001">
                <text:p>0.7520001</text:p>
              </table:table-cell>
              <table:table-cell office:value-type="float" office:value="0.7453906">
                <text:p>0.745390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5">
                <text:p>585</text:p>
              </table:table-cell>
              <table:table-cell office:value-type="float" office:value="0.23749985">
                <text:p>0.23749985</text:p>
              </table:table-cell>
              <table:table-cell office:value-type="float" office:value="0.22877502">
                <text:p>0.22877502</text:p>
              </table:table-cell>
              <table:table-cell office:value-type="float" office:value="0.7600001">
                <text:p>0.7600001</text:p>
              </table:table-cell>
              <table:table-cell office:value-type="float" office:value="0.73208">
                <text:p>0.7320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90">
                <text:p>590</text:p>
              </table:table-cell>
              <table:table-cell office:value-type="float" office:value="0.23999985">
                <text:p>0.23999985</text:p>
              </table:table-cell>
              <table:table-cell office:value-type="float" office:value="0.237926">
                <text:p>0.237926</text:p>
              </table:table-cell>
              <table:table-cell office:value-type="float" office:value="0.7680001">
                <text:p>0.7680001</text:p>
              </table:table-cell>
              <table:table-cell office:value-type="float" office:value="0.7720117">
                <text:p>0.772011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5">
                <text:p>595</text:p>
              </table:table-cell>
              <table:table-cell office:value-type="float" office:value="0.24249984">
                <text:p>0.24249984</text:p>
              </table:table-cell>
              <table:table-cell office:value-type="float" office:value="0.23975623">
                <text:p>0.23975623</text:p>
              </table:table-cell>
              <table:table-cell office:value-type="float" office:value="0.77600014">
                <text:p>0.77600014</text:p>
              </table:table-cell>
              <table:table-cell office:value-type="float" office:value="0.7587011">
                <text:p>0.758701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00">
                <text:p>600</text:p>
              </table:table-cell>
              <table:table-cell office:value-type="float" office:value="0.24499984">
                <text:p>0.24499984</text:p>
              </table:table-cell>
              <table:table-cell office:value-type="float" office:value="0.2415864">
                <text:p>0.2415864</text:p>
              </table:table-cell>
              <table:table-cell office:value-type="float" office:value="0.78400016">
                <text:p>0.78400016</text:p>
              </table:table-cell>
              <table:table-cell office:value-type="float" office:value="0.7453906">
                <text:p>0.745390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5">
                <text:p>605</text:p>
              </table:table-cell>
              <table:table-cell office:value-type="float" office:value="0.24749984">
                <text:p>0.24749984</text:p>
              </table:table-cell>
              <table:table-cell office:value-type="float" office:value="0.24341662">
                <text:p>0.24341662</text:p>
              </table:table-cell>
              <table:table-cell office:value-type="float" office:value="0.7920002">
                <text:p>0.7920002</text:p>
              </table:table-cell>
              <table:table-cell office:value-type="float" office:value="0.7587011">
                <text:p>0.758701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10">
                <text:p>610</text:p>
              </table:table-cell>
              <table:table-cell office:value-type="float" office:value="0.24999984">
                <text:p>0.24999984</text:p>
              </table:table-cell>
              <table:table-cell office:value-type="float" office:value="0.24890721">
                <text:p>0.24890721</text:p>
              </table:table-cell>
              <table:table-cell office:value-type="float" office:value="0.8000002">
                <text:p>0.8000002</text:p>
              </table:table-cell>
              <table:table-cell office:value-type="float" office:value="0.7986327">
                <text:p>0.798632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5">
                <text:p>615</text:p>
              </table:table-cell>
              <table:table-cell office:value-type="float" office:value="0.2475247">
                <text:p>0.2475247</text:p>
              </table:table-cell>
              <table:table-cell office:value-type="float" office:value="0.24524681">
                <text:p>0.24524681</text:p>
              </table:table-cell>
              <table:table-cell office:value-type="float" office:value="0.8080002">
                <text:p>0.8080002</text:p>
              </table:table-cell>
              <table:table-cell office:value-type="float" office:value="0.7453906">
                <text:p>0.74539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20">
                <text:p>620</text:p>
              </table:table-cell>
              <table:table-cell office:value-type="float" office:value="0.24509798">
                <text:p>0.24509798</text:p>
              </table:table-cell>
              <table:table-cell office:value-type="float" office:value="0.25256762">
                <text:p>0.25256762</text:p>
              </table:table-cell>
              <table:table-cell office:value-type="float" office:value="0.8160002">
                <text:p>0.8160002</text:p>
              </table:table-cell>
              <table:table-cell office:value-type="float" office:value="0.7720115">
                <text:p>0.772011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5">
                <text:p>625</text:p>
              </table:table-cell>
              <table:table-cell office:value-type="float" office:value="0.24271838">
                <text:p>0.24271838</text:p>
              </table:table-cell>
              <table:table-cell office:value-type="float" office:value="0.256228">
                <text:p>0.256228</text:p>
              </table:table-cell>
              <table:table-cell office:value-type="float" office:value="0.82400024">
                <text:p>0.82400024</text:p>
              </table:table-cell>
              <table:table-cell office:value-type="float" office:value="0.8252537">
                <text:p>0.825253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30">
                <text:p>630</text:p>
              </table:table-cell>
              <table:table-cell office:value-type="float" office:value="0.24038455">
                <text:p>0.24038455</text:p>
              </table:table-cell>
              <table:table-cell office:value-type="float" office:value="0.247077">
                <text:p>0.247077</text:p>
              </table:table-cell>
              <table:table-cell office:value-type="float" office:value="0.83200026">
                <text:p>0.83200026</text:p>
              </table:table-cell>
              <table:table-cell office:value-type="float" office:value="0.78532225">
                <text:p>0.785322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35">
                <text:p>635</text:p>
              </table:table-cell>
              <table:table-cell office:value-type="float" office:value="0.23809516">
                <text:p>0.23809516</text:p>
              </table:table-cell>
              <table:table-cell office:value-type="float" office:value="0.2507374">
                <text:p>0.2507374</text:p>
              </table:table-cell>
              <table:table-cell office:value-type="float" office:value="0.8400003">
                <text:p>0.8400003</text:p>
              </table:table-cell>
              <table:table-cell office:value-type="float" office:value="0.86518544">
                <text:p>0.8651854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40">
                <text:p>640</text:p>
              </table:table-cell>
              <table:table-cell office:value-type="float" office:value="0.23584898">
                <text:p>0.23584898</text:p>
              </table:table-cell>
              <table:table-cell office:value-type="float" office:value="0.24524681">
                <text:p>0.24524681</text:p>
              </table:table-cell>
              <table:table-cell office:value-type="float" office:value="0.8480003">
                <text:p>0.8480003</text:p>
              </table:table-cell>
              <table:table-cell office:value-type="float" office:value="0.8518748">
                <text:p>0.851874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5">
                <text:p>645</text:p>
              </table:table-cell>
              <table:table-cell office:value-type="float" office:value="0.23364478">
                <text:p>0.23364478</text:p>
              </table:table-cell>
              <table:table-cell office:value-type="float" office:value="0.24890721">
                <text:p>0.24890721</text:p>
              </table:table-cell>
              <table:table-cell office:value-type="float" office:value="0.8560003">
                <text:p>0.8560003</text:p>
              </table:table-cell>
              <table:table-cell office:value-type="float" office:value="0.8518748">
                <text:p>0.851874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50">
                <text:p>650</text:p>
              </table:table-cell>
              <table:table-cell office:value-type="float" office:value="0.2314814">
                <text:p>0.2314814</text:p>
              </table:table-cell>
              <table:table-cell office:value-type="float" office:value="0.2397562">
                <text:p>0.2397562</text:p>
              </table:table-cell>
              <table:table-cell office:value-type="float" office:value="0.8640003">
                <text:p>0.8640003</text:p>
              </table:table-cell>
              <table:table-cell office:value-type="float" office:value="0.81194323">
                <text:p>0.8119432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5">
                <text:p>655</text:p>
              </table:table-cell>
              <table:table-cell office:value-type="float" office:value="0.22935772">
                <text:p>0.22935772</text:p>
              </table:table-cell>
              <table:table-cell office:value-type="float" office:value="0.23426561">
                <text:p>0.23426561</text:p>
              </table:table-cell>
              <table:table-cell office:value-type="float" office:value="0.87200034">
                <text:p>0.87200034</text:p>
              </table:table-cell>
              <table:table-cell office:value-type="float" office:value="0.7986328">
                <text:p>0.798632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60">
                <text:p>660</text:p>
              </table:table-cell>
              <table:table-cell office:value-type="float" office:value="0.22727264">
                <text:p>0.22727264</text:p>
              </table:table-cell>
              <table:table-cell office:value-type="float" office:value="0.23243542">
                <text:p>0.23243542</text:p>
              </table:table-cell>
              <table:table-cell office:value-type="float" office:value="0.88000035">
                <text:p>0.88000035</text:p>
              </table:table-cell>
              <table:table-cell office:value-type="float" office:value="0.81194323">
                <text:p>0.8119432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5">
                <text:p>665</text:p>
              </table:table-cell>
              <table:table-cell office:value-type="float" office:value="0.22522514">
                <text:p>0.22522514</text:p>
              </table:table-cell>
              <table:table-cell office:value-type="float" office:value="0.22328441">
                <text:p>0.22328441</text:p>
              </table:table-cell>
              <table:table-cell office:value-type="float" office:value="0.88800037">
                <text:p>0.88800037</text:p>
              </table:table-cell>
              <table:table-cell office:value-type="float" office:value="0.8252539">
                <text:p>0.825253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70">
                <text:p>670</text:p>
              </table:table-cell>
              <table:table-cell office:value-type="float" office:value="0.2232142">
                <text:p>0.2232142</text:p>
              </table:table-cell>
              <table:table-cell office:value-type="float" office:value="0.21962401">
                <text:p>0.21962401</text:p>
              </table:table-cell>
              <table:table-cell office:value-type="float" office:value="0.8960004">
                <text:p>0.8960004</text:p>
              </table:table-cell>
              <table:table-cell office:value-type="float" office:value="0.851875">
                <text:p>0.85187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75">
                <text:p>675</text:p>
              </table:table-cell>
              <table:table-cell office:value-type="float" office:value="0.22123884">
                <text:p>0.22123884</text:p>
              </table:table-cell>
              <table:table-cell office:value-type="float" office:value="0.22511461">
                <text:p>0.22511461</text:p>
              </table:table-cell>
              <table:table-cell office:value-type="float" office:value="0.9040004">
                <text:p>0.9040004</text:p>
              </table:table-cell>
              <table:table-cell office:value-type="float" office:value="0.8918066">
                <text:p>0.891806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80">
                <text:p>680</text:p>
              </table:table-cell>
              <table:table-cell office:value-type="float" office:value="0.21929815">
                <text:p>0.21929815</text:p>
              </table:table-cell>
              <table:table-cell office:value-type="float" office:value="0.21962401">
                <text:p>0.21962401</text:p>
              </table:table-cell>
              <table:table-cell office:value-type="float" office:value="0.9120004">
                <text:p>0.9120004</text:p>
              </table:table-cell>
              <table:table-cell office:value-type="float" office:value="0.93173826">
                <text:p>0.9317382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5">
                <text:p>685</text:p>
              </table:table-cell>
              <table:table-cell office:value-type="float" office:value="0.21739121">
                <text:p>0.21739121</text:p>
              </table:table-cell>
              <table:table-cell office:value-type="float" office:value="0.22145419">
                <text:p>0.22145419</text:p>
              </table:table-cell>
              <table:table-cell office:value-type="float" office:value="0.92000043">
                <text:p>0.92000043</text:p>
              </table:table-cell>
              <table:table-cell office:value-type="float" office:value="0.9450487">
                <text:p>0.945048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90">
                <text:p>690</text:p>
              </table:table-cell>
              <table:table-cell office:value-type="float" office:value="0.21551713">
                <text:p>0.21551713</text:p>
              </table:table-cell>
              <table:table-cell office:value-type="float" office:value="0.2251146">
                <text:p>0.2251146</text:p>
              </table:table-cell>
              <table:table-cell office:value-type="float" office:value="0.92800045">
                <text:p>0.92800045</text:p>
              </table:table-cell>
              <table:table-cell office:value-type="float" office:value="0.9716698">
                <text:p>0.971669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5">
                <text:p>695</text:p>
              </table:table-cell>
              <table:table-cell office:value-type="float" office:value="0.21367511">
                <text:p>0.21367511</text:p>
              </table:table-cell>
              <table:table-cell office:value-type="float" office:value="0.21779379">
                <text:p>0.21779379</text:p>
              </table:table-cell>
              <table:table-cell office:value-type="float" office:value="0.93600047">
                <text:p>0.93600047</text:p>
              </table:table-cell>
              <table:table-cell office:value-type="float" office:value="0.97166973">
                <text:p>0.9716697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00">
                <text:p>700</text:p>
              </table:table-cell>
              <table:table-cell office:value-type="float" office:value="0.21186431">
                <text:p>0.21186431</text:p>
              </table:table-cell>
              <table:table-cell office:value-type="float" office:value="0.21779379">
                <text:p>0.21779379</text:p>
              </table:table-cell>
              <table:table-cell office:value-type="float" office:value="0.9440005">
                <text:p>0.9440005</text:p>
              </table:table-cell>
              <table:table-cell office:value-type="float" office:value="0.97166973">
                <text:p>0.9716697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5">
                <text:p>705</text:p>
              </table:table-cell>
              <table:table-cell office:value-type="float" office:value="0.21008393">
                <text:p>0.21008393</text:p>
              </table:table-cell>
              <table:table-cell office:value-type="float" office:value="0.21413341">
                <text:p>0.21413341</text:p>
              </table:table-cell>
              <table:table-cell office:value-type="float" office:value="0.9520005">
                <text:p>0.9520005</text:p>
              </table:table-cell>
              <table:table-cell office:value-type="float" office:value="0.9450487">
                <text:p>0.945048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10">
                <text:p>710</text:p>
              </table:table-cell>
              <table:table-cell office:value-type="float" office:value="0.20833322">
                <text:p>0.20833322</text:p>
              </table:table-cell>
              <table:table-cell office:value-type="float" office:value="0.2159636">
                <text:p>0.2159636</text:p>
              </table:table-cell>
              <table:table-cell office:value-type="float" office:value="0.9600005">
                <text:p>0.9600005</text:p>
              </table:table-cell>
              <table:table-cell office:value-type="float" office:value="0.95835924">
                <text:p>0.9583592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15">
                <text:p>715</text:p>
              </table:table-cell>
              <table:table-cell office:value-type="float" office:value="0.20661145">
                <text:p>0.20661145</text:p>
              </table:table-cell>
              <table:table-cell office:value-type="float" office:value="0.21413341">
                <text:p>0.21413341</text:p>
              </table:table-cell>
              <table:table-cell office:value-type="float" office:value="0.96800053">
                <text:p>0.96800053</text:p>
              </table:table-cell>
              <table:table-cell office:value-type="float" office:value="0.9450487">
                <text:p>0.945048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20">
                <text:p>720</text:p>
              </table:table-cell>
              <table:table-cell office:value-type="float" office:value="0.20491792">
                <text:p>0.20491792</text:p>
              </table:table-cell>
              <table:table-cell office:value-type="float" office:value="0.21413341">
                <text:p>0.21413341</text:p>
              </table:table-cell>
              <table:table-cell office:value-type="float" office:value="0.97600055">
                <text:p>0.97600055</text:p>
              </table:table-cell>
              <table:table-cell office:value-type="float" office:value="0.9450487">
                <text:p>0.945048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5">
                <text:p>725</text:p>
              </table:table-cell>
              <table:table-cell office:value-type="float" office:value="0.20325191">
                <text:p>0.20325191</text:p>
              </table:table-cell>
              <table:table-cell office:value-type="float" office:value="0.20681262">
                <text:p>0.20681262</text:p>
              </table:table-cell>
              <table:table-cell office:value-type="float" office:value="0.98400056">
                <text:p>0.98400056</text:p>
              </table:table-cell>
              <table:table-cell office:value-type="float" office:value="0.9716698">
                <text:p>0.971669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30">
                <text:p>730</text:p>
              </table:table-cell>
              <table:table-cell office:value-type="float" office:value="0.20161279">
                <text:p>0.20161279</text:p>
              </table:table-cell>
              <table:table-cell office:value-type="float" office:value="0.20681262">
                <text:p>0.20681262</text:p>
              </table:table-cell>
              <table:table-cell office:value-type="float" office:value="0.9920006">
                <text:p>0.9920006</text:p>
              </table:table-cell>
              <table:table-cell office:value-type="float" office:value="0.9716698">
                <text:p>0.971669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35">
                <text:p>735</text:p>
              </table:table-cell>
              <table:table-cell office:value-type="float" office:value="0.19999988">
                <text:p>0.19999988</text:p>
              </table:table-cell>
              <table:table-cell office:value-type="float" office:value="0.20315221">
                <text:p>0.20315221</text:p>
              </table:table-cell>
              <table:table-cell office:value-type="float" office:value="1.0000006">
                <text:p>1.0000006</text:p>
              </table:table-cell>
              <table:table-cell office:value-type="float" office:value="0.9716698">
                <text:p>0.971669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40">
                <text:p>740</text:p>
              </table:table-cell>
              <table:table-cell office:value-type="float" office:value="0.19841258">
                <text:p>0.19841258</text:p>
              </table:table-cell>
              <table:table-cell office:value-type="float" office:value="0.20315221">
                <text:p>0.20315221</text:p>
              </table:table-cell>
              <table:table-cell office:value-type="float" office:value="1.0080006">
                <text:p>1.0080006</text:p>
              </table:table-cell>
              <table:table-cell office:value-type="float" office:value="0.99829096">
                <text:p>0.9982909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45">
                <text:p>745</text:p>
              </table:table-cell>
              <table:table-cell office:value-type="float" office:value="0.19685027">
                <text:p>0.19685027</text:p>
              </table:table-cell>
              <table:table-cell office:value-type="float" office:value="0.19949181">
                <text:p>0.19949181</text:p>
              </table:table-cell>
              <table:table-cell office:value-type="float" office:value="1.0160006">
                <text:p>1.0160006</text:p>
              </table:table-cell>
              <table:table-cell office:value-type="float" office:value="0.99829096">
                <text:p>0.998290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50">
                <text:p>750</text:p>
              </table:table-cell>
              <table:table-cell office:value-type="float" office:value="0.19531238">
                <text:p>0.19531238</text:p>
              </table:table-cell>
              <table:table-cell office:value-type="float" office:value="0.192171">
                <text:p>0.192171</text:p>
              </table:table-cell>
              <table:table-cell office:value-type="float" office:value="1.0240006">
                <text:p>1.0240006</text:p>
              </table:table-cell>
              <table:table-cell office:value-type="float" office:value="0.99829096">
                <text:p>0.9982909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55">
                <text:p>755</text:p>
              </table:table-cell>
              <table:table-cell office:value-type="float" office:value="0.19379833">
                <text:p>0.19379833</text:p>
              </table:table-cell>
              <table:table-cell office:value-type="float" office:value="0.201322">
                <text:p>0.201322</text:p>
              </table:table-cell>
              <table:table-cell office:value-type="float" office:value="1.0320007">
                <text:p>1.0320007</text:p>
              </table:table-cell>
              <table:table-cell office:value-type="float" office:value="1.0116014">
                <text:p>1.011601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60">
                <text:p>760</text:p>
              </table:table-cell>
              <table:table-cell office:value-type="float" office:value="0.19230758">
                <text:p>0.19230758</text:p>
              </table:table-cell>
              <table:table-cell office:value-type="float" office:value="0.19583142">
                <text:p>0.19583142</text:p>
              </table:table-cell>
              <table:table-cell office:value-type="float" office:value="1.0400007">
                <text:p>1.0400007</text:p>
              </table:table-cell>
              <table:table-cell office:value-type="float" office:value="1.024912">
                <text:p>1.02491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65">
                <text:p>765</text:p>
              </table:table-cell>
              <table:table-cell office:value-type="float" office:value="0.19083957">
                <text:p>0.19083957</text:p>
              </table:table-cell>
              <table:table-cell office:value-type="float" office:value="0.192171">
                <text:p>0.192171</text:p>
              </table:table-cell>
              <table:table-cell office:value-type="float" office:value="1.0480007">
                <text:p>1.0480007</text:p>
              </table:table-cell>
              <table:table-cell office:value-type="float" office:value="0.99829096">
                <text:p>0.9982909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70">
                <text:p>770</text:p>
              </table:table-cell>
              <table:table-cell office:value-type="float" office:value="0.18939382">
                <text:p>0.18939382</text:p>
              </table:table-cell>
              <table:table-cell office:value-type="float" office:value="0.19400121">
                <text:p>0.19400121</text:p>
              </table:table-cell>
              <table:table-cell office:value-type="float" office:value="1.0560007">
                <text:p>1.0560007</text:p>
              </table:table-cell>
              <table:table-cell office:value-type="float" office:value="1.0648437">
                <text:p>1.064843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5">
                <text:p>775</text:p>
              </table:table-cell>
              <table:table-cell office:value-type="float" office:value="0.1879698">
                <text:p>0.1879698</text:p>
              </table:table-cell>
              <table:table-cell office:value-type="float" office:value="0.192171">
                <text:p>0.192171</text:p>
              </table:table-cell>
              <table:table-cell office:value-type="float" office:value="1.0640007">
                <text:p>1.0640007</text:p>
              </table:table-cell>
              <table:table-cell office:value-type="float" office:value="1.024912">
                <text:p>1.02491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80">
                <text:p>780</text:p>
              </table:table-cell>
              <table:table-cell office:value-type="float" office:value="0.18656704">
                <text:p>0.18656704</text:p>
              </table:table-cell>
              <table:table-cell office:value-type="float" office:value="0.18485022">
                <text:p>0.18485022</text:p>
              </table:table-cell>
              <table:table-cell office:value-type="float" office:value="1.0720007">
                <text:p>1.0720007</text:p>
              </table:table-cell>
              <table:table-cell office:value-type="float" office:value="1.024912">
                <text:p>1.02491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5">
                <text:p>785</text:p>
              </table:table-cell>
              <table:table-cell office:value-type="float" office:value="0.18518506">
                <text:p>0.18518506</text:p>
              </table:table-cell>
              <table:table-cell office:value-type="float" office:value="0.18485022">
                <text:p>0.18485022</text:p>
              </table:table-cell>
              <table:table-cell office:value-type="float" office:value="1.0800008">
                <text:p>1.0800008</text:p>
              </table:table-cell>
              <table:table-cell office:value-type="float" office:value="1.024912">
                <text:p>1.02491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90">
                <text:p>790</text:p>
              </table:table-cell>
              <table:table-cell office:value-type="float" office:value="0.1838234">
                <text:p>0.1838234</text:p>
              </table:table-cell>
              <table:table-cell office:value-type="float" office:value="0.1811898">
                <text:p>0.1811898</text:p>
              </table:table-cell>
              <table:table-cell office:value-type="float" office:value="1.0880008">
                <text:p>1.0880008</text:p>
              </table:table-cell>
              <table:table-cell office:value-type="float" office:value="1.0515331">
                <text:p>1.051533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95">
                <text:p>795</text:p>
              </table:table-cell>
              <table:table-cell office:value-type="float" office:value="0.18248162">
                <text:p>0.18248162</text:p>
              </table:table-cell>
              <table:table-cell office:value-type="float" office:value="0.17935961">
                <text:p>0.17935961</text:p>
              </table:table-cell>
              <table:table-cell office:value-type="float" office:value="1.0960008">
                <text:p>1.0960008</text:p>
              </table:table-cell>
              <table:table-cell office:value-type="float" office:value="1.0382226">
                <text:p>1.038222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00">
                <text:p>800</text:p>
              </table:table-cell>
              <table:table-cell office:value-type="float" office:value="0.18115929">
                <text:p>0.18115929</text:p>
              </table:table-cell>
              <table:table-cell office:value-type="float" office:value="0.18302001">
                <text:p>0.18302001</text:p>
              </table:table-cell>
              <table:table-cell office:value-type="float" office:value="1.1040008">
                <text:p>1.1040008</text:p>
              </table:table-cell>
              <table:table-cell office:value-type="float" office:value="1.0914648">
                <text:p>1.091464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05">
                <text:p>805</text:p>
              </table:table-cell>
              <table:table-cell office:value-type="float" office:value="0.17985599">
                <text:p>0.17985599</text:p>
              </table:table-cell>
              <table:table-cell office:value-type="float" office:value="0.1811898">
                <text:p>0.1811898</text:p>
              </table:table-cell>
              <table:table-cell office:value-type="float" office:value="1.1120008">
                <text:p>1.1120008</text:p>
              </table:table-cell>
              <table:table-cell office:value-type="float" office:value="1.1047753">
                <text:p>1.104775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10">
                <text:p>810</text:p>
              </table:table-cell>
              <table:table-cell office:value-type="float" office:value="0.1785713">
                <text:p>0.1785713</text:p>
              </table:table-cell>
              <table:table-cell office:value-type="float" office:value="0.17752941">
                <text:p>0.17752941</text:p>
              </table:table-cell>
              <table:table-cell office:value-type="float" office:value="1.1200008">
                <text:p>1.1200008</text:p>
              </table:table-cell>
              <table:table-cell office:value-type="float" office:value="1.0781542">
                <text:p>1.078154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15">
                <text:p>815</text:p>
              </table:table-cell>
              <table:table-cell office:value-type="float" office:value="0.17730483">
                <text:p>0.17730483</text:p>
              </table:table-cell>
              <table:table-cell office:value-type="float" office:value="0.17935961">
                <text:p>0.17935961</text:p>
              </table:table-cell>
              <table:table-cell office:value-type="float" office:value="1.1280009">
                <text:p>1.1280009</text:p>
              </table:table-cell>
              <table:table-cell office:value-type="float" office:value="1.1180859">
                <text:p>1.118085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20">
                <text:p>820</text:p>
              </table:table-cell>
              <table:table-cell office:value-type="float" office:value="0.1760562">
                <text:p>0.1760562</text:p>
              </table:table-cell>
              <table:table-cell office:value-type="float" office:value="0.17752941">
                <text:p>0.17752941</text:p>
              </table:table-cell>
              <table:table-cell office:value-type="float" office:value="1.1360009">
                <text:p>1.1360009</text:p>
              </table:table-cell>
              <table:table-cell office:value-type="float" office:value="1.1313964">
                <text:p>1.131396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25">
                <text:p>825</text:p>
              </table:table-cell>
              <table:table-cell office:value-type="float" office:value="0.17482504">
                <text:p>0.17482504</text:p>
              </table:table-cell>
              <table:table-cell office:value-type="float" office:value="0.17935961">
                <text:p>0.17935961</text:p>
              </table:table-cell>
              <table:table-cell office:value-type="float" office:value="1.1440009">
                <text:p>1.1440009</text:p>
              </table:table-cell>
              <table:table-cell office:value-type="float" office:value="1.144707">
                <text:p>1.14470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30">
                <text:p>830</text:p>
              </table:table-cell>
              <table:table-cell office:value-type="float" office:value="0.17361097">
                <text:p>0.17361097</text:p>
              </table:table-cell>
              <table:table-cell office:value-type="float" office:value="0.17935961">
                <text:p>0.17935961</text:p>
              </table:table-cell>
              <table:table-cell office:value-type="float" office:value="1.1520009">
                <text:p>1.1520009</text:p>
              </table:table-cell>
              <table:table-cell office:value-type="float" office:value="1.144707">
                <text:p>1.14470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35">
                <text:p>835</text:p>
              </table:table-cell>
              <table:table-cell office:value-type="float" office:value="0.17241366">
                <text:p>0.17241366</text:p>
              </table:table-cell>
              <table:table-cell office:value-type="float" office:value="0.17203881">
                <text:p>0.17203881</text:p>
              </table:table-cell>
              <table:table-cell office:value-type="float" office:value="1.1600009">
                <text:p>1.1600009</text:p>
              </table:table-cell>
              <table:table-cell office:value-type="float" office:value="1.144707">
                <text:p>1.14470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40">
                <text:p>840</text:p>
              </table:table-cell>
              <table:table-cell office:value-type="float" office:value="0.17123275">
                <text:p>0.17123275</text:p>
              </table:table-cell>
              <table:table-cell office:value-type="float" office:value="0.17386901">
                <text:p>0.17386901</text:p>
              </table:table-cell>
              <table:table-cell office:value-type="float" office:value="1.1680009">
                <text:p>1.1680009</text:p>
              </table:table-cell>
              <table:table-cell office:value-type="float" office:value="1.1580175">
                <text:p>1.15801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45">
                <text:p>845</text:p>
              </table:table-cell>
              <table:table-cell office:value-type="float" office:value="0.17006789">
                <text:p>0.17006789</text:p>
              </table:table-cell>
              <table:table-cell office:value-type="float" office:value="0.17020862">
                <text:p>0.17020862</text:p>
              </table:table-cell>
              <table:table-cell office:value-type="float" office:value="1.176001">
                <text:p>1.176001</text:p>
              </table:table-cell>
              <table:table-cell office:value-type="float" office:value="1.1580175">
                <text:p>1.15801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50">
                <text:p>850</text:p>
              </table:table-cell>
              <table:table-cell office:value-type="float" office:value="0.16891879">
                <text:p>0.16891879</text:p>
              </table:table-cell>
              <table:table-cell office:value-type="float" office:value="0.1665482">
                <text:p>0.1665482</text:p>
              </table:table-cell>
              <table:table-cell office:value-type="float" office:value="1.184001">
                <text:p>1.184001</text:p>
              </table:table-cell>
              <table:table-cell office:value-type="float" office:value="1.1580175">
                <text:p>1.15801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5">
                <text:p>855</text:p>
              </table:table-cell>
              <table:table-cell office:value-type="float" office:value="0.1677851">
                <text:p>0.1677851</text:p>
              </table:table-cell>
              <table:table-cell office:value-type="float" office:value="0.16837841">
                <text:p>0.16837841</text:p>
              </table:table-cell>
              <table:table-cell office:value-type="float" office:value="1.192001">
                <text:p>1.192001</text:p>
              </table:table-cell>
              <table:table-cell office:value-type="float" office:value="1.1713281">
                <text:p>1.171328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60">
                <text:p>860</text:p>
              </table:table-cell>
              <table:table-cell office:value-type="float" office:value="0.16666654">
                <text:p>0.16666654</text:p>
              </table:table-cell>
              <table:table-cell office:value-type="float" office:value="0.16837841">
                <text:p>0.16837841</text:p>
              </table:table-cell>
              <table:table-cell office:value-type="float" office:value="1.200001">
                <text:p>1.200001</text:p>
              </table:table-cell>
              <table:table-cell office:value-type="float" office:value="1.1713281">
                <text:p>1.171328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65">
                <text:p>865</text:p>
              </table:table-cell>
              <table:table-cell office:value-type="float" office:value="0.16556278">
                <text:p>0.16556278</text:p>
              </table:table-cell>
              <table:table-cell office:value-type="float" office:value="0.16288781">
                <text:p>0.16288781</text:p>
              </table:table-cell>
              <table:table-cell office:value-type="float" office:value="1.208001">
                <text:p>1.208001</text:p>
              </table:table-cell>
              <table:table-cell office:value-type="float" office:value="1.1580175">
                <text:p>1.15801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70">
                <text:p>870</text:p>
              </table:table-cell>
              <table:table-cell office:value-type="float" office:value="0.16447355">
                <text:p>0.16447355</text:p>
              </table:table-cell>
              <table:table-cell office:value-type="float" office:value="0.16288781">
                <text:p>0.16288781</text:p>
              </table:table-cell>
              <table:table-cell office:value-type="float" office:value="1.216001">
                <text:p>1.216001</text:p>
              </table:table-cell>
              <table:table-cell office:value-type="float" office:value="1.1580175">
                <text:p>1.158017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75">
                <text:p>875</text:p>
              </table:table-cell>
              <table:table-cell office:value-type="float" office:value="0.16339855">
                <text:p>0.16339855</text:p>
              </table:table-cell>
              <table:table-cell office:value-type="float" office:value="0.15922742">
                <text:p>0.15922742</text:p>
              </table:table-cell>
              <table:table-cell office:value-type="float" office:value="1.224001">
                <text:p>1.224001</text:p>
              </table:table-cell>
              <table:table-cell office:value-type="float" office:value="1.1580175">
                <text:p>1.158017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80">
                <text:p>880</text:p>
              </table:table-cell>
              <table:table-cell office:value-type="float" office:value="0.16233753">
                <text:p>0.16233753</text:p>
              </table:table-cell>
              <table:table-cell office:value-type="float" office:value="0.155567">
                <text:p>0.155567</text:p>
              </table:table-cell>
              <table:table-cell office:value-type="float" office:value="1.2320011">
                <text:p>1.2320011</text:p>
              </table:table-cell>
              <table:table-cell office:value-type="float" office:value="1.1313964">
                <text:p>1.131396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85">
                <text:p>885</text:p>
              </table:table-cell>
              <table:table-cell office:value-type="float" office:value="0.16129018">
                <text:p>0.16129018</text:p>
              </table:table-cell>
              <table:table-cell office:value-type="float" office:value="0.15922742">
                <text:p>0.15922742</text:p>
              </table:table-cell>
              <table:table-cell office:value-type="float" office:value="1.2400011">
                <text:p>1.2400011</text:p>
              </table:table-cell>
              <table:table-cell office:value-type="float" office:value="1.1580175">
                <text:p>1.15801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90">
                <text:p>890</text:p>
              </table:table-cell>
              <table:table-cell office:value-type="float" office:value="0.16025627">
                <text:p>0.16025627</text:p>
              </table:table-cell>
              <table:table-cell office:value-type="float" office:value="0.15922742">
                <text:p>0.15922742</text:p>
              </table:table-cell>
              <table:table-cell office:value-type="float" office:value="1.2480011">
                <text:p>1.2480011</text:p>
              </table:table-cell>
              <table:table-cell office:value-type="float" office:value="1.1313964">
                <text:p>1.131396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95">
                <text:p>895</text:p>
              </table:table-cell>
              <table:table-cell office:value-type="float" office:value="0.15923554">
                <text:p>0.15923554</text:p>
              </table:table-cell>
              <table:table-cell office:value-type="float" office:value="0.1610576">
                <text:p>0.1610576</text:p>
              </table:table-cell>
              <table:table-cell office:value-type="float" office:value="1.2560011">
                <text:p>1.2560011</text:p>
              </table:table-cell>
              <table:table-cell office:value-type="float" office:value="1.1713281">
                <text:p>1.171328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00">
                <text:p>900</text:p>
              </table:table-cell>
              <table:table-cell office:value-type="float" office:value="0.15822771">
                <text:p>0.15822771</text:p>
              </table:table-cell>
              <table:table-cell office:value-type="float" office:value="0.1756992">
                <text:p>0.1756992</text:p>
              </table:table-cell>
              <table:table-cell office:value-type="float" office:value="1.2640011">
                <text:p>1.2640011</text:p>
              </table:table-cell>
              <table:table-cell office:value-type="float" office:value="1.2511913">
                <text:p>1.251191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05">
                <text:p>905</text:p>
              </table:table-cell>
              <table:table-cell office:value-type="float" office:value="0.15723257">
                <text:p>0.15723257</text:p>
              </table:table-cell>
              <table:table-cell office:value-type="float" office:value="0.1793596">
                <text:p>0.1793596</text:p>
              </table:table-cell>
              <table:table-cell office:value-type="float" office:value="1.2720011">
                <text:p>1.2720011</text:p>
              </table:table-cell>
              <table:table-cell office:value-type="float" office:value="1.2778124">
                <text:p>1.277812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10">
                <text:p>910</text:p>
              </table:table-cell>
              <table:table-cell office:value-type="float" office:value="0.15624987">
                <text:p>0.15624987</text:p>
              </table:table-cell>
              <table:table-cell office:value-type="float" office:value="0.1793596">
                <text:p>0.1793596</text:p>
              </table:table-cell>
              <table:table-cell office:value-type="float" office:value="1.2800012">
                <text:p>1.2800012</text:p>
              </table:table-cell>
              <table:table-cell office:value-type="float" office:value="1.3044335">
                <text:p>1.30443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15">
                <text:p>915</text:p>
              </table:table-cell>
              <table:table-cell office:value-type="float" office:value="0.15527937">
                <text:p>0.15527937</text:p>
              </table:table-cell>
              <table:table-cell office:value-type="float" office:value="0.1811898">
                <text:p>0.1811898</text:p>
              </table:table-cell>
              <table:table-cell office:value-type="float" office:value="1.2880012">
                <text:p>1.2880012</text:p>
              </table:table-cell>
              <table:table-cell office:value-type="float" office:value="1.317744">
                <text:p>1.31774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20">
                <text:p>920</text:p>
              </table:table-cell>
              <table:table-cell office:value-type="float" office:value="0.15432085">
                <text:p>0.15432085</text:p>
              </table:table-cell>
              <table:table-cell office:value-type="float" office:value="0.1775294">
                <text:p>0.1775294</text:p>
              </table:table-cell>
              <table:table-cell office:value-type="float" office:value="1.2960012">
                <text:p>1.2960012</text:p>
              </table:table-cell>
              <table:table-cell office:value-type="float" office:value="1.2911229">
                <text:p>1.291122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25">
                <text:p>925</text:p>
              </table:table-cell>
              <table:table-cell office:value-type="float" office:value="0.15337409">
                <text:p>0.15337409</text:p>
              </table:table-cell>
              <table:table-cell office:value-type="float" office:value="0.1775294">
                <text:p>0.1775294</text:p>
              </table:table-cell>
              <table:table-cell office:value-type="float" office:value="1.3040012">
                <text:p>1.3040012</text:p>
              </table:table-cell>
              <table:table-cell office:value-type="float" office:value="1.2911229">
                <text:p>1.291122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30">
                <text:p>930</text:p>
              </table:table-cell>
              <table:table-cell office:value-type="float" office:value="0.15243888">
                <text:p>0.15243888</text:p>
              </table:table-cell>
              <table:table-cell office:value-type="float" office:value="0.17020862">
                <text:p>0.17020862</text:p>
              </table:table-cell>
              <table:table-cell office:value-type="float" office:value="1.3120012">
                <text:p>1.3120012</text:p>
              </table:table-cell>
              <table:table-cell office:value-type="float" office:value="1.2911229">
                <text:p>1.291122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35">
                <text:p>935</text:p>
              </table:table-cell>
              <table:table-cell office:value-type="float" office:value="0.151515">
                <text:p>0.151515</text:p>
              </table:table-cell>
              <table:table-cell office:value-type="float" office:value="0.15922742">
                <text:p>0.15922742</text:p>
              </table:table-cell>
              <table:table-cell office:value-type="float" office:value="1.3200012">
                <text:p>1.3200012</text:p>
              </table:table-cell>
              <table:table-cell office:value-type="float" office:value="1.2645018">
                <text:p>1.264501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40">
                <text:p>940</text:p>
              </table:table-cell>
              <table:table-cell office:value-type="float" office:value="0.15060227">
                <text:p>0.15060227</text:p>
              </table:table-cell>
              <table:table-cell office:value-type="float" office:value="0.155567">
                <text:p>0.155567</text:p>
              </table:table-cell>
              <table:table-cell office:value-type="float" office:value="1.3280013">
                <text:p>1.3280013</text:p>
              </table:table-cell>
              <table:table-cell office:value-type="float" office:value="1.2911229">
                <text:p>1.291122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45">
                <text:p>945</text:p>
              </table:table-cell>
              <table:table-cell office:value-type="float" office:value="0.14970046">
                <text:p>0.14970046</text:p>
              </table:table-cell>
              <table:table-cell office:value-type="float" office:value="0.14824621">
                <text:p>0.14824621</text:p>
              </table:table-cell>
              <table:table-cell office:value-type="float" office:value="1.3360013">
                <text:p>1.3360013</text:p>
              </table:table-cell>
              <table:table-cell office:value-type="float" office:value="1.2378807">
                <text:p>1.237880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50">
                <text:p>950</text:p>
              </table:table-cell>
              <table:table-cell office:value-type="float" office:value="0.14880939">
                <text:p>0.14880939</text:p>
              </table:table-cell>
              <table:table-cell office:value-type="float" office:value="0.14275561">
                <text:p>0.14275561</text:p>
              </table:table-cell>
              <table:table-cell office:value-type="float" office:value="1.3440013">
                <text:p>1.3440013</text:p>
              </table:table-cell>
              <table:table-cell office:value-type="float" office:value="1.2245702">
                <text:p>1.224570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55">
                <text:p>955</text:p>
              </table:table-cell>
              <table:table-cell office:value-type="float" office:value="0.14792885">
                <text:p>0.14792885</text:p>
              </table:table-cell>
              <table:table-cell office:value-type="float" office:value="0.14641601">
                <text:p>0.14641601</text:p>
              </table:table-cell>
              <table:table-cell office:value-type="float" office:value="1.3520013">
                <text:p>1.3520013</text:p>
              </table:table-cell>
              <table:table-cell office:value-type="float" office:value="1.2245702">
                <text:p>1.224570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60">
                <text:p>960</text:p>
              </table:table-cell>
              <table:table-cell office:value-type="float" office:value="0.14705868">
                <text:p>0.14705868</text:p>
              </table:table-cell>
              <table:table-cell office:value-type="float" office:value="0.1445858">
                <text:p>0.1445858</text:p>
              </table:table-cell>
              <table:table-cell office:value-type="float" office:value="1.3600013">
                <text:p>1.3600013</text:p>
              </table:table-cell>
              <table:table-cell office:value-type="float" office:value="1.2378807">
                <text:p>1.237880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65">
                <text:p>965</text:p>
              </table:table-cell>
              <table:table-cell office:value-type="float" office:value="0.14619869">
                <text:p>0.14619869</text:p>
              </table:table-cell>
              <table:table-cell office:value-type="float" office:value="0.1445858">
                <text:p>0.1445858</text:p>
              </table:table-cell>
              <table:table-cell office:value-type="float" office:value="1.3680013">
                <text:p>1.3680013</text:p>
              </table:table-cell>
              <table:table-cell office:value-type="float" office:value="1.2645018">
                <text:p>1.264501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70">
                <text:p>970</text:p>
              </table:table-cell>
              <table:table-cell office:value-type="float" office:value="0.1453487">
                <text:p>0.1453487</text:p>
              </table:table-cell>
              <table:table-cell office:value-type="float" office:value="0.15190661">
                <text:p>0.15190661</text:p>
              </table:table-cell>
              <table:table-cell office:value-type="float" office:value="1.3760014">
                <text:p>1.3760014</text:p>
              </table:table-cell>
              <table:table-cell office:value-type="float" office:value="1.3177441">
                <text:p>1.317744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75">
                <text:p>975</text:p>
              </table:table-cell>
              <table:table-cell office:value-type="float" office:value="0.14450853">
                <text:p>0.14450853</text:p>
              </table:table-cell>
              <table:table-cell office:value-type="float" office:value="0.14824621">
                <text:p>0.14824621</text:p>
              </table:table-cell>
              <table:table-cell office:value-type="float" office:value="1.3840014">
                <text:p>1.3840014</text:p>
              </table:table-cell>
              <table:table-cell office:value-type="float" office:value="1.3177441">
                <text:p>1.317744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80">
                <text:p>980</text:p>
              </table:table-cell>
              <table:table-cell office:value-type="float" office:value="0.14367802">
                <text:p>0.14367802</text:p>
              </table:table-cell>
              <table:table-cell office:value-type="float" office:value="0.155567">
                <text:p>0.155567</text:p>
              </table:table-cell>
              <table:table-cell office:value-type="float" office:value="1.3920014">
                <text:p>1.3920014</text:p>
              </table:table-cell>
              <table:table-cell office:value-type="float" office:value="1.3709862">
                <text:p>1.370986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85">
                <text:p>985</text:p>
              </table:table-cell>
              <table:table-cell office:value-type="float" office:value="0.142857">
                <text:p>0.142857</text:p>
              </table:table-cell>
              <table:table-cell office:value-type="float" office:value="0.1592274">
                <text:p>0.1592274</text:p>
              </table:table-cell>
              <table:table-cell office:value-type="float" office:value="1.4000014">
                <text:p>1.4000014</text:p>
              </table:table-cell>
              <table:table-cell office:value-type="float" office:value="1.3976072">
                <text:p>1.397607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90">
                <text:p>990</text:p>
              </table:table-cell>
              <table:table-cell office:value-type="float" office:value="0.14204532">
                <text:p>0.14204532</text:p>
              </table:table-cell>
              <table:table-cell office:value-type="float" office:value="0.155567">
                <text:p>0.155567</text:p>
              </table:table-cell>
              <table:table-cell office:value-type="float" office:value="1.4080014">
                <text:p>1.4080014</text:p>
              </table:table-cell>
              <table:table-cell office:value-type="float" office:value="1.3709862">
                <text:p>1.370986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95">
                <text:p>995</text:p>
              </table:table-cell>
              <table:table-cell office:value-type="float" office:value="0.1412428">
                <text:p>0.1412428</text:p>
              </table:table-cell>
              <table:table-cell office:value-type="float" office:value="0.1573972">
                <text:p>0.1573972</text:p>
              </table:table-cell>
              <table:table-cell office:value-type="float" office:value="1.4160014">
                <text:p>1.4160014</text:p>
              </table:table-cell>
              <table:table-cell office:value-type="float" office:value="1.4375389">
                <text:p>1.437538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00">
                <text:p>1000</text:p>
              </table:table-cell>
              <table:table-cell office:value-type="float" office:value="0.1404493">
                <text:p>0.1404493</text:p>
              </table:table-cell>
              <table:table-cell office:value-type="float" office:value="0.155567">
                <text:p>0.155567</text:p>
              </table:table-cell>
              <table:table-cell office:value-type="float" office:value="1.4240015">
                <text:p>1.4240015</text:p>
              </table:table-cell>
              <table:table-cell office:value-type="float" office:value="1.3976073">
                <text:p>1.397607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5">
                <text:p>1005</text:p>
              </table:table-cell>
              <table:table-cell office:value-type="float" office:value="0.13966466">
                <text:p>0.13966466</text:p>
              </table:table-cell>
              <table:table-cell office:value-type="float" office:value="0.1500764">
                <text:p>0.1500764</text:p>
              </table:table-cell>
              <table:table-cell office:value-type="float" office:value="1.4320015">
                <text:p>1.4320015</text:p>
              </table:table-cell>
              <table:table-cell office:value-type="float" office:value="1.3576758">
                <text:p>1.357675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10">
                <text:p>1010</text:p>
              </table:table-cell>
              <table:table-cell office:value-type="float" office:value="0.13888875">
                <text:p>0.13888875</text:p>
              </table:table-cell>
              <table:table-cell office:value-type="float" office:value="0.1445858">
                <text:p>0.1445858</text:p>
              </table:table-cell>
              <table:table-cell office:value-type="float" office:value="1.4400015">
                <text:p>1.4400015</text:p>
              </table:table-cell>
              <table:table-cell office:value-type="float" office:value="1.3709862">
                <text:p>1.370986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15">
                <text:p>1015</text:p>
              </table:table-cell>
              <table:table-cell office:value-type="float" office:value="0.13812141">
                <text:p>0.13812141</text:p>
              </table:table-cell>
              <table:table-cell office:value-type="float" office:value="0.1445858">
                <text:p>0.1445858</text:p>
              </table:table-cell>
              <table:table-cell office:value-type="float" office:value="1.4480015">
                <text:p>1.4480015</text:p>
              </table:table-cell>
              <table:table-cell office:value-type="float" office:value="1.3443652">
                <text:p>1.344365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20">
                <text:p>1020</text:p>
              </table:table-cell>
              <table:table-cell office:value-type="float" office:value="0.1373625">
                <text:p>0.1373625</text:p>
              </table:table-cell>
              <table:table-cell office:value-type="float" office:value="0.13726501">
                <text:p>0.13726501</text:p>
              </table:table-cell>
              <table:table-cell office:value-type="float" office:value="1.4560015">
                <text:p>1.4560015</text:p>
              </table:table-cell>
              <table:table-cell office:value-type="float" office:value="1.3443652">
                <text:p>1.344365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25">
                <text:p>1025</text:p>
              </table:table-cell>
              <table:table-cell office:value-type="float" office:value="0.13661188">
                <text:p>0.13661188</text:p>
              </table:table-cell>
              <table:table-cell office:value-type="float" office:value="0.14641601">
                <text:p>0.14641601</text:p>
              </table:table-cell>
              <table:table-cell office:value-type="float" office:value="1.4640015">
                <text:p>1.4640015</text:p>
              </table:table-cell>
              <table:table-cell office:value-type="float" office:value="1.3842968">
                <text:p>1.384296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30">
                <text:p>1030</text:p>
              </table:table-cell>
              <table:table-cell office:value-type="float" office:value="0.13586943">
                <text:p>0.13586943</text:p>
              </table:table-cell>
              <table:table-cell office:value-type="float" office:value="0.1390952">
                <text:p>0.1390952</text:p>
              </table:table-cell>
              <table:table-cell office:value-type="float" office:value="1.4720016">
                <text:p>1.4720016</text:p>
              </table:table-cell>
              <table:table-cell office:value-type="float" office:value="1.4109179">
                <text:p>1.410917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35">
                <text:p>1035</text:p>
              </table:table-cell>
              <table:table-cell office:value-type="float" office:value="0.135135">
                <text:p>0.135135</text:p>
              </table:table-cell>
              <table:table-cell office:value-type="float" office:value="0.1409254">
                <text:p>0.1409254</text:p>
              </table:table-cell>
              <table:table-cell office:value-type="float" office:value="1.4800016">
                <text:p>1.4800016</text:p>
              </table:table-cell>
              <table:table-cell office:value-type="float" office:value="1.3976073">
                <text:p>1.397607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40">
                <text:p>1040</text:p>
              </table:table-cell>
              <table:table-cell office:value-type="float" office:value="0.13440846">
                <text:p>0.13440846</text:p>
              </table:table-cell>
              <table:table-cell office:value-type="float" office:value="0.1390952">
                <text:p>0.1390952</text:p>
              </table:table-cell>
              <table:table-cell office:value-type="float" office:value="1.4880016">
                <text:p>1.4880016</text:p>
              </table:table-cell>
              <table:table-cell office:value-type="float" office:value="1.4109179">
                <text:p>1.410917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45">
                <text:p>1045</text:p>
              </table:table-cell>
              <table:table-cell office:value-type="float" office:value="0.1336897">
                <text:p>0.1336897</text:p>
              </table:table-cell>
              <table:table-cell office:value-type="float" office:value="0.1409254">
                <text:p>0.1409254</text:p>
              </table:table-cell>
              <table:table-cell office:value-type="float" office:value="1.4960016">
                <text:p>1.4960016</text:p>
              </table:table-cell>
              <table:table-cell office:value-type="float" office:value="1.3976073">
                <text:p>1.397607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50">
                <text:p>1050</text:p>
              </table:table-cell>
              <table:table-cell office:value-type="float" office:value="0.13297859">
                <text:p>0.13297859</text:p>
              </table:table-cell>
              <table:table-cell office:value-type="float" office:value="0.1390952">
                <text:p>0.1390952</text:p>
              </table:table-cell>
              <table:table-cell office:value-type="float" office:value="1.5040016">
                <text:p>1.5040016</text:p>
              </table:table-cell>
              <table:table-cell office:value-type="float" office:value="1.46416">
                <text:p>1.4641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55">
                <text:p>1055</text:p>
              </table:table-cell>
              <table:table-cell office:value-type="float" office:value="0.13227499">
                <text:p>0.13227499</text:p>
              </table:table-cell>
              <table:table-cell office:value-type="float" office:value="0.1390952">
                <text:p>0.1390952</text:p>
              </table:table-cell>
              <table:table-cell office:value-type="float" office:value="1.5120016">
                <text:p>1.5120016</text:p>
              </table:table-cell>
              <table:table-cell office:value-type="float" office:value="1.4375389">
                <text:p>1.437538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60">
                <text:p>1060</text:p>
              </table:table-cell>
              <table:table-cell office:value-type="float" office:value="0.1315788">
                <text:p>0.1315788</text:p>
              </table:table-cell>
              <table:table-cell office:value-type="float" office:value="0.13726501">
                <text:p>0.13726501</text:p>
              </table:table-cell>
              <table:table-cell office:value-type="float" office:value="1.5200016">
                <text:p>1.5200016</text:p>
              </table:table-cell>
              <table:table-cell office:value-type="float" office:value="1.4242284">
                <text:p>1.424228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65">
                <text:p>1065</text:p>
              </table:table-cell>
              <table:table-cell office:value-type="float" office:value="0.13088991">
                <text:p>0.13088991</text:p>
              </table:table-cell>
              <table:table-cell office:value-type="float" office:value="0.1390952">
                <text:p>0.1390952</text:p>
              </table:table-cell>
              <table:table-cell office:value-type="float" office:value="1.5280017">
                <text:p>1.5280017</text:p>
              </table:table-cell>
              <table:table-cell office:value-type="float" office:value="1.46416">
                <text:p>1.4641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70">
                <text:p>1070</text:p>
              </table:table-cell>
              <table:table-cell office:value-type="float" office:value="0.1302082">
                <text:p>0.1302082</text:p>
              </table:table-cell>
              <table:table-cell office:value-type="float" office:value="0.1336046">
                <text:p>0.1336046</text:p>
              </table:table-cell>
              <table:table-cell office:value-type="float" office:value="1.5360017">
                <text:p>1.5360017</text:p>
              </table:table-cell>
              <table:table-cell office:value-type="float" office:value="1.4774706">
                <text:p>1.477470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75">
                <text:p>1075</text:p>
              </table:table-cell>
              <table:table-cell office:value-type="float" office:value="0.12953354">
                <text:p>0.12953354</text:p>
              </table:table-cell>
              <table:table-cell office:value-type="float" office:value="0.128114">
                <text:p>0.128114</text:p>
              </table:table-cell>
              <table:table-cell office:value-type="float" office:value="1.5440017">
                <text:p>1.5440017</text:p>
              </table:table-cell>
              <table:table-cell office:value-type="float" office:value="1.4907811">
                <text:p>1.490781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80">
                <text:p>1080</text:p>
              </table:table-cell>
              <table:table-cell office:value-type="float" office:value="0.12886584">
                <text:p>0.12886584</text:p>
              </table:table-cell>
              <table:table-cell office:value-type="float" office:value="0.1336046">
                <text:p>0.1336046</text:p>
              </table:table-cell>
              <table:table-cell office:value-type="float" office:value="1.5520017">
                <text:p>1.5520017</text:p>
              </table:table-cell>
              <table:table-cell office:value-type="float" office:value="1.5040916">
                <text:p>1.504091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85">
                <text:p>1085</text:p>
              </table:table-cell>
              <table:table-cell office:value-type="float" office:value="0.12820499">
                <text:p>0.12820499</text:p>
              </table:table-cell>
              <table:table-cell office:value-type="float" office:value="0.1354348">
                <text:p>0.1354348</text:p>
              </table:table-cell>
              <table:table-cell office:value-type="float" office:value="1.5600017">
                <text:p>1.5600017</text:p>
              </table:table-cell>
              <table:table-cell office:value-type="float" office:value="1.5174022">
                <text:p>1.517402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90">
                <text:p>1090</text:p>
              </table:table-cell>
              <table:table-cell office:value-type="float" office:value="0.12755089">
                <text:p>0.12755089</text:p>
              </table:table-cell>
              <table:table-cell office:value-type="float" office:value="0.1354348">
                <text:p>0.1354348</text:p>
              </table:table-cell>
              <table:table-cell office:value-type="float" office:value="1.5680017">
                <text:p>1.5680017</text:p>
              </table:table-cell>
              <table:table-cell office:value-type="float" office:value="1.4907811">
                <text:p>1.490781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95">
                <text:p>1095</text:p>
              </table:table-cell>
              <table:table-cell office:value-type="float" office:value="0.12690341">
                <text:p>0.12690341</text:p>
              </table:table-cell>
              <table:table-cell office:value-type="float" office:value="0.13177441">
                <text:p>0.13177441</text:p>
              </table:table-cell>
              <table:table-cell office:value-type="float" office:value="1.5760018">
                <text:p>1.5760018</text:p>
              </table:table-cell>
              <table:table-cell office:value-type="float" office:value="1.4907811">
                <text:p>1.490781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100">
                <text:p>1100</text:p>
              </table:table-cell>
              <table:table-cell office:value-type="float" office:value="0.12626249">
                <text:p>0.12626249</text:p>
              </table:table-cell>
              <table:table-cell office:value-type="float" office:value="0.1299442">
                <text:p>0.1299442</text:p>
              </table:table-cell>
              <table:table-cell office:value-type="float" office:value="1.5840018">
                <text:p>1.5840018</text:p>
              </table:table-cell>
              <table:table-cell office:value-type="float" office:value="1.4508495">
                <text:p>1.450849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05">
                <text:p>1105</text:p>
              </table:table-cell>
              <table:table-cell office:value-type="float" office:value="0.125628">
                <text:p>0.125628</text:p>
              </table:table-cell>
              <table:table-cell office:value-type="float" office:value="0.12262341">
                <text:p>0.12262341</text:p>
              </table:table-cell>
              <table:table-cell office:value-type="float" office:value="1.5920018">
                <text:p>1.5920018</text:p>
              </table:table-cell>
              <table:table-cell office:value-type="float" office:value="1.4508495">
                <text:p>1.450849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10">
                <text:p>1110</text:p>
              </table:table-cell>
              <table:table-cell office:value-type="float" office:value="0.125">
                <text:p>0.125</text:p>
              </table:table-cell>
              <table:table-cell office:value-type="float" office:value="0.124453604">
                <text:p>0.124453604</text:p>
              </table:table-cell>
              <table:table-cell office:value-type="float" office:value="1.6">
                <text:p>1.6</text:p>
              </table:table-cell>
              <table:table-cell office:value-type="float" office:value="1.46416">
                <text:p>1.4641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15">
                <text:p>1115</text:p>
              </table:table-cell>
              <table:table-cell office:value-type="float" office:value="0.125">
                <text:p>0.125</text:p>
              </table:table-cell>
              <table:table-cell office:value-type="float" office:value="0.118963">
                <text:p>0.118963</text:p>
              </table:table-cell>
              <table:table-cell office:value-type="float" office:value="1.6">
                <text:p>1.6</text:p>
              </table:table-cell>
              <table:table-cell office:value-type="float" office:value="1.4508495">
                <text:p>1.450849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20">
                <text:p>1120</text:p>
              </table:table-cell>
              <table:table-cell office:value-type="float" office:value="0.125">
                <text:p>0.125</text:p>
              </table:table-cell>
              <table:table-cell office:value-type="float" office:value="0.128114">
                <text:p>0.128114</text:p>
              </table:table-cell>
              <table:table-cell office:value-type="float" office:value="1.6">
                <text:p>1.6</text:p>
              </table:table-cell>
              <table:table-cell office:value-type="float" office:value="1.5174022">
                <text:p>1.517402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25">
                <text:p>1125</text:p>
              </table:table-cell>
              <table:table-cell office:value-type="float" office:value="0.125">
                <text:p>0.125</text:p>
              </table:table-cell>
              <table:table-cell office:value-type="float" office:value="0.12445362">
                <text:p>0.12445362</text:p>
              </table:table-cell>
              <table:table-cell office:value-type="float" office:value="1.6">
                <text:p>1.6</text:p>
              </table:table-cell>
              <table:table-cell office:value-type="float" office:value="1.5440233">
                <text:p>1.544023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30">
                <text:p>1130</text:p>
              </table:table-cell>
              <table:table-cell office:value-type="float" office:value="0.125">
                <text:p>0.125</text:p>
              </table:table-cell>
              <table:table-cell office:value-type="float" office:value="0.12811401">
                <text:p>0.12811401</text:p>
              </table:table-cell>
              <table:table-cell office:value-type="float" office:value="1.6">
                <text:p>1.6</text:p>
              </table:table-cell>
              <table:table-cell office:value-type="float" office:value="1.5706445">
                <text:p>1.570644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35">
                <text:p>1135</text:p>
              </table:table-cell>
              <table:table-cell office:value-type="float" office:value="0.125">
                <text:p>0.125</text:p>
              </table:table-cell>
              <table:table-cell office:value-type="float" office:value="0.13543479">
                <text:p>0.13543479</text:p>
              </table:table-cell>
              <table:table-cell office:value-type="float" office:value="1.6">
                <text:p>1.6</text:p>
              </table:table-cell>
              <table:table-cell office:value-type="float" office:value="1.5972654">
                <text:p>1.597265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40">
                <text:p>1140</text:p>
              </table:table-cell>
              <table:table-cell office:value-type="float" office:value="0.125">
                <text:p>0.125</text:p>
              </table:table-cell>
              <table:table-cell office:value-type="float" office:value="0.1317744">
                <text:p>0.1317744</text:p>
              </table:table-cell>
              <table:table-cell office:value-type="float" office:value="1.6">
                <text:p>1.6</text:p>
              </table:table-cell>
              <table:table-cell office:value-type="float" office:value="1.6238865">
                <text:p>1.623886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45">
                <text:p>1145</text:p>
              </table:table-cell>
              <table:table-cell office:value-type="float" office:value="0.125">
                <text:p>0.125</text:p>
              </table:table-cell>
              <table:table-cell office:value-type="float" office:value="0.13177441">
                <text:p>0.13177441</text:p>
              </table:table-cell>
              <table:table-cell office:value-type="float" office:value="1.6">
                <text:p>1.6</text:p>
              </table:table-cell>
              <table:table-cell office:value-type="float" office:value="1.5706445">
                <text:p>1.570644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50">
                <text:p>1150</text:p>
              </table:table-cell>
              <table:table-cell office:value-type="float" office:value="0.125">
                <text:p>0.125</text:p>
              </table:table-cell>
              <table:table-cell office:value-type="float" office:value="0.13543479">
                <text:p>0.13543479</text:p>
              </table:table-cell>
              <table:table-cell office:value-type="float" office:value="1.6">
                <text:p>1.6</text:p>
              </table:table-cell>
              <table:table-cell office:value-type="float" office:value="1.6238865">
                <text:p>1.623886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55">
                <text:p>1155</text:p>
              </table:table-cell>
              <table:table-cell office:value-type="float" office:value="0.125">
                <text:p>0.125</text:p>
              </table:table-cell>
              <table:table-cell office:value-type="float" office:value="0.13177441">
                <text:p>0.13177441</text:p>
              </table:table-cell>
              <table:table-cell office:value-type="float" office:value="1.6">
                <text:p>1.6</text:p>
              </table:table-cell>
              <table:table-cell office:value-type="float" office:value="1.5706445">
                <text:p>1.570644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60">
                <text:p>1160</text:p>
              </table:table-cell>
              <table:table-cell office:value-type="float" office:value="0.125">
                <text:p>0.125</text:p>
              </table:table-cell>
              <table:table-cell office:value-type="float" office:value="0.1390952">
                <text:p>0.1390952</text:p>
              </table:table-cell>
              <table:table-cell office:value-type="float" office:value="1.6">
                <text:p>1.6</text:p>
              </table:table-cell>
              <table:table-cell office:value-type="float" office:value="1.5706445">
                <text:p>1.570644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65">
                <text:p>1165</text:p>
              </table:table-cell>
              <table:table-cell office:value-type="float" office:value="0.125">
                <text:p>0.125</text:p>
              </table:table-cell>
              <table:table-cell office:value-type="float" office:value="0.13543479">
                <text:p>0.13543479</text:p>
              </table:table-cell>
              <table:table-cell office:value-type="float" office:value="1.6">
                <text:p>1.6</text:p>
              </table:table-cell>
              <table:table-cell office:value-type="float" office:value="1.5972654">
                <text:p>1.597265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70">
                <text:p>1170</text:p>
              </table:table-cell>
              <table:table-cell office:value-type="float" office:value="0.125">
                <text:p>0.125</text:p>
              </table:table-cell>
              <table:table-cell office:value-type="float" office:value="0.13177441">
                <text:p>0.13177441</text:p>
              </table:table-cell>
              <table:table-cell office:value-type="float" office:value="1.6">
                <text:p>1.6</text:p>
              </table:table-cell>
              <table:table-cell office:value-type="float" office:value="1.5174022">
                <text:p>1.517402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75">
                <text:p>1175</text:p>
              </table:table-cell>
              <table:table-cell office:value-type="float" office:value="0.125">
                <text:p>0.125</text:p>
              </table:table-cell>
              <table:table-cell office:value-type="float" office:value="0.13177441">
                <text:p>0.13177441</text:p>
              </table:table-cell>
              <table:table-cell office:value-type="float" office:value="1.6">
                <text:p>1.6</text:p>
              </table:table-cell>
              <table:table-cell office:value-type="float" office:value="1.5440233">
                <text:p>1.544023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80">
                <text:p>1180</text:p>
              </table:table-cell>
              <table:table-cell office:value-type="float" office:value="0.125">
                <text:p>0.125</text:p>
              </table:table-cell>
              <table:table-cell office:value-type="float" office:value="0.13177441">
                <text:p>0.13177441</text:p>
              </table:table-cell>
              <table:table-cell office:value-type="float" office:value="1.6">
                <text:p>1.6</text:p>
              </table:table-cell>
              <table:table-cell office:value-type="float" office:value="1.5174022">
                <text:p>1.517402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85">
                <text:p>1185</text:p>
              </table:table-cell>
              <table:table-cell office:value-type="float" office:value="0.125">
                <text:p>0.125</text:p>
              </table:table-cell>
              <table:table-cell office:value-type="float" office:value="0.13177441">
                <text:p>0.13177441</text:p>
              </table:table-cell>
              <table:table-cell office:value-type="float" office:value="1.6">
                <text:p>1.6</text:p>
              </table:table-cell>
              <table:table-cell office:value-type="float" office:value="1.5440233">
                <text:p>1.544023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90">
                <text:p>1190</text:p>
              </table:table-cell>
              <table:table-cell office:value-type="float" office:value="0.125">
                <text:p>0.125</text:p>
              </table:table-cell>
              <table:table-cell office:value-type="float" office:value="0.1299442">
                <text:p>0.1299442</text:p>
              </table:table-cell>
              <table:table-cell office:value-type="float" office:value="1.6">
                <text:p>1.6</text:p>
              </table:table-cell>
              <table:table-cell office:value-type="float" office:value="1.5040916">
                <text:p>1.504091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95">
                <text:p>1195</text:p>
              </table:table-cell>
              <table:table-cell office:value-type="float" office:value="0.125">
                <text:p>0.125</text:p>
              </table:table-cell>
              <table:table-cell office:value-type="float" office:value="0.12262341">
                <text:p>0.12262341</text:p>
              </table:table-cell>
              <table:table-cell office:value-type="float" office:value="1.6">
                <text:p>1.6</text:p>
              </table:table-cell>
              <table:table-cell office:value-type="float" office:value="1.5040916">
                <text:p>1.504091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200">
                <text:p>1200</text:p>
              </table:table-cell>
              <table:table-cell office:value-type="float" office:value="0.125">
                <text:p>0.125</text:p>
              </table:table-cell>
              <table:table-cell office:value-type="float" office:value="0.12262341">
                <text:p>0.12262341</text:p>
              </table:table-cell>
              <table:table-cell office:value-type="float" office:value="1.6">
                <text:p>1.6</text:p>
              </table:table-cell>
              <table:table-cell office:value-type="float" office:value="1.5839549">
                <text:p>1.583954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205">
                <text:p>1205</text:p>
              </table:table-cell>
              <table:table-cell office:value-type="float" office:value="0.125">
                <text:p>0.125</text:p>
              </table:table-cell>
              <table:table-cell office:value-type="float" office:value="0.1299442">
                <text:p>0.1299442</text:p>
              </table:table-cell>
              <table:table-cell office:value-type="float" office:value="1.6">
                <text:p>1.6</text:p>
              </table:table-cell>
              <table:table-cell office:value-type="float" office:value="1.557334">
                <text:p>1.55733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10">
                <text:p>1210</text:p>
              </table:table-cell>
              <table:table-cell office:value-type="float" office:value="0.125">
                <text:p>0.125</text:p>
              </table:table-cell>
              <table:table-cell office:value-type="float" office:value="0.128114">
                <text:p>0.128114</text:p>
              </table:table-cell>
              <table:table-cell office:value-type="float" office:value="1.6">
                <text:p>1.6</text:p>
              </table:table-cell>
              <table:table-cell office:value-type="float" office:value="1.5440233">
                <text:p>1.544023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15">
                <text:p>1215</text:p>
              </table:table-cell>
              <table:table-cell office:value-type="float" office:value="0.125">
                <text:p>0.125</text:p>
              </table:table-cell>
              <table:table-cell office:value-type="float" office:value="0.1299442">
                <text:p>0.1299442</text:p>
              </table:table-cell>
              <table:table-cell office:value-type="float" office:value="1.6">
                <text:p>1.6</text:p>
              </table:table-cell>
              <table:table-cell office:value-type="float" office:value="1.557334">
                <text:p>1.55733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20">
                <text:p>1220</text:p>
              </table:table-cell>
              <table:table-cell office:value-type="float" office:value="0.125">
                <text:p>0.125</text:p>
              </table:table-cell>
              <table:table-cell office:value-type="float" office:value="0.1299442">
                <text:p>0.1299442</text:p>
              </table:table-cell>
              <table:table-cell office:value-type="float" office:value="1.6">
                <text:p>1.6</text:p>
              </table:table-cell>
              <table:table-cell office:value-type="float" office:value="1.557334">
                <text:p>1.55733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25">
                <text:p>1225</text:p>
              </table:table-cell>
              <table:table-cell office:value-type="float" office:value="0.125">
                <text:p>0.125</text:p>
              </table:table-cell>
              <table:table-cell office:value-type="float" office:value="0.12262341">
                <text:p>0.12262341</text:p>
              </table:table-cell>
              <table:table-cell office:value-type="float" office:value="1.6">
                <text:p>1.6</text:p>
              </table:table-cell>
              <table:table-cell office:value-type="float" office:value="1.4774706">
                <text:p>1.477470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30">
                <text:p>1230</text:p>
              </table:table-cell>
              <table:table-cell office:value-type="float" office:value="0.125">
                <text:p>0.125</text:p>
              </table:table-cell>
              <table:table-cell office:value-type="float" office:value="0.1299442">
                <text:p>0.1299442</text:p>
              </table:table-cell>
              <table:table-cell office:value-type="float" office:value="1.6">
                <text:p>1.6</text:p>
              </table:table-cell>
              <table:table-cell office:value-type="float" office:value="1.5307128">
                <text:p>1.530712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35">
                <text:p>1235</text:p>
              </table:table-cell>
              <table:table-cell office:value-type="float" office:value="0.125">
                <text:p>0.125</text:p>
              </table:table-cell>
              <table:table-cell office:value-type="float" office:value="0.124453604">
                <text:p>0.124453604</text:p>
              </table:table-cell>
              <table:table-cell office:value-type="float" office:value="1.6">
                <text:p>1.6</text:p>
              </table:table-cell>
              <table:table-cell office:value-type="float" office:value="1.4907811">
                <text:p>1.490781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40">
                <text:p>1240</text:p>
              </table:table-cell>
              <table:table-cell office:value-type="float" office:value="0.125">
                <text:p>0.125</text:p>
              </table:table-cell>
              <table:table-cell office:value-type="float" office:value="0.128114">
                <text:p>0.128114</text:p>
              </table:table-cell>
              <table:table-cell office:value-type="float" office:value="1.6">
                <text:p>1.6</text:p>
              </table:table-cell>
              <table:table-cell office:value-type="float" office:value="1.5174022">
                <text:p>1.517402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45">
                <text:p>1245</text:p>
              </table:table-cell>
              <table:table-cell office:value-type="float" office:value="0.125">
                <text:p>0.125</text:p>
              </table:table-cell>
              <table:table-cell office:value-type="float" office:value="0.1299442">
                <text:p>0.1299442</text:p>
              </table:table-cell>
              <table:table-cell office:value-type="float" office:value="1.6">
                <text:p>1.6</text:p>
              </table:table-cell>
              <table:table-cell office:value-type="float" office:value="1.6105758">
                <text:p>1.610575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50">
                <text:p>1250</text:p>
              </table:table-cell>
              <table:table-cell office:value-type="float" office:value="0.125">
                <text:p>0.125</text:p>
              </table:table-cell>
              <table:table-cell office:value-type="float" office:value="0.1299442">
                <text:p>0.1299442</text:p>
              </table:table-cell>
              <table:table-cell office:value-type="float" office:value="1.6">
                <text:p>1.6</text:p>
              </table:table-cell>
              <table:table-cell office:value-type="float" office:value="1.557334">
                <text:p>1.55733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55">
                <text:p>1255</text:p>
              </table:table-cell>
              <table:table-cell office:value-type="float" office:value="0.125">
                <text:p>0.125</text:p>
              </table:table-cell>
              <table:table-cell office:value-type="float" office:value="0.12445362">
                <text:p>0.12445362</text:p>
              </table:table-cell>
              <table:table-cell office:value-type="float" office:value="1.6">
                <text:p>1.6</text:p>
              </table:table-cell>
              <table:table-cell office:value-type="float" office:value="1.5440233">
                <text:p>1.544023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60">
                <text:p>1260</text:p>
              </table:table-cell>
              <table:table-cell office:value-type="float" office:value="0.125">
                <text:p>0.125</text:p>
              </table:table-cell>
              <table:table-cell office:value-type="float" office:value="0.1299442">
                <text:p>0.1299442</text:p>
              </table:table-cell>
              <table:table-cell office:value-type="float" office:value="1.6">
                <text:p>1.6</text:p>
              </table:table-cell>
              <table:table-cell office:value-type="float" office:value="1.5839549">
                <text:p>1.583954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65">
                <text:p>1265</text:p>
              </table:table-cell>
              <table:table-cell office:value-type="float" office:value="0.125">
                <text:p>0.125</text:p>
              </table:table-cell>
              <table:table-cell office:value-type="float" office:value="0.137265">
                <text:p>0.137265</text:p>
              </table:table-cell>
              <table:table-cell office:value-type="float" office:value="1.6">
                <text:p>1.6</text:p>
              </table:table-cell>
              <table:table-cell office:value-type="float" office:value="1.5839549">
                <text:p>1.583954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70">
                <text:p>1270</text:p>
              </table:table-cell>
              <table:table-cell office:value-type="float" office:value="0.125">
                <text:p>0.125</text:p>
              </table:table-cell>
              <table:table-cell office:value-type="float" office:value="0.1336046">
                <text:p>0.1336046</text:p>
              </table:table-cell>
              <table:table-cell office:value-type="float" office:value="1.6">
                <text:p>1.6</text:p>
              </table:table-cell>
              <table:table-cell office:value-type="float" office:value="1.5839549">
                <text:p>1.583954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75">
                <text:p>1275</text:p>
              </table:table-cell>
              <table:table-cell office:value-type="float" office:value="0.125">
                <text:p>0.125</text:p>
              </table:table-cell>
              <table:table-cell office:value-type="float" office:value="0.137265">
                <text:p>0.137265</text:p>
              </table:table-cell>
              <table:table-cell office:value-type="float" office:value="1.6">
                <text:p>1.6</text:p>
              </table:table-cell>
              <table:table-cell office:value-type="float" office:value="1.5839549">
                <text:p>1.583954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80">
                <text:p>1280</text:p>
              </table:table-cell>
              <table:table-cell office:value-type="float" office:value="0.125">
                <text:p>0.125</text:p>
              </table:table-cell>
              <table:table-cell office:value-type="float" office:value="0.13177441">
                <text:p>0.13177441</text:p>
              </table:table-cell>
              <table:table-cell office:value-type="float" office:value="1.6">
                <text:p>1.6</text:p>
              </table:table-cell>
              <table:table-cell office:value-type="float" office:value="1.5440233">
                <text:p>1.544023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85">
                <text:p>1285</text:p>
              </table:table-cell>
              <table:table-cell office:value-type="float" office:value="0.125">
                <text:p>0.125</text:p>
              </table:table-cell>
              <table:table-cell office:value-type="float" office:value="0.1336046">
                <text:p>0.1336046</text:p>
              </table:table-cell>
              <table:table-cell office:value-type="float" office:value="1.6">
                <text:p>1.6</text:p>
              </table:table-cell>
              <table:table-cell office:value-type="float" office:value="1.5307128">
                <text:p>1.530712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290">
                <text:p>1290</text:p>
              </table:table-cell>
              <table:table-cell office:value-type="float" office:value="0.125">
                <text:p>0.125</text:p>
              </table:table-cell>
              <table:table-cell office:value-type="float" office:value="0.12628381">
                <text:p>0.12628381</text:p>
              </table:table-cell>
              <table:table-cell office:value-type="float" office:value="1.6">
                <text:p>1.6</text:p>
              </table:table-cell>
              <table:table-cell office:value-type="float" office:value="1.5307128">
                <text:p>1.530712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95">
                <text:p>1295</text:p>
              </table:table-cell>
              <table:table-cell office:value-type="float" office:value="0.125">
                <text:p>0.125</text:p>
              </table:table-cell>
              <table:table-cell office:value-type="float" office:value="0.12628381">
                <text:p>0.12628381</text:p>
              </table:table-cell>
              <table:table-cell office:value-type="float" office:value="1.6">
                <text:p>1.6</text:p>
              </table:table-cell>
              <table:table-cell office:value-type="float" office:value="1.5307128">
                <text:p>1.530712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300">
                <text:p>1300</text:p>
              </table:table-cell>
              <table:table-cell office:value-type="float" office:value="0.125">
                <text:p>0.125</text:p>
              </table:table-cell>
              <table:table-cell office:value-type="float" office:value="0.1299442">
                <text:p>0.1299442</text:p>
              </table:table-cell>
              <table:table-cell office:value-type="float" office:value="1.6">
                <text:p>1.6</text:p>
              </table:table-cell>
              <table:table-cell office:value-type="float" office:value="1.5307128">
                <text:p>1.530712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305">
                <text:p>1305</text:p>
              </table:table-cell>
              <table:table-cell office:value-type="float" office:value="0.125">
                <text:p>0.125</text:p>
              </table:table-cell>
              <table:table-cell office:value-type="float" office:value="0.12262341">
                <text:p>0.12262341</text:p>
              </table:table-cell>
              <table:table-cell office:value-type="float" office:value="1.6">
                <text:p>1.6</text:p>
              </table:table-cell>
              <table:table-cell office:value-type="float" office:value="1.5307128">
                <text:p>1.530712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10">
                <text:p>1310</text:p>
              </table:table-cell>
              <table:table-cell office:value-type="float" office:value="0.125">
                <text:p>0.125</text:p>
              </table:table-cell>
              <table:table-cell office:value-type="float" office:value="0.12628381">
                <text:p>0.12628381</text:p>
              </table:table-cell>
              <table:table-cell office:value-type="float" office:value="1.6">
                <text:p>1.6</text:p>
              </table:table-cell>
              <table:table-cell office:value-type="float" office:value="1.5307128">
                <text:p>1.530712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15">
                <text:p>1315</text:p>
              </table:table-cell>
              <table:table-cell office:value-type="float" office:value="0.125">
                <text:p>0.125</text:p>
              </table:table-cell>
              <table:table-cell office:value-type="float" office:value="0.120793216">
                <text:p>0.120793216</text:p>
              </table:table-cell>
              <table:table-cell office:value-type="float" office:value="1.6">
                <text:p>1.6</text:p>
              </table:table-cell>
              <table:table-cell office:value-type="float" office:value="1.5440233">
                <text:p>1.544023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20">
                <text:p>1320</text:p>
              </table:table-cell>
              <table:table-cell office:value-type="float" office:value="0.125">
                <text:p>0.125</text:p>
              </table:table-cell>
              <table:table-cell office:value-type="float" office:value="0.128114">
                <text:p>0.128114</text:p>
              </table:table-cell>
              <table:table-cell office:value-type="float" office:value="1.6">
                <text:p>1.6</text:p>
              </table:table-cell>
              <table:table-cell office:value-type="float" office:value="1.5440233">
                <text:p>1.544023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25">
                <text:p>1325</text:p>
              </table:table-cell>
              <table:table-cell office:value-type="float" office:value="0.125">
                <text:p>0.125</text:p>
              </table:table-cell>
              <table:table-cell office:value-type="float" office:value="0.137265">
                <text:p>0.137265</text:p>
              </table:table-cell>
              <table:table-cell office:value-type="float" office:value="1.6">
                <text:p>1.6</text:p>
              </table:table-cell>
              <table:table-cell office:value-type="float" office:value="1.5573337">
                <text:p>1.557333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330">
                <text:p>1330</text:p>
              </table:table-cell>
              <table:table-cell office:value-type="float" office:value="0.125">
                <text:p>0.125</text:p>
              </table:table-cell>
              <table:table-cell office:value-type="float" office:value="0.1299442">
                <text:p>0.1299442</text:p>
              </table:table-cell>
              <table:table-cell office:value-type="float" office:value="1.6">
                <text:p>1.6</text:p>
              </table:table-cell>
              <table:table-cell office:value-type="float" office:value="1.6105758">
                <text:p>1.610575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335">
                <text:p>1335</text:p>
              </table:table-cell>
              <table:table-cell office:value-type="float" office:value="0.125">
                <text:p>0.125</text:p>
              </table:table-cell>
              <table:table-cell office:value-type="float" office:value="0.12811401">
                <text:p>0.12811401</text:p>
              </table:table-cell>
              <table:table-cell office:value-type="float" office:value="1.6">
                <text:p>1.6</text:p>
              </table:table-cell>
              <table:table-cell office:value-type="float" office:value="1.5972654">
                <text:p>1.597265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40">
                <text:p>1340</text:p>
              </table:table-cell>
              <table:table-cell office:value-type="float" office:value="0.125">
                <text:p>0.125</text:p>
              </table:table-cell>
              <table:table-cell office:value-type="float" office:value="0.13543479">
                <text:p>0.13543479</text:p>
              </table:table-cell>
              <table:table-cell office:value-type="float" office:value="1.6">
                <text:p>1.6</text:p>
              </table:table-cell>
              <table:table-cell office:value-type="float" office:value="1.5706445">
                <text:p>1.570644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45">
                <text:p>1345</text:p>
              </table:table-cell>
              <table:table-cell office:value-type="float" office:value="0.125">
                <text:p>0.125</text:p>
              </table:table-cell>
              <table:table-cell office:value-type="float" office:value="0.13543479">
                <text:p>0.13543479</text:p>
              </table:table-cell>
              <table:table-cell office:value-type="float" office:value="1.6">
                <text:p>1.6</text:p>
              </table:table-cell>
              <table:table-cell office:value-type="float" office:value="1.5972654">
                <text:p>1.597265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50">
                <text:p>1350</text:p>
              </table:table-cell>
              <table:table-cell office:value-type="float" office:value="0.125">
                <text:p>0.125</text:p>
              </table:table-cell>
              <table:table-cell office:value-type="float" office:value="0.1336046">
                <text:p>0.1336046</text:p>
              </table:table-cell>
              <table:table-cell office:value-type="float" office:value="1.6">
                <text:p>1.6</text:p>
              </table:table-cell>
              <table:table-cell office:value-type="float" office:value="1.6105758">
                <text:p>1.610575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355">
                <text:p>1355</text:p>
              </table:table-cell>
              <table:table-cell office:value-type="float" office:value="0.125">
                <text:p>0.125</text:p>
              </table:table-cell>
              <table:table-cell office:value-type="float" office:value="0.13726501">
                <text:p>0.13726501</text:p>
              </table:table-cell>
              <table:table-cell office:value-type="float" office:value="1.6">
                <text:p>1.6</text:p>
              </table:table-cell>
              <table:table-cell office:value-type="float" office:value="1.6371969">
                <text:p>1.637196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60">
                <text:p>1360</text:p>
              </table:table-cell>
              <table:table-cell office:value-type="float" office:value="0.125">
                <text:p>0.125</text:p>
              </table:table-cell>
              <table:table-cell office:value-type="float" office:value="0.1336046">
                <text:p>0.1336046</text:p>
              </table:table-cell>
              <table:table-cell office:value-type="float" office:value="1.6">
                <text:p>1.6</text:p>
              </table:table-cell>
              <table:table-cell office:value-type="float" office:value="1.5839549">
                <text:p>1.583954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365">
                <text:p>1365</text:p>
              </table:table-cell>
              <table:table-cell office:value-type="float" office:value="0.125">
                <text:p>0.125</text:p>
              </table:table-cell>
              <table:table-cell office:value-type="float" office:value="0.13543479">
                <text:p>0.13543479</text:p>
              </table:table-cell>
              <table:table-cell office:value-type="float" office:value="1.6">
                <text:p>1.6</text:p>
              </table:table-cell>
              <table:table-cell office:value-type="float" office:value="1.5706445">
                <text:p>1.570644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70">
                <text:p>1370</text:p>
              </table:table-cell>
              <table:table-cell office:value-type="float" office:value="0.125">
                <text:p>0.125</text:p>
              </table:table-cell>
              <table:table-cell office:value-type="float" office:value="0.1336046">
                <text:p>0.1336046</text:p>
              </table:table-cell>
              <table:table-cell office:value-type="float" office:value="1.6">
                <text:p>1.6</text:p>
              </table:table-cell>
              <table:table-cell office:value-type="float" office:value="1.557334">
                <text:p>1.55733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375">
                <text:p>1375</text:p>
              </table:table-cell>
              <table:table-cell office:value-type="float" office:value="0.125">
                <text:p>0.125</text:p>
              </table:table-cell>
              <table:table-cell office:value-type="float" office:value="0.12811401">
                <text:p>0.12811401</text:p>
              </table:table-cell>
              <table:table-cell office:value-type="float" office:value="1.6">
                <text:p>1.6</text:p>
              </table:table-cell>
              <table:table-cell office:value-type="float" office:value="1.5972654">
                <text:p>1.597265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380">
                <text:p>1380</text:p>
              </table:table-cell>
              <table:table-cell office:value-type="float" office:value="0.125">
                <text:p>0.125</text:p>
              </table:table-cell>
              <table:table-cell office:value-type="float" office:value="0.12628381">
                <text:p>0.12628381</text:p>
              </table:table-cell>
              <table:table-cell office:value-type="float" office:value="1.6">
                <text:p>1.6</text:p>
              </table:table-cell>
              <table:table-cell office:value-type="float" office:value="1.5839549">
                <text:p>1.583954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385">
                <text:p>1385</text:p>
              </table:table-cell>
              <table:table-cell office:value-type="float" office:value="0.125">
                <text:p>0.125</text:p>
              </table:table-cell>
              <table:table-cell office:value-type="float" office:value="0.13177441">
                <text:p>0.13177441</text:p>
              </table:table-cell>
              <table:table-cell office:value-type="float" office:value="1.6">
                <text:p>1.6</text:p>
              </table:table-cell>
              <table:table-cell office:value-type="float" office:value="1.5440233">
                <text:p>1.544023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90">
                <text:p>1390</text:p>
              </table:table-cell>
              <table:table-cell office:value-type="float" office:value="0.125">
                <text:p>0.125</text:p>
              </table:table-cell>
              <table:table-cell office:value-type="float" office:value="0.128114">
                <text:p>0.128114</text:p>
              </table:table-cell>
              <table:table-cell office:value-type="float" office:value="1.6">
                <text:p>1.6</text:p>
              </table:table-cell>
              <table:table-cell office:value-type="float" office:value="1.5440233">
                <text:p>1.544023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395">
                <text:p>1395</text:p>
              </table:table-cell>
              <table:table-cell office:value-type="float" office:value="0.125">
                <text:p>0.125</text:p>
              </table:table-cell>
              <table:table-cell office:value-type="float" office:value="0.1299442">
                <text:p>0.1299442</text:p>
              </table:table-cell>
              <table:table-cell office:value-type="float" office:value="1.6">
                <text:p>1.6</text:p>
              </table:table-cell>
              <table:table-cell office:value-type="float" office:value="1.5839549">
                <text:p>1.583954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400">
                <text:p>1400</text:p>
              </table:table-cell>
              <table:table-cell office:value-type="float" office:value="0.125">
                <text:p>0.125</text:p>
              </table:table-cell>
              <table:table-cell office:value-type="float" office:value="0.12445362">
                <text:p>0.12445362</text:p>
              </table:table-cell>
              <table:table-cell office:value-type="float" office:value="1.6">
                <text:p>1.6</text:p>
              </table:table-cell>
              <table:table-cell office:value-type="float" office:value="1.5440233">
                <text:p>1.544023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05">
                <text:p>1405</text:p>
              </table:table-cell>
              <table:table-cell office:value-type="float" office:value="0.125">
                <text:p>0.125</text:p>
              </table:table-cell>
              <table:table-cell office:value-type="float" office:value="0.1299442">
                <text:p>0.1299442</text:p>
              </table:table-cell>
              <table:table-cell office:value-type="float" office:value="1.6">
                <text:p>1.6</text:p>
              </table:table-cell>
              <table:table-cell office:value-type="float" office:value="1.557334">
                <text:p>1.55733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10">
                <text:p>1410</text:p>
              </table:table-cell>
              <table:table-cell office:value-type="float" office:value="0.125">
                <text:p>0.125</text:p>
              </table:table-cell>
              <table:table-cell office:value-type="float" office:value="0.13177441">
                <text:p>0.13177441</text:p>
              </table:table-cell>
              <table:table-cell office:value-type="float" office:value="1.6">
                <text:p>1.6</text:p>
              </table:table-cell>
              <table:table-cell office:value-type="float" office:value="1.5706445">
                <text:p>1.570644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15">
                <text:p>1415</text:p>
              </table:table-cell>
              <table:table-cell office:value-type="float" office:value="0.125">
                <text:p>0.125</text:p>
              </table:table-cell>
              <table:table-cell office:value-type="float" office:value="0.12628381">
                <text:p>0.12628381</text:p>
              </table:table-cell>
              <table:table-cell office:value-type="float" office:value="1.6">
                <text:p>1.6</text:p>
              </table:table-cell>
              <table:table-cell office:value-type="float" office:value="1.5839549">
                <text:p>1.583954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20">
                <text:p>1420</text:p>
              </table:table-cell>
              <table:table-cell office:value-type="float" office:value="0.125">
                <text:p>0.125</text:p>
              </table:table-cell>
              <table:table-cell office:value-type="float" office:value="0.128114">
                <text:p>0.128114</text:p>
              </table:table-cell>
              <table:table-cell office:value-type="float" office:value="1.6">
                <text:p>1.6</text:p>
              </table:table-cell>
              <table:table-cell office:value-type="float" office:value="1.6505076">
                <text:p>1.650507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25">
                <text:p>1425</text:p>
              </table:table-cell>
              <table:table-cell office:value-type="float" office:value="0.125">
                <text:p>0.125</text:p>
              </table:table-cell>
              <table:table-cell office:value-type="float" office:value="0.12811401">
                <text:p>0.12811401</text:p>
              </table:table-cell>
              <table:table-cell office:value-type="float" office:value="1.6">
                <text:p>1.6</text:p>
              </table:table-cell>
              <table:table-cell office:value-type="float" office:value="1.5972654">
                <text:p>1.597265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30">
                <text:p>1430</text:p>
              </table:table-cell>
              <table:table-cell office:value-type="float" office:value="0.125">
                <text:p>0.125</text:p>
              </table:table-cell>
              <table:table-cell office:value-type="float" office:value="0.13543479">
                <text:p>0.13543479</text:p>
              </table:table-cell>
              <table:table-cell office:value-type="float" office:value="1.6">
                <text:p>1.6</text:p>
              </table:table-cell>
              <table:table-cell office:value-type="float" office:value="1.5706445">
                <text:p>1.570644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35">
                <text:p>1435</text:p>
              </table:table-cell>
              <table:table-cell office:value-type="float" office:value="0.125">
                <text:p>0.125</text:p>
              </table:table-cell>
              <table:table-cell office:value-type="float" office:value="0.1317744">
                <text:p>0.1317744</text:p>
              </table:table-cell>
              <table:table-cell office:value-type="float" office:value="1.6">
                <text:p>1.6</text:p>
              </table:table-cell>
              <table:table-cell office:value-type="float" office:value="1.6505076">
                <text:p>1.650507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40">
                <text:p>1440</text:p>
              </table:table-cell>
              <table:table-cell office:value-type="float" office:value="0.125">
                <text:p>0.125</text:p>
              </table:table-cell>
              <table:table-cell office:value-type="float" office:value="0.1299442">
                <text:p>0.1299442</text:p>
              </table:table-cell>
              <table:table-cell office:value-type="float" office:value="1.6">
                <text:p>1.6</text:p>
              </table:table-cell>
              <table:table-cell office:value-type="float" office:value="1.557334">
                <text:p>1.55733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45">
                <text:p>1445</text:p>
              </table:table-cell>
              <table:table-cell office:value-type="float" office:value="0.125">
                <text:p>0.125</text:p>
              </table:table-cell>
              <table:table-cell office:value-type="float" office:value="0.12628381">
                <text:p>0.12628381</text:p>
              </table:table-cell>
              <table:table-cell office:value-type="float" office:value="1.6">
                <text:p>1.6</text:p>
              </table:table-cell>
              <table:table-cell office:value-type="float" office:value="1.557334">
                <text:p>1.55733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50">
                <text:p>1450</text:p>
              </table:table-cell>
              <table:table-cell office:value-type="float" office:value="0.125">
                <text:p>0.125</text:p>
              </table:table-cell>
              <table:table-cell office:value-type="float" office:value="0.1336046">
                <text:p>0.1336046</text:p>
              </table:table-cell>
              <table:table-cell office:value-type="float" office:value="1.6">
                <text:p>1.6</text:p>
              </table:table-cell>
              <table:table-cell office:value-type="float" office:value="1.5307128">
                <text:p>1.530712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55">
                <text:p>1455</text:p>
              </table:table-cell>
              <table:table-cell office:value-type="float" office:value="0.125">
                <text:p>0.125</text:p>
              </table:table-cell>
              <table:table-cell office:value-type="float" office:value="0.118963">
                <text:p>0.118963</text:p>
              </table:table-cell>
              <table:table-cell office:value-type="float" office:value="1.6">
                <text:p>1.6</text:p>
              </table:table-cell>
              <table:table-cell office:value-type="float" office:value="1.5307128">
                <text:p>1.530712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460">
                <text:p>1460</text:p>
              </table:table-cell>
              <table:table-cell office:value-type="float" office:value="0.125">
                <text:p>0.125</text:p>
              </table:table-cell>
              <table:table-cell office:value-type="float" office:value="0.12262341">
                <text:p>0.12262341</text:p>
              </table:table-cell>
              <table:table-cell office:value-type="float" office:value="1.6">
                <text:p>1.6</text:p>
              </table:table-cell>
              <table:table-cell office:value-type="float" office:value="1.5839549">
                <text:p>1.583954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465">
                <text:p>1465</text:p>
              </table:table-cell>
              <table:table-cell office:value-type="float" office:value="0.125">
                <text:p>0.125</text:p>
              </table:table-cell>
              <table:table-cell office:value-type="float" office:value="0.12811401">
                <text:p>0.12811401</text:p>
              </table:table-cell>
              <table:table-cell office:value-type="float" office:value="1.6">
                <text:p>1.6</text:p>
              </table:table-cell>
              <table:table-cell office:value-type="float" office:value="1.5972654">
                <text:p>1.597265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70">
                <text:p>1470</text:p>
              </table:table-cell>
              <table:table-cell office:value-type="float" office:value="0.125">
                <text:p>0.125</text:p>
              </table:table-cell>
              <table:table-cell office:value-type="float" office:value="0.128114">
                <text:p>0.128114</text:p>
              </table:table-cell>
              <table:table-cell office:value-type="float" office:value="1.6">
                <text:p>1.6</text:p>
              </table:table-cell>
              <table:table-cell office:value-type="float" office:value="1.5440233">
                <text:p>1.544023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75">
                <text:p>1475</text:p>
              </table:table-cell>
              <table:table-cell office:value-type="float" office:value="0.125">
                <text:p>0.125</text:p>
              </table:table-cell>
              <table:table-cell office:value-type="float" office:value="0.1299442">
                <text:p>0.1299442</text:p>
              </table:table-cell>
              <table:table-cell office:value-type="float" office:value="1.6">
                <text:p>1.6</text:p>
              </table:table-cell>
              <table:table-cell office:value-type="float" office:value="1.6105758">
                <text:p>1.610575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80">
                <text:p>1480</text:p>
              </table:table-cell>
              <table:table-cell office:value-type="float" office:value="0.125">
                <text:p>0.125</text:p>
              </table:table-cell>
              <table:table-cell office:value-type="float" office:value="0.12445362">
                <text:p>0.12445362</text:p>
              </table:table-cell>
              <table:table-cell office:value-type="float" office:value="1.6">
                <text:p>1.6</text:p>
              </table:table-cell>
              <table:table-cell office:value-type="float" office:value="1.5972654">
                <text:p>1.597265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85">
                <text:p>1485</text:p>
              </table:table-cell>
              <table:table-cell office:value-type="float" office:value="0.125">
                <text:p>0.125</text:p>
              </table:table-cell>
              <table:table-cell office:value-type="float" office:value="0.12811401">
                <text:p>0.12811401</text:p>
              </table:table-cell>
              <table:table-cell office:value-type="float" office:value="1.6">
                <text:p>1.6</text:p>
              </table:table-cell>
              <table:table-cell office:value-type="float" office:value="1.5706445">
                <text:p>1.570644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90">
                <text:p>1490</text:p>
              </table:table-cell>
              <table:table-cell office:value-type="float" office:value="0.125">
                <text:p>0.125</text:p>
              </table:table-cell>
              <table:table-cell office:value-type="float" office:value="0.1299442">
                <text:p>0.1299442</text:p>
              </table:table-cell>
              <table:table-cell office:value-type="float" office:value="1.6">
                <text:p>1.6</text:p>
              </table:table-cell>
              <table:table-cell office:value-type="float" office:value="1.5839549">
                <text:p>1.583954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495">
                <text:p>1495</text:p>
              </table:table-cell>
              <table:table-cell office:value-type="float" office:value="0.125">
                <text:p>0.125</text:p>
              </table:table-cell>
              <table:table-cell office:value-type="float" office:value="0.128114">
                <text:p>0.128114</text:p>
              </table:table-cell>
              <table:table-cell office:value-type="float" office:value="1.6">
                <text:p>1.6</text:p>
              </table:table-cell>
              <table:table-cell office:value-type="float" office:value="1.5174022">
                <text:p>1.517402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500">
                <text:p>1500</text:p>
              </table:table-cell>
              <table:table-cell office:value-type="float" office:value="0.125">
                <text:p>0.125</text:p>
              </table:table-cell>
              <table:table-cell office:value-type="float" office:value="0.12628381">
                <text:p>0.12628381</text:p>
              </table:table-cell>
              <table:table-cell office:value-type="float" office:value="1.6">
                <text:p>1.6</text:p>
              </table:table-cell>
              <table:table-cell office:value-type="float" office:value="1.5839549">
                <text:p>1.583954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505">
                <text:p>1505</text:p>
              </table:table-cell>
              <table:table-cell office:value-type="float" office:value="0.125">
                <text:p>0.125</text:p>
              </table:table-cell>
              <table:table-cell office:value-type="float" office:value="0.1299442">
                <text:p>0.1299442</text:p>
              </table:table-cell>
              <table:table-cell office:value-type="float" office:value="1.6">
                <text:p>1.6</text:p>
              </table:table-cell>
              <table:table-cell office:value-type="float" office:value="1.5839549">
                <text:p>1.583954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510">
                <text:p>1510</text:p>
              </table:table-cell>
              <table:table-cell office:value-type="float" office:value="0.125">
                <text:p>0.125</text:p>
              </table:table-cell>
              <table:table-cell office:value-type="float" office:value="0.12628381">
                <text:p>0.12628381</text:p>
              </table:table-cell>
              <table:table-cell office:value-type="float" office:value="1.6">
                <text:p>1.6</text:p>
              </table:table-cell>
              <table:table-cell office:value-type="float" office:value="1.5839549">
                <text:p>1.583954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515">
                <text:p>1515</text:p>
              </table:table-cell>
              <table:table-cell office:value-type="float" office:value="0.125">
                <text:p>0.125</text:p>
              </table:table-cell>
              <table:table-cell office:value-type="float" office:value="0.1317744">
                <text:p>0.1317744</text:p>
              </table:table-cell>
              <table:table-cell office:value-type="float" office:value="1.6">
                <text:p>1.6</text:p>
              </table:table-cell>
              <table:table-cell office:value-type="float" office:value="1.5972654">
                <text:p>1.597265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520">
                <text:p>1520</text:p>
              </table:table-cell>
              <table:table-cell office:value-type="float" office:value="0.125">
                <text:p>0.125</text:p>
              </table:table-cell>
              <table:table-cell office:value-type="float" office:value="0.1299442">
                <text:p>0.1299442</text:p>
              </table:table-cell>
              <table:table-cell office:value-type="float" office:value="1.6">
                <text:p>1.6</text:p>
              </table:table-cell>
              <table:table-cell office:value-type="float" office:value="1.6371969">
                <text:p>1.637196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525">
                <text:p>1525</text:p>
              </table:table-cell>
              <table:table-cell office:value-type="float" office:value="0.125">
                <text:p>0.125</text:p>
              </table:table-cell>
              <table:table-cell office:value-type="float" office:value="0.12628381">
                <text:p>0.12628381</text:p>
              </table:table-cell>
              <table:table-cell office:value-type="float" office:value="1.6">
                <text:p>1.6</text:p>
              </table:table-cell>
              <table:table-cell office:value-type="float" office:value="1.610576">
                <text:p>1.61057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530">
                <text:p>1530</text:p>
              </table:table-cell>
              <table:table-cell office:value-type="float" office:value="0.125">
                <text:p>0.125</text:p>
              </table:table-cell>
              <table:table-cell office:value-type="float" office:value="0.128114">
                <text:p>0.128114</text:p>
              </table:table-cell>
              <table:table-cell office:value-type="float" office:value="1.6">
                <text:p>1.6</text:p>
              </table:table-cell>
              <table:table-cell office:value-type="float" office:value="1.6238865">
                <text:p>1.623886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35">
                <text:p>1535</text:p>
              </table:table-cell>
              <table:table-cell office:value-type="float" office:value="0.125">
                <text:p>0.125</text:p>
              </table:table-cell>
              <table:table-cell office:value-type="float" office:value="0.12628381">
                <text:p>0.12628381</text:p>
              </table:table-cell>
              <table:table-cell office:value-type="float" office:value="1.6">
                <text:p>1.6</text:p>
              </table:table-cell>
              <table:table-cell office:value-type="float" office:value="1.5307128">
                <text:p>1.530712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40">
                <text:p>1540</text:p>
              </table:table-cell>
              <table:table-cell office:value-type="float" office:value="0.125">
                <text:p>0.125</text:p>
              </table:table-cell>
              <table:table-cell office:value-type="float" office:value="0.118963">
                <text:p>0.118963</text:p>
              </table:table-cell>
              <table:table-cell office:value-type="float" office:value="1.6">
                <text:p>1.6</text:p>
              </table:table-cell>
              <table:table-cell office:value-type="float" office:value="1.5040916">
                <text:p>1.504091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545">
                <text:p>1545</text:p>
              </table:table-cell>
              <table:table-cell office:value-type="float" office:value="0.125">
                <text:p>0.125</text:p>
              </table:table-cell>
              <table:table-cell office:value-type="float" office:value="0.118963">
                <text:p>0.118963</text:p>
              </table:table-cell>
              <table:table-cell office:value-type="float" office:value="1.6">
                <text:p>1.6</text:p>
              </table:table-cell>
              <table:table-cell office:value-type="float" office:value="1.557334">
                <text:p>1.55733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50">
                <text:p>1550</text:p>
              </table:table-cell>
              <table:table-cell office:value-type="float" office:value="0.125">
                <text:p>0.125</text:p>
              </table:table-cell>
              <table:table-cell office:value-type="float" office:value="0.11713281">
                <text:p>0.11713281</text:p>
              </table:table-cell>
              <table:table-cell office:value-type="float" office:value="1.6">
                <text:p>1.6</text:p>
              </table:table-cell>
              <table:table-cell office:value-type="float" office:value="1.5174022">
                <text:p>1.517402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55">
                <text:p>1555</text:p>
              </table:table-cell>
              <table:table-cell office:value-type="float" office:value="0.125">
                <text:p>0.125</text:p>
              </table:table-cell>
              <table:table-cell office:value-type="float" office:value="0.12262341">
                <text:p>0.12262341</text:p>
              </table:table-cell>
              <table:table-cell office:value-type="float" office:value="1.6">
                <text:p>1.6</text:p>
              </table:table-cell>
              <table:table-cell office:value-type="float" office:value="1.4774706">
                <text:p>1.477470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60">
                <text:p>1560</text:p>
              </table:table-cell>
              <table:table-cell office:value-type="float" office:value="0.125">
                <text:p>0.125</text:p>
              </table:table-cell>
              <table:table-cell office:value-type="float" office:value="0.12262341">
                <text:p>0.12262341</text:p>
              </table:table-cell>
              <table:table-cell office:value-type="float" office:value="1.6">
                <text:p>1.6</text:p>
              </table:table-cell>
              <table:table-cell office:value-type="float" office:value="1.557334">
                <text:p>1.55733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65">
                <text:p>1565</text:p>
              </table:table-cell>
              <table:table-cell office:value-type="float" office:value="0.125">
                <text:p>0.125</text:p>
              </table:table-cell>
              <table:table-cell office:value-type="float" office:value="0.118963">
                <text:p>0.118963</text:p>
              </table:table-cell>
              <table:table-cell office:value-type="float" office:value="1.6">
                <text:p>1.6</text:p>
              </table:table-cell>
              <table:table-cell office:value-type="float" office:value="1.557334">
                <text:p>1.55733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70">
                <text:p>1570</text:p>
              </table:table-cell>
              <table:table-cell office:value-type="float" office:value="0.125">
                <text:p>0.125</text:p>
              </table:table-cell>
              <table:table-cell office:value-type="float" office:value="0.128114">
                <text:p>0.128114</text:p>
              </table:table-cell>
              <table:table-cell office:value-type="float" office:value="1.6">
                <text:p>1.6</text:p>
              </table:table-cell>
              <table:table-cell office:value-type="float" office:value="1.6238865">
                <text:p>1.623886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75">
                <text:p>1575</text:p>
              </table:table-cell>
              <table:table-cell office:value-type="float" office:value="0.125">
                <text:p>0.125</text:p>
              </table:table-cell>
              <table:table-cell office:value-type="float" office:value="0.1336046">
                <text:p>0.1336046</text:p>
              </table:table-cell>
              <table:table-cell office:value-type="float" office:value="1.6">
                <text:p>1.6</text:p>
              </table:table-cell>
              <table:table-cell office:value-type="float" office:value="1.6371969">
                <text:p>1.637196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80">
                <text:p>1580</text:p>
              </table:table-cell>
              <table:table-cell office:value-type="float" office:value="0.125">
                <text:p>0.125</text:p>
              </table:table-cell>
              <table:table-cell office:value-type="float" office:value="0.137265">
                <text:p>0.137265</text:p>
              </table:table-cell>
              <table:table-cell office:value-type="float" office:value="1.6">
                <text:p>1.6</text:p>
              </table:table-cell>
              <table:table-cell office:value-type="float" office:value="1.6105758">
                <text:p>1.610575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85">
                <text:p>1585</text:p>
              </table:table-cell>
              <table:table-cell office:value-type="float" office:value="0.125">
                <text:p>0.125</text:p>
              </table:table-cell>
              <table:table-cell office:value-type="float" office:value="0.13543479">
                <text:p>0.13543479</text:p>
              </table:table-cell>
              <table:table-cell office:value-type="float" office:value="1.6">
                <text:p>1.6</text:p>
              </table:table-cell>
              <table:table-cell office:value-type="float" office:value="1.7037498">
                <text:p>1.703749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90">
                <text:p>1590</text:p>
              </table:table-cell>
              <table:table-cell office:value-type="float" office:value="0.125">
                <text:p>0.125</text:p>
              </table:table-cell>
              <table:table-cell office:value-type="float" office:value="0.13543479">
                <text:p>0.13543479</text:p>
              </table:table-cell>
              <table:table-cell office:value-type="float" office:value="1.6">
                <text:p>1.6</text:p>
              </table:table-cell>
              <table:table-cell office:value-type="float" office:value="1.6505076">
                <text:p>1.650507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95">
                <text:p>1595</text:p>
              </table:table-cell>
              <table:table-cell office:value-type="float" office:value="0.125">
                <text:p>0.125</text:p>
              </table:table-cell>
              <table:table-cell office:value-type="float" office:value="0.1390952">
                <text:p>0.1390952</text:p>
              </table:table-cell>
              <table:table-cell office:value-type="float" office:value="1.6">
                <text:p>1.6</text:p>
              </table:table-cell>
              <table:table-cell office:value-type="float" office:value="1.6505076">
                <text:p>1.650507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600">
                <text:p>1600</text:p>
              </table:table-cell>
              <table:table-cell office:value-type="float" office:value="0.125">
                <text:p>0.125</text:p>
              </table:table-cell>
              <table:table-cell office:value-type="float" office:value="0.1336046">
                <text:p>0.1336046</text:p>
              </table:table-cell>
              <table:table-cell office:value-type="float" office:value="1.6">
                <text:p>1.6</text:p>
              </table:table-cell>
              <table:table-cell office:value-type="float" office:value="1.6105758">
                <text:p>1.610575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605">
                <text:p>1605</text:p>
              </table:table-cell>
              <table:table-cell office:value-type="float" office:value="0.125">
                <text:p>0.125</text:p>
              </table:table-cell>
              <table:table-cell office:value-type="float" office:value="0.1299442">
                <text:p>0.1299442</text:p>
              </table:table-cell>
              <table:table-cell office:value-type="float" office:value="1.6">
                <text:p>1.6</text:p>
              </table:table-cell>
              <table:table-cell office:value-type="float" office:value="1.6105758">
                <text:p>1.610575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610">
                <text:p>1610</text:p>
              </table:table-cell>
              <table:table-cell office:value-type="float" office:value="0.125">
                <text:p>0.125</text:p>
              </table:table-cell>
              <table:table-cell office:value-type="float" office:value="0.1336046">
                <text:p>0.1336046</text:p>
              </table:table-cell>
              <table:table-cell office:value-type="float" office:value="1.6">
                <text:p>1.6</text:p>
              </table:table-cell>
              <table:table-cell office:value-type="float" office:value="1.5839549">
                <text:p>1.583954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615">
                <text:p>1615</text:p>
              </table:table-cell>
              <table:table-cell office:value-type="float" office:value="0.125">
                <text:p>0.125</text:p>
              </table:table-cell>
              <table:table-cell office:value-type="float" office:value="0.124453604">
                <text:p>0.124453604</text:p>
              </table:table-cell>
              <table:table-cell office:value-type="float" office:value="1.6">
                <text:p>1.6</text:p>
              </table:table-cell>
              <table:table-cell office:value-type="float" office:value="1.4907811">
                <text:p>1.490781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620">
                <text:p>1620</text:p>
              </table:table-cell>
              <table:table-cell office:value-type="float" office:value="0.125">
                <text:p>0.125</text:p>
              </table:table-cell>
              <table:table-cell office:value-type="float" office:value="0.1153026">
                <text:p>0.1153026</text:p>
              </table:table-cell>
              <table:table-cell office:value-type="float" office:value="1.6">
                <text:p>1.6</text:p>
              </table:table-cell>
              <table:table-cell office:value-type="float" office:value="1.5307128">
                <text:p>1.530712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625">
                <text:p>1625</text:p>
              </table:table-cell>
              <table:table-cell office:value-type="float" office:value="0.125">
                <text:p>0.125</text:p>
              </table:table-cell>
              <table:table-cell office:value-type="float" office:value="0.118963">
                <text:p>0.118963</text:p>
              </table:table-cell>
              <table:table-cell office:value-type="float" office:value="1.6">
                <text:p>1.6</text:p>
              </table:table-cell>
              <table:table-cell office:value-type="float" office:value="1.4774706">
                <text:p>1.477470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630">
                <text:p>1630</text:p>
              </table:table-cell>
              <table:table-cell office:value-type="float" office:value="0.125">
                <text:p>0.125</text:p>
              </table:table-cell>
              <table:table-cell office:value-type="float" office:value="0.111642204">
                <text:p>0.111642204</text:p>
              </table:table-cell>
              <table:table-cell office:value-type="float" office:value="1.6">
                <text:p>1.6</text:p>
              </table:table-cell>
              <table:table-cell office:value-type="float" office:value="1.5040916">
                <text:p>1.504091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635">
                <text:p>1635</text:p>
              </table:table-cell>
              <table:table-cell office:value-type="float" office:value="0.125">
                <text:p>0.125</text:p>
              </table:table-cell>
              <table:table-cell office:value-type="float" office:value="0.111642204">
                <text:p>0.111642204</text:p>
              </table:table-cell>
              <table:table-cell office:value-type="float" office:value="1.6">
                <text:p>1.6</text:p>
              </table:table-cell>
              <table:table-cell office:value-type="float" office:value="1.5839549">
                <text:p>1.583954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640">
                <text:p>1640</text:p>
              </table:table-cell>
              <table:table-cell office:value-type="float" office:value="0.125">
                <text:p>0.125</text:p>
              </table:table-cell>
              <table:table-cell office:value-type="float" office:value="0.13177441">
                <text:p>0.13177441</text:p>
              </table:table-cell>
              <table:table-cell office:value-type="float" office:value="1.6">
                <text:p>1.6</text:p>
              </table:table-cell>
              <table:table-cell office:value-type="float" office:value="1.5440233">
                <text:p>1.544023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645">
                <text:p>1645</text:p>
              </table:table-cell>
              <table:table-cell office:value-type="float" office:value="0.125">
                <text:p>0.125</text:p>
              </table:table-cell>
              <table:table-cell office:value-type="float" office:value="0.12628381">
                <text:p>0.12628381</text:p>
              </table:table-cell>
              <table:table-cell office:value-type="float" office:value="1.6">
                <text:p>1.6</text:p>
              </table:table-cell>
              <table:table-cell office:value-type="float" office:value="1.663818">
                <text:p>1.66381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650">
                <text:p>1650</text:p>
              </table:table-cell>
              <table:table-cell office:value-type="float" office:value="0.125">
                <text:p>0.125</text:p>
              </table:table-cell>
              <table:table-cell office:value-type="float" office:value="0.13726501">
                <text:p>0.13726501</text:p>
              </table:table-cell>
              <table:table-cell office:value-type="float" office:value="1.6">
                <text:p>1.6</text:p>
              </table:table-cell>
              <table:table-cell office:value-type="float" office:value="1.6904392">
                <text:p>1.690439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655">
                <text:p>1655</text:p>
              </table:table-cell>
              <table:table-cell office:value-type="float" office:value="0.125">
                <text:p>0.125</text:p>
              </table:table-cell>
              <table:table-cell office:value-type="float" office:value="0.13543479">
                <text:p>0.13543479</text:p>
              </table:table-cell>
              <table:table-cell office:value-type="float" office:value="1.6">
                <text:p>1.6</text:p>
              </table:table-cell>
              <table:table-cell office:value-type="float" office:value="1.6505076">
                <text:p>1.650507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660">
                <text:p>1660</text:p>
              </table:table-cell>
              <table:table-cell office:value-type="float" office:value="0.125">
                <text:p>0.125</text:p>
              </table:table-cell>
              <table:table-cell office:value-type="float" office:value="0.1299442">
                <text:p>0.1299442</text:p>
              </table:table-cell>
              <table:table-cell office:value-type="float" office:value="1.6">
                <text:p>1.6</text:p>
              </table:table-cell>
              <table:table-cell office:value-type="float" office:value="1.6105758">
                <text:p>1.610575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665">
                <text:p>1665</text:p>
              </table:table-cell>
              <table:table-cell office:value-type="float" office:value="0.125">
                <text:p>0.125</text:p>
              </table:table-cell>
              <table:table-cell office:value-type="float" office:value="0.12445359">
                <text:p>0.12445359</text:p>
              </table:table-cell>
              <table:table-cell office:value-type="float" office:value="1.6">
                <text:p>1.6</text:p>
              </table:table-cell>
              <table:table-cell office:value-type="float" office:value="1.6505076">
                <text:p>1.650507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670">
                <text:p>1670</text:p>
              </table:table-cell>
              <table:table-cell office:value-type="float" office:value="0.125">
                <text:p>0.125</text:p>
              </table:table-cell>
              <table:table-cell office:value-type="float" office:value="0.12445359">
                <text:p>0.12445359</text:p>
              </table:table-cell>
              <table:table-cell office:value-type="float" office:value="1.6">
                <text:p>1.6</text:p>
              </table:table-cell>
              <table:table-cell office:value-type="float" office:value="1.6505076">
                <text:p>1.650507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675">
                <text:p>1675</text:p>
              </table:table-cell>
              <table:table-cell office:value-type="float" office:value="0.125">
                <text:p>0.125</text:p>
              </table:table-cell>
              <table:table-cell office:value-type="float" office:value="0.12628381">
                <text:p>0.12628381</text:p>
              </table:table-cell>
              <table:table-cell office:value-type="float" office:value="1.6">
                <text:p>1.6</text:p>
              </table:table-cell>
              <table:table-cell office:value-type="float" office:value="1.610576">
                <text:p>1.61057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680">
                <text:p>1680</text:p>
              </table:table-cell>
              <table:table-cell office:value-type="float" office:value="0.125">
                <text:p>0.125</text:p>
              </table:table-cell>
              <table:table-cell office:value-type="float" office:value="0.12628381">
                <text:p>0.12628381</text:p>
              </table:table-cell>
              <table:table-cell office:value-type="float" office:value="1.6">
                <text:p>1.6</text:p>
              </table:table-cell>
              <table:table-cell office:value-type="float" office:value="1.663818">
                <text:p>1.66381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685">
                <text:p>1685</text:p>
              </table:table-cell>
              <table:table-cell office:value-type="float" office:value="0.125">
                <text:p>0.125</text:p>
              </table:table-cell>
              <table:table-cell office:value-type="float" office:value="0.120793216">
                <text:p>0.120793216</text:p>
              </table:table-cell>
              <table:table-cell office:value-type="float" office:value="1.6">
                <text:p>1.6</text:p>
              </table:table-cell>
              <table:table-cell office:value-type="float" office:value="1.5706445">
                <text:p>1.570644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690">
                <text:p>1690</text:p>
              </table:table-cell>
              <table:table-cell office:value-type="float" office:value="0.125">
                <text:p>0.125</text:p>
              </table:table-cell>
              <table:table-cell office:value-type="float" office:value="0.128114">
                <text:p>0.128114</text:p>
              </table:table-cell>
              <table:table-cell office:value-type="float" office:value="1.6">
                <text:p>1.6</text:p>
              </table:table-cell>
              <table:table-cell office:value-type="float" office:value="1.5440233">
                <text:p>1.544023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695">
                <text:p>1695</text:p>
              </table:table-cell>
              <table:table-cell office:value-type="float" office:value="0.125">
                <text:p>0.125</text:p>
              </table:table-cell>
              <table:table-cell office:value-type="float" office:value="0.1317744">
                <text:p>0.1317744</text:p>
              </table:table-cell>
              <table:table-cell office:value-type="float" office:value="1.6">
                <text:p>1.6</text:p>
              </table:table-cell>
              <table:table-cell office:value-type="float" office:value="1.5972654">
                <text:p>1.597265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700">
                <text:p>1700</text:p>
              </table:table-cell>
              <table:table-cell office:value-type="float" office:value="0.125">
                <text:p>0.125</text:p>
              </table:table-cell>
              <table:table-cell office:value-type="float" office:value="0.1299442">
                <text:p>0.1299442</text:p>
              </table:table-cell>
              <table:table-cell office:value-type="float" office:value="1.6">
                <text:p>1.6</text:p>
              </table:table-cell>
              <table:table-cell office:value-type="float" office:value="1.6105758">
                <text:p>1.610575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705">
                <text:p>1705</text:p>
              </table:table-cell>
              <table:table-cell office:value-type="float" office:value="0.125">
                <text:p>0.125</text:p>
              </table:table-cell>
              <table:table-cell office:value-type="float" office:value="0.1299442">
                <text:p>0.1299442</text:p>
              </table:table-cell>
              <table:table-cell office:value-type="float" office:value="1.6">
                <text:p>1.6</text:p>
              </table:table-cell>
              <table:table-cell office:value-type="float" office:value="1.6371969">
                <text:p>1.637196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710">
                <text:p>1710</text:p>
              </table:table-cell>
              <table:table-cell office:value-type="float" office:value="0.125">
                <text:p>0.125</text:p>
              </table:table-cell>
              <table:table-cell office:value-type="float" office:value="0.120793216">
                <text:p>0.120793216</text:p>
              </table:table-cell>
              <table:table-cell office:value-type="float" office:value="1.6">
                <text:p>1.6</text:p>
              </table:table-cell>
              <table:table-cell office:value-type="float" office:value="1.5972654">
                <text:p>1.597265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715">
                <text:p>1715</text:p>
              </table:table-cell>
              <table:table-cell office:value-type="float" office:value="0.125">
                <text:p>0.125</text:p>
              </table:table-cell>
              <table:table-cell office:value-type="float" office:value="0.118963">
                <text:p>0.118963</text:p>
              </table:table-cell>
              <table:table-cell office:value-type="float" office:value="1.6">
                <text:p>1.6</text:p>
              </table:table-cell>
              <table:table-cell office:value-type="float" office:value="1.557334">
                <text:p>1.55733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720">
                <text:p>1720</text:p>
              </table:table-cell>
              <table:table-cell office:value-type="float" office:value="0.125">
                <text:p>0.125</text:p>
              </table:table-cell>
              <table:table-cell office:value-type="float" office:value="0.111642204">
                <text:p>0.111642204</text:p>
              </table:table-cell>
              <table:table-cell office:value-type="float" office:value="1.6">
                <text:p>1.6</text:p>
              </table:table-cell>
              <table:table-cell office:value-type="float" office:value="1.5839549">
                <text:p>1.583954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725">
                <text:p>1725</text:p>
              </table:table-cell>
              <table:table-cell office:value-type="float" office:value="0.125">
                <text:p>0.125</text:p>
              </table:table-cell>
              <table:table-cell office:value-type="float" office:value="0.11347242">
                <text:p>0.11347242</text:p>
              </table:table-cell>
              <table:table-cell office:value-type="float" office:value="1.6">
                <text:p>1.6</text:p>
              </table:table-cell>
              <table:table-cell office:value-type="float" office:value="1.5706445">
                <text:p>1.570644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730">
                <text:p>1730</text:p>
              </table:table-cell>
              <table:table-cell office:value-type="float" office:value="0.125">
                <text:p>0.125</text:p>
              </table:table-cell>
              <table:table-cell office:value-type="float" office:value="0.120793216">
                <text:p>0.120793216</text:p>
              </table:table-cell>
              <table:table-cell office:value-type="float" office:value="1.6">
                <text:p>1.6</text:p>
              </table:table-cell>
              <table:table-cell office:value-type="float" office:value="1.5972654">
                <text:p>1.597265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735">
                <text:p>1735</text:p>
              </table:table-cell>
              <table:table-cell office:value-type="float" office:value="0.125">
                <text:p>0.125</text:p>
              </table:table-cell>
              <table:table-cell office:value-type="float" office:value="0.1299442">
                <text:p>0.1299442</text:p>
              </table:table-cell>
              <table:table-cell office:value-type="float" office:value="1.6">
                <text:p>1.6</text:p>
              </table:table-cell>
              <table:table-cell office:value-type="float" office:value="1.6105758">
                <text:p>1.610575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740">
                <text:p>1740</text:p>
              </table:table-cell>
              <table:table-cell office:value-type="float" office:value="0.125">
                <text:p>0.125</text:p>
              </table:table-cell>
              <table:table-cell office:value-type="float" office:value="0.12628381">
                <text:p>0.12628381</text:p>
              </table:table-cell>
              <table:table-cell office:value-type="float" office:value="1.6">
                <text:p>1.6</text:p>
              </table:table-cell>
              <table:table-cell office:value-type="float" office:value="1.557334">
                <text:p>1.55733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745">
                <text:p>1745</text:p>
              </table:table-cell>
              <table:table-cell office:value-type="float" office:value="0.125">
                <text:p>0.125</text:p>
              </table:table-cell>
              <table:table-cell office:value-type="float" office:value="0.12445362">
                <text:p>0.12445362</text:p>
              </table:table-cell>
              <table:table-cell office:value-type="float" office:value="1.6">
                <text:p>1.6</text:p>
              </table:table-cell>
              <table:table-cell office:value-type="float" office:value="1.5972654">
                <text:p>1.597265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750">
                <text:p>1750</text:p>
              </table:table-cell>
              <table:table-cell office:value-type="float" office:value="0.125">
                <text:p>0.125</text:p>
              </table:table-cell>
              <table:table-cell office:value-type="float" office:value="0.12262341">
                <text:p>0.12262341</text:p>
              </table:table-cell>
              <table:table-cell office:value-type="float" office:value="1.6">
                <text:p>1.6</text:p>
              </table:table-cell>
              <table:table-cell office:value-type="float" office:value="1.557334">
                <text:p>1.55733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755">
                <text:p>1755</text:p>
              </table:table-cell>
              <table:table-cell office:value-type="float" office:value="0.125">
                <text:p>0.125</text:p>
              </table:table-cell>
              <table:table-cell office:value-type="float" office:value="0.12445362">
                <text:p>0.12445362</text:p>
              </table:table-cell>
              <table:table-cell office:value-type="float" office:value="1.6">
                <text:p>1.6</text:p>
              </table:table-cell>
              <table:table-cell office:value-type="float" office:value="1.5972654">
                <text:p>1.597265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760">
                <text:p>1760</text:p>
              </table:table-cell>
              <table:table-cell office:value-type="float" office:value="0.125">
                <text:p>0.125</text:p>
              </table:table-cell>
              <table:table-cell office:value-type="float" office:value="0.120793216">
                <text:p>0.120793216</text:p>
              </table:table-cell>
              <table:table-cell office:value-type="float" office:value="1.6">
                <text:p>1.6</text:p>
              </table:table-cell>
              <table:table-cell office:value-type="float" office:value="1.6238865">
                <text:p>1.623886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765">
                <text:p>1765</text:p>
              </table:table-cell>
              <table:table-cell office:value-type="float" office:value="0.125">
                <text:p>0.125</text:p>
              </table:table-cell>
              <table:table-cell office:value-type="float" office:value="0.11713281">
                <text:p>0.11713281</text:p>
              </table:table-cell>
              <table:table-cell office:value-type="float" office:value="1.6">
                <text:p>1.6</text:p>
              </table:table-cell>
              <table:table-cell office:value-type="float" office:value="1.6238865">
                <text:p>1.623886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770">
                <text:p>1770</text:p>
              </table:table-cell>
              <table:table-cell office:value-type="float" office:value="0.125">
                <text:p>0.125</text:p>
              </table:table-cell>
              <table:table-cell office:value-type="float" office:value="0.118963">
                <text:p>0.118963</text:p>
              </table:table-cell>
              <table:table-cell office:value-type="float" office:value="1.6">
                <text:p>1.6</text:p>
              </table:table-cell>
              <table:table-cell office:value-type="float" office:value="1.610576">
                <text:p>1.61057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775">
                <text:p>1775</text:p>
              </table:table-cell>
              <table:table-cell office:value-type="float" office:value="0.125">
                <text:p>0.125</text:p>
              </table:table-cell>
              <table:table-cell office:value-type="float" office:value="0.12628381">
                <text:p>0.12628381</text:p>
              </table:table-cell>
              <table:table-cell office:value-type="float" office:value="1.6">
                <text:p>1.6</text:p>
              </table:table-cell>
              <table:table-cell office:value-type="float" office:value="1.6371969">
                <text:p>1.637196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780">
                <text:p>1780</text:p>
              </table:table-cell>
              <table:table-cell office:value-type="float" office:value="0.125">
                <text:p>0.125</text:p>
              </table:table-cell>
              <table:table-cell office:value-type="float" office:value="0.118963">
                <text:p>0.118963</text:p>
              </table:table-cell>
              <table:table-cell office:value-type="float" office:value="1.6">
                <text:p>1.6</text:p>
              </table:table-cell>
              <table:table-cell office:value-type="float" office:value="1.610576">
                <text:p>1.61057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785">
                <text:p>1785</text:p>
              </table:table-cell>
              <table:table-cell office:value-type="float" office:value="0.125">
                <text:p>0.125</text:p>
              </table:table-cell>
              <table:table-cell office:value-type="float" office:value="0.12262341">
                <text:p>0.12262341</text:p>
              </table:table-cell>
              <table:table-cell office:value-type="float" office:value="1.6">
                <text:p>1.6</text:p>
              </table:table-cell>
              <table:table-cell office:value-type="float" office:value="1.610576">
                <text:p>1.61057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790">
                <text:p>1790</text:p>
              </table:table-cell>
              <table:table-cell office:value-type="float" office:value="0.125">
                <text:p>0.125</text:p>
              </table:table-cell>
              <table:table-cell office:value-type="float" office:value="0.1317744">
                <text:p>0.1317744</text:p>
              </table:table-cell>
              <table:table-cell office:value-type="float" office:value="1.6">
                <text:p>1.6</text:p>
              </table:table-cell>
              <table:table-cell office:value-type="float" office:value="1.6505076">
                <text:p>1.650507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795">
                <text:p>1795</text:p>
              </table:table-cell>
              <table:table-cell office:value-type="float" office:value="0.125">
                <text:p>0.125</text:p>
              </table:table-cell>
              <table:table-cell office:value-type="float" office:value="0.12628381">
                <text:p>0.12628381</text:p>
              </table:table-cell>
              <table:table-cell office:value-type="float" office:value="1.6">
                <text:p>1.6</text:p>
              </table:table-cell>
              <table:table-cell office:value-type="float" office:value="1.5839549">
                <text:p>1.583954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800">
                <text:p>1800</text:p>
              </table:table-cell>
              <table:table-cell office:value-type="float" office:value="0.125">
                <text:p>0.125</text:p>
              </table:table-cell>
              <table:table-cell office:value-type="float" office:value="0.12445362">
                <text:p>0.12445362</text:p>
              </table:table-cell>
              <table:table-cell office:value-type="float" office:value="1.6">
                <text:p>1.6</text:p>
              </table:table-cell>
              <table:table-cell office:value-type="float" office:value="1.6238865">
                <text:p>1.623886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805">
                <text:p>1805</text:p>
              </table:table-cell>
              <table:table-cell office:value-type="float" office:value="0.125">
                <text:p>0.125</text:p>
              </table:table-cell>
              <table:table-cell office:value-type="float" office:value="0.120793216">
                <text:p>0.120793216</text:p>
              </table:table-cell>
              <table:table-cell office:value-type="float" office:value="1.6">
                <text:p>1.6</text:p>
              </table:table-cell>
              <table:table-cell office:value-type="float" office:value="1.5972654">
                <text:p>1.597265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810">
                <text:p>1810</text:p>
              </table:table-cell>
              <table:table-cell office:value-type="float" office:value="0.125">
                <text:p>0.125</text:p>
              </table:table-cell>
              <table:table-cell office:value-type="float" office:value="0.12445362">
                <text:p>0.12445362</text:p>
              </table:table-cell>
              <table:table-cell office:value-type="float" office:value="1.6">
                <text:p>1.6</text:p>
              </table:table-cell>
              <table:table-cell office:value-type="float" office:value="1.5972654">
                <text:p>1.597265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815">
                <text:p>1815</text:p>
              </table:table-cell>
              <table:table-cell office:value-type="float" office:value="0.125">
                <text:p>0.125</text:p>
              </table:table-cell>
              <table:table-cell office:value-type="float" office:value="0.12445362">
                <text:p>0.12445362</text:p>
              </table:table-cell>
              <table:table-cell office:value-type="float" office:value="1.6">
                <text:p>1.6</text:p>
              </table:table-cell>
              <table:table-cell office:value-type="float" office:value="1.5972654">
                <text:p>1.597265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820">
                <text:p>1820</text:p>
              </table:table-cell>
              <table:table-cell office:value-type="float" office:value="0.125">
                <text:p>0.125</text:p>
              </table:table-cell>
              <table:table-cell office:value-type="float" office:value="0.120793216">
                <text:p>0.120793216</text:p>
              </table:table-cell>
              <table:table-cell office:value-type="float" office:value="1.6">
                <text:p>1.6</text:p>
              </table:table-cell>
              <table:table-cell office:value-type="float" office:value="1.6238865">
                <text:p>1.623886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825">
                <text:p>1825</text:p>
              </table:table-cell>
              <table:table-cell office:value-type="float" office:value="0.125">
                <text:p>0.125</text:p>
              </table:table-cell>
              <table:table-cell office:value-type="float" office:value="0.118963">
                <text:p>0.118963</text:p>
              </table:table-cell>
              <table:table-cell office:value-type="float" office:value="1.6">
                <text:p>1.6</text:p>
              </table:table-cell>
              <table:table-cell office:value-type="float" office:value="1.610576">
                <text:p>1.61057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830">
                <text:p>1830</text:p>
              </table:table-cell>
              <table:table-cell office:value-type="float" office:value="0.125">
                <text:p>0.125</text:p>
              </table:table-cell>
              <table:table-cell office:value-type="float" office:value="0.12445362">
                <text:p>0.12445362</text:p>
              </table:table-cell>
              <table:table-cell office:value-type="float" office:value="1.6">
                <text:p>1.6</text:p>
              </table:table-cell>
              <table:table-cell office:value-type="float" office:value="1.5972654">
                <text:p>1.597265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835">
                <text:p>1835</text:p>
              </table:table-cell>
              <table:table-cell office:value-type="float" office:value="0.125">
                <text:p>0.125</text:p>
              </table:table-cell>
              <table:table-cell office:value-type="float" office:value="0.120793216">
                <text:p>0.120793216</text:p>
              </table:table-cell>
              <table:table-cell office:value-type="float" office:value="1.6">
                <text:p>1.6</text:p>
              </table:table-cell>
              <table:table-cell office:value-type="float" office:value="1.5706445">
                <text:p>1.570644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840">
                <text:p>1840</text:p>
              </table:table-cell>
              <table:table-cell office:value-type="float" office:value="0.125">
                <text:p>0.125</text:p>
              </table:table-cell>
              <table:table-cell office:value-type="float" office:value="0.12262341">
                <text:p>0.12262341</text:p>
              </table:table-cell>
              <table:table-cell office:value-type="float" office:value="1.6">
                <text:p>1.6</text:p>
              </table:table-cell>
              <table:table-cell office:value-type="float" office:value="1.5839549">
                <text:p>1.583954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845">
                <text:p>1845</text:p>
              </table:table-cell>
              <table:table-cell office:value-type="float" office:value="0.125">
                <text:p>0.125</text:p>
              </table:table-cell>
              <table:table-cell office:value-type="float" office:value="0.12628381">
                <text:p>0.12628381</text:p>
              </table:table-cell>
              <table:table-cell office:value-type="float" office:value="1.6">
                <text:p>1.6</text:p>
              </table:table-cell>
              <table:table-cell office:value-type="float" office:value="1.610576">
                <text:p>1.61057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850">
                <text:p>1850</text:p>
              </table:table-cell>
              <table:table-cell office:value-type="float" office:value="0.125">
                <text:p>0.125</text:p>
              </table:table-cell>
              <table:table-cell office:value-type="float" office:value="0.120793216">
                <text:p>0.120793216</text:p>
              </table:table-cell>
              <table:table-cell office:value-type="float" office:value="1.6">
                <text:p>1.6</text:p>
              </table:table-cell>
              <table:table-cell office:value-type="float" office:value="1.5706445">
                <text:p>1.570644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855">
                <text:p>1855</text:p>
              </table:table-cell>
              <table:table-cell office:value-type="float" office:value="0.125">
                <text:p>0.125</text:p>
              </table:table-cell>
              <table:table-cell office:value-type="float" office:value="0.12445362">
                <text:p>0.12445362</text:p>
              </table:table-cell>
              <table:table-cell office:value-type="float" office:value="1.6">
                <text:p>1.6</text:p>
              </table:table-cell>
              <table:table-cell office:value-type="float" office:value="1.6238865">
                <text:p>1.623886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860">
                <text:p>1860</text:p>
              </table:table-cell>
              <table:table-cell office:value-type="float" office:value="0.125">
                <text:p>0.125</text:p>
              </table:table-cell>
              <table:table-cell office:value-type="float" office:value="0.12262341">
                <text:p>0.12262341</text:p>
              </table:table-cell>
              <table:table-cell office:value-type="float" office:value="1.6">
                <text:p>1.6</text:p>
              </table:table-cell>
              <table:table-cell office:value-type="float" office:value="1.6371971">
                <text:p>1.637197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865">
                <text:p>1865</text:p>
              </table:table-cell>
              <table:table-cell office:value-type="float" office:value="0.125">
                <text:p>0.125</text:p>
              </table:table-cell>
              <table:table-cell office:value-type="float" office:value="0.118963">
                <text:p>0.118963</text:p>
              </table:table-cell>
              <table:table-cell office:value-type="float" office:value="1.6">
                <text:p>1.6</text:p>
              </table:table-cell>
              <table:table-cell office:value-type="float" office:value="1.6371971">
                <text:p>1.637197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870">
                <text:p>1870</text:p>
              </table:table-cell>
              <table:table-cell office:value-type="float" office:value="0.125">
                <text:p>0.125</text:p>
              </table:table-cell>
              <table:table-cell office:value-type="float" office:value="0.12262341">
                <text:p>0.12262341</text:p>
              </table:table-cell>
              <table:table-cell office:value-type="float" office:value="1.6">
                <text:p>1.6</text:p>
              </table:table-cell>
              <table:table-cell office:value-type="float" office:value="1.663818">
                <text:p>1.66381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875">
                <text:p>1875</text:p>
              </table:table-cell>
              <table:table-cell office:value-type="float" office:value="0.125">
                <text:p>0.125</text:p>
              </table:table-cell>
              <table:table-cell office:value-type="float" office:value="0.12262341">
                <text:p>0.12262341</text:p>
              </table:table-cell>
              <table:table-cell office:value-type="float" office:value="1.6">
                <text:p>1.6</text:p>
              </table:table-cell>
              <table:table-cell office:value-type="float" office:value="1.6371971">
                <text:p>1.637197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880">
                <text:p>1880</text:p>
              </table:table-cell>
              <table:table-cell office:value-type="float" office:value="0.125">
                <text:p>0.125</text:p>
              </table:table-cell>
              <table:table-cell office:value-type="float" office:value="0.118963">
                <text:p>0.118963</text:p>
              </table:table-cell>
              <table:table-cell office:value-type="float" office:value="1.6">
                <text:p>1.6</text:p>
              </table:table-cell>
              <table:table-cell office:value-type="float" office:value="1.610576">
                <text:p>1.61057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885">
                <text:p>1885</text:p>
              </table:table-cell>
              <table:table-cell office:value-type="float" office:value="0.125">
                <text:p>0.125</text:p>
              </table:table-cell>
              <table:table-cell office:value-type="float" office:value="0.12445362">
                <text:p>0.12445362</text:p>
              </table:table-cell>
              <table:table-cell office:value-type="float" office:value="1.6">
                <text:p>1.6</text:p>
              </table:table-cell>
              <table:table-cell office:value-type="float" office:value="1.6238865">
                <text:p>1.623886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890">
                <text:p>1890</text:p>
              </table:table-cell>
              <table:table-cell office:value-type="float" office:value="0.125">
                <text:p>0.125</text:p>
              </table:table-cell>
              <table:table-cell office:value-type="float" office:value="0.120793216">
                <text:p>0.120793216</text:p>
              </table:table-cell>
              <table:table-cell office:value-type="float" office:value="1.6">
                <text:p>1.6</text:p>
              </table:table-cell>
              <table:table-cell office:value-type="float" office:value="1.5972654">
                <text:p>1.597265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895">
                <text:p>1895</text:p>
              </table:table-cell>
              <table:table-cell office:value-type="float" office:value="0.125">
                <text:p>0.125</text:p>
              </table:table-cell>
              <table:table-cell office:value-type="float" office:value="0.12445362">
                <text:p>0.12445362</text:p>
              </table:table-cell>
              <table:table-cell office:value-type="float" office:value="1.6">
                <text:p>1.6</text:p>
              </table:table-cell>
              <table:table-cell office:value-type="float" office:value="1.6238865">
                <text:p>1.623886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900">
                <text:p>1900</text:p>
              </table:table-cell>
              <table:table-cell office:value-type="float" office:value="0.125">
                <text:p>0.125</text:p>
              </table:table-cell>
              <table:table-cell office:value-type="float" office:value="0.128114">
                <text:p>0.128114</text:p>
              </table:table-cell>
              <table:table-cell office:value-type="float" office:value="1.6">
                <text:p>1.6</text:p>
              </table:table-cell>
              <table:table-cell office:value-type="float" office:value="1.6238865">
                <text:p>1.623886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905">
                <text:p>1905</text:p>
              </table:table-cell>
              <table:table-cell office:value-type="float" office:value="0.125">
                <text:p>0.125</text:p>
              </table:table-cell>
              <table:table-cell office:value-type="float" office:value="0.120793216">
                <text:p>0.120793216</text:p>
              </table:table-cell>
              <table:table-cell office:value-type="float" office:value="1.6">
                <text:p>1.6</text:p>
              </table:table-cell>
              <table:table-cell office:value-type="float" office:value="1.6238865">
                <text:p>1.623886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910">
                <text:p>1910</text:p>
              </table:table-cell>
              <table:table-cell office:value-type="float" office:value="0.125">
                <text:p>0.125</text:p>
              </table:table-cell>
              <table:table-cell office:value-type="float" office:value="0.12445362">
                <text:p>0.12445362</text:p>
              </table:table-cell>
              <table:table-cell office:value-type="float" office:value="1.6">
                <text:p>1.6</text:p>
              </table:table-cell>
              <table:table-cell office:value-type="float" office:value="1.6238865">
                <text:p>1.623886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915">
                <text:p>1915</text:p>
              </table:table-cell>
              <table:table-cell office:value-type="float" office:value="0.125">
                <text:p>0.125</text:p>
              </table:table-cell>
              <table:table-cell office:value-type="float" office:value="0.120793216">
                <text:p>0.120793216</text:p>
              </table:table-cell>
              <table:table-cell office:value-type="float" office:value="1.6">
                <text:p>1.6</text:p>
              </table:table-cell>
              <table:table-cell office:value-type="float" office:value="1.6238865">
                <text:p>1.623886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920">
                <text:p>1920</text:p>
              </table:table-cell>
              <table:table-cell office:value-type="float" office:value="0.125">
                <text:p>0.125</text:p>
              </table:table-cell>
              <table:table-cell office:value-type="float" office:value="0.11713281">
                <text:p>0.11713281</text:p>
              </table:table-cell>
              <table:table-cell office:value-type="float" office:value="1.6">
                <text:p>1.6</text:p>
              </table:table-cell>
              <table:table-cell office:value-type="float" office:value="1.6238865">
                <text:p>1.623886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925">
                <text:p>1925</text:p>
              </table:table-cell>
              <table:table-cell office:value-type="float" office:value="0.125">
                <text:p>0.125</text:p>
              </table:table-cell>
              <table:table-cell office:value-type="float" office:value="0.118963">
                <text:p>0.118963</text:p>
              </table:table-cell>
              <table:table-cell office:value-type="float" office:value="1.6">
                <text:p>1.6</text:p>
              </table:table-cell>
              <table:table-cell office:value-type="float" office:value="1.6371971">
                <text:p>1.637197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930">
                <text:p>1930</text:p>
              </table:table-cell>
              <table:table-cell office:value-type="float" office:value="0.125">
                <text:p>0.125</text:p>
              </table:table-cell>
              <table:table-cell office:value-type="float" office:value="0.11713281">
                <text:p>0.11713281</text:p>
              </table:table-cell>
              <table:table-cell office:value-type="float" office:value="1.6">
                <text:p>1.6</text:p>
              </table:table-cell>
              <table:table-cell office:value-type="float" office:value="1.5972654">
                <text:p>1.597265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935">
                <text:p>1935</text:p>
              </table:table-cell>
              <table:table-cell office:value-type="float" office:value="0.125">
                <text:p>0.125</text:p>
              </table:table-cell>
              <table:table-cell office:value-type="float" office:value="0.120793216">
                <text:p>0.120793216</text:p>
              </table:table-cell>
              <table:table-cell office:value-type="float" office:value="1.6">
                <text:p>1.6</text:p>
              </table:table-cell>
              <table:table-cell office:value-type="float" office:value="1.6238865">
                <text:p>1.623886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940">
                <text:p>1940</text:p>
              </table:table-cell>
              <table:table-cell office:value-type="float" office:value="0.125">
                <text:p>0.125</text:p>
              </table:table-cell>
              <table:table-cell office:value-type="float" office:value="0.12628381">
                <text:p>0.12628381</text:p>
              </table:table-cell>
              <table:table-cell office:value-type="float" office:value="1.6">
                <text:p>1.6</text:p>
              </table:table-cell>
              <table:table-cell office:value-type="float" office:value="1.6371969">
                <text:p>1.637196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945">
                <text:p>1945</text:p>
              </table:table-cell>
              <table:table-cell office:value-type="float" office:value="0.125">
                <text:p>0.125</text:p>
              </table:table-cell>
              <table:table-cell office:value-type="float" office:value="0.12628381">
                <text:p>0.12628381</text:p>
              </table:table-cell>
              <table:table-cell office:value-type="float" office:value="1.6">
                <text:p>1.6</text:p>
              </table:table-cell>
              <table:table-cell office:value-type="float" office:value="1.610576">
                <text:p>1.61057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950">
                <text:p>1950</text:p>
              </table:table-cell>
              <table:table-cell office:value-type="float" office:value="0.125">
                <text:p>0.125</text:p>
              </table:table-cell>
              <table:table-cell office:value-type="float" office:value="0.120793216">
                <text:p>0.120793216</text:p>
              </table:table-cell>
              <table:table-cell office:value-type="float" office:value="1.6">
                <text:p>1.6</text:p>
              </table:table-cell>
              <table:table-cell office:value-type="float" office:value="1.5972654">
                <text:p>1.597265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955">
                <text:p>1955</text:p>
              </table:table-cell>
              <table:table-cell office:value-type="float" office:value="0.125">
                <text:p>0.125</text:p>
              </table:table-cell>
              <table:table-cell office:value-type="float" office:value="0.120793216">
                <text:p>0.120793216</text:p>
              </table:table-cell>
              <table:table-cell office:value-type="float" office:value="1.6">
                <text:p>1.6</text:p>
              </table:table-cell>
              <table:table-cell office:value-type="float" office:value="1.5972654">
                <text:p>1.597265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960">
                <text:p>1960</text:p>
              </table:table-cell>
              <table:table-cell office:value-type="float" office:value="0.125">
                <text:p>0.125</text:p>
              </table:table-cell>
              <table:table-cell office:value-type="float" office:value="0.118963">
                <text:p>0.118963</text:p>
              </table:table-cell>
              <table:table-cell office:value-type="float" office:value="1.6">
                <text:p>1.6</text:p>
              </table:table-cell>
              <table:table-cell office:value-type="float" office:value="1.610576">
                <text:p>1.61057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965">
                <text:p>1965</text:p>
              </table:table-cell>
              <table:table-cell office:value-type="float" office:value="0.125">
                <text:p>0.125</text:p>
              </table:table-cell>
              <table:table-cell office:value-type="float" office:value="0.118963">
                <text:p>0.118963</text:p>
              </table:table-cell>
              <table:table-cell office:value-type="float" office:value="1.6">
                <text:p>1.6</text:p>
              </table:table-cell>
              <table:table-cell office:value-type="float" office:value="1.610576">
                <text:p>1.61057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970">
                <text:p>1970</text:p>
              </table:table-cell>
              <table:table-cell office:value-type="float" office:value="0.125">
                <text:p>0.125</text:p>
              </table:table-cell>
              <table:table-cell office:value-type="float" office:value="0.120793216">
                <text:p>0.120793216</text:p>
              </table:table-cell>
              <table:table-cell office:value-type="float" office:value="1.6">
                <text:p>1.6</text:p>
              </table:table-cell>
              <table:table-cell office:value-type="float" office:value="1.5972654">
                <text:p>1.597265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975">
                <text:p>1975</text:p>
              </table:table-cell>
              <table:table-cell office:value-type="float" office:value="0.125">
                <text:p>0.125</text:p>
              </table:table-cell>
              <table:table-cell office:value-type="float" office:value="0.109812014">
                <text:p>0.109812014</text:p>
              </table:table-cell>
              <table:table-cell office:value-type="float" office:value="1.6">
                <text:p>1.6</text:p>
              </table:table-cell>
              <table:table-cell office:value-type="float" office:value="1.5440233">
                <text:p>1.544023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980">
                <text:p>1980</text:p>
              </table:table-cell>
              <table:table-cell office:value-type="float" office:value="0.125">
                <text:p>0.125</text:p>
              </table:table-cell>
              <table:table-cell office:value-type="float" office:value="0.11713281">
                <text:p>0.11713281</text:p>
              </table:table-cell>
              <table:table-cell office:value-type="float" office:value="1.6">
                <text:p>1.6</text:p>
              </table:table-cell>
              <table:table-cell office:value-type="float" office:value="1.5706445">
                <text:p>1.570644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985">
                <text:p>1985</text:p>
              </table:table-cell>
              <table:table-cell office:value-type="float" office:value="0.125">
                <text:p>0.125</text:p>
              </table:table-cell>
              <table:table-cell office:value-type="float" office:value="0.11713281">
                <text:p>0.11713281</text:p>
              </table:table-cell>
              <table:table-cell office:value-type="float" office:value="1.6">
                <text:p>1.6</text:p>
              </table:table-cell>
              <table:table-cell office:value-type="float" office:value="1.5706445">
                <text:p>1.570644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990">
                <text:p>1990</text:p>
              </table:table-cell>
              <table:table-cell office:value-type="float" office:value="0.125">
                <text:p>0.125</text:p>
              </table:table-cell>
              <table:table-cell office:value-type="float" office:value="0.118963">
                <text:p>0.118963</text:p>
              </table:table-cell>
              <table:table-cell office:value-type="float" office:value="1.6">
                <text:p>1.6</text:p>
              </table:table-cell>
              <table:table-cell office:value-type="float" office:value="1.5839549">
                <text:p>1.583954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995">
                <text:p>1995</text:p>
              </table:table-cell>
              <table:table-cell office:value-type="float" office:value="0.125">
                <text:p>0.125</text:p>
              </table:table-cell>
              <table:table-cell office:value-type="float" office:value="0.12445359">
                <text:p>0.12445359</text:p>
              </table:table-cell>
              <table:table-cell office:value-type="float" office:value="1.6">
                <text:p>1.6</text:p>
              </table:table-cell>
              <table:table-cell office:value-type="float" office:value="1.6505076">
                <text:p>1.650507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000">
                <text:p>2000</text:p>
              </table:table-cell>
              <table:table-cell office:value-type="float" office:value="0.125">
                <text:p>0.125</text:p>
              </table:table-cell>
              <table:table-cell office:value-type="float" office:value="0.120793216">
                <text:p>0.120793216</text:p>
              </table:table-cell>
              <table:table-cell office:value-type="float" office:value="1.6">
                <text:p>1.6</text:p>
              </table:table-cell>
              <table:table-cell office:value-type="float" office:value="1.6238865">
                <text:p>1.623886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005">
                <text:p>2005</text:p>
              </table:table-cell>
              <table:table-cell office:value-type="float" office:value="0.125">
                <text:p>0.125</text:p>
              </table:table-cell>
              <table:table-cell office:value-type="float" office:value="0.1299442">
                <text:p>0.1299442</text:p>
              </table:table-cell>
              <table:table-cell office:value-type="float" office:value="1.6">
                <text:p>1.6</text:p>
              </table:table-cell>
              <table:table-cell office:value-type="float" office:value="1.6904392">
                <text:p>1.690439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010">
                <text:p>2010</text:p>
              </table:table-cell>
              <table:table-cell office:value-type="float" office:value="0.125">
                <text:p>0.125</text:p>
              </table:table-cell>
              <table:table-cell office:value-type="float" office:value="0.12445359">
                <text:p>0.12445359</text:p>
              </table:table-cell>
              <table:table-cell office:value-type="float" office:value="1.6">
                <text:p>1.6</text:p>
              </table:table-cell>
              <table:table-cell office:value-type="float" office:value="1.6505076">
                <text:p>1.650507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015">
                <text:p>2015</text:p>
              </table:table-cell>
              <table:table-cell office:value-type="float" office:value="0.125">
                <text:p>0.125</text:p>
              </table:table-cell>
              <table:table-cell office:value-type="float" office:value="0.12445359">
                <text:p>0.12445359</text:p>
              </table:table-cell>
              <table:table-cell office:value-type="float" office:value="1.6">
                <text:p>1.6</text:p>
              </table:table-cell>
              <table:table-cell office:value-type="float" office:value="1.6505076">
                <text:p>1.650507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020">
                <text:p>2020</text:p>
              </table:table-cell>
              <table:table-cell office:value-type="float" office:value="0.125">
                <text:p>0.125</text:p>
              </table:table-cell>
              <table:table-cell office:value-type="float" office:value="0.128114">
                <text:p>0.128114</text:p>
              </table:table-cell>
              <table:table-cell office:value-type="float" office:value="1.6">
                <text:p>1.6</text:p>
              </table:table-cell>
              <table:table-cell office:value-type="float" office:value="1.6505076">
                <text:p>1.650507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025">
                <text:p>2025</text:p>
              </table:table-cell>
              <table:table-cell office:value-type="float" office:value="0.125">
                <text:p>0.125</text:p>
              </table:table-cell>
              <table:table-cell office:value-type="float" office:value="0.128114">
                <text:p>0.128114</text:p>
              </table:table-cell>
              <table:table-cell office:value-type="float" office:value="1.6">
                <text:p>1.6</text:p>
              </table:table-cell>
              <table:table-cell office:value-type="float" office:value="1.6238865">
                <text:p>1.623886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030">
                <text:p>2030</text:p>
              </table:table-cell>
              <table:table-cell office:value-type="float" office:value="0.125">
                <text:p>0.125</text:p>
              </table:table-cell>
              <table:table-cell office:value-type="float" office:value="0.12262341">
                <text:p>0.12262341</text:p>
              </table:table-cell>
              <table:table-cell office:value-type="float" office:value="1.6">
                <text:p>1.6</text:p>
              </table:table-cell>
              <table:table-cell office:value-type="float" office:value="1.610576">
                <text:p>1.61057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035">
                <text:p>2035</text:p>
              </table:table-cell>
              <table:table-cell office:value-type="float" office:value="0.125">
                <text:p>0.125</text:p>
              </table:table-cell>
              <table:table-cell office:value-type="float" office:value="0.12628381">
                <text:p>0.12628381</text:p>
              </table:table-cell>
              <table:table-cell office:value-type="float" office:value="1.6">
                <text:p>1.6</text:p>
              </table:table-cell>
              <table:table-cell office:value-type="float" office:value="1.6371969">
                <text:p>1.637196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040">
                <text:p>2040</text:p>
              </table:table-cell>
              <table:table-cell office:value-type="float" office:value="0.125">
                <text:p>0.125</text:p>
              </table:table-cell>
              <table:table-cell office:value-type="float" office:value="0.12262341">
                <text:p>0.12262341</text:p>
              </table:table-cell>
              <table:table-cell office:value-type="float" office:value="1.6">
                <text:p>1.6</text:p>
              </table:table-cell>
              <table:table-cell office:value-type="float" office:value="1.610576">
                <text:p>1.61057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045">
                <text:p>2045</text:p>
              </table:table-cell>
              <table:table-cell office:value-type="float" office:value="0.125">
                <text:p>0.125</text:p>
              </table:table-cell>
              <table:table-cell office:value-type="float" office:value="0.118963">
                <text:p>0.118963</text:p>
              </table:table-cell>
              <table:table-cell office:value-type="float" office:value="1.6">
                <text:p>1.6</text:p>
              </table:table-cell>
              <table:table-cell office:value-type="float" office:value="1.5839549">
                <text:p>1.583954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050">
                <text:p>2050</text:p>
              </table:table-cell>
              <table:table-cell office:value-type="float" office:value="0.125">
                <text:p>0.125</text:p>
              </table:table-cell>
              <table:table-cell office:value-type="float" office:value="0.12262341">
                <text:p>0.12262341</text:p>
              </table:table-cell>
              <table:table-cell office:value-type="float" office:value="1.6">
                <text:p>1.6</text:p>
              </table:table-cell>
              <table:table-cell office:value-type="float" office:value="1.6371971">
                <text:p>1.637197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055">
                <text:p>2055</text:p>
              </table:table-cell>
              <table:table-cell office:value-type="float" office:value="0.125">
                <text:p>0.125</text:p>
              </table:table-cell>
              <table:table-cell office:value-type="float" office:value="0.12262341">
                <text:p>0.12262341</text:p>
              </table:table-cell>
              <table:table-cell office:value-type="float" office:value="1.6">
                <text:p>1.6</text:p>
              </table:table-cell>
              <table:table-cell office:value-type="float" office:value="1.610576">
                <text:p>1.61057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060">
                <text:p>2060</text:p>
              </table:table-cell>
              <table:table-cell office:value-type="float" office:value="0.125">
                <text:p>0.125</text:p>
              </table:table-cell>
              <table:table-cell office:value-type="float" office:value="0.1299442">
                <text:p>0.1299442</text:p>
              </table:table-cell>
              <table:table-cell office:value-type="float" office:value="1.6">
                <text:p>1.6</text:p>
              </table:table-cell>
              <table:table-cell office:value-type="float" office:value="1.663818">
                <text:p>1.66381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065">
                <text:p>2065</text:p>
              </table:table-cell>
              <table:table-cell office:value-type="float" office:value="0.125">
                <text:p>0.125</text:p>
              </table:table-cell>
              <table:table-cell office:value-type="float" office:value="0.118963">
                <text:p>0.118963</text:p>
              </table:table-cell>
              <table:table-cell office:value-type="float" office:value="1.6">
                <text:p>1.6</text:p>
              </table:table-cell>
              <table:table-cell office:value-type="float" office:value="1.6371971">
                <text:p>1.637197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070">
                <text:p>2070</text:p>
              </table:table-cell>
              <table:table-cell office:value-type="float" office:value="0.125">
                <text:p>0.125</text:p>
              </table:table-cell>
              <table:table-cell office:value-type="float" office:value="0.120793216">
                <text:p>0.120793216</text:p>
              </table:table-cell>
              <table:table-cell office:value-type="float" office:value="1.6">
                <text:p>1.6</text:p>
              </table:table-cell>
              <table:table-cell office:value-type="float" office:value="1.6238865">
                <text:p>1.623886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075">
                <text:p>2075</text:p>
              </table:table-cell>
              <table:table-cell office:value-type="float" office:value="0.125">
                <text:p>0.125</text:p>
              </table:table-cell>
              <table:table-cell office:value-type="float" office:value="0.12262341">
                <text:p>0.12262341</text:p>
              </table:table-cell>
              <table:table-cell office:value-type="float" office:value="1.6">
                <text:p>1.6</text:p>
              </table:table-cell>
              <table:table-cell office:value-type="float" office:value="1.6371971">
                <text:p>1.637197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080">
                <text:p>2080</text:p>
              </table:table-cell>
              <table:table-cell office:value-type="float" office:value="0.125">
                <text:p>0.125</text:p>
              </table:table-cell>
              <table:table-cell office:value-type="float" office:value="0.12445362">
                <text:p>0.12445362</text:p>
              </table:table-cell>
              <table:table-cell office:value-type="float" office:value="1.6">
                <text:p>1.6</text:p>
              </table:table-cell>
              <table:table-cell office:value-type="float" office:value="1.6238865">
                <text:p>1.623886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085">
                <text:p>2085</text:p>
              </table:table-cell>
              <table:table-cell office:value-type="float" office:value="0.125">
                <text:p>0.125</text:p>
              </table:table-cell>
              <table:table-cell office:value-type="float" office:value="0.12628381">
                <text:p>0.12628381</text:p>
              </table:table-cell>
              <table:table-cell office:value-type="float" office:value="1.6">
                <text:p>1.6</text:p>
              </table:table-cell>
              <table:table-cell office:value-type="float" office:value="1.6371969">
                <text:p>1.637196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090">
                <text:p>2090</text:p>
              </table:table-cell>
              <table:table-cell office:value-type="float" office:value="0.125">
                <text:p>0.125</text:p>
              </table:table-cell>
              <table:table-cell office:value-type="float" office:value="0.12262341">
                <text:p>0.12262341</text:p>
              </table:table-cell>
              <table:table-cell office:value-type="float" office:value="1.6">
                <text:p>1.6</text:p>
              </table:table-cell>
              <table:table-cell office:value-type="float" office:value="1.610576">
                <text:p>1.61057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095">
                <text:p>2095</text:p>
              </table:table-cell>
              <table:table-cell office:value-type="float" office:value="0.125">
                <text:p>0.125</text:p>
              </table:table-cell>
              <table:table-cell office:value-type="float" office:value="0.11713281">
                <text:p>0.11713281</text:p>
              </table:table-cell>
              <table:table-cell office:value-type="float" office:value="1.6">
                <text:p>1.6</text:p>
              </table:table-cell>
              <table:table-cell office:value-type="float" office:value="1.5706445">
                <text:p>1.570644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100">
                <text:p>2100</text:p>
              </table:table-cell>
              <table:table-cell office:value-type="float" office:value="0.125">
                <text:p>0.125</text:p>
              </table:table-cell>
              <table:table-cell office:value-type="float" office:value="0.118963">
                <text:p>0.118963</text:p>
              </table:table-cell>
              <table:table-cell office:value-type="float" office:value="1.6">
                <text:p>1.6</text:p>
              </table:table-cell>
              <table:table-cell office:value-type="float" office:value="1.610576">
                <text:p>1.61057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105">
                <text:p>2105</text:p>
              </table:table-cell>
              <table:table-cell office:value-type="float" office:value="0.125">
                <text:p>0.125</text:p>
              </table:table-cell>
              <table:table-cell office:value-type="float" office:value="0.118963">
                <text:p>0.118963</text:p>
              </table:table-cell>
              <table:table-cell office:value-type="float" office:value="1.6">
                <text:p>1.6</text:p>
              </table:table-cell>
              <table:table-cell office:value-type="float" office:value="1.610576">
                <text:p>1.61057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110">
                <text:p>2110</text:p>
              </table:table-cell>
              <table:table-cell office:value-type="float" office:value="0.125">
                <text:p>0.125</text:p>
              </table:table-cell>
              <table:table-cell office:value-type="float" office:value="0.11713281">
                <text:p>0.11713281</text:p>
              </table:table-cell>
              <table:table-cell office:value-type="float" office:value="1.6">
                <text:p>1.6</text:p>
              </table:table-cell>
              <table:table-cell office:value-type="float" office:value="1.5972654">
                <text:p>1.597265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115">
                <text:p>2115</text:p>
              </table:table-cell>
              <table:table-cell office:value-type="float" office:value="0.125">
                <text:p>0.125</text:p>
              </table:table-cell>
              <table:table-cell office:value-type="float" office:value="0.128114">
                <text:p>0.128114</text:p>
              </table:table-cell>
              <table:table-cell office:value-type="float" office:value="1.6">
                <text:p>1.6</text:p>
              </table:table-cell>
              <table:table-cell office:value-type="float" office:value="1.6238865">
                <text:p>1.623886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120">
                <text:p>2120</text:p>
              </table:table-cell>
              <table:table-cell office:value-type="float" office:value="0.125">
                <text:p>0.125</text:p>
              </table:table-cell>
              <table:table-cell office:value-type="float" office:value="0.12445362">
                <text:p>0.12445362</text:p>
              </table:table-cell>
              <table:table-cell office:value-type="float" office:value="1.6">
                <text:p>1.6</text:p>
              </table:table-cell>
              <table:table-cell office:value-type="float" office:value="1.5972654">
                <text:p>1.597265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125">
                <text:p>2125</text:p>
              </table:table-cell>
              <table:table-cell office:value-type="float" office:value="0.125">
                <text:p>0.125</text:p>
              </table:table-cell>
              <table:table-cell office:value-type="float" office:value="0.12262341">
                <text:p>0.12262341</text:p>
              </table:table-cell>
              <table:table-cell office:value-type="float" office:value="1.6">
                <text:p>1.6</text:p>
              </table:table-cell>
              <table:table-cell office:value-type="float" office:value="1.5839549">
                <text:p>1.583954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130">
                <text:p>2130</text:p>
              </table:table-cell>
              <table:table-cell office:value-type="float" office:value="0.125">
                <text:p>0.125</text:p>
              </table:table-cell>
              <table:table-cell office:value-type="float" office:value="0.12445362">
                <text:p>0.12445362</text:p>
              </table:table-cell>
              <table:table-cell office:value-type="float" office:value="1.6">
                <text:p>1.6</text:p>
              </table:table-cell>
              <table:table-cell office:value-type="float" office:value="1.6238865">
                <text:p>1.623886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135">
                <text:p>2135</text:p>
              </table:table-cell>
              <table:table-cell office:value-type="float" office:value="0.125">
                <text:p>0.125</text:p>
              </table:table-cell>
              <table:table-cell office:value-type="float" office:value="0.12628381">
                <text:p>0.12628381</text:p>
              </table:table-cell>
              <table:table-cell office:value-type="float" office:value="1.6">
                <text:p>1.6</text:p>
              </table:table-cell>
              <table:table-cell office:value-type="float" office:value="1.5839549">
                <text:p>1.583954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140">
                <text:p>2140</text:p>
              </table:table-cell>
              <table:table-cell office:value-type="float" office:value="0.125">
                <text:p>0.125</text:p>
              </table:table-cell>
              <table:table-cell office:value-type="float" office:value="0.1299442">
                <text:p>0.1299442</text:p>
              </table:table-cell>
              <table:table-cell office:value-type="float" office:value="1.6">
                <text:p>1.6</text:p>
              </table:table-cell>
              <table:table-cell office:value-type="float" office:value="1.6371969">
                <text:p>1.637196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145">
                <text:p>2145</text:p>
              </table:table-cell>
              <table:table-cell office:value-type="float" office:value="0.125">
                <text:p>0.125</text:p>
              </table:table-cell>
              <table:table-cell office:value-type="float" office:value="0.12445359">
                <text:p>0.12445359</text:p>
              </table:table-cell>
              <table:table-cell office:value-type="float" office:value="1.6">
                <text:p>1.6</text:p>
              </table:table-cell>
              <table:table-cell office:value-type="float" office:value="1.6505076">
                <text:p>1.650507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150">
                <text:p>2150</text:p>
              </table:table-cell>
              <table:table-cell office:value-type="float" office:value="0.125">
                <text:p>0.125</text:p>
              </table:table-cell>
              <table:table-cell office:value-type="float" office:value="0.118963">
                <text:p>0.118963</text:p>
              </table:table-cell>
              <table:table-cell office:value-type="float" office:value="1.6">
                <text:p>1.6</text:p>
              </table:table-cell>
              <table:table-cell office:value-type="float" office:value="1.610576">
                <text:p>1.61057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155">
                <text:p>2155</text:p>
              </table:table-cell>
              <table:table-cell office:value-type="float" office:value="0.125">
                <text:p>0.125</text:p>
              </table:table-cell>
              <table:table-cell office:value-type="float" office:value="0.12445362">
                <text:p>0.12445362</text:p>
              </table:table-cell>
              <table:table-cell office:value-type="float" office:value="1.6">
                <text:p>1.6</text:p>
              </table:table-cell>
              <table:table-cell office:value-type="float" office:value="1.6238865">
                <text:p>1.623886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160">
                <text:p>2160</text:p>
              </table:table-cell>
              <table:table-cell office:value-type="float" office:value="0.125">
                <text:p>0.125</text:p>
              </table:table-cell>
              <table:table-cell office:value-type="float" office:value="0.118963">
                <text:p>0.118963</text:p>
              </table:table-cell>
              <table:table-cell office:value-type="float" office:value="1.6">
                <text:p>1.6</text:p>
              </table:table-cell>
              <table:table-cell office:value-type="float" office:value="1.610576">
                <text:p>1.61057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165">
                <text:p>2165</text:p>
              </table:table-cell>
              <table:table-cell office:value-type="float" office:value="0.125">
                <text:p>0.125</text:p>
              </table:table-cell>
              <table:table-cell office:value-type="float" office:value="0.118963">
                <text:p>0.118963</text:p>
              </table:table-cell>
              <table:table-cell office:value-type="float" office:value="1.6">
                <text:p>1.6</text:p>
              </table:table-cell>
              <table:table-cell office:value-type="float" office:value="1.610576">
                <text:p>1.61057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170">
                <text:p>2170</text:p>
              </table:table-cell>
              <table:table-cell office:value-type="float" office:value="0.125">
                <text:p>0.125</text:p>
              </table:table-cell>
              <table:table-cell office:value-type="float" office:value="0.12445362">
                <text:p>0.12445362</text:p>
              </table:table-cell>
              <table:table-cell office:value-type="float" office:value="1.6">
                <text:p>1.6</text:p>
              </table:table-cell>
              <table:table-cell office:value-type="float" office:value="1.5972654">
                <text:p>1.597265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175">
                <text:p>2175</text:p>
              </table:table-cell>
              <table:table-cell office:value-type="float" office:value="0.125">
                <text:p>0.125</text:p>
              </table:table-cell>
              <table:table-cell office:value-type="float" office:value="0.118963">
                <text:p>0.118963</text:p>
              </table:table-cell>
              <table:table-cell office:value-type="float" office:value="1.6">
                <text:p>1.6</text:p>
              </table:table-cell>
              <table:table-cell office:value-type="float" office:value="1.557334">
                <text:p>1.55733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180">
                <text:p>2180</text:p>
              </table:table-cell>
              <table:table-cell office:value-type="float" office:value="0.125">
                <text:p>0.125</text:p>
              </table:table-cell>
              <table:table-cell office:value-type="float" office:value="0.120793216">
                <text:p>0.120793216</text:p>
              </table:table-cell>
              <table:table-cell office:value-type="float" office:value="1.6">
                <text:p>1.6</text:p>
              </table:table-cell>
              <table:table-cell office:value-type="float" office:value="1.5972654">
                <text:p>1.597265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185">
                <text:p>2185</text:p>
              </table:table-cell>
              <table:table-cell office:value-type="float" office:value="0.125">
                <text:p>0.125</text:p>
              </table:table-cell>
              <table:table-cell office:value-type="float" office:value="0.118963">
                <text:p>0.118963</text:p>
              </table:table-cell>
              <table:table-cell office:value-type="float" office:value="1.6">
                <text:p>1.6</text:p>
              </table:table-cell>
              <table:table-cell office:value-type="float" office:value="1.5839549">
                <text:p>1.583954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190">
                <text:p>2190</text:p>
              </table:table-cell>
              <table:table-cell office:value-type="float" office:value="0.125">
                <text:p>0.125</text:p>
              </table:table-cell>
              <table:table-cell office:value-type="float" office:value="0.120793216">
                <text:p>0.120793216</text:p>
              </table:table-cell>
              <table:table-cell office:value-type="float" office:value="1.6">
                <text:p>1.6</text:p>
              </table:table-cell>
              <table:table-cell office:value-type="float" office:value="1.5972654">
                <text:p>1.597265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195">
                <text:p>2195</text:p>
              </table:table-cell>
              <table:table-cell office:value-type="float" office:value="0.125">
                <text:p>0.125</text:p>
              </table:table-cell>
              <table:table-cell office:value-type="float" office:value="0.12628381">
                <text:p>0.12628381</text:p>
              </table:table-cell>
              <table:table-cell office:value-type="float" office:value="1.6">
                <text:p>1.6</text:p>
              </table:table-cell>
              <table:table-cell office:value-type="float" office:value="1.6371969">
                <text:p>1.637196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200">
                <text:p>2200</text:p>
              </table:table-cell>
              <table:table-cell office:value-type="float" office:value="0.125">
                <text:p>0.125</text:p>
              </table:table-cell>
              <table:table-cell office:value-type="float" office:value="0.12262341">
                <text:p>0.12262341</text:p>
              </table:table-cell>
              <table:table-cell office:value-type="float" office:value="1.6">
                <text:p>1.6</text:p>
              </table:table-cell>
              <table:table-cell office:value-type="float" office:value="1.610576">
                <text:p>1.61057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205">
                <text:p>2205</text:p>
              </table:table-cell>
              <table:table-cell office:value-type="float" office:value="0.125">
                <text:p>0.125</text:p>
              </table:table-cell>
              <table:table-cell office:value-type="float" office:value="0.120793216">
                <text:p>0.120793216</text:p>
              </table:table-cell>
              <table:table-cell office:value-type="float" office:value="1.6">
                <text:p>1.6</text:p>
              </table:table-cell>
              <table:table-cell office:value-type="float" office:value="1.6238865">
                <text:p>1.623886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210">
                <text:p>2210</text:p>
              </table:table-cell>
              <table:table-cell office:value-type="float" office:value="0.125">
                <text:p>0.125</text:p>
              </table:table-cell>
              <table:table-cell office:value-type="float" office:value="0.12262341">
                <text:p>0.12262341</text:p>
              </table:table-cell>
              <table:table-cell office:value-type="float" office:value="1.6">
                <text:p>1.6</text:p>
              </table:table-cell>
              <table:table-cell office:value-type="float" office:value="1.6371971">
                <text:p>1.637197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215">
                <text:p>2215</text:p>
              </table:table-cell>
              <table:table-cell office:value-type="float" office:value="0.125">
                <text:p>0.125</text:p>
              </table:table-cell>
              <table:table-cell office:value-type="float" office:value="0.12628381">
                <text:p>0.12628381</text:p>
              </table:table-cell>
              <table:table-cell office:value-type="float" office:value="1.6">
                <text:p>1.6</text:p>
              </table:table-cell>
              <table:table-cell office:value-type="float" office:value="1.610576">
                <text:p>1.61057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220">
                <text:p>2220</text:p>
              </table:table-cell>
              <table:table-cell office:value-type="float" office:value="0.125">
                <text:p>0.125</text:p>
              </table:table-cell>
              <table:table-cell office:value-type="float" office:value="0.12445362">
                <text:p>0.12445362</text:p>
              </table:table-cell>
              <table:table-cell office:value-type="float" office:value="1.6">
                <text:p>1.6</text:p>
              </table:table-cell>
              <table:table-cell office:value-type="float" office:value="1.6238865">
                <text:p>1.623886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225">
                <text:p>2225</text:p>
              </table:table-cell>
              <table:table-cell office:value-type="float" office:value="0.125">
                <text:p>0.125</text:p>
              </table:table-cell>
              <table:table-cell office:value-type="float" office:value="0.128114">
                <text:p>0.128114</text:p>
              </table:table-cell>
              <table:table-cell office:value-type="float" office:value="1.6">
                <text:p>1.6</text:p>
              </table:table-cell>
              <table:table-cell office:value-type="float" office:value="1.6238865">
                <text:p>1.623886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230">
                <text:p>2230</text:p>
              </table:table-cell>
              <table:table-cell office:value-type="float" office:value="0.125">
                <text:p>0.125</text:p>
              </table:table-cell>
              <table:table-cell office:value-type="float" office:value="0.12262341">
                <text:p>0.12262341</text:p>
              </table:table-cell>
              <table:table-cell office:value-type="float" office:value="1.6">
                <text:p>1.6</text:p>
              </table:table-cell>
              <table:table-cell office:value-type="float" office:value="1.610576">
                <text:p>1.61057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235">
                <text:p>2235</text:p>
              </table:table-cell>
              <table:table-cell office:value-type="float" office:value="0.125">
                <text:p>0.125</text:p>
              </table:table-cell>
              <table:table-cell office:value-type="float" office:value="0.12628381">
                <text:p>0.12628381</text:p>
              </table:table-cell>
              <table:table-cell office:value-type="float" office:value="1.6">
                <text:p>1.6</text:p>
              </table:table-cell>
              <table:table-cell office:value-type="float" office:value="1.6371969">
                <text:p>1.637196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240">
                <text:p>2240</text:p>
              </table:table-cell>
              <table:table-cell office:value-type="float" office:value="0.125">
                <text:p>0.125</text:p>
              </table:table-cell>
              <table:table-cell office:value-type="float" office:value="0.12811401">
                <text:p>0.12811401</text:p>
              </table:table-cell>
              <table:table-cell office:value-type="float" office:value="1.6">
                <text:p>1.6</text:p>
              </table:table-cell>
              <table:table-cell office:value-type="float" office:value="1.5972654">
                <text:p>1.597265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245">
                <text:p>2245</text:p>
              </table:table-cell>
              <table:table-cell office:value-type="float" office:value="0.125">
                <text:p>0.125</text:p>
              </table:table-cell>
              <table:table-cell office:value-type="float" office:value="0.12628381">
                <text:p>0.12628381</text:p>
              </table:table-cell>
              <table:table-cell office:value-type="float" office:value="1.6">
                <text:p>1.6</text:p>
              </table:table-cell>
              <table:table-cell office:value-type="float" office:value="1.610576">
                <text:p>1.61057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250">
                <text:p>2250</text:p>
              </table:table-cell>
              <table:table-cell office:value-type="float" office:value="0.125">
                <text:p>0.125</text:p>
              </table:table-cell>
              <table:table-cell office:value-type="float" office:value="0.12445362">
                <text:p>0.12445362</text:p>
              </table:table-cell>
              <table:table-cell office:value-type="float" office:value="1.6">
                <text:p>1.6</text:p>
              </table:table-cell>
              <table:table-cell office:value-type="float" office:value="1.6238865">
                <text:p>1.623886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255">
                <text:p>2255</text:p>
              </table:table-cell>
              <table:table-cell office:value-type="float" office:value="0.125">
                <text:p>0.125</text:p>
              </table:table-cell>
              <table:table-cell office:value-type="float" office:value="0.12628381">
                <text:p>0.12628381</text:p>
              </table:table-cell>
              <table:table-cell office:value-type="float" office:value="1.6">
                <text:p>1.6</text:p>
              </table:table-cell>
              <table:table-cell office:value-type="float" office:value="1.610576">
                <text:p>1.61057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260">
                <text:p>2260</text:p>
              </table:table-cell>
              <table:table-cell office:value-type="float" office:value="0.125">
                <text:p>0.125</text:p>
              </table:table-cell>
              <table:table-cell office:value-type="float" office:value="0.12628381">
                <text:p>0.12628381</text:p>
              </table:table-cell>
              <table:table-cell office:value-type="float" office:value="1.6">
                <text:p>1.6</text:p>
              </table:table-cell>
              <table:table-cell office:value-type="float" office:value="1.610576">
                <text:p>1.61057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265">
                <text:p>2265</text:p>
              </table:table-cell>
              <table:table-cell office:value-type="float" office:value="0.125">
                <text:p>0.125</text:p>
              </table:table-cell>
              <table:table-cell office:value-type="float" office:value="0.12628381">
                <text:p>0.12628381</text:p>
              </table:table-cell>
              <table:table-cell office:value-type="float" office:value="1.6">
                <text:p>1.6</text:p>
              </table:table-cell>
              <table:table-cell office:value-type="float" office:value="1.6371969">
                <text:p>1.637196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270">
                <text:p>2270</text:p>
              </table:table-cell>
              <table:table-cell office:value-type="float" office:value="0.125">
                <text:p>0.125</text:p>
              </table:table-cell>
              <table:table-cell office:value-type="float" office:value="0.120793216">
                <text:p>0.120793216</text:p>
              </table:table-cell>
              <table:table-cell office:value-type="float" office:value="1.6">
                <text:p>1.6</text:p>
              </table:table-cell>
              <table:table-cell office:value-type="float" office:value="1.5972654">
                <text:p>1.597265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275">
                <text:p>2275</text:p>
              </table:table-cell>
              <table:table-cell office:value-type="float" office:value="0.125">
                <text:p>0.125</text:p>
              </table:table-cell>
              <table:table-cell office:value-type="float" office:value="0.120793216">
                <text:p>0.120793216</text:p>
              </table:table-cell>
              <table:table-cell office:value-type="float" office:value="1.6">
                <text:p>1.6</text:p>
              </table:table-cell>
              <table:table-cell office:value-type="float" office:value="1.6238865">
                <text:p>1.623886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280">
                <text:p>2280</text:p>
              </table:table-cell>
              <table:table-cell office:value-type="float" office:value="0.125">
                <text:p>0.125</text:p>
              </table:table-cell>
              <table:table-cell office:value-type="float" office:value="0.12262341">
                <text:p>0.12262341</text:p>
              </table:table-cell>
              <table:table-cell office:value-type="float" office:value="1.6">
                <text:p>1.6</text:p>
              </table:table-cell>
              <table:table-cell office:value-type="float" office:value="1.6371971">
                <text:p>1.637197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285">
                <text:p>2285</text:p>
              </table:table-cell>
              <table:table-cell office:value-type="float" office:value="0.125">
                <text:p>0.125</text:p>
              </table:table-cell>
              <table:table-cell office:value-type="float" office:value="0.12262341">
                <text:p>0.12262341</text:p>
              </table:table-cell>
              <table:table-cell office:value-type="float" office:value="1.6">
                <text:p>1.6</text:p>
              </table:table-cell>
              <table:table-cell office:value-type="float" office:value="1.5839549">
                <text:p>1.583954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290">
                <text:p>2290</text:p>
              </table:table-cell>
              <table:table-cell office:value-type="float" office:value="0.125">
                <text:p>0.125</text:p>
              </table:table-cell>
              <table:table-cell office:value-type="float" office:value="0.12628381">
                <text:p>0.12628381</text:p>
              </table:table-cell>
              <table:table-cell office:value-type="float" office:value="1.6">
                <text:p>1.6</text:p>
              </table:table-cell>
              <table:table-cell office:value-type="float" office:value="1.6371969">
                <text:p>1.637196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295">
                <text:p>2295</text:p>
              </table:table-cell>
              <table:table-cell office:value-type="float" office:value="0.125">
                <text:p>0.125</text:p>
              </table:table-cell>
              <table:table-cell office:value-type="float" office:value="0.12262341">
                <text:p>0.12262341</text:p>
              </table:table-cell>
              <table:table-cell office:value-type="float" office:value="1.6">
                <text:p>1.6</text:p>
              </table:table-cell>
              <table:table-cell office:value-type="float" office:value="1.610576">
                <text:p>1.61057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300">
                <text:p>2300</text:p>
              </table:table-cell>
              <table:table-cell office:value-type="float" office:value="0.125">
                <text:p>0.125</text:p>
              </table:table-cell>
              <table:table-cell office:value-type="float" office:value="0.12445362">
                <text:p>0.12445362</text:p>
              </table:table-cell>
              <table:table-cell office:value-type="float" office:value="1.6">
                <text:p>1.6</text:p>
              </table:table-cell>
              <table:table-cell office:value-type="float" office:value="1.6238865">
                <text:p>1.623886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305">
                <text:p>2305</text:p>
              </table:table-cell>
              <table:table-cell office:value-type="float" office:value="0.125">
                <text:p>0.125</text:p>
              </table:table-cell>
              <table:table-cell office:value-type="float" office:value="0.12628381">
                <text:p>0.12628381</text:p>
              </table:table-cell>
              <table:table-cell office:value-type="float" office:value="1.6">
                <text:p>1.6</text:p>
              </table:table-cell>
              <table:table-cell office:value-type="float" office:value="1.6371969">
                <text:p>1.637196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310">
                <text:p>2310</text:p>
              </table:table-cell>
              <table:table-cell office:value-type="float" office:value="0.125">
                <text:p>0.125</text:p>
              </table:table-cell>
              <table:table-cell office:value-type="float" office:value="0.120793216">
                <text:p>0.120793216</text:p>
              </table:table-cell>
              <table:table-cell office:value-type="float" office:value="1.6">
                <text:p>1.6</text:p>
              </table:table-cell>
              <table:table-cell office:value-type="float" office:value="1.5972654">
                <text:p>1.597265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315">
                <text:p>2315</text:p>
              </table:table-cell>
              <table:table-cell office:value-type="float" office:value="0.125">
                <text:p>0.125</text:p>
              </table:table-cell>
              <table:table-cell office:value-type="float" office:value="0.118963">
                <text:p>0.118963</text:p>
              </table:table-cell>
              <table:table-cell office:value-type="float" office:value="1.6">
                <text:p>1.6</text:p>
              </table:table-cell>
              <table:table-cell office:value-type="float" office:value="1.610576">
                <text:p>1.61057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320">
                <text:p>2320</text:p>
              </table:table-cell>
              <table:table-cell office:value-type="float" office:value="0.125">
                <text:p>0.125</text:p>
              </table:table-cell>
              <table:table-cell office:value-type="float" office:value="0.12262341">
                <text:p>0.12262341</text:p>
              </table:table-cell>
              <table:table-cell office:value-type="float" office:value="1.6">
                <text:p>1.6</text:p>
              </table:table-cell>
              <table:table-cell office:value-type="float" office:value="1.5839549">
                <text:p>1.583954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325">
                <text:p>2325</text:p>
              </table:table-cell>
              <table:table-cell office:value-type="float" office:value="0.125">
                <text:p>0.125</text:p>
              </table:table-cell>
              <table:table-cell office:value-type="float" office:value="0.118963">
                <text:p>0.118963</text:p>
              </table:table-cell>
              <table:table-cell office:value-type="float" office:value="1.6">
                <text:p>1.6</text:p>
              </table:table-cell>
              <table:table-cell office:value-type="float" office:value="1.557334">
                <text:p>1.55733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330">
                <text:p>2330</text:p>
              </table:table-cell>
              <table:table-cell office:value-type="float" office:value="0.125">
                <text:p>0.125</text:p>
              </table:table-cell>
              <table:table-cell office:value-type="float" office:value="0.12262341">
                <text:p>0.12262341</text:p>
              </table:table-cell>
              <table:table-cell office:value-type="float" office:value="1.6">
                <text:p>1.6</text:p>
              </table:table-cell>
              <table:table-cell office:value-type="float" office:value="1.5839549">
                <text:p>1.583954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335">
                <text:p>2335</text:p>
              </table:table-cell>
              <table:table-cell office:value-type="float" office:value="0.125">
                <text:p>0.125</text:p>
              </table:table-cell>
              <table:table-cell office:value-type="float" office:value="0.12262341">
                <text:p>0.12262341</text:p>
              </table:table-cell>
              <table:table-cell office:value-type="float" office:value="1.6">
                <text:p>1.6</text:p>
              </table:table-cell>
              <table:table-cell office:value-type="float" office:value="1.5839549">
                <text:p>1.583954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340">
                <text:p>2340</text:p>
              </table:table-cell>
              <table:table-cell office:value-type="float" office:value="0.125">
                <text:p>0.125</text:p>
              </table:table-cell>
              <table:table-cell office:value-type="float" office:value="0.11713281">
                <text:p>0.11713281</text:p>
              </table:table-cell>
              <table:table-cell office:value-type="float" office:value="1.6">
                <text:p>1.6</text:p>
              </table:table-cell>
              <table:table-cell office:value-type="float" office:value="1.5440233">
                <text:p>1.544023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345">
                <text:p>2345</text:p>
              </table:table-cell>
              <table:table-cell office:value-type="float" office:value="0.125">
                <text:p>0.125</text:p>
              </table:table-cell>
              <table:table-cell office:value-type="float" office:value="0.1153026">
                <text:p>0.1153026</text:p>
              </table:table-cell>
              <table:table-cell office:value-type="float" office:value="1.6">
                <text:p>1.6</text:p>
              </table:table-cell>
              <table:table-cell office:value-type="float" office:value="1.5839549">
                <text:p>1.583954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350">
                <text:p>2350</text:p>
              </table:table-cell>
              <table:table-cell office:value-type="float" office:value="0.125">
                <text:p>0.125</text:p>
              </table:table-cell>
              <table:table-cell office:value-type="float" office:value="0.12262341">
                <text:p>0.12262341</text:p>
              </table:table-cell>
              <table:table-cell office:value-type="float" office:value="1.6">
                <text:p>1.6</text:p>
              </table:table-cell>
              <table:table-cell office:value-type="float" office:value="1.610576">
                <text:p>1.61057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355">
                <text:p>2355</text:p>
              </table:table-cell>
              <table:table-cell office:value-type="float" office:value="0.12562814">
                <text:p>0.12562814</text:p>
              </table:table-cell>
              <table:table-cell office:value-type="float" office:value="0.1317744">
                <text:p>0.1317744</text:p>
              </table:table-cell>
              <table:table-cell office:value-type="float" office:value="1.592">
                <text:p>1.592</text:p>
              </table:table-cell>
              <table:table-cell office:value-type="float" office:value="1.7037498">
                <text:p>1.703749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360">
                <text:p>2360</text:p>
              </table:table-cell>
              <table:table-cell office:value-type="float" office:value="0.12626263">
                <text:p>0.12626263</text:p>
              </table:table-cell>
              <table:table-cell office:value-type="float" office:value="0.1390952">
                <text:p>0.1390952</text:p>
              </table:table-cell>
              <table:table-cell office:value-type="float" office:value="1.584">
                <text:p>1.584</text:p>
              </table:table-cell>
              <table:table-cell office:value-type="float" office:value="1.7037498">
                <text:p>1.703749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365">
                <text:p>2365</text:p>
              </table:table-cell>
              <table:table-cell office:value-type="float" office:value="0.12690356">
                <text:p>0.12690356</text:p>
              </table:table-cell>
              <table:table-cell office:value-type="float" office:value="0.12628381">
                <text:p>0.12628381</text:p>
              </table:table-cell>
              <table:table-cell office:value-type="float" office:value="1.576">
                <text:p>1.576</text:p>
              </table:table-cell>
              <table:table-cell office:value-type="float" office:value="1.6371969">
                <text:p>1.637196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370">
                <text:p>2370</text:p>
              </table:table-cell>
              <table:table-cell office:value-type="float" office:value="0.12755102">
                <text:p>0.12755102</text:p>
              </table:table-cell>
              <table:table-cell office:value-type="float" office:value="0.12445362">
                <text:p>0.12445362</text:p>
              </table:table-cell>
              <table:table-cell office:value-type="float" office:value="1.568">
                <text:p>1.568</text:p>
              </table:table-cell>
              <table:table-cell office:value-type="float" office:value="1.5972654">
                <text:p>1.597265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375">
                <text:p>2375</text:p>
              </table:table-cell>
              <table:table-cell office:value-type="float" office:value="0.12820514">
                <text:p>0.12820514</text:p>
              </table:table-cell>
              <table:table-cell office:value-type="float" office:value="0.1336046">
                <text:p>0.1336046</text:p>
              </table:table-cell>
              <table:table-cell office:value-type="float" office:value="1.56">
                <text:p>1.56</text:p>
              </table:table-cell>
              <table:table-cell office:value-type="float" office:value="1.5839549">
                <text:p>1.583954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380">
                <text:p>2380</text:p>
              </table:table-cell>
              <table:table-cell office:value-type="float" office:value="0.12886599">
                <text:p>0.12886599</text:p>
              </table:table-cell>
              <table:table-cell office:value-type="float" office:value="0.12445362">
                <text:p>0.12445362</text:p>
              </table:table-cell>
              <table:table-cell office:value-type="float" office:value="1.5519999">
                <text:p>1.5519999</text:p>
              </table:table-cell>
              <table:table-cell office:value-type="float" office:value="1.5972654">
                <text:p>1.597265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385">
                <text:p>2385</text:p>
              </table:table-cell>
              <table:table-cell office:value-type="float" office:value="0.1295337">
                <text:p>0.1295337</text:p>
              </table:table-cell>
              <table:table-cell office:value-type="float" office:value="0.12628381">
                <text:p>0.12628381</text:p>
              </table:table-cell>
              <table:table-cell office:value-type="float" office:value="1.5439999">
                <text:p>1.5439999</text:p>
              </table:table-cell>
              <table:table-cell office:value-type="float" office:value="1.6371969">
                <text:p>1.637196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390">
                <text:p>2390</text:p>
              </table:table-cell>
              <table:table-cell office:value-type="float" office:value="0.13020834">
                <text:p>0.13020834</text:p>
              </table:table-cell>
              <table:table-cell office:value-type="float" office:value="0.1299442">
                <text:p>0.1299442</text:p>
              </table:table-cell>
              <table:table-cell office:value-type="float" office:value="1.5359999">
                <text:p>1.5359999</text:p>
              </table:table-cell>
              <table:table-cell office:value-type="float" office:value="1.663818">
                <text:p>1.66381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395">
                <text:p>2395</text:p>
              </table:table-cell>
              <table:table-cell office:value-type="float" office:value="0.13089007">
                <text:p>0.13089007</text:p>
              </table:table-cell>
              <table:table-cell office:value-type="float" office:value="0.1317744">
                <text:p>0.1317744</text:p>
              </table:table-cell>
              <table:table-cell office:value-type="float" office:value="1.5279999">
                <text:p>1.5279999</text:p>
              </table:table-cell>
              <table:table-cell office:value-type="float" office:value="1.5972654">
                <text:p>1.597265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400">
                <text:p>2400</text:p>
              </table:table-cell>
              <table:table-cell office:value-type="float" office:value="0.13157897">
                <text:p>0.13157897</text:p>
              </table:table-cell>
              <table:table-cell office:value-type="float" office:value="0.1390952">
                <text:p>0.1390952</text:p>
              </table:table-cell>
              <table:table-cell office:value-type="float" office:value="1.5199999">
                <text:p>1.5199999</text:p>
              </table:table-cell>
              <table:table-cell office:value-type="float" office:value="1.5706445">
                <text:p>1.570644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405">
                <text:p>2405</text:p>
              </table:table-cell>
              <table:table-cell office:value-type="float" office:value="0.13227515">
                <text:p>0.13227515</text:p>
              </table:table-cell>
              <table:table-cell office:value-type="float" office:value="0.124453604">
                <text:p>0.124453604</text:p>
              </table:table-cell>
              <table:table-cell office:value-type="float" office:value="1.5119998">
                <text:p>1.5119998</text:p>
              </table:table-cell>
              <table:table-cell office:value-type="float" office:value="1.5174022">
                <text:p>1.517402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410">
                <text:p>2410</text:p>
              </table:table-cell>
              <table:table-cell office:value-type="float" office:value="0.13297874">
                <text:p>0.13297874</text:p>
              </table:table-cell>
              <table:table-cell office:value-type="float" office:value="0.12262341">
                <text:p>0.12262341</text:p>
              </table:table-cell>
              <table:table-cell office:value-type="float" office:value="1.5039998">
                <text:p>1.5039998</text:p>
              </table:table-cell>
              <table:table-cell office:value-type="float" office:value="1.4774706">
                <text:p>1.477470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415">
                <text:p>2415</text:p>
              </table:table-cell>
              <table:table-cell office:value-type="float" office:value="0.13368987">
                <text:p>0.13368987</text:p>
              </table:table-cell>
              <table:table-cell office:value-type="float" office:value="0.1207932">
                <text:p>0.1207932</text:p>
              </table:table-cell>
              <table:table-cell office:value-type="float" office:value="1.4959998">
                <text:p>1.4959998</text:p>
              </table:table-cell>
              <table:table-cell office:value-type="float" office:value="1.46416">
                <text:p>1.4641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420">
                <text:p>2420</text:p>
              </table:table-cell>
              <table:table-cell office:value-type="float" office:value="0.13440862">
                <text:p>0.13440862</text:p>
              </table:table-cell>
              <table:table-cell office:value-type="float" office:value="0.1207932">
                <text:p>0.1207932</text:p>
              </table:table-cell>
              <table:table-cell office:value-type="float" office:value="1.4879998">
                <text:p>1.4879998</text:p>
              </table:table-cell>
              <table:table-cell office:value-type="float" office:value="1.4109179">
                <text:p>1.410917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425">
                <text:p>2425</text:p>
              </table:table-cell>
              <table:table-cell office:value-type="float" office:value="0.13513516">
                <text:p>0.13513516</text:p>
              </table:table-cell>
              <table:table-cell office:value-type="float" office:value="0.124453604">
                <text:p>0.124453604</text:p>
              </table:table-cell>
              <table:table-cell office:value-type="float" office:value="1.4799998">
                <text:p>1.4799998</text:p>
              </table:table-cell>
              <table:table-cell office:value-type="float" office:value="1.4375389">
                <text:p>1.437538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430">
                <text:p>2430</text:p>
              </table:table-cell>
              <table:table-cell office:value-type="float" office:value="0.13586959">
                <text:p>0.13586959</text:p>
              </table:table-cell>
              <table:table-cell office:value-type="float" office:value="0.13177441">
                <text:p>0.13177441</text:p>
              </table:table-cell>
              <table:table-cell office:value-type="float" office:value="1.4719998">
                <text:p>1.4719998</text:p>
              </table:table-cell>
              <table:table-cell office:value-type="float" office:value="1.4907811">
                <text:p>1.490781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435">
                <text:p>2435</text:p>
              </table:table-cell>
              <table:table-cell office:value-type="float" office:value="0.13661204">
                <text:p>0.13661204</text:p>
              </table:table-cell>
              <table:table-cell office:value-type="float" office:value="0.1336046">
                <text:p>0.1336046</text:p>
              </table:table-cell>
              <table:table-cell office:value-type="float" office:value="1.4639997">
                <text:p>1.4639997</text:p>
              </table:table-cell>
              <table:table-cell office:value-type="float" office:value="1.4774706">
                <text:p>1.477470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440">
                <text:p>2440</text:p>
              </table:table-cell>
              <table:table-cell office:value-type="float" office:value="0.13736266">
                <text:p>0.13736266</text:p>
              </table:table-cell>
              <table:table-cell office:value-type="float" office:value="0.1427556">
                <text:p>0.1427556</text:p>
              </table:table-cell>
              <table:table-cell office:value-type="float" office:value="1.4559997">
                <text:p>1.4559997</text:p>
              </table:table-cell>
              <table:table-cell office:value-type="float" office:value="1.5440233">
                <text:p>1.544023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445">
                <text:p>2445</text:p>
              </table:table-cell>
              <table:table-cell office:value-type="float" office:value="0.13812158">
                <text:p>0.13812158</text:p>
              </table:table-cell>
              <table:table-cell office:value-type="float" office:value="0.1409254">
                <text:p>0.1409254</text:p>
              </table:table-cell>
              <table:table-cell office:value-type="float" office:value="1.4479997">
                <text:p>1.4479997</text:p>
              </table:table-cell>
              <table:table-cell office:value-type="float" office:value="1.5040916">
                <text:p>1.504091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450">
                <text:p>2450</text:p>
              </table:table-cell>
              <table:table-cell office:value-type="float" office:value="0.13888893">
                <text:p>0.13888893</text:p>
              </table:table-cell>
              <table:table-cell office:value-type="float" office:value="0.1354348">
                <text:p>0.1354348</text:p>
              </table:table-cell>
              <table:table-cell office:value-type="float" office:value="1.4399997">
                <text:p>1.4399997</text:p>
              </table:table-cell>
              <table:table-cell office:value-type="float" office:value="1.4907811">
                <text:p>1.490781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455">
                <text:p>2455</text:p>
              </table:table-cell>
              <table:table-cell office:value-type="float" office:value="0.13966484">
                <text:p>0.13966484</text:p>
              </table:table-cell>
              <table:table-cell office:value-type="float" office:value="0.14458579">
                <text:p>0.14458579</text:p>
              </table:table-cell>
              <table:table-cell office:value-type="float" office:value="1.4319997">
                <text:p>1.4319997</text:p>
              </table:table-cell>
              <table:table-cell office:value-type="float" office:value="1.5307126">
                <text:p>1.530712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460">
                <text:p>2460</text:p>
              </table:table-cell>
              <table:table-cell office:value-type="float" office:value="0.14044948">
                <text:p>0.14044948</text:p>
              </table:table-cell>
              <table:table-cell office:value-type="float" office:value="0.1390952">
                <text:p>0.1390952</text:p>
              </table:table-cell>
              <table:table-cell office:value-type="float" office:value="1.4239997">
                <text:p>1.4239997</text:p>
              </table:table-cell>
              <table:table-cell office:value-type="float" office:value="1.4907811">
                <text:p>1.490781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465">
                <text:p>2465</text:p>
              </table:table-cell>
              <table:table-cell office:value-type="float" office:value="0.14124298">
                <text:p>0.14124298</text:p>
              </table:table-cell>
              <table:table-cell office:value-type="float" office:value="0.1409254">
                <text:p>0.1409254</text:p>
              </table:table-cell>
              <table:table-cell office:value-type="float" office:value="1.4159997">
                <text:p>1.4159997</text:p>
              </table:table-cell>
              <table:table-cell office:value-type="float" office:value="1.5040916">
                <text:p>1.504091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470">
                <text:p>2470</text:p>
              </table:table-cell>
              <table:table-cell office:value-type="float" office:value="0.1420455">
                <text:p>0.1420455</text:p>
              </table:table-cell>
              <table:table-cell office:value-type="float" office:value="0.14275561">
                <text:p>0.14275561</text:p>
              </table:table-cell>
              <table:table-cell office:value-type="float" office:value="1.4079996">
                <text:p>1.4079996</text:p>
              </table:table-cell>
              <table:table-cell office:value-type="float" office:value="1.46416">
                <text:p>1.4641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475">
                <text:p>2475</text:p>
              </table:table-cell>
              <table:table-cell office:value-type="float" office:value="0.14285718">
                <text:p>0.14285718</text:p>
              </table:table-cell>
              <table:table-cell office:value-type="float" office:value="0.1390952">
                <text:p>0.1390952</text:p>
              </table:table-cell>
              <table:table-cell office:value-type="float" office:value="1.3999996">
                <text:p>1.3999996</text:p>
              </table:table-cell>
              <table:table-cell office:value-type="float" office:value="1.4109179">
                <text:p>1.410917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480">
                <text:p>2480</text:p>
              </table:table-cell>
              <table:table-cell office:value-type="float" office:value="0.1436782">
                <text:p>0.1436782</text:p>
              </table:table-cell>
              <table:table-cell office:value-type="float" office:value="0.14275561">
                <text:p>0.14275561</text:p>
              </table:table-cell>
              <table:table-cell office:value-type="float" office:value="1.3919996">
                <text:p>1.3919996</text:p>
              </table:table-cell>
              <table:table-cell office:value-type="float" office:value="1.4109179">
                <text:p>1.410917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485">
                <text:p>2485</text:p>
              </table:table-cell>
              <table:table-cell office:value-type="float" office:value="0.14450872">
                <text:p>0.14450872</text:p>
              </table:table-cell>
              <table:table-cell office:value-type="float" office:value="0.14641601">
                <text:p>0.14641601</text:p>
              </table:table-cell>
              <table:table-cell office:value-type="float" office:value="1.3839996">
                <text:p>1.3839996</text:p>
              </table:table-cell>
              <table:table-cell office:value-type="float" office:value="1.4109179">
                <text:p>1.410917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490">
                <text:p>2490</text:p>
              </table:table-cell>
              <table:table-cell office:value-type="float" office:value="0.14534889">
                <text:p>0.14534889</text:p>
              </table:table-cell>
              <table:table-cell office:value-type="float" office:value="0.1390952">
                <text:p>0.1390952</text:p>
              </table:table-cell>
              <table:table-cell office:value-type="float" office:value="1.3759996">
                <text:p>1.3759996</text:p>
              </table:table-cell>
              <table:table-cell office:value-type="float" office:value="1.3576758">
                <text:p>1.357675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495">
                <text:p>2495</text:p>
              </table:table-cell>
              <table:table-cell office:value-type="float" office:value="0.14619888">
                <text:p>0.14619888</text:p>
              </table:table-cell>
              <table:table-cell office:value-type="float" office:value="0.14275561">
                <text:p>0.14275561</text:p>
              </table:table-cell>
              <table:table-cell office:value-type="float" office:value="1.3679996">
                <text:p>1.3679996</text:p>
              </table:table-cell>
              <table:table-cell office:value-type="float" office:value="1.3842968">
                <text:p>1.384296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500">
                <text:p>2500</text:p>
              </table:table-cell>
              <table:table-cell office:value-type="float" office:value="0.14705887">
                <text:p>0.14705887</text:p>
              </table:table-cell>
              <table:table-cell office:value-type="float" office:value="0.14275561">
                <text:p>0.14275561</text:p>
              </table:table-cell>
              <table:table-cell office:value-type="float" office:value="1.3599995">
                <text:p>1.3599995</text:p>
              </table:table-cell>
              <table:table-cell office:value-type="float" office:value="1.3576758">
                <text:p>1.357675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505">
                <text:p>2505</text:p>
              </table:table-cell>
              <table:table-cell office:value-type="float" office:value="0.14792904">
                <text:p>0.14792904</text:p>
              </table:table-cell>
              <table:table-cell office:value-type="float" office:value="0.1409254">
                <text:p>0.1409254</text:p>
              </table:table-cell>
              <table:table-cell office:value-type="float" office:value="1.3519995">
                <text:p>1.3519995</text:p>
              </table:table-cell>
              <table:table-cell office:value-type="float" office:value="1.3709862">
                <text:p>1.370986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510">
                <text:p>2510</text:p>
              </table:table-cell>
              <table:table-cell office:value-type="float" office:value="0.14880958">
                <text:p>0.14880958</text:p>
              </table:table-cell>
              <table:table-cell office:value-type="float" office:value="0.1445858">
                <text:p>0.1445858</text:p>
              </table:table-cell>
              <table:table-cell office:value-type="float" office:value="1.3439995">
                <text:p>1.3439995</text:p>
              </table:table-cell>
              <table:table-cell office:value-type="float" office:value="1.3709862">
                <text:p>1.370986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515">
                <text:p>2515</text:p>
              </table:table-cell>
              <table:table-cell office:value-type="float" office:value="0.14970066">
                <text:p>0.14970066</text:p>
              </table:table-cell>
              <table:table-cell office:value-type="float" office:value="0.14641601">
                <text:p>0.14641601</text:p>
              </table:table-cell>
              <table:table-cell office:value-type="float" office:value="1.3359995">
                <text:p>1.3359995</text:p>
              </table:table-cell>
              <table:table-cell office:value-type="float" office:value="1.3576758">
                <text:p>1.357675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520">
                <text:p>2520</text:p>
              </table:table-cell>
              <table:table-cell office:value-type="float" office:value="0.15060247">
                <text:p>0.15060247</text:p>
              </table:table-cell>
              <table:table-cell office:value-type="float" office:value="0.14824621">
                <text:p>0.14824621</text:p>
              </table:table-cell>
              <table:table-cell office:value-type="float" office:value="1.3279995">
                <text:p>1.3279995</text:p>
              </table:table-cell>
              <table:table-cell office:value-type="float" office:value="1.3709862">
                <text:p>1.370986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525">
                <text:p>2525</text:p>
              </table:table-cell>
              <table:table-cell office:value-type="float" office:value="0.15151522">
                <text:p>0.15151522</text:p>
              </table:table-cell>
              <table:table-cell office:value-type="float" office:value="0.1500764">
                <text:p>0.1500764</text:p>
              </table:table-cell>
              <table:table-cell office:value-type="float" office:value="1.3199995">
                <text:p>1.3199995</text:p>
              </table:table-cell>
              <table:table-cell office:value-type="float" office:value="1.3576758">
                <text:p>1.357675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530">
                <text:p>2530</text:p>
              </table:table-cell>
              <table:table-cell office:value-type="float" office:value="0.15243909">
                <text:p>0.15243909</text:p>
              </table:table-cell>
              <table:table-cell office:value-type="float" office:value="0.14824621">
                <text:p>0.14824621</text:p>
              </table:table-cell>
              <table:table-cell office:value-type="float" office:value="1.3119994">
                <text:p>1.3119994</text:p>
              </table:table-cell>
              <table:table-cell office:value-type="float" office:value="1.2911229">
                <text:p>1.291122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535">
                <text:p>2535</text:p>
              </table:table-cell>
              <table:table-cell office:value-type="float" office:value="0.1533743">
                <text:p>0.1533743</text:p>
              </table:table-cell>
              <table:table-cell office:value-type="float" office:value="0.14641601">
                <text:p>0.14641601</text:p>
              </table:table-cell>
              <table:table-cell office:value-type="float" office:value="1.3039994">
                <text:p>1.3039994</text:p>
              </table:table-cell>
              <table:table-cell office:value-type="float" office:value="1.3044335">
                <text:p>1.304433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540">
                <text:p>2540</text:p>
              </table:table-cell>
              <table:table-cell office:value-type="float" office:value="0.15432106">
                <text:p>0.15432106</text:p>
              </table:table-cell>
              <table:table-cell office:value-type="float" office:value="0.15373681">
                <text:p>0.15373681</text:p>
              </table:table-cell>
              <table:table-cell office:value-type="float" office:value="1.2959994">
                <text:p>1.2959994</text:p>
              </table:table-cell>
              <table:table-cell office:value-type="float" office:value="1.3044335">
                <text:p>1.304433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545">
                <text:p>2545</text:p>
              </table:table-cell>
              <table:table-cell office:value-type="float" office:value="0.15527958">
                <text:p>0.15527958</text:p>
              </table:table-cell>
              <table:table-cell office:value-type="float" office:value="0.14824621">
                <text:p>0.14824621</text:p>
              </table:table-cell>
              <table:table-cell office:value-type="float" office:value="1.2879994">
                <text:p>1.2879994</text:p>
              </table:table-cell>
              <table:table-cell office:value-type="float" office:value="1.2645018">
                <text:p>1.264501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550">
                <text:p>2550</text:p>
              </table:table-cell>
              <table:table-cell office:value-type="float" office:value="0.15625007">
                <text:p>0.15625007</text:p>
              </table:table-cell>
              <table:table-cell office:value-type="float" office:value="0.15373681">
                <text:p>0.15373681</text:p>
              </table:table-cell>
              <table:table-cell office:value-type="float" office:value="1.2799994">
                <text:p>1.2799994</text:p>
              </table:table-cell>
              <table:table-cell office:value-type="float" office:value="1.3044335">
                <text:p>1.304433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555">
                <text:p>2555</text:p>
              </table:table-cell>
              <table:table-cell office:value-type="float" office:value="0.15723279">
                <text:p>0.15723279</text:p>
              </table:table-cell>
              <table:table-cell office:value-type="float" office:value="0.155567">
                <text:p>0.155567</text:p>
              </table:table-cell>
              <table:table-cell office:value-type="float" office:value="1.2719994">
                <text:p>1.2719994</text:p>
              </table:table-cell>
              <table:table-cell office:value-type="float" office:value="1.3177441">
                <text:p>1.317744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560">
                <text:p>2560</text:p>
              </table:table-cell>
              <table:table-cell office:value-type="float" office:value="0.15822794">
                <text:p>0.15822794</text:p>
              </table:table-cell>
              <table:table-cell office:value-type="float" office:value="0.14824621">
                <text:p>0.14824621</text:p>
              </table:table-cell>
              <table:table-cell office:value-type="float" office:value="1.2639993">
                <text:p>1.2639993</text:p>
              </table:table-cell>
              <table:table-cell office:value-type="float" office:value="1.2378807">
                <text:p>1.237880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565">
                <text:p>2565</text:p>
              </table:table-cell>
              <table:table-cell office:value-type="float" office:value="0.15923576">
                <text:p>0.15923576</text:p>
              </table:table-cell>
              <table:table-cell office:value-type="float" office:value="0.15373681">
                <text:p>0.15373681</text:p>
              </table:table-cell>
              <table:table-cell office:value-type="float" office:value="1.2559993">
                <text:p>1.2559993</text:p>
              </table:table-cell>
              <table:table-cell office:value-type="float" office:value="1.2778124">
                <text:p>1.277812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570">
                <text:p>2570</text:p>
              </table:table-cell>
              <table:table-cell office:value-type="float" office:value="0.1602565">
                <text:p>0.1602565</text:p>
              </table:table-cell>
              <table:table-cell office:value-type="float" office:value="0.15922742">
                <text:p>0.15922742</text:p>
              </table:table-cell>
              <table:table-cell office:value-type="float" office:value="1.2479993">
                <text:p>1.2479993</text:p>
              </table:table-cell>
              <table:table-cell office:value-type="float" office:value="1.3177441">
                <text:p>1.317744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575">
                <text:p>2575</text:p>
              </table:table-cell>
              <table:table-cell office:value-type="float" office:value="0.16129042">
                <text:p>0.16129042</text:p>
              </table:table-cell>
              <table:table-cell office:value-type="float" office:value="0.15922742">
                <text:p>0.15922742</text:p>
              </table:table-cell>
              <table:table-cell office:value-type="float" office:value="1.2399993">
                <text:p>1.2399993</text:p>
              </table:table-cell>
              <table:table-cell office:value-type="float" office:value="1.2378807">
                <text:p>1.237880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580">
                <text:p>2580</text:p>
              </table:table-cell>
              <table:table-cell office:value-type="float" office:value="0.16233777">
                <text:p>0.16233777</text:p>
              </table:table-cell>
              <table:table-cell office:value-type="float" office:value="0.1610576">
                <text:p>0.1610576</text:p>
              </table:table-cell>
              <table:table-cell office:value-type="float" office:value="1.2319993">
                <text:p>1.2319993</text:p>
              </table:table-cell>
              <table:table-cell office:value-type="float" office:value="1.2778124">
                <text:p>1.277812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585">
                <text:p>2585</text:p>
              </table:table-cell>
              <table:table-cell office:value-type="float" office:value="0.16339879">
                <text:p>0.16339879</text:p>
              </table:table-cell>
              <table:table-cell office:value-type="float" office:value="0.16471802">
                <text:p>0.16471802</text:p>
              </table:table-cell>
              <table:table-cell office:value-type="float" office:value="1.2239993">
                <text:p>1.2239993</text:p>
              </table:table-cell>
              <table:table-cell office:value-type="float" office:value="1.2511913">
                <text:p>1.251191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590">
                <text:p>2590</text:p>
              </table:table-cell>
              <table:table-cell office:value-type="float" office:value="0.16447379">
                <text:p>0.16447379</text:p>
              </table:table-cell>
              <table:table-cell office:value-type="float" office:value="0.15922742">
                <text:p>0.15922742</text:p>
              </table:table-cell>
              <table:table-cell office:value-type="float" office:value="1.2159992">
                <text:p>1.2159992</text:p>
              </table:table-cell>
              <table:table-cell office:value-type="float" office:value="1.2378807">
                <text:p>1.237880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595">
                <text:p>2595</text:p>
              </table:table-cell>
              <table:table-cell office:value-type="float" office:value="0.16556302">
                <text:p>0.16556302</text:p>
              </table:table-cell>
              <table:table-cell office:value-type="float" office:value="0.16288781">
                <text:p>0.16288781</text:p>
              </table:table-cell>
              <table:table-cell office:value-type="float" office:value="1.2079992">
                <text:p>1.2079992</text:p>
              </table:table-cell>
              <table:table-cell office:value-type="float" office:value="1.2112597">
                <text:p>1.211259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600">
                <text:p>2600</text:p>
              </table:table-cell>
              <table:table-cell office:value-type="float" office:value="0.16666678">
                <text:p>0.16666678</text:p>
              </table:table-cell>
              <table:table-cell office:value-type="float" office:value="0.1610576">
                <text:p>0.1610576</text:p>
              </table:table-cell>
              <table:table-cell office:value-type="float" office:value="1.1999992">
                <text:p>1.1999992</text:p>
              </table:table-cell>
              <table:table-cell office:value-type="float" office:value="1.1979492">
                <text:p>1.197949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605">
                <text:p>2605</text:p>
              </table:table-cell>
              <table:table-cell office:value-type="float" office:value="0.16778535">
                <text:p>0.16778535</text:p>
              </table:table-cell>
              <table:table-cell office:value-type="float" office:value="0.1610576">
                <text:p>0.1610576</text:p>
              </table:table-cell>
              <table:table-cell office:value-type="float" office:value="1.1919992">
                <text:p>1.1919992</text:p>
              </table:table-cell>
              <table:table-cell office:value-type="float" office:value="1.1979492">
                <text:p>1.197949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610">
                <text:p>2610</text:p>
              </table:table-cell>
              <table:table-cell office:value-type="float" office:value="0.16891904">
                <text:p>0.16891904</text:p>
              </table:table-cell>
              <table:table-cell office:value-type="float" office:value="0.16471802">
                <text:p>0.16471802</text:p>
              </table:table-cell>
              <table:table-cell office:value-type="float" office:value="1.1839992">
                <text:p>1.1839992</text:p>
              </table:table-cell>
              <table:table-cell office:value-type="float" office:value="1.1979492">
                <text:p>1.197949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615">
                <text:p>2615</text:p>
              </table:table-cell>
              <table:table-cell office:value-type="float" office:value="0.17006814">
                <text:p>0.17006814</text:p>
              </table:table-cell>
              <table:table-cell office:value-type="float" office:value="0.1610576">
                <text:p>0.1610576</text:p>
              </table:table-cell>
              <table:table-cell office:value-type="float" office:value="1.1759992">
                <text:p>1.1759992</text:p>
              </table:table-cell>
              <table:table-cell office:value-type="float" office:value="1.1713281">
                <text:p>1.171328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620">
                <text:p>2620</text:p>
              </table:table-cell>
              <table:table-cell office:value-type="float" office:value="0.171233">
                <text:p>0.171233</text:p>
              </table:table-cell>
              <table:table-cell office:value-type="float" office:value="0.1610576">
                <text:p>0.1610576</text:p>
              </table:table-cell>
              <table:table-cell office:value-type="float" office:value="1.1679991">
                <text:p>1.1679991</text:p>
              </table:table-cell>
              <table:table-cell office:value-type="float" office:value="1.1979492">
                <text:p>1.197949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625">
                <text:p>2625</text:p>
              </table:table-cell>
              <table:table-cell office:value-type="float" office:value="0.17241393">
                <text:p>0.17241393</text:p>
              </table:table-cell>
              <table:table-cell office:value-type="float" office:value="0.16288781">
                <text:p>0.16288781</text:p>
              </table:table-cell>
              <table:table-cell office:value-type="float" office:value="1.1599991">
                <text:p>1.1599991</text:p>
              </table:table-cell>
              <table:table-cell office:value-type="float" office:value="1.1846386">
                <text:p>1.184638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630">
                <text:p>2630</text:p>
              </table:table-cell>
              <table:table-cell office:value-type="float" office:value="0.17361125">
                <text:p>0.17361125</text:p>
              </table:table-cell>
              <table:table-cell office:value-type="float" office:value="0.16471802">
                <text:p>0.16471802</text:p>
              </table:table-cell>
              <table:table-cell office:value-type="float" office:value="1.1519991">
                <text:p>1.1519991</text:p>
              </table:table-cell>
              <table:table-cell office:value-type="float" office:value="1.1979492">
                <text:p>1.197949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635">
                <text:p>2635</text:p>
              </table:table-cell>
              <table:table-cell office:value-type="float" office:value="0.17482531">
                <text:p>0.17482531</text:p>
              </table:table-cell>
              <table:table-cell office:value-type="float" office:value="0.17020862">
                <text:p>0.17020862</text:p>
              </table:table-cell>
              <table:table-cell office:value-type="float" office:value="1.1439991">
                <text:p>1.1439991</text:p>
              </table:table-cell>
              <table:table-cell office:value-type="float" office:value="1.2378807">
                <text:p>1.237880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640">
                <text:p>2640</text:p>
              </table:table-cell>
              <table:table-cell office:value-type="float" office:value="0.17605649">
                <text:p>0.17605649</text:p>
              </table:table-cell>
              <table:table-cell office:value-type="float" office:value="0.17020862">
                <text:p>0.17020862</text:p>
              </table:table-cell>
              <table:table-cell office:value-type="float" office:value="1.1359991">
                <text:p>1.1359991</text:p>
              </table:table-cell>
              <table:table-cell office:value-type="float" office:value="1.2378807">
                <text:p>1.237880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645">
                <text:p>2645</text:p>
              </table:table-cell>
              <table:table-cell office:value-type="float" office:value="0.17730512">
                <text:p>0.17730512</text:p>
              </table:table-cell>
              <table:table-cell office:value-type="float" office:value="0.16471802">
                <text:p>0.16471802</text:p>
              </table:table-cell>
              <table:table-cell office:value-type="float" office:value="1.1279991">
                <text:p>1.1279991</text:p>
              </table:table-cell>
              <table:table-cell office:value-type="float" office:value="1.1979492">
                <text:p>1.197949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650">
                <text:p>2650</text:p>
              </table:table-cell>
              <table:table-cell office:value-type="float" office:value="0.17857158">
                <text:p>0.17857158</text:p>
              </table:table-cell>
              <table:table-cell office:value-type="float" office:value="0.17020862">
                <text:p>0.17020862</text:p>
              </table:table-cell>
              <table:table-cell office:value-type="float" office:value="1.119999">
                <text:p>1.119999</text:p>
              </table:table-cell>
              <table:table-cell office:value-type="float" office:value="1.2112597">
                <text:p>1.211259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655">
                <text:p>2655</text:p>
              </table:table-cell>
              <table:table-cell office:value-type="float" office:value="0.17985627">
                <text:p>0.17985627</text:p>
              </table:table-cell>
              <table:table-cell office:value-type="float" office:value="0.17020862">
                <text:p>0.17020862</text:p>
              </table:table-cell>
              <table:table-cell office:value-type="float" office:value="1.111999">
                <text:p>1.111999</text:p>
              </table:table-cell>
              <table:table-cell office:value-type="float" office:value="1.1846386">
                <text:p>1.184638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660">
                <text:p>2660</text:p>
              </table:table-cell>
              <table:table-cell office:value-type="float" office:value="0.18115959">
                <text:p>0.18115959</text:p>
              </table:table-cell>
              <table:table-cell office:value-type="float" office:value="0.17386901">
                <text:p>0.17386901</text:p>
              </table:table-cell>
              <table:table-cell office:value-type="float" office:value="1.103999">
                <text:p>1.103999</text:p>
              </table:table-cell>
              <table:table-cell office:value-type="float" office:value="1.1580175">
                <text:p>1.158017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665">
                <text:p>2665</text:p>
              </table:table-cell>
              <table:table-cell office:value-type="float" office:value="0.18248191">
                <text:p>0.18248191</text:p>
              </table:table-cell>
              <table:table-cell office:value-type="float" office:value="0.17386901">
                <text:p>0.17386901</text:p>
              </table:table-cell>
              <table:table-cell office:value-type="float" office:value="1.095999">
                <text:p>1.095999</text:p>
              </table:table-cell>
              <table:table-cell office:value-type="float" office:value="1.1580175">
                <text:p>1.158017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670">
                <text:p>2670</text:p>
              </table:table-cell>
              <table:table-cell office:value-type="float" office:value="0.1838237">
                <text:p>0.1838237</text:p>
              </table:table-cell>
              <table:table-cell office:value-type="float" office:value="0.17752941">
                <text:p>0.17752941</text:p>
              </table:table-cell>
              <table:table-cell office:value-type="float" office:value="1.087999">
                <text:p>1.087999</text:p>
              </table:table-cell>
              <table:table-cell office:value-type="float" office:value="1.1313964">
                <text:p>1.131396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675">
                <text:p>2675</text:p>
              </table:table-cell>
              <table:table-cell office:value-type="float" office:value="0.18518536">
                <text:p>0.18518536</text:p>
              </table:table-cell>
              <table:table-cell office:value-type="float" office:value="0.1756992">
                <text:p>0.1756992</text:p>
              </table:table-cell>
              <table:table-cell office:value-type="float" office:value="1.079999">
                <text:p>1.079999</text:p>
              </table:table-cell>
              <table:table-cell office:value-type="float" office:value="1.1180859">
                <text:p>1.118085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680">
                <text:p>2680</text:p>
              </table:table-cell>
              <table:table-cell office:value-type="float" office:value="0.18656735">
                <text:p>0.18656735</text:p>
              </table:table-cell>
              <table:table-cell office:value-type="float" office:value="0.1811898">
                <text:p>0.1811898</text:p>
              </table:table-cell>
              <table:table-cell office:value-type="float" office:value="1.071999">
                <text:p>1.071999</text:p>
              </table:table-cell>
              <table:table-cell office:value-type="float" office:value="1.1047753">
                <text:p>1.104775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685">
                <text:p>2685</text:p>
              </table:table-cell>
              <table:table-cell office:value-type="float" office:value="0.18797012">
                <text:p>0.18797012</text:p>
              </table:table-cell>
              <table:table-cell office:value-type="float" office:value="0.17935961">
                <text:p>0.17935961</text:p>
              </table:table-cell>
              <table:table-cell office:value-type="float" office:value="1.0639989">
                <text:p>1.0639989</text:p>
              </table:table-cell>
              <table:table-cell office:value-type="float" office:value="1.1180859">
                <text:p>1.118085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690">
                <text:p>2690</text:p>
              </table:table-cell>
              <table:table-cell office:value-type="float" office:value="0.18939413">
                <text:p>0.18939413</text:p>
              </table:table-cell>
              <table:table-cell office:value-type="float" office:value="0.17752941">
                <text:p>0.17752941</text:p>
              </table:table-cell>
              <table:table-cell office:value-type="float" office:value="1.0559989">
                <text:p>1.0559989</text:p>
              </table:table-cell>
              <table:table-cell office:value-type="float" office:value="1.0515331">
                <text:p>1.051533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695">
                <text:p>2695</text:p>
              </table:table-cell>
              <table:table-cell office:value-type="float" office:value="0.1908399">
                <text:p>0.1908399</text:p>
              </table:table-cell>
              <table:table-cell office:value-type="float" office:value="0.17935961">
                <text:p>0.17935961</text:p>
              </table:table-cell>
              <table:table-cell office:value-type="float" office:value="1.0479989">
                <text:p>1.0479989</text:p>
              </table:table-cell>
              <table:table-cell office:value-type="float" office:value="1.0914648">
                <text:p>1.091464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700">
                <text:p>2700</text:p>
              </table:table-cell>
              <table:table-cell office:value-type="float" office:value="0.1923079">
                <text:p>0.1923079</text:p>
              </table:table-cell>
              <table:table-cell office:value-type="float" office:value="0.1811898">
                <text:p>0.1811898</text:p>
              </table:table-cell>
              <table:table-cell office:value-type="float" office:value="1.0399989">
                <text:p>1.0399989</text:p>
              </table:table-cell>
              <table:table-cell office:value-type="float" office:value="1.0781542">
                <text:p>1.078154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705">
                <text:p>2705</text:p>
              </table:table-cell>
              <table:table-cell office:value-type="float" office:value="0.19379866">
                <text:p>0.19379866</text:p>
              </table:table-cell>
              <table:table-cell office:value-type="float" office:value="0.18485022">
                <text:p>0.18485022</text:p>
              </table:table-cell>
              <table:table-cell office:value-type="float" office:value="1.0319989">
                <text:p>1.0319989</text:p>
              </table:table-cell>
              <table:table-cell office:value-type="float" office:value="1.0515331">
                <text:p>1.051533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710">
                <text:p>2710</text:p>
              </table:table-cell>
              <table:table-cell office:value-type="float" office:value="0.19531272">
                <text:p>0.19531272</text:p>
              </table:table-cell>
              <table:table-cell office:value-type="float" office:value="0.18485022">
                <text:p>0.18485022</text:p>
              </table:table-cell>
              <table:table-cell office:value-type="float" office:value="1.0239989">
                <text:p>1.0239989</text:p>
              </table:table-cell>
              <table:table-cell office:value-type="float" office:value="1.0781542">
                <text:p>1.078154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715">
                <text:p>2715</text:p>
              </table:table-cell>
              <table:table-cell office:value-type="float" office:value="0.19685063">
                <text:p>0.19685063</text:p>
              </table:table-cell>
              <table:table-cell office:value-type="float" office:value="0.1866804">
                <text:p>0.1866804</text:p>
              </table:table-cell>
              <table:table-cell office:value-type="float" office:value="1.0159988">
                <text:p>1.0159988</text:p>
              </table:table-cell>
              <table:table-cell office:value-type="float" office:value="1.0382226">
                <text:p>1.038222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720">
                <text:p>2720</text:p>
              </table:table-cell>
              <table:table-cell office:value-type="float" office:value="0.19841294">
                <text:p>0.19841294</text:p>
              </table:table-cell>
              <table:table-cell office:value-type="float" office:value="0.1866804">
                <text:p>0.1866804</text:p>
              </table:table-cell>
              <table:table-cell office:value-type="float" office:value="1.0079988">
                <text:p>1.0079988</text:p>
              </table:table-cell>
              <table:table-cell office:value-type="float" office:value="1.0648437">
                <text:p>1.064843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725">
                <text:p>2725</text:p>
              </table:table-cell>
              <table:table-cell office:value-type="float" office:value="0.20000024">
                <text:p>0.20000024</text:p>
              </table:table-cell>
              <table:table-cell office:value-type="float" office:value="0.19034082">
                <text:p>0.19034082</text:p>
              </table:table-cell>
              <table:table-cell office:value-type="float" office:value="0.9999988">
                <text:p>0.9999988</text:p>
              </table:table-cell>
              <table:table-cell office:value-type="float" office:value="1.0648437">
                <text:p>1.064843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730">
                <text:p>2730</text:p>
              </table:table-cell>
              <table:table-cell office:value-type="float" office:value="0.20161316">
                <text:p>0.20161316</text:p>
              </table:table-cell>
              <table:table-cell office:value-type="float" office:value="0.19400121">
                <text:p>0.19400121</text:p>
              </table:table-cell>
              <table:table-cell office:value-type="float" office:value="0.9919988">
                <text:p>0.9919988</text:p>
              </table:table-cell>
              <table:table-cell office:value-type="float" office:value="1.0648437">
                <text:p>1.064843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735">
                <text:p>2735</text:p>
              </table:table-cell>
              <table:table-cell office:value-type="float" office:value="0.20325229">
                <text:p>0.20325229</text:p>
              </table:table-cell>
              <table:table-cell office:value-type="float" office:value="0.201322">
                <text:p>0.201322</text:p>
              </table:table-cell>
              <table:table-cell office:value-type="float" office:value="0.9839988">
                <text:p>0.9839988</text:p>
              </table:table-cell>
              <table:table-cell office:value-type="float" office:value="1.0648437">
                <text:p>1.064843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740">
                <text:p>2740</text:p>
              </table:table-cell>
              <table:table-cell office:value-type="float" office:value="0.2049183">
                <text:p>0.2049183</text:p>
              </table:table-cell>
              <table:table-cell office:value-type="float" office:value="0.19949181">
                <text:p>0.19949181</text:p>
              </table:table-cell>
              <table:table-cell office:value-type="float" office:value="0.97599876">
                <text:p>0.97599876</text:p>
              </table:table-cell>
              <table:table-cell office:value-type="float" office:value="1.0515331">
                <text:p>1.051533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745">
                <text:p>2745</text:p>
              </table:table-cell>
              <table:table-cell office:value-type="float" office:value="0.20661184">
                <text:p>0.20661184</text:p>
              </table:table-cell>
              <table:table-cell office:value-type="float" office:value="0.19583142">
                <text:p>0.19583142</text:p>
              </table:table-cell>
              <table:table-cell office:value-type="float" office:value="0.96799874">
                <text:p>0.96799874</text:p>
              </table:table-cell>
              <table:table-cell office:value-type="float" office:value="1.024912">
                <text:p>1.02491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750">
                <text:p>2750</text:p>
              </table:table-cell>
              <table:table-cell office:value-type="float" office:value="0.20833361">
                <text:p>0.20833361</text:p>
              </table:table-cell>
              <table:table-cell office:value-type="float" office:value="0.2049824">
                <text:p>0.2049824</text:p>
              </table:table-cell>
              <table:table-cell office:value-type="float" office:value="0.9599987">
                <text:p>0.9599987</text:p>
              </table:table-cell>
              <table:table-cell office:value-type="float" office:value="1.0382226">
                <text:p>1.038222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755">
                <text:p>2755</text:p>
              </table:table-cell>
              <table:table-cell office:value-type="float" office:value="0.21008432">
                <text:p>0.21008432</text:p>
              </table:table-cell>
              <table:table-cell office:value-type="float" office:value="0.20315221">
                <text:p>0.20315221</text:p>
              </table:table-cell>
              <table:table-cell office:value-type="float" office:value="0.9519987">
                <text:p>0.9519987</text:p>
              </table:table-cell>
              <table:table-cell office:value-type="float" office:value="1.024912">
                <text:p>1.02491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760">
                <text:p>2760</text:p>
              </table:table-cell>
              <table:table-cell office:value-type="float" office:value="0.21186471">
                <text:p>0.21186471</text:p>
              </table:table-cell>
              <table:table-cell office:value-type="float" office:value="0.19949181">
                <text:p>0.19949181</text:p>
              </table:table-cell>
              <table:table-cell office:value-type="float" office:value="0.9439987">
                <text:p>0.9439987</text:p>
              </table:table-cell>
              <table:table-cell office:value-type="float" office:value="0.9716698">
                <text:p>0.971669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765">
                <text:p>2765</text:p>
              </table:table-cell>
              <table:table-cell office:value-type="float" office:value="0.21367551">
                <text:p>0.21367551</text:p>
              </table:table-cell>
              <table:table-cell office:value-type="float" office:value="0.2049824">
                <text:p>0.2049824</text:p>
              </table:table-cell>
              <table:table-cell office:value-type="float" office:value="0.9359987">
                <text:p>0.9359987</text:p>
              </table:table-cell>
              <table:table-cell office:value-type="float" office:value="0.98498034">
                <text:p>0.9849803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770">
                <text:p>2770</text:p>
              </table:table-cell>
              <table:table-cell office:value-type="float" office:value="0.21551755">
                <text:p>0.21551755</text:p>
              </table:table-cell>
              <table:table-cell office:value-type="float" office:value="0.19766161">
                <text:p>0.19766161</text:p>
              </table:table-cell>
              <table:table-cell office:value-type="float" office:value="0.92799866">
                <text:p>0.92799866</text:p>
              </table:table-cell>
              <table:table-cell office:value-type="float" office:value="0.93173826">
                <text:p>0.9317382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775">
                <text:p>2775</text:p>
              </table:table-cell>
              <table:table-cell office:value-type="float" office:value="0.21739163">
                <text:p>0.21739163</text:p>
              </table:table-cell>
              <table:table-cell office:value-type="float" office:value="0.20864281">
                <text:p>0.20864281</text:p>
              </table:table-cell>
              <table:table-cell office:value-type="float" office:value="0.91999865">
                <text:p>0.91999865</text:p>
              </table:table-cell>
              <table:table-cell office:value-type="float" office:value="0.93173826">
                <text:p>0.9317382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780">
                <text:p>2780</text:p>
              </table:table-cell>
              <table:table-cell office:value-type="float" office:value="0.21929857">
                <text:p>0.21929857</text:p>
              </table:table-cell>
              <table:table-cell office:value-type="float" office:value="0.2123032">
                <text:p>0.2123032</text:p>
              </table:table-cell>
              <table:table-cell office:value-type="float" office:value="0.9119986">
                <text:p>0.9119986</text:p>
              </table:table-cell>
              <table:table-cell office:value-type="float" office:value="0.93173826">
                <text:p>0.9317382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785">
                <text:p>2785</text:p>
              </table:table-cell>
              <table:table-cell office:value-type="float" office:value="0.22123928">
                <text:p>0.22123928</text:p>
              </table:table-cell>
              <table:table-cell office:value-type="float" office:value="0.20681262">
                <text:p>0.20681262</text:p>
              </table:table-cell>
              <table:table-cell office:value-type="float" office:value="0.9039986">
                <text:p>0.9039986</text:p>
              </table:table-cell>
              <table:table-cell office:value-type="float" office:value="0.9184277">
                <text:p>0.918427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790">
                <text:p>2790</text:p>
              </table:table-cell>
              <table:table-cell office:value-type="float" office:value="0.22321464">
                <text:p>0.22321464</text:p>
              </table:table-cell>
              <table:table-cell office:value-type="float" office:value="0.21413341">
                <text:p>0.21413341</text:p>
              </table:table-cell>
              <table:table-cell office:value-type="float" office:value="0.8959986">
                <text:p>0.8959986</text:p>
              </table:table-cell>
              <table:table-cell office:value-type="float" office:value="0.9716698">
                <text:p>0.971669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795">
                <text:p>2795</text:p>
              </table:table-cell>
              <table:table-cell office:value-type="float" office:value="0.22522558">
                <text:p>0.22522558</text:p>
              </table:table-cell>
              <table:table-cell office:value-type="float" office:value="0.21779379">
                <text:p>0.21779379</text:p>
              </table:table-cell>
              <table:table-cell office:value-type="float" office:value="0.8879986">
                <text:p>0.8879986</text:p>
              </table:table-cell>
              <table:table-cell office:value-type="float" office:value="0.97166973">
                <text:p>0.9716697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800">
                <text:p>2800</text:p>
              </table:table-cell>
              <table:table-cell office:value-type="float" office:value="0.2272731">
                <text:p>0.2272731</text:p>
              </table:table-cell>
              <table:table-cell office:value-type="float" office:value="0.21962401">
                <text:p>0.21962401</text:p>
              </table:table-cell>
              <table:table-cell office:value-type="float" office:value="0.87999856">
                <text:p>0.87999856</text:p>
              </table:table-cell>
              <table:table-cell office:value-type="float" office:value="0.93173826">
                <text:p>0.9317382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805">
                <text:p>2805</text:p>
              </table:table-cell>
              <table:table-cell office:value-type="float" office:value="0.22935818">
                <text:p>0.22935818</text:p>
              </table:table-cell>
              <table:table-cell office:value-type="float" office:value="0.22328441">
                <text:p>0.22328441</text:p>
              </table:table-cell>
              <table:table-cell office:value-type="float" office:value="0.87199855">
                <text:p>0.87199855</text:p>
              </table:table-cell>
              <table:table-cell office:value-type="float" office:value="0.9583592">
                <text:p>0.958359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810">
                <text:p>2810</text:p>
              </table:table-cell>
              <table:table-cell office:value-type="float" office:value="0.23148188">
                <text:p>0.23148188</text:p>
              </table:table-cell>
              <table:table-cell office:value-type="float" office:value="0.22145419">
                <text:p>0.22145419</text:p>
              </table:table-cell>
              <table:table-cell office:value-type="float" office:value="0.86399853">
                <text:p>0.86399853</text:p>
              </table:table-cell>
              <table:table-cell office:value-type="float" office:value="0.9450487">
                <text:p>0.945048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815">
                <text:p>2815</text:p>
              </table:table-cell>
              <table:table-cell office:value-type="float" office:value="0.23364528">
                <text:p>0.23364528</text:p>
              </table:table-cell>
              <table:table-cell office:value-type="float" office:value="0.22328441">
                <text:p>0.22328441</text:p>
              </table:table-cell>
              <table:table-cell office:value-type="float" office:value="0.8559985">
                <text:p>0.8559985</text:p>
              </table:table-cell>
              <table:table-cell office:value-type="float" office:value="0.93173814">
                <text:p>0.9317381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820">
                <text:p>2820</text:p>
              </table:table-cell>
              <table:table-cell office:value-type="float" office:value="0.23584947">
                <text:p>0.23584947</text:p>
              </table:table-cell>
              <table:table-cell office:value-type="float" office:value="0.23243539">
                <text:p>0.23243539</text:p>
              </table:table-cell>
              <table:table-cell office:value-type="float" office:value="0.8479985">
                <text:p>0.8479985</text:p>
              </table:table-cell>
              <table:table-cell office:value-type="float" office:value="0.9450487">
                <text:p>0.945048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825">
                <text:p>2825</text:p>
              </table:table-cell>
              <table:table-cell office:value-type="float" office:value="0.23809567">
                <text:p>0.23809567</text:p>
              </table:table-cell>
              <table:table-cell office:value-type="float" office:value="0.22877502">
                <text:p>0.22877502</text:p>
              </table:table-cell>
              <table:table-cell office:value-type="float" office:value="0.8399985">
                <text:p>0.8399985</text:p>
              </table:table-cell>
              <table:table-cell office:value-type="float" office:value="0.86518544">
                <text:p>0.8651854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830">
                <text:p>2830</text:p>
              </table:table-cell>
              <table:table-cell office:value-type="float" office:value="0.24038506">
                <text:p>0.24038506</text:p>
              </table:table-cell>
              <table:table-cell office:value-type="float" office:value="0.2360958">
                <text:p>0.2360958</text:p>
              </table:table-cell>
              <table:table-cell office:value-type="float" office:value="0.83199847">
                <text:p>0.83199847</text:p>
              </table:table-cell>
              <table:table-cell office:value-type="float" office:value="0.8918066">
                <text:p>0.891806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835">
                <text:p>2835</text:p>
              </table:table-cell>
              <table:table-cell office:value-type="float" office:value="0.2427189">
                <text:p>0.2427189</text:p>
              </table:table-cell>
              <table:table-cell office:value-type="float" office:value="0.2397562">
                <text:p>0.2397562</text:p>
              </table:table-cell>
              <table:table-cell office:value-type="float" office:value="0.82399845">
                <text:p>0.82399845</text:p>
              </table:table-cell>
              <table:table-cell office:value-type="float" office:value="0.8918066">
                <text:p>0.891806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840">
                <text:p>2840</text:p>
              </table:table-cell>
              <table:table-cell office:value-type="float" office:value="0.24509852">
                <text:p>0.24509852</text:p>
              </table:table-cell>
              <table:table-cell office:value-type="float" office:value="0.237926">
                <text:p>0.237926</text:p>
              </table:table-cell>
              <table:table-cell office:value-type="float" office:value="0.81599844">
                <text:p>0.81599844</text:p>
              </table:table-cell>
              <table:table-cell office:value-type="float" office:value="0.8518748">
                <text:p>0.851874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845">
                <text:p>2845</text:p>
              </table:table-cell>
              <table:table-cell office:value-type="float" office:value="0.24752524">
                <text:p>0.24752524</text:p>
              </table:table-cell>
              <table:table-cell office:value-type="float" office:value="0.2397562">
                <text:p>0.2397562</text:p>
              </table:table-cell>
              <table:table-cell office:value-type="float" office:value="0.8079984">
                <text:p>0.8079984</text:p>
              </table:table-cell>
              <table:table-cell office:value-type="float" office:value="0.86518544">
                <text:p>0.8651854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850">
                <text:p>2850</text:p>
              </table:table-cell>
              <table:table-cell office:value-type="float" office:value="0.2500005">
                <text:p>0.2500005</text:p>
              </table:table-cell>
              <table:table-cell office:value-type="float" office:value="0.23426561">
                <text:p>0.23426561</text:p>
              </table:table-cell>
              <table:table-cell office:value-type="float" office:value="0.7999984">
                <text:p>0.7999984</text:p>
              </table:table-cell>
              <table:table-cell office:value-type="float" office:value="0.8252539">
                <text:p>0.825253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855">
                <text:p>2855</text:p>
              </table:table-cell>
              <table:table-cell office:value-type="float" office:value="0.2525005">
                <text:p>0.2525005</text:p>
              </table:table-cell>
              <table:table-cell office:value-type="float" office:value="0.23243542">
                <text:p>0.23243542</text:p>
              </table:table-cell>
              <table:table-cell office:value-type="float" office:value="0.7919984">
                <text:p>0.7919984</text:p>
              </table:table-cell>
              <table:table-cell office:value-type="float" office:value="0.78532225">
                <text:p>0.7853222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860">
                <text:p>2860</text:p>
              </table:table-cell>
              <table:table-cell office:value-type="float" office:value="0.2550005">
                <text:p>0.2550005</text:p>
              </table:table-cell>
              <table:table-cell office:value-type="float" office:value="0.23426561">
                <text:p>0.23426561</text:p>
              </table:table-cell>
              <table:table-cell office:value-type="float" office:value="0.78399837">
                <text:p>0.78399837</text:p>
              </table:table-cell>
              <table:table-cell office:value-type="float" office:value="0.7453906">
                <text:p>0.745390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865">
                <text:p>2865</text:p>
              </table:table-cell>
              <table:table-cell office:value-type="float" office:value="0.2575005">
                <text:p>0.2575005</text:p>
              </table:table-cell>
              <table:table-cell office:value-type="float" office:value="0.23975623">
                <text:p>0.23975623</text:p>
              </table:table-cell>
              <table:table-cell office:value-type="float" office:value="0.77599835">
                <text:p>0.77599835</text:p>
              </table:table-cell>
              <table:table-cell office:value-type="float" office:value="0.73208">
                <text:p>0.7320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870">
                <text:p>2870</text:p>
              </table:table-cell>
              <table:table-cell office:value-type="float" office:value="0.2600005">
                <text:p>0.2600005</text:p>
              </table:table-cell>
              <table:table-cell office:value-type="float" office:value="0.2415864">
                <text:p>0.2415864</text:p>
              </table:table-cell>
              <table:table-cell office:value-type="float" office:value="0.76799834">
                <text:p>0.76799834</text:p>
              </table:table-cell>
              <table:table-cell office:value-type="float" office:value="0.7720117">
                <text:p>0.772011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875">
                <text:p>2875</text:p>
              </table:table-cell>
              <table:table-cell office:value-type="float" office:value="0.2625005">
                <text:p>0.2625005</text:p>
              </table:table-cell>
              <table:table-cell office:value-type="float" office:value="0.25256762">
                <text:p>0.25256762</text:p>
              </table:table-cell>
              <table:table-cell office:value-type="float" office:value="0.7599983">
                <text:p>0.7599983</text:p>
              </table:table-cell>
              <table:table-cell office:value-type="float" office:value="0.7720115">
                <text:p>0.772011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880">
                <text:p>2880</text:p>
              </table:table-cell>
              <table:table-cell office:value-type="float" office:value="0.2650005">
                <text:p>0.2650005</text:p>
              </table:table-cell>
              <table:table-cell office:value-type="float" office:value="0.24890721">
                <text:p>0.24890721</text:p>
              </table:table-cell>
              <table:table-cell office:value-type="float" office:value="0.7519983">
                <text:p>0.7519983</text:p>
              </table:table-cell>
              <table:table-cell office:value-type="float" office:value="0.8252537">
                <text:p>0.825253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885">
                <text:p>2885</text:p>
              </table:table-cell>
              <table:table-cell office:value-type="float" office:value="0.2675005">
                <text:p>0.2675005</text:p>
              </table:table-cell>
              <table:table-cell office:value-type="float" office:value="0.2708696">
                <text:p>0.2708696</text:p>
              </table:table-cell>
              <table:table-cell office:value-type="float" office:value="0.7439983">
                <text:p>0.7439983</text:p>
              </table:table-cell>
              <table:table-cell office:value-type="float" office:value="0.8518748">
                <text:p>0.851874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890">
                <text:p>2890</text:p>
              </table:table-cell>
              <table:table-cell office:value-type="float" office:value="0.2700005">
                <text:p>0.2700005</text:p>
              </table:table-cell>
              <table:table-cell office:value-type="float" office:value="0.265379">
                <text:p>0.265379</text:p>
              </table:table-cell>
              <table:table-cell office:value-type="float" office:value="0.7359983">
                <text:p>0.7359983</text:p>
              </table:table-cell>
              <table:table-cell office:value-type="float" office:value="0.81194323">
                <text:p>0.8119432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895">
                <text:p>2895</text:p>
              </table:table-cell>
              <table:table-cell office:value-type="float" office:value="0.2725005">
                <text:p>0.2725005</text:p>
              </table:table-cell>
              <table:table-cell office:value-type="float" office:value="0.27453002">
                <text:p>0.27453002</text:p>
              </table:table-cell>
              <table:table-cell office:value-type="float" office:value="0.72799826">
                <text:p>0.72799826</text:p>
              </table:table-cell>
              <table:table-cell office:value-type="float" office:value="0.851875">
                <text:p>0.85187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900">
                <text:p>2900</text:p>
              </table:table-cell>
              <table:table-cell office:value-type="float" office:value="0.27500048">
                <text:p>0.27500048</text:p>
              </table:table-cell>
              <table:table-cell office:value-type="float" office:value="0.2726998">
                <text:p>0.2726998</text:p>
              </table:table-cell>
              <table:table-cell office:value-type="float" office:value="0.71999824">
                <text:p>0.71999824</text:p>
              </table:table-cell>
              <table:table-cell office:value-type="float" office:value="0.81194323">
                <text:p>0.8119432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905">
                <text:p>2905</text:p>
              </table:table-cell>
              <table:table-cell office:value-type="float" office:value="0.27750048">
                <text:p>0.27750048</text:p>
              </table:table-cell>
              <table:table-cell office:value-type="float" office:value="0.2726998">
                <text:p>0.2726998</text:p>
              </table:table-cell>
              <table:table-cell office:value-type="float" office:value="0.7119982">
                <text:p>0.7119982</text:p>
              </table:table-cell>
              <table:table-cell office:value-type="float" office:value="0.78532225">
                <text:p>0.7853222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910">
                <text:p>2910</text:p>
              </table:table-cell>
              <table:table-cell office:value-type="float" office:value="0.28000048">
                <text:p>0.28000048</text:p>
              </table:table-cell>
              <table:table-cell office:value-type="float" office:value="0.27453002">
                <text:p>0.27453002</text:p>
              </table:table-cell>
              <table:table-cell office:value-type="float" office:value="0.7039982">
                <text:p>0.7039982</text:p>
              </table:table-cell>
              <table:table-cell office:value-type="float" office:value="0.7986327">
                <text:p>0.798632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915">
                <text:p>2915</text:p>
              </table:table-cell>
              <table:table-cell office:value-type="float" office:value="0.28250048">
                <text:p>0.28250048</text:p>
              </table:table-cell>
              <table:table-cell office:value-type="float" office:value="0.2708696">
                <text:p>0.2708696</text:p>
              </table:table-cell>
              <table:table-cell office:value-type="float" office:value="0.6959982">
                <text:p>0.6959982</text:p>
              </table:table-cell>
              <table:table-cell office:value-type="float" office:value="0.7453905">
                <text:p>0.745390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920">
                <text:p>2920</text:p>
              </table:table-cell>
              <table:table-cell office:value-type="float" office:value="0.28500047">
                <text:p>0.28500047</text:p>
              </table:table-cell>
              <table:table-cell office:value-type="float" office:value="0.2763602">
                <text:p>0.2763602</text:p>
              </table:table-cell>
              <table:table-cell office:value-type="float" office:value="0.6879982">
                <text:p>0.6879982</text:p>
              </table:table-cell>
              <table:table-cell office:value-type="float" office:value="0.7054589">
                <text:p>0.705458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925">
                <text:p>2925</text:p>
              </table:table-cell>
              <table:table-cell office:value-type="float" office:value="0.28750047">
                <text:p>0.28750047</text:p>
              </table:table-cell>
              <table:table-cell office:value-type="float" office:value="0.2726998">
                <text:p>0.2726998</text:p>
              </table:table-cell>
              <table:table-cell office:value-type="float" office:value="0.67999816">
                <text:p>0.67999816</text:p>
              </table:table-cell>
              <table:table-cell office:value-type="float" office:value="0.7054589">
                <text:p>0.705458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930">
                <text:p>2930</text:p>
              </table:table-cell>
              <table:table-cell office:value-type="float" office:value="0.29000047">
                <text:p>0.29000047</text:p>
              </table:table-cell>
              <table:table-cell office:value-type="float" office:value="0.2763602">
                <text:p>0.2763602</text:p>
              </table:table-cell>
              <table:table-cell office:value-type="float" office:value="0.67199814">
                <text:p>0.67199814</text:p>
              </table:table-cell>
              <table:table-cell office:value-type="float" office:value="0.73208">
                <text:p>0.7320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935">
                <text:p>2935</text:p>
              </table:table-cell>
              <table:table-cell office:value-type="float" office:value="0.29250047">
                <text:p>0.29250047</text:p>
              </table:table-cell>
              <table:table-cell office:value-type="float" office:value="0.283681">
                <text:p>0.283681</text:p>
              </table:table-cell>
              <table:table-cell office:value-type="float" office:value="0.6639981">
                <text:p>0.6639981</text:p>
              </table:table-cell>
              <table:table-cell office:value-type="float" office:value="0.7054589">
                <text:p>0.705458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940">
                <text:p>2940</text:p>
              </table:table-cell>
              <table:table-cell office:value-type="float" office:value="0.29500046">
                <text:p>0.29500046</text:p>
              </table:table-cell>
              <table:table-cell office:value-type="float" office:value="0.2781904">
                <text:p>0.2781904</text:p>
              </table:table-cell>
              <table:table-cell office:value-type="float" office:value="0.6559981">
                <text:p>0.6559981</text:p>
              </table:table-cell>
              <table:table-cell office:value-type="float" office:value="0.6655273">
                <text:p>0.665527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945">
                <text:p>2945</text:p>
              </table:table-cell>
              <table:table-cell office:value-type="float" office:value="0.29750046">
                <text:p>0.29750046</text:p>
              </table:table-cell>
              <table:table-cell office:value-type="float" office:value="0.2855112">
                <text:p>0.2855112</text:p>
              </table:table-cell>
              <table:table-cell office:value-type="float" office:value="0.6479981">
                <text:p>0.6479981</text:p>
              </table:table-cell>
              <table:table-cell office:value-type="float" office:value="0.6921483">
                <text:p>0.692148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950">
                <text:p>2950</text:p>
              </table:table-cell>
              <table:table-cell office:value-type="float" office:value="0.30000046">
                <text:p>0.30000046</text:p>
              </table:table-cell>
              <table:table-cell office:value-type="float" office:value="0.28734142">
                <text:p>0.28734142</text:p>
              </table:table-cell>
              <table:table-cell office:value-type="float" office:value="0.6399981">
                <text:p>0.6399981</text:p>
              </table:table-cell>
              <table:table-cell office:value-type="float" office:value="0.65221673">
                <text:p>0.6522167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955">
                <text:p>2955</text:p>
              </table:table-cell>
              <table:table-cell office:value-type="float" office:value="0.30250046">
                <text:p>0.30250046</text:p>
              </table:table-cell>
              <table:table-cell office:value-type="float" office:value="0.292832">
                <text:p>0.292832</text:p>
              </table:table-cell>
              <table:table-cell office:value-type="float" office:value="0.63199806">
                <text:p>0.63199806</text:p>
              </table:table-cell>
              <table:table-cell office:value-type="float" office:value="0.6389062">
                <text:p>0.638906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960">
                <text:p>2960</text:p>
              </table:table-cell>
              <table:table-cell office:value-type="float" office:value="0.30500045">
                <text:p>0.30500045</text:p>
              </table:table-cell>
              <table:table-cell office:value-type="float" office:value="0.29649243">
                <text:p>0.29649243</text:p>
              </table:table-cell>
              <table:table-cell office:value-type="float" office:value="0.62399805">
                <text:p>0.62399805</text:p>
              </table:table-cell>
              <table:table-cell office:value-type="float" office:value="0.69214845">
                <text:p>0.6921484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965">
                <text:p>2965</text:p>
              </table:table-cell>
              <table:table-cell office:value-type="float" office:value="0.30750045">
                <text:p>0.30750045</text:p>
              </table:table-cell>
              <table:table-cell office:value-type="float" office:value="0.2910018">
                <text:p>0.2910018</text:p>
              </table:table-cell>
              <table:table-cell office:value-type="float" office:value="0.615998">
                <text:p>0.615998</text:p>
              </table:table-cell>
              <table:table-cell office:value-type="float" office:value="0.65221673">
                <text:p>0.6522167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970">
                <text:p>2970</text:p>
              </table:table-cell>
              <table:table-cell office:value-type="float" office:value="0.31000045">
                <text:p>0.31000045</text:p>
              </table:table-cell>
              <table:table-cell office:value-type="float" office:value="0.2946622">
                <text:p>0.2946622</text:p>
              </table:table-cell>
              <table:table-cell office:value-type="float" office:value="0.607998">
                <text:p>0.607998</text:p>
              </table:table-cell>
              <table:table-cell office:value-type="float" office:value="0.65221673">
                <text:p>0.6522167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975">
                <text:p>2975</text:p>
              </table:table-cell>
              <table:table-cell office:value-type="float" office:value="0.31250045">
                <text:p>0.31250045</text:p>
              </table:table-cell>
              <table:table-cell office:value-type="float" office:value="0.301983">
                <text:p>0.301983</text:p>
              </table:table-cell>
              <table:table-cell office:value-type="float" office:value="0.599998">
                <text:p>0.599998</text:p>
              </table:table-cell>
              <table:table-cell office:value-type="float" office:value="0.6255956">
                <text:p>0.625595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980">
                <text:p>2980</text:p>
              </table:table-cell>
              <table:table-cell office:value-type="float" office:value="0.31500044">
                <text:p>0.31500044</text:p>
              </table:table-cell>
              <table:table-cell office:value-type="float" office:value="0.301983">
                <text:p>0.301983</text:p>
              </table:table-cell>
              <table:table-cell office:value-type="float" office:value="0.591998">
                <text:p>0.591998</text:p>
              </table:table-cell>
              <table:table-cell office:value-type="float" office:value="0.6255956">
                <text:p>0.625595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985">
                <text:p>2985</text:p>
              </table:table-cell>
              <table:table-cell office:value-type="float" office:value="0.31750044">
                <text:p>0.31750044</text:p>
              </table:table-cell>
              <table:table-cell office:value-type="float" office:value="0.3056434">
                <text:p>0.3056434</text:p>
              </table:table-cell>
              <table:table-cell office:value-type="float" office:value="0.58399796">
                <text:p>0.58399796</text:p>
              </table:table-cell>
              <table:table-cell office:value-type="float" office:value="0.7320801">
                <text:p>0.732080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990">
                <text:p>2990</text:p>
              </table:table-cell>
              <table:table-cell office:value-type="float" office:value="0.32000044">
                <text:p>0.32000044</text:p>
              </table:table-cell>
              <table:table-cell office:value-type="float" office:value="0.30381322">
                <text:p>0.30381322</text:p>
              </table:table-cell>
              <table:table-cell office:value-type="float" office:value="0.57599795">
                <text:p>0.57599795</text:p>
              </table:table-cell>
              <table:table-cell office:value-type="float" office:value="0.6655273">
                <text:p>0.665527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995">
                <text:p>2995</text:p>
              </table:table-cell>
              <table:table-cell office:value-type="float" office:value="0.32250044">
                <text:p>0.32250044</text:p>
              </table:table-cell>
              <table:table-cell office:value-type="float" office:value="0.31662464">
                <text:p>0.31662464</text:p>
              </table:table-cell>
              <table:table-cell office:value-type="float" office:value="0.56799793">
                <text:p>0.56799793</text:p>
              </table:table-cell>
              <table:table-cell office:value-type="float" office:value="0.59897465">
                <text:p>0.5989746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000">
                <text:p>3000</text:p>
              </table:table-cell>
              <table:table-cell office:value-type="float" office:value="0.32500044">
                <text:p>0.32500044</text:p>
              </table:table-cell>
              <table:table-cell office:value-type="float" office:value="0.31662464">
                <text:p>0.31662464</text:p>
              </table:table-cell>
              <table:table-cell office:value-type="float" office:value="0.5599979">
                <text:p>0.5599979</text:p>
              </table:table-cell>
              <table:table-cell office:value-type="float" office:value="0.59897465">
                <text:p>0.5989746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005">
                <text:p>3005</text:p>
              </table:table-cell>
              <table:table-cell office:value-type="float" office:value="0.32750043">
                <text:p>0.32750043</text:p>
              </table:table-cell>
              <table:table-cell office:value-type="float" office:value="0.31845483">
                <text:p>0.31845483</text:p>
              </table:table-cell>
              <table:table-cell office:value-type="float" office:value="0.5519979">
                <text:p>0.5519979</text:p>
              </table:table-cell>
              <table:table-cell office:value-type="float" office:value="0.6655273">
                <text:p>0.665527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010">
                <text:p>3010</text:p>
              </table:table-cell>
              <table:table-cell office:value-type="float" office:value="0.33000043">
                <text:p>0.33000043</text:p>
              </table:table-cell>
              <table:table-cell office:value-type="float" office:value="0.320285">
                <text:p>0.320285</text:p>
              </table:table-cell>
              <table:table-cell office:value-type="float" office:value="0.5439979">
                <text:p>0.5439979</text:p>
              </table:table-cell>
              <table:table-cell office:value-type="float" office:value="0.5989745">
                <text:p>0.598974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015">
                <text:p>3015</text:p>
              </table:table-cell>
              <table:table-cell office:value-type="float" office:value="0.33250043">
                <text:p>0.33250043</text:p>
              </table:table-cell>
              <table:table-cell office:value-type="float" office:value="0.329436">
                <text:p>0.329436</text:p>
              </table:table-cell>
              <table:table-cell office:value-type="float" office:value="0.53599787">
                <text:p>0.53599787</text:p>
              </table:table-cell>
              <table:table-cell office:value-type="float" office:value="0.5324218">
                <text:p>0.532421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020">
                <text:p>3020</text:p>
              </table:table-cell>
              <table:table-cell office:value-type="float" office:value="0.33500043">
                <text:p>0.33500043</text:p>
              </table:table-cell>
              <table:table-cell office:value-type="float" office:value="0.3221152">
                <text:p>0.3221152</text:p>
              </table:table-cell>
              <table:table-cell office:value-type="float" office:value="0.52799785">
                <text:p>0.52799785</text:p>
              </table:table-cell>
              <table:table-cell office:value-type="float" office:value="0.559043">
                <text:p>0.55904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025">
                <text:p>3025</text:p>
              </table:table-cell>
              <table:table-cell office:value-type="float" office:value="0.33750042">
                <text:p>0.33750042</text:p>
              </table:table-cell>
              <table:table-cell office:value-type="float" office:value="0.3129642">
                <text:p>0.3129642</text:p>
              </table:table-cell>
              <table:table-cell office:value-type="float" office:value="0.51999784">
                <text:p>0.51999784</text:p>
              </table:table-cell>
              <table:table-cell office:value-type="float" office:value="0.5989745">
                <text:p>0.598974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030">
                <text:p>3030</text:p>
              </table:table-cell>
              <table:table-cell office:value-type="float" office:value="0.34000042">
                <text:p>0.34000042</text:p>
              </table:table-cell>
              <table:table-cell office:value-type="float" office:value="0.32577562">
                <text:p>0.32577562</text:p>
              </table:table-cell>
              <table:table-cell office:value-type="float" office:value="0.5119978">
                <text:p>0.5119978</text:p>
              </table:table-cell>
              <table:table-cell office:value-type="float" office:value="0.5590429">
                <text:p>0.559042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035">
                <text:p>3035</text:p>
              </table:table-cell>
              <table:table-cell office:value-type="float" office:value="0.34250042">
                <text:p>0.34250042</text:p>
              </table:table-cell>
              <table:table-cell office:value-type="float" office:value="0.3330964">
                <text:p>0.3330964</text:p>
              </table:table-cell>
              <table:table-cell office:value-type="float" office:value="0.5039978">
                <text:p>0.5039978</text:p>
              </table:table-cell>
              <table:table-cell office:value-type="float" office:value="0.47917968">
                <text:p>0.4791796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040">
                <text:p>3040</text:p>
              </table:table-cell>
              <table:table-cell office:value-type="float" office:value="0.34500042">
                <text:p>0.34500042</text:p>
              </table:table-cell>
              <table:table-cell office:value-type="float" office:value="0.3312662">
                <text:p>0.3312662</text:p>
              </table:table-cell>
              <table:table-cell office:value-type="float" office:value="0.49599782">
                <text:p>0.49599782</text:p>
              </table:table-cell>
              <table:table-cell office:value-type="float" office:value="0.5191113">
                <text:p>0.519111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045">
                <text:p>3045</text:p>
              </table:table-cell>
              <table:table-cell office:value-type="float" office:value="0.3475004">
                <text:p>0.3475004</text:p>
              </table:table-cell>
              <table:table-cell office:value-type="float" office:value="0.3349266">
                <text:p>0.3349266</text:p>
              </table:table-cell>
              <table:table-cell office:value-type="float" office:value="0.48799783">
                <text:p>0.48799783</text:p>
              </table:table-cell>
              <table:table-cell office:value-type="float" office:value="0.49249014">
                <text:p>0.4924901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050">
                <text:p>3050</text:p>
              </table:table-cell>
              <table:table-cell office:value-type="float" office:value="0.3500004">
                <text:p>0.3500004</text:p>
              </table:table-cell>
              <table:table-cell office:value-type="float" office:value="0.34407762">
                <text:p>0.34407762</text:p>
              </table:table-cell>
              <table:table-cell office:value-type="float" office:value="0.47999784">
                <text:p>0.47999784</text:p>
              </table:table-cell>
              <table:table-cell office:value-type="float" office:value="0.4525586">
                <text:p>0.452558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055">
                <text:p>3055</text:p>
              </table:table-cell>
              <table:table-cell office:value-type="float" office:value="0.3525004">
                <text:p>0.3525004</text:p>
              </table:table-cell>
              <table:table-cell office:value-type="float" office:value="0.34773803">
                <text:p>0.34773803</text:p>
              </table:table-cell>
              <table:table-cell office:value-type="float" office:value="0.47199786">
                <text:p>0.47199786</text:p>
              </table:table-cell>
              <table:table-cell office:value-type="float" office:value="0.45255852">
                <text:p>0.4525585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060">
                <text:p>3060</text:p>
              </table:table-cell>
              <table:table-cell office:value-type="float" office:value="0.3550004">
                <text:p>0.3550004</text:p>
              </table:table-cell>
              <table:table-cell office:value-type="float" office:value="0.329436">
                <text:p>0.329436</text:p>
              </table:table-cell>
              <table:table-cell office:value-type="float" office:value="0.46399787">
                <text:p>0.46399787</text:p>
              </table:table-cell>
              <table:table-cell office:value-type="float" office:value="0.37269524">
                <text:p>0.3726952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065">
                <text:p>3065</text:p>
              </table:table-cell>
              <table:table-cell office:value-type="float" office:value="0.3575004">
                <text:p>0.3575004</text:p>
              </table:table-cell>
              <table:table-cell office:value-type="float" office:value="0.33126622">
                <text:p>0.33126622</text:p>
              </table:table-cell>
              <table:table-cell office:value-type="float" office:value="0.45599788">
                <text:p>0.45599788</text:p>
              </table:table-cell>
              <table:table-cell office:value-type="float" office:value="0.43924806">
                <text:p>0.4392480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070">
                <text:p>3070</text:p>
              </table:table-cell>
              <table:table-cell office:value-type="float" office:value="0.3600004">
                <text:p>0.3600004</text:p>
              </table:table-cell>
              <table:table-cell office:value-type="float" office:value="0.3513984">
                <text:p>0.3513984</text:p>
              </table:table-cell>
              <table:table-cell office:value-type="float" office:value="0.4479979">
                <text:p>0.4479979</text:p>
              </table:table-cell>
              <table:table-cell office:value-type="float" office:value="0.4791796">
                <text:p>0.479179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075">
                <text:p>3075</text:p>
              </table:table-cell>
              <table:table-cell office:value-type="float" office:value="0.3625004">
                <text:p>0.3625004</text:p>
              </table:table-cell>
              <table:table-cell office:value-type="float" office:value="0.35505882">
                <text:p>0.35505882</text:p>
              </table:table-cell>
              <table:table-cell office:value-type="float" office:value="0.4399979">
                <text:p>0.4399979</text:p>
              </table:table-cell>
              <table:table-cell office:value-type="float" office:value="0.5856641">
                <text:p>0.585664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080">
                <text:p>3080</text:p>
              </table:table-cell>
              <table:table-cell office:value-type="float" office:value="0.3650004">
                <text:p>0.3650004</text:p>
              </table:table-cell>
              <table:table-cell office:value-type="float" office:value="0.3587192">
                <text:p>0.3587192</text:p>
              </table:table-cell>
              <table:table-cell office:value-type="float" office:value="0.43199793">
                <text:p>0.43199793</text:p>
              </table:table-cell>
              <table:table-cell office:value-type="float" office:value="0.6389062">
                <text:p>0.638906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085">
                <text:p>3085</text:p>
              </table:table-cell>
              <table:table-cell office:value-type="float" office:value="0.3675004">
                <text:p>0.3675004</text:p>
              </table:table-cell>
              <table:table-cell office:value-type="float" office:value="0.36604">
                <text:p>0.36604</text:p>
              </table:table-cell>
              <table:table-cell office:value-type="float" office:value="0.42399794">
                <text:p>0.42399794</text:p>
              </table:table-cell>
              <table:table-cell office:value-type="float" office:value="0.5324218">
                <text:p>0.532421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090">
                <text:p>3090</text:p>
              </table:table-cell>
              <table:table-cell office:value-type="float" office:value="0.3700004">
                <text:p>0.3700004</text:p>
              </table:table-cell>
              <table:table-cell office:value-type="float" office:value="0.35871923">
                <text:p>0.35871923</text:p>
              </table:table-cell>
              <table:table-cell office:value-type="float" office:value="0.41599795">
                <text:p>0.41599795</text:p>
              </table:table-cell>
              <table:table-cell office:value-type="float" office:value="0.5058008">
                <text:p>0.505800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095">
                <text:p>3095</text:p>
              </table:table-cell>
              <table:table-cell office:value-type="float" office:value="0.3725004">
                <text:p>0.3725004</text:p>
              </table:table-cell>
              <table:table-cell office:value-type="float" office:value="0.36054942">
                <text:p>0.36054942</text:p>
              </table:table-cell>
              <table:table-cell office:value-type="float" office:value="0.40799797">
                <text:p>0.40799797</text:p>
              </table:table-cell>
              <table:table-cell office:value-type="float" office:value="0.5191113">
                <text:p>0.519111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100">
                <text:p>3100</text:p>
              </table:table-cell>
              <table:table-cell office:value-type="float" office:value="0.3750004">
                <text:p>0.3750004</text:p>
              </table:table-cell>
              <table:table-cell office:value-type="float" office:value="0.3678702">
                <text:p>0.3678702</text:p>
              </table:table-cell>
              <table:table-cell office:value-type="float" office:value="0.39999798">
                <text:p>0.39999798</text:p>
              </table:table-cell>
              <table:table-cell office:value-type="float" office:value="0.5191113">
                <text:p>0.519111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105">
                <text:p>3105</text:p>
              </table:table-cell>
              <table:table-cell office:value-type="float" office:value="0.37750039">
                <text:p>0.37750039</text:p>
              </table:table-cell>
              <table:table-cell office:value-type="float" office:value="0.3642098">
                <text:p>0.3642098</text:p>
              </table:table-cell>
              <table:table-cell office:value-type="float" office:value="0.391998">
                <text:p>0.391998</text:p>
              </table:table-cell>
              <table:table-cell office:value-type="float" office:value="0.51911134">
                <text:p>0.5191113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110">
                <text:p>3110</text:p>
              </table:table-cell>
              <table:table-cell office:value-type="float" office:value="0.38000038">
                <text:p>0.38000038</text:p>
              </table:table-cell>
              <table:table-cell office:value-type="float" office:value="0.36970043">
                <text:p>0.36970043</text:p>
              </table:table-cell>
              <table:table-cell office:value-type="float" office:value="0.383998">
                <text:p>0.383998</text:p>
              </table:table-cell>
              <table:table-cell office:value-type="float" office:value="0.45255852">
                <text:p>0.4525585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115">
                <text:p>3115</text:p>
              </table:table-cell>
              <table:table-cell office:value-type="float" office:value="0.38250038">
                <text:p>0.38250038</text:p>
              </table:table-cell>
              <table:table-cell office:value-type="float" office:value="0.37702122">
                <text:p>0.37702122</text:p>
              </table:table-cell>
              <table:table-cell office:value-type="float" office:value="0.37599802">
                <text:p>0.37599802</text:p>
              </table:table-cell>
              <table:table-cell office:value-type="float" office:value="0.34607413">
                <text:p>0.3460741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120">
                <text:p>3120</text:p>
              </table:table-cell>
              <table:table-cell office:value-type="float" office:value="0.38500038">
                <text:p>0.38500038</text:p>
              </table:table-cell>
              <table:table-cell office:value-type="float" office:value="0.38251182">
                <text:p>0.38251182</text:p>
              </table:table-cell>
              <table:table-cell office:value-type="float" office:value="0.36799803">
                <text:p>0.36799803</text:p>
              </table:table-cell>
              <table:table-cell office:value-type="float" office:value="0.38600585">
                <text:p>0.3860058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125">
                <text:p>3125</text:p>
              </table:table-cell>
              <table:table-cell office:value-type="float" office:value="0.38750038">
                <text:p>0.38750038</text:p>
              </table:table-cell>
              <table:table-cell office:value-type="float" office:value="0.37702122">
                <text:p>0.37702122</text:p>
              </table:table-cell>
              <table:table-cell office:value-type="float" office:value="0.35999805">
                <text:p>0.35999805</text:p>
              </table:table-cell>
              <table:table-cell office:value-type="float" office:value="0.3726953">
                <text:p>0.372695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130">
                <text:p>3130</text:p>
              </table:table-cell>
              <table:table-cell office:value-type="float" office:value="0.39000037">
                <text:p>0.39000037</text:p>
              </table:table-cell>
              <table:table-cell office:value-type="float" office:value="0.384342">
                <text:p>0.384342</text:p>
              </table:table-cell>
              <table:table-cell office:value-type="float" office:value="0.35199806">
                <text:p>0.35199806</text:p>
              </table:table-cell>
              <table:table-cell office:value-type="float" office:value="0.45255852">
                <text:p>0.4525585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135">
                <text:p>3135</text:p>
              </table:table-cell>
              <table:table-cell office:value-type="float" office:value="0.39250037">
                <text:p>0.39250037</text:p>
              </table:table-cell>
              <table:table-cell office:value-type="float" office:value="0.3806816">
                <text:p>0.3806816</text:p>
              </table:table-cell>
              <table:table-cell office:value-type="float" office:value="0.34399807">
                <text:p>0.34399807</text:p>
              </table:table-cell>
              <table:table-cell office:value-type="float" office:value="0.4791796">
                <text:p>0.479179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140">
                <text:p>3140</text:p>
              </table:table-cell>
              <table:table-cell office:value-type="float" office:value="0.39500037">
                <text:p>0.39500037</text:p>
              </table:table-cell>
              <table:table-cell office:value-type="float" office:value="0.3861722">
                <text:p>0.3861722</text:p>
              </table:table-cell>
              <table:table-cell office:value-type="float" office:value="0.3359981">
                <text:p>0.3359981</text:p>
              </table:table-cell>
              <table:table-cell office:value-type="float" office:value="0.38600576">
                <text:p>0.3860057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145">
                <text:p>3145</text:p>
              </table:table-cell>
              <table:table-cell office:value-type="float" office:value="0.39750037">
                <text:p>0.39750037</text:p>
              </table:table-cell>
              <table:table-cell office:value-type="float" office:value="0.38983262">
                <text:p>0.38983262</text:p>
              </table:table-cell>
              <table:table-cell office:value-type="float" office:value="0.3279981">
                <text:p>0.3279981</text:p>
              </table:table-cell>
              <table:table-cell office:value-type="float" office:value="0.3061425">
                <text:p>0.306142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150">
                <text:p>3150</text:p>
              </table:table-cell>
              <table:table-cell office:value-type="float" office:value="0.40000036">
                <text:p>0.40000036</text:p>
              </table:table-cell>
              <table:table-cell office:value-type="float" office:value="0.3861722">
                <text:p>0.3861722</text:p>
              </table:table-cell>
              <table:table-cell office:value-type="float" office:value="0.31999812">
                <text:p>0.31999812</text:p>
              </table:table-cell>
              <table:table-cell office:value-type="float" office:value="0.35938478">
                <text:p>0.3593847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155">
                <text:p>3155</text:p>
              </table:table-cell>
              <table:table-cell office:value-type="float" office:value="0.40250036">
                <text:p>0.40250036</text:p>
              </table:table-cell>
              <table:table-cell office:value-type="float" office:value="0.38800243">
                <text:p>0.38800243</text:p>
              </table:table-cell>
              <table:table-cell office:value-type="float" office:value="0.31199813">
                <text:p>0.31199813</text:p>
              </table:table-cell>
              <table:table-cell office:value-type="float" office:value="0.3993164">
                <text:p>0.399316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160">
                <text:p>3160</text:p>
              </table:table-cell>
              <table:table-cell office:value-type="float" office:value="0.40500036">
                <text:p>0.40500036</text:p>
              </table:table-cell>
              <table:table-cell office:value-type="float" office:value="0.39166284">
                <text:p>0.39166284</text:p>
              </table:table-cell>
              <table:table-cell office:value-type="float" office:value="0.30399814">
                <text:p>0.30399814</text:p>
              </table:table-cell>
              <table:table-cell office:value-type="float" office:value="0.39931634">
                <text:p>0.3993163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165">
                <text:p>3165</text:p>
              </table:table-cell>
              <table:table-cell office:value-type="float" office:value="0.40750036">
                <text:p>0.40750036</text:p>
              </table:table-cell>
              <table:table-cell office:value-type="float" office:value="0.39532322">
                <text:p>0.39532322</text:p>
              </table:table-cell>
              <table:table-cell office:value-type="float" office:value="0.29599816">
                <text:p>0.29599816</text:p>
              </table:table-cell>
              <table:table-cell office:value-type="float" office:value="0.37269524">
                <text:p>0.3726952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170">
                <text:p>3170</text:p>
              </table:table-cell>
              <table:table-cell office:value-type="float" office:value="0.41000035">
                <text:p>0.41000035</text:p>
              </table:table-cell>
              <table:table-cell office:value-type="float" office:value="0.411795">
                <text:p>0.411795</text:p>
              </table:table-cell>
              <table:table-cell office:value-type="float" office:value="0.28799817">
                <text:p>0.28799817</text:p>
              </table:table-cell>
              <table:table-cell office:value-type="float" office:value="0.35938478">
                <text:p>0.3593847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175">
                <text:p>3175</text:p>
              </table:table-cell>
              <table:table-cell office:value-type="float" office:value="0.41250035">
                <text:p>0.41250035</text:p>
              </table:table-cell>
              <table:table-cell office:value-type="float" office:value="0.3971534">
                <text:p>0.3971534</text:p>
              </table:table-cell>
              <table:table-cell office:value-type="float" office:value="0.27999818">
                <text:p>0.27999818</text:p>
              </table:table-cell>
              <table:table-cell office:value-type="float" office:value="0.41262686">
                <text:p>0.4126268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180">
                <text:p>3180</text:p>
              </table:table-cell>
              <table:table-cell office:value-type="float" office:value="0.41500035">
                <text:p>0.41500035</text:p>
              </table:table-cell>
              <table:table-cell office:value-type="float" office:value="0.402644">
                <text:p>0.402644</text:p>
              </table:table-cell>
              <table:table-cell office:value-type="float" office:value="0.2719982">
                <text:p>0.2719982</text:p>
              </table:table-cell>
              <table:table-cell office:value-type="float" office:value="0.4259374">
                <text:p>0.425937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185">
                <text:p>3185</text:p>
              </table:table-cell>
              <table:table-cell office:value-type="float" office:value="0.41750035">
                <text:p>0.41750035</text:p>
              </table:table-cell>
              <table:table-cell office:value-type="float" office:value="0.411795">
                <text:p>0.411795</text:p>
              </table:table-cell>
              <table:table-cell office:value-type="float" office:value="0.2639982">
                <text:p>0.2639982</text:p>
              </table:table-cell>
              <table:table-cell office:value-type="float" office:value="0.22627938">
                <text:p>0.2262793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190">
                <text:p>3190</text:p>
              </table:table-cell>
              <table:table-cell office:value-type="float" office:value="0.42000034">
                <text:p>0.42000034</text:p>
              </table:table-cell>
              <table:table-cell office:value-type="float" office:value="0.4081346">
                <text:p>0.4081346</text:p>
              </table:table-cell>
              <table:table-cell office:value-type="float" office:value="0.25599822">
                <text:p>0.25599822</text:p>
              </table:table-cell>
              <table:table-cell office:value-type="float" office:value="0.25290045">
                <text:p>0.2529004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195">
                <text:p>3195</text:p>
              </table:table-cell>
              <table:table-cell office:value-type="float" office:value="0.42250034">
                <text:p>0.42250034</text:p>
              </table:table-cell>
              <table:table-cell office:value-type="float" office:value="0.41362524">
                <text:p>0.41362524</text:p>
              </table:table-cell>
              <table:table-cell office:value-type="float" office:value="0.24799822">
                <text:p>0.24799822</text:p>
              </table:table-cell>
              <table:table-cell office:value-type="float" office:value="0.29283205">
                <text:p>0.2928320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200">
                <text:p>3200</text:p>
              </table:table-cell>
              <table:table-cell office:value-type="float" office:value="0.42500034">
                <text:p>0.42500034</text:p>
              </table:table-cell>
              <table:table-cell office:value-type="float" office:value="0.42277622">
                <text:p>0.42277622</text:p>
              </table:table-cell>
              <table:table-cell office:value-type="float" office:value="0.23999822">
                <text:p>0.23999822</text:p>
              </table:table-cell>
              <table:table-cell office:value-type="float" office:value="0.22627921">
                <text:p>0.2262792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205">
                <text:p>3205</text:p>
              </table:table-cell>
              <table:table-cell office:value-type="float" office:value="0.42750034">
                <text:p>0.42750034</text:p>
              </table:table-cell>
              <table:table-cell office:value-type="float" office:value="0.42277622">
                <text:p>0.42277622</text:p>
              </table:table-cell>
              <table:table-cell office:value-type="float" office:value="0.23199822">
                <text:p>0.23199822</text:p>
              </table:table-cell>
              <table:table-cell office:value-type="float" office:value="0.30614266">
                <text:p>0.3061426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210">
                <text:p>3210</text:p>
              </table:table-cell>
              <table:table-cell office:value-type="float" office:value="0.43000033">
                <text:p>0.43000033</text:p>
              </table:table-cell>
              <table:table-cell office:value-type="float" office:value="0.42826682">
                <text:p>0.42826682</text:p>
              </table:table-cell>
              <table:table-cell office:value-type="float" office:value="0.22399822">
                <text:p>0.22399822</text:p>
              </table:table-cell>
              <table:table-cell office:value-type="float" office:value="0.2662109">
                <text:p>0.266210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215">
                <text:p>3215</text:p>
              </table:table-cell>
              <table:table-cell office:value-type="float" office:value="0.43250033">
                <text:p>0.43250033</text:p>
              </table:table-cell>
              <table:table-cell office:value-type="float" office:value="0.42460644">
                <text:p>0.42460644</text:p>
              </table:table-cell>
              <table:table-cell office:value-type="float" office:value="0.21599822">
                <text:p>0.21599822</text:p>
              </table:table-cell>
              <table:table-cell office:value-type="float" office:value="0.23958984">
                <text:p>0.2395898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220">
                <text:p>3220</text:p>
              </table:table-cell>
              <table:table-cell office:value-type="float" office:value="0.43500033">
                <text:p>0.43500033</text:p>
              </table:table-cell>
              <table:table-cell office:value-type="float" office:value="0.41545543">
                <text:p>0.41545543</text:p>
              </table:table-cell>
              <table:table-cell office:value-type="float" office:value="0.20799822">
                <text:p>0.20799822</text:p>
              </table:table-cell>
              <table:table-cell office:value-type="float" office:value="0.11979484">
                <text:p>0.1197948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225">
                <text:p>3225</text:p>
              </table:table-cell>
              <table:table-cell office:value-type="float" office:value="0.43750033">
                <text:p>0.43750033</text:p>
              </table:table-cell>
              <table:table-cell office:value-type="float" office:value="0.42094603">
                <text:p>0.42094603</text:p>
              </table:table-cell>
              <table:table-cell office:value-type="float" office:value="0.19999821">
                <text:p>0.19999821</text:p>
              </table:table-cell>
              <table:table-cell office:value-type="float" office:value="0.106484376">
                <text:p>0.10648437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230">
                <text:p>3230</text:p>
              </table:table-cell>
              <table:table-cell office:value-type="float" office:value="0.44000033">
                <text:p>0.44000033</text:p>
              </table:table-cell>
              <table:table-cell office:value-type="float" office:value="0.42277622">
                <text:p>0.42277622</text:p>
              </table:table-cell>
              <table:table-cell office:value-type="float" office:value="0.19199821">
                <text:p>0.19199821</text:p>
              </table:table-cell>
              <table:table-cell office:value-type="float" office:value="0.11979484">
                <text:p>0.1197948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235">
                <text:p>3235</text:p>
              </table:table-cell>
              <table:table-cell office:value-type="float" office:value="0.44250032">
                <text:p>0.44250032</text:p>
              </table:table-cell>
              <table:table-cell office:value-type="float" office:value="0.43558758">
                <text:p>0.43558758</text:p>
              </table:table-cell>
              <table:table-cell office:value-type="float" office:value="0.18399821">
                <text:p>0.18399821</text:p>
              </table:table-cell>
              <table:table-cell office:value-type="float" office:value="0.18634765">
                <text:p>0.1863476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240">
                <text:p>3240</text:p>
              </table:table-cell>
              <table:table-cell office:value-type="float" office:value="0.44500032">
                <text:p>0.44500032</text:p>
              </table:table-cell>
              <table:table-cell office:value-type="float" office:value="0.43375745">
                <text:p>0.43375745</text:p>
              </table:table-cell>
              <table:table-cell office:value-type="float" office:value="0.17599821">
                <text:p>0.17599821</text:p>
              </table:table-cell>
              <table:table-cell office:value-type="float" office:value="0.19965813">
                <text:p>0.1996581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245">
                <text:p>3245</text:p>
              </table:table-cell>
              <table:table-cell office:value-type="float" office:value="0.44750032">
                <text:p>0.44750032</text:p>
              </table:table-cell>
              <table:table-cell office:value-type="float" office:value="0.44656882">
                <text:p>0.44656882</text:p>
              </table:table-cell>
              <table:table-cell office:value-type="float" office:value="0.16799821">
                <text:p>0.16799821</text:p>
              </table:table-cell>
              <table:table-cell office:value-type="float" office:value="0.21296875">
                <text:p>0.2129687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250">
                <text:p>3250</text:p>
              </table:table-cell>
              <table:table-cell office:value-type="float" office:value="0.45000032">
                <text:p>0.45000032</text:p>
              </table:table-cell>
              <table:table-cell office:value-type="float" office:value="0.43741783">
                <text:p>0.43741783</text:p>
              </table:table-cell>
              <table:table-cell office:value-type="float" office:value="0.15999821">
                <text:p>0.15999821</text:p>
              </table:table-cell>
              <table:table-cell office:value-type="float" office:value="0.22627921">
                <text:p>0.2262792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255">
                <text:p>3255</text:p>
              </table:table-cell>
              <table:table-cell office:value-type="float" office:value="0.4525003">
                <text:p>0.4525003</text:p>
              </table:table-cell>
              <table:table-cell office:value-type="float" office:value="0.4502292">
                <text:p>0.4502292</text:p>
              </table:table-cell>
              <table:table-cell office:value-type="float" office:value="0.1519982">
                <text:p>0.1519982</text:p>
              </table:table-cell>
              <table:table-cell office:value-type="float" office:value="0.26621076">
                <text:p>0.2662107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260">
                <text:p>3260</text:p>
              </table:table-cell>
              <table:table-cell office:value-type="float" office:value="0.4550003">
                <text:p>0.4550003</text:p>
              </table:table-cell>
              <table:table-cell office:value-type="float" office:value="0.44656882">
                <text:p>0.44656882</text:p>
              </table:table-cell>
              <table:table-cell office:value-type="float" office:value="0.1439982">
                <text:p>0.1439982</text:p>
              </table:table-cell>
              <table:table-cell office:value-type="float" office:value="0.21296875">
                <text:p>0.2129687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265">
                <text:p>3265</text:p>
              </table:table-cell>
              <table:table-cell office:value-type="float" office:value="0.4575003">
                <text:p>0.4575003</text:p>
              </table:table-cell>
              <table:table-cell office:value-type="float" office:value="0.4630406">
                <text:p>0.4630406</text:p>
              </table:table-cell>
              <table:table-cell office:value-type="float" office:value="0.1359982">
                <text:p>0.1359982</text:p>
              </table:table-cell>
              <table:table-cell office:value-type="float" office:value="0.17303702">
                <text:p>0.1730370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270">
                <text:p>3270</text:p>
              </table:table-cell>
              <table:table-cell office:value-type="float" office:value="0.4600003">
                <text:p>0.4600003</text:p>
              </table:table-cell>
              <table:table-cell office:value-type="float" office:value="0.45755005">
                <text:p>0.45755005</text:p>
              </table:table-cell>
              <table:table-cell office:value-type="float" office:value="0.1279982">
                <text:p>0.1279982</text:p>
              </table:table-cell>
              <table:table-cell office:value-type="float" office:value="0.07986328">
                <text:p>0.0798632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275">
                <text:p>3275</text:p>
              </table:table-cell>
              <table:table-cell office:value-type="float" office:value="0.4625003">
                <text:p>0.4625003</text:p>
              </table:table-cell>
              <table:table-cell office:value-type="float" office:value="0.4630406">
                <text:p>0.4630406</text:p>
              </table:table-cell>
              <table:table-cell office:value-type="float" office:value="0.1199982">
                <text:p>0.1199982</text:p>
              </table:table-cell>
              <table:table-cell office:value-type="float" office:value="0.11979484">
                <text:p>0.1197948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280">
                <text:p>3280</text:p>
              </table:table-cell>
              <table:table-cell office:value-type="float" office:value="0.4650003">
                <text:p>0.4650003</text:p>
              </table:table-cell>
              <table:table-cell office:value-type="float" office:value="0.4630406">
                <text:p>0.4630406</text:p>
              </table:table-cell>
              <table:table-cell office:value-type="float" office:value="0.1119982">
                <text:p>0.1119982</text:p>
              </table:table-cell>
              <table:table-cell office:value-type="float" office:value="0.11979484">
                <text:p>0.1197948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285">
                <text:p>3285</text:p>
              </table:table-cell>
              <table:table-cell office:value-type="float" office:value="0.4675003">
                <text:p>0.4675003</text:p>
              </table:table-cell>
              <table:table-cell office:value-type="float" office:value="0.4612104">
                <text:p>0.4612104</text:p>
              </table:table-cell>
              <table:table-cell office:value-type="float" office:value="0.1039982">
                <text:p>0.1039982</text:p>
              </table:table-cell>
              <table:table-cell office:value-type="float" office:value="0.15972656">
                <text:p>0.1597265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290">
                <text:p>3290</text:p>
              </table:table-cell>
              <table:table-cell office:value-type="float" office:value="0.4700003">
                <text:p>0.4700003</text:p>
              </table:table-cell>
              <table:table-cell office:value-type="float" office:value="0.46487078">
                <text:p>0.46487078</text:p>
              </table:table-cell>
              <table:table-cell office:value-type="float" office:value="0.0959982">
                <text:p>0.0959982</text:p>
              </table:table-cell>
              <table:table-cell office:value-type="float" office:value="0.07986328">
                <text:p>0.0798632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295">
                <text:p>3295</text:p>
              </table:table-cell>
              <table:table-cell office:value-type="float" office:value="0.4725003">
                <text:p>0.4725003</text:p>
              </table:table-cell>
              <table:table-cell office:value-type="float" office:value="0.45205942">
                <text:p>0.45205942</text:p>
              </table:table-cell>
              <table:table-cell office:value-type="float" office:value="0.0879982">
                <text:p>0.0879982</text:p>
              </table:table-cell>
              <table:table-cell office:value-type="float" office:value="0.22627921">
                <text:p>0.2262792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300">
                <text:p>3300</text:p>
              </table:table-cell>
              <table:table-cell office:value-type="float" office:value="0.4750003">
                <text:p>0.4750003</text:p>
              </table:table-cell>
              <table:table-cell office:value-type="float" office:value="0.45938024">
                <text:p>0.45938024</text:p>
              </table:table-cell>
              <table:table-cell office:value-type="float" office:value="0.079998195">
                <text:p>0.079998195</text:p>
              </table:table-cell>
              <table:table-cell office:value-type="float" office:value="0.11979484">
                <text:p>0.1197948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305">
                <text:p>3305</text:p>
              </table:table-cell>
              <table:table-cell office:value-type="float" office:value="0.4775003">
                <text:p>0.4775003</text:p>
              </table:table-cell>
              <table:table-cell office:value-type="float" office:value="0.46304065">
                <text:p>0.46304065</text:p>
              </table:table-cell>
              <table:table-cell office:value-type="float" office:value="0.071998194">
                <text:p>0.071998194</text:p>
              </table:table-cell>
              <table:table-cell office:value-type="float" office:value="0.09317374">
                <text:p>0.0931737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310">
                <text:p>3310</text:p>
              </table:table-cell>
              <table:table-cell office:value-type="float" office:value="0.4800003">
                <text:p>0.4800003</text:p>
              </table:table-cell>
              <table:table-cell office:value-type="float" office:value="0.46487078">
                <text:p>0.46487078</text:p>
              </table:table-cell>
              <table:table-cell office:value-type="float" office:value="0.06399819">
                <text:p>0.06399819</text:p>
              </table:table-cell>
              <table:table-cell office:value-type="float" office:value="0.026621094">
                <text:p>0.02662109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315">
                <text:p>3315</text:p>
              </table:table-cell>
              <table:table-cell office:value-type="float" office:value="0.48250028">
                <text:p>0.48250028</text:p>
              </table:table-cell>
              <table:table-cell office:value-type="float" office:value="0.46853122">
                <text:p>0.46853122</text:p>
              </table:table-cell>
              <table:table-cell office:value-type="float" office:value="0.05599819">
                <text:p>0.05599819</text:p>
              </table:table-cell>
              <table:table-cell office:value-type="float" office:value="0.053242188">
                <text:p>0.05324218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320">
                <text:p>3320</text:p>
              </table:table-cell>
              <table:table-cell office:value-type="float" office:value="0.48500028">
                <text:p>0.48500028</text:p>
              </table:table-cell>
              <table:table-cell office:value-type="float" office:value="0.46487084">
                <text:p>0.46487084</text:p>
              </table:table-cell>
              <table:table-cell office:value-type="float" office:value="0.04799819">
                <text:p>0.04799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325">
                <text:p>3325</text:p>
              </table:table-cell>
              <table:table-cell office:value-type="float" office:value="0.48750028">
                <text:p>0.48750028</text:p>
              </table:table-cell>
              <table:table-cell office:value-type="float" office:value="0.475852">
                <text:p>0.475852</text:p>
              </table:table-cell>
              <table:table-cell office:value-type="float" office:value="0.03999819">
                <text:p>0.03999819</text:p>
              </table:table-cell>
              <table:table-cell office:value-type="float" office:value="0.053242188">
                <text:p>0.05324218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330">
                <text:p>3330</text:p>
              </table:table-cell>
              <table:table-cell office:value-type="float" office:value="0.49000028">
                <text:p>0.49000028</text:p>
              </table:table-cell>
              <table:table-cell office:value-type="float" office:value="0.4813426">
                <text:p>0.4813426</text:p>
              </table:table-cell>
              <table:table-cell office:value-type="float" office:value="0.031998187">
                <text:p>0.031998187</text:p>
              </table:table-cell>
              <table:table-cell office:value-type="float" office:value="-0.039931558">
                <text:p>-0.03993155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335">
                <text:p>3335</text:p>
              </table:table-cell>
              <table:table-cell office:value-type="float" office:value="0.49250028">
                <text:p>0.49250028</text:p>
              </table:table-cell>
              <table:table-cell office:value-type="float" office:value="0.4813426">
                <text:p>0.4813426</text:p>
              </table:table-cell>
              <table:table-cell office:value-type="float" office:value="0.023998186">
                <text:p>0.023998186</text:p>
              </table:table-cell>
              <table:table-cell office:value-type="float" office:value="0.06655282">
                <text:p>0.0665528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340">
                <text:p>3340</text:p>
              </table:table-cell>
              <table:table-cell office:value-type="float" office:value="0.49500027">
                <text:p>0.49500027</text:p>
              </table:table-cell>
              <table:table-cell office:value-type="float" office:value="0.49232382">
                <text:p>0.49232382</text:p>
              </table:table-cell>
              <table:table-cell office:value-type="float" office:value="0.015998185">
                <text:p>0.015998185</text:p>
              </table:table-cell>
              <table:table-cell office:value-type="float" office:value="-0.013310462">
                <text:p>-0.01331046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345">
                <text:p>3345</text:p>
              </table:table-cell>
              <table:table-cell office:value-type="float" office:value="0.49750027">
                <text:p>0.49750027</text:p>
              </table:table-cell>
              <table:table-cell office:value-type="float" office:value="0.4996446">
                <text:p>0.4996446</text:p>
              </table:table-cell>
              <table:table-cell office:value-type="float" office:value="0.007998184">
                <text:p>0.007998184</text:p>
              </table:table-cell>
              <table:table-cell office:value-type="float" office:value="0.039931726">
                <text:p>0.03993172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350">
                <text:p>3350</text:p>
              </table:table-cell>
              <table:table-cell office:value-type="float" office:value="0.5">
                <text:p>0.5</text:p>
              </table:table-cell>
              <table:table-cell office:value-type="float" office:value="0.5014748">
                <text:p>0.5014748</text:p>
              </table:table-cell>
              <table:table-cell office:value-type="float" office:value="-0.000001816079">
                <text:p>-0.000001816079</text:p>
              </table:table-cell>
              <table:table-cell office:value-type="float" office:value="-0.053242188">
                <text:p>-0.05324218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355">
                <text:p>3355</text:p>
              </table:table-cell>
              <table:table-cell office:value-type="float" office:value="0.5">
                <text:p>0.5</text:p>
              </table:table-cell>
              <table:table-cell office:value-type="float" office:value="0.50147486">
                <text:p>0.50147486</text:p>
              </table:table-cell>
              <table:table-cell office:value-type="float" office:value="-0.008001816">
                <text:p>-0.008001816</text:p>
              </table:table-cell>
              <table:table-cell office:value-type="float" office:value="-0.07986328">
                <text:p>-0.0798632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360">
                <text:p>3360</text:p>
              </table:table-cell>
              <table:table-cell office:value-type="float" office:value="0.5">
                <text:p>0.5</text:p>
              </table:table-cell>
              <table:table-cell office:value-type="float" office:value="0.4996446">
                <text:p>0.4996446</text:p>
              </table:table-cell>
              <table:table-cell office:value-type="float" office:value="-0.016001817">
                <text:p>-0.016001817</text:p>
              </table:table-cell>
              <table:table-cell office:value-type="float" office:value="-0.066552654">
                <text:p>-0.06655265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365">
                <text:p>3365</text:p>
              </table:table-cell>
              <table:table-cell office:value-type="float" office:value="0.5">
                <text:p>0.5</text:p>
              </table:table-cell>
              <table:table-cell office:value-type="float" office:value="0.4996446">
                <text:p>0.4996446</text:p>
              </table:table-cell>
              <table:table-cell office:value-type="float" office:value="-0.024001818">
                <text:p>-0.024001818</text:p>
              </table:table-cell>
              <table:table-cell office:value-type="float" office:value="-0.039931726">
                <text:p>-0.03993172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370">
                <text:p>3370</text:p>
              </table:table-cell>
              <table:table-cell office:value-type="float" office:value="0.5">
                <text:p>0.5</text:p>
              </table:table-cell>
              <table:table-cell office:value-type="float" office:value="0.494154">
                <text:p>0.494154</text:p>
              </table:table-cell>
              <table:table-cell office:value-type="float" office:value="-0.03200182">
                <text:p>-0.03200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375">
                <text:p>3375</text:p>
              </table:table-cell>
              <table:table-cell office:value-type="float" office:value="0.5">
                <text:p>0.5</text:p>
              </table:table-cell>
              <table:table-cell office:value-type="float" office:value="0.49232382">
                <text:p>0.49232382</text:p>
              </table:table-cell>
              <table:table-cell office:value-type="float" office:value="-0.04000182">
                <text:p>-0.04000182</text:p>
              </table:table-cell>
              <table:table-cell office:value-type="float" office:value="-0.066552654">
                <text:p>-0.06655265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380">
                <text:p>3380</text:p>
              </table:table-cell>
              <table:table-cell office:value-type="float" office:value="0.5">
                <text:p>0.5</text:p>
              </table:table-cell>
              <table:table-cell office:value-type="float" office:value="0.4996446">
                <text:p>0.4996446</text:p>
              </table:table-cell>
              <table:table-cell office:value-type="float" office:value="-0.048001822">
                <text:p>-0.048001822</text:p>
              </table:table-cell>
              <table:table-cell office:value-type="float" office:value="-0.013310462">
                <text:p>-0.01331046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385">
                <text:p>3385</text:p>
              </table:table-cell>
              <table:table-cell office:value-type="float" office:value="0.5">
                <text:p>0.5</text:p>
              </table:table-cell>
              <table:table-cell office:value-type="float" office:value="0.49781436">
                <text:p>0.49781436</text:p>
              </table:table-cell>
              <table:table-cell office:value-type="float" office:value="-0.056001823">
                <text:p>-0.056001823</text:p>
              </table:table-cell>
              <table:table-cell office:value-type="float" office:value="-0.13310546">
                <text:p>-0.1331054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390">
                <text:p>3390</text:p>
              </table:table-cell>
              <table:table-cell office:value-type="float" office:value="0.5">
                <text:p>0.5</text:p>
              </table:table-cell>
              <table:table-cell office:value-type="float" office:value="0.5014748">
                <text:p>0.5014748</text:p>
              </table:table-cell>
              <table:table-cell office:value-type="float" office:value="-0.06400182">
                <text:p>-0.06400182</text:p>
              </table:table-cell>
              <table:table-cell office:value-type="float" office:value="-0.053242188">
                <text:p>-0.05324218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395">
                <text:p>3395</text:p>
              </table:table-cell>
              <table:table-cell office:value-type="float" office:value="0.5">
                <text:p>0.5</text:p>
              </table:table-cell>
              <table:table-cell office:value-type="float" office:value="0.512456">
                <text:p>0.512456</text:p>
              </table:table-cell>
              <table:table-cell office:value-type="float" office:value="-0.07200182">
                <text:p>-0.07200182</text:p>
              </table:table-cell>
              <table:table-cell office:value-type="float" office:value="-0.106484376">
                <text:p>-0.10648437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400">
                <text:p>3400</text:p>
              </table:table-cell>
              <table:table-cell office:value-type="float" office:value="0.5">
                <text:p>0.5</text:p>
              </table:table-cell>
              <table:table-cell office:value-type="float" office:value="0.5014748">
                <text:p>0.5014748</text:p>
              </table:table-cell>
              <table:table-cell office:value-type="float" office:value="-0.08000182">
                <text:p>-0.08000182</text:p>
              </table:table-cell>
              <table:table-cell office:value-type="float" office:value="0.053242188">
                <text:p>0.05324218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405">
                <text:p>3405</text:p>
              </table:table-cell>
              <table:table-cell office:value-type="float" office:value="0.5">
                <text:p>0.5</text:p>
              </table:table-cell>
              <table:table-cell office:value-type="float" office:value="0.5142862">
                <text:p>0.5142862</text:p>
              </table:table-cell>
              <table:table-cell office:value-type="float" office:value="-0.088001825">
                <text:p>-0.088001825</text:p>
              </table:table-cell>
              <table:table-cell office:value-type="float" office:value="-0.09317391">
                <text:p>-0.0931739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410">
                <text:p>3410</text:p>
              </table:table-cell>
              <table:table-cell office:value-type="float" office:value="0.5">
                <text:p>0.5</text:p>
              </table:table-cell>
              <table:table-cell office:value-type="float" office:value="0.50330496">
                <text:p>0.50330496</text:p>
              </table:table-cell>
              <table:table-cell office:value-type="float" office:value="-0.096001826">
                <text:p>-0.096001826</text:p>
              </table:table-cell>
              <table:table-cell office:value-type="float" office:value="0.013310632">
                <text:p>0.01331063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415">
                <text:p>3415</text:p>
              </table:table-cell>
              <table:table-cell office:value-type="float" office:value="0.5">
                <text:p>0.5</text:p>
              </table:table-cell>
              <table:table-cell office:value-type="float" office:value="0.5142862">
                <text:p>0.5142862</text:p>
              </table:table-cell>
              <table:table-cell office:value-type="float" office:value="-0.10400183">
                <text:p>-0.10400183</text:p>
              </table:table-cell>
              <table:table-cell office:value-type="float" office:value="-0.1464161">
                <text:p>-0.146416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420">
                <text:p>3420</text:p>
              </table:table-cell>
              <table:table-cell office:value-type="float" office:value="0.5">
                <text:p>0.5</text:p>
              </table:table-cell>
              <table:table-cell office:value-type="float" office:value="0.5142862">
                <text:p>0.5142862</text:p>
              </table:table-cell>
              <table:table-cell office:value-type="float" office:value="-0.11200183">
                <text:p>-0.11200183</text:p>
              </table:table-cell>
              <table:table-cell office:value-type="float" office:value="-0.1464161">
                <text:p>-0.146416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425">
                <text:p>3425</text:p>
              </table:table-cell>
              <table:table-cell office:value-type="float" office:value="0.5">
                <text:p>0.5</text:p>
              </table:table-cell>
              <table:table-cell office:value-type="float" office:value="0.5142862">
                <text:p>0.5142862</text:p>
              </table:table-cell>
              <table:table-cell office:value-type="float" office:value="-0.12000183">
                <text:p>-0.12000183</text:p>
              </table:table-cell>
              <table:table-cell office:value-type="float" office:value="-0.19965829">
                <text:p>-0.1996582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430">
                <text:p>3430</text:p>
              </table:table-cell>
              <table:table-cell office:value-type="float" office:value="0.5">
                <text:p>0.5</text:p>
              </table:table-cell>
              <table:table-cell office:value-type="float" office:value="0.512456">
                <text:p>0.512456</text:p>
              </table:table-cell>
              <table:table-cell office:value-type="float" office:value="-0.12800182">
                <text:p>-0.12800182</text:p>
              </table:table-cell>
              <table:table-cell office:value-type="float" office:value="-0.23958984">
                <text:p>-0.2395898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435">
                <text:p>3435</text:p>
              </table:table-cell>
              <table:table-cell office:value-type="float" office:value="0.5">
                <text:p>0.5</text:p>
              </table:table-cell>
              <table:table-cell office:value-type="float" office:value="0.49781442">
                <text:p>0.49781442</text:p>
              </table:table-cell>
              <table:table-cell office:value-type="float" office:value="-0.13600183">
                <text:p>-0.13600183</text:p>
              </table:table-cell>
              <table:table-cell office:value-type="float" office:value="-0.106484376">
                <text:p>-0.10648437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440">
                <text:p>3440</text:p>
              </table:table-cell>
              <table:table-cell office:value-type="float" office:value="0.5">
                <text:p>0.5</text:p>
              </table:table-cell>
              <table:table-cell office:value-type="float" office:value="0.51062584">
                <text:p>0.51062584</text:p>
              </table:table-cell>
              <table:table-cell office:value-type="float" office:value="-0.14400183">
                <text:p>-0.14400183</text:p>
              </table:table-cell>
              <table:table-cell office:value-type="float" office:value="-0.19965813">
                <text:p>-0.1996581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445">
                <text:p>3445</text:p>
              </table:table-cell>
              <table:table-cell office:value-type="float" office:value="0.5">
                <text:p>0.5</text:p>
              </table:table-cell>
              <table:table-cell office:value-type="float" office:value="0.48683318">
                <text:p>0.48683318</text:p>
              </table:table-cell>
              <table:table-cell office:value-type="float" office:value="-0.15200183">
                <text:p>-0.15200183</text:p>
              </table:table-cell>
              <table:table-cell office:value-type="float" office:value="-0.053242188">
                <text:p>-0.05324218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450">
                <text:p>3450</text:p>
              </table:table-cell>
              <table:table-cell office:value-type="float" office:value="0.5">
                <text:p>0.5</text:p>
              </table:table-cell>
              <table:table-cell office:value-type="float" office:value="0.50513524">
                <text:p>0.50513524</text:p>
              </table:table-cell>
              <table:table-cell office:value-type="float" office:value="-0.16000183">
                <text:p>-0.16000183</text:p>
              </table:table-cell>
              <table:table-cell office:value-type="float" office:value="-0.13310546">
                <text:p>-0.1331054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455">
                <text:p>3455</text:p>
              </table:table-cell>
              <table:table-cell office:value-type="float" office:value="0.5">
                <text:p>0.5</text:p>
              </table:table-cell>
              <table:table-cell office:value-type="float" office:value="0.4996446">
                <text:p>0.4996446</text:p>
              </table:table-cell>
              <table:table-cell office:value-type="float" office:value="-0.16800183">
                <text:p>-0.16800183</text:p>
              </table:table-cell>
              <table:table-cell office:value-type="float" office:value="-0.09317391">
                <text:p>-0.0931739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460">
                <text:p>3460</text:p>
              </table:table-cell>
              <table:table-cell office:value-type="float" office:value="0.5">
                <text:p>0.5</text:p>
              </table:table-cell>
              <table:table-cell office:value-type="float" office:value="0.5069654">
                <text:p>0.5069654</text:p>
              </table:table-cell>
              <table:table-cell office:value-type="float" office:value="-0.17600183">
                <text:p>-0.17600183</text:p>
              </table:table-cell>
              <table:table-cell office:value-type="float" office:value="-0.1464161">
                <text:p>-0.146416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465">
                <text:p>3465</text:p>
              </table:table-cell>
              <table:table-cell office:value-type="float" office:value="0.5">
                <text:p>0.5</text:p>
              </table:table-cell>
              <table:table-cell office:value-type="float" office:value="0.4996446">
                <text:p>0.4996446</text:p>
              </table:table-cell>
              <table:table-cell office:value-type="float" office:value="-0.18400183">
                <text:p>-0.18400183</text:p>
              </table:table-cell>
              <table:table-cell office:value-type="float" office:value="-0.1464161">
                <text:p>-0.146416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470">
                <text:p>3470</text:p>
              </table:table-cell>
              <table:table-cell office:value-type="float" office:value="0.5">
                <text:p>0.5</text:p>
              </table:table-cell>
              <table:table-cell office:value-type="float" office:value="0.494154">
                <text:p>0.494154</text:p>
              </table:table-cell>
              <table:table-cell office:value-type="float" office:value="-0.19200183">
                <text:p>-0.19200183</text:p>
              </table:table-cell>
              <table:table-cell office:value-type="float" office:value="-0.13310546">
                <text:p>-0.1331054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475">
                <text:p>3475</text:p>
              </table:table-cell>
              <table:table-cell office:value-type="float" office:value="0.5">
                <text:p>0.5</text:p>
              </table:table-cell>
              <table:table-cell office:value-type="float" office:value="0.49781436">
                <text:p>0.49781436</text:p>
              </table:table-cell>
              <table:table-cell office:value-type="float" office:value="-0.20000184">
                <text:p>-0.20000184</text:p>
              </table:table-cell>
              <table:table-cell office:value-type="float" office:value="-0.18634765">
                <text:p>-0.1863476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480">
                <text:p>3480</text:p>
              </table:table-cell>
              <table:table-cell office:value-type="float" office:value="0.5">
                <text:p>0.5</text:p>
              </table:table-cell>
              <table:table-cell office:value-type="float" office:value="0.48866338">
                <text:p>0.48866338</text:p>
              </table:table-cell>
              <table:table-cell office:value-type="float" office:value="-0.20800184">
                <text:p>-0.20800184</text:p>
              </table:table-cell>
              <table:table-cell office:value-type="float" office:value="-0.06655282">
                <text:p>-0.0665528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485">
                <text:p>3485</text:p>
              </table:table-cell>
              <table:table-cell office:value-type="float" office:value="0.5">
                <text:p>0.5</text:p>
              </table:table-cell>
              <table:table-cell office:value-type="float" office:value="0.4996446">
                <text:p>0.4996446</text:p>
              </table:table-cell>
              <table:table-cell office:value-type="float" office:value="-0.21600184">
                <text:p>-0.21600184</text:p>
              </table:table-cell>
              <table:table-cell office:value-type="float" office:value="-0.1464161">
                <text:p>-0.146416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490">
                <text:p>3490</text:p>
              </table:table-cell>
              <table:table-cell office:value-type="float" office:value="0.5">
                <text:p>0.5</text:p>
              </table:table-cell>
              <table:table-cell office:value-type="float" office:value="0.49232382">
                <text:p>0.49232382</text:p>
              </table:table-cell>
              <table:table-cell office:value-type="float" office:value="-0.22400184">
                <text:p>-0.22400184</text:p>
              </table:table-cell>
              <table:table-cell office:value-type="float" office:value="-0.09317391">
                <text:p>-0.0931739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495">
                <text:p>3495</text:p>
              </table:table-cell>
              <table:table-cell office:value-type="float" office:value="0.5">
                <text:p>0.5</text:p>
              </table:table-cell>
              <table:table-cell office:value-type="float" office:value="0.50513524">
                <text:p>0.50513524</text:p>
              </table:table-cell>
              <table:table-cell office:value-type="float" office:value="-0.23200184">
                <text:p>-0.23200184</text:p>
              </table:table-cell>
              <table:table-cell office:value-type="float" office:value="-0.13310546">
                <text:p>-0.1331054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500">
                <text:p>3500</text:p>
              </table:table-cell>
              <table:table-cell office:value-type="float" office:value="0.5">
                <text:p>0.5</text:p>
              </table:table-cell>
              <table:table-cell office:value-type="float" office:value="0.48683324">
                <text:p>0.48683324</text:p>
              </table:table-cell>
              <table:table-cell office:value-type="float" office:value="-0.24000184">
                <text:p>-0.24000184</text:p>
              </table:table-cell>
              <table:table-cell office:value-type="float" office:value="-0.15972638">
                <text:p>-0.1597263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505">
                <text:p>3505</text:p>
              </table:table-cell>
              <table:table-cell office:value-type="float" office:value="0.5">
                <text:p>0.5</text:p>
              </table:table-cell>
              <table:table-cell office:value-type="float" office:value="0.4996446">
                <text:p>0.4996446</text:p>
              </table:table-cell>
              <table:table-cell office:value-type="float" office:value="-0.24800184">
                <text:p>-0.24800184</text:p>
              </table:table-cell>
              <table:table-cell office:value-type="float" office:value="-0.19965829">
                <text:p>-0.1996582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510">
                <text:p>3510</text:p>
              </table:table-cell>
              <table:table-cell office:value-type="float" office:value="0.5">
                <text:p>0.5</text:p>
              </table:table-cell>
              <table:table-cell office:value-type="float" office:value="0.49781436">
                <text:p>0.49781436</text:p>
              </table:table-cell>
              <table:table-cell office:value-type="float" office:value="-0.25600183">
                <text:p>-0.25600183</text:p>
              </table:table-cell>
              <table:table-cell office:value-type="float" office:value="-0.18634765">
                <text:p>-0.1863476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515">
                <text:p>3515</text:p>
              </table:table-cell>
              <table:table-cell office:value-type="float" office:value="0.5">
                <text:p>0.5</text:p>
              </table:table-cell>
              <table:table-cell office:value-type="float" office:value="0.5014748">
                <text:p>0.5014748</text:p>
              </table:table-cell>
              <table:table-cell office:value-type="float" office:value="-0.26400182">
                <text:p>-0.26400182</text:p>
              </table:table-cell>
              <table:table-cell office:value-type="float" office:value="-0.21296875">
                <text:p>-0.2129687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520">
                <text:p>3520</text:p>
              </table:table-cell>
              <table:table-cell office:value-type="float" office:value="0.5">
                <text:p>0.5</text:p>
              </table:table-cell>
              <table:table-cell office:value-type="float" office:value="0.48866338">
                <text:p>0.48866338</text:p>
              </table:table-cell>
              <table:table-cell office:value-type="float" office:value="-0.2720018">
                <text:p>-0.2720018</text:p>
              </table:table-cell>
              <table:table-cell office:value-type="float" office:value="-0.14641592">
                <text:p>-0.1464159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525">
                <text:p>3525</text:p>
              </table:table-cell>
              <table:table-cell office:value-type="float" office:value="0.5">
                <text:p>0.5</text:p>
              </table:table-cell>
              <table:table-cell office:value-type="float" office:value="0.49781436">
                <text:p>0.49781436</text:p>
              </table:table-cell>
              <table:table-cell office:value-type="float" office:value="-0.2800018">
                <text:p>-0.2800018</text:p>
              </table:table-cell>
              <table:table-cell office:value-type="float" office:value="-0.18634765">
                <text:p>-0.1863476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530">
                <text:p>3530</text:p>
              </table:table-cell>
              <table:table-cell office:value-type="float" office:value="0.5">
                <text:p>0.5</text:p>
              </table:table-cell>
              <table:table-cell office:value-type="float" office:value="0.494154">
                <text:p>0.494154</text:p>
              </table:table-cell>
              <table:table-cell office:value-type="float" office:value="-0.28800178">
                <text:p>-0.28800178</text:p>
              </table:table-cell>
              <table:table-cell office:value-type="float" office:value="-0.31945297">
                <text:p>-0.3194529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535">
                <text:p>3535</text:p>
              </table:table-cell>
              <table:table-cell office:value-type="float" office:value="0.5">
                <text:p>0.5</text:p>
              </table:table-cell>
              <table:table-cell office:value-type="float" office:value="0.48683324">
                <text:p>0.48683324</text:p>
              </table:table-cell>
              <table:table-cell office:value-type="float" office:value="-0.29600176">
                <text:p>-0.29600176</text:p>
              </table:table-cell>
              <table:table-cell office:value-type="float" office:value="-0.34607422">
                <text:p>-0.3460742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540">
                <text:p>3540</text:p>
              </table:table-cell>
              <table:table-cell office:value-type="float" office:value="0.5">
                <text:p>0.5</text:p>
              </table:table-cell>
              <table:table-cell office:value-type="float" office:value="0.48683324">
                <text:p>0.48683324</text:p>
              </table:table-cell>
              <table:table-cell office:value-type="float" office:value="-0.30400175">
                <text:p>-0.30400175</text:p>
              </table:table-cell>
              <table:table-cell office:value-type="float" office:value="-0.31945297">
                <text:p>-0.3194529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545">
                <text:p>3545</text:p>
              </table:table-cell>
              <table:table-cell office:value-type="float" office:value="0.5">
                <text:p>0.5</text:p>
              </table:table-cell>
              <table:table-cell office:value-type="float" office:value="0.4813426">
                <text:p>0.4813426</text:p>
              </table:table-cell>
              <table:table-cell office:value-type="float" office:value="-0.31200173">
                <text:p>-0.31200173</text:p>
              </table:table-cell>
              <table:table-cell office:value-type="float" office:value="-0.27952138">
                <text:p>-0.2795213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550">
                <text:p>3550</text:p>
              </table:table-cell>
              <table:table-cell office:value-type="float" office:value="0.5">
                <text:p>0.5</text:p>
              </table:table-cell>
              <table:table-cell office:value-type="float" office:value="0.485003">
                <text:p>0.485003</text:p>
              </table:table-cell>
              <table:table-cell office:value-type="float" office:value="-0.32000172">
                <text:p>-0.32000172</text:p>
              </table:table-cell>
              <table:table-cell office:value-type="float" office:value="-0.2529003">
                <text:p>-0.252900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555">
                <text:p>3555</text:p>
              </table:table-cell>
              <table:table-cell office:value-type="float" office:value="0.5">
                <text:p>0.5</text:p>
              </table:table-cell>
              <table:table-cell office:value-type="float" office:value="0.48866338">
                <text:p>0.48866338</text:p>
              </table:table-cell>
              <table:table-cell office:value-type="float" office:value="-0.3280017">
                <text:p>-0.3280017</text:p>
              </table:table-cell>
              <table:table-cell office:value-type="float" office:value="-0.19965813">
                <text:p>-0.1996581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560">
                <text:p>3560</text:p>
              </table:table-cell>
              <table:table-cell office:value-type="float" office:value="0.5">
                <text:p>0.5</text:p>
              </table:table-cell>
              <table:table-cell office:value-type="float" office:value="0.48866343">
                <text:p>0.48866343</text:p>
              </table:table-cell>
              <table:table-cell office:value-type="float" office:value="-0.3360017">
                <text:p>-0.3360017</text:p>
              </table:table-cell>
              <table:table-cell office:value-type="float" office:value="-0.22627921">
                <text:p>-0.2262792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565">
                <text:p>3565</text:p>
              </table:table-cell>
              <table:table-cell office:value-type="float" office:value="0.5">
                <text:p>0.5</text:p>
              </table:table-cell>
              <table:table-cell office:value-type="float" office:value="0.49781442">
                <text:p>0.49781442</text:p>
              </table:table-cell>
              <table:table-cell office:value-type="float" office:value="-0.34400168">
                <text:p>-0.34400168</text:p>
              </table:table-cell>
              <table:table-cell office:value-type="float" office:value="-0.2662109">
                <text:p>-0.266210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570">
                <text:p>3570</text:p>
              </table:table-cell>
              <table:table-cell office:value-type="float" office:value="0.5">
                <text:p>0.5</text:p>
              </table:table-cell>
              <table:table-cell office:value-type="float" office:value="0.48866343">
                <text:p>0.48866343</text:p>
              </table:table-cell>
              <table:table-cell office:value-type="float" office:value="-0.35200167">
                <text:p>-0.35200167</text:p>
              </table:table-cell>
              <table:table-cell office:value-type="float" office:value="-0.17303702">
                <text:p>-0.1730370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575">
                <text:p>3575</text:p>
              </table:table-cell>
              <table:table-cell office:value-type="float" office:value="0.5">
                <text:p>0.5</text:p>
              </table:table-cell>
              <table:table-cell office:value-type="float" office:value="0.50513524">
                <text:p>0.50513524</text:p>
              </table:table-cell>
              <table:table-cell office:value-type="float" office:value="-0.36000165">
                <text:p>-0.36000165</text:p>
              </table:table-cell>
              <table:table-cell office:value-type="float" office:value="-0.31945312">
                <text:p>-0.3194531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580">
                <text:p>3580</text:p>
              </table:table-cell>
              <table:table-cell office:value-type="float" office:value="0.5">
                <text:p>0.5</text:p>
              </table:table-cell>
              <table:table-cell office:value-type="float" office:value="0.49781442">
                <text:p>0.49781442</text:p>
              </table:table-cell>
              <table:table-cell office:value-type="float" office:value="-0.36800164">
                <text:p>-0.36800164</text:p>
              </table:table-cell>
              <table:table-cell office:value-type="float" office:value="-0.23958968">
                <text:p>-0.2395896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585">
                <text:p>3585</text:p>
              </table:table-cell>
              <table:table-cell office:value-type="float" office:value="0.5">
                <text:p>0.5</text:p>
              </table:table-cell>
              <table:table-cell office:value-type="float" office:value="0.503305">
                <text:p>0.503305</text:p>
              </table:table-cell>
              <table:table-cell office:value-type="float" office:value="-0.37600163">
                <text:p>-0.37600163</text:p>
              </table:table-cell>
              <table:table-cell office:value-type="float" office:value="-0.27952138">
                <text:p>-0.2795213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590">
                <text:p>3590</text:p>
              </table:table-cell>
              <table:table-cell office:value-type="float" office:value="0.5">
                <text:p>0.5</text:p>
              </table:table-cell>
              <table:table-cell office:value-type="float" office:value="0.4813426">
                <text:p>0.4813426</text:p>
              </table:table-cell>
              <table:table-cell office:value-type="float" office:value="-0.3840016">
                <text:p>-0.3840016</text:p>
              </table:table-cell>
              <table:table-cell office:value-type="float" office:value="-0.22627921">
                <text:p>-0.2262792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595">
                <text:p>3595</text:p>
              </table:table-cell>
              <table:table-cell office:value-type="float" office:value="0.5">
                <text:p>0.5</text:p>
              </table:table-cell>
              <table:table-cell office:value-type="float" office:value="0.48683324">
                <text:p>0.48683324</text:p>
              </table:table-cell>
              <table:table-cell office:value-type="float" office:value="-0.3920016">
                <text:p>-0.3920016</text:p>
              </table:table-cell>
              <table:table-cell office:value-type="float" office:value="-0.29283205">
                <text:p>-0.2928320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600">
                <text:p>3600</text:p>
              </table:table-cell>
              <table:table-cell office:value-type="float" office:value="0.49999803">
                <text:p>0.49999803</text:p>
              </table:table-cell>
              <table:table-cell office:value-type="float" office:value="0.48866343">
                <text:p>0.48866343</text:p>
              </table:table-cell>
              <table:table-cell office:value-type="float" office:value="-0.4000016">
                <text:p>-0.4000016</text:p>
              </table:table-cell>
              <table:table-cell office:value-type="float" office:value="-0.38600576">
                <text:p>-0.3860057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605">
                <text:p>3605</text:p>
              </table:table-cell>
              <table:table-cell office:value-type="float" office:value="0.49749804">
                <text:p>0.49749804</text:p>
              </table:table-cell>
              <table:table-cell office:value-type="float" office:value="0.47219163">
                <text:p>0.47219163</text:p>
              </table:table-cell>
              <table:table-cell office:value-type="float" office:value="-0.40800157">
                <text:p>-0.40800157</text:p>
              </table:table-cell>
              <table:table-cell office:value-type="float" office:value="-0.3993164">
                <text:p>-0.399316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610">
                <text:p>3610</text:p>
              </table:table-cell>
              <table:table-cell office:value-type="float" office:value="0.49499804">
                <text:p>0.49499804</text:p>
              </table:table-cell>
              <table:table-cell office:value-type="float" office:value="0.475852">
                <text:p>0.475852</text:p>
              </table:table-cell>
              <table:table-cell office:value-type="float" office:value="-0.41600156">
                <text:p>-0.41600156</text:p>
              </table:table-cell>
              <table:table-cell office:value-type="float" office:value="-0.3726953">
                <text:p>-0.372695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615">
                <text:p>3615</text:p>
              </table:table-cell>
              <table:table-cell office:value-type="float" office:value="0.49249804">
                <text:p>0.49249804</text:p>
              </table:table-cell>
              <table:table-cell office:value-type="float" office:value="0.48866338">
                <text:p>0.48866338</text:p>
              </table:table-cell>
              <table:table-cell office:value-type="float" office:value="-0.42400154">
                <text:p>-0.42400154</text:p>
              </table:table-cell>
              <table:table-cell office:value-type="float" office:value="-0.3593847">
                <text:p>-0.359384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620">
                <text:p>3620</text:p>
              </table:table-cell>
              <table:table-cell office:value-type="float" office:value="0.48999804">
                <text:p>0.48999804</text:p>
              </table:table-cell>
              <table:table-cell office:value-type="float" office:value="0.49781442">
                <text:p>0.49781442</text:p>
              </table:table-cell>
              <table:table-cell office:value-type="float" office:value="-0.43200153">
                <text:p>-0.43200153</text:p>
              </table:table-cell>
              <table:table-cell office:value-type="float" office:value="-0.23958968">
                <text:p>-0.2395896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625">
                <text:p>3625</text:p>
              </table:table-cell>
              <table:table-cell office:value-type="float" office:value="0.48749804">
                <text:p>0.48749804</text:p>
              </table:table-cell>
              <table:table-cell office:value-type="float" office:value="0.49781442">
                <text:p>0.49781442</text:p>
              </table:table-cell>
              <table:table-cell office:value-type="float" office:value="-0.44000152">
                <text:p>-0.44000152</text:p>
              </table:table-cell>
              <table:table-cell office:value-type="float" office:value="-0.31945312">
                <text:p>-0.3194531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3630">
                <text:p>3630</text:p>
              </table:table-cell>
              <table:table-cell office:value-type="float" office:value="0.48499805">
                <text:p>0.48499805</text:p>
              </table:table-cell>
              <table:table-cell office:value-type="float" office:value="0.50147486">
                <text:p>0.50147486</text:p>
              </table:table-cell>
              <table:table-cell office:value-type="float" office:value="-0.4480015">
                <text:p>-0.4480015</text:p>
              </table:table-cell>
              <table:table-cell office:value-type="float" office:value="-0.3993164">
                <text:p>-0.399316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635">
                <text:p>3635</text:p>
              </table:table-cell>
              <table:table-cell office:value-type="float" office:value="0.48249805">
                <text:p>0.48249805</text:p>
              </table:table-cell>
              <table:table-cell office:value-type="float" office:value="0.494154">
                <text:p>0.494154</text:p>
              </table:table-cell>
              <table:table-cell office:value-type="float" office:value="-0.4560015">
                <text:p>-0.4560015</text:p>
              </table:table-cell>
              <table:table-cell office:value-type="float" office:value="-0.37269515">
                <text:p>-0.3726951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640">
                <text:p>3640</text:p>
              </table:table-cell>
              <table:table-cell office:value-type="float" office:value="0.47999805">
                <text:p>0.47999805</text:p>
              </table:table-cell>
              <table:table-cell office:value-type="float" office:value="0.49598423">
                <text:p>0.49598423</text:p>
              </table:table-cell>
              <table:table-cell office:value-type="float" office:value="-0.46400148">
                <text:p>-0.46400148</text:p>
              </table:table-cell>
              <table:table-cell office:value-type="float" office:value="-0.3593847">
                <text:p>-0.359384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645">
                <text:p>3645</text:p>
              </table:table-cell>
              <table:table-cell office:value-type="float" office:value="0.47749805">
                <text:p>0.47749805</text:p>
              </table:table-cell>
              <table:table-cell office:value-type="float" office:value="0.4996446">
                <text:p>0.4996446</text:p>
              </table:table-cell>
              <table:table-cell office:value-type="float" office:value="-0.47200146">
                <text:p>-0.47200146</text:p>
              </table:table-cell>
              <table:table-cell office:value-type="float" office:value="-0.43924797">
                <text:p>-0.4392479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650">
                <text:p>3650</text:p>
              </table:table-cell>
              <table:table-cell office:value-type="float" office:value="0.47499806">
                <text:p>0.47499806</text:p>
              </table:table-cell>
              <table:table-cell office:value-type="float" office:value="0.4831728">
                <text:p>0.4831728</text:p>
              </table:table-cell>
              <table:table-cell office:value-type="float" office:value="-0.48000145">
                <text:p>-0.48000145</text:p>
              </table:table-cell>
              <table:table-cell office:value-type="float" office:value="-0.4259375">
                <text:p>-0.425937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655">
                <text:p>3655</text:p>
              </table:table-cell>
              <table:table-cell office:value-type="float" office:value="0.47249806">
                <text:p>0.47249806</text:p>
              </table:table-cell>
              <table:table-cell office:value-type="float" office:value="0.4776822">
                <text:p>0.4776822</text:p>
              </table:table-cell>
              <table:table-cell office:value-type="float" office:value="-0.48800144">
                <text:p>-0.48800144</text:p>
              </table:table-cell>
              <table:table-cell office:value-type="float" office:value="-0.38600576">
                <text:p>-0.3860057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660">
                <text:p>3660</text:p>
              </table:table-cell>
              <table:table-cell office:value-type="float" office:value="0.46999806">
                <text:p>0.46999806</text:p>
              </table:table-cell>
              <table:table-cell office:value-type="float" office:value="0.4776822">
                <text:p>0.4776822</text:p>
              </table:table-cell>
              <table:table-cell office:value-type="float" office:value="-0.49600142">
                <text:p>-0.49600142</text:p>
              </table:table-cell>
              <table:table-cell office:value-type="float" office:value="-0.38600576">
                <text:p>-0.3860057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665">
                <text:p>3665</text:p>
              </table:table-cell>
              <table:table-cell office:value-type="float" office:value="0.46749806">
                <text:p>0.46749806</text:p>
              </table:table-cell>
              <table:table-cell office:value-type="float" office:value="0.4813426">
                <text:p>0.4813426</text:p>
              </table:table-cell>
              <table:table-cell office:value-type="float" office:value="-0.50400144">
                <text:p>-0.50400144</text:p>
              </table:table-cell>
              <table:table-cell office:value-type="float" office:value="-0.41262686">
                <text:p>-0.4126268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670">
                <text:p>3670</text:p>
              </table:table-cell>
              <table:table-cell office:value-type="float" office:value="0.46499807">
                <text:p>0.46499807</text:p>
              </table:table-cell>
              <table:table-cell office:value-type="float" office:value="0.48866343">
                <text:p>0.48866343</text:p>
              </table:table-cell>
              <table:table-cell office:value-type="float" office:value="-0.51200145">
                <text:p>-0.51200145</text:p>
              </table:table-cell>
              <table:table-cell office:value-type="float" office:value="-0.5457323">
                <text:p>-0.545732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675">
                <text:p>3675</text:p>
              </table:table-cell>
              <table:table-cell office:value-type="float" office:value="0.46249807">
                <text:p>0.46249807</text:p>
              </table:table-cell>
              <table:table-cell office:value-type="float" office:value="0.46304065">
                <text:p>0.46304065</text:p>
              </table:table-cell>
              <table:table-cell office:value-type="float" office:value="-0.5200015">
                <text:p>-0.5200015</text:p>
              </table:table-cell>
              <table:table-cell office:value-type="float" office:value="-0.46586907">
                <text:p>-0.4658690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680">
                <text:p>3680</text:p>
              </table:table-cell>
              <table:table-cell office:value-type="float" office:value="0.45999807">
                <text:p>0.45999807</text:p>
              </table:table-cell>
              <table:table-cell office:value-type="float" office:value="0.4630406">
                <text:p>0.4630406</text:p>
              </table:table-cell>
              <table:table-cell office:value-type="float" office:value="-0.5280015">
                <text:p>-0.5280015</text:p>
              </table:table-cell>
              <table:table-cell office:value-type="float" office:value="-0.5457323">
                <text:p>-0.545732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685">
                <text:p>3685</text:p>
              </table:table-cell>
              <table:table-cell office:value-type="float" office:value="0.45749807">
                <text:p>0.45749807</text:p>
              </table:table-cell>
              <table:table-cell office:value-type="float" office:value="0.45755005">
                <text:p>0.45755005</text:p>
              </table:table-cell>
              <table:table-cell office:value-type="float" office:value="-0.5360015">
                <text:p>-0.5360015</text:p>
              </table:table-cell>
              <table:table-cell office:value-type="float" office:value="-0.559043">
                <text:p>-0.55904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690">
                <text:p>3690</text:p>
              </table:table-cell>
              <table:table-cell office:value-type="float" office:value="0.45499808">
                <text:p>0.45499808</text:p>
              </table:table-cell>
              <table:table-cell office:value-type="float" office:value="0.45755005">
                <text:p>0.45755005</text:p>
              </table:table-cell>
              <table:table-cell office:value-type="float" office:value="-0.5440015">
                <text:p>-0.5440015</text:p>
              </table:table-cell>
              <table:table-cell office:value-type="float" office:value="-0.559043">
                <text:p>-0.55904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695">
                <text:p>3695</text:p>
              </table:table-cell>
              <table:table-cell office:value-type="float" office:value="0.45249808">
                <text:p>0.45249808</text:p>
              </table:table-cell>
              <table:table-cell office:value-type="float" office:value="0.4538896">
                <text:p>0.4538896</text:p>
              </table:table-cell>
              <table:table-cell office:value-type="float" office:value="-0.55200154">
                <text:p>-0.55200154</text:p>
              </table:table-cell>
              <table:table-cell office:value-type="float" office:value="-0.5058007">
                <text:p>-0.505800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700">
                <text:p>3700</text:p>
              </table:table-cell>
              <table:table-cell office:value-type="float" office:value="0.44999808">
                <text:p>0.44999808</text:p>
              </table:table-cell>
              <table:table-cell office:value-type="float" office:value="0.45938018">
                <text:p>0.45938018</text:p>
              </table:table-cell>
              <table:table-cell office:value-type="float" office:value="-0.56000155">
                <text:p>-0.56000155</text:p>
              </table:table-cell>
              <table:table-cell office:value-type="float" office:value="-0.5723534">
                <text:p>-0.572353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705">
                <text:p>3705</text:p>
              </table:table-cell>
              <table:table-cell office:value-type="float" office:value="0.44749808">
                <text:p>0.44749808</text:p>
              </table:table-cell>
              <table:table-cell office:value-type="float" office:value="0.475852">
                <text:p>0.475852</text:p>
              </table:table-cell>
              <table:table-cell office:value-type="float" office:value="-0.56800157">
                <text:p>-0.56800157</text:p>
              </table:table-cell>
              <table:table-cell office:value-type="float" office:value="-0.69214845">
                <text:p>-0.6921484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710">
                <text:p>3710</text:p>
              </table:table-cell>
              <table:table-cell office:value-type="float" office:value="0.4449981">
                <text:p>0.4449981</text:p>
              </table:table-cell>
              <table:table-cell office:value-type="float" office:value="0.4630406">
                <text:p>0.4630406</text:p>
              </table:table-cell>
              <table:table-cell office:value-type="float" office:value="-0.5760016">
                <text:p>-0.5760016</text:p>
              </table:table-cell>
              <table:table-cell office:value-type="float" office:value="-0.57235354">
                <text:p>-0.5723535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715">
                <text:p>3715</text:p>
              </table:table-cell>
              <table:table-cell office:value-type="float" office:value="0.4424981">
                <text:p>0.4424981</text:p>
              </table:table-cell>
              <table:table-cell office:value-type="float" office:value="0.4703614">
                <text:p>0.4703614</text:p>
              </table:table-cell>
              <table:table-cell office:value-type="float" office:value="-0.5840016">
                <text:p>-0.5840016</text:p>
              </table:table-cell>
              <table:table-cell office:value-type="float" office:value="-0.7054589">
                <text:p>-0.705458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720">
                <text:p>3720</text:p>
              </table:table-cell>
              <table:table-cell office:value-type="float" office:value="0.4399981">
                <text:p>0.4399981</text:p>
              </table:table-cell>
              <table:table-cell office:value-type="float" office:value="0.45938024">
                <text:p>0.45938024</text:p>
              </table:table-cell>
              <table:table-cell office:value-type="float" office:value="-0.5920016">
                <text:p>-0.5920016</text:p>
              </table:table-cell>
              <table:table-cell office:value-type="float" office:value="-0.6522168">
                <text:p>-0.652216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725">
                <text:p>3725</text:p>
              </table:table-cell>
              <table:table-cell office:value-type="float" office:value="0.4374981">
                <text:p>0.4374981</text:p>
              </table:table-cell>
              <table:table-cell office:value-type="float" office:value="0.45205942">
                <text:p>0.45205942</text:p>
              </table:table-cell>
              <table:table-cell office:value-type="float" office:value="-0.60000163">
                <text:p>-0.60000163</text:p>
              </table:table-cell>
              <table:table-cell office:value-type="float" office:value="-0.5723534">
                <text:p>-0.572353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730">
                <text:p>3730</text:p>
              </table:table-cell>
              <table:table-cell office:value-type="float" office:value="0.4349981">
                <text:p>0.4349981</text:p>
              </table:table-cell>
              <table:table-cell office:value-type="float" office:value="0.44656882">
                <text:p>0.44656882</text:p>
              </table:table-cell>
              <table:table-cell office:value-type="float" office:value="-0.60800165">
                <text:p>-0.60800165</text:p>
              </table:table-cell>
              <table:table-cell office:value-type="float" office:value="-0.6122851">
                <text:p>-0.612285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735">
                <text:p>3735</text:p>
              </table:table-cell>
              <table:table-cell office:value-type="float" office:value="0.4324981">
                <text:p>0.4324981</text:p>
              </table:table-cell>
              <table:table-cell office:value-type="float" office:value="0.43741783">
                <text:p>0.43741783</text:p>
              </table:table-cell>
              <table:table-cell office:value-type="float" office:value="-0.61600167">
                <text:p>-0.61600167</text:p>
              </table:table-cell>
              <table:table-cell office:value-type="float" office:value="-0.49249023">
                <text:p>-0.4924902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740">
                <text:p>3740</text:p>
              </table:table-cell>
              <table:table-cell office:value-type="float" office:value="0.4299981">
                <text:p>0.4299981</text:p>
              </table:table-cell>
              <table:table-cell office:value-type="float" office:value="0.448399">
                <text:p>0.448399</text:p>
              </table:table-cell>
              <table:table-cell office:value-type="float" office:value="-0.6240017">
                <text:p>-0.6240017</text:p>
              </table:table-cell>
              <table:table-cell office:value-type="float" office:value="-0.6255957">
                <text:p>-0.625595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745">
                <text:p>3745</text:p>
              </table:table-cell>
              <table:table-cell office:value-type="float" office:value="0.4274981">
                <text:p>0.4274981</text:p>
              </table:table-cell>
              <table:table-cell office:value-type="float" office:value="0.43741783">
                <text:p>0.43741783</text:p>
              </table:table-cell>
              <table:table-cell office:value-type="float" office:value="-0.6320017">
                <text:p>-0.6320017</text:p>
              </table:table-cell>
              <table:table-cell office:value-type="float" office:value="-0.5723534">
                <text:p>-0.572353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750">
                <text:p>3750</text:p>
              </table:table-cell>
              <table:table-cell office:value-type="float" office:value="0.4249981">
                <text:p>0.4249981</text:p>
              </table:table-cell>
              <table:table-cell office:value-type="float" office:value="0.43924803">
                <text:p>0.43924803</text:p>
              </table:table-cell>
              <table:table-cell office:value-type="float" office:value="-0.6400017">
                <text:p>-0.6400017</text:p>
              </table:table-cell>
              <table:table-cell office:value-type="float" office:value="-0.5856641">
                <text:p>-0.585664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755">
                <text:p>3755</text:p>
              </table:table-cell>
              <table:table-cell office:value-type="float" office:value="0.4224981">
                <text:p>0.4224981</text:p>
              </table:table-cell>
              <table:table-cell office:value-type="float" office:value="0.42826682">
                <text:p>0.42826682</text:p>
              </table:table-cell>
              <table:table-cell office:value-type="float" office:value="-0.64800173">
                <text:p>-0.64800173</text:p>
              </table:table-cell>
              <table:table-cell office:value-type="float" office:value="-0.6122851">
                <text:p>-0.612285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760">
                <text:p>3760</text:p>
              </table:table-cell>
              <table:table-cell office:value-type="float" office:value="0.4199981">
                <text:p>0.4199981</text:p>
              </table:table-cell>
              <table:table-cell office:value-type="float" office:value="0.4337574">
                <text:p>0.4337574</text:p>
              </table:table-cell>
              <table:table-cell office:value-type="float" office:value="-0.65600175">
                <text:p>-0.65600175</text:p>
              </table:table-cell>
              <table:table-cell office:value-type="float" office:value="-0.6522166">
                <text:p>-0.652216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765">
                <text:p>3765</text:p>
              </table:table-cell>
              <table:table-cell office:value-type="float" office:value="0.4174981">
                <text:p>0.4174981</text:p>
              </table:table-cell>
              <table:table-cell office:value-type="float" office:value="0.42277622">
                <text:p>0.42277622</text:p>
              </table:table-cell>
              <table:table-cell office:value-type="float" office:value="-0.66400176">
                <text:p>-0.66400176</text:p>
              </table:table-cell>
              <table:table-cell office:value-type="float" office:value="-0.65221673">
                <text:p>-0.6522167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770">
                <text:p>3770</text:p>
              </table:table-cell>
              <table:table-cell office:value-type="float" office:value="0.4149981">
                <text:p>0.4149981</text:p>
              </table:table-cell>
              <table:table-cell office:value-type="float" office:value="0.41911584">
                <text:p>0.41911584</text:p>
              </table:table-cell>
              <table:table-cell office:value-type="float" office:value="-0.6720018">
                <text:p>-0.6720018</text:p>
              </table:table-cell>
              <table:table-cell office:value-type="float" office:value="-0.67883784">
                <text:p>-0.6788378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775">
                <text:p>3775</text:p>
              </table:table-cell>
              <table:table-cell office:value-type="float" office:value="0.41249812">
                <text:p>0.41249812</text:p>
              </table:table-cell>
              <table:table-cell office:value-type="float" office:value="0.4246064">
                <text:p>0.4246064</text:p>
              </table:table-cell>
              <table:table-cell office:value-type="float" office:value="-0.6800018">
                <text:p>-0.6800018</text:p>
              </table:table-cell>
              <table:table-cell office:value-type="float" office:value="-0.8252537">
                <text:p>-0.825253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780">
                <text:p>3780</text:p>
              </table:table-cell>
              <table:table-cell office:value-type="float" office:value="0.40999812">
                <text:p>0.40999812</text:p>
              </table:table-cell>
              <table:table-cell office:value-type="float" office:value="0.4099648">
                <text:p>0.4099648</text:p>
              </table:table-cell>
              <table:table-cell office:value-type="float" office:value="-0.6880018">
                <text:p>-0.6880018</text:p>
              </table:table-cell>
              <table:table-cell office:value-type="float" office:value="-0.66552716">
                <text:p>-0.6655271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785">
                <text:p>3785</text:p>
              </table:table-cell>
              <table:table-cell office:value-type="float" office:value="0.40749812">
                <text:p>0.40749812</text:p>
              </table:table-cell>
              <table:table-cell office:value-type="float" office:value="0.411795">
                <text:p>0.411795</text:p>
              </table:table-cell>
              <table:table-cell office:value-type="float" office:value="-0.6960018">
                <text:p>-0.6960018</text:p>
              </table:table-cell>
              <table:table-cell office:value-type="float" office:value="-0.73208">
                <text:p>-0.7320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790">
                <text:p>3790</text:p>
              </table:table-cell>
              <table:table-cell office:value-type="float" office:value="0.40499812">
                <text:p>0.40499812</text:p>
              </table:table-cell>
              <table:table-cell office:value-type="float" office:value="0.402644">
                <text:p>0.402644</text:p>
              </table:table-cell>
              <table:table-cell office:value-type="float" office:value="-0.70400184">
                <text:p>-0.70400184</text:p>
              </table:table-cell>
              <table:table-cell office:value-type="float" office:value="-0.6389062">
                <text:p>-0.638906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795">
                <text:p>3795</text:p>
              </table:table-cell>
              <table:table-cell office:value-type="float" office:value="0.40249813">
                <text:p>0.40249813</text:p>
              </table:table-cell>
              <table:table-cell office:value-type="float" office:value="0.4099648">
                <text:p>0.4099648</text:p>
              </table:table-cell>
              <table:table-cell office:value-type="float" office:value="-0.71200186">
                <text:p>-0.71200186</text:p>
              </table:table-cell>
              <table:table-cell office:value-type="float" office:value="-0.7187694">
                <text:p>-0.718769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800">
                <text:p>3800</text:p>
              </table:table-cell>
              <table:table-cell office:value-type="float" office:value="0.39999813">
                <text:p>0.39999813</text:p>
              </table:table-cell>
              <table:table-cell office:value-type="float" office:value="0.39532322">
                <text:p>0.39532322</text:p>
              </table:table-cell>
              <table:table-cell office:value-type="float" office:value="-0.7200019">
                <text:p>-0.7200019</text:p>
              </table:table-cell>
              <table:table-cell office:value-type="float" office:value="-0.6389062">
                <text:p>-0.638906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3805">
                <text:p>3805</text:p>
              </table:table-cell>
              <table:table-cell office:value-type="float" office:value="0.39749813">
                <text:p>0.39749813</text:p>
              </table:table-cell>
              <table:table-cell office:value-type="float" office:value="0.4063044">
                <text:p>0.4063044</text:p>
              </table:table-cell>
              <table:table-cell office:value-type="float" office:value="-0.7280019">
                <text:p>-0.7280019</text:p>
              </table:table-cell>
              <table:table-cell office:value-type="float" office:value="-0.63890606">
                <text:p>-0.6389060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3810">
                <text:p>3810</text:p>
              </table:table-cell>
              <table:table-cell office:value-type="float" office:value="0.39499813">
                <text:p>0.39499813</text:p>
              </table:table-cell>
              <table:table-cell office:value-type="float" office:value="0.40447423">
                <text:p>0.40447423</text:p>
              </table:table-cell>
              <table:table-cell office:value-type="float" office:value="-0.7360019">
                <text:p>-0.7360019</text:p>
              </table:table-cell>
              <table:table-cell office:value-type="float" office:value="-0.67883784">
                <text:p>-0.6788378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3815">
                <text:p>3815</text:p>
              </table:table-cell>
              <table:table-cell office:value-type="float" office:value="0.39249814">
                <text:p>0.39249814</text:p>
              </table:table-cell>
              <table:table-cell office:value-type="float" office:value="0.41545543">
                <text:p>0.41545543</text:p>
              </table:table-cell>
              <table:table-cell office:value-type="float" office:value="-0.7440019">
                <text:p>-0.7440019</text:p>
              </table:table-cell>
              <table:table-cell office:value-type="float" office:value="-0.81194323">
                <text:p>-0.8119432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3820">
                <text:p>3820</text:p>
              </table:table-cell>
              <table:table-cell office:value-type="float" office:value="0.38999814">
                <text:p>0.38999814</text:p>
              </table:table-cell>
              <table:table-cell office:value-type="float" office:value="0.40630442">
                <text:p>0.40630442</text:p>
              </table:table-cell>
              <table:table-cell office:value-type="float" office:value="-0.75200194">
                <text:p>-0.75200194</text:p>
              </table:table-cell>
              <table:table-cell office:value-type="float" office:value="-0.71876943">
                <text:p>-0.7187694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825">
                <text:p>3825</text:p>
              </table:table-cell>
              <table:table-cell office:value-type="float" office:value="0.38749814">
                <text:p>0.38749814</text:p>
              </table:table-cell>
              <table:table-cell office:value-type="float" office:value="0.39532322">
                <text:p>0.39532322</text:p>
              </table:table-cell>
              <table:table-cell office:value-type="float" office:value="-0.76000196">
                <text:p>-0.76000196</text:p>
              </table:table-cell>
              <table:table-cell office:value-type="float" office:value="-0.7187694">
                <text:p>-0.718769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3830">
                <text:p>3830</text:p>
              </table:table-cell>
              <table:table-cell office:value-type="float" office:value="0.38499814">
                <text:p>0.38499814</text:p>
              </table:table-cell>
              <table:table-cell office:value-type="float" office:value="0.39166278">
                <text:p>0.39166278</text:p>
              </table:table-cell>
              <table:table-cell office:value-type="float" office:value="-0.768002">
                <text:p>-0.768002</text:p>
              </table:table-cell>
              <table:table-cell office:value-type="float" office:value="-0.7986327">
                <text:p>-0.798632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835">
                <text:p>3835</text:p>
              </table:table-cell>
              <table:table-cell office:value-type="float" office:value="0.38249815">
                <text:p>0.38249815</text:p>
              </table:table-cell>
              <table:table-cell office:value-type="float" office:value="0.384342">
                <text:p>0.384342</text:p>
              </table:table-cell>
              <table:table-cell office:value-type="float" office:value="-0.776002">
                <text:p>-0.776002</text:p>
              </table:table-cell>
              <table:table-cell office:value-type="float" office:value="-0.77201164">
                <text:p>-0.7720116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3840">
                <text:p>3840</text:p>
              </table:table-cell>
              <table:table-cell office:value-type="float" office:value="0.37999815">
                <text:p>0.37999815</text:p>
              </table:table-cell>
              <table:table-cell office:value-type="float" office:value="0.38251182">
                <text:p>0.38251182</text:p>
              </table:table-cell>
              <table:table-cell office:value-type="float" office:value="-0.784002">
                <text:p>-0.784002</text:p>
              </table:table-cell>
              <table:table-cell office:value-type="float" office:value="-0.78532225">
                <text:p>-0.7853222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845">
                <text:p>3845</text:p>
              </table:table-cell>
              <table:table-cell office:value-type="float" office:value="0.37749815">
                <text:p>0.37749815</text:p>
              </table:table-cell>
              <table:table-cell office:value-type="float" office:value="0.37702122">
                <text:p>0.37702122</text:p>
              </table:table-cell>
              <table:table-cell office:value-type="float" office:value="-0.792002">
                <text:p>-0.792002</text:p>
              </table:table-cell>
              <table:table-cell office:value-type="float" office:value="-0.8252538">
                <text:p>-0.825253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3850">
                <text:p>3850</text:p>
              </table:table-cell>
              <table:table-cell office:value-type="float" office:value="0.37499815">
                <text:p>0.37499815</text:p>
              </table:table-cell>
              <table:table-cell office:value-type="float" office:value="0.3825118">
                <text:p>0.3825118</text:p>
              </table:table-cell>
              <table:table-cell office:value-type="float" office:value="-0.80000204">
                <text:p>-0.80000204</text:p>
              </table:table-cell>
              <table:table-cell office:value-type="float" office:value="-0.8119432">
                <text:p>-0.811943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3855">
                <text:p>3855</text:p>
              </table:table-cell>
              <table:table-cell office:value-type="float" office:value="0.37249815">
                <text:p>0.37249815</text:p>
              </table:table-cell>
              <table:table-cell office:value-type="float" office:value="0.3861722">
                <text:p>0.3861722</text:p>
              </table:table-cell>
              <table:table-cell office:value-type="float" office:value="-0.80800205">
                <text:p>-0.80800205</text:p>
              </table:table-cell>
              <table:table-cell office:value-type="float" office:value="-0.8385643">
                <text:p>-0.838564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860">
                <text:p>3860</text:p>
              </table:table-cell>
              <table:table-cell office:value-type="float" office:value="0.36999816">
                <text:p>0.36999816</text:p>
              </table:table-cell>
              <table:table-cell office:value-type="float" office:value="0.3880024">
                <text:p>0.3880024</text:p>
              </table:table-cell>
              <table:table-cell office:value-type="float" office:value="-0.8160021">
                <text:p>-0.8160021</text:p>
              </table:table-cell>
              <table:table-cell office:value-type="float" office:value="-0.8518749">
                <text:p>-0.851874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865">
                <text:p>3865</text:p>
              </table:table-cell>
              <table:table-cell office:value-type="float" office:value="0.36749816">
                <text:p>0.36749816</text:p>
              </table:table-cell>
              <table:table-cell office:value-type="float" office:value="0.3788514">
                <text:p>0.3788514</text:p>
              </table:table-cell>
              <table:table-cell office:value-type="float" office:value="-0.8240021">
                <text:p>-0.8240021</text:p>
              </table:table-cell>
              <table:table-cell office:value-type="float" office:value="-0.81194323">
                <text:p>-0.8119432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870">
                <text:p>3870</text:p>
              </table:table-cell>
              <table:table-cell office:value-type="float" office:value="0.36499816">
                <text:p>0.36499816</text:p>
              </table:table-cell>
              <table:table-cell office:value-type="float" office:value="0.384342">
                <text:p>0.384342</text:p>
              </table:table-cell>
              <table:table-cell office:value-type="float" office:value="-0.8320021">
                <text:p>-0.8320021</text:p>
              </table:table-cell>
              <table:table-cell office:value-type="float" office:value="-0.87849605">
                <text:p>-0.8784960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3875">
                <text:p>3875</text:p>
              </table:table-cell>
              <table:table-cell office:value-type="float" office:value="0.36249816">
                <text:p>0.36249816</text:p>
              </table:table-cell>
              <table:table-cell office:value-type="float" office:value="0.3697004">
                <text:p>0.3697004</text:p>
              </table:table-cell>
              <table:table-cell office:value-type="float" office:value="-0.8400021">
                <text:p>-0.8400021</text:p>
              </table:table-cell>
              <table:table-cell office:value-type="float" office:value="-0.7986327">
                <text:p>-0.798632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3880">
                <text:p>3880</text:p>
              </table:table-cell>
              <table:table-cell office:value-type="float" office:value="0.35999817">
                <text:p>0.35999817</text:p>
              </table:table-cell>
              <table:table-cell office:value-type="float" office:value="0.36604">
                <text:p>0.36604</text:p>
              </table:table-cell>
              <table:table-cell office:value-type="float" office:value="-0.84800214">
                <text:p>-0.84800214</text:p>
              </table:table-cell>
              <table:table-cell office:value-type="float" office:value="-0.7986327">
                <text:p>-0.798632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3885">
                <text:p>3885</text:p>
              </table:table-cell>
              <table:table-cell office:value-type="float" office:value="0.35749817">
                <text:p>0.35749817</text:p>
              </table:table-cell>
              <table:table-cell office:value-type="float" office:value="0.36054942">
                <text:p>0.36054942</text:p>
              </table:table-cell>
              <table:table-cell office:value-type="float" office:value="-0.85600215">
                <text:p>-0.85600215</text:p>
              </table:table-cell>
              <table:table-cell office:value-type="float" office:value="-0.83856434">
                <text:p>-0.8385643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3890">
                <text:p>3890</text:p>
              </table:table-cell>
              <table:table-cell office:value-type="float" office:value="0.35499817">
                <text:p>0.35499817</text:p>
              </table:table-cell>
              <table:table-cell office:value-type="float" office:value="0.37153062">
                <text:p>0.37153062</text:p>
              </table:table-cell>
              <table:table-cell office:value-type="float" office:value="-0.86400217">
                <text:p>-0.86400217</text:p>
              </table:table-cell>
              <table:table-cell office:value-type="float" office:value="-0.8918065">
                <text:p>-0.891806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895">
                <text:p>3895</text:p>
              </table:table-cell>
              <table:table-cell office:value-type="float" office:value="0.35249817">
                <text:p>0.35249817</text:p>
              </table:table-cell>
              <table:table-cell office:value-type="float" office:value="0.3623796">
                <text:p>0.3623796</text:p>
              </table:table-cell>
              <table:table-cell office:value-type="float" office:value="-0.8720022">
                <text:p>-0.8720022</text:p>
              </table:table-cell>
              <table:table-cell office:value-type="float" office:value="-0.8518748">
                <text:p>-0.851874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3900">
                <text:p>3900</text:p>
              </table:table-cell>
              <table:table-cell office:value-type="float" office:value="0.34999818">
                <text:p>0.34999818</text:p>
              </table:table-cell>
              <table:table-cell office:value-type="float" office:value="0.356889">
                <text:p>0.356889</text:p>
              </table:table-cell>
              <table:table-cell office:value-type="float" office:value="-0.8800022">
                <text:p>-0.8800022</text:p>
              </table:table-cell>
              <table:table-cell office:value-type="float" office:value="-0.8918065">
                <text:p>-0.891806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905">
                <text:p>3905</text:p>
              </table:table-cell>
              <table:table-cell office:value-type="float" office:value="0.34749818">
                <text:p>0.34749818</text:p>
              </table:table-cell>
              <table:table-cell office:value-type="float" office:value="0.347738">
                <text:p>0.347738</text:p>
              </table:table-cell>
              <table:table-cell office:value-type="float" office:value="-0.8880022">
                <text:p>-0.8880022</text:p>
              </table:table-cell>
              <table:table-cell office:value-type="float" office:value="-0.90511703">
                <text:p>-0.9051170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3910">
                <text:p>3910</text:p>
              </table:table-cell>
              <table:table-cell office:value-type="float" office:value="0.34499818">
                <text:p>0.34499818</text:p>
              </table:table-cell>
              <table:table-cell office:value-type="float" office:value="0.3587192">
                <text:p>0.3587192</text:p>
              </table:table-cell>
              <table:table-cell office:value-type="float" office:value="-0.89600223">
                <text:p>-0.89600223</text:p>
              </table:table-cell>
              <table:table-cell office:value-type="float" office:value="-0.90511715">
                <text:p>-0.9051171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915">
                <text:p>3915</text:p>
              </table:table-cell>
              <table:table-cell office:value-type="float" office:value="0.34249818">
                <text:p>0.34249818</text:p>
              </table:table-cell>
              <table:table-cell office:value-type="float" office:value="0.3532286">
                <text:p>0.3532286</text:p>
              </table:table-cell>
              <table:table-cell office:value-type="float" office:value="-0.90400225">
                <text:p>-0.90400225</text:p>
              </table:table-cell>
              <table:table-cell office:value-type="float" office:value="-0.9184276">
                <text:p>-0.918427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3920">
                <text:p>3920</text:p>
              </table:table-cell>
              <table:table-cell office:value-type="float" office:value="0.3399982">
                <text:p>0.3399982</text:p>
              </table:table-cell>
              <table:table-cell office:value-type="float" office:value="0.3550588">
                <text:p>0.3550588</text:p>
              </table:table-cell>
              <table:table-cell office:value-type="float" office:value="-0.91200227">
                <text:p>-0.91200227</text:p>
              </table:table-cell>
              <table:table-cell office:value-type="float" office:value="-0.9583592">
                <text:p>-0.958359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3925">
                <text:p>3925</text:p>
              </table:table-cell>
              <table:table-cell office:value-type="float" office:value="0.3374982">
                <text:p>0.3374982</text:p>
              </table:table-cell>
              <table:table-cell office:value-type="float" office:value="0.35505882">
                <text:p>0.35505882</text:p>
              </table:table-cell>
              <table:table-cell office:value-type="float" office:value="-0.9200023">
                <text:p>-0.9200023</text:p>
              </table:table-cell>
              <table:table-cell office:value-type="float" office:value="-0.98498034">
                <text:p>-0.9849803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3930">
                <text:p>3930</text:p>
              </table:table-cell>
              <table:table-cell office:value-type="float" office:value="0.3349982">
                <text:p>0.3349982</text:p>
              </table:table-cell>
              <table:table-cell office:value-type="float" office:value="0.3587192">
                <text:p>0.3587192</text:p>
              </table:table-cell>
              <table:table-cell office:value-type="float" office:value="-0.9280023">
                <text:p>-0.9280023</text:p>
              </table:table-cell>
              <table:table-cell office:value-type="float" office:value="-1.0116014">
                <text:p>-1.011601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3935">
                <text:p>3935</text:p>
              </table:table-cell>
              <table:table-cell office:value-type="float" office:value="0.3324982">
                <text:p>0.3324982</text:p>
              </table:table-cell>
              <table:table-cell office:value-type="float" office:value="0.3532286">
                <text:p>0.3532286</text:p>
              </table:table-cell>
              <table:table-cell office:value-type="float" office:value="-0.9360023">
                <text:p>-0.9360023</text:p>
              </table:table-cell>
              <table:table-cell office:value-type="float" office:value="-1.024912">
                <text:p>-1.02491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3940">
                <text:p>3940</text:p>
              </table:table-cell>
              <table:table-cell office:value-type="float" office:value="0.3299982">
                <text:p>0.3299982</text:p>
              </table:table-cell>
              <table:table-cell office:value-type="float" office:value="0.3459078">
                <text:p>0.3459078</text:p>
              </table:table-cell>
              <table:table-cell office:value-type="float" office:value="-0.94400233">
                <text:p>-0.94400233</text:p>
              </table:table-cell>
              <table:table-cell office:value-type="float" office:value="-0.9450487">
                <text:p>-0.945048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3945">
                <text:p>3945</text:p>
              </table:table-cell>
              <table:table-cell office:value-type="float" office:value="0.3274982">
                <text:p>0.3274982</text:p>
              </table:table-cell>
              <table:table-cell office:value-type="float" office:value="0.3349266">
                <text:p>0.3349266</text:p>
              </table:table-cell>
              <table:table-cell office:value-type="float" office:value="-0.95200235">
                <text:p>-0.95200235</text:p>
              </table:table-cell>
              <table:table-cell office:value-type="float" office:value="-0.9184277">
                <text:p>-0.918427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3950">
                <text:p>3950</text:p>
              </table:table-cell>
              <table:table-cell office:value-type="float" office:value="0.3249982">
                <text:p>0.3249982</text:p>
              </table:table-cell>
              <table:table-cell office:value-type="float" office:value="0.32943603">
                <text:p>0.32943603</text:p>
              </table:table-cell>
              <table:table-cell office:value-type="float" office:value="-0.96000236">
                <text:p>-0.96000236</text:p>
              </table:table-cell>
              <table:table-cell office:value-type="float" office:value="-0.93173826">
                <text:p>-0.9317382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3955">
                <text:p>3955</text:p>
              </table:table-cell>
              <table:table-cell office:value-type="float" office:value="0.3224982">
                <text:p>0.3224982</text:p>
              </table:table-cell>
              <table:table-cell office:value-type="float" office:value="0.32394543">
                <text:p>0.32394543</text:p>
              </table:table-cell>
              <table:table-cell office:value-type="float" office:value="-0.9680024">
                <text:p>-0.9680024</text:p>
              </table:table-cell>
              <table:table-cell office:value-type="float" office:value="-0.91842777">
                <text:p>-0.9184277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3960">
                <text:p>3960</text:p>
              </table:table-cell>
              <table:table-cell office:value-type="float" office:value="0.3199982">
                <text:p>0.3199982</text:p>
              </table:table-cell>
              <table:table-cell office:value-type="float" office:value="0.32577562">
                <text:p>0.32577562</text:p>
              </table:table-cell>
              <table:table-cell office:value-type="float" office:value="-0.9760024">
                <text:p>-0.9760024</text:p>
              </table:table-cell>
              <table:table-cell office:value-type="float" office:value="-0.95835936">
                <text:p>-0.9583593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965">
                <text:p>3965</text:p>
              </table:table-cell>
              <table:table-cell office:value-type="float" office:value="0.3174982">
                <text:p>0.3174982</text:p>
              </table:table-cell>
              <table:table-cell office:value-type="float" office:value="0.31662464">
                <text:p>0.31662464</text:p>
              </table:table-cell>
              <table:table-cell office:value-type="float" office:value="-0.9840024">
                <text:p>-0.9840024</text:p>
              </table:table-cell>
              <table:table-cell office:value-type="float" office:value="-0.9716699">
                <text:p>-0.971669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3970">
                <text:p>3970</text:p>
              </table:table-cell>
              <table:table-cell office:value-type="float" office:value="0.3149982">
                <text:p>0.3149982</text:p>
              </table:table-cell>
              <table:table-cell office:value-type="float" office:value="0.31479442">
                <text:p>0.31479442</text:p>
              </table:table-cell>
              <table:table-cell office:value-type="float" office:value="-0.9920024">
                <text:p>-0.9920024</text:p>
              </table:table-cell>
              <table:table-cell office:value-type="float" office:value="-1.0914649">
                <text:p>-1.091464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3975">
                <text:p>3975</text:p>
              </table:table-cell>
              <table:table-cell office:value-type="float" office:value="0.3124982">
                <text:p>0.3124982</text:p>
              </table:table-cell>
              <table:table-cell office:value-type="float" office:value="0.30747363">
                <text:p>0.30747363</text:p>
              </table:table-cell>
              <table:table-cell office:value-type="float" office:value="-1.0000024">
                <text:p>-1.0000024</text:p>
              </table:table-cell>
              <table:table-cell office:value-type="float" office:value="-0.98498046">
                <text:p>-0.9849804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980">
                <text:p>3980</text:p>
              </table:table-cell>
              <table:table-cell office:value-type="float" office:value="0.3099982">
                <text:p>0.3099982</text:p>
              </table:table-cell>
              <table:table-cell office:value-type="float" office:value="0.30930382">
                <text:p>0.30930382</text:p>
              </table:table-cell>
              <table:table-cell office:value-type="float" office:value="-1.0080024">
                <text:p>-1.0080024</text:p>
              </table:table-cell>
              <table:table-cell office:value-type="float" office:value="-1.024912">
                <text:p>-1.02491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985">
                <text:p>3985</text:p>
              </table:table-cell>
              <table:table-cell office:value-type="float" office:value="0.30749822">
                <text:p>0.30749822</text:p>
              </table:table-cell>
              <table:table-cell office:value-type="float" office:value="0.30198303">
                <text:p>0.30198303</text:p>
              </table:table-cell>
              <table:table-cell office:value-type="float" office:value="-1.0160024">
                <text:p>-1.0160024</text:p>
              </table:table-cell>
              <table:table-cell office:value-type="float" office:value="-0.91842777">
                <text:p>-0.9184277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3990">
                <text:p>3990</text:p>
              </table:table-cell>
              <table:table-cell office:value-type="float" office:value="0.30499822">
                <text:p>0.30499822</text:p>
              </table:table-cell>
              <table:table-cell office:value-type="float" office:value="0.31479442">
                <text:p>0.31479442</text:p>
              </table:table-cell>
              <table:table-cell office:value-type="float" office:value="-1.0240024">
                <text:p>-1.0240024</text:p>
              </table:table-cell>
              <table:table-cell office:value-type="float" office:value="-1.0382227">
                <text:p>-1.038222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3995">
                <text:p>3995</text:p>
              </table:table-cell>
              <table:table-cell office:value-type="float" office:value="0.30249822">
                <text:p>0.30249822</text:p>
              </table:table-cell>
              <table:table-cell office:value-type="float" office:value="0.29283202">
                <text:p>0.29283202</text:p>
              </table:table-cell>
              <table:table-cell office:value-type="float" office:value="-1.0320024">
                <text:p>-1.0320024</text:p>
              </table:table-cell>
              <table:table-cell office:value-type="float" office:value="-0.9583592">
                <text:p>-0.958359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4000">
                <text:p>4000</text:p>
              </table:table-cell>
              <table:table-cell office:value-type="float" office:value="0.29999822">
                <text:p>0.29999822</text:p>
              </table:table-cell>
              <table:table-cell office:value-type="float" office:value="0.31845483">
                <text:p>0.31845483</text:p>
              </table:table-cell>
              <table:table-cell office:value-type="float" office:value="-1.0400025">
                <text:p>-1.0400025</text:p>
              </table:table-cell>
              <table:table-cell office:value-type="float" office:value="-1.0914646">
                <text:p>-1.09146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